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2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152MHz - Copy" table:style-name="ta1">
        <table:shapes>
          <draw:frame draw:z-index="0" draw:style-name="gr1" draw:text-style-name="P1" svg:width="9.1744in" svg:height="5.1724in" svg:x="2.9268in" svg:y="0.5165in">
            <draw:object draw:notify-on-update-of-ranges="'1152MHz - Copy'.A1:'1152MHz - Copy'.A1 '1152MHz - Copy'.A2:'1152MHz - Copy'.A2701 '1152MHz - Copy'.B1:'1152MHz - Copy'.B1 '1152MHz - Copy'.B2:'1152MHz - Copy'.B2701 '1152MHz - Copy'.A1:'1152MHz - Copy'.A1 '1152MHz - Copy'.A2:'1152MHz - Copy'.A2701 '1152MHz - Copy'.C1:'1152MHz - Copy'.C1 '1152MHz - Copy'.C2:'1152MHz - Copy'.C27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TinySA Ultra</text:p>
          </table:table-cell>
          <table:table-cell office:value-type="string" calcext:value-type="string">
            <text:p>Test Source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73.96094" calcext:value-type="float">
            <text:p>-73.96094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74.06164" calcext:value-type="float">
            <text:p>-74.06164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72.62579" calcext:value-type="float">
            <text:p>-72.62579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72.13738" calcext:value-type="float">
            <text:p>-72.13738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73.50645" calcext:value-type="float">
            <text:p>-73.50645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74.74527" calcext:value-type="float">
            <text:p>-74.74527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73.54899" calcext:value-type="float">
            <text:p>-73.54899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73.05969" calcext:value-type="float">
            <text:p>-73.05969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72.87717" calcext:value-type="float">
            <text:p>-72.87717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72.60222" calcext:value-type="float">
            <text:p>-72.60222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-75.01967" calcext:value-type="float">
            <text:p>-75.01967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74.84885" calcext:value-type="float">
            <text:p>-74.84885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73.54609" calcext:value-type="float">
            <text:p>-73.54609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73.35603" calcext:value-type="float">
            <text:p>-73.35603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74.85542" calcext:value-type="float">
            <text:p>-74.85542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75.19836" calcext:value-type="float">
            <text:p>-75.19836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74.82474" calcext:value-type="float">
            <text:p>-74.82474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73.99023" calcext:value-type="float">
            <text:p>-73.99023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73.79844" calcext:value-type="float">
            <text:p>-73.79844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72.56731" calcext:value-type="float">
            <text:p>-72.5673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74.00407" calcext:value-type="float">
            <text:p>-74.00407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72.74796" calcext:value-type="float">
            <text:p>-72.74796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-72.93253" calcext:value-type="float">
            <text:p>-72.93253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73.21887" calcext:value-type="float">
            <text:p>-73.21887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72.49595" calcext:value-type="float">
            <text:p>-72.49595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73.88932" calcext:value-type="float">
            <text:p>-73.88932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73.4661" calcext:value-type="float">
            <text:p>-73.4661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73.12235" calcext:value-type="float">
            <text:p>-73.12235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73.89052" calcext:value-type="float">
            <text:p>-73.89052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74.06046" calcext:value-type="float">
            <text:p>-74.06046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75.06649" calcext:value-type="float">
            <text:p>-75.06649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73.35847" calcext:value-type="float">
            <text:p>-73.35847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73.32788" calcext:value-type="float">
            <text:p>-73.32788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72.0549" calcext:value-type="float">
            <text:p>-72.0549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72.55533" calcext:value-type="float">
            <text:p>-72.55533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72.76651" calcext:value-type="float">
            <text:p>-72.76651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71.86137" calcext:value-type="float">
            <text:p>-71.86137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72.10538" calcext:value-type="float">
            <text:p>-72.10538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74.11875" calcext:value-type="float">
            <text:p>-74.11875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73.5764" calcext:value-type="float">
            <text:p>-73.5764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74.14788" calcext:value-type="float">
            <text:p>-74.14788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72.81045" calcext:value-type="float">
            <text:p>-72.81045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71.25179" calcext:value-type="float">
            <text:p>-71.25179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72.55917" calcext:value-type="float">
            <text:p>-72.55917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72.18894" calcext:value-type="float">
            <text:p>-72.18894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72.49544" calcext:value-type="float">
            <text:p>-72.49544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72.82068" calcext:value-type="float">
            <text:p>-72.82068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71.55684" calcext:value-type="float">
            <text:p>-71.55684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72.7975" calcext:value-type="float">
            <text:p>-72.7975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73.7088" calcext:value-type="float">
            <text:p>-73.7088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73.11527" calcext:value-type="float">
            <text:p>-73.11527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73.11782" calcext:value-type="float">
            <text:p>-73.11782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72.30411" calcext:value-type="float">
            <text:p>-72.30411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72.68804" calcext:value-type="float">
            <text:p>-72.68804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72.177" calcext:value-type="float">
            <text:p>-72.177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72.50307" calcext:value-type="float">
            <text:p>-72.50307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70.43697" calcext:value-type="float">
            <text:p>-70.43697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72.61391" calcext:value-type="float">
            <text:p>-72.61391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73.15285" calcext:value-type="float">
            <text:p>-73.15285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72.68899" calcext:value-type="float">
            <text:p>-72.68899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73.19849" calcext:value-type="float">
            <text:p>-73.19849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72.27319" calcext:value-type="float">
            <text:p>-72.27319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71.82055" calcext:value-type="float">
            <text:p>-71.82055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72.70465" calcext:value-type="float">
            <text:p>-72.70465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72.70809" calcext:value-type="float">
            <text:p>-72.70809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73.04104" calcext:value-type="float">
            <text:p>-73.04104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72.95672" calcext:value-type="float">
            <text:p>-72.95672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71.97603" calcext:value-type="float">
            <text:p>-71.97603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72.73953" calcext:value-type="float">
            <text:p>-72.73953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73.53969" calcext:value-type="float">
            <text:p>-73.53969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72.95985" calcext:value-type="float">
            <text:p>-72.95985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73.35127" calcext:value-type="float">
            <text:p>-73.35127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72.3463" calcext:value-type="float">
            <text:p>-72.3463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73.54282" calcext:value-type="float">
            <text:p>-73.54282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72.51521" calcext:value-type="float">
            <text:p>-72.51521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74.05562" calcext:value-type="float">
            <text:p>-74.05562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72.81343" calcext:value-type="float">
            <text:p>-72.81343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74.223" calcext:value-type="float">
            <text:p>-74.223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72.96142" calcext:value-type="float">
            <text:p>-72.96142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73.77898" calcext:value-type="float">
            <text:p>-73.77898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76.08967" calcext:value-type="float">
            <text:p>-76.08967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72.73882" calcext:value-type="float">
            <text:p>-72.73882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72.92324" calcext:value-type="float">
            <text:p>-72.92324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74.26541" calcext:value-type="float">
            <text:p>-74.26541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73.61754" calcext:value-type="float">
            <text:p>-73.61754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73.2547" calcext:value-type="float">
            <text:p>-73.2547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74.18742" calcext:value-type="float">
            <text:p>-74.18742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73.63039" calcext:value-type="float">
            <text:p>-73.63039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74.98204" calcext:value-type="float">
            <text:p>-74.98204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73.9518" calcext:value-type="float">
            <text:p>-73.9518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73.70275" calcext:value-type="float">
            <text:p>-73.70275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73.06975" calcext:value-type="float">
            <text:p>-73.06975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73.05472" calcext:value-type="float">
            <text:p>-73.05472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74.66172" calcext:value-type="float">
            <text:p>-74.66172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73.48635" calcext:value-type="float">
            <text:p>-73.48635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73.6878" calcext:value-type="float">
            <text:p>-73.6878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73.01596" calcext:value-type="float">
            <text:p>-73.01596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74.68785" calcext:value-type="float">
            <text:p>-74.68785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73.9254" calcext:value-type="float">
            <text:p>-73.9254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73.11516" calcext:value-type="float">
            <text:p>-73.11516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73.36424" calcext:value-type="float">
            <text:p>-73.36424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74.29632" calcext:value-type="float">
            <text:p>-74.29632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74.63784" calcext:value-type="float">
            <text:p>-74.63784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73.8549" calcext:value-type="float">
            <text:p>-73.8549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74.57244" calcext:value-type="float">
            <text:p>-74.57244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73.77774" calcext:value-type="float">
            <text:p>-73.77774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74.54531" calcext:value-type="float">
            <text:p>-74.54531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75.45821" calcext:value-type="float">
            <text:p>-75.45821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74.30899" calcext:value-type="float">
            <text:p>-74.30899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74.96582" calcext:value-type="float">
            <text:p>-74.96582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74.95482" calcext:value-type="float">
            <text:p>-74.95482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74.8018" calcext:value-type="float">
            <text:p>-74.8018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73.19769" calcext:value-type="float">
            <text:p>-73.19769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74.35332" calcext:value-type="float">
            <text:p>-74.35332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74.46818" calcext:value-type="float">
            <text:p>-74.46818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75.3287" calcext:value-type="float">
            <text:p>-75.3287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73.34631" calcext:value-type="float">
            <text:p>-73.34631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74.62502" calcext:value-type="float">
            <text:p>-74.62502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74.04374" calcext:value-type="float">
            <text:p>-74.04374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74.13889" calcext:value-type="float">
            <text:p>-74.13889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76.6824" calcext:value-type="float">
            <text:p>-76.6824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74.6686" calcext:value-type="float">
            <text:p>-74.6686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74.79426" calcext:value-type="float">
            <text:p>-74.79426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75.59529" calcext:value-type="float">
            <text:p>-75.59529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75.31604" calcext:value-type="float">
            <text:p>-75.31604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-75.52329" calcext:value-type="float">
            <text:p>-75.52329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74.84954" calcext:value-type="float">
            <text:p>-74.84954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76.00011" calcext:value-type="float">
            <text:p>-76.00011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74.71542" calcext:value-type="float">
            <text:p>-74.71542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76.47677" calcext:value-type="float">
            <text:p>-76.47677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76.54589" calcext:value-type="float">
            <text:p>-76.54589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74.7145" calcext:value-type="float">
            <text:p>-74.7145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76.5061" calcext:value-type="float">
            <text:p>-76.5061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74.31503" calcext:value-type="float">
            <text:p>-74.31503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74.74843" calcext:value-type="float">
            <text:p>-74.74843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74.35989" calcext:value-type="float">
            <text:p>-74.3598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77.4236" calcext:value-type="float">
            <text:p>-77.4236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-75.8759" calcext:value-type="float">
            <text:p>-75.8759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-75.84324" calcext:value-type="float">
            <text:p>-75.84324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75.97456" calcext:value-type="float">
            <text:p>-75.97456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74.27789" calcext:value-type="float">
            <text:p>-74.27789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74.50902" calcext:value-type="float">
            <text:p>-74.50902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74.96112" calcext:value-type="float">
            <text:p>-74.96112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77.11507" calcext:value-type="float">
            <text:p>-77.11507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75.79657" calcext:value-type="float">
            <text:p>-75.79657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75.60025" calcext:value-type="float">
            <text:p>-75.60025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75.55337" calcext:value-type="float">
            <text:p>-75.55337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74.9195" calcext:value-type="float">
            <text:p>-74.9195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75.1223" calcext:value-type="float">
            <text:p>-75.1223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-75.69961" calcext:value-type="float">
            <text:p>-75.69961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-75.87335" calcext:value-type="float">
            <text:p>-75.87335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-76.20812" calcext:value-type="float">
            <text:p>-76.20812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75.99205" calcext:value-type="float">
            <text:p>-75.99205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75.70226" calcext:value-type="float">
            <text:p>-75.70226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74.26363" calcext:value-type="float">
            <text:p>-74.26363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75.50871" calcext:value-type="float">
            <text:p>-75.50871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74.37255" calcext:value-type="float">
            <text:p>-74.37255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74.63589" calcext:value-type="float">
            <text:p>-74.63589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76.16045" calcext:value-type="float">
            <text:p>-76.16045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74.79467" calcext:value-type="float">
            <text:p>-74.79467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74.61667" calcext:value-type="float">
            <text:p>-74.61667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74.9845" calcext:value-type="float">
            <text:p>-74.9845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74.61455" calcext:value-type="float">
            <text:p>-74.61455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-76.6455" calcext:value-type="float">
            <text:p>-76.6455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74.11032" calcext:value-type="float">
            <text:p>-74.11032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76.57797" calcext:value-type="float">
            <text:p>-76.57797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75.05212" calcext:value-type="float">
            <text:p>-75.05212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75.39137" calcext:value-type="float">
            <text:p>-75.39137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75.39918" calcext:value-type="float">
            <text:p>-75.39918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75.03699" calcext:value-type="float">
            <text:p>-75.03699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75.58113" calcext:value-type="float">
            <text:p>-75.58113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74.90955" calcext:value-type="float">
            <text:p>-74.90955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74.70672" calcext:value-type="float">
            <text:p>-74.70672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74.3465" calcext:value-type="float">
            <text:p>-74.3465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76.89502" calcext:value-type="float">
            <text:p>-76.89502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75.02724" calcext:value-type="float">
            <text:p>-75.02724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76.17567" calcext:value-type="float">
            <text:p>-76.17567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75.89104" calcext:value-type="float">
            <text:p>-75.89104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76.00786" calcext:value-type="float">
            <text:p>-76.00786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74.69889" calcext:value-type="float">
            <text:p>-74.69889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77.2514" calcext:value-type="float">
            <text:p>-77.2514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76.01719" calcext:value-type="float">
            <text:p>-76.01719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75.93292" calcext:value-type="float">
            <text:p>-75.93292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76.99232" calcext:value-type="float">
            <text:p>-76.99232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75.78077" calcext:value-type="float">
            <text:p>-75.78077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76.93219" calcext:value-type="float">
            <text:p>-76.93219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76.62107" calcext:value-type="float">
            <text:p>-76.62107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75.73018" calcext:value-type="float">
            <text:p>-75.73018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77.32412" calcext:value-type="float">
            <text:p>-77.32412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75.83219" calcext:value-type="float">
            <text:p>-75.83219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76.55397" calcext:value-type="float">
            <text:p>-76.55397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75.93569" calcext:value-type="float">
            <text:p>-75.93569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76.39636" calcext:value-type="float">
            <text:p>-76.39636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76.67613" calcext:value-type="float">
            <text:p>-76.67613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77.44253" calcext:value-type="float">
            <text:p>-77.44253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75.67802" calcext:value-type="float">
            <text:p>-75.67802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76.8613" calcext:value-type="float">
            <text:p>-76.8613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76.95922" calcext:value-type="float">
            <text:p>-76.95922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78.3037" calcext:value-type="float">
            <text:p>-78.3037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76.04543" calcext:value-type="float">
            <text:p>-76.04543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76.23684" calcext:value-type="float">
            <text:p>-76.23684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77.20682" calcext:value-type="float">
            <text:p>-77.20682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77.63982" calcext:value-type="float">
            <text:p>-77.63982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75.41679" calcext:value-type="float">
            <text:p>-75.41679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78.04352" calcext:value-type="float">
            <text:p>-78.04352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78.6122" calcext:value-type="float">
            <text:p>-78.6122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79.42327" calcext:value-type="float">
            <text:p>-79.42327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77.88834" calcext:value-type="float">
            <text:p>-77.88834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76.9893" calcext:value-type="float">
            <text:p>-76.9893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77.01954" calcext:value-type="float">
            <text:p>-77.01954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76.73144" calcext:value-type="float">
            <text:p>-76.73144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77.67712" calcext:value-type="float">
            <text:p>-77.67712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79.5072" calcext:value-type="float">
            <text:p>-79.5072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77.28235" calcext:value-type="float">
            <text:p>-77.28235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78.52384" calcext:value-type="float">
            <text:p>-78.52384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78.90543" calcext:value-type="float">
            <text:p>-78.90543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78.42882" calcext:value-type="float">
            <text:p>-78.4288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79.05115" calcext:value-type="float">
            <text:p>-79.05115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79.19557" calcext:value-type="float">
            <text:p>-79.19557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78.58596" calcext:value-type="float">
            <text:p>-78.5859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78.31719" calcext:value-type="float">
            <text:p>-78.31719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78.49559" calcext:value-type="float">
            <text:p>-78.49559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-77.94599" calcext:value-type="float">
            <text:p>-77.94599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-79.82719" calcext:value-type="float">
            <text:p>-79.82719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-77.92695" calcext:value-type="float">
            <text:p>-77.92695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-79.22992" calcext:value-type="float">
            <text:p>-79.22992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-79.62847" calcext:value-type="float">
            <text:p>-79.62847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-79.57641" calcext:value-type="float">
            <text:p>-79.57641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80.17074" calcext:value-type="float">
            <text:p>-80.17074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-78.78124" calcext:value-type="float">
            <text:p>-78.78124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-77.42986" calcext:value-type="float">
            <text:p>-77.42986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78.3649" calcext:value-type="float">
            <text:p>-78.3649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-79.09244" calcext:value-type="float">
            <text:p>-79.09244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-77.6162" calcext:value-type="float">
            <text:p>-77.6162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-77.85814" calcext:value-type="float">
            <text:p>-77.85814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-79.50292" calcext:value-type="float">
            <text:p>-79.50292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-78.88272" calcext:value-type="float">
            <text:p>-78.88272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-78.02992" calcext:value-type="float">
            <text:p>-78.02992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-77.96154" calcext:value-type="float">
            <text:p>-77.96154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-78.87783" calcext:value-type="float">
            <text:p>-78.87783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-78.17222" calcext:value-type="float">
            <text:p>-78.17222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-78.91463" calcext:value-type="float">
            <text:p>-78.91463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-77.90102" calcext:value-type="float">
            <text:p>-77.90102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-78.83189" calcext:value-type="float">
            <text:p>-78.83189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-78.92666" calcext:value-type="float">
            <text:p>-78.92666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78.82027" calcext:value-type="float">
            <text:p>-78.82027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-79.95882" calcext:value-type="float">
            <text:p>-79.95882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-78.80068" calcext:value-type="float">
            <text:p>-78.80068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-78.58975" calcext:value-type="float">
            <text:p>-78.58975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-78.36102" calcext:value-type="float">
            <text:p>-78.36102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-78.77412" calcext:value-type="float">
            <text:p>-78.77412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-79.63596" calcext:value-type="float">
            <text:p>-79.63596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-79.60489" calcext:value-type="float">
            <text:p>-79.60489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-79.23232" calcext:value-type="float">
            <text:p>-79.23232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-79.37078" calcext:value-type="float">
            <text:p>-79.37078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-77.94967" calcext:value-type="float">
            <text:p>-77.94967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-80.53633" calcext:value-type="float">
            <text:p>-80.53633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-79.48432" calcext:value-type="float">
            <text:p>-79.48432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-78.43171" calcext:value-type="float">
            <text:p>-78.43171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-79.70772" calcext:value-type="float">
            <text:p>-79.70772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-78.5857" calcext:value-type="float">
            <text:p>-78.5857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-80.43312" calcext:value-type="float">
            <text:p>-80.43312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-79.95665" calcext:value-type="float">
            <text:p>-79.95665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-78.56875" calcext:value-type="float">
            <text:p>-78.56875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-80.16969" calcext:value-type="float">
            <text:p>-80.16969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-80.88584" calcext:value-type="float">
            <text:p>-80.88584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-78.5699" calcext:value-type="float">
            <text:p>-78.5699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-80.28312" calcext:value-type="float">
            <text:p>-80.28312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-79.42842" calcext:value-type="float">
            <text:p>-79.42842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-79.12804" calcext:value-type="float">
            <text:p>-79.12804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-82.59537" calcext:value-type="float">
            <text:p>-82.59537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-79.77346" calcext:value-type="float">
            <text:p>-79.77346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-80.94661" calcext:value-type="float">
            <text:p>-80.94661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-80.14794" calcext:value-type="float">
            <text:p>-80.14794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-78.93289" calcext:value-type="float">
            <text:p>-78.93289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-78.80907" calcext:value-type="float">
            <text:p>-78.80907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-81.79244" calcext:value-type="float">
            <text:p>-81.79244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-78.7802" calcext:value-type="float">
            <text:p>-78.7802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-78.35016" calcext:value-type="float">
            <text:p>-78.35016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-80.24612" calcext:value-type="float">
            <text:p>-80.24612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-80.38837" calcext:value-type="float">
            <text:p>-80.38837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-80.04632" calcext:value-type="float">
            <text:p>-80.04632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-81.42103" calcext:value-type="float">
            <text:p>-81.42103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-80.70361" calcext:value-type="float">
            <text:p>-80.70361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-79.70557" calcext:value-type="float">
            <text:p>-79.70557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-80.14072" calcext:value-type="float">
            <text:p>-80.14072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-79.18689" calcext:value-type="float">
            <text:p>-79.18689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-80.73004" calcext:value-type="float">
            <text:p>-80.73004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-79.77969" calcext:value-type="float">
            <text:p>-79.77969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-78.83162" calcext:value-type="float">
            <text:p>-78.83162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-79.47453" calcext:value-type="float">
            <text:p>-79.47453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-77.21422" calcext:value-type="float">
            <text:p>-77.21422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-78.28717" calcext:value-type="float">
            <text:p>-78.28717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-78.24154" calcext:value-type="float">
            <text:p>-78.24154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-78.32237" calcext:value-type="float">
            <text:p>-78.32237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-79.43416" calcext:value-type="float">
            <text:p>-79.43416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-76.90294" calcext:value-type="float">
            <text:p>-76.90294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-78.09028" calcext:value-type="float">
            <text:p>-78.09028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-80.28928" calcext:value-type="float">
            <text:p>-80.28928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-76.59492" calcext:value-type="float">
            <text:p>-76.59492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-77.24582" calcext:value-type="float">
            <text:p>-77.24582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-77.62812" calcext:value-type="float">
            <text:p>-77.62812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-78.64218" calcext:value-type="float">
            <text:p>-78.64218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-78.55127" calcext:value-type="float">
            <text:p>-78.55127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-79.00747" calcext:value-type="float">
            <text:p>-79.00747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-78.08905" calcext:value-type="float">
            <text:p>-78.08905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-78.48437" calcext:value-type="float">
            <text:p>-78.48437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-77.07724" calcext:value-type="float">
            <text:p>-77.07724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-79.92147" calcext:value-type="float">
            <text:p>-79.92147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-78.39135" calcext:value-type="float">
            <text:p>-78.39135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77.35245" calcext:value-type="float">
            <text:p>-77.35245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-79.26415" calcext:value-type="float">
            <text:p>-79.26415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-76.93105" calcext:value-type="float">
            <text:p>-76.93105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-78.96892" calcext:value-type="float">
            <text:p>-78.96892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-77.15264" calcext:value-type="float">
            <text:p>-77.15264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-78.0976" calcext:value-type="float">
            <text:p>-78.0976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-77.47274" calcext:value-type="float">
            <text:p>-77.47274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-76.02615" calcext:value-type="float">
            <text:p>-76.02615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-77.3568" calcext:value-type="float">
            <text:p>-77.3568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-77.70981" calcext:value-type="float">
            <text:p>-77.70981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-78.1293" calcext:value-type="float">
            <text:p>-78.1293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-77.61045" calcext:value-type="float">
            <text:p>-77.61045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-76.88409" calcext:value-type="float">
            <text:p>-76.88409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-79.7448" calcext:value-type="float">
            <text:p>-79.7448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-78.25087" calcext:value-type="float">
            <text:p>-78.25087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-77.0455" calcext:value-type="float">
            <text:p>-77.0455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-78.26664" calcext:value-type="float">
            <text:p>-78.26664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-76.62269" calcext:value-type="float">
            <text:p>-76.62269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-77.8155" calcext:value-type="float">
            <text:p>-77.8155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-76.8409" calcext:value-type="float">
            <text:p>-76.8409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-76.24582" calcext:value-type="float">
            <text:p>-76.24582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-79.14615" calcext:value-type="float">
            <text:p>-79.14615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-76.53125" calcext:value-type="float">
            <text:p>-76.53125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7.21152" calcext:value-type="float">
            <text:p>-77.21152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-77.42891" calcext:value-type="float">
            <text:p>-77.42891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-77.78321" calcext:value-type="float">
            <text:p>-77.78321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-78.67339" calcext:value-type="float">
            <text:p>-78.67339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-77.17795" calcext:value-type="float">
            <text:p>-77.17795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-76.99762" calcext:value-type="float">
            <text:p>-76.99762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-77.50224" calcext:value-type="float">
            <text:p>-77.50224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-76.94334" calcext:value-type="float">
            <text:p>-76.94334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-77.34988" calcext:value-type="float">
            <text:p>-77.34988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-77.22979" calcext:value-type="float">
            <text:p>-77.22979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-77.48324" calcext:value-type="float">
            <text:p>-77.48324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-77.67672" calcext:value-type="float">
            <text:p>-77.67672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-77.94985" calcext:value-type="float">
            <text:p>-77.94985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-77.4363" calcext:value-type="float">
            <text:p>-77.4363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-77.90352" calcext:value-type="float">
            <text:p>-77.90352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-77.36345" calcext:value-type="float">
            <text:p>-77.36345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-78.16937" calcext:value-type="float">
            <text:p>-78.16937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-78.12789" calcext:value-type="float">
            <text:p>-78.12789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-76.1753" calcext:value-type="float">
            <text:p>-76.1753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-77.03941" calcext:value-type="float">
            <text:p>-77.03941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-76.63985" calcext:value-type="float">
            <text:p>-76.63985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-77.82582" calcext:value-type="float">
            <text:p>-77.82582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-76.80347" calcext:value-type="float">
            <text:p>-76.80347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-78.55691" calcext:value-type="float">
            <text:p>-78.55691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-77.56475" calcext:value-type="float">
            <text:p>-77.56475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-76.72782" calcext:value-type="float">
            <text:p>-76.72782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-77.16372" calcext:value-type="float">
            <text:p>-77.16372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-78.09839" calcext:value-type="float">
            <text:p>-78.09839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-77.77663" calcext:value-type="float">
            <text:p>-77.77663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-77.92575" calcext:value-type="float">
            <text:p>-77.92575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-78.43654" calcext:value-type="float">
            <text:p>-78.43654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-77.44331" calcext:value-type="float">
            <text:p>-77.44331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-78.92315" calcext:value-type="float">
            <text:p>-78.92315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-80.04238" calcext:value-type="float">
            <text:p>-80.04238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-78.67869" calcext:value-type="float">
            <text:p>-78.67869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-79.23117" calcext:value-type="float">
            <text:p>-79.23117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-78.67421" calcext:value-type="float">
            <text:p>-78.67421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-78.82092" calcext:value-type="float">
            <text:p>-78.82092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-77.64285" calcext:value-type="float">
            <text:p>-77.64285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-78.79117" calcext:value-type="float">
            <text:p>-78.79117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-80.4349" calcext:value-type="float">
            <text:p>-80.4349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-78.51457" calcext:value-type="float">
            <text:p>-78.51457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-78.01396" calcext:value-type="float">
            <text:p>-78.01396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-78.9358" calcext:value-type="float">
            <text:p>-78.9358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-78.91449" calcext:value-type="float">
            <text:p>-78.91449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-79.81152" calcext:value-type="float">
            <text:p>-79.81152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-79.10913" calcext:value-type="float">
            <text:p>-79.10913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-79.64621" calcext:value-type="float">
            <text:p>-79.64621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-79.58331" calcext:value-type="float">
            <text:p>-79.58331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-77.86586" calcext:value-type="float">
            <text:p>-77.86586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-79.31829" calcext:value-type="float">
            <text:p>-79.31829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-80.94439" calcext:value-type="float">
            <text:p>-80.94439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-80.17789" calcext:value-type="float">
            <text:p>-80.17789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-78.9331" calcext:value-type="float">
            <text:p>-78.9331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-81.48681" calcext:value-type="float">
            <text:p>-81.48681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-79.6223" calcext:value-type="float">
            <text:p>-79.6223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-79.70792" calcext:value-type="float">
            <text:p>-79.70792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-79.02622" calcext:value-type="float">
            <text:p>-79.02622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-80.59951" calcext:value-type="float">
            <text:p>-80.59951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-80.63533" calcext:value-type="float">
            <text:p>-80.63533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-82.03118" calcext:value-type="float">
            <text:p>-82.03118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-81.84667" calcext:value-type="float">
            <text:p>-81.84667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-80.70981" calcext:value-type="float">
            <text:p>-80.70981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-82.28481" calcext:value-type="float">
            <text:p>-82.28481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-81.03614" calcext:value-type="float">
            <text:p>-81.03614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-82.49501" calcext:value-type="float">
            <text:p>-82.49501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-81.78749" calcext:value-type="float">
            <text:p>-81.78749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-80.19436" calcext:value-type="float">
            <text:p>-80.19436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-79.72154" calcext:value-type="float">
            <text:p>-79.72154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-81.62556" calcext:value-type="float">
            <text:p>-81.62556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-81.75779" calcext:value-type="float">
            <text:p>-81.75779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-80.58102" calcext:value-type="float">
            <text:p>-80.58102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-80.80741" calcext:value-type="float">
            <text:p>-80.80741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-81.16665" calcext:value-type="float">
            <text:p>-81.16665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-80.59175" calcext:value-type="float">
            <text:p>-80.59175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-80.9684" calcext:value-type="float">
            <text:p>-80.9684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-80.84408" calcext:value-type="float">
            <text:p>-80.84408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-82.16894" calcext:value-type="float">
            <text:p>-82.16894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-80.09924" calcext:value-type="float">
            <text:p>-80.09924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-80.32699" calcext:value-type="float">
            <text:p>-80.32699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-80.08925" calcext:value-type="float">
            <text:p>-80.08925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-81.11447" calcext:value-type="float">
            <text:p>-81.11447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-80.57743" calcext:value-type="float">
            <text:p>-80.57743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-81.15661" calcext:value-type="float">
            <text:p>-81.15661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-80.94394" calcext:value-type="float">
            <text:p>-80.94394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-81.52159" calcext:value-type="float">
            <text:p>-81.52159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-81.01643" calcext:value-type="float">
            <text:p>-81.01643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-79.4972" calcext:value-type="float">
            <text:p>-79.4972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-80.44344" calcext:value-type="float">
            <text:p>-80.44344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-80.14885" calcext:value-type="float">
            <text:p>-80.14885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-81.05847" calcext:value-type="float">
            <text:p>-81.05847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-82.10288" calcext:value-type="float">
            <text:p>-82.10288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-79.33579" calcext:value-type="float">
            <text:p>-79.33579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-81.34609" calcext:value-type="float">
            <text:p>-81.34609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-80.48101" calcext:value-type="float">
            <text:p>-80.48101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-80.59005" calcext:value-type="float">
            <text:p>-80.59005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-79.99628" calcext:value-type="float">
            <text:p>-79.99628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-81.30378" calcext:value-type="float">
            <text:p>-81.30378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-80.10805" calcext:value-type="float">
            <text:p>-80.10805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-81.59799" calcext:value-type="float">
            <text:p>-81.59799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-81.21545" calcext:value-type="float">
            <text:p>-81.21545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-80.22929" calcext:value-type="float">
            <text:p>-80.22929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-82.89522" calcext:value-type="float">
            <text:p>-82.89522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-79.36352" calcext:value-type="float">
            <text:p>-79.36352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-82.59016" calcext:value-type="float">
            <text:p>-82.59016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-80.31309" calcext:value-type="float">
            <text:p>-80.31309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-80.89449" calcext:value-type="float">
            <text:p>-80.89449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-81.12136" calcext:value-type="float">
            <text:p>-81.12136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-80.9972" calcext:value-type="float">
            <text:p>-80.9972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-81.88014" calcext:value-type="float">
            <text:p>-81.88014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-79.83838" calcext:value-type="float">
            <text:p>-79.83838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-81.62961" calcext:value-type="float">
            <text:p>-81.62961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-80.9297" calcext:value-type="float">
            <text:p>-80.9297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-79.11549" calcext:value-type="float">
            <text:p>-79.11549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-81.54116" calcext:value-type="float">
            <text:p>-81.54116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-78.24261" calcext:value-type="float">
            <text:p>-78.24261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81.00429" calcext:value-type="float">
            <text:p>-81.00429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81.4833" calcext:value-type="float">
            <text:p>-81.4833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-79.15164" calcext:value-type="float">
            <text:p>-79.15164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-79.00447" calcext:value-type="float">
            <text:p>-79.00447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-78.96501" calcext:value-type="float">
            <text:p>-78.96501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-79.42497" calcext:value-type="float">
            <text:p>-79.42497</text:p>
          </table:table-cell>
          <table:table-cell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-79.93702" calcext:value-type="float">
            <text:p>-79.93702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-78.48907" calcext:value-type="float">
            <text:p>-78.48907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-81.42532" calcext:value-type="float">
            <text:p>-81.42532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-79.06563" calcext:value-type="float">
            <text:p>-79.06563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-79.19336" calcext:value-type="float">
            <text:p>-79.19336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-78.42144" calcext:value-type="float">
            <text:p>-78.42144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-78.75972" calcext:value-type="float">
            <text:p>-78.75972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-78.26864" calcext:value-type="float">
            <text:p>-78.26864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-77.99857" calcext:value-type="float">
            <text:p>-77.99857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-79.1313" calcext:value-type="float">
            <text:p>-79.1313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-78.11148" calcext:value-type="float">
            <text:p>-78.11148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-78.13682" calcext:value-type="float">
            <text:p>-78.13682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-80.16416" calcext:value-type="float">
            <text:p>-80.16416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78.02025" calcext:value-type="float">
            <text:p>-78.02025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-77.28959" calcext:value-type="float">
            <text:p>-77.28959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-77.21086" calcext:value-type="float">
            <text:p>-77.21086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-80.05432" calcext:value-type="float">
            <text:p>-80.05432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-78.21104" calcext:value-type="float">
            <text:p>-78.21104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-78.37355" calcext:value-type="float">
            <text:p>-78.37355</text:p>
          </table:table-cell>
          <table:table-cell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-79.65703" calcext:value-type="float">
            <text:p>-79.65703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-78.68996" calcext:value-type="float">
            <text:p>-78.68996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-77.87234" calcext:value-type="float">
            <text:p>-77.87234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-77.13832" calcext:value-type="float">
            <text:p>-77.13832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-77.97431" calcext:value-type="float">
            <text:p>-77.97431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-78.3075" calcext:value-type="float">
            <text:p>-78.3075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-76.4435" calcext:value-type="float">
            <text:p>-76.4435</text:p>
          </table:table-cell>
          <table:table-cell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-78.37549" calcext:value-type="float">
            <text:p>-78.37549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-77.78312" calcext:value-type="float">
            <text:p>-77.78312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-78.80847" calcext:value-type="float">
            <text:p>-78.80847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-75.82813" calcext:value-type="float">
            <text:p>-75.82813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-77.50461" calcext:value-type="float">
            <text:p>-77.50461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-76.68899" calcext:value-type="float">
            <text:p>-76.68899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-75.93704" calcext:value-type="float">
            <text:p>-75.93704</text:p>
          </table:table-cell>
          <table:table-cell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-76.75056" calcext:value-type="float">
            <text:p>-76.75056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-76.20504" calcext:value-type="float">
            <text:p>-76.20504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-74.2156" calcext:value-type="float">
            <text:p>-74.2156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-77.00559" calcext:value-type="float">
            <text:p>-77.00559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-75.54089" calcext:value-type="float">
            <text:p>-75.54089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-76.21907" calcext:value-type="float">
            <text:p>-76.21907</text:p>
          </table:table-cell>
          <table:table-cell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-74.51597" calcext:value-type="float">
            <text:p>-74.51597</text:p>
          </table:table-cell>
          <table:table-cell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-76.10415" calcext:value-type="float">
            <text:p>-76.10415</text:p>
          </table:table-cell>
          <table:table-cell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-75.71135" calcext:value-type="float">
            <text:p>-75.71135</text:p>
          </table:table-cell>
          <table:table-cell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-77.6687" calcext:value-type="float">
            <text:p>-77.6687</text:p>
          </table:table-cell>
          <table:table-cell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-75.59132" calcext:value-type="float">
            <text:p>-75.59132</text:p>
          </table:table-cell>
          <table:table-cell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-77.33265" calcext:value-type="float">
            <text:p>-77.33265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-78.11036" calcext:value-type="float">
            <text:p>-78.11036</text:p>
          </table:table-cell>
          <table:table-cell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-77.54128" calcext:value-type="float">
            <text:p>-77.54128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-79.04426" calcext:value-type="float">
            <text:p>-79.04426</text:p>
          </table:table-cell>
          <table:table-cell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-77.29835" calcext:value-type="float">
            <text:p>-77.29835</text:p>
          </table:table-cell>
          <table:table-cell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-76.70982" calcext:value-type="float">
            <text:p>-76.70982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-77.89211" calcext:value-type="float">
            <text:p>-77.89211</text:p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-78.31869" calcext:value-type="float">
            <text:p>-78.31869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-77.48536" calcext:value-type="float">
            <text:p>-77.48536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-78.69378" calcext:value-type="float">
            <text:p>-78.69378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-79.20315" calcext:value-type="float">
            <text:p>-79.20315</text:p>
          </table:table-cell>
          <table:table-cell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-77.79465" calcext:value-type="float">
            <text:p>-77.79465</text:p>
          </table:table-cell>
          <table:table-cell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-78.20497" calcext:value-type="float">
            <text:p>-78.20497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-79.40063" calcext:value-type="float">
            <text:p>-79.40063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-76.81978" calcext:value-type="float">
            <text:p>-76.81978</text:p>
          </table:table-cell>
          <table:table-cell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-78.87941" calcext:value-type="float">
            <text:p>-78.87941</text:p>
          </table:table-cell>
          <table:table-cell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-78.26601" calcext:value-type="float">
            <text:p>-78.26601</text:p>
          </table:table-cell>
          <table:table-cell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-79.22521" calcext:value-type="float">
            <text:p>-79.22521</text:p>
          </table:table-cell>
          <table:table-cell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-78.54201" calcext:value-type="float">
            <text:p>-78.54201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-79.03146" calcext:value-type="float">
            <text:p>-79.03146</text:p>
          </table:table-cell>
          <table:table-cell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-80.40365" calcext:value-type="float">
            <text:p>-80.40365</text:p>
          </table:table-cell>
          <table:table-cell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-80.71792" calcext:value-type="float">
            <text:p>-80.71792</text:p>
          </table:table-cell>
          <table:table-cell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-77.97087" calcext:value-type="float">
            <text:p>-77.97087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-80.16645" calcext:value-type="float">
            <text:p>-80.16645</text:p>
          </table:table-cell>
          <table:table-cell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-81.47372" calcext:value-type="float">
            <text:p>-81.47372</text:p>
          </table:table-cell>
          <table:table-cell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-78.7037" calcext:value-type="float">
            <text:p>-78.7037</text:p>
          </table:table-cell>
          <table:table-cell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-80.88887" calcext:value-type="float">
            <text:p>-80.88887</text:p>
          </table:table-cell>
          <table:table-cell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-79.12146" calcext:value-type="float">
            <text:p>-79.12146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80.36959" calcext:value-type="float">
            <text:p>-80.36959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-81.30366" calcext:value-type="float">
            <text:p>-81.30366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-82.6657" calcext:value-type="float">
            <text:p>-82.6657</text:p>
          </table:table-cell>
          <table:table-cell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-83.11952" calcext:value-type="float">
            <text:p>-83.11952</text:p>
          </table:table-cell>
          <table:table-cell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-86.1177" calcext:value-type="float">
            <text:p>-86.1177</text:p>
          </table:table-cell>
          <table:table-cell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-81.36265" calcext:value-type="float">
            <text:p>-81.36265</text:p>
          </table:table-cell>
          <table:table-cell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-82.68472" calcext:value-type="float">
            <text:p>-82.68472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-85.21187" calcext:value-type="float">
            <text:p>-85.21187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-85.16528" calcext:value-type="float">
            <text:p>-85.16528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-84.49019" calcext:value-type="float">
            <text:p>-84.49019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-85.9804" calcext:value-type="float">
            <text:p>-85.9804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-84.50119" calcext:value-type="float">
            <text:p>-84.50119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-84.78125" calcext:value-type="float">
            <text:p>-84.78125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-83.9086" calcext:value-type="float">
            <text:p>-83.9086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-86.17342" calcext:value-type="float">
            <text:p>-86.17342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-85.51574" calcext:value-type="float">
            <text:p>-85.51574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-85.16443" calcext:value-type="float">
            <text:p>-85.16443</text:p>
          </table:table-cell>
          <table:table-cell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-85.07192" calcext:value-type="float">
            <text:p>-85.07192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-83.26678" calcext:value-type="float">
            <text:p>-83.26678</text:p>
          </table:table-cell>
          <table:table-cell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-84.99971" calcext:value-type="float">
            <text:p>-84.99971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-81.52538" calcext:value-type="float">
            <text:p>-81.52538</text:p>
          </table:table-cell>
          <table:table-cell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-82.64981" calcext:value-type="float">
            <text:p>-82.64981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-82.41153" calcext:value-type="float">
            <text:p>-82.41153</text:p>
          </table:table-cell>
          <table:table-cell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-82.73894" calcext:value-type="float">
            <text:p>-82.73894</text:p>
          </table:table-cell>
          <table:table-cell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-80.14961" calcext:value-type="float">
            <text:p>-80.14961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-81.03236" calcext:value-type="float">
            <text:p>-81.03236</text:p>
          </table:table-cell>
          <table:table-cell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-82.8638" calcext:value-type="float">
            <text:p>-82.8638</text:p>
          </table:table-cell>
          <table:table-cell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-81.13675" calcext:value-type="float">
            <text:p>-81.13675</text:p>
          </table:table-cell>
          <table:table-cell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-82.12368" calcext:value-type="float">
            <text:p>-82.12368</text:p>
          </table:table-cell>
          <table:table-cell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-81.11274" calcext:value-type="float">
            <text:p>-81.11274</text:p>
          </table:table-cell>
          <table:table-cell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-80.08814" calcext:value-type="float">
            <text:p>-80.08814</text:p>
          </table:table-cell>
          <table:table-cell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-80.91485" calcext:value-type="float">
            <text:p>-80.91485</text:p>
          </table:table-cell>
          <table:table-cell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-80.57019" calcext:value-type="float">
            <text:p>-80.57019</text:p>
          </table:table-cell>
          <table:table-cell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-81.78231" calcext:value-type="float">
            <text:p>-81.78231</text:p>
          </table:table-cell>
          <table:table-cell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-80.16836" calcext:value-type="float">
            <text:p>-80.16836</text:p>
          </table:table-cell>
          <table:table-cell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-81.93819" calcext:value-type="float">
            <text:p>-81.93819</text:p>
          </table:table-cell>
          <table:table-cell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-81.00477" calcext:value-type="float">
            <text:p>-81.00477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-81.69717" calcext:value-type="float">
            <text:p>-81.69717</text:p>
          </table:table-cell>
          <table:table-cell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-79.09317" calcext:value-type="float">
            <text:p>-79.09317</text:p>
          </table:table-cell>
          <table:table-cell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-80.88864" calcext:value-type="float">
            <text:p>-80.88864</text:p>
          </table:table-cell>
          <table:table-cell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-79.57408" calcext:value-type="float">
            <text:p>-79.57408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-79.762" calcext:value-type="float">
            <text:p>-79.762</text:p>
          </table:table-cell>
          <table:table-cell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-80.11285" calcext:value-type="float">
            <text:p>-80.11285</text:p>
          </table:table-cell>
          <table:table-cell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-79.34492" calcext:value-type="float">
            <text:p>-79.34492</text:p>
          </table:table-cell>
          <table:table-cell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-79.54998" calcext:value-type="float">
            <text:p>-79.54998</text:p>
          </table:table-cell>
          <table:table-cell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-81.17007" calcext:value-type="float">
            <text:p>-81.17007</text:p>
          </table:table-cell>
          <table:table-cell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-77.82241" calcext:value-type="float">
            <text:p>-77.82241</text:p>
          </table:table-cell>
          <table:table-cell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-79.70891" calcext:value-type="float">
            <text:p>-79.70891</text:p>
          </table:table-cell>
          <table:table-cell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-77.75134" calcext:value-type="float">
            <text:p>-77.75134</text:p>
          </table:table-cell>
          <table:table-cell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-77.11855" calcext:value-type="float">
            <text:p>-77.11855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-76.33067" calcext:value-type="float">
            <text:p>-76.33067</text:p>
          </table:table-cell>
          <table:table-cell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-77.11149" calcext:value-type="float">
            <text:p>-77.11149</text:p>
          </table:table-cell>
          <table:table-cell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-77.15246" calcext:value-type="float">
            <text:p>-77.15246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-79.63492" calcext:value-type="float">
            <text:p>-79.63492</text:p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-77.5593" calcext:value-type="float">
            <text:p>-77.5593</text:p>
          </table:table-cell>
          <table:table-cell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-79.01186" calcext:value-type="float">
            <text:p>-79.01186</text:p>
          </table:table-cell>
          <table:table-cell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-77.15691" calcext:value-type="float">
            <text:p>-77.15691</text:p>
          </table:table-cell>
          <table:table-cell/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-78.67424" calcext:value-type="float">
            <text:p>-78.67424</text:p>
          </table:table-cell>
          <table:table-cell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-79.71829" calcext:value-type="float">
            <text:p>-79.71829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-77.94707" calcext:value-type="float">
            <text:p>-77.94707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-79.14476" calcext:value-type="float">
            <text:p>-79.14476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-80.94618" calcext:value-type="float">
            <text:p>-80.94618</text:p>
          </table:table-cell>
          <table:table-cell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-79.36443" calcext:value-type="float">
            <text:p>-79.36443</text:p>
          </table:table-cell>
          <table:table-cell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-79.69246" calcext:value-type="float">
            <text:p>-79.69246</text:p>
          </table:table-cell>
          <table:table-cell/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-80.23067" calcext:value-type="float">
            <text:p>-80.23067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-82.78199" calcext:value-type="float">
            <text:p>-82.78199</text:p>
          </table:table-cell>
          <table:table-cell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-81.93171" calcext:value-type="float">
            <text:p>-81.93171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-81.91214" calcext:value-type="float">
            <text:p>-81.91214</text:p>
          </table:table-cell>
          <table:table-cell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-82.4687" calcext:value-type="float">
            <text:p>-82.4687</text:p>
          </table:table-cell>
          <table:table-cell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-82.70151" calcext:value-type="float">
            <text:p>-82.70151</text:p>
          </table:table-cell>
          <table:table-cell/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-81.64706" calcext:value-type="float">
            <text:p>-81.64706</text:p>
          </table:table-cell>
          <table:table-cell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-82.93304" calcext:value-type="float">
            <text:p>-82.93304</text:p>
          </table:table-cell>
          <table:table-cell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-82.84893" calcext:value-type="float">
            <text:p>-82.84893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-81.13022" calcext:value-type="float">
            <text:p>-81.13022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-81.66731" calcext:value-type="float">
            <text:p>-81.66731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-80.52682" calcext:value-type="float">
            <text:p>-80.52682</text:p>
          </table:table-cell>
          <table:table-cell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-81.6805" calcext:value-type="float">
            <text:p>-81.6805</text:p>
          </table:table-cell>
          <table:table-cell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-82.02585" calcext:value-type="float">
            <text:p>-82.02585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-83.31925" calcext:value-type="float">
            <text:p>-83.31925</text:p>
          </table:table-cell>
          <table:table-cell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-82.78884" calcext:value-type="float">
            <text:p>-82.78884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-82.31054" calcext:value-type="float">
            <text:p>-82.31054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-82.53735" calcext:value-type="float">
            <text:p>-82.53735</text:p>
          </table:table-cell>
          <table:table-cell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-81.8435" calcext:value-type="float">
            <text:p>-81.8435</text:p>
          </table:table-cell>
          <table:table-cell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-82.80484" calcext:value-type="float">
            <text:p>-82.80484</text:p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-82.03231" calcext:value-type="float">
            <text:p>-82.03231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-82.84194" calcext:value-type="float">
            <text:p>-82.84194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-82.95269" calcext:value-type="float">
            <text:p>-82.95269</text:p>
          </table:table-cell>
          <table:table-cell/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-81.99831" calcext:value-type="float">
            <text:p>-81.99831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-83.75219" calcext:value-type="float">
            <text:p>-83.75219</text:p>
          </table:table-cell>
          <table:table-cell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-82.80681" calcext:value-type="float">
            <text:p>-82.80681</text:p>
          </table:table-cell>
          <table:table-cell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-83.98579" calcext:value-type="float">
            <text:p>-83.98579</text:p>
          </table:table-cell>
          <table:table-cell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-85.54294" calcext:value-type="float">
            <text:p>-85.54294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-84.63067" calcext:value-type="float">
            <text:p>-84.63067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-82.47515" calcext:value-type="float">
            <text:p>-82.47515</text:p>
          </table:table-cell>
          <table:table-cell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-84.94395" calcext:value-type="float">
            <text:p>-84.94395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-85.38695" calcext:value-type="float">
            <text:p>-85.38695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-83.89834" calcext:value-type="float">
            <text:p>-83.89834</text:p>
          </table:table-cell>
          <table:table-cell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-85.89306" calcext:value-type="float">
            <text:p>-85.89306</text:p>
          </table:table-cell>
          <table:table-cell/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-83.62826" calcext:value-type="float">
            <text:p>-83.62826</text:p>
          </table:table-cell>
          <table:table-cell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-84.87499" calcext:value-type="float">
            <text:p>-84.87499</text:p>
          </table:table-cell>
          <table:table-cell/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-83.43915" calcext:value-type="float">
            <text:p>-83.43915</text:p>
          </table:table-cell>
          <table:table-cell/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-85.28674" calcext:value-type="float">
            <text:p>-85.28674</text:p>
          </table:table-cell>
          <table:table-cell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-84.49319" calcext:value-type="float">
            <text:p>-84.49319</text:p>
          </table:table-cell>
          <table:table-cell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-82.70342" calcext:value-type="float">
            <text:p>-82.70342</text:p>
          </table:table-cell>
          <table:table-cell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-83.29175" calcext:value-type="float">
            <text:p>-83.29175</text:p>
          </table:table-cell>
          <table:table-cell/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-85.66144" calcext:value-type="float">
            <text:p>-85.66144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-84.33004" calcext:value-type="float">
            <text:p>-84.33004</text:p>
          </table:table-cell>
          <table:table-cell/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-82.88149" calcext:value-type="float">
            <text:p>-82.88149</text:p>
          </table:table-cell>
          <table:table-cell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-85.6112" calcext:value-type="float">
            <text:p>-85.6112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-82.50288" calcext:value-type="float">
            <text:p>-82.50288</text:p>
          </table:table-cell>
          <table:table-cell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-84.74765" calcext:value-type="float">
            <text:p>-84.74765</text:p>
          </table:table-cell>
          <table:table-cell/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-83.06015" calcext:value-type="float">
            <text:p>-83.06015</text:p>
          </table:table-cell>
          <table:table-cell/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-83.97945" calcext:value-type="float">
            <text:p>-83.97945</text:p>
          </table:table-cell>
          <table:table-cell/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-83.52015" calcext:value-type="float">
            <text:p>-83.52015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-83.13851" calcext:value-type="float">
            <text:p>-83.13851</text:p>
          </table:table-cell>
          <table:table-cell/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-83.59895" calcext:value-type="float">
            <text:p>-83.59895</text:p>
          </table:table-cell>
          <table:table-cell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-83.601" calcext:value-type="float">
            <text:p>-83.601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-81.50167" calcext:value-type="float">
            <text:p>-81.50167</text:p>
          </table:table-cell>
          <table:table-cell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-81.19462" calcext:value-type="float">
            <text:p>-81.19462</text:p>
          </table:table-cell>
          <table:table-cell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-83.11022" calcext:value-type="float">
            <text:p>-83.11022</text:p>
          </table:table-cell>
          <table:table-cell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-82.64077" calcext:value-type="float">
            <text:p>-82.64077</text:p>
          </table:table-cell>
          <table:table-cell/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-81.53532" calcext:value-type="float">
            <text:p>-81.53532</text:p>
          </table:table-cell>
          <table:table-cell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-80.43047" calcext:value-type="float">
            <text:p>-80.43047</text:p>
          </table:table-cell>
          <table:table-cell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-80.1864" calcext:value-type="float">
            <text:p>-80.1864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-79.99578" calcext:value-type="float">
            <text:p>-79.99578</text:p>
          </table:table-cell>
          <table:table-cell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-81.51745" calcext:value-type="float">
            <text:p>-81.51745</text:p>
          </table:table-cell>
          <table:table-cell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-79.30916" calcext:value-type="float">
            <text:p>-79.30916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-78.78836" calcext:value-type="float">
            <text:p>-78.78836</text:p>
          </table:table-cell>
          <table:table-cell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-78.89342" calcext:value-type="float">
            <text:p>-78.89342</text:p>
          </table:table-cell>
          <table:table-cell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-79.35524" calcext:value-type="float">
            <text:p>-79.35524</text:p>
          </table:table-cell>
          <table:table-cell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-79.22282" calcext:value-type="float">
            <text:p>-79.22282</text:p>
          </table:table-cell>
          <table:table-cell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-80.97555" calcext:value-type="float">
            <text:p>-80.97555</text:p>
          </table:table-cell>
          <table:table-cell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-79.9556" calcext:value-type="float">
            <text:p>-79.9556</text:p>
          </table:table-cell>
          <table:table-cell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-82.60735" calcext:value-type="float">
            <text:p>-82.60735</text:p>
          </table:table-cell>
          <table:table-cell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-80.05976" calcext:value-type="float">
            <text:p>-80.05976</text:p>
          </table:table-cell>
          <table:table-cell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-80.83719" calcext:value-type="float">
            <text:p>-80.83719</text:p>
          </table:table-cell>
          <table:table-cell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-83.11547" calcext:value-type="float">
            <text:p>-83.11547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-80.6954" calcext:value-type="float">
            <text:p>-80.6954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-81.25634" calcext:value-type="float">
            <text:p>-81.25634</text:p>
          </table:table-cell>
          <table:table-cell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-82.1738" calcext:value-type="float">
            <text:p>-82.1738</text:p>
          </table:table-cell>
          <table:table-cell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-81.04244" calcext:value-type="float">
            <text:p>-81.04244</text:p>
          </table:table-cell>
          <table:table-cell/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-82.79447" calcext:value-type="float">
            <text:p>-82.79447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-82.35036" calcext:value-type="float">
            <text:p>-82.35036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-84.0965" calcext:value-type="float">
            <text:p>-84.0965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-84.22155" calcext:value-type="float">
            <text:p>-84.22155</text:p>
          </table:table-cell>
          <table:table-cell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-84.83945" calcext:value-type="float">
            <text:p>-84.83945</text:p>
          </table:table-cell>
          <table:table-cell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-85.69618" calcext:value-type="float">
            <text:p>-85.69618</text:p>
          </table:table-cell>
          <table:table-cell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-82.63213" calcext:value-type="float">
            <text:p>-82.63213</text:p>
          </table:table-cell>
          <table:table-cell/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-85.24342" calcext:value-type="float">
            <text:p>-85.24342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-84.72842" calcext:value-type="float">
            <text:p>-84.72842</text:p>
          </table:table-cell>
          <table:table-cell/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-85.53835" calcext:value-type="float">
            <text:p>-85.53835</text:p>
          </table:table-cell>
          <table:table-cell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-85.16629" calcext:value-type="float">
            <text:p>-85.16629</text:p>
          </table:table-cell>
          <table:table-cell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-84.93914" calcext:value-type="float">
            <text:p>-84.93914</text:p>
          </table:table-cell>
          <table:table-cell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-86.85115" calcext:value-type="float">
            <text:p>-86.85115</text:p>
          </table:table-cell>
          <table:table-cell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-83.3803" calcext:value-type="float">
            <text:p>-83.3803</text:p>
          </table:table-cell>
          <table:table-cell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-86.82882" calcext:value-type="float">
            <text:p>-86.82882</text:p>
          </table:table-cell>
          <table:table-cell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-88.12878" calcext:value-type="float">
            <text:p>-88.12878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-89.19356" calcext:value-type="float">
            <text:p>-89.19356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-86.81694" calcext:value-type="float">
            <text:p>-86.81694</text:p>
          </table:table-cell>
          <table:table-cell/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-87.18194" calcext:value-type="float">
            <text:p>-87.18194</text:p>
          </table:table-cell>
          <table:table-cell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-86.74165" calcext:value-type="float">
            <text:p>-86.74165</text:p>
          </table:table-cell>
          <table:table-cell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-85.41817" calcext:value-type="float">
            <text:p>-85.41817</text:p>
          </table:table-cell>
          <table:table-cell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-89.43413" calcext:value-type="float">
            <text:p>-89.43413</text:p>
          </table:table-cell>
          <table:table-cell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-86.94915" calcext:value-type="float">
            <text:p>-86.94915</text:p>
          </table:table-cell>
          <table:table-cell/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-85.28184" calcext:value-type="float">
            <text:p>-85.28184</text:p>
          </table:table-cell>
          <table:table-cell/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-83.608" calcext:value-type="float">
            <text:p>-83.608</text:p>
          </table:table-cell>
          <table:table-cell/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-84.66164" calcext:value-type="float">
            <text:p>-84.66164</text:p>
          </table:table-cell>
          <table:table-cell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-83.50469" calcext:value-type="float">
            <text:p>-83.50469</text:p>
          </table:table-cell>
          <table:table-cell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-83.41267" calcext:value-type="float">
            <text:p>-83.41267</text:p>
          </table:table-cell>
          <table:table-cell/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-84.1904" calcext:value-type="float">
            <text:p>-84.1904</text:p>
          </table:table-cell>
          <table:table-cell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-82.49035" calcext:value-type="float">
            <text:p>-82.49035</text:p>
          </table:table-cell>
          <table:table-cell/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-84.50954" calcext:value-type="float">
            <text:p>-84.50954</text:p>
          </table:table-cell>
          <table:table-cell/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-82.87304" calcext:value-type="float">
            <text:p>-82.87304</text:p>
          </table:table-cell>
          <table:table-cell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-83.81949" calcext:value-type="float">
            <text:p>-83.81949</text:p>
          </table:table-cell>
          <table:table-cell/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-82.06968" calcext:value-type="float">
            <text:p>-82.06968</text:p>
          </table:table-cell>
          <table:table-cell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-84.04717" calcext:value-type="float">
            <text:p>-84.04717</text:p>
          </table:table-cell>
          <table:table-cell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-83.02294" calcext:value-type="float">
            <text:p>-83.02294</text:p>
          </table:table-cell>
          <table:table-cell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-81.52294" calcext:value-type="float">
            <text:p>-81.52294</text:p>
          </table:table-cell>
          <table:table-cell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-82.31965" calcext:value-type="float">
            <text:p>-82.31965</text:p>
          </table:table-cell>
          <table:table-cell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-82.61772" calcext:value-type="float">
            <text:p>-82.61772</text:p>
          </table:table-cell>
          <table:table-cell/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-82.72615" calcext:value-type="float">
            <text:p>-82.72615</text:p>
          </table:table-cell>
          <table:table-cell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-82.55537" calcext:value-type="float">
            <text:p>-82.55537</text:p>
          </table:table-cell>
          <table:table-cell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-82.81955" calcext:value-type="float">
            <text:p>-82.81955</text:p>
          </table:table-cell>
          <table:table-cell/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-81.657" calcext:value-type="float">
            <text:p>-81.657</text:p>
          </table:table-cell>
          <table:table-cell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-81.88342" calcext:value-type="float">
            <text:p>-81.88342</text:p>
          </table:table-cell>
          <table:table-cell/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-80.65088" calcext:value-type="float">
            <text:p>-80.65088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-82.66479" calcext:value-type="float">
            <text:p>-82.66479</text:p>
          </table:table-cell>
          <table:table-cell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-81.52815" calcext:value-type="float">
            <text:p>-81.52815</text:p>
          </table:table-cell>
          <table:table-cell/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-80.77792" calcext:value-type="float">
            <text:p>-80.77792</text:p>
          </table:table-cell>
          <table:table-cell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-81.61749" calcext:value-type="float">
            <text:p>-81.61749</text:p>
          </table:table-cell>
          <table:table-cell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-83.07026" calcext:value-type="float">
            <text:p>-83.07026</text:p>
          </table:table-cell>
          <table:table-cell/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-80.96035" calcext:value-type="float">
            <text:p>-80.96035</text:p>
          </table:table-cell>
          <table:table-cell/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-79.47864" calcext:value-type="float">
            <text:p>-79.47864</text:p>
          </table:table-cell>
          <table:table-cell/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-82.24847" calcext:value-type="float">
            <text:p>-82.24847</text:p>
          </table:table-cell>
          <table:table-cell/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-81.63549" calcext:value-type="float">
            <text:p>-81.63549</text:p>
          </table:table-cell>
          <table:table-cell/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-85.8428" calcext:value-type="float">
            <text:p>-85.8428</text:p>
          </table:table-cell>
          <table:table-cell/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-82.55215" calcext:value-type="float">
            <text:p>-82.55215</text:p>
          </table:table-cell>
          <table:table-cell/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-81.97232" calcext:value-type="float">
            <text:p>-81.97232</text:p>
          </table:table-cell>
          <table:table-cell/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-80.39065" calcext:value-type="float">
            <text:p>-80.39065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-80.06216" calcext:value-type="float">
            <text:p>-80.06216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-80.26638" calcext:value-type="float">
            <text:p>-80.26638</text:p>
          </table:table-cell>
          <table:table-cell/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-82.29722" calcext:value-type="float">
            <text:p>-82.29722</text:p>
          </table:table-cell>
          <table:table-cell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-80.28869" calcext:value-type="float">
            <text:p>-80.28869</text:p>
          </table:table-cell>
          <table:table-cell/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-78.8102" calcext:value-type="float">
            <text:p>-78.8102</text:p>
          </table:table-cell>
          <table:table-cell/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-82.00977" calcext:value-type="float">
            <text:p>-82.00977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-81.8947" calcext:value-type="float">
            <text:p>-81.8947</text:p>
          </table:table-cell>
          <table:table-cell/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-80.68087" calcext:value-type="float">
            <text:p>-80.68087</text:p>
          </table:table-cell>
          <table:table-cell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-80.07051" calcext:value-type="float">
            <text:p>-80.07051</text:p>
          </table:table-cell>
          <table:table-cell/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-81.36294" calcext:value-type="float">
            <text:p>-81.36294</text:p>
          </table:table-cell>
          <table:table-cell/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-80.88828" calcext:value-type="float">
            <text:p>-80.88828</text:p>
          </table:table-cell>
          <table:table-cell/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-80.75426" calcext:value-type="float">
            <text:p>-80.75426</text:p>
          </table:table-cell>
          <table:table-cell/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-80.60731" calcext:value-type="float">
            <text:p>-80.60731</text:p>
          </table:table-cell>
          <table:table-cell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-82.56368" calcext:value-type="float">
            <text:p>-82.56368</text:p>
          </table:table-cell>
          <table:table-cell/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-80.36514" calcext:value-type="float">
            <text:p>-80.36514</text:p>
          </table:table-cell>
          <table:table-cell/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-78.46713" calcext:value-type="float">
            <text:p>-78.46713</text:p>
          </table:table-cell>
          <table:table-cell/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-79.40764" calcext:value-type="float">
            <text:p>-79.40764</text:p>
          </table:table-cell>
          <table:table-cell/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-79.6749" calcext:value-type="float">
            <text:p>-79.6749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-79.79861" calcext:value-type="float">
            <text:p>-79.79861</text:p>
          </table:table-cell>
          <table:table-cell/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-80.02963" calcext:value-type="float">
            <text:p>-80.02963</text:p>
          </table:table-cell>
          <table:table-cell/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-80.29566" calcext:value-type="float">
            <text:p>-80.29566</text:p>
          </table:table-cell>
          <table:table-cell/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-80.33793" calcext:value-type="float">
            <text:p>-80.33793</text:p>
          </table:table-cell>
          <table:table-cell/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-81.54097" calcext:value-type="float">
            <text:p>-81.54097</text:p>
          </table:table-cell>
          <table:table-cell/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-80.70839" calcext:value-type="float">
            <text:p>-80.70839</text:p>
          </table:table-cell>
          <table:table-cell/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-82.2221" calcext:value-type="float">
            <text:p>-82.2221</text:p>
          </table:table-cell>
          <table:table-cell/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-81.2437" calcext:value-type="float">
            <text:p>-81.2437</text:p>
          </table:table-cell>
          <table:table-cell/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-83.09132" calcext:value-type="float">
            <text:p>-83.09132</text:p>
          </table:table-cell>
          <table:table-cell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-84.16347" calcext:value-type="float">
            <text:p>-84.16347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-82.77168" calcext:value-type="float">
            <text:p>-82.77168</text:p>
          </table:table-cell>
          <table:table-cell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-82.52624" calcext:value-type="float">
            <text:p>-82.52624</text:p>
          </table:table-cell>
          <table:table-cell/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-82.80022" calcext:value-type="float">
            <text:p>-82.80022</text:p>
          </table:table-cell>
          <table:table-cell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-81.7903" calcext:value-type="float">
            <text:p>-81.7903</text:p>
          </table:table-cell>
          <table:table-cell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-81.62944" calcext:value-type="float">
            <text:p>-81.62944</text:p>
          </table:table-cell>
          <table:table-cell/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-81.42202" calcext:value-type="float">
            <text:p>-81.42202</text:p>
          </table:table-cell>
          <table:table-cell/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-80.86574" calcext:value-type="float">
            <text:p>-80.86574</text:p>
          </table:table-cell>
          <table:table-cell/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-80.77242" calcext:value-type="float">
            <text:p>-80.77242</text:p>
          </table:table-cell>
          <table:table-cell/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-81.09325" calcext:value-type="float">
            <text:p>-81.09325</text:p>
          </table:table-cell>
          <table:table-cell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-80.91479" calcext:value-type="float">
            <text:p>-80.91479</text:p>
          </table:table-cell>
          <table:table-cell/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-82.7133" calcext:value-type="float">
            <text:p>-82.7133</text:p>
          </table:table-cell>
          <table:table-cell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-82.13918" calcext:value-type="float">
            <text:p>-82.13918</text:p>
          </table:table-cell>
          <table:table-cell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-80.71793" calcext:value-type="float">
            <text:p>-80.71793</text:p>
          </table:table-cell>
          <table:table-cell/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-82.60439" calcext:value-type="float">
            <text:p>-82.60439</text:p>
          </table:table-cell>
          <table:table-cell/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float" office:value="-82.0459" calcext:value-type="float">
            <text:p>-82.0459</text:p>
          </table:table-cell>
          <table:table-cell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-84.04287" calcext:value-type="float">
            <text:p>-84.04287</text:p>
          </table:table-cell>
          <table:table-cell/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-83.05857" calcext:value-type="float">
            <text:p>-83.05857</text:p>
          </table:table-cell>
          <table:table-cell/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-82.23941" calcext:value-type="float">
            <text:p>-82.23941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-83.31619" calcext:value-type="float">
            <text:p>-83.31619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-84.20761" calcext:value-type="float">
            <text:p>-84.20761</text:p>
          </table:table-cell>
          <table:table-cell/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-83.35243" calcext:value-type="float">
            <text:p>-83.35243</text:p>
          </table:table-cell>
          <table:table-cell/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-83.77017" calcext:value-type="float">
            <text:p>-83.77017</text:p>
          </table:table-cell>
          <table:table-cell/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-82.2829" calcext:value-type="float">
            <text:p>-82.2829</text:p>
          </table:table-cell>
          <table:table-cell/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float" office:value="-83.75921" calcext:value-type="float">
            <text:p>-83.75921</text:p>
          </table:table-cell>
          <table:table-cell/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-83.07974" calcext:value-type="float">
            <text:p>-83.07974</text:p>
          </table:table-cell>
          <table:table-cell/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-84.13637" calcext:value-type="float">
            <text:p>-84.13637</text:p>
          </table:table-cell>
          <table:table-cell/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-85.34665" calcext:value-type="float">
            <text:p>-85.34665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-85.08442" calcext:value-type="float">
            <text:p>-85.08442</text:p>
          </table:table-cell>
          <table:table-cell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-84.72765" calcext:value-type="float">
            <text:p>-84.72765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-83.15165" calcext:value-type="float">
            <text:p>-83.15165</text:p>
          </table:table-cell>
          <table:table-cell/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float" office:value="-84.44796" calcext:value-type="float">
            <text:p>-84.44796</text:p>
          </table:table-cell>
          <table:table-cell/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float" office:value="-84.75375" calcext:value-type="float">
            <text:p>-84.75375</text:p>
          </table:table-cell>
          <table:table-cell/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float" office:value="-83.69643" calcext:value-type="float">
            <text:p>-83.69643</text:p>
          </table:table-cell>
          <table:table-cell/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float" office:value="-83.90061" calcext:value-type="float">
            <text:p>-83.90061</text:p>
          </table:table-cell>
          <table:table-cell/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float" office:value="-81.61117" calcext:value-type="float">
            <text:p>-81.61117</text:p>
          </table:table-cell>
          <table:table-cell/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float" office:value="-81.79936" calcext:value-type="float">
            <text:p>-81.79936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-81.38432" calcext:value-type="float">
            <text:p>-81.38432</text:p>
          </table:table-cell>
          <table:table-cell/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float" office:value="-82.1813" calcext:value-type="float">
            <text:p>-82.1813</text:p>
          </table:table-cell>
          <table:table-cell/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float" office:value="-83.14956" calcext:value-type="float">
            <text:p>-83.14956</text:p>
          </table:table-cell>
          <table:table-cell/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float" office:value="-80.72619" calcext:value-type="float">
            <text:p>-80.72619</text:p>
          </table:table-cell>
          <table:table-cell/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float" office:value="-81.80466" calcext:value-type="float">
            <text:p>-81.80466</text:p>
          </table:table-cell>
          <table:table-cell/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float" office:value="-81.29047" calcext:value-type="float">
            <text:p>-81.29047</text:p>
          </table:table-cell>
          <table:table-cell/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-81.9265" calcext:value-type="float">
            <text:p>-81.9265</text:p>
          </table:table-cell>
          <table:table-cell/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-82.23069" calcext:value-type="float">
            <text:p>-82.23069</text:p>
          </table:table-cell>
          <table:table-cell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-80.8801" calcext:value-type="float">
            <text:p>-80.8801</text:p>
          </table:table-cell>
          <table:table-cell/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float" office:value="-83.14381" calcext:value-type="float">
            <text:p>-83.14381</text:p>
          </table:table-cell>
          <table:table-cell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-83.26704" calcext:value-type="float">
            <text:p>-83.26704</text:p>
          </table:table-cell>
          <table:table-cell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-82.16515" calcext:value-type="float">
            <text:p>-82.16515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-82.0894" calcext:value-type="float">
            <text:p>-82.0894</text:p>
          </table:table-cell>
          <table:table-cell/>
        </table:table-row>
        <table:table-row table:style-name="ro1">
          <table:table-cell office:value-type="float" office:value="8503" calcext:value-type="float">
            <text:p>8503</text:p>
          </table:table-cell>
          <table:table-cell office:value-type="float" office:value="-84.12935" calcext:value-type="float">
            <text:p>-84.12935</text:p>
          </table:table-cell>
          <table:table-cell/>
        </table:table-row>
        <table:table-row table:style-name="ro1">
          <table:table-cell office:value-type="float" office:value="8519" calcext:value-type="float">
            <text:p>8519</text:p>
          </table:table-cell>
          <table:table-cell office:value-type="float" office:value="-83.27925" calcext:value-type="float">
            <text:p>-83.27925</text:p>
          </table:table-cell>
          <table:table-cell/>
        </table:table-row>
        <table:table-row table:style-name="ro1">
          <table:table-cell office:value-type="float" office:value="8535" calcext:value-type="float">
            <text:p>8535</text:p>
          </table:table-cell>
          <table:table-cell office:value-type="float" office:value="-83.66025" calcext:value-type="float">
            <text:p>-83.66025</text:p>
          </table:table-cell>
          <table:table-cell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-83.7695" calcext:value-type="float">
            <text:p>-83.7695</text:p>
          </table:table-cell>
          <table:table-cell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-83.48581" calcext:value-type="float">
            <text:p>-83.48581</text:p>
          </table:table-cell>
          <table:table-cell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-81.96926" calcext:value-type="float">
            <text:p>-81.96926</text:p>
          </table:table-cell>
          <table:table-cell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float" office:value="-83.65162" calcext:value-type="float">
            <text:p>-83.65162</text:p>
          </table:table-cell>
          <table:table-cell/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float" office:value="-84.28059" calcext:value-type="float">
            <text:p>-84.28059</text:p>
          </table:table-cell>
          <table:table-cell/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float" office:value="-84.23067" calcext:value-type="float">
            <text:p>-84.23067</text:p>
          </table:table-cell>
          <table:table-cell/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float" office:value="-83.43342" calcext:value-type="float">
            <text:p>-83.43342</text:p>
          </table:table-cell>
          <table:table-cell/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float" office:value="-81.7387" calcext:value-type="float">
            <text:p>-81.7387</text:p>
          </table:table-cell>
          <table:table-cell/>
        </table:table-row>
        <table:table-row table:style-name="ro1">
          <table:table-cell office:value-type="float" office:value="8675" calcext:value-type="float">
            <text:p>8675</text:p>
          </table:table-cell>
          <table:table-cell office:value-type="float" office:value="-83.16811" calcext:value-type="float">
            <text:p>-83.16811</text:p>
          </table:table-cell>
          <table:table-cell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-82.12906" calcext:value-type="float">
            <text:p>-82.12906</text:p>
          </table:table-cell>
          <table:table-cell/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float" office:value="-83.19165" calcext:value-type="float">
            <text:p>-83.19165</text:p>
          </table:table-cell>
          <table:table-cell/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-82.44769" calcext:value-type="float">
            <text:p>-82.44769</text:p>
          </table:table-cell>
          <table:table-cell/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float" office:value="-83.21997" calcext:value-type="float">
            <text:p>-83.21997</text:p>
          </table:table-cell>
          <table:table-cell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-83.44547" calcext:value-type="float">
            <text:p>-83.44547</text:p>
          </table:table-cell>
          <table:table-cell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-82.72356" calcext:value-type="float">
            <text:p>-82.72356</text:p>
          </table:table-cell>
          <table:table-cell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-83.40905" calcext:value-type="float">
            <text:p>-83.40905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-82.94191" calcext:value-type="float">
            <text:p>-82.94191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-82.46907" calcext:value-type="float">
            <text:p>-82.46907</text:p>
          </table:table-cell>
          <table:table-cell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-82.77615" calcext:value-type="float">
            <text:p>-82.77615</text:p>
          </table:table-cell>
          <table:table-cell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-83.54347" calcext:value-type="float">
            <text:p>-83.54347</text:p>
          </table:table-cell>
          <table:table-cell/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float" office:value="-83.89249" calcext:value-type="float">
            <text:p>-83.89249</text:p>
          </table:table-cell>
          <table:table-cell/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-83.3848" calcext:value-type="float">
            <text:p>-83.3848</text:p>
          </table:table-cell>
          <table:table-cell/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float" office:value="-83.14224" calcext:value-type="float">
            <text:p>-83.14224</text:p>
          </table:table-cell>
          <table:table-cell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-83.26834" calcext:value-type="float">
            <text:p>-83.26834</text:p>
          </table:table-cell>
          <table:table-cell/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float" office:value="-83.59468" calcext:value-type="float">
            <text:p>-83.59468</text:p>
          </table:table-cell>
          <table:table-cell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-82.8945" calcext:value-type="float">
            <text:p>-82.8945</text:p>
          </table:table-cell>
          <table:table-cell/>
        </table:table-row>
        <table:table-row table:style-name="ro1">
          <table:table-cell office:value-type="float" office:value="8955" calcext:value-type="float">
            <text:p>8955</text:p>
          </table:table-cell>
          <table:table-cell office:value-type="float" office:value="-84.07468" calcext:value-type="float">
            <text:p>-84.07468</text:p>
          </table:table-cell>
          <table:table-cell/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float" office:value="-87.25624" calcext:value-type="float">
            <text:p>-87.25624</text:p>
          </table:table-cell>
          <table:table-cell/>
        </table:table-row>
        <table:table-row table:style-name="ro1">
          <table:table-cell office:value-type="float" office:value="8987" calcext:value-type="float">
            <text:p>8987</text:p>
          </table:table-cell>
          <table:table-cell office:value-type="float" office:value="-83.0936" calcext:value-type="float">
            <text:p>-83.0936</text:p>
          </table:table-cell>
          <table:table-cell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-84.17844" calcext:value-type="float">
            <text:p>-84.17844</text:p>
          </table:table-cell>
          <table:table-cell/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float" office:value="-84.20466" calcext:value-type="float">
            <text:p>-84.20466</text:p>
          </table:table-cell>
          <table:table-cell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float" office:value="-85.90515" calcext:value-type="float">
            <text:p>-85.90515</text:p>
          </table:table-cell>
          <table:table-cell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-85.40453" calcext:value-type="float">
            <text:p>-85.40453</text:p>
          </table:table-cell>
          <table:table-cell/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float" office:value="-86.44374" calcext:value-type="float">
            <text:p>-86.44374</text:p>
          </table:table-cell>
          <table:table-cell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-84.90986" calcext:value-type="float">
            <text:p>-84.90986</text:p>
          </table:table-cell>
          <table:table-cell/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-85.5639" calcext:value-type="float">
            <text:p>-85.5639</text:p>
          </table:table-cell>
          <table:table-cell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-85.62512" calcext:value-type="float">
            <text:p>-85.62512</text:p>
          </table:table-cell>
          <table:table-cell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-87.87221" calcext:value-type="float">
            <text:p>-87.87221</text:p>
          </table:table-cell>
          <table:table-cell/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-87.89074" calcext:value-type="float">
            <text:p>-87.89074</text:p>
          </table:table-cell>
          <table:table-cell/>
        </table:table-row>
        <table:table-row table:style-name="ro1">
          <table:table-cell office:value-type="float" office:value="9158" calcext:value-type="float">
            <text:p>9158</text:p>
          </table:table-cell>
          <table:table-cell office:value-type="float" office:value="-85.83884" calcext:value-type="float">
            <text:p>-85.83884</text:p>
          </table:table-cell>
          <table:table-cell/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-85.50188" calcext:value-type="float">
            <text:p>-85.50188</text:p>
          </table:table-cell>
          <table:table-cell/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-87.15992" calcext:value-type="float">
            <text:p>-87.15992</text:p>
          </table:table-cell>
          <table:table-cell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-86.38955" calcext:value-type="float">
            <text:p>-86.38955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-86.55032" calcext:value-type="float">
            <text:p>-86.55032</text:p>
          </table:table-cell>
          <table:table-cell/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-84.79875" calcext:value-type="float">
            <text:p>-84.79875</text:p>
          </table:table-cell>
          <table:table-cell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-85.03415" calcext:value-type="float">
            <text:p>-85.03415</text:p>
          </table:table-cell>
          <table:table-cell/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float" office:value="-86.87642" calcext:value-type="float">
            <text:p>-86.87642</text:p>
          </table:table-cell>
          <table:table-cell/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float" office:value="-85.07201" calcext:value-type="float">
            <text:p>-85.07201</text:p>
          </table:table-cell>
          <table:table-cell/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float" office:value="-86.05007" calcext:value-type="float">
            <text:p>-86.05007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-84.97353" calcext:value-type="float">
            <text:p>-84.97353</text:p>
          </table:table-cell>
          <table:table-cell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-85.41519" calcext:value-type="float">
            <text:p>-85.41519</text:p>
          </table:table-cell>
          <table:table-cell/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-84.21241" calcext:value-type="float">
            <text:p>-84.21241</text:p>
          </table:table-cell>
          <table:table-cell/>
        </table:table-row>
        <table:table-row table:style-name="ro1">
          <table:table-cell office:value-type="float" office:value="9361" calcext:value-type="float">
            <text:p>9361</text:p>
          </table:table-cell>
          <table:table-cell office:value-type="float" office:value="-84.47249" calcext:value-type="float">
            <text:p>-84.47249</text:p>
          </table:table-cell>
          <table:table-cell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float" office:value="-84.19442" calcext:value-type="float">
            <text:p>-84.19442</text:p>
          </table:table-cell>
          <table:table-cell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-84.55769" calcext:value-type="float">
            <text:p>-84.55769</text:p>
          </table:table-cell>
          <table:table-cell/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-86.11736" calcext:value-type="float">
            <text:p>-86.11736</text:p>
          </table:table-cell>
          <table:table-cell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-86.24714" calcext:value-type="float">
            <text:p>-86.24714</text:p>
          </table:table-cell>
          <table:table-cell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float" office:value="-85.87753" calcext:value-type="float">
            <text:p>-85.87753</text:p>
          </table:table-cell>
          <table:table-cell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-85.58962" calcext:value-type="float">
            <text:p>-85.58962</text:p>
          </table:table-cell>
          <table:table-cell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-85.38349" calcext:value-type="float">
            <text:p>-85.38349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-86.0367" calcext:value-type="float">
            <text:p>-86.0367</text:p>
          </table:table-cell>
          <table:table-cell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-86.50275" calcext:value-type="float">
            <text:p>-86.50275</text:p>
          </table:table-cell>
          <table:table-cell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-85.78322" calcext:value-type="float">
            <text:p>-85.78322</text:p>
          </table:table-cell>
          <table:table-cell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-86.38647" calcext:value-type="float">
            <text:p>-86.38647</text:p>
          </table:table-cell>
          <table:table-cell/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float" office:value="-85.20987" calcext:value-type="float">
            <text:p>-85.20987</text:p>
          </table:table-cell>
          <table:table-cell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-87.13334" calcext:value-type="float">
            <text:p>-87.13334</text:p>
          </table:table-cell>
          <table:table-cell/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-85.78826" calcext:value-type="float">
            <text:p>-85.78826</text:p>
          </table:table-cell>
          <table:table-cell/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-84.94397" calcext:value-type="float">
            <text:p>-84.94397</text:p>
          </table:table-cell>
          <table:table-cell/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-85.43379" calcext:value-type="float">
            <text:p>-85.43379</text:p>
          </table:table-cell>
          <table:table-cell/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float" office:value="-84.87747" calcext:value-type="float">
            <text:p>-84.87747</text:p>
          </table:table-cell>
          <table:table-cell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float" office:value="-84.02477" calcext:value-type="float">
            <text:p>-84.02477</text:p>
          </table:table-cell>
          <table:table-cell/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float" office:value="-85.20259" calcext:value-type="float">
            <text:p>-85.20259</text:p>
          </table:table-cell>
          <table:table-cell/>
        </table:table-row>
        <table:table-row table:style-name="ro1">
          <table:table-cell office:value-type="float" office:value="9673" calcext:value-type="float">
            <text:p>9673</text:p>
          </table:table-cell>
          <table:table-cell office:value-type="float" office:value="-85.13756" calcext:value-type="float">
            <text:p>-85.13756</text:p>
          </table:table-cell>
          <table:table-cell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-85.47557" calcext:value-type="float">
            <text:p>-85.47557</text:p>
          </table:table-cell>
          <table:table-cell/>
        </table:table-row>
        <table:table-row table:style-name="ro1">
          <table:table-cell office:value-type="float" office:value="9704" calcext:value-type="float">
            <text:p>9704</text:p>
          </table:table-cell>
          <table:table-cell office:value-type="float" office:value="-83.94907" calcext:value-type="float">
            <text:p>-83.94907</text:p>
          </table:table-cell>
          <table:table-cell/>
        </table:table-row>
        <table:table-row table:style-name="ro1">
          <table:table-cell office:value-type="float" office:value="9719" calcext:value-type="float">
            <text:p>9719</text:p>
          </table:table-cell>
          <table:table-cell office:value-type="float" office:value="-85.07143" calcext:value-type="float">
            <text:p>-85.07143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-83.90925" calcext:value-type="float">
            <text:p>-83.90925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-84.91391" calcext:value-type="float">
            <text:p>-84.91391</text:p>
          </table:table-cell>
          <table:table-cell/>
        </table:table-row>
        <table:table-row table:style-name="ro1">
          <table:table-cell office:value-type="float" office:value="9766" calcext:value-type="float">
            <text:p>9766</text:p>
          </table:table-cell>
          <table:table-cell office:value-type="float" office:value="-85.04444" calcext:value-type="float">
            <text:p>-85.04444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 office:value-type="float" office:value="-85.49386" calcext:value-type="float">
            <text:p>-85.49386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float" office:value="-86.28551" calcext:value-type="float">
            <text:p>-86.28551</text:p>
          </table:table-cell>
          <table:table-cell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-86.33241" calcext:value-type="float">
            <text:p>-86.33241</text:p>
          </table:table-cell>
          <table:table-cell/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-89.85327" calcext:value-type="float">
            <text:p>-89.85327</text:p>
          </table:table-cell>
          <table:table-cell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-85.49374" calcext:value-type="float">
            <text:p>-85.49374</text:p>
          </table:table-cell>
          <table:table-cell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-85.3579" calcext:value-type="float">
            <text:p>-85.3579</text:p>
          </table:table-cell>
          <table:table-cell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float" office:value="-85.50466" calcext:value-type="float">
            <text:p>-85.50466</text:p>
          </table:table-cell>
          <table:table-cell/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-85.00561" calcext:value-type="float">
            <text:p>-85.00561</text:p>
          </table:table-cell>
          <table:table-cell/>
        </table:table-row>
        <table:table-row table:style-name="ro1">
          <table:table-cell office:value-type="float" office:value="9906" calcext:value-type="float">
            <text:p>9906</text:p>
          </table:table-cell>
          <table:table-cell office:value-type="float" office:value="-85.97659" calcext:value-type="float">
            <text:p>-85.97659</text:p>
          </table:table-cell>
          <table:table-cell/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float" office:value="-84.02459" calcext:value-type="float">
            <text:p>-84.02459</text:p>
          </table:table-cell>
          <table:table-cell/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float" office:value="-85.1352" calcext:value-type="float">
            <text:p>-85.1352</text:p>
          </table:table-cell>
          <table:table-cell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float" office:value="-85.81509" calcext:value-type="float">
            <text:p>-85.81509</text:p>
          </table:table-cell>
          <table:table-cell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-83.44149" calcext:value-type="float">
            <text:p>-83.44149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-85.84564" calcext:value-type="float">
            <text:p>-85.8456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85.31152" calcext:value-type="float">
            <text:p>-85.31152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83.09051" calcext:value-type="float">
            <text:p>-83.09051</text:p>
          </table:table-cell>
          <table:table-cell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-85.96176" calcext:value-type="float">
            <text:p>-85.96176</text:p>
          </table:table-cell>
          <table:table-cell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-86.83214" calcext:value-type="float">
            <text:p>-86.83214</text:p>
          </table:table-cell>
          <table:table-cell/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float" office:value="-88.40592" calcext:value-type="float">
            <text:p>-88.40592</text:p>
          </table:table-cell>
          <table:table-cell/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float" office:value="-86.79225" calcext:value-type="float">
            <text:p>-86.79225</text:p>
          </table:table-cell>
          <table:table-cell/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float" office:value="-87.78266" calcext:value-type="float">
            <text:p>-87.78266</text:p>
          </table:table-cell>
          <table:table-cell/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float" office:value="-86.82774" calcext:value-type="float">
            <text:p>-86.82774</text:p>
          </table:table-cell>
          <table:table-cell/>
        </table:table-row>
        <table:table-row table:style-name="ro1">
          <table:table-cell office:value-type="float" office:value="10312" calcext:value-type="float">
            <text:p>10312</text:p>
          </table:table-cell>
          <table:table-cell office:value-type="float" office:value="-87.06504" calcext:value-type="float">
            <text:p>-87.06504</text:p>
          </table:table-cell>
          <table:table-cell/>
        </table:table-row>
        <table:table-row table:style-name="ro1">
          <table:table-cell office:value-type="float" office:value="10356" calcext:value-type="float">
            <text:p>10356</text:p>
          </table:table-cell>
          <table:table-cell office:value-type="float" office:value="-86.81099" calcext:value-type="float">
            <text:p>-86.81099</text:p>
          </table:table-cell>
          <table:table-cell/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float" office:value="-86.46894" calcext:value-type="float">
            <text:p>-86.46894</text:p>
          </table:table-cell>
          <table:table-cell/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float" office:value="-85.46609" calcext:value-type="float">
            <text:p>-85.46609</text:p>
          </table:table-cell>
          <table:table-cell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-84.74321" calcext:value-type="float">
            <text:p>-84.74321</text:p>
          </table:table-cell>
          <table:table-cell/>
        </table:table-row>
        <table:table-row table:style-name="ro1">
          <table:table-cell office:value-type="float" office:value="10535" calcext:value-type="float">
            <text:p>10535</text:p>
          </table:table-cell>
          <table:table-cell office:value-type="float" office:value="-86.16115" calcext:value-type="float">
            <text:p>-86.16115</text:p>
          </table:table-cell>
          <table:table-cell/>
        </table:table-row>
        <table:table-row table:style-name="ro1">
          <table:table-cell office:value-type="float" office:value="10579" calcext:value-type="float">
            <text:p>10579</text:p>
          </table:table-cell>
          <table:table-cell office:value-type="float" office:value="-87.06999" calcext:value-type="float">
            <text:p>-87.06999</text:p>
          </table:table-cell>
          <table:table-cell/>
        </table:table-row>
        <table:table-row table:style-name="ro1">
          <table:table-cell office:value-type="float" office:value="10624" calcext:value-type="float">
            <text:p>10624</text:p>
          </table:table-cell>
          <table:table-cell office:value-type="float" office:value="-85.69574" calcext:value-type="float">
            <text:p>-85.69574</text:p>
          </table:table-cell>
          <table:table-cell/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float" office:value="-84.32369" calcext:value-type="float">
            <text:p>-84.32369</text:p>
          </table:table-cell>
          <table:table-cell/>
        </table:table-row>
        <table:table-row table:style-name="ro1">
          <table:table-cell office:value-type="float" office:value="10713" calcext:value-type="float">
            <text:p>10713</text:p>
          </table:table-cell>
          <table:table-cell office:value-type="float" office:value="-84.96939" calcext:value-type="float">
            <text:p>-84.96939</text:p>
          </table:table-cell>
          <table:table-cell/>
        </table:table-row>
        <table:table-row table:style-name="ro1">
          <table:table-cell office:value-type="float" office:value="10757" calcext:value-type="float">
            <text:p>10757</text:p>
          </table:table-cell>
          <table:table-cell office:value-type="float" office:value="-84.88313" calcext:value-type="float">
            <text:p>-84.88313</text:p>
          </table:table-cell>
          <table:table-cell/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float" office:value="-85.64509" calcext:value-type="float">
            <text:p>-85.64509</text:p>
          </table:table-cell>
          <table:table-cell/>
        </table:table-row>
        <table:table-row table:style-name="ro1">
          <table:table-cell office:value-type="float" office:value="10846" calcext:value-type="float">
            <text:p>10846</text:p>
          </table:table-cell>
          <table:table-cell office:value-type="float" office:value="-87.2723" calcext:value-type="float">
            <text:p>-87.2723</text:p>
          </table:table-cell>
          <table:table-cell/>
        </table:table-row>
        <table:table-row table:style-name="ro1">
          <table:table-cell office:value-type="float" office:value="10891" calcext:value-type="float">
            <text:p>10891</text:p>
          </table:table-cell>
          <table:table-cell office:value-type="float" office:value="-87.66128" calcext:value-type="float">
            <text:p>-87.66128</text:p>
          </table:table-cell>
          <table:table-cell/>
        </table:table-row>
        <table:table-row table:style-name="ro1">
          <table:table-cell office:value-type="float" office:value="10935" calcext:value-type="float">
            <text:p>10935</text:p>
          </table:table-cell>
          <table:table-cell office:value-type="float" office:value="-84.99465" calcext:value-type="float">
            <text:p>-84.99465</text:p>
          </table:table-cell>
          <table:table-cell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float" office:value="-84.62955" calcext:value-type="float">
            <text:p>-84.62955</text:p>
          </table:table-cell>
          <table:table-cell/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float" office:value="-86.62203" calcext:value-type="float">
            <text:p>-86.62203</text:p>
          </table:table-cell>
          <table:table-cell/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float" office:value="-84.044" calcext:value-type="float">
            <text:p>-84.044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-84.16497" calcext:value-type="float">
            <text:p>-84.16497</text:p>
          </table:table-cell>
          <table:table-cell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-87.97057" calcext:value-type="float">
            <text:p>-87.97057</text:p>
          </table:table-cell>
          <table:table-cell/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float" office:value="-85.13202" calcext:value-type="float">
            <text:p>-85.13202</text:p>
          </table:table-cell>
          <table:table-cell/>
        </table:table-row>
        <table:table-row table:style-name="ro1">
          <table:table-cell office:value-type="float" office:value="11247" calcext:value-type="float">
            <text:p>11247</text:p>
          </table:table-cell>
          <table:table-cell office:value-type="float" office:value="-87.00935" calcext:value-type="float">
            <text:p>-87.00935</text:p>
          </table:table-cell>
          <table:table-cell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float" office:value="-85.86082" calcext:value-type="float">
            <text:p>-85.86082</text:p>
          </table:table-cell>
          <table:table-cell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float" office:value="-83.75009" calcext:value-type="float">
            <text:p>-83.75009</text:p>
          </table:table-cell>
          <table:table-cell/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float" office:value="-86.73222" calcext:value-type="float">
            <text:p>-86.73222</text:p>
          </table:table-cell>
          <table:table-cell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float" office:value="-86.82831" calcext:value-type="float">
            <text:p>-86.82831</text:p>
          </table:table-cell>
          <table:table-cell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float" office:value="-87.41819" calcext:value-type="float">
            <text:p>-87.41819</text:p>
          </table:table-cell>
          <table:table-cell/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float" office:value="-85.85488" calcext:value-type="float">
            <text:p>-85.85488</text:p>
          </table:table-cell>
          <table:table-cell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float" office:value="-85.68061" calcext:value-type="float">
            <text:p>-85.68061</text:p>
          </table:table-cell>
          <table:table-cell/>
        </table:table-row>
        <table:table-row table:style-name="ro1">
          <table:table-cell office:value-type="float" office:value="11604" calcext:value-type="float">
            <text:p>11604</text:p>
          </table:table-cell>
          <table:table-cell office:value-type="float" office:value="-85.62022" calcext:value-type="float">
            <text:p>-85.62022</text:p>
          </table:table-cell>
          <table:table-cell/>
        </table:table-row>
        <table:table-row table:style-name="ro1">
          <table:table-cell office:value-type="float" office:value="11648" calcext:value-type="float">
            <text:p>11648</text:p>
          </table:table-cell>
          <table:table-cell office:value-type="float" office:value="-86.3413" calcext:value-type="float">
            <text:p>-86.3413</text:p>
          </table:table-cell>
          <table:table-cell/>
        </table:table-row>
        <table:table-row table:style-name="ro1">
          <table:table-cell office:value-type="float" office:value="11693" calcext:value-type="float">
            <text:p>11693</text:p>
          </table:table-cell>
          <table:table-cell office:value-type="float" office:value="-86.32616" calcext:value-type="float">
            <text:p>-86.32616</text:p>
          </table:table-cell>
          <table:table-cell/>
        </table:table-row>
        <table:table-row table:style-name="ro1">
          <table:table-cell office:value-type="float" office:value="11737" calcext:value-type="float">
            <text:p>11737</text:p>
          </table:table-cell>
          <table:table-cell office:value-type="float" office:value="-85.90037" calcext:value-type="float">
            <text:p>-85.90037</text:p>
          </table:table-cell>
          <table:table-cell/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float" office:value="-86.6834" calcext:value-type="float">
            <text:p>-86.6834</text:p>
          </table:table-cell>
          <table:table-cell/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float" office:value="-87.24038" calcext:value-type="float">
            <text:p>-87.24038</text:p>
          </table:table-cell>
          <table:table-cell/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float" office:value="-88.01365" calcext:value-type="float">
            <text:p>-88.01365</text:p>
          </table:table-cell>
          <table:table-cell/>
        </table:table-row>
        <table:table-row table:style-name="ro1">
          <table:table-cell office:value-type="float" office:value="11915" calcext:value-type="float">
            <text:p>11915</text:p>
          </table:table-cell>
          <table:table-cell office:value-type="float" office:value="-88.49599" calcext:value-type="float">
            <text:p>-88.49599</text:p>
          </table:table-cell>
          <table:table-cell/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-87.36195" calcext:value-type="float">
            <text:p>-87.36195</text:p>
          </table:table-cell>
          <table:table-cell/>
        </table:table-row>
        <table:table-row table:style-name="ro1">
          <table:table-cell office:value-type="float" office:value="12004" calcext:value-type="float">
            <text:p>12004</text:p>
          </table:table-cell>
          <table:table-cell office:value-type="float" office:value="-86.15868" calcext:value-type="float">
            <text:p>-86.15868</text:p>
          </table:table-cell>
          <table:table-cell/>
        </table:table-row>
        <table:table-row table:style-name="ro1">
          <table:table-cell office:value-type="float" office:value="12049" calcext:value-type="float">
            <text:p>12049</text:p>
          </table:table-cell>
          <table:table-cell office:value-type="float" office:value="-84.32196" calcext:value-type="float">
            <text:p>-84.32196</text:p>
          </table:table-cell>
          <table:table-cell/>
        </table:table-row>
        <table:table-row table:style-name="ro1">
          <table:table-cell office:value-type="float" office:value="12094" calcext:value-type="float">
            <text:p>12094</text:p>
          </table:table-cell>
          <table:table-cell office:value-type="float" office:value="-83.94628" calcext:value-type="float">
            <text:p>-83.94628</text:p>
          </table:table-cell>
          <table:table-cell/>
        </table:table-row>
        <table:table-row table:style-name="ro1">
          <table:table-cell office:value-type="float" office:value="12138" calcext:value-type="float">
            <text:p>12138</text:p>
          </table:table-cell>
          <table:table-cell office:value-type="float" office:value="-84.30984" calcext:value-type="float">
            <text:p>-84.30984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-86.67864" calcext:value-type="float">
            <text:p>-86.67864</text:p>
          </table:table-cell>
          <table:table-cell/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-87.2812" calcext:value-type="float">
            <text:p>-87.2812</text:p>
          </table:table-cell>
          <table:table-cell/>
        </table:table-row>
        <table:table-row table:style-name="ro1">
          <table:table-cell office:value-type="float" office:value="12272" calcext:value-type="float">
            <text:p>12272</text:p>
          </table:table-cell>
          <table:table-cell office:value-type="float" office:value="-85.31921" calcext:value-type="float">
            <text:p>-85.31921</text:p>
          </table:table-cell>
          <table:table-cell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-86.35011" calcext:value-type="float">
            <text:p>-86.35011</text:p>
          </table:table-cell>
          <table:table-cell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-85.06937" calcext:value-type="float">
            <text:p>-85.06937</text:p>
          </table:table-cell>
          <table:table-cell/>
        </table:table-row>
        <table:table-row table:style-name="ro1">
          <table:table-cell office:value-type="float" office:value="12405" calcext:value-type="float">
            <text:p>12405</text:p>
          </table:table-cell>
          <table:table-cell office:value-type="float" office:value="-83.85635" calcext:value-type="float">
            <text:p>-83.85635</text:p>
          </table:table-cell>
          <table:table-cell/>
        </table:table-row>
        <table:table-row table:style-name="ro1">
          <table:table-cell office:value-type="float" office:value="12450" calcext:value-type="float">
            <text:p>12450</text:p>
          </table:table-cell>
          <table:table-cell office:value-type="float" office:value="-83.92382" calcext:value-type="float">
            <text:p>-83.92382</text:p>
          </table:table-cell>
          <table:table-cell/>
        </table:table-row>
        <table:table-row table:style-name="ro1">
          <table:table-cell office:value-type="float" office:value="12494" calcext:value-type="float">
            <text:p>12494</text:p>
          </table:table-cell>
          <table:table-cell office:value-type="float" office:value="-80.74963" calcext:value-type="float">
            <text:p>-80.74963</text:p>
          </table:table-cell>
          <table:table-cell/>
        </table:table-row>
        <table:table-row table:style-name="ro1">
          <table:table-cell office:value-type="float" office:value="12539" calcext:value-type="float">
            <text:p>12539</text:p>
          </table:table-cell>
          <table:table-cell office:value-type="float" office:value="-83.27975" calcext:value-type="float">
            <text:p>-83.27975</text:p>
          </table:table-cell>
          <table:table-cell/>
        </table:table-row>
        <table:table-row table:style-name="ro1">
          <table:table-cell office:value-type="float" office:value="12584" calcext:value-type="float">
            <text:p>12584</text:p>
          </table:table-cell>
          <table:table-cell office:value-type="float" office:value="-83.24336" calcext:value-type="float">
            <text:p>-83.24336</text:p>
          </table:table-cell>
          <table:table-cell/>
        </table:table-row>
        <table:table-row table:style-name="ro1">
          <table:table-cell office:value-type="float" office:value="12628" calcext:value-type="float">
            <text:p>12628</text:p>
          </table:table-cell>
          <table:table-cell office:value-type="float" office:value="-84.28812" calcext:value-type="float">
            <text:p>-84.28812</text:p>
          </table:table-cell>
          <table:table-cell/>
        </table:table-row>
        <table:table-row table:style-name="ro1">
          <table:table-cell office:value-type="float" office:value="12673" calcext:value-type="float">
            <text:p>12673</text:p>
          </table:table-cell>
          <table:table-cell office:value-type="float" office:value="-85.32572" calcext:value-type="float">
            <text:p>-85.32572</text:p>
          </table:table-cell>
          <table:table-cell/>
        </table:table-row>
        <table:table-row table:style-name="ro1">
          <table:table-cell office:value-type="float" office:value="12717" calcext:value-type="float">
            <text:p>12717</text:p>
          </table:table-cell>
          <table:table-cell office:value-type="float" office:value="-87.18806" calcext:value-type="float">
            <text:p>-87.18806</text:p>
          </table:table-cell>
          <table:table-cell/>
        </table:table-row>
        <table:table-row table:style-name="ro1">
          <table:table-cell office:value-type="float" office:value="12762" calcext:value-type="float">
            <text:p>12762</text:p>
          </table:table-cell>
          <table:table-cell office:value-type="float" office:value="-89.43222" calcext:value-type="float">
            <text:p>-89.43222</text:p>
          </table:table-cell>
          <table:table-cell/>
        </table:table-row>
        <table:table-row table:style-name="ro1">
          <table:table-cell office:value-type="float" office:value="12806" calcext:value-type="float">
            <text:p>12806</text:p>
          </table:table-cell>
          <table:table-cell office:value-type="float" office:value="-87.31228" calcext:value-type="float">
            <text:p>-87.31228</text:p>
          </table:table-cell>
          <table:table-cell/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-88.03803" calcext:value-type="float">
            <text:p>-88.03803</text:p>
          </table:table-cell>
          <table:table-cell/>
        </table:table-row>
        <table:table-row table:style-name="ro1">
          <table:table-cell office:value-type="float" office:value="12895" calcext:value-type="float">
            <text:p>12895</text:p>
          </table:table-cell>
          <table:table-cell office:value-type="float" office:value="-89.78077" calcext:value-type="float">
            <text:p>-89.78077</text:p>
          </table:table-cell>
          <table:table-cell/>
        </table:table-row>
        <table:table-row table:style-name="ro1">
          <table:table-cell office:value-type="float" office:value="12940" calcext:value-type="float">
            <text:p>12940</text:p>
          </table:table-cell>
          <table:table-cell office:value-type="float" office:value="-89.20184" calcext:value-type="float">
            <text:p>-89.20184</text:p>
          </table:table-cell>
          <table:table-cell/>
        </table:table-row>
        <table:table-row table:style-name="ro1">
          <table:table-cell office:value-type="float" office:value="12984" calcext:value-type="float">
            <text:p>12984</text:p>
          </table:table-cell>
          <table:table-cell office:value-type="float" office:value="-87.30554" calcext:value-type="float">
            <text:p>-87.30554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float" office:value="-87.5203" calcext:value-type="float">
            <text:p>-87.5203</text:p>
          </table:table-cell>
          <table:table-cell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float" office:value="-87.96176" calcext:value-type="float">
            <text:p>-87.96176</text:p>
          </table:table-cell>
          <table:table-cell/>
        </table:table-row>
        <table:table-row table:style-name="ro1">
          <table:table-cell office:value-type="float" office:value="13118" calcext:value-type="float">
            <text:p>13118</text:p>
          </table:table-cell>
          <table:table-cell office:value-type="float" office:value="-88.39712" calcext:value-type="float">
            <text:p>-88.39712</text:p>
          </table:table-cell>
          <table:table-cell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float" office:value="-88.1111" calcext:value-type="float">
            <text:p>-88.1111</text:p>
          </table:table-cell>
          <table:table-cell/>
        </table:table-row>
        <table:table-row table:style-name="ro1">
          <table:table-cell office:value-type="float" office:value="13207" calcext:value-type="float">
            <text:p>13207</text:p>
          </table:table-cell>
          <table:table-cell office:value-type="float" office:value="-87.96634" calcext:value-type="float">
            <text:p>-87.96634</text:p>
          </table:table-cell>
          <table:table-cell/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float" office:value="-88.49984" calcext:value-type="float">
            <text:p>-88.49984</text:p>
          </table:table-cell>
          <table:table-cell/>
        </table:table-row>
        <table:table-row table:style-name="ro1">
          <table:table-cell office:value-type="float" office:value="13296" calcext:value-type="float">
            <text:p>13296</text:p>
          </table:table-cell>
          <table:table-cell office:value-type="float" office:value="-87.52705" calcext:value-type="float">
            <text:p>-87.52705</text:p>
          </table:table-cell>
          <table:table-cell/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float" office:value="-86.89956" calcext:value-type="float">
            <text:p>-86.89956</text:p>
          </table:table-cell>
          <table:table-cell/>
        </table:table-row>
        <table:table-row table:style-name="ro1">
          <table:table-cell office:value-type="float" office:value="13385" calcext:value-type="float">
            <text:p>13385</text:p>
          </table:table-cell>
          <table:table-cell office:value-type="float" office:value="-88.17434" calcext:value-type="float">
            <text:p>-88.17434</text:p>
          </table:table-cell>
          <table:table-cell/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-86.14167" calcext:value-type="float">
            <text:p>-86.14167</text:p>
          </table:table-cell>
          <table:table-cell/>
        </table:table-row>
        <table:table-row table:style-name="ro1">
          <table:table-cell office:value-type="float" office:value="13474" calcext:value-type="float">
            <text:p>13474</text:p>
          </table:table-cell>
          <table:table-cell office:value-type="float" office:value="-87.3315" calcext:value-type="float">
            <text:p>-87.3315</text:p>
          </table:table-cell>
          <table:table-cell/>
        </table:table-row>
        <table:table-row table:style-name="ro1">
          <table:table-cell office:value-type="float" office:value="13519" calcext:value-type="float">
            <text:p>13519</text:p>
          </table:table-cell>
          <table:table-cell office:value-type="float" office:value="-87.35447" calcext:value-type="float">
            <text:p>-87.35447</text:p>
          </table:table-cell>
          <table:table-cell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float" office:value="-88.57199" calcext:value-type="float">
            <text:p>-88.57199</text:p>
          </table:table-cell>
          <table:table-cell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-86.37425" calcext:value-type="float">
            <text:p>-86.37425</text:p>
          </table:table-cell>
          <table:table-cell/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float" office:value="-92.34272" calcext:value-type="float">
            <text:p>-92.34272</text:p>
          </table:table-cell>
          <table:table-cell/>
        </table:table-row>
        <table:table-row table:style-name="ro1">
          <table:table-cell office:value-type="float" office:value="13697" calcext:value-type="float">
            <text:p>13697</text:p>
          </table:table-cell>
          <table:table-cell office:value-type="float" office:value="-93.0229" calcext:value-type="float">
            <text:p>-93.0229</text:p>
          </table:table-cell>
          <table:table-cell/>
        </table:table-row>
        <table:table-row table:style-name="ro1">
          <table:table-cell office:value-type="float" office:value="13742" calcext:value-type="float">
            <text:p>13742</text:p>
          </table:table-cell>
          <table:table-cell office:value-type="float" office:value="-95.81215" calcext:value-type="float">
            <text:p>-95.81215</text:p>
          </table:table-cell>
          <table:table-cell/>
        </table:table-row>
        <table:table-row table:style-name="ro1">
          <table:table-cell office:value-type="float" office:value="13786" calcext:value-type="float">
            <text:p>13786</text:p>
          </table:table-cell>
          <table:table-cell office:value-type="float" office:value="-94.37415" calcext:value-type="float">
            <text:p>-94.37415</text:p>
          </table:table-cell>
          <table:table-cell/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float" office:value="-92.56235" calcext:value-type="float">
            <text:p>-92.56235</text:p>
          </table:table-cell>
          <table:table-cell/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float" office:value="-94.67451" calcext:value-type="float">
            <text:p>-94.67451</text:p>
          </table:table-cell>
          <table:table-cell/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float" office:value="-94.03657" calcext:value-type="float">
            <text:p>-94.03657</text:p>
          </table:table-cell>
          <table:table-cell/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float" office:value="-93.58664" calcext:value-type="float">
            <text:p>-93.58664</text:p>
          </table:table-cell>
          <table:table-cell/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float" office:value="-94.00371" calcext:value-type="float">
            <text:p>-94.00371</text:p>
          </table:table-cell>
          <table:table-cell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-93.4746" calcext:value-type="float">
            <text:p>-93.4746</text:p>
          </table:table-cell>
          <table:table-cell/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float" office:value="-92.86343" calcext:value-type="float">
            <text:p>-92.86343</text:p>
          </table:table-cell>
          <table:table-cell/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float" office:value="-91.81632" calcext:value-type="float">
            <text:p>-91.81632</text:p>
          </table:table-cell>
          <table:table-cell/>
        </table:table-row>
        <table:table-row table:style-name="ro1">
          <table:table-cell office:value-type="float" office:value="14187" calcext:value-type="float">
            <text:p>14187</text:p>
          </table:table-cell>
          <table:table-cell office:value-type="float" office:value="-90.97747" calcext:value-type="float">
            <text:p>-90.97747</text:p>
          </table:table-cell>
          <table:table-cell/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float" office:value="-92.70707" calcext:value-type="float">
            <text:p>-92.70707</text:p>
          </table:table-cell>
          <table:table-cell/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float" office:value="-94.71227" calcext:value-type="float">
            <text:p>-94.71227</text:p>
          </table:table-cell>
          <table:table-cell/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float" office:value="-92.79247" calcext:value-type="float">
            <text:p>-92.79247</text:p>
          </table:table-cell>
          <table:table-cell/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float" office:value="-94.30749" calcext:value-type="float">
            <text:p>-94.30749</text:p>
          </table:table-cell>
          <table:table-cell/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float" office:value="-93.96676" calcext:value-type="float">
            <text:p>-93.96676</text:p>
          </table:table-cell>
          <table:table-cell/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float" office:value="-94.61762" calcext:value-type="float">
            <text:p>-94.61762</text:p>
          </table:table-cell>
          <table:table-cell/>
        </table:table-row>
        <table:table-row table:style-name="ro1">
          <table:table-cell office:value-type="float" office:value="14499" calcext:value-type="float">
            <text:p>14499</text:p>
          </table:table-cell>
          <table:table-cell office:value-type="float" office:value="-92.96392" calcext:value-type="float">
            <text:p>-92.96392</text:p>
          </table:table-cell>
          <table:table-cell/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float" office:value="-93.71718" calcext:value-type="float">
            <text:p>-93.71718</text:p>
          </table:table-cell>
          <table:table-cell/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float" office:value="-93.11206" calcext:value-type="float">
            <text:p>-93.11206</text:p>
          </table:table-cell>
          <table:table-cell/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float" office:value="-91.86413" calcext:value-type="float">
            <text:p>-91.86413</text:p>
          </table:table-cell>
          <table:table-cell/>
        </table:table-row>
        <table:table-row table:style-name="ro1">
          <table:table-cell office:value-type="float" office:value="14677" calcext:value-type="float">
            <text:p>14677</text:p>
          </table:table-cell>
          <table:table-cell office:value-type="float" office:value="-92.84105" calcext:value-type="float">
            <text:p>-92.84105</text:p>
          </table:table-cell>
          <table:table-cell/>
        </table:table-row>
        <table:table-row table:style-name="ro1">
          <table:table-cell office:value-type="float" office:value="14722" calcext:value-type="float">
            <text:p>14722</text:p>
          </table:table-cell>
          <table:table-cell office:value-type="float" office:value="-91.97064" calcext:value-type="float">
            <text:p>-91.97064</text:p>
          </table:table-cell>
          <table:table-cell/>
        </table:table-row>
        <table:table-row table:style-name="ro1">
          <table:table-cell office:value-type="float" office:value="14766" calcext:value-type="float">
            <text:p>14766</text:p>
          </table:table-cell>
          <table:table-cell office:value-type="float" office:value="-93.0144" calcext:value-type="float">
            <text:p>-93.0144</text:p>
          </table:table-cell>
          <table:table-cell/>
        </table:table-row>
        <table:table-row table:style-name="ro1">
          <table:table-cell office:value-type="float" office:value="14811" calcext:value-type="float">
            <text:p>14811</text:p>
          </table:table-cell>
          <table:table-cell office:value-type="float" office:value="-94.355" calcext:value-type="float">
            <text:p>-94.355</text:p>
          </table:table-cell>
          <table:table-cell/>
        </table:table-row>
        <table:table-row table:style-name="ro1">
          <table:table-cell office:value-type="float" office:value="14855" calcext:value-type="float">
            <text:p>14855</text:p>
          </table:table-cell>
          <table:table-cell office:value-type="float" office:value="-93.66778" calcext:value-type="float">
            <text:p>-93.66778</text:p>
          </table:table-cell>
          <table:table-cell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-93.02124" calcext:value-type="float">
            <text:p>-93.02124</text:p>
          </table:table-cell>
          <table:table-cell/>
        </table:table-row>
        <table:table-row table:style-name="ro1">
          <table:table-cell office:value-type="float" office:value="14944" calcext:value-type="float">
            <text:p>14944</text:p>
          </table:table-cell>
          <table:table-cell office:value-type="float" office:value="-92.8686" calcext:value-type="float">
            <text:p>-92.8686</text:p>
          </table:table-cell>
          <table:table-cell/>
        </table:table-row>
        <table:table-row table:style-name="ro1">
          <table:table-cell office:value-type="float" office:value="14989" calcext:value-type="float">
            <text:p>14989</text:p>
          </table:table-cell>
          <table:table-cell office:value-type="float" office:value="-93.07878" calcext:value-type="float">
            <text:p>-93.07878</text:p>
          </table:table-cell>
          <table:table-cell/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-91.26838" calcext:value-type="float">
            <text:p>-91.26838</text:p>
          </table:table-cell>
          <table:table-cell/>
        </table:table-row>
        <table:table-row table:style-name="ro1">
          <table:table-cell office:value-type="float" office:value="15078" calcext:value-type="float">
            <text:p>15078</text:p>
          </table:table-cell>
          <table:table-cell office:value-type="float" office:value="-94.8602" calcext:value-type="float">
            <text:p>-94.8602</text:p>
          </table:table-cell>
          <table:table-cell/>
        </table:table-row>
        <table:table-row table:style-name="ro1">
          <table:table-cell office:value-type="float" office:value="15122" calcext:value-type="float">
            <text:p>15122</text:p>
          </table:table-cell>
          <table:table-cell office:value-type="float" office:value="-92.7049" calcext:value-type="float">
            <text:p>-92.7049</text:p>
          </table:table-cell>
          <table:table-cell/>
        </table:table-row>
        <table:table-row table:style-name="ro1">
          <table:table-cell office:value-type="float" office:value="15167" calcext:value-type="float">
            <text:p>15167</text:p>
          </table:table-cell>
          <table:table-cell office:value-type="float" office:value="-94.3267" calcext:value-type="float">
            <text:p>-94.3267</text:p>
          </table:table-cell>
          <table:table-cell/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float" office:value="-95.16047" calcext:value-type="float">
            <text:p>-95.16047</text:p>
          </table:table-cell>
          <table:table-cell/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float" office:value="-92.95797" calcext:value-type="float">
            <text:p>-92.95797</text:p>
          </table:table-cell>
          <table:table-cell/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float" office:value="-94.26079" calcext:value-type="float">
            <text:p>-94.26079</text:p>
          </table:table-cell>
          <table:table-cell/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float" office:value="-95.47692" calcext:value-type="float">
            <text:p>-95.47692</text:p>
          </table:table-cell>
          <table:table-cell/>
        </table:table-row>
        <table:table-row table:style-name="ro1">
          <table:table-cell office:value-type="float" office:value="15390" calcext:value-type="float">
            <text:p>15390</text:p>
          </table:table-cell>
          <table:table-cell office:value-type="float" office:value="-95.55007" calcext:value-type="float">
            <text:p>-95.55007</text:p>
          </table:table-cell>
          <table:table-cell/>
        </table:table-row>
        <table:table-row table:style-name="ro1">
          <table:table-cell office:value-type="float" office:value="15434" calcext:value-type="float">
            <text:p>15434</text:p>
          </table:table-cell>
          <table:table-cell office:value-type="float" office:value="-93.04357" calcext:value-type="float">
            <text:p>-93.04357</text:p>
          </table:table-cell>
          <table:table-cell/>
        </table:table-row>
        <table:table-row table:style-name="ro1">
          <table:table-cell office:value-type="float" office:value="15479" calcext:value-type="float">
            <text:p>15479</text:p>
          </table:table-cell>
          <table:table-cell office:value-type="float" office:value="-95.90579" calcext:value-type="float">
            <text:p>-95.90579</text:p>
          </table:table-cell>
          <table:table-cell/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float" office:value="-92.72805" calcext:value-type="float">
            <text:p>-92.72805</text:p>
          </table:table-cell>
          <table:table-cell/>
        </table:table-row>
        <table:table-row table:style-name="ro1">
          <table:table-cell office:value-type="float" office:value="15568" calcext:value-type="float">
            <text:p>15568</text:p>
          </table:table-cell>
          <table:table-cell office:value-type="float" office:value="-94.16509" calcext:value-type="float">
            <text:p>-94.16509</text:p>
          </table:table-cell>
          <table:table-cell/>
        </table:table-row>
        <table:table-row table:style-name="ro1">
          <table:table-cell office:value-type="float" office:value="15612" calcext:value-type="float">
            <text:p>15612</text:p>
          </table:table-cell>
          <table:table-cell office:value-type="float" office:value="-94.48624" calcext:value-type="float">
            <text:p>-94.48624</text:p>
          </table:table-cell>
          <table:table-cell/>
        </table:table-row>
        <table:table-row table:style-name="ro1">
          <table:table-cell office:value-type="float" office:value="15657" calcext:value-type="float">
            <text:p>15657</text:p>
          </table:table-cell>
          <table:table-cell office:value-type="float" office:value="-94.33269" calcext:value-type="float">
            <text:p>-94.33269</text:p>
          </table:table-cell>
          <table:table-cell/>
        </table:table-row>
        <table:table-row table:style-name="ro1">
          <table:table-cell office:value-type="float" office:value="15702" calcext:value-type="float">
            <text:p>15702</text:p>
          </table:table-cell>
          <table:table-cell office:value-type="float" office:value="-92.19962" calcext:value-type="float">
            <text:p>-92.19962</text:p>
          </table:table-cell>
          <table:table-cell/>
        </table:table-row>
        <table:table-row table:style-name="ro1">
          <table:table-cell office:value-type="float" office:value="15746" calcext:value-type="float">
            <text:p>15746</text:p>
          </table:table-cell>
          <table:table-cell office:value-type="float" office:value="-95.30897" calcext:value-type="float">
            <text:p>-95.30897</text:p>
          </table:table-cell>
          <table:table-cell/>
        </table:table-row>
        <table:table-row table:style-name="ro1">
          <table:table-cell office:value-type="float" office:value="15791" calcext:value-type="float">
            <text:p>15791</text:p>
          </table:table-cell>
          <table:table-cell office:value-type="float" office:value="-94.08157" calcext:value-type="float">
            <text:p>-94.08157</text:p>
          </table:table-cell>
          <table:table-cell/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-92.99132" calcext:value-type="float">
            <text:p>-92.99132</text:p>
          </table:table-cell>
          <table:table-cell/>
        </table:table-row>
        <table:table-row table:style-name="ro1">
          <table:table-cell office:value-type="float" office:value="15880" calcext:value-type="float">
            <text:p>15880</text:p>
          </table:table-cell>
          <table:table-cell office:value-type="float" office:value="-93.03829" calcext:value-type="float">
            <text:p>-93.03829</text:p>
          </table:table-cell>
          <table:table-cell/>
        </table:table-row>
        <table:table-row table:style-name="ro1">
          <table:table-cell office:value-type="float" office:value="15924" calcext:value-type="float">
            <text:p>15924</text:p>
          </table:table-cell>
          <table:table-cell office:value-type="float" office:value="-95.00502" calcext:value-type="float">
            <text:p>-95.00502</text:p>
          </table:table-cell>
          <table:table-cell/>
        </table:table-row>
        <table:table-row table:style-name="ro1">
          <table:table-cell office:value-type="float" office:value="15969" calcext:value-type="float">
            <text:p>15969</text:p>
          </table:table-cell>
          <table:table-cell office:value-type="float" office:value="-92.7666" calcext:value-type="float">
            <text:p>-92.7666</text:p>
          </table:table-cell>
          <table:table-cell/>
        </table:table-row>
        <table:table-row table:style-name="ro1">
          <table:table-cell office:value-type="float" office:value="16013" calcext:value-type="float">
            <text:p>16013</text:p>
          </table:table-cell>
          <table:table-cell office:value-type="float" office:value="-94.65024" calcext:value-type="float">
            <text:p>-94.65024</text:p>
          </table:table-cell>
          <table:table-cell/>
        </table:table-row>
        <table:table-row table:style-name="ro1">
          <table:table-cell office:value-type="float" office:value="16058" calcext:value-type="float">
            <text:p>16058</text:p>
          </table:table-cell>
          <table:table-cell office:value-type="float" office:value="-94.62316" calcext:value-type="float">
            <text:p>-94.62316</text:p>
          </table:table-cell>
          <table:table-cell/>
        </table:table-row>
        <table:table-row table:style-name="ro1">
          <table:table-cell office:value-type="float" office:value="16102" calcext:value-type="float">
            <text:p>16102</text:p>
          </table:table-cell>
          <table:table-cell office:value-type="float" office:value="-92.31051" calcext:value-type="float">
            <text:p>-92.31051</text:p>
          </table:table-cell>
          <table:table-cell/>
        </table:table-row>
        <table:table-row table:style-name="ro1">
          <table:table-cell office:value-type="float" office:value="16147" calcext:value-type="float">
            <text:p>16147</text:p>
          </table:table-cell>
          <table:table-cell office:value-type="float" office:value="-90.59057" calcext:value-type="float">
            <text:p>-90.59057</text:p>
          </table:table-cell>
          <table:table-cell/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-89.31532" calcext:value-type="float">
            <text:p>-89.31532</text:p>
          </table:table-cell>
          <table:table-cell/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float" office:value="-89.51016" calcext:value-type="float">
            <text:p>-89.51016</text:p>
          </table:table-cell>
          <table:table-cell/>
        </table:table-row>
        <table:table-row table:style-name="ro1">
          <table:table-cell office:value-type="float" office:value="16281" calcext:value-type="float">
            <text:p>16281</text:p>
          </table:table-cell>
          <table:table-cell office:value-type="float" office:value="-90.85829" calcext:value-type="float">
            <text:p>-90.85829</text:p>
          </table:table-cell>
          <table:table-cell/>
        </table:table-row>
        <table:table-row table:style-name="ro1">
          <table:table-cell office:value-type="float" office:value="16325" calcext:value-type="float">
            <text:p>16325</text:p>
          </table:table-cell>
          <table:table-cell office:value-type="float" office:value="-90.20071" calcext:value-type="float">
            <text:p>-90.20071</text:p>
          </table:table-cell>
          <table:table-cell/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-91.02407" calcext:value-type="float">
            <text:p>-91.02407</text:p>
          </table:table-cell>
          <table:table-cell/>
        </table:table-row>
        <table:table-row table:style-name="ro1">
          <table:table-cell office:value-type="float" office:value="16414" calcext:value-type="float">
            <text:p>16414</text:p>
          </table:table-cell>
          <table:table-cell office:value-type="float" office:value="-92.84149" calcext:value-type="float">
            <text:p>-92.84149</text:p>
          </table:table-cell>
          <table:table-cell/>
        </table:table-row>
        <table:table-row table:style-name="ro1">
          <table:table-cell office:value-type="float" office:value="16459" calcext:value-type="float">
            <text:p>16459</text:p>
          </table:table-cell>
          <table:table-cell office:value-type="float" office:value="-93.45366" calcext:value-type="float">
            <text:p>-93.45366</text:p>
          </table:table-cell>
          <table:table-cell/>
        </table:table-row>
        <table:table-row table:style-name="ro1">
          <table:table-cell office:value-type="float" office:value="16503" calcext:value-type="float">
            <text:p>16503</text:p>
          </table:table-cell>
          <table:table-cell office:value-type="float" office:value="-92.3752" calcext:value-type="float">
            <text:p>-92.3752</text:p>
          </table:table-cell>
          <table:table-cell/>
        </table:table-row>
        <table:table-row table:style-name="ro1">
          <table:table-cell office:value-type="float" office:value="16548" calcext:value-type="float">
            <text:p>16548</text:p>
          </table:table-cell>
          <table:table-cell office:value-type="float" office:value="-94.75912" calcext:value-type="float">
            <text:p>-94.75912</text:p>
          </table:table-cell>
          <table:table-cell/>
        </table:table-row>
        <table:table-row table:style-name="ro1">
          <table:table-cell office:value-type="float" office:value="16592" calcext:value-type="float">
            <text:p>16592</text:p>
          </table:table-cell>
          <table:table-cell office:value-type="float" office:value="-93.20689" calcext:value-type="float">
            <text:p>-93.20689</text:p>
          </table:table-cell>
          <table:table-cell/>
        </table:table-row>
        <table:table-row table:style-name="ro1">
          <table:table-cell office:value-type="float" office:value="16637" calcext:value-type="float">
            <text:p>16637</text:p>
          </table:table-cell>
          <table:table-cell office:value-type="float" office:value="-94.21124" calcext:value-type="float">
            <text:p>-94.21124</text:p>
          </table:table-cell>
          <table:table-cell/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float" office:value="-92.53641" calcext:value-type="float">
            <text:p>-92.53641</text:p>
          </table:table-cell>
          <table:table-cell/>
        </table:table-row>
        <table:table-row table:style-name="ro1">
          <table:table-cell office:value-type="float" office:value="16726" calcext:value-type="float">
            <text:p>16726</text:p>
          </table:table-cell>
          <table:table-cell office:value-type="float" office:value="-93.67113" calcext:value-type="float">
            <text:p>-93.67113</text:p>
          </table:table-cell>
          <table:table-cell/>
        </table:table-row>
        <table:table-row table:style-name="ro1">
          <table:table-cell office:value-type="float" office:value="16771" calcext:value-type="float">
            <text:p>16771</text:p>
          </table:table-cell>
          <table:table-cell office:value-type="float" office:value="-92.59042" calcext:value-type="float">
            <text:p>-92.59042</text:p>
          </table:table-cell>
          <table:table-cell/>
        </table:table-row>
        <table:table-row table:style-name="ro1">
          <table:table-cell office:value-type="float" office:value="16815" calcext:value-type="float">
            <text:p>16815</text:p>
          </table:table-cell>
          <table:table-cell office:value-type="float" office:value="-92.89545" calcext:value-type="float">
            <text:p>-92.89545</text:p>
          </table:table-cell>
          <table:table-cell/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-92.78754" calcext:value-type="float">
            <text:p>-92.78754</text:p>
          </table:table-cell>
          <table:table-cell/>
        </table:table-row>
        <table:table-row table:style-name="ro1">
          <table:table-cell office:value-type="float" office:value="16904" calcext:value-type="float">
            <text:p>16904</text:p>
          </table:table-cell>
          <table:table-cell office:value-type="float" office:value="-93.52675" calcext:value-type="float">
            <text:p>-93.52675</text:p>
          </table:table-cell>
          <table:table-cell/>
        </table:table-row>
        <table:table-row table:style-name="ro1">
          <table:table-cell office:value-type="float" office:value="16949" calcext:value-type="float">
            <text:p>16949</text:p>
          </table:table-cell>
          <table:table-cell office:value-type="float" office:value="-93.08303" calcext:value-type="float">
            <text:p>-93.08303</text:p>
          </table:table-cell>
          <table:table-cell/>
        </table:table-row>
        <table:table-row table:style-name="ro1">
          <table:table-cell office:value-type="float" office:value="16993" calcext:value-type="float">
            <text:p>16993</text:p>
          </table:table-cell>
          <table:table-cell office:value-type="float" office:value="-94.94424" calcext:value-type="float">
            <text:p>-94.94424</text:p>
          </table:table-cell>
          <table:table-cell/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float" office:value="-94.54278" calcext:value-type="float">
            <text:p>-94.54278</text:p>
          </table:table-cell>
          <table:table-cell/>
        </table:table-row>
        <table:table-row table:style-name="ro1">
          <table:table-cell office:value-type="float" office:value="17082" calcext:value-type="float">
            <text:p>17082</text:p>
          </table:table-cell>
          <table:table-cell office:value-type="float" office:value="-95.37751" calcext:value-type="float">
            <text:p>-95.37751</text:p>
          </table:table-cell>
          <table:table-cell/>
        </table:table-row>
        <table:table-row table:style-name="ro1">
          <table:table-cell office:value-type="float" office:value="17127" calcext:value-type="float">
            <text:p>17127</text:p>
          </table:table-cell>
          <table:table-cell office:value-type="float" office:value="-96.14104" calcext:value-type="float">
            <text:p>-96.14104</text:p>
          </table:table-cell>
          <table:table-cell/>
        </table:table-row>
        <table:table-row table:style-name="ro1">
          <table:table-cell office:value-type="float" office:value="17171" calcext:value-type="float">
            <text:p>17171</text:p>
          </table:table-cell>
          <table:table-cell office:value-type="float" office:value="-94.68359" calcext:value-type="float">
            <text:p>-94.68359</text:p>
          </table:table-cell>
          <table:table-cell/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float" office:value="-94.69126" calcext:value-type="float">
            <text:p>-94.69126</text:p>
          </table:table-cell>
          <table:table-cell/>
        </table:table-row>
        <table:table-row table:style-name="ro1">
          <table:table-cell office:value-type="float" office:value="17261" calcext:value-type="float">
            <text:p>17261</text:p>
          </table:table-cell>
          <table:table-cell office:value-type="float" office:value="-93.42757" calcext:value-type="float">
            <text:p>-93.42757</text:p>
          </table:table-cell>
          <table:table-cell/>
        </table:table-row>
        <table:table-row table:style-name="ro1">
          <table:table-cell office:value-type="float" office:value="17305" calcext:value-type="float">
            <text:p>17305</text:p>
          </table:table-cell>
          <table:table-cell office:value-type="float" office:value="-94.13025" calcext:value-type="float">
            <text:p>-94.13025</text:p>
          </table:table-cell>
          <table:table-cell/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-93.47225" calcext:value-type="float">
            <text:p>-93.47225</text:p>
          </table:table-cell>
          <table:table-cell/>
        </table:table-row>
        <table:table-row table:style-name="ro1">
          <table:table-cell office:value-type="float" office:value="17394" calcext:value-type="float">
            <text:p>17394</text:p>
          </table:table-cell>
          <table:table-cell office:value-type="float" office:value="-91.7113" calcext:value-type="float">
            <text:p>-91.7113</text:p>
          </table:table-cell>
          <table:table-cell/>
        </table:table-row>
        <table:table-row table:style-name="ro1">
          <table:table-cell office:value-type="float" office:value="17439" calcext:value-type="float">
            <text:p>17439</text:p>
          </table:table-cell>
          <table:table-cell office:value-type="float" office:value="-91.49077" calcext:value-type="float">
            <text:p>-91.49077</text:p>
          </table:table-cell>
          <table:table-cell/>
        </table:table-row>
        <table:table-row table:style-name="ro1">
          <table:table-cell office:value-type="float" office:value="17483" calcext:value-type="float">
            <text:p>17483</text:p>
          </table:table-cell>
          <table:table-cell office:value-type="float" office:value="-94.91963" calcext:value-type="float">
            <text:p>-94.91963</text:p>
          </table:table-cell>
          <table:table-cell/>
        </table:table-row>
        <table:table-row table:style-name="ro1">
          <table:table-cell office:value-type="float" office:value="17528" calcext:value-type="float">
            <text:p>17528</text:p>
          </table:table-cell>
          <table:table-cell office:value-type="float" office:value="-94.04731" calcext:value-type="float">
            <text:p>-94.04731</text:p>
          </table:table-cell>
          <table:table-cell/>
        </table:table-row>
        <table:table-row table:style-name="ro1">
          <table:table-cell office:value-type="float" office:value="17572" calcext:value-type="float">
            <text:p>17572</text:p>
          </table:table-cell>
          <table:table-cell office:value-type="float" office:value="-94.50676" calcext:value-type="float">
            <text:p>-94.50676</text:p>
          </table:table-cell>
          <table:table-cell/>
        </table:table-row>
        <table:table-row table:style-name="ro1">
          <table:table-cell office:value-type="float" office:value="17617" calcext:value-type="float">
            <text:p>17617</text:p>
          </table:table-cell>
          <table:table-cell office:value-type="float" office:value="-93.62344" calcext:value-type="float">
            <text:p>-93.62344</text:p>
          </table:table-cell>
          <table:table-cell/>
        </table:table-row>
        <table:table-row table:style-name="ro1">
          <table:table-cell office:value-type="float" office:value="17661" calcext:value-type="float">
            <text:p>17661</text:p>
          </table:table-cell>
          <table:table-cell office:value-type="float" office:value="-94.76076" calcext:value-type="float">
            <text:p>-94.76076</text:p>
          </table:table-cell>
          <table:table-cell/>
        </table:table-row>
        <table:table-row table:style-name="ro1">
          <table:table-cell office:value-type="float" office:value="17706" calcext:value-type="float">
            <text:p>17706</text:p>
          </table:table-cell>
          <table:table-cell office:value-type="float" office:value="-95.41759" calcext:value-type="float">
            <text:p>-95.41759</text:p>
          </table:table-cell>
          <table:table-cell/>
        </table:table-row>
        <table:table-row table:style-name="ro1">
          <table:table-cell office:value-type="float" office:value="17751" calcext:value-type="float">
            <text:p>17751</text:p>
          </table:table-cell>
          <table:table-cell office:value-type="float" office:value="-93.72897" calcext:value-type="float">
            <text:p>-93.72897</text:p>
          </table:table-cell>
          <table:table-cell/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float" office:value="-95.61459" calcext:value-type="float">
            <text:p>-95.61459</text:p>
          </table:table-cell>
          <table:table-cell/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float" office:value="-94.58455" calcext:value-type="float">
            <text:p>-94.58455</text:p>
          </table:table-cell>
          <table:table-cell/>
        </table:table-row>
        <table:table-row table:style-name="ro1">
          <table:table-cell office:value-type="float" office:value="17884" calcext:value-type="float">
            <text:p>17884</text:p>
          </table:table-cell>
          <table:table-cell office:value-type="float" office:value="-95.44439" calcext:value-type="float">
            <text:p>-95.44439</text:p>
          </table:table-cell>
          <table:table-cell/>
        </table:table-row>
        <table:table-row table:style-name="ro1">
          <table:table-cell office:value-type="float" office:value="17929" calcext:value-type="float">
            <text:p>17929</text:p>
          </table:table-cell>
          <table:table-cell office:value-type="float" office:value="-92.79612" calcext:value-type="float">
            <text:p>-92.79612</text:p>
          </table:table-cell>
          <table:table-cell/>
        </table:table-row>
        <table:table-row table:style-name="ro1">
          <table:table-cell office:value-type="float" office:value="17973" calcext:value-type="float">
            <text:p>17973</text:p>
          </table:table-cell>
          <table:table-cell office:value-type="float" office:value="-95.1597" calcext:value-type="float">
            <text:p>-95.1597</text:p>
          </table:table-cell>
          <table:table-cell/>
        </table:table-row>
        <table:table-row table:style-name="ro1">
          <table:table-cell office:value-type="float" office:value="18018" calcext:value-type="float">
            <text:p>18018</text:p>
          </table:table-cell>
          <table:table-cell office:value-type="float" office:value="-95.42565" calcext:value-type="float">
            <text:p>-95.42565</text:p>
          </table:table-cell>
          <table:table-cell/>
        </table:table-row>
        <table:table-row table:style-name="ro1">
          <table:table-cell office:value-type="float" office:value="18062" calcext:value-type="float">
            <text:p>18062</text:p>
          </table:table-cell>
          <table:table-cell office:value-type="float" office:value="-97.03686" calcext:value-type="float">
            <text:p>-97.03686</text:p>
          </table:table-cell>
          <table:table-cell/>
        </table:table-row>
        <table:table-row table:style-name="ro1">
          <table:table-cell office:value-type="float" office:value="18107" calcext:value-type="float">
            <text:p>18107</text:p>
          </table:table-cell>
          <table:table-cell office:value-type="float" office:value="-96.12172" calcext:value-type="float">
            <text:p>-96.12172</text:p>
          </table:table-cell>
          <table:table-cell/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-93.43822" calcext:value-type="float">
            <text:p>-93.43822</text:p>
          </table:table-cell>
          <table:table-cell/>
        </table:table-row>
        <table:table-row table:style-name="ro1">
          <table:table-cell office:value-type="float" office:value="18196" calcext:value-type="float">
            <text:p>18196</text:p>
          </table:table-cell>
          <table:table-cell office:value-type="float" office:value="-93.37749" calcext:value-type="float">
            <text:p>-93.37749</text:p>
          </table:table-cell>
          <table:table-cell/>
        </table:table-row>
        <table:table-row table:style-name="ro1">
          <table:table-cell office:value-type="float" office:value="18241" calcext:value-type="float">
            <text:p>18241</text:p>
          </table:table-cell>
          <table:table-cell office:value-type="float" office:value="-95.57766" calcext:value-type="float">
            <text:p>-95.57766</text:p>
          </table:table-cell>
          <table:table-cell/>
        </table:table-row>
        <table:table-row table:style-name="ro1">
          <table:table-cell office:value-type="float" office:value="18285" calcext:value-type="float">
            <text:p>18285</text:p>
          </table:table-cell>
          <table:table-cell office:value-type="float" office:value="-92.7327" calcext:value-type="float">
            <text:p>-92.7327</text:p>
          </table:table-cell>
          <table:table-cell/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-95.39692" calcext:value-type="float">
            <text:p>-95.39692</text:p>
          </table:table-cell>
          <table:table-cell/>
        </table:table-row>
        <table:table-row table:style-name="ro1">
          <table:table-cell office:value-type="float" office:value="18374" calcext:value-type="float">
            <text:p>18374</text:p>
          </table:table-cell>
          <table:table-cell office:value-type="float" office:value="-95.16689" calcext:value-type="float">
            <text:p>-95.16689</text:p>
          </table:table-cell>
          <table:table-cell/>
        </table:table-row>
        <table:table-row table:style-name="ro1">
          <table:table-cell office:value-type="float" office:value="18419" calcext:value-type="float">
            <text:p>18419</text:p>
          </table:table-cell>
          <table:table-cell office:value-type="float" office:value="-96.17927" calcext:value-type="float">
            <text:p>-96.17927</text:p>
          </table:table-cell>
          <table:table-cell/>
        </table:table-row>
        <table:table-row table:style-name="ro1">
          <table:table-cell office:value-type="float" office:value="18463" calcext:value-type="float">
            <text:p>18463</text:p>
          </table:table-cell>
          <table:table-cell office:value-type="float" office:value="-94.84161" calcext:value-type="float">
            <text:p>-94.84161</text:p>
          </table:table-cell>
          <table:table-cell/>
        </table:table-row>
        <table:table-row table:style-name="ro1">
          <table:table-cell office:value-type="float" office:value="18508" calcext:value-type="float">
            <text:p>18508</text:p>
          </table:table-cell>
          <table:table-cell office:value-type="float" office:value="-94.78165" calcext:value-type="float">
            <text:p>-94.78165</text:p>
          </table:table-cell>
          <table:table-cell/>
        </table:table-row>
        <table:table-row table:style-name="ro1">
          <table:table-cell office:value-type="float" office:value="18552" calcext:value-type="float">
            <text:p>18552</text:p>
          </table:table-cell>
          <table:table-cell office:value-type="float" office:value="-92.48462" calcext:value-type="float">
            <text:p>-92.48462</text:p>
          </table:table-cell>
          <table:table-cell/>
        </table:table-row>
        <table:table-row table:style-name="ro1">
          <table:table-cell office:value-type="float" office:value="18597" calcext:value-type="float">
            <text:p>18597</text:p>
          </table:table-cell>
          <table:table-cell office:value-type="float" office:value="-93.59722" calcext:value-type="float">
            <text:p>-93.59722</text:p>
          </table:table-cell>
          <table:table-cell/>
        </table:table-row>
        <table:table-row table:style-name="ro1">
          <table:table-cell office:value-type="float" office:value="18641" calcext:value-type="float">
            <text:p>18641</text:p>
          </table:table-cell>
          <table:table-cell office:value-type="float" office:value="-92.63171" calcext:value-type="float">
            <text:p>-92.63171</text:p>
          </table:table-cell>
          <table:table-cell/>
        </table:table-row>
        <table:table-row table:style-name="ro1">
          <table:table-cell office:value-type="float" office:value="18686" calcext:value-type="float">
            <text:p>18686</text:p>
          </table:table-cell>
          <table:table-cell office:value-type="float" office:value="-91.92269" calcext:value-type="float">
            <text:p>-91.92269</text:p>
          </table:table-cell>
          <table:table-cell/>
        </table:table-row>
        <table:table-row table:style-name="ro1">
          <table:table-cell office:value-type="float" office:value="18731" calcext:value-type="float">
            <text:p>18731</text:p>
          </table:table-cell>
          <table:table-cell office:value-type="float" office:value="-93.42497" calcext:value-type="float">
            <text:p>-93.42497</text:p>
          </table:table-cell>
          <table:table-cell/>
        </table:table-row>
        <table:table-row table:style-name="ro1">
          <table:table-cell office:value-type="float" office:value="18775" calcext:value-type="float">
            <text:p>18775</text:p>
          </table:table-cell>
          <table:table-cell office:value-type="float" office:value="-91.16595" calcext:value-type="float">
            <text:p>-91.16595</text:p>
          </table:table-cell>
          <table:table-cell/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float" office:value="-93.79781" calcext:value-type="float">
            <text:p>-93.79781</text:p>
          </table:table-cell>
          <table:table-cell/>
        </table:table-row>
        <table:table-row table:style-name="ro1">
          <table:table-cell office:value-type="float" office:value="18864" calcext:value-type="float">
            <text:p>18864</text:p>
          </table:table-cell>
          <table:table-cell office:value-type="float" office:value="-93.05836" calcext:value-type="float">
            <text:p>-93.05836</text:p>
          </table:table-cell>
          <table:table-cell/>
        </table:table-row>
        <table:table-row table:style-name="ro1">
          <table:table-cell office:value-type="float" office:value="18909" calcext:value-type="float">
            <text:p>18909</text:p>
          </table:table-cell>
          <table:table-cell office:value-type="float" office:value="-95.43574" calcext:value-type="float">
            <text:p>-95.43574</text:p>
          </table:table-cell>
          <table:table-cell/>
        </table:table-row>
        <table:table-row table:style-name="ro1">
          <table:table-cell office:value-type="float" office:value="18953" calcext:value-type="float">
            <text:p>18953</text:p>
          </table:table-cell>
          <table:table-cell office:value-type="float" office:value="-96.05775" calcext:value-type="float">
            <text:p>-96.05775</text:p>
          </table:table-cell>
          <table:table-cell/>
        </table:table-row>
        <table:table-row table:style-name="ro1">
          <table:table-cell office:value-type="float" office:value="18998" calcext:value-type="float">
            <text:p>18998</text:p>
          </table:table-cell>
          <table:table-cell office:value-type="float" office:value="-95.30067" calcext:value-type="float">
            <text:p>-95.30067</text:p>
          </table:table-cell>
          <table:table-cell/>
        </table:table-row>
        <table:table-row table:style-name="ro1">
          <table:table-cell office:value-type="float" office:value="19042" calcext:value-type="float">
            <text:p>19042</text:p>
          </table:table-cell>
          <table:table-cell office:value-type="float" office:value="-95.49602" calcext:value-type="float">
            <text:p>-95.49602</text:p>
          </table:table-cell>
          <table:table-cell/>
        </table:table-row>
        <table:table-row table:style-name="ro1">
          <table:table-cell office:value-type="float" office:value="19087" calcext:value-type="float">
            <text:p>19087</text:p>
          </table:table-cell>
          <table:table-cell office:value-type="float" office:value="-95.79595" calcext:value-type="float">
            <text:p>-95.79595</text:p>
          </table:table-cell>
          <table:table-cell/>
        </table:table-row>
        <table:table-row table:style-name="ro1">
          <table:table-cell office:value-type="float" office:value="19131" calcext:value-type="float">
            <text:p>19131</text:p>
          </table:table-cell>
          <table:table-cell office:value-type="float" office:value="-94.18025" calcext:value-type="float">
            <text:p>-94.18025</text:p>
          </table:table-cell>
          <table:table-cell/>
        </table:table-row>
        <table:table-row table:style-name="ro1">
          <table:table-cell office:value-type="float" office:value="19176" calcext:value-type="float">
            <text:p>19176</text:p>
          </table:table-cell>
          <table:table-cell office:value-type="float" office:value="-95.27465" calcext:value-type="float">
            <text:p>-95.27465</text:p>
          </table:table-cell>
          <table:table-cell/>
        </table:table-row>
        <table:table-row table:style-name="ro1">
          <table:table-cell office:value-type="float" office:value="19220" calcext:value-type="float">
            <text:p>19220</text:p>
          </table:table-cell>
          <table:table-cell office:value-type="float" office:value="-95.04399" calcext:value-type="float">
            <text:p>-95.04399</text:p>
          </table:table-cell>
          <table:table-cell/>
        </table:table-row>
        <table:table-row table:style-name="ro1">
          <table:table-cell office:value-type="float" office:value="19265" calcext:value-type="float">
            <text:p>19265</text:p>
          </table:table-cell>
          <table:table-cell office:value-type="float" office:value="-96.07439" calcext:value-type="float">
            <text:p>-96.07439</text:p>
          </table:table-cell>
          <table:table-cell/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float" office:value="-96.98134" calcext:value-type="float">
            <text:p>-96.98134</text:p>
          </table:table-cell>
          <table:table-cell/>
        </table:table-row>
        <table:table-row table:style-name="ro1">
          <table:table-cell office:value-type="float" office:value="19354" calcext:value-type="float">
            <text:p>19354</text:p>
          </table:table-cell>
          <table:table-cell office:value-type="float" office:value="-96.84768" calcext:value-type="float">
            <text:p>-96.84768</text:p>
          </table:table-cell>
          <table:table-cell/>
        </table:table-row>
        <table:table-row table:style-name="ro1">
          <table:table-cell office:value-type="float" office:value="19399" calcext:value-type="float">
            <text:p>19399</text:p>
          </table:table-cell>
          <table:table-cell office:value-type="float" office:value="-99.20189" calcext:value-type="float">
            <text:p>-99.20189</text:p>
          </table:table-cell>
          <table:table-cell/>
        </table:table-row>
        <table:table-row table:style-name="ro1">
          <table:table-cell office:value-type="float" office:value="19443" calcext:value-type="float">
            <text:p>19443</text:p>
          </table:table-cell>
          <table:table-cell office:value-type="float" office:value="-99.6307" calcext:value-type="float">
            <text:p>-99.6307</text:p>
          </table:table-cell>
          <table:table-cell/>
        </table:table-row>
        <table:table-row table:style-name="ro1">
          <table:table-cell office:value-type="float" office:value="19488" calcext:value-type="float">
            <text:p>19488</text:p>
          </table:table-cell>
          <table:table-cell office:value-type="float" office:value="-95.38449" calcext:value-type="float">
            <text:p>-95.38449</text:p>
          </table:table-cell>
          <table:table-cell/>
        </table:table-row>
        <table:table-row table:style-name="ro1">
          <table:table-cell office:value-type="float" office:value="19532" calcext:value-type="float">
            <text:p>19532</text:p>
          </table:table-cell>
          <table:table-cell office:value-type="float" office:value="-95.98093" calcext:value-type="float">
            <text:p>-95.98093</text:p>
          </table:table-cell>
          <table:table-cell/>
        </table:table-row>
        <table:table-row table:style-name="ro1">
          <table:table-cell office:value-type="float" office:value="19577" calcext:value-type="float">
            <text:p>19577</text:p>
          </table:table-cell>
          <table:table-cell office:value-type="float" office:value="-94.56488" calcext:value-type="float">
            <text:p>-94.56488</text:p>
          </table:table-cell>
          <table:table-cell/>
        </table:table-row>
        <table:table-row table:style-name="ro1">
          <table:table-cell office:value-type="float" office:value="19621" calcext:value-type="float">
            <text:p>19621</text:p>
          </table:table-cell>
          <table:table-cell office:value-type="float" office:value="-96.97895" calcext:value-type="float">
            <text:p>-96.97895</text:p>
          </table:table-cell>
          <table:table-cell/>
        </table:table-row>
        <table:table-row table:style-name="ro1">
          <table:table-cell office:value-type="float" office:value="19666" calcext:value-type="float">
            <text:p>19666</text:p>
          </table:table-cell>
          <table:table-cell office:value-type="float" office:value="-95.06485" calcext:value-type="float">
            <text:p>-95.06485</text:p>
          </table:table-cell>
          <table:table-cell/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-96.02746" calcext:value-type="float">
            <text:p>-96.02746</text:p>
          </table:table-cell>
          <table:table-cell/>
        </table:table-row>
        <table:table-row table:style-name="ro1">
          <table:table-cell office:value-type="float" office:value="19755" calcext:value-type="float">
            <text:p>19755</text:p>
          </table:table-cell>
          <table:table-cell office:value-type="float" office:value="-96.59102" calcext:value-type="float">
            <text:p>-96.59102</text:p>
          </table:table-cell>
          <table:table-cell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-94.3063" calcext:value-type="float">
            <text:p>-94.3063</text:p>
          </table:table-cell>
          <table:table-cell/>
        </table:table-row>
        <table:table-row table:style-name="ro1">
          <table:table-cell office:value-type="float" office:value="19844" calcext:value-type="float">
            <text:p>19844</text:p>
          </table:table-cell>
          <table:table-cell office:value-type="float" office:value="-93.7369" calcext:value-type="float">
            <text:p>-93.7369</text:p>
          </table:table-cell>
          <table:table-cell/>
        </table:table-row>
        <table:table-row table:style-name="ro1">
          <table:table-cell office:value-type="float" office:value="19889" calcext:value-type="float">
            <text:p>19889</text:p>
          </table:table-cell>
          <table:table-cell office:value-type="float" office:value="-96.84542" calcext:value-type="float">
            <text:p>-96.84542</text:p>
          </table:table-cell>
          <table:table-cell/>
        </table:table-row>
        <table:table-row table:style-name="ro1">
          <table:table-cell office:value-type="float" office:value="19933" calcext:value-type="float">
            <text:p>19933</text:p>
          </table:table-cell>
          <table:table-cell office:value-type="float" office:value="-95.92828" calcext:value-type="float">
            <text:p>-95.92828</text:p>
          </table:table-cell>
          <table:table-cell/>
        </table:table-row>
        <table:table-row table:style-name="ro1">
          <table:table-cell office:value-type="float" office:value="19978" calcext:value-type="float">
            <text:p>19978</text:p>
          </table:table-cell>
          <table:table-cell office:value-type="float" office:value="-93.25136" calcext:value-type="float">
            <text:p>-93.25136</text:p>
          </table:table-cell>
          <table:table-cell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-96.45611" calcext:value-type="float">
            <text:p>-96.45611</text:p>
          </table:table-cell>
          <table:table-cell/>
        </table:table-row>
        <table:table-row table:style-name="ro1">
          <table:table-cell office:value-type="float" office:value="20067" calcext:value-type="float">
            <text:p>20067</text:p>
          </table:table-cell>
          <table:table-cell office:value-type="float" office:value="-95.92113" calcext:value-type="float">
            <text:p>-95.92113</text:p>
          </table:table-cell>
          <table:table-cell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float" office:value="-94.34949" calcext:value-type="float">
            <text:p>-94.34949</text:p>
          </table:table-cell>
          <table:table-cell/>
        </table:table-row>
        <table:table-row table:style-name="ro1">
          <table:table-cell office:value-type="float" office:value="20156" calcext:value-type="float">
            <text:p>20156</text:p>
          </table:table-cell>
          <table:table-cell office:value-type="float" office:value="-96.39519" calcext:value-type="float">
            <text:p>-96.39519</text:p>
          </table:table-cell>
          <table:table-cell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-97.16099" calcext:value-type="float">
            <text:p>-97.16099</text:p>
          </table:table-cell>
          <table:table-cell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float" office:value="-95.90532" calcext:value-type="float">
            <text:p>-95.90532</text:p>
          </table:table-cell>
          <table:table-cell/>
        </table:table-row>
        <table:table-row table:style-name="ro1">
          <table:table-cell office:value-type="float" office:value="20290" calcext:value-type="float">
            <text:p>20290</text:p>
          </table:table-cell>
          <table:table-cell office:value-type="float" office:value="-96.88714" calcext:value-type="float">
            <text:p>-96.88714</text:p>
          </table:table-cell>
          <table:table-cell/>
        </table:table-row>
        <table:table-row table:style-name="ro1">
          <table:table-cell office:value-type="float" office:value="20334" calcext:value-type="float">
            <text:p>20334</text:p>
          </table:table-cell>
          <table:table-cell office:value-type="float" office:value="-95.47112" calcext:value-type="float">
            <text:p>-95.47112</text:p>
          </table:table-cell>
          <table:table-cell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float" office:value="-97.39843" calcext:value-type="float">
            <text:p>-97.39843</text:p>
          </table:table-cell>
          <table:table-cell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float" office:value="-97.4696" calcext:value-type="float">
            <text:p>-97.4696</text:p>
          </table:table-cell>
          <table:table-cell/>
        </table:table-row>
        <table:table-row table:style-name="ro1">
          <table:table-cell office:value-type="float" office:value="20468" calcext:value-type="float">
            <text:p>20468</text:p>
          </table:table-cell>
          <table:table-cell office:value-type="float" office:value="-95.94044" calcext:value-type="float">
            <text:p>-95.94044</text:p>
          </table:table-cell>
          <table:table-cell/>
        </table:table-row>
        <table:table-row table:style-name="ro1">
          <table:table-cell office:value-type="float" office:value="20512" calcext:value-type="float">
            <text:p>20512</text:p>
          </table:table-cell>
          <table:table-cell office:value-type="float" office:value="-98.35915" calcext:value-type="float">
            <text:p>-98.35915</text:p>
          </table:table-cell>
          <table:table-cell/>
        </table:table-row>
        <table:table-row table:style-name="ro1">
          <table:table-cell office:value-type="float" office:value="20557" calcext:value-type="float">
            <text:p>20557</text:p>
          </table:table-cell>
          <table:table-cell office:value-type="float" office:value="-94.97714" calcext:value-type="float">
            <text:p>-94.97714</text:p>
          </table:table-cell>
          <table:table-cell/>
        </table:table-row>
        <table:table-row table:style-name="ro1">
          <table:table-cell office:value-type="float" office:value="20601" calcext:value-type="float">
            <text:p>20601</text:p>
          </table:table-cell>
          <table:table-cell office:value-type="float" office:value="-97.92589" calcext:value-type="float">
            <text:p>-97.92589</text:p>
          </table:table-cell>
          <table:table-cell/>
        </table:table-row>
        <table:table-row table:style-name="ro1">
          <table:table-cell office:value-type="float" office:value="20646" calcext:value-type="float">
            <text:p>20646</text:p>
          </table:table-cell>
          <table:table-cell office:value-type="float" office:value="-95.36074" calcext:value-type="float">
            <text:p>-95.36074</text:p>
          </table:table-cell>
          <table:table-cell/>
        </table:table-row>
        <table:table-row table:style-name="ro1">
          <table:table-cell office:value-type="float" office:value="20690" calcext:value-type="float">
            <text:p>20690</text:p>
          </table:table-cell>
          <table:table-cell office:value-type="float" office:value="-95.89278" calcext:value-type="float">
            <text:p>-95.89278</text:p>
          </table:table-cell>
          <table:table-cell/>
        </table:table-row>
        <table:table-row table:style-name="ro1">
          <table:table-cell office:value-type="float" office:value="20735" calcext:value-type="float">
            <text:p>20735</text:p>
          </table:table-cell>
          <table:table-cell office:value-type="float" office:value="-95.54968" calcext:value-type="float">
            <text:p>-95.54968</text:p>
          </table:table-cell>
          <table:table-cell/>
        </table:table-row>
        <table:table-row table:style-name="ro1">
          <table:table-cell office:value-type="float" office:value="20780" calcext:value-type="float">
            <text:p>20780</text:p>
          </table:table-cell>
          <table:table-cell office:value-type="float" office:value="-96.73625" calcext:value-type="float">
            <text:p>-96.73625</text:p>
          </table:table-cell>
          <table:table-cell/>
        </table:table-row>
        <table:table-row table:style-name="ro1">
          <table:table-cell office:value-type="float" office:value="20824" calcext:value-type="float">
            <text:p>20824</text:p>
          </table:table-cell>
          <table:table-cell office:value-type="float" office:value="-95.71782" calcext:value-type="float">
            <text:p>-95.71782</text:p>
          </table:table-cell>
          <table:table-cell/>
        </table:table-row>
        <table:table-row table:style-name="ro1">
          <table:table-cell office:value-type="float" office:value="20869" calcext:value-type="float">
            <text:p>20869</text:p>
          </table:table-cell>
          <table:table-cell office:value-type="float" office:value="-99.46835" calcext:value-type="float">
            <text:p>-99.46835</text:p>
          </table:table-cell>
          <table:table-cell/>
        </table:table-row>
        <table:table-row table:style-name="ro1">
          <table:table-cell office:value-type="float" office:value="20913" calcext:value-type="float">
            <text:p>20913</text:p>
          </table:table-cell>
          <table:table-cell office:value-type="float" office:value="-97.59601" calcext:value-type="float">
            <text:p>-97.59601</text:p>
          </table:table-cell>
          <table:table-cell/>
        </table:table-row>
        <table:table-row table:style-name="ro1">
          <table:table-cell office:value-type="float" office:value="20958" calcext:value-type="float">
            <text:p>20958</text:p>
          </table:table-cell>
          <table:table-cell office:value-type="float" office:value="-98.25702" calcext:value-type="float">
            <text:p>-98.25702</text:p>
          </table:table-cell>
          <table:table-cell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-95.82026" calcext:value-type="float">
            <text:p>-95.82026</text:p>
          </table:table-cell>
          <table:table-cell/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float" office:value="-97.8693" calcext:value-type="float">
            <text:p>-97.8693</text:p>
          </table:table-cell>
          <table:table-cell/>
        </table:table-row>
        <table:table-row table:style-name="ro1">
          <table:table-cell office:value-type="float" office:value="21091" calcext:value-type="float">
            <text:p>21091</text:p>
          </table:table-cell>
          <table:table-cell office:value-type="float" office:value="-95.46957" calcext:value-type="float">
            <text:p>-95.46957</text:p>
          </table:table-cell>
          <table:table-cell/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float" office:value="-93.39561" calcext:value-type="float">
            <text:p>-93.39561</text:p>
          </table:table-cell>
          <table:table-cell/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-92.29628" calcext:value-type="float">
            <text:p>-92.29628</text:p>
          </table:table-cell>
          <table:table-cell/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float" office:value="-95.03062" calcext:value-type="float">
            <text:p>-95.03062</text:p>
          </table:table-cell>
          <table:table-cell/>
        </table:table-row>
        <table:table-row table:style-name="ro1">
          <table:table-cell office:value-type="float" office:value="21269" calcext:value-type="float">
            <text:p>21269</text:p>
          </table:table-cell>
          <table:table-cell office:value-type="float" office:value="-92.56444" calcext:value-type="float">
            <text:p>-92.56444</text:p>
          </table:table-cell>
          <table:table-cell/>
        </table:table-row>
        <table:table-row table:style-name="ro1">
          <table:table-cell office:value-type="float" office:value="21314" calcext:value-type="float">
            <text:p>21314</text:p>
          </table:table-cell>
          <table:table-cell office:value-type="float" office:value="-94.20644" calcext:value-type="float">
            <text:p>-94.20644</text:p>
          </table:table-cell>
          <table:table-cell/>
        </table:table-row>
        <table:table-row table:style-name="ro1">
          <table:table-cell office:value-type="float" office:value="21359" calcext:value-type="float">
            <text:p>21359</text:p>
          </table:table-cell>
          <table:table-cell office:value-type="float" office:value="-95.42386" calcext:value-type="float">
            <text:p>-95.42386</text:p>
          </table:table-cell>
          <table:table-cell/>
        </table:table-row>
        <table:table-row table:style-name="ro1">
          <table:table-cell office:value-type="float" office:value="21403" calcext:value-type="float">
            <text:p>21403</text:p>
          </table:table-cell>
          <table:table-cell office:value-type="float" office:value="-96.86095" calcext:value-type="float">
            <text:p>-96.86095</text:p>
          </table:table-cell>
          <table:table-cell/>
        </table:table-row>
        <table:table-row table:style-name="ro1">
          <table:table-cell office:value-type="float" office:value="21448" calcext:value-type="float">
            <text:p>21448</text:p>
          </table:table-cell>
          <table:table-cell office:value-type="float" office:value="-97.79024" calcext:value-type="float">
            <text:p>-97.79024</text:p>
          </table:table-cell>
          <table:table-cell/>
        </table:table-row>
        <table:table-row table:style-name="ro1">
          <table:table-cell office:value-type="float" office:value="21492" calcext:value-type="float">
            <text:p>21492</text:p>
          </table:table-cell>
          <table:table-cell office:value-type="float" office:value="-99.76914" calcext:value-type="float">
            <text:p>-99.76914</text:p>
          </table:table-cell>
          <table:table-cell/>
        </table:table-row>
        <table:table-row table:style-name="ro1">
          <table:table-cell office:value-type="float" office:value="21537" calcext:value-type="float">
            <text:p>21537</text:p>
          </table:table-cell>
          <table:table-cell office:value-type="float" office:value="-99.32567" calcext:value-type="float">
            <text:p>-99.32567</text:p>
          </table:table-cell>
          <table:table-cell/>
        </table:table-row>
        <table:table-row table:style-name="ro1">
          <table:table-cell office:value-type="float" office:value="21581" calcext:value-type="float">
            <text:p>21581</text:p>
          </table:table-cell>
          <table:table-cell office:value-type="float" office:value="-95.80606" calcext:value-type="float">
            <text:p>-95.80606</text:p>
          </table:table-cell>
          <table:table-cell/>
        </table:table-row>
        <table:table-row table:style-name="ro1">
          <table:table-cell office:value-type="float" office:value="21626" calcext:value-type="float">
            <text:p>21626</text:p>
          </table:table-cell>
          <table:table-cell office:value-type="float" office:value="-96.27925" calcext:value-type="float">
            <text:p>-96.27925</text:p>
          </table:table-cell>
          <table:table-cell/>
        </table:table-row>
        <table:table-row table:style-name="ro1">
          <table:table-cell office:value-type="float" office:value="21670" calcext:value-type="float">
            <text:p>21670</text:p>
          </table:table-cell>
          <table:table-cell office:value-type="float" office:value="-95.19844" calcext:value-type="float">
            <text:p>-95.19844</text:p>
          </table:table-cell>
          <table:table-cell/>
        </table:table-row>
        <table:table-row table:style-name="ro1">
          <table:table-cell office:value-type="float" office:value="21715" calcext:value-type="float">
            <text:p>21715</text:p>
          </table:table-cell>
          <table:table-cell office:value-type="float" office:value="-97.43566" calcext:value-type="float">
            <text:p>-97.43566</text:p>
          </table:table-cell>
          <table:table-cell/>
        </table:table-row>
        <table:table-row table:style-name="ro1">
          <table:table-cell office:value-type="float" office:value="21759" calcext:value-type="float">
            <text:p>21759</text:p>
          </table:table-cell>
          <table:table-cell office:value-type="float" office:value="-96.238" calcext:value-type="float">
            <text:p>-96.238</text:p>
          </table:table-cell>
          <table:table-cell/>
        </table:table-row>
        <table:table-row table:style-name="ro1">
          <table:table-cell office:value-type="float" office:value="21804" calcext:value-type="float">
            <text:p>21804</text:p>
          </table:table-cell>
          <table:table-cell office:value-type="float" office:value="-97.9534" calcext:value-type="float">
            <text:p>-97.9534</text:p>
          </table:table-cell>
          <table:table-cell/>
        </table:table-row>
        <table:table-row table:style-name="ro1">
          <table:table-cell office:value-type="float" office:value="21849" calcext:value-type="float">
            <text:p>21849</text:p>
          </table:table-cell>
          <table:table-cell office:value-type="float" office:value="-96.50094" calcext:value-type="float">
            <text:p>-96.50094</text:p>
          </table:table-cell>
          <table:table-cell/>
        </table:table-row>
        <table:table-row table:style-name="ro1">
          <table:table-cell office:value-type="float" office:value="21893" calcext:value-type="float">
            <text:p>21893</text:p>
          </table:table-cell>
          <table:table-cell office:value-type="float" office:value="-96.76662" calcext:value-type="float">
            <text:p>-96.76662</text:p>
          </table:table-cell>
          <table:table-cell/>
        </table:table-row>
        <table:table-row table:style-name="ro1">
          <table:table-cell office:value-type="float" office:value="21938" calcext:value-type="float">
            <text:p>21938</text:p>
          </table:table-cell>
          <table:table-cell office:value-type="float" office:value="-97.39168" calcext:value-type="float">
            <text:p>-97.39168</text:p>
          </table:table-cell>
          <table:table-cell/>
        </table:table-row>
        <table:table-row table:style-name="ro1">
          <table:table-cell office:value-type="float" office:value="21982" calcext:value-type="float">
            <text:p>21982</text:p>
          </table:table-cell>
          <table:table-cell office:value-type="float" office:value="-98.34897" calcext:value-type="float">
            <text:p>-98.34897</text:p>
          </table:table-cell>
          <table:table-cell/>
        </table:table-row>
        <table:table-row table:style-name="ro1">
          <table:table-cell office:value-type="float" office:value="22027" calcext:value-type="float">
            <text:p>22027</text:p>
          </table:table-cell>
          <table:table-cell office:value-type="float" office:value="-97.43928" calcext:value-type="float">
            <text:p>-97.43928</text:p>
          </table:table-cell>
          <table:table-cell/>
        </table:table-row>
        <table:table-row table:style-name="ro1">
          <table:table-cell office:value-type="float" office:value="22071" calcext:value-type="float">
            <text:p>22071</text:p>
          </table:table-cell>
          <table:table-cell office:value-type="float" office:value="-99.19961" calcext:value-type="float">
            <text:p>-99.19961</text:p>
          </table:table-cell>
          <table:table-cell/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float" office:value="-96.10811" calcext:value-type="float">
            <text:p>-96.10811</text:p>
          </table:table-cell>
          <table:table-cell/>
        </table:table-row>
        <table:table-row table:style-name="ro1">
          <table:table-cell office:value-type="float" office:value="22160" calcext:value-type="float">
            <text:p>22160</text:p>
          </table:table-cell>
          <table:table-cell office:value-type="float" office:value="-97.04455" calcext:value-type="float">
            <text:p>-97.04455</text:p>
          </table:table-cell>
          <table:table-cell/>
        </table:table-row>
        <table:table-row table:style-name="ro1">
          <table:table-cell office:value-type="float" office:value="22205" calcext:value-type="float">
            <text:p>22205</text:p>
          </table:table-cell>
          <table:table-cell office:value-type="float" office:value="-96.9437" calcext:value-type="float">
            <text:p>-96.9437</text:p>
          </table:table-cell>
          <table:table-cell/>
        </table:table-row>
        <table:table-row table:style-name="ro1">
          <table:table-cell office:value-type="float" office:value="22249" calcext:value-type="float">
            <text:p>22249</text:p>
          </table:table-cell>
          <table:table-cell office:value-type="float" office:value="-98.05884" calcext:value-type="float">
            <text:p>-98.05884</text:p>
          </table:table-cell>
          <table:table-cell/>
        </table:table-row>
        <table:table-row table:style-name="ro1">
          <table:table-cell office:value-type="float" office:value="22294" calcext:value-type="float">
            <text:p>22294</text:p>
          </table:table-cell>
          <table:table-cell office:value-type="float" office:value="-98.57236" calcext:value-type="float">
            <text:p>-98.57236</text:p>
          </table:table-cell>
          <table:table-cell/>
        </table:table-row>
        <table:table-row table:style-name="ro1">
          <table:table-cell office:value-type="float" office:value="22339" calcext:value-type="float">
            <text:p>22339</text:p>
          </table:table-cell>
          <table:table-cell office:value-type="float" office:value="-98.0339" calcext:value-type="float">
            <text:p>-98.0339</text:p>
          </table:table-cell>
          <table:table-cell/>
        </table:table-row>
        <table:table-row table:style-name="ro1">
          <table:table-cell office:value-type="float" office:value="22383" calcext:value-type="float">
            <text:p>22383</text:p>
          </table:table-cell>
          <table:table-cell office:value-type="float" office:value="-98.38282" calcext:value-type="float">
            <text:p>-98.38282</text:p>
          </table:table-cell>
          <table:table-cell/>
        </table:table-row>
        <table:table-row table:style-name="ro1">
          <table:table-cell office:value-type="float" office:value="22428" calcext:value-type="float">
            <text:p>22428</text:p>
          </table:table-cell>
          <table:table-cell office:value-type="float" office:value="-98.45884" calcext:value-type="float">
            <text:p>-98.45884</text:p>
          </table:table-cell>
          <table:table-cell/>
        </table:table-row>
        <table:table-row table:style-name="ro1">
          <table:table-cell office:value-type="float" office:value="22472" calcext:value-type="float">
            <text:p>22472</text:p>
          </table:table-cell>
          <table:table-cell office:value-type="float" office:value="-97.06939" calcext:value-type="float">
            <text:p>-97.06939</text:p>
          </table:table-cell>
          <table:table-cell/>
        </table:table-row>
        <table:table-row table:style-name="ro1">
          <table:table-cell office:value-type="float" office:value="22517" calcext:value-type="float">
            <text:p>22517</text:p>
          </table:table-cell>
          <table:table-cell office:value-type="float" office:value="-97.64379" calcext:value-type="float">
            <text:p>-97.64379</text:p>
          </table:table-cell>
          <table:table-cell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float" office:value="-97.72296" calcext:value-type="float">
            <text:p>-97.72296</text:p>
          </table:table-cell>
          <table:table-cell/>
        </table:table-row>
        <table:table-row table:style-name="ro1">
          <table:table-cell office:value-type="float" office:value="22606" calcext:value-type="float">
            <text:p>22606</text:p>
          </table:table-cell>
          <table:table-cell office:value-type="float" office:value="-99.06259" calcext:value-type="float">
            <text:p>-99.06259</text:p>
          </table:table-cell>
          <table:table-cell/>
        </table:table-row>
        <table:table-row table:style-name="ro1">
          <table:table-cell office:value-type="float" office:value="22650" calcext:value-type="float">
            <text:p>22650</text:p>
          </table:table-cell>
          <table:table-cell office:value-type="float" office:value="-98.6735" calcext:value-type="float">
            <text:p>-98.6735</text:p>
          </table:table-cell>
          <table:table-cell/>
        </table:table-row>
        <table:table-row table:style-name="ro1">
          <table:table-cell office:value-type="float" office:value="22695" calcext:value-type="float">
            <text:p>22695</text:p>
          </table:table-cell>
          <table:table-cell office:value-type="float" office:value="-102.51866" calcext:value-type="float">
            <text:p>-102.51866</text:p>
          </table:table-cell>
          <table:table-cell/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float" office:value="-97.67475" calcext:value-type="float">
            <text:p>-97.67475</text:p>
          </table:table-cell>
          <table:table-cell/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float" office:value="-97.54215" calcext:value-type="float">
            <text:p>-97.54215</text:p>
          </table:table-cell>
          <table:table-cell/>
        </table:table-row>
        <table:table-row table:style-name="ro1">
          <table:table-cell office:value-type="float" office:value="22829" calcext:value-type="float">
            <text:p>22829</text:p>
          </table:table-cell>
          <table:table-cell office:value-type="float" office:value="-97.99905" calcext:value-type="float">
            <text:p>-97.99905</text:p>
          </table:table-cell>
          <table:table-cell/>
        </table:table-row>
        <table:table-row table:style-name="ro1">
          <table:table-cell office:value-type="float" office:value="22873" calcext:value-type="float">
            <text:p>22873</text:p>
          </table:table-cell>
          <table:table-cell office:value-type="float" office:value="-100.88438" calcext:value-type="float">
            <text:p>-100.88438</text:p>
          </table:table-cell>
          <table:table-cell/>
        </table:table-row>
        <table:table-row table:style-name="ro1">
          <table:table-cell office:value-type="float" office:value="22918" calcext:value-type="float">
            <text:p>22918</text:p>
          </table:table-cell>
          <table:table-cell office:value-type="float" office:value="-98.99174" calcext:value-type="float">
            <text:p>-98.99174</text:p>
          </table:table-cell>
          <table:table-cell/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-97.23641" calcext:value-type="float">
            <text:p>-97.23641</text:p>
          </table:table-cell>
          <table:table-cell/>
        </table:table-row>
        <table:table-row table:style-name="ro1">
          <table:table-cell office:value-type="float" office:value="23007" calcext:value-type="float">
            <text:p>23007</text:p>
          </table:table-cell>
          <table:table-cell office:value-type="float" office:value="-98.83009" calcext:value-type="float">
            <text:p>-98.83009</text:p>
          </table:table-cell>
          <table:table-cell/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float" office:value="-100.51741" calcext:value-type="float">
            <text:p>-100.51741</text:p>
          </table:table-cell>
          <table:table-cell/>
        </table:table-row>
        <table:table-row table:style-name="ro1">
          <table:table-cell office:value-type="float" office:value="23096" calcext:value-type="float">
            <text:p>23096</text:p>
          </table:table-cell>
          <table:table-cell office:value-type="float" office:value="-99.12015" calcext:value-type="float">
            <text:p>-99.12015</text:p>
          </table:table-cell>
          <table:table-cell/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-99.62238" calcext:value-type="float">
            <text:p>-99.62238</text:p>
          </table:table-cell>
          <table:table-cell/>
        </table:table-row>
        <table:table-row table:style-name="ro1">
          <table:table-cell office:value-type="float" office:value="23185" calcext:value-type="float">
            <text:p>23185</text:p>
          </table:table-cell>
          <table:table-cell office:value-type="float" office:value="-97.74868" calcext:value-type="float">
            <text:p>-97.74868</text:p>
          </table:table-cell>
          <table:table-cell/>
        </table:table-row>
        <table:table-row table:style-name="ro1">
          <table:table-cell office:value-type="float" office:value="23229" calcext:value-type="float">
            <text:p>23229</text:p>
          </table:table-cell>
          <table:table-cell office:value-type="float" office:value="-98.07899" calcext:value-type="float">
            <text:p>-98.07899</text:p>
          </table:table-cell>
          <table:table-cell/>
        </table:table-row>
        <table:table-row table:style-name="ro1">
          <table:table-cell office:value-type="float" office:value="23274" calcext:value-type="float">
            <text:p>23274</text:p>
          </table:table-cell>
          <table:table-cell office:value-type="float" office:value="-99.66489" calcext:value-type="float">
            <text:p>-99.66489</text:p>
          </table:table-cell>
          <table:table-cell/>
        </table:table-row>
        <table:table-row table:style-name="ro1">
          <table:table-cell office:value-type="float" office:value="23318" calcext:value-type="float">
            <text:p>23318</text:p>
          </table:table-cell>
          <table:table-cell office:value-type="float" office:value="-99.05653" calcext:value-type="float">
            <text:p>-99.05653</text:p>
          </table:table-cell>
          <table:table-cell/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float" office:value="-99.32784" calcext:value-type="float">
            <text:p>-99.32784</text:p>
          </table:table-cell>
          <table:table-cell/>
        </table:table-row>
        <table:table-row table:style-name="ro1">
          <table:table-cell office:value-type="float" office:value="23408" calcext:value-type="float">
            <text:p>23408</text:p>
          </table:table-cell>
          <table:table-cell office:value-type="float" office:value="-98.61511" calcext:value-type="float">
            <text:p>-98.61511</text:p>
          </table:table-cell>
          <table:table-cell/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float" office:value="-99.37647" calcext:value-type="float">
            <text:p>-99.37647</text:p>
          </table:table-cell>
          <table:table-cell/>
        </table:table-row>
        <table:table-row table:style-name="ro1">
          <table:table-cell office:value-type="float" office:value="23497" calcext:value-type="float">
            <text:p>23497</text:p>
          </table:table-cell>
          <table:table-cell office:value-type="float" office:value="-98.91595" calcext:value-type="float">
            <text:p>-98.91595</text:p>
          </table:table-cell>
          <table:table-cell/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float" office:value="-97.62349" calcext:value-type="float">
            <text:p>-97.62349</text:p>
          </table:table-cell>
          <table:table-cell/>
        </table:table-row>
        <table:table-row table:style-name="ro1">
          <table:table-cell office:value-type="float" office:value="23586" calcext:value-type="float">
            <text:p>23586</text:p>
          </table:table-cell>
          <table:table-cell office:value-type="float" office:value="-101.50363" calcext:value-type="float">
            <text:p>-101.50363</text:p>
          </table:table-cell>
          <table:table-cell/>
        </table:table-row>
        <table:table-row table:style-name="ro1">
          <table:table-cell office:value-type="float" office:value="23630" calcext:value-type="float">
            <text:p>23630</text:p>
          </table:table-cell>
          <table:table-cell office:value-type="float" office:value="-98.26617" calcext:value-type="float">
            <text:p>-98.26617</text:p>
          </table:table-cell>
          <table:table-cell/>
        </table:table-row>
        <table:table-row table:style-name="ro1">
          <table:table-cell office:value-type="float" office:value="23675" calcext:value-type="float">
            <text:p>23675</text:p>
          </table:table-cell>
          <table:table-cell office:value-type="float" office:value="-100.63855" calcext:value-type="float">
            <text:p>-100.63855</text:p>
          </table:table-cell>
          <table:table-cell/>
        </table:table-row>
        <table:table-row table:style-name="ro1">
          <table:table-cell office:value-type="float" office:value="23719" calcext:value-type="float">
            <text:p>23719</text:p>
          </table:table-cell>
          <table:table-cell office:value-type="float" office:value="-94.49605" calcext:value-type="float">
            <text:p>-94.49605</text:p>
          </table:table-cell>
          <table:table-cell/>
        </table:table-row>
        <table:table-row table:style-name="ro1">
          <table:table-cell office:value-type="float" office:value="23764" calcext:value-type="float">
            <text:p>23764</text:p>
          </table:table-cell>
          <table:table-cell office:value-type="float" office:value="-95.9013" calcext:value-type="float">
            <text:p>-95.9013</text:p>
          </table:table-cell>
          <table:table-cell/>
        </table:table-row>
        <table:table-row table:style-name="ro1">
          <table:table-cell office:value-type="float" office:value="23808" calcext:value-type="float">
            <text:p>23808</text:p>
          </table:table-cell>
          <table:table-cell office:value-type="float" office:value="-94.59055" calcext:value-type="float">
            <text:p>-94.59055</text:p>
          </table:table-cell>
          <table:table-cell/>
        </table:table-row>
        <table:table-row table:style-name="ro1">
          <table:table-cell office:value-type="float" office:value="23853" calcext:value-type="float">
            <text:p>23853</text:p>
          </table:table-cell>
          <table:table-cell office:value-type="float" office:value="-96.20253" calcext:value-type="float">
            <text:p>-96.20253</text:p>
          </table:table-cell>
          <table:table-cell/>
        </table:table-row>
        <table:table-row table:style-name="ro1">
          <table:table-cell office:value-type="float" office:value="23898" calcext:value-type="float">
            <text:p>23898</text:p>
          </table:table-cell>
          <table:table-cell office:value-type="float" office:value="-96.39921" calcext:value-type="float">
            <text:p>-96.39921</text:p>
          </table:table-cell>
          <table:table-cell/>
        </table:table-row>
        <table:table-row table:style-name="ro1">
          <table:table-cell office:value-type="float" office:value="23942" calcext:value-type="float">
            <text:p>23942</text:p>
          </table:table-cell>
          <table:table-cell office:value-type="float" office:value="-98.84313" calcext:value-type="float">
            <text:p>-98.84313</text:p>
          </table:table-cell>
          <table:table-cell/>
        </table:table-row>
        <table:table-row table:style-name="ro1">
          <table:table-cell office:value-type="float" office:value="23987" calcext:value-type="float">
            <text:p>23987</text:p>
          </table:table-cell>
          <table:table-cell office:value-type="float" office:value="-100.77472" calcext:value-type="float">
            <text:p>-100.77472</text:p>
          </table:table-cell>
          <table:table-cell/>
        </table:table-row>
        <table:table-row table:style-name="ro1">
          <table:table-cell office:value-type="float" office:value="24031" calcext:value-type="float">
            <text:p>24031</text:p>
          </table:table-cell>
          <table:table-cell office:value-type="float" office:value="-98.98584" calcext:value-type="float">
            <text:p>-98.98584</text:p>
          </table:table-cell>
          <table:table-cell/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float" office:value="-98.29688" calcext:value-type="float">
            <text:p>-98.29688</text:p>
          </table:table-cell>
          <table:table-cell/>
        </table:table-row>
        <table:table-row table:style-name="ro1">
          <table:table-cell office:value-type="float" office:value="24120" calcext:value-type="float">
            <text:p>24120</text:p>
          </table:table-cell>
          <table:table-cell office:value-type="float" office:value="-100.69241" calcext:value-type="float">
            <text:p>-100.69241</text:p>
          </table:table-cell>
          <table:table-cell/>
        </table:table-row>
        <table:table-row table:style-name="ro1">
          <table:table-cell office:value-type="float" office:value="24165" calcext:value-type="float">
            <text:p>24165</text:p>
          </table:table-cell>
          <table:table-cell office:value-type="float" office:value="-99.03559" calcext:value-type="float">
            <text:p>-99.03559</text:p>
          </table:table-cell>
          <table:table-cell/>
        </table:table-row>
        <table:table-row table:style-name="ro1">
          <table:table-cell office:value-type="float" office:value="24209" calcext:value-type="float">
            <text:p>24209</text:p>
          </table:table-cell>
          <table:table-cell office:value-type="float" office:value="-101.53769" calcext:value-type="float">
            <text:p>-101.53769</text:p>
          </table:table-cell>
          <table:table-cell/>
        </table:table-row>
        <table:table-row table:style-name="ro1">
          <table:table-cell office:value-type="float" office:value="24254" calcext:value-type="float">
            <text:p>24254</text:p>
          </table:table-cell>
          <table:table-cell office:value-type="float" office:value="-98.79657" calcext:value-type="float">
            <text:p>-98.79657</text:p>
          </table:table-cell>
          <table:table-cell/>
        </table:table-row>
        <table:table-row table:style-name="ro1">
          <table:table-cell office:value-type="float" office:value="24298" calcext:value-type="float">
            <text:p>24298</text:p>
          </table:table-cell>
          <table:table-cell office:value-type="float" office:value="-100.48808" calcext:value-type="float">
            <text:p>-100.48808</text:p>
          </table:table-cell>
          <table:table-cell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-99.58224" calcext:value-type="float">
            <text:p>-99.58224</text:p>
          </table:table-cell>
          <table:table-cell/>
        </table:table-row>
        <table:table-row table:style-name="ro1">
          <table:table-cell office:value-type="float" office:value="24388" calcext:value-type="float">
            <text:p>24388</text:p>
          </table:table-cell>
          <table:table-cell office:value-type="float" office:value="-100.24478" calcext:value-type="float">
            <text:p>-100.24478</text:p>
          </table:table-cell>
          <table:table-cell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float" office:value="-100.47349" calcext:value-type="float">
            <text:p>-100.47349</text:p>
          </table:table-cell>
          <table:table-cell/>
        </table:table-row>
        <table:table-row table:style-name="ro1">
          <table:table-cell office:value-type="float" office:value="24477" calcext:value-type="float">
            <text:p>24477</text:p>
          </table:table-cell>
          <table:table-cell office:value-type="float" office:value="-102.21895" calcext:value-type="float">
            <text:p>-102.21895</text:p>
          </table:table-cell>
          <table:table-cell/>
        </table:table-row>
        <table:table-row table:style-name="ro1">
          <table:table-cell office:value-type="float" office:value="24521" calcext:value-type="float">
            <text:p>24521</text:p>
          </table:table-cell>
          <table:table-cell office:value-type="float" office:value="-98.08106" calcext:value-type="float">
            <text:p>-98.08106</text:p>
          </table:table-cell>
          <table:table-cell/>
        </table:table-row>
        <table:table-row table:style-name="ro1">
          <table:table-cell office:value-type="float" office:value="24566" calcext:value-type="float">
            <text:p>24566</text:p>
          </table:table-cell>
          <table:table-cell office:value-type="float" office:value="-99.78015" calcext:value-type="float">
            <text:p>-99.78015</text:p>
          </table:table-cell>
          <table:table-cell/>
        </table:table-row>
        <table:table-row table:style-name="ro1">
          <table:table-cell office:value-type="float" office:value="24610" calcext:value-type="float">
            <text:p>24610</text:p>
          </table:table-cell>
          <table:table-cell office:value-type="float" office:value="-101.29525" calcext:value-type="float">
            <text:p>-101.29525</text:p>
          </table:table-cell>
          <table:table-cell/>
        </table:table-row>
        <table:table-row table:style-name="ro1">
          <table:table-cell office:value-type="float" office:value="24655" calcext:value-type="float">
            <text:p>24655</text:p>
          </table:table-cell>
          <table:table-cell office:value-type="float" office:value="-100.16486" calcext:value-type="float">
            <text:p>-100.16486</text:p>
          </table:table-cell>
          <table:table-cell/>
        </table:table-row>
        <table:table-row table:style-name="ro1">
          <table:table-cell office:value-type="float" office:value="24699" calcext:value-type="float">
            <text:p>24699</text:p>
          </table:table-cell>
          <table:table-cell office:value-type="float" office:value="-99.64386" calcext:value-type="float">
            <text:p>-99.64386</text:p>
          </table:table-cell>
          <table:table-cell/>
        </table:table-row>
        <table:table-row table:style-name="ro1">
          <table:table-cell office:value-type="float" office:value="24744" calcext:value-type="float">
            <text:p>24744</text:p>
          </table:table-cell>
          <table:table-cell office:value-type="float" office:value="-98.01601" calcext:value-type="float">
            <text:p>-98.01601</text:p>
          </table:table-cell>
          <table:table-cell/>
        </table:table-row>
        <table:table-row table:style-name="ro1">
          <table:table-cell office:value-type="float" office:value="24788" calcext:value-type="float">
            <text:p>24788</text:p>
          </table:table-cell>
          <table:table-cell office:value-type="float" office:value="-100.57108" calcext:value-type="float">
            <text:p>-100.57108</text:p>
          </table:table-cell>
          <table:table-cell/>
        </table:table-row>
        <table:table-row table:style-name="ro1">
          <table:table-cell office:value-type="float" office:value="24833" calcext:value-type="float">
            <text:p>24833</text:p>
          </table:table-cell>
          <table:table-cell office:value-type="float" office:value="-97.24536" calcext:value-type="float">
            <text:p>-97.24536</text:p>
          </table:table-cell>
          <table:table-cell/>
        </table:table-row>
        <table:table-row table:style-name="ro1">
          <table:table-cell office:value-type="float" office:value="24878" calcext:value-type="float">
            <text:p>24878</text:p>
          </table:table-cell>
          <table:table-cell office:value-type="float" office:value="-97.61956" calcext:value-type="float">
            <text:p>-97.61956</text:p>
          </table:table-cell>
          <table:table-cell/>
        </table:table-row>
        <table:table-row table:style-name="ro1">
          <table:table-cell office:value-type="float" office:value="24922" calcext:value-type="float">
            <text:p>24922</text:p>
          </table:table-cell>
          <table:table-cell office:value-type="float" office:value="-97.63365" calcext:value-type="float">
            <text:p>-97.63365</text:p>
          </table:table-cell>
          <table:table-cell/>
        </table:table-row>
        <table:table-row table:style-name="ro1">
          <table:table-cell office:value-type="float" office:value="24967" calcext:value-type="float">
            <text:p>24967</text:p>
          </table:table-cell>
          <table:table-cell office:value-type="float" office:value="-100.04516" calcext:value-type="float">
            <text:p>-100.04516</text:p>
          </table:table-cell>
          <table:table-cell/>
        </table:table-row>
        <table:table-row table:style-name="ro1">
          <table:table-cell office:value-type="float" office:value="25011" calcext:value-type="float">
            <text:p>25011</text:p>
          </table:table-cell>
          <table:table-cell office:value-type="float" office:value="-97.35701" calcext:value-type="float">
            <text:p>-97.35701</text:p>
          </table:table-cell>
          <table:table-cell/>
        </table:table-row>
        <table:table-row table:style-name="ro1">
          <table:table-cell office:value-type="float" office:value="25056" calcext:value-type="float">
            <text:p>25056</text:p>
          </table:table-cell>
          <table:table-cell office:value-type="float" office:value="-99.46605" calcext:value-type="float">
            <text:p>-99.46605</text:p>
          </table:table-cell>
          <table:table-cell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-96.30626" calcext:value-type="float">
            <text:p>-96.30626</text:p>
          </table:table-cell>
          <table:table-cell/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float" office:value="-97.65075" calcext:value-type="float">
            <text:p>-97.65075</text:p>
          </table:table-cell>
          <table:table-cell/>
        </table:table-row>
        <table:table-row table:style-name="ro1">
          <table:table-cell office:value-type="float" office:value="25189" calcext:value-type="float">
            <text:p>25189</text:p>
          </table:table-cell>
          <table:table-cell office:value-type="float" office:value="-99.21865" calcext:value-type="float">
            <text:p>-99.21865</text:p>
          </table:table-cell>
          <table:table-cell/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float" office:value="-98.96246" calcext:value-type="float">
            <text:p>-98.96246</text:p>
          </table:table-cell>
          <table:table-cell/>
        </table:table-row>
        <table:table-row table:style-name="ro1">
          <table:table-cell office:value-type="float" office:value="25278" calcext:value-type="float">
            <text:p>25278</text:p>
          </table:table-cell>
          <table:table-cell office:value-type="float" office:value="-98.89286" calcext:value-type="float">
            <text:p>-98.89286</text:p>
          </table:table-cell>
          <table:table-cell/>
        </table:table-row>
        <table:table-row table:style-name="ro1">
          <table:table-cell office:value-type="float" office:value="25323" calcext:value-type="float">
            <text:p>25323</text:p>
          </table:table-cell>
          <table:table-cell office:value-type="float" office:value="-99.12494" calcext:value-type="float">
            <text:p>-99.12494</text:p>
          </table:table-cell>
          <table:table-cell/>
        </table:table-row>
        <table:table-row table:style-name="ro1">
          <table:table-cell office:value-type="float" office:value="25367" calcext:value-type="float">
            <text:p>25367</text:p>
          </table:table-cell>
          <table:table-cell office:value-type="float" office:value="-99.88265" calcext:value-type="float">
            <text:p>-99.88265</text:p>
          </table:table-cell>
          <table:table-cell/>
        </table:table-row>
        <table:table-row table:style-name="ro1">
          <table:table-cell office:value-type="float" office:value="25412" calcext:value-type="float">
            <text:p>25412</text:p>
          </table:table-cell>
          <table:table-cell office:value-type="float" office:value="-99.59454" calcext:value-type="float">
            <text:p>-99.59454</text:p>
          </table:table-cell>
          <table:table-cell/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float" office:value="-99.45107" calcext:value-type="float">
            <text:p>-99.45107</text:p>
          </table:table-cell>
          <table:table-cell/>
        </table:table-row>
        <table:table-row table:style-name="ro1">
          <table:table-cell office:value-type="float" office:value="25501" calcext:value-type="float">
            <text:p>25501</text:p>
          </table:table-cell>
          <table:table-cell office:value-type="float" office:value="-100.44547" calcext:value-type="float">
            <text:p>-100.44547</text:p>
          </table:table-cell>
          <table:table-cell/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float" office:value="-100.71109" calcext:value-type="float">
            <text:p>-100.71109</text:p>
          </table:table-cell>
          <table:table-cell/>
        </table:table-row>
        <table:table-row table:style-name="ro1">
          <table:table-cell office:value-type="float" office:value="25590" calcext:value-type="float">
            <text:p>25590</text:p>
          </table:table-cell>
          <table:table-cell office:value-type="float" office:value="-98.43984" calcext:value-type="float">
            <text:p>-98.43984</text:p>
          </table:table-cell>
          <table:table-cell/>
        </table:table-row>
        <table:table-row table:style-name="ro1">
          <table:table-cell office:value-type="float" office:value="25635" calcext:value-type="float">
            <text:p>25635</text:p>
          </table:table-cell>
          <table:table-cell office:value-type="float" office:value="-100.48036" calcext:value-type="float">
            <text:p>-100.48036</text:p>
          </table:table-cell>
          <table:table-cell/>
        </table:table-row>
        <table:table-row table:style-name="ro1">
          <table:table-cell office:value-type="float" office:value="25679" calcext:value-type="float">
            <text:p>25679</text:p>
          </table:table-cell>
          <table:table-cell office:value-type="float" office:value="-99.03517" calcext:value-type="float">
            <text:p>-99.03517</text:p>
          </table:table-cell>
          <table:table-cell/>
        </table:table-row>
        <table:table-row table:style-name="ro1">
          <table:table-cell office:value-type="float" office:value="25724" calcext:value-type="float">
            <text:p>25724</text:p>
          </table:table-cell>
          <table:table-cell office:value-type="float" office:value="-99.53232" calcext:value-type="float">
            <text:p>-99.53232</text:p>
          </table:table-cell>
          <table:table-cell/>
        </table:table-row>
        <table:table-row table:style-name="ro1">
          <table:table-cell office:value-type="float" office:value="25768" calcext:value-type="float">
            <text:p>25768</text:p>
          </table:table-cell>
          <table:table-cell office:value-type="float" office:value="-98.358" calcext:value-type="float">
            <text:p>-98.358</text:p>
          </table:table-cell>
          <table:table-cell/>
        </table:table-row>
        <table:table-row table:style-name="ro1">
          <table:table-cell office:value-type="float" office:value="25813" calcext:value-type="float">
            <text:p>25813</text:p>
          </table:table-cell>
          <table:table-cell office:value-type="float" office:value="-99.02728" calcext:value-type="float">
            <text:p>-99.02728</text:p>
          </table:table-cell>
          <table:table-cell/>
        </table:table-row>
        <table:table-row table:style-name="ro1">
          <table:table-cell office:value-type="float" office:value="25857" calcext:value-type="float">
            <text:p>25857</text:p>
          </table:table-cell>
          <table:table-cell office:value-type="float" office:value="-100.67805" calcext:value-type="float">
            <text:p>-100.67805</text:p>
          </table:table-cell>
          <table:table-cell/>
        </table:table-row>
        <table:table-row table:style-name="ro1">
          <table:table-cell office:value-type="float" office:value="25902" calcext:value-type="float">
            <text:p>25902</text:p>
          </table:table-cell>
          <table:table-cell office:value-type="float" office:value="-98.9102" calcext:value-type="float">
            <text:p>-98.9102</text:p>
          </table:table-cell>
          <table:table-cell/>
        </table:table-row>
        <table:table-row table:style-name="ro1">
          <table:table-cell office:value-type="float" office:value="25947" calcext:value-type="float">
            <text:p>25947</text:p>
          </table:table-cell>
          <table:table-cell office:value-type="float" office:value="-101.39826" calcext:value-type="float">
            <text:p>-101.39826</text:p>
          </table:table-cell>
          <table:table-cell/>
        </table:table-row>
        <table:table-row table:style-name="ro1">
          <table:table-cell office:value-type="float" office:value="25991" calcext:value-type="float">
            <text:p>25991</text:p>
          </table:table-cell>
          <table:table-cell office:value-type="float" office:value="-100.04556" calcext:value-type="float">
            <text:p>-100.04556</text:p>
          </table:table-cell>
          <table:table-cell/>
        </table:table-row>
        <table:table-row table:style-name="ro1">
          <table:table-cell office:value-type="float" office:value="26036" calcext:value-type="float">
            <text:p>26036</text:p>
          </table:table-cell>
          <table:table-cell office:value-type="float" office:value="-103.80222" calcext:value-type="float">
            <text:p>-103.80222</text:p>
          </table:table-cell>
          <table:table-cell/>
        </table:table-row>
        <table:table-row table:style-name="ro1">
          <table:table-cell office:value-type="float" office:value="26080" calcext:value-type="float">
            <text:p>26080</text:p>
          </table:table-cell>
          <table:table-cell office:value-type="float" office:value="-100.03734" calcext:value-type="float">
            <text:p>-100.03734</text:p>
          </table:table-cell>
          <table:table-cell/>
        </table:table-row>
        <table:table-row table:style-name="ro1">
          <table:table-cell office:value-type="float" office:value="26125" calcext:value-type="float">
            <text:p>26125</text:p>
          </table:table-cell>
          <table:table-cell office:value-type="float" office:value="-98.38936" calcext:value-type="float">
            <text:p>-98.38936</text:p>
          </table:table-cell>
          <table:table-cell/>
        </table:table-row>
        <table:table-row table:style-name="ro1">
          <table:table-cell office:value-type="float" office:value="26169" calcext:value-type="float">
            <text:p>26169</text:p>
          </table:table-cell>
          <table:table-cell office:value-type="float" office:value="-100.66991" calcext:value-type="float">
            <text:p>-100.66991</text:p>
          </table:table-cell>
          <table:table-cell/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float" office:value="-97.48231" calcext:value-type="float">
            <text:p>-97.48231</text:p>
          </table:table-cell>
          <table:table-cell/>
        </table:table-row>
        <table:table-row table:style-name="ro1">
          <table:table-cell office:value-type="float" office:value="26258" calcext:value-type="float">
            <text:p>26258</text:p>
          </table:table-cell>
          <table:table-cell office:value-type="float" office:value="-98.82134" calcext:value-type="float">
            <text:p>-98.82134</text:p>
          </table:table-cell>
          <table:table-cell/>
        </table:table-row>
        <table:table-row table:style-name="ro1">
          <table:table-cell office:value-type="float" office:value="26303" calcext:value-type="float">
            <text:p>26303</text:p>
          </table:table-cell>
          <table:table-cell office:value-type="float" office:value="-99.11137" calcext:value-type="float">
            <text:p>-99.11137</text:p>
          </table:table-cell>
          <table:table-cell/>
        </table:table-row>
        <table:table-row table:style-name="ro1">
          <table:table-cell office:value-type="float" office:value="26347" calcext:value-type="float">
            <text:p>26347</text:p>
          </table:table-cell>
          <table:table-cell office:value-type="float" office:value="-99.75436" calcext:value-type="float">
            <text:p>-99.75436</text:p>
          </table:table-cell>
          <table:table-cell/>
        </table:table-row>
        <table:table-row table:style-name="ro1">
          <table:table-cell office:value-type="float" office:value="26392" calcext:value-type="float">
            <text:p>26392</text:p>
          </table:table-cell>
          <table:table-cell office:value-type="float" office:value="-100.29155" calcext:value-type="float">
            <text:p>-100.29155</text:p>
          </table:table-cell>
          <table:table-cell/>
        </table:table-row>
        <table:table-row table:style-name="ro1">
          <table:table-cell office:value-type="float" office:value="26437" calcext:value-type="float">
            <text:p>26437</text:p>
          </table:table-cell>
          <table:table-cell office:value-type="float" office:value="-100.73968" calcext:value-type="float">
            <text:p>-100.73968</text:p>
          </table:table-cell>
          <table:table-cell/>
        </table:table-row>
        <table:table-row table:style-name="ro1">
          <table:table-cell office:value-type="float" office:value="26481" calcext:value-type="float">
            <text:p>26481</text:p>
          </table:table-cell>
          <table:table-cell office:value-type="float" office:value="-101.54545" calcext:value-type="float">
            <text:p>-101.54545</text:p>
          </table:table-cell>
          <table:table-cell/>
        </table:table-row>
        <table:table-row table:style-name="ro1">
          <table:table-cell office:value-type="float" office:value="26526" calcext:value-type="float">
            <text:p>26526</text:p>
          </table:table-cell>
          <table:table-cell office:value-type="float" office:value="-102.75172" calcext:value-type="float">
            <text:p>-102.75172</text:p>
          </table:table-cell>
          <table:table-cell/>
        </table:table-row>
        <table:table-row table:style-name="ro1">
          <table:table-cell office:value-type="float" office:value="26570" calcext:value-type="float">
            <text:p>26570</text:p>
          </table:table-cell>
          <table:table-cell office:value-type="float" office:value="-100.92955" calcext:value-type="float">
            <text:p>-100.92955</text:p>
          </table:table-cell>
          <table:table-cell/>
        </table:table-row>
        <table:table-row table:style-name="ro1">
          <table:table-cell office:value-type="float" office:value="26615" calcext:value-type="float">
            <text:p>26615</text:p>
          </table:table-cell>
          <table:table-cell office:value-type="float" office:value="-99.76376" calcext:value-type="float">
            <text:p>-99.76376</text:p>
          </table:table-cell>
          <table:table-cell/>
        </table:table-row>
        <table:table-row table:style-name="ro1">
          <table:table-cell office:value-type="float" office:value="26659" calcext:value-type="float">
            <text:p>26659</text:p>
          </table:table-cell>
          <table:table-cell office:value-type="float" office:value="-102.96129" calcext:value-type="float">
            <text:p>-102.96129</text:p>
          </table:table-cell>
          <table:table-cell/>
        </table:table-row>
        <table:table-row table:style-name="ro1">
          <table:table-cell office:value-type="float" office:value="26704" calcext:value-type="float">
            <text:p>26704</text:p>
          </table:table-cell>
          <table:table-cell office:value-type="float" office:value="-101.13311" calcext:value-type="float">
            <text:p>-101.13311</text:p>
          </table:table-cell>
          <table:table-cell/>
        </table:table-row>
        <table:table-row table:style-name="ro1">
          <table:table-cell office:value-type="float" office:value="26748" calcext:value-type="float">
            <text:p>26748</text:p>
          </table:table-cell>
          <table:table-cell office:value-type="float" office:value="-102.04744" calcext:value-type="float">
            <text:p>-102.04744</text:p>
          </table:table-cell>
          <table:table-cell/>
        </table:table-row>
        <table:table-row table:style-name="ro1">
          <table:table-cell office:value-type="float" office:value="26793" calcext:value-type="float">
            <text:p>26793</text:p>
          </table:table-cell>
          <table:table-cell office:value-type="float" office:value="-102.231" calcext:value-type="float">
            <text:p>-102.231</text:p>
          </table:table-cell>
          <table:table-cell/>
        </table:table-row>
        <table:table-row table:style-name="ro1">
          <table:table-cell office:value-type="float" office:value="26837" calcext:value-type="float">
            <text:p>26837</text:p>
          </table:table-cell>
          <table:table-cell office:value-type="float" office:value="-102.46614" calcext:value-type="float">
            <text:p>-102.46614</text:p>
          </table:table-cell>
          <table:table-cell/>
        </table:table-row>
        <table:table-row table:style-name="ro1">
          <table:table-cell office:value-type="float" office:value="26882" calcext:value-type="float">
            <text:p>26882</text:p>
          </table:table-cell>
          <table:table-cell office:value-type="float" office:value="-99.86851" calcext:value-type="float">
            <text:p>-99.86851</text:p>
          </table:table-cell>
          <table:table-cell/>
        </table:table-row>
        <table:table-row table:style-name="ro1">
          <table:table-cell office:value-type="float" office:value="26927" calcext:value-type="float">
            <text:p>26927</text:p>
          </table:table-cell>
          <table:table-cell office:value-type="float" office:value="-101.26924" calcext:value-type="float">
            <text:p>-101.26924</text:p>
          </table:table-cell>
          <table:table-cell/>
        </table:table-row>
        <table:table-row table:style-name="ro1">
          <table:table-cell office:value-type="float" office:value="26971" calcext:value-type="float">
            <text:p>26971</text:p>
          </table:table-cell>
          <table:table-cell office:value-type="float" office:value="-100.46754" calcext:value-type="float">
            <text:p>-100.46754</text:p>
          </table:table-cell>
          <table:table-cell/>
        </table:table-row>
        <table:table-row table:style-name="ro1">
          <table:table-cell office:value-type="float" office:value="27016" calcext:value-type="float">
            <text:p>27016</text:p>
          </table:table-cell>
          <table:table-cell office:value-type="float" office:value="-102.87781" calcext:value-type="float">
            <text:p>-102.87781</text:p>
          </table:table-cell>
          <table:table-cell/>
        </table:table-row>
        <table:table-row table:style-name="ro1">
          <table:table-cell office:value-type="float" office:value="27060" calcext:value-type="float">
            <text:p>27060</text:p>
          </table:table-cell>
          <table:table-cell office:value-type="float" office:value="-102.34371" calcext:value-type="float">
            <text:p>-102.34371</text:p>
          </table:table-cell>
          <table:table-cell/>
        </table:table-row>
        <table:table-row table:style-name="ro1">
          <table:table-cell office:value-type="float" office:value="27105" calcext:value-type="float">
            <text:p>27105</text:p>
          </table:table-cell>
          <table:table-cell office:value-type="float" office:value="-101.06622" calcext:value-type="float">
            <text:p>-101.06622</text:p>
          </table:table-cell>
          <table:table-cell/>
        </table:table-row>
        <table:table-row table:style-name="ro1">
          <table:table-cell office:value-type="float" office:value="27149" calcext:value-type="float">
            <text:p>27149</text:p>
          </table:table-cell>
          <table:table-cell office:value-type="float" office:value="-101.9493" calcext:value-type="float">
            <text:p>-101.9493</text:p>
          </table:table-cell>
          <table:table-cell/>
        </table:table-row>
        <table:table-row table:style-name="ro1">
          <table:table-cell office:value-type="float" office:value="27194" calcext:value-type="float">
            <text:p>27194</text:p>
          </table:table-cell>
          <table:table-cell office:value-type="float" office:value="-102.04791" calcext:value-type="float">
            <text:p>-102.04791</text:p>
          </table:table-cell>
          <table:table-cell/>
        </table:table-row>
        <table:table-row table:style-name="ro1">
          <table:table-cell office:value-type="float" office:value="27238" calcext:value-type="float">
            <text:p>27238</text:p>
          </table:table-cell>
          <table:table-cell office:value-type="float" office:value="-101.57466" calcext:value-type="float">
            <text:p>-101.57466</text:p>
          </table:table-cell>
          <table:table-cell/>
        </table:table-row>
        <table:table-row table:style-name="ro1">
          <table:table-cell office:value-type="float" office:value="27283" calcext:value-type="float">
            <text:p>27283</text:p>
          </table:table-cell>
          <table:table-cell office:value-type="float" office:value="-102.74543" calcext:value-type="float">
            <text:p>-102.74543</text:p>
          </table:table-cell>
          <table:table-cell/>
        </table:table-row>
        <table:table-row table:style-name="ro1">
          <table:table-cell office:value-type="float" office:value="27327" calcext:value-type="float">
            <text:p>27327</text:p>
          </table:table-cell>
          <table:table-cell office:value-type="float" office:value="-103.90588" calcext:value-type="float">
            <text:p>-103.90588</text:p>
          </table:table-cell>
          <table:table-cell/>
        </table:table-row>
        <table:table-row table:style-name="ro1">
          <table:table-cell office:value-type="float" office:value="27372" calcext:value-type="float">
            <text:p>27372</text:p>
          </table:table-cell>
          <table:table-cell office:value-type="float" office:value="-100.43472" calcext:value-type="float">
            <text:p>-100.43472</text:p>
          </table:table-cell>
          <table:table-cell/>
        </table:table-row>
        <table:table-row table:style-name="ro1">
          <table:table-cell office:value-type="float" office:value="27416" calcext:value-type="float">
            <text:p>27416</text:p>
          </table:table-cell>
          <table:table-cell office:value-type="float" office:value="-101.62751" calcext:value-type="float">
            <text:p>-101.62751</text:p>
          </table:table-cell>
          <table:table-cell/>
        </table:table-row>
        <table:table-row table:style-name="ro1">
          <table:table-cell office:value-type="float" office:value="27461" calcext:value-type="float">
            <text:p>27461</text:p>
          </table:table-cell>
          <table:table-cell office:value-type="float" office:value="-101.19234" calcext:value-type="float">
            <text:p>-101.19234</text:p>
          </table:table-cell>
          <table:table-cell/>
        </table:table-row>
        <table:table-row table:style-name="ro1">
          <table:table-cell office:value-type="float" office:value="27506" calcext:value-type="float">
            <text:p>27506</text:p>
          </table:table-cell>
          <table:table-cell office:value-type="float" office:value="-100.77131" calcext:value-type="float">
            <text:p>-100.77131</text:p>
          </table:table-cell>
          <table:table-cell/>
        </table:table-row>
        <table:table-row table:style-name="ro1">
          <table:table-cell office:value-type="float" office:value="27550" calcext:value-type="float">
            <text:p>27550</text:p>
          </table:table-cell>
          <table:table-cell office:value-type="float" office:value="-100.56688" calcext:value-type="float">
            <text:p>-100.56688</text:p>
          </table:table-cell>
          <table:table-cell/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float" office:value="-99.75536" calcext:value-type="float">
            <text:p>-99.75536</text:p>
          </table:table-cell>
          <table:table-cell/>
        </table:table-row>
        <table:table-row table:style-name="ro1">
          <table:table-cell office:value-type="float" office:value="27639" calcext:value-type="float">
            <text:p>27639</text:p>
          </table:table-cell>
          <table:table-cell office:value-type="float" office:value="-100.52572" calcext:value-type="float">
            <text:p>-100.52572</text:p>
          </table:table-cell>
          <table:table-cell/>
        </table:table-row>
        <table:table-row table:style-name="ro1">
          <table:table-cell office:value-type="float" office:value="27684" calcext:value-type="float">
            <text:p>27684</text:p>
          </table:table-cell>
          <table:table-cell office:value-type="float" office:value="-101.16538" calcext:value-type="float">
            <text:p>-101.16538</text:p>
          </table:table-cell>
          <table:table-cell/>
        </table:table-row>
        <table:table-row table:style-name="ro1">
          <table:table-cell office:value-type="float" office:value="27728" calcext:value-type="float">
            <text:p>27728</text:p>
          </table:table-cell>
          <table:table-cell office:value-type="float" office:value="-101.57819" calcext:value-type="float">
            <text:p>-101.57819</text:p>
          </table:table-cell>
          <table:table-cell/>
        </table:table-row>
        <table:table-row table:style-name="ro1">
          <table:table-cell office:value-type="float" office:value="27773" calcext:value-type="float">
            <text:p>27773</text:p>
          </table:table-cell>
          <table:table-cell office:value-type="float" office:value="-103.08812" calcext:value-type="float">
            <text:p>-103.08812</text:p>
          </table:table-cell>
          <table:table-cell/>
        </table:table-row>
        <table:table-row table:style-name="ro1">
          <table:table-cell office:value-type="float" office:value="27817" calcext:value-type="float">
            <text:p>27817</text:p>
          </table:table-cell>
          <table:table-cell office:value-type="float" office:value="-100.4247" calcext:value-type="float">
            <text:p>-100.4247</text:p>
          </table:table-cell>
          <table:table-cell/>
        </table:table-row>
        <table:table-row table:style-name="ro1">
          <table:table-cell office:value-type="float" office:value="27862" calcext:value-type="float">
            <text:p>27862</text:p>
          </table:table-cell>
          <table:table-cell office:value-type="float" office:value="-100.29024" calcext:value-type="float">
            <text:p>-100.29024</text:p>
          </table:table-cell>
          <table:table-cell/>
        </table:table-row>
        <table:table-row table:style-name="ro1">
          <table:table-cell office:value-type="float" office:value="27906" calcext:value-type="float">
            <text:p>27906</text:p>
          </table:table-cell>
          <table:table-cell office:value-type="float" office:value="-101.4171" calcext:value-type="float">
            <text:p>-101.4171</text:p>
          </table:table-cell>
          <table:table-cell/>
        </table:table-row>
        <table:table-row table:style-name="ro1">
          <table:table-cell office:value-type="float" office:value="27951" calcext:value-type="float">
            <text:p>27951</text:p>
          </table:table-cell>
          <table:table-cell office:value-type="float" office:value="-103.89825" calcext:value-type="float">
            <text:p>-103.89825</text:p>
          </table:table-cell>
          <table:table-cell/>
        </table:table-row>
        <table:table-row table:style-name="ro1">
          <table:table-cell office:value-type="float" office:value="27996" calcext:value-type="float">
            <text:p>27996</text:p>
          </table:table-cell>
          <table:table-cell office:value-type="float" office:value="-104.89355" calcext:value-type="float">
            <text:p>-104.89355</text:p>
          </table:table-cell>
          <table:table-cell/>
        </table:table-row>
        <table:table-row table:style-name="ro1">
          <table:table-cell office:value-type="float" office:value="28040" calcext:value-type="float">
            <text:p>28040</text:p>
          </table:table-cell>
          <table:table-cell office:value-type="float" office:value="-101.60099" calcext:value-type="float">
            <text:p>-101.60099</text:p>
          </table:table-cell>
          <table:table-cell/>
        </table:table-row>
        <table:table-row table:style-name="ro1">
          <table:table-cell office:value-type="float" office:value="28085" calcext:value-type="float">
            <text:p>28085</text:p>
          </table:table-cell>
          <table:table-cell office:value-type="float" office:value="-101.30174" calcext:value-type="float">
            <text:p>-101.30174</text:p>
          </table:table-cell>
          <table:table-cell/>
        </table:table-row>
        <table:table-row table:style-name="ro1">
          <table:table-cell office:value-type="float" office:value="28129" calcext:value-type="float">
            <text:p>28129</text:p>
          </table:table-cell>
          <table:table-cell office:value-type="float" office:value="-102.1442" calcext:value-type="float">
            <text:p>-102.1442</text:p>
          </table:table-cell>
          <table:table-cell/>
        </table:table-row>
        <table:table-row table:style-name="ro1">
          <table:table-cell office:value-type="float" office:value="28174" calcext:value-type="float">
            <text:p>28174</text:p>
          </table:table-cell>
          <table:table-cell office:value-type="float" office:value="-101.91702" calcext:value-type="float">
            <text:p>-101.91702</text:p>
          </table:table-cell>
          <table:table-cell/>
        </table:table-row>
        <table:table-row table:style-name="ro1">
          <table:table-cell office:value-type="float" office:value="28218" calcext:value-type="float">
            <text:p>28218</text:p>
          </table:table-cell>
          <table:table-cell office:value-type="float" office:value="-101.53926" calcext:value-type="float">
            <text:p>-101.53926</text:p>
          </table:table-cell>
          <table:table-cell/>
        </table:table-row>
        <table:table-row table:style-name="ro1">
          <table:table-cell office:value-type="float" office:value="28263" calcext:value-type="float">
            <text:p>28263</text:p>
          </table:table-cell>
          <table:table-cell office:value-type="float" office:value="-101.24392" calcext:value-type="float">
            <text:p>-101.24392</text:p>
          </table:table-cell>
          <table:table-cell/>
        </table:table-row>
        <table:table-row table:style-name="ro1">
          <table:table-cell office:value-type="float" office:value="28307" calcext:value-type="float">
            <text:p>28307</text:p>
          </table:table-cell>
          <table:table-cell office:value-type="float" office:value="-100.34989" calcext:value-type="float">
            <text:p>-100.34989</text:p>
          </table:table-cell>
          <table:table-cell/>
        </table:table-row>
        <table:table-row table:style-name="ro1">
          <table:table-cell office:value-type="float" office:value="28352" calcext:value-type="float">
            <text:p>28352</text:p>
          </table:table-cell>
          <table:table-cell office:value-type="float" office:value="-100.0836" calcext:value-type="float">
            <text:p>-100.0836</text:p>
          </table:table-cell>
          <table:table-cell/>
        </table:table-row>
        <table:table-row table:style-name="ro1">
          <table:table-cell office:value-type="float" office:value="28396" calcext:value-type="float">
            <text:p>28396</text:p>
          </table:table-cell>
          <table:table-cell office:value-type="float" office:value="-102.20882" calcext:value-type="float">
            <text:p>-102.20882</text:p>
          </table:table-cell>
          <table:table-cell/>
        </table:table-row>
        <table:table-row table:style-name="ro1">
          <table:table-cell office:value-type="float" office:value="28441" calcext:value-type="float">
            <text:p>28441</text:p>
          </table:table-cell>
          <table:table-cell office:value-type="float" office:value="-101.36892" calcext:value-type="float">
            <text:p>-101.36892</text:p>
          </table:table-cell>
          <table:table-cell/>
        </table:table-row>
        <table:table-row table:style-name="ro1">
          <table:table-cell office:value-type="float" office:value="28486" calcext:value-type="float">
            <text:p>28486</text:p>
          </table:table-cell>
          <table:table-cell office:value-type="float" office:value="-100.35488" calcext:value-type="float">
            <text:p>-100.35488</text:p>
          </table:table-cell>
          <table:table-cell/>
        </table:table-row>
        <table:table-row table:style-name="ro1">
          <table:table-cell office:value-type="float" office:value="28530" calcext:value-type="float">
            <text:p>28530</text:p>
          </table:table-cell>
          <table:table-cell office:value-type="float" office:value="-99.58016" calcext:value-type="float">
            <text:p>-99.58016</text:p>
          </table:table-cell>
          <table:table-cell/>
        </table:table-row>
        <table:table-row table:style-name="ro1">
          <table:table-cell office:value-type="float" office:value="28575" calcext:value-type="float">
            <text:p>28575</text:p>
          </table:table-cell>
          <table:table-cell office:value-type="float" office:value="-100.66144" calcext:value-type="float">
            <text:p>-100.66144</text:p>
          </table:table-cell>
          <table:table-cell/>
        </table:table-row>
        <table:table-row table:style-name="ro1">
          <table:table-cell office:value-type="float" office:value="28619" calcext:value-type="float">
            <text:p>28619</text:p>
          </table:table-cell>
          <table:table-cell office:value-type="float" office:value="-101.45849" calcext:value-type="float">
            <text:p>-101.45849</text:p>
          </table:table-cell>
          <table:table-cell/>
        </table:table-row>
        <table:table-row table:style-name="ro1">
          <table:table-cell office:value-type="float" office:value="28664" calcext:value-type="float">
            <text:p>28664</text:p>
          </table:table-cell>
          <table:table-cell office:value-type="float" office:value="-101.1137" calcext:value-type="float">
            <text:p>-101.1137</text:p>
          </table:table-cell>
          <table:table-cell/>
        </table:table-row>
        <table:table-row table:style-name="ro1">
          <table:table-cell office:value-type="float" office:value="28708" calcext:value-type="float">
            <text:p>28708</text:p>
          </table:table-cell>
          <table:table-cell office:value-type="float" office:value="-101.1253" calcext:value-type="float">
            <text:p>-101.1253</text:p>
          </table:table-cell>
          <table:table-cell/>
        </table:table-row>
        <table:table-row table:style-name="ro1">
          <table:table-cell office:value-type="float" office:value="28753" calcext:value-type="float">
            <text:p>28753</text:p>
          </table:table-cell>
          <table:table-cell office:value-type="float" office:value="-98.50294" calcext:value-type="float">
            <text:p>-98.50294</text:p>
          </table:table-cell>
          <table:table-cell/>
        </table:table-row>
        <table:table-row table:style-name="ro1">
          <table:table-cell office:value-type="float" office:value="28797" calcext:value-type="float">
            <text:p>28797</text:p>
          </table:table-cell>
          <table:table-cell office:value-type="float" office:value="-103.08099" calcext:value-type="float">
            <text:p>-103.08099</text:p>
          </table:table-cell>
          <table:table-cell/>
        </table:table-row>
        <table:table-row table:style-name="ro1">
          <table:table-cell office:value-type="float" office:value="28842" calcext:value-type="float">
            <text:p>28842</text:p>
          </table:table-cell>
          <table:table-cell office:value-type="float" office:value="-100.47311" calcext:value-type="float">
            <text:p>-100.47311</text:p>
          </table:table-cell>
          <table:table-cell/>
        </table:table-row>
        <table:table-row table:style-name="ro1">
          <table:table-cell office:value-type="float" office:value="28886" calcext:value-type="float">
            <text:p>28886</text:p>
          </table:table-cell>
          <table:table-cell office:value-type="float" office:value="-102.01997" calcext:value-type="float">
            <text:p>-102.01997</text:p>
          </table:table-cell>
          <table:table-cell/>
        </table:table-row>
        <table:table-row table:style-name="ro1">
          <table:table-cell office:value-type="float" office:value="28931" calcext:value-type="float">
            <text:p>28931</text:p>
          </table:table-cell>
          <table:table-cell office:value-type="float" office:value="-100.63522" calcext:value-type="float">
            <text:p>-100.63522</text:p>
          </table:table-cell>
          <table:table-cell/>
        </table:table-row>
        <table:table-row table:style-name="ro1">
          <table:table-cell office:value-type="float" office:value="28976" calcext:value-type="float">
            <text:p>28976</text:p>
          </table:table-cell>
          <table:table-cell office:value-type="float" office:value="-102.19308" calcext:value-type="float">
            <text:p>-102.19308</text:p>
          </table:table-cell>
          <table:table-cell/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-99.09311" calcext:value-type="float">
            <text:p>-99.09311</text:p>
          </table:table-cell>
          <table:table-cell/>
        </table:table-row>
        <table:table-row table:style-name="ro1">
          <table:table-cell office:value-type="float" office:value="29065" calcext:value-type="float">
            <text:p>29065</text:p>
          </table:table-cell>
          <table:table-cell office:value-type="float" office:value="-101.4808" calcext:value-type="float">
            <text:p>-101.4808</text:p>
          </table:table-cell>
          <table:table-cell/>
        </table:table-row>
        <table:table-row table:style-name="ro1">
          <table:table-cell office:value-type="float" office:value="29109" calcext:value-type="float">
            <text:p>29109</text:p>
          </table:table-cell>
          <table:table-cell office:value-type="float" office:value="-100.23657" calcext:value-type="float">
            <text:p>-100.23657</text:p>
          </table:table-cell>
          <table:table-cell/>
        </table:table-row>
        <table:table-row table:style-name="ro1">
          <table:table-cell office:value-type="float" office:value="29154" calcext:value-type="float">
            <text:p>29154</text:p>
          </table:table-cell>
          <table:table-cell office:value-type="float" office:value="-101.95606" calcext:value-type="float">
            <text:p>-101.95606</text:p>
          </table:table-cell>
          <table:table-cell/>
        </table:table-row>
        <table:table-row table:style-name="ro1">
          <table:table-cell office:value-type="float" office:value="29198" calcext:value-type="float">
            <text:p>29198</text:p>
          </table:table-cell>
          <table:table-cell office:value-type="float" office:value="-102.73468" calcext:value-type="float">
            <text:p>-102.73468</text:p>
          </table:table-cell>
          <table:table-cell/>
        </table:table-row>
        <table:table-row table:style-name="ro1">
          <table:table-cell office:value-type="float" office:value="29243" calcext:value-type="float">
            <text:p>29243</text:p>
          </table:table-cell>
          <table:table-cell office:value-type="float" office:value="-101.93459" calcext:value-type="float">
            <text:p>-101.93459</text:p>
          </table:table-cell>
          <table:table-cell/>
        </table:table-row>
        <table:table-row table:style-name="ro1">
          <table:table-cell office:value-type="float" office:value="29287" calcext:value-type="float">
            <text:p>29287</text:p>
          </table:table-cell>
          <table:table-cell office:value-type="float" office:value="-102.74686" calcext:value-type="float">
            <text:p>-102.74686</text:p>
          </table:table-cell>
          <table:table-cell/>
        </table:table-row>
        <table:table-row table:style-name="ro1">
          <table:table-cell office:value-type="float" office:value="29332" calcext:value-type="float">
            <text:p>29332</text:p>
          </table:table-cell>
          <table:table-cell office:value-type="float" office:value="-101.36028" calcext:value-type="float">
            <text:p>-101.36028</text:p>
          </table:table-cell>
          <table:table-cell/>
        </table:table-row>
        <table:table-row table:style-name="ro1">
          <table:table-cell office:value-type="float" office:value="29376" calcext:value-type="float">
            <text:p>29376</text:p>
          </table:table-cell>
          <table:table-cell office:value-type="float" office:value="-102.44172" calcext:value-type="float">
            <text:p>-102.44172</text:p>
          </table:table-cell>
          <table:table-cell/>
        </table:table-row>
        <table:table-row table:style-name="ro1">
          <table:table-cell office:value-type="float" office:value="29421" calcext:value-type="float">
            <text:p>29421</text:p>
          </table:table-cell>
          <table:table-cell office:value-type="float" office:value="-103.16738" calcext:value-type="float">
            <text:p>-103.16738</text:p>
          </table:table-cell>
          <table:table-cell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float" office:value="-100.51512" calcext:value-type="float">
            <text:p>-100.51512</text:p>
          </table:table-cell>
          <table:table-cell/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-102.58495" calcext:value-type="float">
            <text:p>-102.58495</text:p>
          </table:table-cell>
          <table:table-cell/>
        </table:table-row>
        <table:table-row table:style-name="ro1">
          <table:table-cell office:value-type="float" office:value="29555" calcext:value-type="float">
            <text:p>29555</text:p>
          </table:table-cell>
          <table:table-cell office:value-type="float" office:value="-102.55929" calcext:value-type="float">
            <text:p>-102.55929</text:p>
          </table:table-cell>
          <table:table-cell/>
        </table:table-row>
        <table:table-row table:style-name="ro1">
          <table:table-cell office:value-type="float" office:value="29599" calcext:value-type="float">
            <text:p>29599</text:p>
          </table:table-cell>
          <table:table-cell office:value-type="float" office:value="-100.83461" calcext:value-type="float">
            <text:p>-100.83461</text:p>
          </table:table-cell>
          <table:table-cell/>
        </table:table-row>
        <table:table-row table:style-name="ro1">
          <table:table-cell office:value-type="float" office:value="29644" calcext:value-type="float">
            <text:p>29644</text:p>
          </table:table-cell>
          <table:table-cell office:value-type="float" office:value="-103.52351" calcext:value-type="float">
            <text:p>-103.52351</text:p>
          </table:table-cell>
          <table:table-cell/>
        </table:table-row>
        <table:table-row table:style-name="ro1">
          <table:table-cell office:value-type="float" office:value="29688" calcext:value-type="float">
            <text:p>29688</text:p>
          </table:table-cell>
          <table:table-cell office:value-type="float" office:value="-102.83014" calcext:value-type="float">
            <text:p>-102.83014</text:p>
          </table:table-cell>
          <table:table-cell/>
        </table:table-row>
        <table:table-row table:style-name="ro1">
          <table:table-cell office:value-type="float" office:value="29733" calcext:value-type="float">
            <text:p>29733</text:p>
          </table:table-cell>
          <table:table-cell office:value-type="float" office:value="-102.62101" calcext:value-type="float">
            <text:p>-102.62101</text:p>
          </table:table-cell>
          <table:table-cell/>
        </table:table-row>
        <table:table-row table:style-name="ro1">
          <table:table-cell office:value-type="float" office:value="29777" calcext:value-type="float">
            <text:p>29777</text:p>
          </table:table-cell>
          <table:table-cell office:value-type="float" office:value="-102.63991" calcext:value-type="float">
            <text:p>-102.63991</text:p>
          </table:table-cell>
          <table:table-cell/>
        </table:table-row>
        <table:table-row table:style-name="ro1">
          <table:table-cell office:value-type="float" office:value="29822" calcext:value-type="float">
            <text:p>29822</text:p>
          </table:table-cell>
          <table:table-cell office:value-type="float" office:value="-103.6592" calcext:value-type="float">
            <text:p>-103.6592</text:p>
          </table:table-cell>
          <table:table-cell/>
        </table:table-row>
        <table:table-row table:style-name="ro1">
          <table:table-cell office:value-type="float" office:value="29866" calcext:value-type="float">
            <text:p>29866</text:p>
          </table:table-cell>
          <table:table-cell office:value-type="float" office:value="-101.02402" calcext:value-type="float">
            <text:p>-101.02402</text:p>
          </table:table-cell>
          <table:table-cell/>
        </table:table-row>
        <table:table-row table:style-name="ro1">
          <table:table-cell office:value-type="float" office:value="29911" calcext:value-type="float">
            <text:p>29911</text:p>
          </table:table-cell>
          <table:table-cell office:value-type="float" office:value="-102.09957" calcext:value-type="float">
            <text:p>-102.09957</text:p>
          </table:table-cell>
          <table:table-cell/>
        </table:table-row>
        <table:table-row table:style-name="ro1">
          <table:table-cell office:value-type="float" office:value="29955" calcext:value-type="float">
            <text:p>29955</text:p>
          </table:table-cell>
          <table:table-cell office:value-type="float" office:value="-99.97508" calcext:value-type="float">
            <text:p>-99.97508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-99.05539" calcext:value-type="float">
            <text:p>-99.05539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-101.34225" calcext:value-type="float">
            <text:p>-101.34225</text:p>
          </table:table-cell>
          <table:table-cell/>
        </table:table-row>
        <table:table-row table:style-name="ro1">
          <table:table-cell office:value-type="float" office:value="30156" calcext:value-type="float">
            <text:p>30156</text:p>
          </table:table-cell>
          <table:table-cell office:value-type="float" office:value="-104.09908" calcext:value-type="float">
            <text:p>-104.09908</text:p>
          </table:table-cell>
          <table:table-cell/>
        </table:table-row>
        <table:table-row table:style-name="ro1">
          <table:table-cell office:value-type="float" office:value="30312" calcext:value-type="float">
            <text:p>30312</text:p>
          </table:table-cell>
          <table:table-cell office:value-type="float" office:value="-104.67101" calcext:value-type="float">
            <text:p>-104.67101</text:p>
          </table:table-cell>
          <table:table-cell/>
        </table:table-row>
        <table:table-row table:style-name="ro1">
          <table:table-cell office:value-type="float" office:value="30468" calcext:value-type="float">
            <text:p>30468</text:p>
          </table:table-cell>
          <table:table-cell office:value-type="float" office:value="-102.83574" calcext:value-type="float">
            <text:p>-102.83574</text:p>
          </table:table-cell>
          <table:table-cell/>
        </table:table-row>
        <table:table-row table:style-name="ro1">
          <table:table-cell office:value-type="float" office:value="30624" calcext:value-type="float">
            <text:p>30624</text:p>
          </table:table-cell>
          <table:table-cell office:value-type="float" office:value="-105.44239" calcext:value-type="float">
            <text:p>-105.44239</text:p>
          </table:table-cell>
          <table:table-cell/>
        </table:table-row>
        <table:table-row table:style-name="ro1">
          <table:table-cell office:value-type="float" office:value="30780" calcext:value-type="float">
            <text:p>30780</text:p>
          </table:table-cell>
          <table:table-cell office:value-type="float" office:value="-103.0128" calcext:value-type="float">
            <text:p>-103.0128</text:p>
          </table:table-cell>
          <table:table-cell/>
        </table:table-row>
        <table:table-row table:style-name="ro1">
          <table:table-cell office:value-type="float" office:value="30935" calcext:value-type="float">
            <text:p>30935</text:p>
          </table:table-cell>
          <table:table-cell office:value-type="float" office:value="-105.22256" calcext:value-type="float">
            <text:p>-105.22256</text:p>
          </table:table-cell>
          <table:table-cell/>
        </table:table-row>
        <table:table-row table:style-name="ro1">
          <table:table-cell office:value-type="float" office:value="31091" calcext:value-type="float">
            <text:p>31091</text:p>
          </table:table-cell>
          <table:table-cell office:value-type="float" office:value="-102.44113" calcext:value-type="float">
            <text:p>-102.44113</text:p>
          </table:table-cell>
          <table:table-cell/>
        </table:table-row>
        <table:table-row table:style-name="ro1">
          <table:table-cell office:value-type="float" office:value="31247" calcext:value-type="float">
            <text:p>31247</text:p>
          </table:table-cell>
          <table:table-cell office:value-type="float" office:value="-99.91861" calcext:value-type="float">
            <text:p>-99.91861</text:p>
          </table:table-cell>
          <table:table-cell/>
        </table:table-row>
        <table:table-row table:style-name="ro1">
          <table:table-cell office:value-type="float" office:value="31403" calcext:value-type="float">
            <text:p>31403</text:p>
          </table:table-cell>
          <table:table-cell office:value-type="float" office:value="-102.39395" calcext:value-type="float">
            <text:p>-102.39395</text:p>
          </table:table-cell>
          <table:table-cell/>
        </table:table-row>
        <table:table-row table:style-name="ro1">
          <table:table-cell office:value-type="float" office:value="31559" calcext:value-type="float">
            <text:p>31559</text:p>
          </table:table-cell>
          <table:table-cell office:value-type="float" office:value="-101.13891" calcext:value-type="float">
            <text:p>-101.13891</text:p>
          </table:table-cell>
          <table:table-cell/>
        </table:table-row>
        <table:table-row table:style-name="ro1">
          <table:table-cell office:value-type="float" office:value="31715" calcext:value-type="float">
            <text:p>31715</text:p>
          </table:table-cell>
          <table:table-cell office:value-type="float" office:value="-104.27803" calcext:value-type="float">
            <text:p>-104.27803</text:p>
          </table:table-cell>
          <table:table-cell/>
        </table:table-row>
        <table:table-row table:style-name="ro1">
          <table:table-cell office:value-type="float" office:value="31871" calcext:value-type="float">
            <text:p>31871</text:p>
          </table:table-cell>
          <table:table-cell office:value-type="float" office:value="-102.64972" calcext:value-type="float">
            <text:p>-102.64972</text:p>
          </table:table-cell>
          <table:table-cell/>
        </table:table-row>
        <table:table-row table:style-name="ro1">
          <table:table-cell office:value-type="float" office:value="32027" calcext:value-type="float">
            <text:p>32027</text:p>
          </table:table-cell>
          <table:table-cell office:value-type="float" office:value="-102.4837" calcext:value-type="float">
            <text:p>-102.4837</text:p>
          </table:table-cell>
          <table:table-cell/>
        </table:table-row>
        <table:table-row table:style-name="ro1">
          <table:table-cell office:value-type="float" office:value="32183" calcext:value-type="float">
            <text:p>32183</text:p>
          </table:table-cell>
          <table:table-cell office:value-type="float" office:value="-102.75975" calcext:value-type="float">
            <text:p>-102.75975</text:p>
          </table:table-cell>
          <table:table-cell/>
        </table:table-row>
        <table:table-row table:style-name="ro1">
          <table:table-cell office:value-type="float" office:value="32339" calcext:value-type="float">
            <text:p>32339</text:p>
          </table:table-cell>
          <table:table-cell office:value-type="float" office:value="-101.92038" calcext:value-type="float">
            <text:p>-101.92038</text:p>
          </table:table-cell>
          <table:table-cell/>
        </table:table-row>
        <table:table-row table:style-name="ro1">
          <table:table-cell office:value-type="float" office:value="32494" calcext:value-type="float">
            <text:p>32494</text:p>
          </table:table-cell>
          <table:table-cell office:value-type="float" office:value="-101.86472" calcext:value-type="float">
            <text:p>-101.86472</text:p>
          </table:table-cell>
          <table:table-cell/>
        </table:table-row>
        <table:table-row table:style-name="ro1">
          <table:table-cell office:value-type="float" office:value="32650" calcext:value-type="float">
            <text:p>32650</text:p>
          </table:table-cell>
          <table:table-cell office:value-type="float" office:value="-101.3964" calcext:value-type="float">
            <text:p>-101.3964</text:p>
          </table:table-cell>
          <table:table-cell/>
        </table:table-row>
        <table:table-row table:style-name="ro1">
          <table:table-cell office:value-type="float" office:value="32806" calcext:value-type="float">
            <text:p>32806</text:p>
          </table:table-cell>
          <table:table-cell office:value-type="float" office:value="-101.34116" calcext:value-type="float">
            <text:p>-101.34116</text:p>
          </table:table-cell>
          <table:table-cell/>
        </table:table-row>
        <table:table-row table:style-name="ro1">
          <table:table-cell office:value-type="float" office:value="32962" calcext:value-type="float">
            <text:p>32962</text:p>
          </table:table-cell>
          <table:table-cell office:value-type="float" office:value="-104.86689" calcext:value-type="float">
            <text:p>-104.86689</text:p>
          </table:table-cell>
          <table:table-cell/>
        </table:table-row>
        <table:table-row table:style-name="ro1">
          <table:table-cell office:value-type="float" office:value="33118" calcext:value-type="float">
            <text:p>33118</text:p>
          </table:table-cell>
          <table:table-cell office:value-type="float" office:value="-101.94525" calcext:value-type="float">
            <text:p>-101.94525</text:p>
          </table:table-cell>
          <table:table-cell/>
        </table:table-row>
        <table:table-row table:style-name="ro1">
          <table:table-cell office:value-type="float" office:value="33274" calcext:value-type="float">
            <text:p>33274</text:p>
          </table:table-cell>
          <table:table-cell office:value-type="float" office:value="-103.41258" calcext:value-type="float">
            <text:p>-103.41258</text:p>
          </table:table-cell>
          <table:table-cell/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float" office:value="-103.33215" calcext:value-type="float">
            <text:p>-103.33215</text:p>
          </table:table-cell>
          <table:table-cell/>
        </table:table-row>
        <table:table-row table:style-name="ro1">
          <table:table-cell office:value-type="float" office:value="33586" calcext:value-type="float">
            <text:p>33586</text:p>
          </table:table-cell>
          <table:table-cell office:value-type="float" office:value="-102.88043" calcext:value-type="float">
            <text:p>-102.88043</text:p>
          </table:table-cell>
          <table:table-cell/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-103.58175" calcext:value-type="float">
            <text:p>-103.58175</text:p>
          </table:table-cell>
          <table:table-cell/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float" office:value="-104.43309" calcext:value-type="float">
            <text:p>-104.43309</text:p>
          </table:table-cell>
          <table:table-cell/>
        </table:table-row>
        <table:table-row table:style-name="ro1">
          <table:table-cell office:value-type="float" office:value="34053" calcext:value-type="float">
            <text:p>34053</text:p>
          </table:table-cell>
          <table:table-cell office:value-type="float" office:value="-102.96813" calcext:value-type="float">
            <text:p>-102.96813</text:p>
          </table:table-cell>
          <table:table-cell/>
        </table:table-row>
        <table:table-row table:style-name="ro1">
          <table:table-cell office:value-type="float" office:value="34209" calcext:value-type="float">
            <text:p>34209</text:p>
          </table:table-cell>
          <table:table-cell office:value-type="float" office:value="-102.54195" calcext:value-type="float">
            <text:p>-102.54195</text:p>
          </table:table-cell>
          <table:table-cell/>
        </table:table-row>
        <table:table-row table:style-name="ro1">
          <table:table-cell office:value-type="float" office:value="34365" calcext:value-type="float">
            <text:p>34365</text:p>
          </table:table-cell>
          <table:table-cell office:value-type="float" office:value="-104.24071" calcext:value-type="float">
            <text:p>-104.24071</text:p>
          </table:table-cell>
          <table:table-cell/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float" office:value="-103.85476" calcext:value-type="float">
            <text:p>-103.85476</text:p>
          </table:table-cell>
          <table:table-cell/>
        </table:table-row>
        <table:table-row table:style-name="ro1">
          <table:table-cell office:value-type="float" office:value="34677" calcext:value-type="float">
            <text:p>34677</text:p>
          </table:table-cell>
          <table:table-cell office:value-type="float" office:value="-104.65674" calcext:value-type="float">
            <text:p>-104.65674</text:p>
          </table:table-cell>
          <table:table-cell/>
        </table:table-row>
        <table:table-row table:style-name="ro1">
          <table:table-cell office:value-type="float" office:value="34833" calcext:value-type="float">
            <text:p>34833</text:p>
          </table:table-cell>
          <table:table-cell office:value-type="float" office:value="-104.98156" calcext:value-type="float">
            <text:p>-104.98156</text:p>
          </table:table-cell>
          <table:table-cell/>
        </table:table-row>
        <table:table-row table:style-name="ro1">
          <table:table-cell office:value-type="float" office:value="34989" calcext:value-type="float">
            <text:p>34989</text:p>
          </table:table-cell>
          <table:table-cell office:value-type="float" office:value="-103.21014" calcext:value-type="float">
            <text:p>-103.21014</text:p>
          </table:table-cell>
          <table:table-cell/>
        </table:table-row>
        <table:table-row table:style-name="ro1">
          <table:table-cell office:value-type="float" office:value="35145" calcext:value-type="float">
            <text:p>35145</text:p>
          </table:table-cell>
          <table:table-cell office:value-type="float" office:value="-104.52531" calcext:value-type="float">
            <text:p>-104.52531</text:p>
          </table:table-cell>
          <table:table-cell/>
        </table:table-row>
        <table:table-row table:style-name="ro1">
          <table:table-cell office:value-type="float" office:value="35301" calcext:value-type="float">
            <text:p>35301</text:p>
          </table:table-cell>
          <table:table-cell office:value-type="float" office:value="-104.04648" calcext:value-type="float">
            <text:p>-104.04648</text:p>
          </table:table-cell>
          <table:table-cell/>
        </table:table-row>
        <table:table-row table:style-name="ro1">
          <table:table-cell office:value-type="float" office:value="35457" calcext:value-type="float">
            <text:p>35457</text:p>
          </table:table-cell>
          <table:table-cell office:value-type="float" office:value="-104.57899" calcext:value-type="float">
            <text:p>-104.57899</text:p>
          </table:table-cell>
          <table:table-cell/>
        </table:table-row>
        <table:table-row table:style-name="ro1">
          <table:table-cell office:value-type="float" office:value="35612" calcext:value-type="float">
            <text:p>35612</text:p>
          </table:table-cell>
          <table:table-cell office:value-type="float" office:value="-104.11645" calcext:value-type="float">
            <text:p>-104.11645</text:p>
          </table:table-cell>
          <table:table-cell/>
        </table:table-row>
        <table:table-row table:style-name="ro1">
          <table:table-cell office:value-type="float" office:value="35768" calcext:value-type="float">
            <text:p>35768</text:p>
          </table:table-cell>
          <table:table-cell office:value-type="float" office:value="-105.48996" calcext:value-type="float">
            <text:p>-105.48996</text:p>
          </table:table-cell>
          <table:table-cell/>
        </table:table-row>
        <table:table-row table:style-name="ro1">
          <table:table-cell office:value-type="float" office:value="35924" calcext:value-type="float">
            <text:p>35924</text:p>
          </table:table-cell>
          <table:table-cell office:value-type="float" office:value="-104.16445" calcext:value-type="float">
            <text:p>-104.16445</text:p>
          </table:table-cell>
          <table:table-cell/>
        </table:table-row>
        <table:table-row table:style-name="ro1">
          <table:table-cell office:value-type="float" office:value="36080" calcext:value-type="float">
            <text:p>36080</text:p>
          </table:table-cell>
          <table:table-cell office:value-type="float" office:value="-104.98785" calcext:value-type="float">
            <text:p>-104.98785</text:p>
          </table:table-cell>
          <table:table-cell/>
        </table:table-row>
        <table:table-row table:style-name="ro1">
          <table:table-cell office:value-type="float" office:value="36236" calcext:value-type="float">
            <text:p>36236</text:p>
          </table:table-cell>
          <table:table-cell office:value-type="float" office:value="-103.33726" calcext:value-type="float">
            <text:p>-103.33726</text:p>
          </table:table-cell>
          <table:table-cell/>
        </table:table-row>
        <table:table-row table:style-name="ro1">
          <table:table-cell office:value-type="float" office:value="36392" calcext:value-type="float">
            <text:p>36392</text:p>
          </table:table-cell>
          <table:table-cell office:value-type="float" office:value="-105.19528" calcext:value-type="float">
            <text:p>-105.19528</text:p>
          </table:table-cell>
          <table:table-cell/>
        </table:table-row>
        <table:table-row table:style-name="ro1">
          <table:table-cell office:value-type="float" office:value="36548" calcext:value-type="float">
            <text:p>36548</text:p>
          </table:table-cell>
          <table:table-cell office:value-type="float" office:value="-107.8254" calcext:value-type="float">
            <text:p>-107.8254</text:p>
          </table:table-cell>
          <table:table-cell/>
        </table:table-row>
        <table:table-row table:style-name="ro1">
          <table:table-cell office:value-type="float" office:value="36704" calcext:value-type="float">
            <text:p>36704</text:p>
          </table:table-cell>
          <table:table-cell office:value-type="float" office:value="-103.82149" calcext:value-type="float">
            <text:p>-103.82149</text:p>
          </table:table-cell>
          <table:table-cell/>
        </table:table-row>
        <table:table-row table:style-name="ro1">
          <table:table-cell office:value-type="float" office:value="36860" calcext:value-type="float">
            <text:p>36860</text:p>
          </table:table-cell>
          <table:table-cell office:value-type="float" office:value="-103.56494" calcext:value-type="float">
            <text:p>-103.56494</text:p>
          </table:table-cell>
          <table:table-cell/>
        </table:table-row>
        <table:table-row table:style-name="ro1">
          <table:table-cell office:value-type="float" office:value="37016" calcext:value-type="float">
            <text:p>37016</text:p>
          </table:table-cell>
          <table:table-cell office:value-type="float" office:value="-105.60616" calcext:value-type="float">
            <text:p>-105.60616</text:p>
          </table:table-cell>
          <table:table-cell/>
        </table:table-row>
        <table:table-row table:style-name="ro1">
          <table:table-cell office:value-type="float" office:value="37171" calcext:value-type="float">
            <text:p>37171</text:p>
          </table:table-cell>
          <table:table-cell office:value-type="float" office:value="-105.34413" calcext:value-type="float">
            <text:p>-105.34413</text:p>
          </table:table-cell>
          <table:table-cell/>
        </table:table-row>
        <table:table-row table:style-name="ro1">
          <table:table-cell office:value-type="float" office:value="37327" calcext:value-type="float">
            <text:p>37327</text:p>
          </table:table-cell>
          <table:table-cell office:value-type="float" office:value="-104.59637" calcext:value-type="float">
            <text:p>-104.59637</text:p>
          </table:table-cell>
          <table:table-cell/>
        </table:table-row>
        <table:table-row table:style-name="ro1">
          <table:table-cell office:value-type="float" office:value="37483" calcext:value-type="float">
            <text:p>37483</text:p>
          </table:table-cell>
          <table:table-cell office:value-type="float" office:value="-102.54999" calcext:value-type="float">
            <text:p>-102.54999</text:p>
          </table:table-cell>
          <table:table-cell/>
        </table:table-row>
        <table:table-row table:style-name="ro1">
          <table:table-cell office:value-type="float" office:value="37639" calcext:value-type="float">
            <text:p>37639</text:p>
          </table:table-cell>
          <table:table-cell office:value-type="float" office:value="-104.12043" calcext:value-type="float">
            <text:p>-104.12043</text:p>
          </table:table-cell>
          <table:table-cell/>
        </table:table-row>
        <table:table-row table:style-name="ro1">
          <table:table-cell office:value-type="float" office:value="37795" calcext:value-type="float">
            <text:p>37795</text:p>
          </table:table-cell>
          <table:table-cell office:value-type="float" office:value="-105.7587" calcext:value-type="float">
            <text:p>-105.7587</text:p>
          </table:table-cell>
          <table:table-cell/>
        </table:table-row>
        <table:table-row table:style-name="ro1">
          <table:table-cell office:value-type="float" office:value="37951" calcext:value-type="float">
            <text:p>37951</text:p>
          </table:table-cell>
          <table:table-cell office:value-type="float" office:value="-104.92959" calcext:value-type="float">
            <text:p>-104.92959</text:p>
          </table:table-cell>
          <table:table-cell/>
        </table:table-row>
        <table:table-row table:style-name="ro1">
          <table:table-cell office:value-type="float" office:value="38107" calcext:value-type="float">
            <text:p>38107</text:p>
          </table:table-cell>
          <table:table-cell office:value-type="float" office:value="-103.57492" calcext:value-type="float">
            <text:p>-103.57492</text:p>
          </table:table-cell>
          <table:table-cell/>
        </table:table-row>
        <table:table-row table:style-name="ro1">
          <table:table-cell office:value-type="float" office:value="38263" calcext:value-type="float">
            <text:p>38263</text:p>
          </table:table-cell>
          <table:table-cell office:value-type="float" office:value="-104.94555" calcext:value-type="float">
            <text:p>-104.94555</text:p>
          </table:table-cell>
          <table:table-cell/>
        </table:table-row>
        <table:table-row table:style-name="ro1">
          <table:table-cell office:value-type="float" office:value="38419" calcext:value-type="float">
            <text:p>38419</text:p>
          </table:table-cell>
          <table:table-cell office:value-type="float" office:value="-105.27511" calcext:value-type="float">
            <text:p>-105.27511</text:p>
          </table:table-cell>
          <table:table-cell/>
        </table:table-row>
        <table:table-row table:style-name="ro1">
          <table:table-cell office:value-type="float" office:value="38575" calcext:value-type="float">
            <text:p>38575</text:p>
          </table:table-cell>
          <table:table-cell office:value-type="float" office:value="-103.83988" calcext:value-type="float">
            <text:p>-103.83988</text:p>
          </table:table-cell>
          <table:table-cell/>
        </table:table-row>
        <table:table-row table:style-name="ro1">
          <table:table-cell office:value-type="float" office:value="38731" calcext:value-type="float">
            <text:p>38731</text:p>
          </table:table-cell>
          <table:table-cell office:value-type="float" office:value="-100.18431" calcext:value-type="float">
            <text:p>-100.18431</text:p>
          </table:table-cell>
          <table:table-cell/>
        </table:table-row>
        <table:table-row table:style-name="ro1">
          <table:table-cell office:value-type="float" office:value="38886" calcext:value-type="float">
            <text:p>38886</text:p>
          </table:table-cell>
          <table:table-cell office:value-type="float" office:value="-102.40235" calcext:value-type="float">
            <text:p>-102.40235</text:p>
          </table:table-cell>
          <table:table-cell/>
        </table:table-row>
        <table:table-row table:style-name="ro1">
          <table:table-cell office:value-type="float" office:value="39042" calcext:value-type="float">
            <text:p>39042</text:p>
          </table:table-cell>
          <table:table-cell office:value-type="float" office:value="-105.35491" calcext:value-type="float">
            <text:p>-105.35491</text:p>
          </table:table-cell>
          <table:table-cell/>
        </table:table-row>
        <table:table-row table:style-name="ro1">
          <table:table-cell office:value-type="float" office:value="39198" calcext:value-type="float">
            <text:p>39198</text:p>
          </table:table-cell>
          <table:table-cell office:value-type="float" office:value="-104.47215" calcext:value-type="float">
            <text:p>-104.47215</text:p>
          </table:table-cell>
          <table:table-cell/>
        </table:table-row>
        <table:table-row table:style-name="ro1">
          <table:table-cell office:value-type="float" office:value="39354" calcext:value-type="float">
            <text:p>39354</text:p>
          </table:table-cell>
          <table:table-cell office:value-type="float" office:value="-103.9047" calcext:value-type="float">
            <text:p>-103.9047</text:p>
          </table:table-cell>
          <table:table-cell/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float" office:value="-106.20196" calcext:value-type="float">
            <text:p>-106.20196</text:p>
          </table:table-cell>
          <table:table-cell/>
        </table:table-row>
        <table:table-row table:style-name="ro1">
          <table:table-cell office:value-type="float" office:value="39666" calcext:value-type="float">
            <text:p>39666</text:p>
          </table:table-cell>
          <table:table-cell office:value-type="float" office:value="-107.63562" calcext:value-type="float">
            <text:p>-107.63562</text:p>
          </table:table-cell>
          <table:table-cell/>
        </table:table-row>
        <table:table-row table:style-name="ro1">
          <table:table-cell office:value-type="float" office:value="39822" calcext:value-type="float">
            <text:p>39822</text:p>
          </table:table-cell>
          <table:table-cell office:value-type="float" office:value="-104.97306" calcext:value-type="float">
            <text:p>-104.97306</text:p>
          </table:table-cell>
          <table:table-cell/>
        </table:table-row>
        <table:table-row table:style-name="ro1">
          <table:table-cell office:value-type="float" office:value="39978" calcext:value-type="float">
            <text:p>39978</text:p>
          </table:table-cell>
          <table:table-cell office:value-type="float" office:value="-104.05116" calcext:value-type="float">
            <text:p>-104.05116</text:p>
          </table:table-cell>
          <table:table-cell/>
        </table:table-row>
        <table:table-row table:style-name="ro1">
          <table:table-cell office:value-type="float" office:value="40134" calcext:value-type="float">
            <text:p>40134</text:p>
          </table:table-cell>
          <table:table-cell office:value-type="float" office:value="-107.33531" calcext:value-type="float">
            <text:p>-107.33531</text:p>
          </table:table-cell>
          <table:table-cell/>
        </table:table-row>
        <table:table-row table:style-name="ro1">
          <table:table-cell office:value-type="float" office:value="40290" calcext:value-type="float">
            <text:p>40290</text:p>
          </table:table-cell>
          <table:table-cell office:value-type="float" office:value="-106.8461" calcext:value-type="float">
            <text:p>-106.8461</text:p>
          </table:table-cell>
          <table:table-cell/>
        </table:table-row>
        <table:table-row table:style-name="ro1">
          <table:table-cell office:value-type="float" office:value="40445" calcext:value-type="float">
            <text:p>40445</text:p>
          </table:table-cell>
          <table:table-cell office:value-type="float" office:value="-105.67312" calcext:value-type="float">
            <text:p>-105.67312</text:p>
          </table:table-cell>
          <table:table-cell/>
        </table:table-row>
        <table:table-row table:style-name="ro1">
          <table:table-cell office:value-type="float" office:value="40601" calcext:value-type="float">
            <text:p>40601</text:p>
          </table:table-cell>
          <table:table-cell office:value-type="float" office:value="-105.82499" calcext:value-type="float">
            <text:p>-105.82499</text:p>
          </table:table-cell>
          <table:table-cell/>
        </table:table-row>
        <table:table-row table:style-name="ro1">
          <table:table-cell office:value-type="float" office:value="40757" calcext:value-type="float">
            <text:p>40757</text:p>
          </table:table-cell>
          <table:table-cell office:value-type="float" office:value="-105.4713" calcext:value-type="float">
            <text:p>-105.4713</text:p>
          </table:table-cell>
          <table:table-cell/>
        </table:table-row>
        <table:table-row table:style-name="ro1">
          <table:table-cell office:value-type="float" office:value="40913" calcext:value-type="float">
            <text:p>40913</text:p>
          </table:table-cell>
          <table:table-cell office:value-type="float" office:value="-104.16942" calcext:value-type="float">
            <text:p>-104.16942</text:p>
          </table:table-cell>
          <table:table-cell/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float" office:value="-103.86722" calcext:value-type="float">
            <text:p>-103.86722</text:p>
          </table:table-cell>
          <table:table-cell/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float" office:value="-103.09712" calcext:value-type="float">
            <text:p>-103.09712</text:p>
          </table:table-cell>
          <table:table-cell/>
        </table:table-row>
        <table:table-row table:style-name="ro1">
          <table:table-cell office:value-type="float" office:value="41381" calcext:value-type="float">
            <text:p>41381</text:p>
          </table:table-cell>
          <table:table-cell office:value-type="float" office:value="-106.95941" calcext:value-type="float">
            <text:p>-106.95941</text:p>
          </table:table-cell>
          <table:table-cell/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float" office:value="-106.54999" calcext:value-type="float">
            <text:p>-106.54999</text:p>
          </table:table-cell>
          <table:table-cell/>
        </table:table-row>
        <table:table-row table:style-name="ro1">
          <table:table-cell office:value-type="float" office:value="41693" calcext:value-type="float">
            <text:p>41693</text:p>
          </table:table-cell>
          <table:table-cell office:value-type="float" office:value="-104.40524" calcext:value-type="float">
            <text:p>-104.40524</text:p>
          </table:table-cell>
          <table:table-cell/>
        </table:table-row>
        <table:table-row table:style-name="ro1">
          <table:table-cell office:value-type="float" office:value="41849" calcext:value-type="float">
            <text:p>41849</text:p>
          </table:table-cell>
          <table:table-cell office:value-type="float" office:value="-105.34051" calcext:value-type="float">
            <text:p>-105.34051</text:p>
          </table:table-cell>
          <table:table-cell/>
        </table:table-row>
        <table:table-row table:style-name="ro1">
          <table:table-cell office:value-type="float" office:value="42004" calcext:value-type="float">
            <text:p>42004</text:p>
          </table:table-cell>
          <table:table-cell office:value-type="float" office:value="-106.51781" calcext:value-type="float">
            <text:p>-106.51781</text:p>
          </table:table-cell>
          <table:table-cell/>
        </table:table-row>
        <table:table-row table:style-name="ro1">
          <table:table-cell office:value-type="float" office:value="42160" calcext:value-type="float">
            <text:p>42160</text:p>
          </table:table-cell>
          <table:table-cell office:value-type="float" office:value="-105.95116" calcext:value-type="float">
            <text:p>-105.95116</text:p>
          </table:table-cell>
          <table:table-cell/>
        </table:table-row>
        <table:table-row table:style-name="ro1">
          <table:table-cell office:value-type="float" office:value="42316" calcext:value-type="float">
            <text:p>42316</text:p>
          </table:table-cell>
          <table:table-cell office:value-type="float" office:value="-108.23056" calcext:value-type="float">
            <text:p>-108.23056</text:p>
          </table:table-cell>
          <table:table-cell/>
        </table:table-row>
        <table:table-row table:style-name="ro1">
          <table:table-cell office:value-type="float" office:value="42472" calcext:value-type="float">
            <text:p>42472</text:p>
          </table:table-cell>
          <table:table-cell office:value-type="float" office:value="-103.43687" calcext:value-type="float">
            <text:p>-103.43687</text:p>
          </table:table-cell>
          <table:table-cell/>
        </table:table-row>
        <table:table-row table:style-name="ro1">
          <table:table-cell office:value-type="float" office:value="42628" calcext:value-type="float">
            <text:p>42628</text:p>
          </table:table-cell>
          <table:table-cell office:value-type="float" office:value="-105.38131" calcext:value-type="float">
            <text:p>-105.38131</text:p>
          </table:table-cell>
          <table:table-cell/>
        </table:table-row>
        <table:table-row table:style-name="ro1">
          <table:table-cell office:value-type="float" office:value="42784" calcext:value-type="float">
            <text:p>42784</text:p>
          </table:table-cell>
          <table:table-cell office:value-type="float" office:value="-105.66937" calcext:value-type="float">
            <text:p>-105.66937</text:p>
          </table:table-cell>
          <table:table-cell/>
        </table:table-row>
        <table:table-row table:style-name="ro1">
          <table:table-cell office:value-type="float" office:value="42940" calcext:value-type="float">
            <text:p>42940</text:p>
          </table:table-cell>
          <table:table-cell office:value-type="float" office:value="-106.2664" calcext:value-type="float">
            <text:p>-106.2664</text:p>
          </table:table-cell>
          <table:table-cell/>
        </table:table-row>
        <table:table-row table:style-name="ro1">
          <table:table-cell office:value-type="float" office:value="43096" calcext:value-type="float">
            <text:p>43096</text:p>
          </table:table-cell>
          <table:table-cell office:value-type="float" office:value="-106.04116" calcext:value-type="float">
            <text:p>-106.04116</text:p>
          </table:table-cell>
          <table:table-cell/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float" office:value="-104.63684" calcext:value-type="float">
            <text:p>-104.63684</text:p>
          </table:table-cell>
          <table:table-cell/>
        </table:table-row>
        <table:table-row table:style-name="ro1">
          <table:table-cell office:value-type="float" office:value="43408" calcext:value-type="float">
            <text:p>43408</text:p>
          </table:table-cell>
          <table:table-cell office:value-type="float" office:value="-105.06674" calcext:value-type="float">
            <text:p>-105.06674</text:p>
          </table:table-cell>
          <table:table-cell/>
        </table:table-row>
        <table:table-row table:style-name="ro1">
          <table:table-cell office:value-type="float" office:value="43563" calcext:value-type="float">
            <text:p>43563</text:p>
          </table:table-cell>
          <table:table-cell office:value-type="float" office:value="-105.57632" calcext:value-type="float">
            <text:p>-105.57632</text:p>
          </table:table-cell>
          <table:table-cell/>
        </table:table-row>
        <table:table-row table:style-name="ro1">
          <table:table-cell office:value-type="float" office:value="43719" calcext:value-type="float">
            <text:p>43719</text:p>
          </table:table-cell>
          <table:table-cell office:value-type="float" office:value="-103.17316" calcext:value-type="float">
            <text:p>-103.17316</text:p>
          </table:table-cell>
          <table:table-cell/>
        </table:table-row>
        <table:table-row table:style-name="ro1">
          <table:table-cell office:value-type="float" office:value="43875" calcext:value-type="float">
            <text:p>43875</text:p>
          </table:table-cell>
          <table:table-cell office:value-type="float" office:value="-107.32705" calcext:value-type="float">
            <text:p>-107.32705</text:p>
          </table:table-cell>
          <table:table-cell/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float" office:value="-108.38238" calcext:value-type="float">
            <text:p>-108.38238</text:p>
          </table:table-cell>
          <table:table-cell/>
        </table:table-row>
        <table:table-row table:style-name="ro1">
          <table:table-cell office:value-type="float" office:value="44187" calcext:value-type="float">
            <text:p>44187</text:p>
          </table:table-cell>
          <table:table-cell office:value-type="float" office:value="-108.93789" calcext:value-type="float">
            <text:p>-108.93789</text:p>
          </table:table-cell>
          <table:table-cell/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float" office:value="-108.3365" calcext:value-type="float">
            <text:p>-108.3365</text:p>
          </table:table-cell>
          <table:table-cell/>
        </table:table-row>
        <table:table-row table:style-name="ro1">
          <table:table-cell office:value-type="float" office:value="44499" calcext:value-type="float">
            <text:p>44499</text:p>
          </table:table-cell>
          <table:table-cell office:value-type="float" office:value="-108.62196" calcext:value-type="float">
            <text:p>-108.62196</text:p>
          </table:table-cell>
          <table:table-cell/>
        </table:table-row>
        <table:table-row table:style-name="ro1">
          <table:table-cell office:value-type="float" office:value="44655" calcext:value-type="float">
            <text:p>44655</text:p>
          </table:table-cell>
          <table:table-cell office:value-type="float" office:value="-105.62859" calcext:value-type="float">
            <text:p>-105.62859</text:p>
          </table:table-cell>
          <table:table-cell/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float" office:value="-106.50941" calcext:value-type="float">
            <text:p>-106.50941</text:p>
          </table:table-cell>
          <table:table-cell/>
        </table:table-row>
        <table:table-row table:style-name="ro1">
          <table:table-cell office:value-type="float" office:value="44967" calcext:value-type="float">
            <text:p>44967</text:p>
          </table:table-cell>
          <table:table-cell office:value-type="float" office:value="-106.43808" calcext:value-type="float">
            <text:p>-106.43808</text:p>
          </table:table-cell>
          <table:table-cell/>
        </table:table-row>
        <table:table-row table:style-name="ro1">
          <table:table-cell office:value-type="float" office:value="45122" calcext:value-type="float">
            <text:p>45122</text:p>
          </table:table-cell>
          <table:table-cell office:value-type="float" office:value="-106.32751" calcext:value-type="float">
            <text:p>-106.32751</text:p>
          </table:table-cell>
          <table:table-cell/>
        </table:table-row>
        <table:table-row table:style-name="ro1">
          <table:table-cell office:value-type="float" office:value="45278" calcext:value-type="float">
            <text:p>45278</text:p>
          </table:table-cell>
          <table:table-cell office:value-type="float" office:value="-107.54406" calcext:value-type="float">
            <text:p>-107.54406</text:p>
          </table:table-cell>
          <table:table-cell/>
        </table:table-row>
        <table:table-row table:style-name="ro1">
          <table:table-cell office:value-type="float" office:value="45434" calcext:value-type="float">
            <text:p>45434</text:p>
          </table:table-cell>
          <table:table-cell office:value-type="float" office:value="-107.86691" calcext:value-type="float">
            <text:p>-107.86691</text:p>
          </table:table-cell>
          <table:table-cell/>
        </table:table-row>
        <table:table-row table:style-name="ro1">
          <table:table-cell office:value-type="float" office:value="45590" calcext:value-type="float">
            <text:p>45590</text:p>
          </table:table-cell>
          <table:table-cell office:value-type="float" office:value="-106.1134" calcext:value-type="float">
            <text:p>-106.1134</text:p>
          </table:table-cell>
          <table:table-cell/>
        </table:table-row>
        <table:table-row table:style-name="ro1">
          <table:table-cell office:value-type="float" office:value="45746" calcext:value-type="float">
            <text:p>45746</text:p>
          </table:table-cell>
          <table:table-cell office:value-type="float" office:value="-106.18455" calcext:value-type="float">
            <text:p>-106.18455</text:p>
          </table:table-cell>
          <table:table-cell/>
        </table:table-row>
        <table:table-row table:style-name="ro1">
          <table:table-cell office:value-type="float" office:value="45902" calcext:value-type="float">
            <text:p>45902</text:p>
          </table:table-cell>
          <table:table-cell office:value-type="float" office:value="-104.48962" calcext:value-type="float">
            <text:p>-104.48962</text:p>
          </table:table-cell>
          <table:table-cell/>
        </table:table-row>
        <table:table-row table:style-name="ro1">
          <table:table-cell office:value-type="float" office:value="46058" calcext:value-type="float">
            <text:p>46058</text:p>
          </table:table-cell>
          <table:table-cell office:value-type="float" office:value="-105.26756" calcext:value-type="float">
            <text:p>-105.26756</text:p>
          </table:table-cell>
          <table:table-cell/>
        </table:table-row>
        <table:table-row table:style-name="ro1">
          <table:table-cell office:value-type="float" office:value="46214" calcext:value-type="float">
            <text:p>46214</text:p>
          </table:table-cell>
          <table:table-cell office:value-type="float" office:value="-107.43211" calcext:value-type="float">
            <text:p>-107.43211</text:p>
          </table:table-cell>
          <table:table-cell/>
        </table:table-row>
        <table:table-row table:style-name="ro1">
          <table:table-cell office:value-type="float" office:value="46370" calcext:value-type="float">
            <text:p>46370</text:p>
          </table:table-cell>
          <table:table-cell office:value-type="float" office:value="-108.62597" calcext:value-type="float">
            <text:p>-108.62597</text:p>
          </table:table-cell>
          <table:table-cell/>
        </table:table-row>
        <table:table-row table:style-name="ro1">
          <table:table-cell office:value-type="float" office:value="46526" calcext:value-type="float">
            <text:p>46526</text:p>
          </table:table-cell>
          <table:table-cell office:value-type="float" office:value="-105.78444" calcext:value-type="float">
            <text:p>-105.78444</text:p>
          </table:table-cell>
          <table:table-cell/>
        </table:table-row>
        <table:table-row table:style-name="ro1">
          <table:table-cell office:value-type="float" office:value="46682" calcext:value-type="float">
            <text:p>46682</text:p>
          </table:table-cell>
          <table:table-cell office:value-type="float" office:value="-106.388" calcext:value-type="float">
            <text:p>-106.388</text:p>
          </table:table-cell>
          <table:table-cell/>
        </table:table-row>
        <table:table-row table:style-name="ro1">
          <table:table-cell office:value-type="float" office:value="46837" calcext:value-type="float">
            <text:p>46837</text:p>
          </table:table-cell>
          <table:table-cell office:value-type="float" office:value="-108.72384" calcext:value-type="float">
            <text:p>-108.72384</text:p>
          </table:table-cell>
          <table:table-cell/>
        </table:table-row>
        <table:table-row table:style-name="ro1">
          <table:table-cell office:value-type="float" office:value="46993" calcext:value-type="float">
            <text:p>46993</text:p>
          </table:table-cell>
          <table:table-cell office:value-type="float" office:value="-107.42147" calcext:value-type="float">
            <text:p>-107.42147</text:p>
          </table:table-cell>
          <table:table-cell/>
        </table:table-row>
        <table:table-row table:style-name="ro1">
          <table:table-cell office:value-type="float" office:value="47149" calcext:value-type="float">
            <text:p>47149</text:p>
          </table:table-cell>
          <table:table-cell office:value-type="float" office:value="-106.46761" calcext:value-type="float">
            <text:p>-106.46761</text:p>
          </table:table-cell>
          <table:table-cell/>
        </table:table-row>
        <table:table-row table:style-name="ro1">
          <table:table-cell office:value-type="float" office:value="47305" calcext:value-type="float">
            <text:p>47305</text:p>
          </table:table-cell>
          <table:table-cell office:value-type="float" office:value="-105.49316" calcext:value-type="float">
            <text:p>-105.49316</text:p>
          </table:table-cell>
          <table:table-cell/>
        </table:table-row>
        <table:table-row table:style-name="ro1">
          <table:table-cell office:value-type="float" office:value="47461" calcext:value-type="float">
            <text:p>47461</text:p>
          </table:table-cell>
          <table:table-cell office:value-type="float" office:value="-105.92525" calcext:value-type="float">
            <text:p>-105.92525</text:p>
          </table:table-cell>
          <table:table-cell/>
        </table:table-row>
        <table:table-row table:style-name="ro1">
          <table:table-cell office:value-type="float" office:value="47617" calcext:value-type="float">
            <text:p>47617</text:p>
          </table:table-cell>
          <table:table-cell office:value-type="float" office:value="-104.76952" calcext:value-type="float">
            <text:p>-104.76952</text:p>
          </table:table-cell>
          <table:table-cell/>
        </table:table-row>
        <table:table-row table:style-name="ro1">
          <table:table-cell office:value-type="float" office:value="47773" calcext:value-type="float">
            <text:p>47773</text:p>
          </table:table-cell>
          <table:table-cell office:value-type="float" office:value="-105.12955" calcext:value-type="float">
            <text:p>-105.12955</text:p>
          </table:table-cell>
          <table:table-cell/>
        </table:table-row>
        <table:table-row table:style-name="ro1">
          <table:table-cell office:value-type="float" office:value="47929" calcext:value-type="float">
            <text:p>47929</text:p>
          </table:table-cell>
          <table:table-cell office:value-type="float" office:value="-105.30871" calcext:value-type="float">
            <text:p>-105.30871</text:p>
          </table:table-cell>
          <table:table-cell/>
        </table:table-row>
        <table:table-row table:style-name="ro1">
          <table:table-cell office:value-type="float" office:value="48085" calcext:value-type="float">
            <text:p>48085</text:p>
          </table:table-cell>
          <table:table-cell office:value-type="float" office:value="-108.90209" calcext:value-type="float">
            <text:p>-108.90209</text:p>
          </table:table-cell>
          <table:table-cell/>
        </table:table-row>
        <table:table-row table:style-name="ro1">
          <table:table-cell office:value-type="float" office:value="48241" calcext:value-type="float">
            <text:p>48241</text:p>
          </table:table-cell>
          <table:table-cell office:value-type="float" office:value="-105.43124" calcext:value-type="float">
            <text:p>-105.43124</text:p>
          </table:table-cell>
          <table:table-cell/>
        </table:table-row>
        <table:table-row table:style-name="ro1">
          <table:table-cell office:value-type="float" office:value="48396" calcext:value-type="float">
            <text:p>48396</text:p>
          </table:table-cell>
          <table:table-cell office:value-type="float" office:value="-109.44431" calcext:value-type="float">
            <text:p>-109.44431</text:p>
          </table:table-cell>
          <table:table-cell/>
        </table:table-row>
        <table:table-row table:style-name="ro1">
          <table:table-cell office:value-type="float" office:value="48552" calcext:value-type="float">
            <text:p>48552</text:p>
          </table:table-cell>
          <table:table-cell office:value-type="float" office:value="-106.66332" calcext:value-type="float">
            <text:p>-106.66332</text:p>
          </table:table-cell>
          <table:table-cell/>
        </table:table-row>
        <table:table-row table:style-name="ro1">
          <table:table-cell office:value-type="float" office:value="48708" calcext:value-type="float">
            <text:p>48708</text:p>
          </table:table-cell>
          <table:table-cell office:value-type="float" office:value="-103.66445" calcext:value-type="float">
            <text:p>-103.66445</text:p>
          </table:table-cell>
          <table:table-cell/>
        </table:table-row>
        <table:table-row table:style-name="ro1">
          <table:table-cell office:value-type="float" office:value="48864" calcext:value-type="float">
            <text:p>48864</text:p>
          </table:table-cell>
          <table:table-cell office:value-type="float" office:value="-105.25158" calcext:value-type="float">
            <text:p>-105.25158</text:p>
          </table:table-cell>
          <table:table-cell/>
        </table:table-row>
        <table:table-row table:style-name="ro1">
          <table:table-cell office:value-type="float" office:value="49020" calcext:value-type="float">
            <text:p>49020</text:p>
          </table:table-cell>
          <table:table-cell office:value-type="float" office:value="-108.60172" calcext:value-type="float">
            <text:p>-108.60172</text:p>
          </table:table-cell>
          <table:table-cell/>
        </table:table-row>
        <table:table-row table:style-name="ro1">
          <table:table-cell office:value-type="float" office:value="49176" calcext:value-type="float">
            <text:p>49176</text:p>
          </table:table-cell>
          <table:table-cell office:value-type="float" office:value="-107.69511" calcext:value-type="float">
            <text:p>-107.69511</text:p>
          </table:table-cell>
          <table:table-cell/>
        </table:table-row>
        <table:table-row table:style-name="ro1">
          <table:table-cell office:value-type="float" office:value="49332" calcext:value-type="float">
            <text:p>49332</text:p>
          </table:table-cell>
          <table:table-cell office:value-type="float" office:value="-107.96785" calcext:value-type="float">
            <text:p>-107.96785</text:p>
          </table:table-cell>
          <table:table-cell/>
        </table:table-row>
        <table:table-row table:style-name="ro1">
          <table:table-cell office:value-type="float" office:value="49488" calcext:value-type="float">
            <text:p>49488</text:p>
          </table:table-cell>
          <table:table-cell office:value-type="float" office:value="-107.89618" calcext:value-type="float">
            <text:p>-107.89618</text:p>
          </table:table-cell>
          <table:table-cell/>
        </table:table-row>
        <table:table-row table:style-name="ro1">
          <table:table-cell office:value-type="float" office:value="49644" calcext:value-type="float">
            <text:p>49644</text:p>
          </table:table-cell>
          <table:table-cell office:value-type="float" office:value="-107.30819" calcext:value-type="float">
            <text:p>-107.30819</text:p>
          </table:table-cell>
          <table:table-cell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-108.96328" calcext:value-type="float">
            <text:p>-108.96328</text:p>
          </table:table-cell>
          <table:table-cell/>
        </table:table-row>
        <table:table-row table:style-name="ro1">
          <table:table-cell office:value-type="float" office:value="49955" calcext:value-type="float">
            <text:p>49955</text:p>
          </table:table-cell>
          <table:table-cell office:value-type="float" office:value="-106.60594" calcext:value-type="float">
            <text:p>-106.60594</text:p>
          </table:table-cell>
          <table:table-cell/>
        </table:table-row>
        <table:table-row table:style-name="ro1">
          <table:table-cell office:value-type="float" office:value="50111" calcext:value-type="float">
            <text:p>50111</text:p>
          </table:table-cell>
          <table:table-cell office:value-type="float" office:value="-106.11" calcext:value-type="float">
            <text:p>-106.11</text:p>
          </table:table-cell>
          <table:table-cell/>
        </table:table-row>
        <table:table-row table:style-name="ro1">
          <table:table-cell office:value-type="float" office:value="50267" calcext:value-type="float">
            <text:p>50267</text:p>
          </table:table-cell>
          <table:table-cell office:value-type="float" office:value="-109.31516" calcext:value-type="float">
            <text:p>-109.31516</text:p>
          </table:table-cell>
          <table:table-cell/>
        </table:table-row>
        <table:table-row table:style-name="ro1">
          <table:table-cell office:value-type="float" office:value="50423" calcext:value-type="float">
            <text:p>50423</text:p>
          </table:table-cell>
          <table:table-cell office:value-type="float" office:value="-108.12734" calcext:value-type="float">
            <text:p>-108.12734</text:p>
          </table:table-cell>
          <table:table-cell/>
        </table:table-row>
        <table:table-row table:style-name="ro1">
          <table:table-cell office:value-type="float" office:value="50579" calcext:value-type="float">
            <text:p>50579</text:p>
          </table:table-cell>
          <table:table-cell office:value-type="float" office:value="-107.55662" calcext:value-type="float">
            <text:p>-107.55662</text:p>
          </table:table-cell>
          <table:table-cell/>
        </table:table-row>
        <table:table-row table:style-name="ro1">
          <table:table-cell office:value-type="float" office:value="50735" calcext:value-type="float">
            <text:p>50735</text:p>
          </table:table-cell>
          <table:table-cell office:value-type="float" office:value="-107.5358" calcext:value-type="float">
            <text:p>-107.5358</text:p>
          </table:table-cell>
          <table:table-cell/>
        </table:table-row>
        <table:table-row table:style-name="ro1">
          <table:table-cell office:value-type="float" office:value="50891" calcext:value-type="float">
            <text:p>50891</text:p>
          </table:table-cell>
          <table:table-cell office:value-type="float" office:value="-107.71028" calcext:value-type="float">
            <text:p>-107.71028</text:p>
          </table:table-cell>
          <table:table-cell/>
        </table:table-row>
        <table:table-row table:style-name="ro1">
          <table:table-cell office:value-type="float" office:value="51047" calcext:value-type="float">
            <text:p>51047</text:p>
          </table:table-cell>
          <table:table-cell office:value-type="float" office:value="-112.04136" calcext:value-type="float">
            <text:p>-112.04136</text:p>
          </table:table-cell>
          <table:table-cell/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float" office:value="-107.47436" calcext:value-type="float">
            <text:p>-107.47436</text:p>
          </table:table-cell>
          <table:table-cell/>
        </table:table-row>
        <table:table-row table:style-name="ro1">
          <table:table-cell office:value-type="float" office:value="51359" calcext:value-type="float">
            <text:p>51359</text:p>
          </table:table-cell>
          <table:table-cell office:value-type="float" office:value="-105.19862" calcext:value-type="float">
            <text:p>-105.19862</text:p>
          </table:table-cell>
          <table:table-cell/>
        </table:table-row>
        <table:table-row table:style-name="ro1">
          <table:table-cell office:value-type="float" office:value="51514" calcext:value-type="float">
            <text:p>51514</text:p>
          </table:table-cell>
          <table:table-cell office:value-type="float" office:value="-106.06211" calcext:value-type="float">
            <text:p>-106.06211</text:p>
          </table:table-cell>
          <table:table-cell/>
        </table:table-row>
        <table:table-row table:style-name="ro1">
          <table:table-cell office:value-type="float" office:value="51670" calcext:value-type="float">
            <text:p>51670</text:p>
          </table:table-cell>
          <table:table-cell office:value-type="float" office:value="-109.47438" calcext:value-type="float">
            <text:p>-109.47438</text:p>
          </table:table-cell>
          <table:table-cell/>
        </table:table-row>
        <table:table-row table:style-name="ro1">
          <table:table-cell office:value-type="float" office:value="51826" calcext:value-type="float">
            <text:p>51826</text:p>
          </table:table-cell>
          <table:table-cell office:value-type="float" office:value="-108.82116" calcext:value-type="float">
            <text:p>-108.82116</text:p>
          </table:table-cell>
          <table:table-cell/>
        </table:table-row>
        <table:table-row table:style-name="ro1">
          <table:table-cell office:value-type="float" office:value="51982" calcext:value-type="float">
            <text:p>51982</text:p>
          </table:table-cell>
          <table:table-cell office:value-type="float" office:value="-109.07809" calcext:value-type="float">
            <text:p>-109.07809</text:p>
          </table:table-cell>
          <table:table-cell/>
        </table:table-row>
        <table:table-row table:style-name="ro1">
          <table:table-cell office:value-type="float" office:value="52138" calcext:value-type="float">
            <text:p>52138</text:p>
          </table:table-cell>
          <table:table-cell office:value-type="float" office:value="-106.73788" calcext:value-type="float">
            <text:p>-106.73788</text:p>
          </table:table-cell>
          <table:table-cell/>
        </table:table-row>
        <table:table-row table:style-name="ro1">
          <table:table-cell office:value-type="float" office:value="52294" calcext:value-type="float">
            <text:p>52294</text:p>
          </table:table-cell>
          <table:table-cell office:value-type="float" office:value="-107.32972" calcext:value-type="float">
            <text:p>-107.32972</text:p>
          </table:table-cell>
          <table:table-cell/>
        </table:table-row>
        <table:table-row table:style-name="ro1">
          <table:table-cell office:value-type="float" office:value="52450" calcext:value-type="float">
            <text:p>52450</text:p>
          </table:table-cell>
          <table:table-cell office:value-type="float" office:value="-109.05839" calcext:value-type="float">
            <text:p>-109.05839</text:p>
          </table:table-cell>
          <table:table-cell/>
        </table:table-row>
        <table:table-row table:style-name="ro1">
          <table:table-cell office:value-type="float" office:value="52606" calcext:value-type="float">
            <text:p>52606</text:p>
          </table:table-cell>
          <table:table-cell office:value-type="float" office:value="-106.25595" calcext:value-type="float">
            <text:p>-106.25595</text:p>
          </table:table-cell>
          <table:table-cell/>
        </table:table-row>
        <table:table-row table:style-name="ro1">
          <table:table-cell office:value-type="float" office:value="52762" calcext:value-type="float">
            <text:p>52762</text:p>
          </table:table-cell>
          <table:table-cell office:value-type="float" office:value="-108.0979" calcext:value-type="float">
            <text:p>-108.0979</text:p>
          </table:table-cell>
          <table:table-cell/>
        </table:table-row>
        <table:table-row table:style-name="ro1">
          <table:table-cell office:value-type="float" office:value="52918" calcext:value-type="float">
            <text:p>52918</text:p>
          </table:table-cell>
          <table:table-cell office:value-type="float" office:value="-107.34132" calcext:value-type="float">
            <text:p>-107.34132</text:p>
          </table:table-cell>
          <table:table-cell/>
        </table:table-row>
        <table:table-row table:style-name="ro1">
          <table:table-cell office:value-type="float" office:value="53073" calcext:value-type="float">
            <text:p>53073</text:p>
          </table:table-cell>
          <table:table-cell office:value-type="float" office:value="-107.02485" calcext:value-type="float">
            <text:p>-107.02485</text:p>
          </table:table-cell>
          <table:table-cell/>
        </table:table-row>
        <table:table-row table:style-name="ro1">
          <table:table-cell office:value-type="float" office:value="53229" calcext:value-type="float">
            <text:p>53229</text:p>
          </table:table-cell>
          <table:table-cell office:value-type="float" office:value="-109.81679" calcext:value-type="float">
            <text:p>-109.81679</text:p>
          </table:table-cell>
          <table:table-cell/>
        </table:table-row>
        <table:table-row table:style-name="ro1">
          <table:table-cell office:value-type="float" office:value="53385" calcext:value-type="float">
            <text:p>53385</text:p>
          </table:table-cell>
          <table:table-cell office:value-type="float" office:value="-108.21836" calcext:value-type="float">
            <text:p>-108.21836</text:p>
          </table:table-cell>
          <table:table-cell/>
        </table:table-row>
        <table:table-row table:style-name="ro1">
          <table:table-cell office:value-type="float" office:value="53541" calcext:value-type="float">
            <text:p>53541</text:p>
          </table:table-cell>
          <table:table-cell office:value-type="float" office:value="-108.2205" calcext:value-type="float">
            <text:p>-108.2205</text:p>
          </table:table-cell>
          <table:table-cell/>
        </table:table-row>
        <table:table-row table:style-name="ro1">
          <table:table-cell office:value-type="float" office:value="53697" calcext:value-type="float">
            <text:p>53697</text:p>
          </table:table-cell>
          <table:table-cell office:value-type="float" office:value="-107.29425" calcext:value-type="float">
            <text:p>-107.29425</text:p>
          </table:table-cell>
          <table:table-cell/>
        </table:table-row>
        <table:table-row table:style-name="ro1">
          <table:table-cell office:value-type="float" office:value="53853" calcext:value-type="float">
            <text:p>53853</text:p>
          </table:table-cell>
          <table:table-cell office:value-type="float" office:value="-107.10488" calcext:value-type="float">
            <text:p>-107.10488</text:p>
          </table:table-cell>
          <table:table-cell/>
        </table:table-row>
        <table:table-row table:style-name="ro1">
          <table:table-cell office:value-type="float" office:value="54009" calcext:value-type="float">
            <text:p>54009</text:p>
          </table:table-cell>
          <table:table-cell office:value-type="float" office:value="-109.0088" calcext:value-type="float">
            <text:p>-109.0088</text:p>
          </table:table-cell>
          <table:table-cell/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float" office:value="-109.0416" calcext:value-type="float">
            <text:p>-109.0416</text:p>
          </table:table-cell>
          <table:table-cell/>
        </table:table-row>
        <table:table-row table:style-name="ro1">
          <table:table-cell office:value-type="float" office:value="54321" calcext:value-type="float">
            <text:p>54321</text:p>
          </table:table-cell>
          <table:table-cell office:value-type="float" office:value="-107.41545" calcext:value-type="float">
            <text:p>-107.41545</text:p>
          </table:table-cell>
          <table:table-cell/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float" office:value="-109.54797" calcext:value-type="float">
            <text:p>-109.54797</text:p>
          </table:table-cell>
          <table:table-cell/>
        </table:table-row>
        <table:table-row table:style-name="ro1">
          <table:table-cell office:value-type="float" office:value="54633" calcext:value-type="float">
            <text:p>54633</text:p>
          </table:table-cell>
          <table:table-cell office:value-type="float" office:value="-110.44152" calcext:value-type="float">
            <text:p>-110.44152</text:p>
          </table:table-cell>
          <table:table-cell/>
        </table:table-row>
        <table:table-row table:style-name="ro1">
          <table:table-cell office:value-type="float" office:value="54788" calcext:value-type="float">
            <text:p>54788</text:p>
          </table:table-cell>
          <table:table-cell office:value-type="float" office:value="-108.28285" calcext:value-type="float">
            <text:p>-108.28285</text:p>
          </table:table-cell>
          <table:table-cell/>
        </table:table-row>
        <table:table-row table:style-name="ro1">
          <table:table-cell office:value-type="float" office:value="54944" calcext:value-type="float">
            <text:p>54944</text:p>
          </table:table-cell>
          <table:table-cell office:value-type="float" office:value="-108.139" calcext:value-type="float">
            <text:p>-108.139</text:p>
          </table:table-cell>
          <table:table-cell/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-107.84075" calcext:value-type="float">
            <text:p>-107.84075</text:p>
          </table:table-cell>
          <table:table-cell/>
        </table:table-row>
        <table:table-row table:style-name="ro1">
          <table:table-cell office:value-type="float" office:value="55256" calcext:value-type="float">
            <text:p>55256</text:p>
          </table:table-cell>
          <table:table-cell office:value-type="float" office:value="-112.60151" calcext:value-type="float">
            <text:p>-112.60151</text:p>
          </table:table-cell>
          <table:table-cell/>
        </table:table-row>
        <table:table-row table:style-name="ro1">
          <table:table-cell office:value-type="float" office:value="55412" calcext:value-type="float">
            <text:p>55412</text:p>
          </table:table-cell>
          <table:table-cell office:value-type="float" office:value="-110.85166" calcext:value-type="float">
            <text:p>-110.85166</text:p>
          </table:table-cell>
          <table:table-cell/>
        </table:table-row>
        <table:table-row table:style-name="ro1">
          <table:table-cell office:value-type="float" office:value="55568" calcext:value-type="float">
            <text:p>55568</text:p>
          </table:table-cell>
          <table:table-cell office:value-type="float" office:value="-107.72335" calcext:value-type="float">
            <text:p>-107.72335</text:p>
          </table:table-cell>
          <table:table-cell/>
        </table:table-row>
        <table:table-row table:style-name="ro1">
          <table:table-cell office:value-type="float" office:value="55724" calcext:value-type="float">
            <text:p>55724</text:p>
          </table:table-cell>
          <table:table-cell office:value-type="float" office:value="-109.64174" calcext:value-type="float">
            <text:p>-109.64174</text:p>
          </table:table-cell>
          <table:table-cell/>
        </table:table-row>
        <table:table-row table:style-name="ro1">
          <table:table-cell office:value-type="float" office:value="55880" calcext:value-type="float">
            <text:p>55880</text:p>
          </table:table-cell>
          <table:table-cell office:value-type="float" office:value="-109.9332" calcext:value-type="float">
            <text:p>-109.9332</text:p>
          </table:table-cell>
          <table:table-cell/>
        </table:table-row>
        <table:table-row table:style-name="ro1">
          <table:table-cell office:value-type="float" office:value="56036" calcext:value-type="float">
            <text:p>56036</text:p>
          </table:table-cell>
          <table:table-cell office:value-type="float" office:value="-108.78938" calcext:value-type="float">
            <text:p>-108.78938</text:p>
          </table:table-cell>
          <table:table-cell/>
        </table:table-row>
        <table:table-row table:style-name="ro1">
          <table:table-cell office:value-type="float" office:value="56192" calcext:value-type="float">
            <text:p>56192</text:p>
          </table:table-cell>
          <table:table-cell office:value-type="float" office:value="-109.75409" calcext:value-type="float">
            <text:p>-109.75409</text:p>
          </table:table-cell>
          <table:table-cell/>
        </table:table-row>
        <table:table-row table:style-name="ro1">
          <table:table-cell office:value-type="float" office:value="56347" calcext:value-type="float">
            <text:p>56347</text:p>
          </table:table-cell>
          <table:table-cell office:value-type="float" office:value="-104.96391" calcext:value-type="float">
            <text:p>-104.96391</text:p>
          </table:table-cell>
          <table:table-cell/>
        </table:table-row>
        <table:table-row table:style-name="ro1">
          <table:table-cell office:value-type="float" office:value="56503" calcext:value-type="float">
            <text:p>56503</text:p>
          </table:table-cell>
          <table:table-cell office:value-type="float" office:value="-107.90876" calcext:value-type="float">
            <text:p>-107.90876</text:p>
          </table:table-cell>
          <table:table-cell/>
        </table:table-row>
        <table:table-row table:style-name="ro1">
          <table:table-cell office:value-type="float" office:value="56659" calcext:value-type="float">
            <text:p>56659</text:p>
          </table:table-cell>
          <table:table-cell office:value-type="float" office:value="-108.47755" calcext:value-type="float">
            <text:p>-108.47755</text:p>
          </table:table-cell>
          <table:table-cell/>
        </table:table-row>
        <table:table-row table:style-name="ro1">
          <table:table-cell office:value-type="float" office:value="56815" calcext:value-type="float">
            <text:p>56815</text:p>
          </table:table-cell>
          <table:table-cell office:value-type="float" office:value="-108.81188" calcext:value-type="float">
            <text:p>-108.81188</text:p>
          </table:table-cell>
          <table:table-cell/>
        </table:table-row>
        <table:table-row table:style-name="ro1">
          <table:table-cell office:value-type="float" office:value="56971" calcext:value-type="float">
            <text:p>56971</text:p>
          </table:table-cell>
          <table:table-cell office:value-type="float" office:value="-108.5943" calcext:value-type="float">
            <text:p>-108.5943</text:p>
          </table:table-cell>
          <table:table-cell/>
        </table:table-row>
        <table:table-row table:style-name="ro1">
          <table:table-cell office:value-type="float" office:value="57127" calcext:value-type="float">
            <text:p>57127</text:p>
          </table:table-cell>
          <table:table-cell office:value-type="float" office:value="-108.76409" calcext:value-type="float">
            <text:p>-108.76409</text:p>
          </table:table-cell>
          <table:table-cell/>
        </table:table-row>
        <table:table-row table:style-name="ro1">
          <table:table-cell office:value-type="float" office:value="57283" calcext:value-type="float">
            <text:p>57283</text:p>
          </table:table-cell>
          <table:table-cell office:value-type="float" office:value="-105.89366" calcext:value-type="float">
            <text:p>-105.89366</text:p>
          </table:table-cell>
          <table:table-cell/>
        </table:table-row>
        <table:table-row table:style-name="ro1">
          <table:table-cell office:value-type="float" office:value="57439" calcext:value-type="float">
            <text:p>57439</text:p>
          </table:table-cell>
          <table:table-cell office:value-type="float" office:value="-105.38742" calcext:value-type="float">
            <text:p>-105.38742</text:p>
          </table:table-cell>
          <table:table-cell/>
        </table:table-row>
        <table:table-row table:style-name="ro1">
          <table:table-cell office:value-type="float" office:value="57595" calcext:value-type="float">
            <text:p>57595</text:p>
          </table:table-cell>
          <table:table-cell office:value-type="float" office:value="-109.3992" calcext:value-type="float">
            <text:p>-109.3992</text:p>
          </table:table-cell>
          <table:table-cell/>
        </table:table-row>
        <table:table-row table:style-name="ro1">
          <table:table-cell office:value-type="float" office:value="57751" calcext:value-type="float">
            <text:p>57751</text:p>
          </table:table-cell>
          <table:table-cell office:value-type="float" office:value="-108.09632" calcext:value-type="float">
            <text:p>-108.09632</text:p>
          </table:table-cell>
          <table:table-cell/>
        </table:table-row>
        <table:table-row table:style-name="ro1">
          <table:table-cell office:value-type="float" office:value="57906" calcext:value-type="float">
            <text:p>57906</text:p>
          </table:table-cell>
          <table:table-cell office:value-type="float" office:value="-106.80201" calcext:value-type="float">
            <text:p>-106.80201</text:p>
          </table:table-cell>
          <table:table-cell/>
        </table:table-row>
        <table:table-row table:style-name="ro1">
          <table:table-cell office:value-type="float" office:value="58062" calcext:value-type="float">
            <text:p>58062</text:p>
          </table:table-cell>
          <table:table-cell office:value-type="float" office:value="-109.40313" calcext:value-type="float">
            <text:p>-109.40313</text:p>
          </table:table-cell>
          <table:table-cell/>
        </table:table-row>
        <table:table-row table:style-name="ro1">
          <table:table-cell office:value-type="float" office:value="58218" calcext:value-type="float">
            <text:p>58218</text:p>
          </table:table-cell>
          <table:table-cell office:value-type="float" office:value="-108.08749" calcext:value-type="float">
            <text:p>-108.08749</text:p>
          </table:table-cell>
          <table:table-cell/>
        </table:table-row>
        <table:table-row table:style-name="ro1">
          <table:table-cell office:value-type="float" office:value="58374" calcext:value-type="float">
            <text:p>58374</text:p>
          </table:table-cell>
          <table:table-cell office:value-type="float" office:value="-109.79569" calcext:value-type="float">
            <text:p>-109.79569</text:p>
          </table:table-cell>
          <table:table-cell/>
        </table:table-row>
        <table:table-row table:style-name="ro1">
          <table:table-cell office:value-type="float" office:value="58530" calcext:value-type="float">
            <text:p>58530</text:p>
          </table:table-cell>
          <table:table-cell office:value-type="float" office:value="-107.67949" calcext:value-type="float">
            <text:p>-107.67949</text:p>
          </table:table-cell>
          <table:table-cell/>
        </table:table-row>
        <table:table-row table:style-name="ro1">
          <table:table-cell office:value-type="float" office:value="58686" calcext:value-type="float">
            <text:p>58686</text:p>
          </table:table-cell>
          <table:table-cell office:value-type="float" office:value="-107.33218" calcext:value-type="float">
            <text:p>-107.33218</text:p>
          </table:table-cell>
          <table:table-cell/>
        </table:table-row>
        <table:table-row table:style-name="ro1">
          <table:table-cell office:value-type="float" office:value="58842" calcext:value-type="float">
            <text:p>58842</text:p>
          </table:table-cell>
          <table:table-cell office:value-type="float" office:value="-107.39441" calcext:value-type="float">
            <text:p>-107.39441</text:p>
          </table:table-cell>
          <table:table-cell/>
        </table:table-row>
        <table:table-row table:style-name="ro1">
          <table:table-cell office:value-type="float" office:value="58998" calcext:value-type="float">
            <text:p>58998</text:p>
          </table:table-cell>
          <table:table-cell office:value-type="float" office:value="-108.27922" calcext:value-type="float">
            <text:p>-108.27922</text:p>
          </table:table-cell>
          <table:table-cell/>
        </table:table-row>
        <table:table-row table:style-name="ro1">
          <table:table-cell office:value-type="float" office:value="59154" calcext:value-type="float">
            <text:p>59154</text:p>
          </table:table-cell>
          <table:table-cell office:value-type="float" office:value="-109.32746" calcext:value-type="float">
            <text:p>-109.32746</text:p>
          </table:table-cell>
          <table:table-cell/>
        </table:table-row>
        <table:table-row table:style-name="ro1">
          <table:table-cell office:value-type="float" office:value="59310" calcext:value-type="float">
            <text:p>59310</text:p>
          </table:table-cell>
          <table:table-cell office:value-type="float" office:value="-110.05348" calcext:value-type="float">
            <text:p>-110.05348</text:p>
          </table:table-cell>
          <table:table-cell/>
        </table:table-row>
        <table:table-row table:style-name="ro1">
          <table:table-cell office:value-type="float" office:value="59465" calcext:value-type="float">
            <text:p>59465</text:p>
          </table:table-cell>
          <table:table-cell office:value-type="float" office:value="-107.41121" calcext:value-type="float">
            <text:p>-107.41121</text:p>
          </table:table-cell>
          <table:table-cell/>
        </table:table-row>
        <table:table-row table:style-name="ro1">
          <table:table-cell office:value-type="float" office:value="59621" calcext:value-type="float">
            <text:p>59621</text:p>
          </table:table-cell>
          <table:table-cell office:value-type="float" office:value="-109.05476" calcext:value-type="float">
            <text:p>-109.05476</text:p>
          </table:table-cell>
          <table:table-cell/>
        </table:table-row>
        <table:table-row table:style-name="ro1">
          <table:table-cell office:value-type="float" office:value="59777" calcext:value-type="float">
            <text:p>59777</text:p>
          </table:table-cell>
          <table:table-cell office:value-type="float" office:value="-107.37668" calcext:value-type="float">
            <text:p>-107.37668</text:p>
          </table:table-cell>
          <table:table-cell/>
        </table:table-row>
        <table:table-row table:style-name="ro1">
          <table:table-cell office:value-type="float" office:value="59933" calcext:value-type="float">
            <text:p>59933</text:p>
          </table:table-cell>
          <table:table-cell office:value-type="float" office:value="-108.9161" calcext:value-type="float">
            <text:p>-108.9161</text:p>
          </table:table-cell>
          <table:table-cell/>
        </table:table-row>
        <table:table-row table:style-name="ro1">
          <table:table-cell office:value-type="float" office:value="60089" calcext:value-type="float">
            <text:p>60089</text:p>
          </table:table-cell>
          <table:table-cell office:value-type="float" office:value="-106.19472" calcext:value-type="float">
            <text:p>-106.19472</text:p>
          </table:table-cell>
          <table:table-cell/>
        </table:table-row>
        <table:table-row table:style-name="ro1">
          <table:table-cell office:value-type="float" office:value="60245" calcext:value-type="float">
            <text:p>60245</text:p>
          </table:table-cell>
          <table:table-cell office:value-type="float" office:value="-109.03634" calcext:value-type="float">
            <text:p>-109.03634</text:p>
          </table:table-cell>
          <table:table-cell/>
        </table:table-row>
        <table:table-row table:style-name="ro1">
          <table:table-cell office:value-type="float" office:value="60401" calcext:value-type="float">
            <text:p>60401</text:p>
          </table:table-cell>
          <table:table-cell office:value-type="float" office:value="-110.32004" calcext:value-type="float">
            <text:p>-110.32004</text:p>
          </table:table-cell>
          <table:table-cell/>
        </table:table-row>
        <table:table-row table:style-name="ro1">
          <table:table-cell office:value-type="float" office:value="60557" calcext:value-type="float">
            <text:p>60557</text:p>
          </table:table-cell>
          <table:table-cell office:value-type="float" office:value="-110.99806" calcext:value-type="float">
            <text:p>-110.99806</text:p>
          </table:table-cell>
          <table:table-cell/>
        </table:table-row>
        <table:table-row table:style-name="ro1">
          <table:table-cell office:value-type="float" office:value="60713" calcext:value-type="float">
            <text:p>60713</text:p>
          </table:table-cell>
          <table:table-cell office:value-type="float" office:value="-111.89469" calcext:value-type="float">
            <text:p>-111.89469</text:p>
          </table:table-cell>
          <table:table-cell/>
        </table:table-row>
        <table:table-row table:style-name="ro1">
          <table:table-cell office:value-type="float" office:value="60869" calcext:value-type="float">
            <text:p>60869</text:p>
          </table:table-cell>
          <table:table-cell office:value-type="float" office:value="-110.21541" calcext:value-type="float">
            <text:p>-110.21541</text:p>
          </table:table-cell>
          <table:table-cell/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float" office:value="-110.71397" calcext:value-type="float">
            <text:p>-110.71397</text:p>
          </table:table-cell>
          <table:table-cell/>
        </table:table-row>
        <table:table-row table:style-name="ro1">
          <table:table-cell office:value-type="float" office:value="61180" calcext:value-type="float">
            <text:p>61180</text:p>
          </table:table-cell>
          <table:table-cell office:value-type="float" office:value="-108.77889" calcext:value-type="float">
            <text:p>-108.77889</text:p>
          </table:table-cell>
          <table:table-cell/>
        </table:table-row>
        <table:table-row table:style-name="ro1">
          <table:table-cell office:value-type="float" office:value="61336" calcext:value-type="float">
            <text:p>61336</text:p>
          </table:table-cell>
          <table:table-cell office:value-type="float" office:value="-110.1227" calcext:value-type="float">
            <text:p>-110.1227</text:p>
          </table:table-cell>
          <table:table-cell/>
        </table:table-row>
        <table:table-row table:style-name="ro1">
          <table:table-cell office:value-type="float" office:value="61492" calcext:value-type="float">
            <text:p>61492</text:p>
          </table:table-cell>
          <table:table-cell office:value-type="float" office:value="-108.52957" calcext:value-type="float">
            <text:p>-108.52957</text:p>
          </table:table-cell>
          <table:table-cell/>
        </table:table-row>
        <table:table-row table:style-name="ro1">
          <table:table-cell office:value-type="float" office:value="61648" calcext:value-type="float">
            <text:p>61648</text:p>
          </table:table-cell>
          <table:table-cell office:value-type="float" office:value="-110.61378" calcext:value-type="float">
            <text:p>-110.61378</text:p>
          </table:table-cell>
          <table:table-cell/>
        </table:table-row>
        <table:table-row table:style-name="ro1">
          <table:table-cell office:value-type="float" office:value="61804" calcext:value-type="float">
            <text:p>61804</text:p>
          </table:table-cell>
          <table:table-cell office:value-type="float" office:value="-110.08149" calcext:value-type="float">
            <text:p>-110.08149</text:p>
          </table:table-cell>
          <table:table-cell/>
        </table:table-row>
        <table:table-row table:style-name="ro1">
          <table:table-cell office:value-type="float" office:value="61960" calcext:value-type="float">
            <text:p>61960</text:p>
          </table:table-cell>
          <table:table-cell office:value-type="float" office:value="-108.57851" calcext:value-type="float">
            <text:p>-108.57851</text:p>
          </table:table-cell>
          <table:table-cell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float" office:value="-108.11244" calcext:value-type="float">
            <text:p>-108.11244</text:p>
          </table:table-cell>
          <table:table-cell/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float" office:value="-108.28047" calcext:value-type="float">
            <text:p>-108.28047</text:p>
          </table:table-cell>
          <table:table-cell/>
        </table:table-row>
        <table:table-row table:style-name="ro1">
          <table:table-cell office:value-type="float" office:value="62428" calcext:value-type="float">
            <text:p>62428</text:p>
          </table:table-cell>
          <table:table-cell office:value-type="float" office:value="-108.46652" calcext:value-type="float">
            <text:p>-108.46652</text:p>
          </table:table-cell>
          <table:table-cell/>
        </table:table-row>
        <table:table-row table:style-name="ro1">
          <table:table-cell office:value-type="float" office:value="62584" calcext:value-type="float">
            <text:p>62584</text:p>
          </table:table-cell>
          <table:table-cell office:value-type="float" office:value="-109.49209" calcext:value-type="float">
            <text:p>-109.49209</text:p>
          </table:table-cell>
          <table:table-cell/>
        </table:table-row>
        <table:table-row table:style-name="ro1">
          <table:table-cell office:value-type="float" office:value="62739" calcext:value-type="float">
            <text:p>62739</text:p>
          </table:table-cell>
          <table:table-cell office:value-type="float" office:value="-111.67181" calcext:value-type="float">
            <text:p>-111.67181</text:p>
          </table:table-cell>
          <table:table-cell/>
        </table:table-row>
        <table:table-row table:style-name="ro1">
          <table:table-cell office:value-type="float" office:value="62895" calcext:value-type="float">
            <text:p>62895</text:p>
          </table:table-cell>
          <table:table-cell office:value-type="float" office:value="-110.08949" calcext:value-type="float">
            <text:p>-110.08949</text:p>
          </table:table-cell>
          <table:table-cell/>
        </table:table-row>
        <table:table-row table:style-name="ro1">
          <table:table-cell office:value-type="float" office:value="63051" calcext:value-type="float">
            <text:p>63051</text:p>
          </table:table-cell>
          <table:table-cell office:value-type="float" office:value="-108.08219" calcext:value-type="float">
            <text:p>-108.08219</text:p>
          </table:table-cell>
          <table:table-cell/>
        </table:table-row>
        <table:table-row table:style-name="ro1">
          <table:table-cell office:value-type="float" office:value="63207" calcext:value-type="float">
            <text:p>63207</text:p>
          </table:table-cell>
          <table:table-cell office:value-type="float" office:value="-107.58441" calcext:value-type="float">
            <text:p>-107.58441</text:p>
          </table:table-cell>
          <table:table-cell/>
        </table:table-row>
        <table:table-row table:style-name="ro1">
          <table:table-cell office:value-type="float" office:value="63363" calcext:value-type="float">
            <text:p>63363</text:p>
          </table:table-cell>
          <table:table-cell office:value-type="float" office:value="-108.54641" calcext:value-type="float">
            <text:p>-108.54641</text:p>
          </table:table-cell>
          <table:table-cell/>
        </table:table-row>
        <table:table-row table:style-name="ro1">
          <table:table-cell office:value-type="float" office:value="63519" calcext:value-type="float">
            <text:p>63519</text:p>
          </table:table-cell>
          <table:table-cell office:value-type="float" office:value="-108.1421" calcext:value-type="float">
            <text:p>-108.1421</text:p>
          </table:table-cell>
          <table:table-cell/>
        </table:table-row>
        <table:table-row table:style-name="ro1">
          <table:table-cell office:value-type="float" office:value="63675" calcext:value-type="float">
            <text:p>63675</text:p>
          </table:table-cell>
          <table:table-cell office:value-type="float" office:value="-105.86924" calcext:value-type="float">
            <text:p>-105.86924</text:p>
          </table:table-cell>
          <table:table-cell/>
        </table:table-row>
        <table:table-row table:style-name="ro1">
          <table:table-cell office:value-type="float" office:value="63831" calcext:value-type="float">
            <text:p>63831</text:p>
          </table:table-cell>
          <table:table-cell office:value-type="float" office:value="-106.47355" calcext:value-type="float">
            <text:p>-106.47355</text:p>
          </table:table-cell>
          <table:table-cell/>
        </table:table-row>
        <table:table-row table:style-name="ro1">
          <table:table-cell office:value-type="float" office:value="63987" calcext:value-type="float">
            <text:p>63987</text:p>
          </table:table-cell>
          <table:table-cell office:value-type="float" office:value="-109.06882" calcext:value-type="float">
            <text:p>-109.06882</text:p>
          </table:table-cell>
          <table:table-cell/>
        </table:table-row>
        <table:table-row table:style-name="ro1">
          <table:table-cell office:value-type="float" office:value="64143" calcext:value-type="float">
            <text:p>64143</text:p>
          </table:table-cell>
          <table:table-cell office:value-type="float" office:value="-109.11278" calcext:value-type="float">
            <text:p>-109.11278</text:p>
          </table:table-cell>
          <table:table-cell/>
        </table:table-row>
        <table:table-row table:style-name="ro1">
          <table:table-cell office:value-type="float" office:value="64298" calcext:value-type="float">
            <text:p>64298</text:p>
          </table:table-cell>
          <table:table-cell office:value-type="float" office:value="-106.56847" calcext:value-type="float">
            <text:p>-106.56847</text:p>
          </table:table-cell>
          <table:table-cell/>
        </table:table-row>
        <table:table-row table:style-name="ro1">
          <table:table-cell office:value-type="float" office:value="64454" calcext:value-type="float">
            <text:p>64454</text:p>
          </table:table-cell>
          <table:table-cell office:value-type="float" office:value="-107.70686" calcext:value-type="float">
            <text:p>-107.70686</text:p>
          </table:table-cell>
          <table:table-cell/>
        </table:table-row>
        <table:table-row table:style-name="ro1">
          <table:table-cell office:value-type="float" office:value="64610" calcext:value-type="float">
            <text:p>64610</text:p>
          </table:table-cell>
          <table:table-cell office:value-type="float" office:value="-107.36621" calcext:value-type="float">
            <text:p>-107.36621</text:p>
          </table:table-cell>
          <table:table-cell/>
        </table:table-row>
        <table:table-row table:style-name="ro1">
          <table:table-cell office:value-type="float" office:value="64766" calcext:value-type="float">
            <text:p>64766</text:p>
          </table:table-cell>
          <table:table-cell office:value-type="float" office:value="-108.42419" calcext:value-type="float">
            <text:p>-108.42419</text:p>
          </table:table-cell>
          <table:table-cell/>
        </table:table-row>
        <table:table-row table:style-name="ro1">
          <table:table-cell office:value-type="float" office:value="64922" calcext:value-type="float">
            <text:p>64922</text:p>
          </table:table-cell>
          <table:table-cell office:value-type="float" office:value="-107.01025" calcext:value-type="float">
            <text:p>-107.01025</text:p>
          </table:table-cell>
          <table:table-cell/>
        </table:table-row>
        <table:table-row table:style-name="ro1">
          <table:table-cell office:value-type="float" office:value="65078" calcext:value-type="float">
            <text:p>65078</text:p>
          </table:table-cell>
          <table:table-cell office:value-type="float" office:value="-110.57848" calcext:value-type="float">
            <text:p>-110.57848</text:p>
          </table:table-cell>
          <table:table-cell/>
        </table:table-row>
        <table:table-row table:style-name="ro1">
          <table:table-cell office:value-type="float" office:value="65234" calcext:value-type="float">
            <text:p>65234</text:p>
          </table:table-cell>
          <table:table-cell office:value-type="float" office:value="-109.25209" calcext:value-type="float">
            <text:p>-109.25209</text:p>
          </table:table-cell>
          <table:table-cell/>
        </table:table-row>
        <table:table-row table:style-name="ro1">
          <table:table-cell office:value-type="float" office:value="65390" calcext:value-type="float">
            <text:p>65390</text:p>
          </table:table-cell>
          <table:table-cell office:value-type="float" office:value="-110.50313" calcext:value-type="float">
            <text:p>-110.50313</text:p>
          </table:table-cell>
          <table:table-cell/>
        </table:table-row>
        <table:table-row table:style-name="ro1">
          <table:table-cell office:value-type="float" office:value="65546" calcext:value-type="float">
            <text:p>65546</text:p>
          </table:table-cell>
          <table:table-cell office:value-type="float" office:value="-109.09472" calcext:value-type="float">
            <text:p>-109.09472</text:p>
          </table:table-cell>
          <table:table-cell/>
        </table:table-row>
        <table:table-row table:style-name="ro1">
          <table:table-cell office:value-type="float" office:value="65702" calcext:value-type="float">
            <text:p>65702</text:p>
          </table:table-cell>
          <table:table-cell office:value-type="float" office:value="-108.669" calcext:value-type="float">
            <text:p>-108.669</text:p>
          </table:table-cell>
          <table:table-cell/>
        </table:table-row>
        <table:table-row table:style-name="ro1">
          <table:table-cell office:value-type="float" office:value="65857" calcext:value-type="float">
            <text:p>65857</text:p>
          </table:table-cell>
          <table:table-cell office:value-type="float" office:value="-107.62496" calcext:value-type="float">
            <text:p>-107.62496</text:p>
          </table:table-cell>
          <table:table-cell/>
        </table:table-row>
        <table:table-row table:style-name="ro1">
          <table:table-cell office:value-type="float" office:value="66013" calcext:value-type="float">
            <text:p>66013</text:p>
          </table:table-cell>
          <table:table-cell office:value-type="float" office:value="-107.36309" calcext:value-type="float">
            <text:p>-107.36309</text:p>
          </table:table-cell>
          <table:table-cell/>
        </table:table-row>
        <table:table-row table:style-name="ro1">
          <table:table-cell office:value-type="float" office:value="66169" calcext:value-type="float">
            <text:p>66169</text:p>
          </table:table-cell>
          <table:table-cell office:value-type="float" office:value="-108.74942" calcext:value-type="float">
            <text:p>-108.74942</text:p>
          </table:table-cell>
          <table:table-cell/>
        </table:table-row>
        <table:table-row table:style-name="ro1">
          <table:table-cell office:value-type="float" office:value="66325" calcext:value-type="float">
            <text:p>66325</text:p>
          </table:table-cell>
          <table:table-cell office:value-type="float" office:value="-108.44791" calcext:value-type="float">
            <text:p>-108.44791</text:p>
          </table:table-cell>
          <table:table-cell/>
        </table:table-row>
        <table:table-row table:style-name="ro1">
          <table:table-cell office:value-type="float" office:value="66481" calcext:value-type="float">
            <text:p>66481</text:p>
          </table:table-cell>
          <table:table-cell office:value-type="float" office:value="-109.29658" calcext:value-type="float">
            <text:p>-109.29658</text:p>
          </table:table-cell>
          <table:table-cell/>
        </table:table-row>
        <table:table-row table:style-name="ro1">
          <table:table-cell office:value-type="float" office:value="66637" calcext:value-type="float">
            <text:p>66637</text:p>
          </table:table-cell>
          <table:table-cell office:value-type="float" office:value="-111.10086" calcext:value-type="float">
            <text:p>-111.10086</text:p>
          </table:table-cell>
          <table:table-cell/>
        </table:table-row>
        <table:table-row table:style-name="ro1">
          <table:table-cell office:value-type="float" office:value="66793" calcext:value-type="float">
            <text:p>66793</text:p>
          </table:table-cell>
          <table:table-cell office:value-type="float" office:value="-109.84012" calcext:value-type="float">
            <text:p>-109.84012</text:p>
          </table:table-cell>
          <table:table-cell/>
        </table:table-row>
        <table:table-row table:style-name="ro1">
          <table:table-cell office:value-type="float" office:value="66949" calcext:value-type="float">
            <text:p>66949</text:p>
          </table:table-cell>
          <table:table-cell office:value-type="float" office:value="-107.76078" calcext:value-type="float">
            <text:p>-107.76078</text:p>
          </table:table-cell>
          <table:table-cell/>
        </table:table-row>
        <table:table-row table:style-name="ro1">
          <table:table-cell office:value-type="float" office:value="67105" calcext:value-type="float">
            <text:p>67105</text:p>
          </table:table-cell>
          <table:table-cell office:value-type="float" office:value="-110.38531" calcext:value-type="float">
            <text:p>-110.38531</text:p>
          </table:table-cell>
          <table:table-cell/>
        </table:table-row>
        <table:table-row table:style-name="ro1">
          <table:table-cell office:value-type="float" office:value="67261" calcext:value-type="float">
            <text:p>67261</text:p>
          </table:table-cell>
          <table:table-cell office:value-type="float" office:value="-107.92955" calcext:value-type="float">
            <text:p>-107.92955</text:p>
          </table:table-cell>
          <table:table-cell/>
        </table:table-row>
        <table:table-row table:style-name="ro1">
          <table:table-cell office:value-type="float" office:value="67416" calcext:value-type="float">
            <text:p>67416</text:p>
          </table:table-cell>
          <table:table-cell office:value-type="float" office:value="-105.80855" calcext:value-type="float">
            <text:p>-105.80855</text:p>
          </table:table-cell>
          <table:table-cell/>
        </table:table-row>
        <table:table-row table:style-name="ro1">
          <table:table-cell office:value-type="float" office:value="67572" calcext:value-type="float">
            <text:p>67572</text:p>
          </table:table-cell>
          <table:table-cell office:value-type="float" office:value="-108.17059" calcext:value-type="float">
            <text:p>-108.17059</text:p>
          </table:table-cell>
          <table:table-cell/>
        </table:table-row>
        <table:table-row table:style-name="ro1">
          <table:table-cell office:value-type="float" office:value="67728" calcext:value-type="float">
            <text:p>67728</text:p>
          </table:table-cell>
          <table:table-cell office:value-type="float" office:value="-108.34566" calcext:value-type="float">
            <text:p>-108.34566</text:p>
          </table:table-cell>
          <table:table-cell/>
        </table:table-row>
        <table:table-row table:style-name="ro1">
          <table:table-cell office:value-type="float" office:value="67884" calcext:value-type="float">
            <text:p>67884</text:p>
          </table:table-cell>
          <table:table-cell office:value-type="float" office:value="-106.76699" calcext:value-type="float">
            <text:p>-106.76699</text:p>
          </table:table-cell>
          <table:table-cell/>
        </table:table-row>
        <table:table-row table:style-name="ro1">
          <table:table-cell office:value-type="float" office:value="68040" calcext:value-type="float">
            <text:p>68040</text:p>
          </table:table-cell>
          <table:table-cell office:value-type="float" office:value="-107.07469" calcext:value-type="float">
            <text:p>-107.07469</text:p>
          </table:table-cell>
          <table:table-cell/>
        </table:table-row>
        <table:table-row table:style-name="ro1">
          <table:table-cell office:value-type="float" office:value="68196" calcext:value-type="float">
            <text:p>68196</text:p>
          </table:table-cell>
          <table:table-cell office:value-type="float" office:value="-107.30731" calcext:value-type="float">
            <text:p>-107.30731</text:p>
          </table:table-cell>
          <table:table-cell/>
        </table:table-row>
        <table:table-row table:style-name="ro1">
          <table:table-cell office:value-type="float" office:value="68352" calcext:value-type="float">
            <text:p>68352</text:p>
          </table:table-cell>
          <table:table-cell office:value-type="float" office:value="-108.74484" calcext:value-type="float">
            <text:p>-108.74484</text:p>
          </table:table-cell>
          <table:table-cell/>
        </table:table-row>
        <table:table-row table:style-name="ro1">
          <table:table-cell office:value-type="float" office:value="68508" calcext:value-type="float">
            <text:p>68508</text:p>
          </table:table-cell>
          <table:table-cell office:value-type="float" office:value="-108.01561" calcext:value-type="float">
            <text:p>-108.01561</text:p>
          </table:table-cell>
          <table:table-cell/>
        </table:table-row>
        <table:table-row table:style-name="ro1">
          <table:table-cell office:value-type="float" office:value="68664" calcext:value-type="float">
            <text:p>68664</text:p>
          </table:table-cell>
          <table:table-cell office:value-type="float" office:value="-111.26112" calcext:value-type="float">
            <text:p>-111.26112</text:p>
          </table:table-cell>
          <table:table-cell/>
        </table:table-row>
        <table:table-row table:style-name="ro1">
          <table:table-cell office:value-type="float" office:value="68820" calcext:value-type="float">
            <text:p>68820</text:p>
          </table:table-cell>
          <table:table-cell office:value-type="float" office:value="-109.58131" calcext:value-type="float">
            <text:p>-109.58131</text:p>
          </table:table-cell>
          <table:table-cell/>
        </table:table-row>
        <table:table-row table:style-name="ro1">
          <table:table-cell office:value-type="float" office:value="68976" calcext:value-type="float">
            <text:p>68976</text:p>
          </table:table-cell>
          <table:table-cell office:value-type="float" office:value="-108.32141" calcext:value-type="float">
            <text:p>-108.32141</text:p>
          </table:table-cell>
          <table:table-cell/>
        </table:table-row>
        <table:table-row table:style-name="ro1">
          <table:table-cell office:value-type="float" office:value="69131" calcext:value-type="float">
            <text:p>69131</text:p>
          </table:table-cell>
          <table:table-cell office:value-type="float" office:value="-108.8752" calcext:value-type="float">
            <text:p>-108.8752</text:p>
          </table:table-cell>
          <table:table-cell/>
        </table:table-row>
        <table:table-row table:style-name="ro1">
          <table:table-cell office:value-type="float" office:value="69287" calcext:value-type="float">
            <text:p>69287</text:p>
          </table:table-cell>
          <table:table-cell office:value-type="float" office:value="-105.36922" calcext:value-type="float">
            <text:p>-105.36922</text:p>
          </table:table-cell>
          <table:table-cell/>
        </table:table-row>
        <table:table-row table:style-name="ro1">
          <table:table-cell office:value-type="float" office:value="69443" calcext:value-type="float">
            <text:p>69443</text:p>
          </table:table-cell>
          <table:table-cell office:value-type="float" office:value="-108.07412" calcext:value-type="float">
            <text:p>-108.07412</text:p>
          </table:table-cell>
          <table:table-cell/>
        </table:table-row>
        <table:table-row table:style-name="ro1">
          <table:table-cell office:value-type="float" office:value="69599" calcext:value-type="float">
            <text:p>69599</text:p>
          </table:table-cell>
          <table:table-cell office:value-type="float" office:value="-106.73184" calcext:value-type="float">
            <text:p>-106.73184</text:p>
          </table:table-cell>
          <table:table-cell/>
        </table:table-row>
        <table:table-row table:style-name="ro1">
          <table:table-cell office:value-type="float" office:value="69755" calcext:value-type="float">
            <text:p>69755</text:p>
          </table:table-cell>
          <table:table-cell office:value-type="float" office:value="-107.865" calcext:value-type="float">
            <text:p>-107.865</text:p>
          </table:table-cell>
          <table:table-cell/>
        </table:table-row>
        <table:table-row table:style-name="ro1">
          <table:table-cell office:value-type="float" office:value="69911" calcext:value-type="float">
            <text:p>69911</text:p>
          </table:table-cell>
          <table:table-cell office:value-type="float" office:value="-110.73657" calcext:value-type="float">
            <text:p>-110.73657</text:p>
          </table:table-cell>
          <table:table-cell/>
        </table:table-row>
        <table:table-row table:style-name="ro1">
          <table:table-cell office:value-type="float" office:value="70067" calcext:value-type="float">
            <text:p>70067</text:p>
          </table:table-cell>
          <table:table-cell office:value-type="float" office:value="-108.18241" calcext:value-type="float">
            <text:p>-108.18241</text:p>
          </table:table-cell>
          <table:table-cell/>
        </table:table-row>
        <table:table-row table:style-name="ro1">
          <table:table-cell office:value-type="float" office:value="70223" calcext:value-type="float">
            <text:p>70223</text:p>
          </table:table-cell>
          <table:table-cell office:value-type="float" office:value="-109.77176" calcext:value-type="float">
            <text:p>-109.77176</text:p>
          </table:table-cell>
          <table:table-cell/>
        </table:table-row>
        <table:table-row table:style-name="ro1">
          <table:table-cell office:value-type="float" office:value="70379" calcext:value-type="float">
            <text:p>70379</text:p>
          </table:table-cell>
          <table:table-cell office:value-type="float" office:value="-108.85645" calcext:value-type="float">
            <text:p>-108.85645</text:p>
          </table:table-cell>
          <table:table-cell/>
        </table:table-row>
        <table:table-row table:style-name="ro1">
          <table:table-cell office:value-type="float" office:value="70535" calcext:value-type="float">
            <text:p>70535</text:p>
          </table:table-cell>
          <table:table-cell office:value-type="float" office:value="-112.57462" calcext:value-type="float">
            <text:p>-112.57462</text:p>
          </table:table-cell>
          <table:table-cell/>
        </table:table-row>
        <table:table-row table:style-name="ro1">
          <table:table-cell office:value-type="float" office:value="70690" calcext:value-type="float">
            <text:p>70690</text:p>
          </table:table-cell>
          <table:table-cell office:value-type="float" office:value="-110.0755" calcext:value-type="float">
            <text:p>-110.0755</text:p>
          </table:table-cell>
          <table:table-cell/>
        </table:table-row>
        <table:table-row table:style-name="ro1">
          <table:table-cell office:value-type="float" office:value="70846" calcext:value-type="float">
            <text:p>70846</text:p>
          </table:table-cell>
          <table:table-cell office:value-type="float" office:value="-109.78793" calcext:value-type="float">
            <text:p>-109.78793</text:p>
          </table:table-cell>
          <table:table-cell/>
        </table:table-row>
        <table:table-row table:style-name="ro1">
          <table:table-cell office:value-type="float" office:value="71002" calcext:value-type="float">
            <text:p>71002</text:p>
          </table:table-cell>
          <table:table-cell office:value-type="float" office:value="-109.40496" calcext:value-type="float">
            <text:p>-109.40496</text:p>
          </table:table-cell>
          <table:table-cell/>
        </table:table-row>
        <table:table-row table:style-name="ro1">
          <table:table-cell office:value-type="float" office:value="71158" calcext:value-type="float">
            <text:p>71158</text:p>
          </table:table-cell>
          <table:table-cell office:value-type="float" office:value="-107.24999" calcext:value-type="float">
            <text:p>-107.24999</text:p>
          </table:table-cell>
          <table:table-cell/>
        </table:table-row>
        <table:table-row table:style-name="ro1">
          <table:table-cell office:value-type="float" office:value="71314" calcext:value-type="float">
            <text:p>71314</text:p>
          </table:table-cell>
          <table:table-cell office:value-type="float" office:value="-106.30308" calcext:value-type="float">
            <text:p>-106.30308</text:p>
          </table:table-cell>
          <table:table-cell/>
        </table:table-row>
        <table:table-row table:style-name="ro1">
          <table:table-cell office:value-type="float" office:value="71470" calcext:value-type="float">
            <text:p>71470</text:p>
          </table:table-cell>
          <table:table-cell office:value-type="float" office:value="-107.37156" calcext:value-type="float">
            <text:p>-107.37156</text:p>
          </table:table-cell>
          <table:table-cell/>
        </table:table-row>
        <table:table-row table:style-name="ro1">
          <table:table-cell office:value-type="float" office:value="71626" calcext:value-type="float">
            <text:p>71626</text:p>
          </table:table-cell>
          <table:table-cell office:value-type="float" office:value="-106.46887" calcext:value-type="float">
            <text:p>-106.46887</text:p>
          </table:table-cell>
          <table:table-cell/>
        </table:table-row>
        <table:table-row table:style-name="ro1">
          <table:table-cell office:value-type="float" office:value="71782" calcext:value-type="float">
            <text:p>71782</text:p>
          </table:table-cell>
          <table:table-cell office:value-type="float" office:value="-108.89536" calcext:value-type="float">
            <text:p>-108.89536</text:p>
          </table:table-cell>
          <table:table-cell/>
        </table:table-row>
        <table:table-row table:style-name="ro1">
          <table:table-cell office:value-type="float" office:value="71938" calcext:value-type="float">
            <text:p>71938</text:p>
          </table:table-cell>
          <table:table-cell office:value-type="float" office:value="-109.287" calcext:value-type="float">
            <text:p>-109.287</text:p>
          </table:table-cell>
          <table:table-cell/>
        </table:table-row>
        <table:table-row table:style-name="ro1">
          <table:table-cell office:value-type="float" office:value="72094" calcext:value-type="float">
            <text:p>72094</text:p>
          </table:table-cell>
          <table:table-cell office:value-type="float" office:value="-112.02911" calcext:value-type="float">
            <text:p>-112.02911</text:p>
          </table:table-cell>
          <table:table-cell/>
        </table:table-row>
        <table:table-row table:style-name="ro1">
          <table:table-cell office:value-type="float" office:value="72249" calcext:value-type="float">
            <text:p>72249</text:p>
          </table:table-cell>
          <table:table-cell office:value-type="float" office:value="-112.02035" calcext:value-type="float">
            <text:p>-112.02035</text:p>
          </table:table-cell>
          <table:table-cell/>
        </table:table-row>
        <table:table-row table:style-name="ro1">
          <table:table-cell office:value-type="float" office:value="72405" calcext:value-type="float">
            <text:p>72405</text:p>
          </table:table-cell>
          <table:table-cell office:value-type="float" office:value="-107.83906" calcext:value-type="float">
            <text:p>-107.83906</text:p>
          </table:table-cell>
          <table:table-cell/>
        </table:table-row>
        <table:table-row table:style-name="ro1">
          <table:table-cell office:value-type="float" office:value="72561" calcext:value-type="float">
            <text:p>72561</text:p>
          </table:table-cell>
          <table:table-cell office:value-type="float" office:value="-111.91499" calcext:value-type="float">
            <text:p>-111.91499</text:p>
          </table:table-cell>
          <table:table-cell/>
        </table:table-row>
        <table:table-row table:style-name="ro1">
          <table:table-cell office:value-type="float" office:value="72717" calcext:value-type="float">
            <text:p>72717</text:p>
          </table:table-cell>
          <table:table-cell office:value-type="float" office:value="-111.45532" calcext:value-type="float">
            <text:p>-111.45532</text:p>
          </table:table-cell>
          <table:table-cell/>
        </table:table-row>
        <table:table-row table:style-name="ro1">
          <table:table-cell office:value-type="float" office:value="72873" calcext:value-type="float">
            <text:p>72873</text:p>
          </table:table-cell>
          <table:table-cell office:value-type="float" office:value="-105.87094" calcext:value-type="float">
            <text:p>-105.87094</text:p>
          </table:table-cell>
          <table:table-cell/>
        </table:table-row>
        <table:table-row table:style-name="ro1">
          <table:table-cell office:value-type="float" office:value="73029" calcext:value-type="float">
            <text:p>73029</text:p>
          </table:table-cell>
          <table:table-cell office:value-type="float" office:value="-106.48486" calcext:value-type="float">
            <text:p>-106.48486</text:p>
          </table:table-cell>
          <table:table-cell/>
        </table:table-row>
        <table:table-row table:style-name="ro1">
          <table:table-cell office:value-type="float" office:value="73185" calcext:value-type="float">
            <text:p>73185</text:p>
          </table:table-cell>
          <table:table-cell office:value-type="float" office:value="-109.68374" calcext:value-type="float">
            <text:p>-109.68374</text:p>
          </table:table-cell>
          <table:table-cell/>
        </table:table-row>
        <table:table-row table:style-name="ro1">
          <table:table-cell office:value-type="float" office:value="73341" calcext:value-type="float">
            <text:p>73341</text:p>
          </table:table-cell>
          <table:table-cell office:value-type="float" office:value="-106.34309" calcext:value-type="float">
            <text:p>-106.34309</text:p>
          </table:table-cell>
          <table:table-cell/>
        </table:table-row>
        <table:table-row table:style-name="ro1">
          <table:table-cell office:value-type="float" office:value="73497" calcext:value-type="float">
            <text:p>73497</text:p>
          </table:table-cell>
          <table:table-cell office:value-type="float" office:value="-105.91425" calcext:value-type="float">
            <text:p>-105.91425</text:p>
          </table:table-cell>
          <table:table-cell/>
        </table:table-row>
        <table:table-row table:style-name="ro1">
          <table:table-cell office:value-type="float" office:value="73653" calcext:value-type="float">
            <text:p>73653</text:p>
          </table:table-cell>
          <table:table-cell office:value-type="float" office:value="-108.27286" calcext:value-type="float">
            <text:p>-108.27286</text:p>
          </table:table-cell>
          <table:table-cell/>
        </table:table-row>
        <table:table-row table:style-name="ro1">
          <table:table-cell office:value-type="float" office:value="73808" calcext:value-type="float">
            <text:p>73808</text:p>
          </table:table-cell>
          <table:table-cell office:value-type="float" office:value="-109.47803" calcext:value-type="float">
            <text:p>-109.47803</text:p>
          </table:table-cell>
          <table:table-cell/>
        </table:table-row>
        <table:table-row table:style-name="ro1">
          <table:table-cell office:value-type="float" office:value="73964" calcext:value-type="float">
            <text:p>73964</text:p>
          </table:table-cell>
          <table:table-cell office:value-type="float" office:value="-108.46181" calcext:value-type="float">
            <text:p>-108.46181</text:p>
          </table:table-cell>
          <table:table-cell/>
        </table:table-row>
        <table:table-row table:style-name="ro1">
          <table:table-cell office:value-type="float" office:value="74120" calcext:value-type="float">
            <text:p>74120</text:p>
          </table:table-cell>
          <table:table-cell office:value-type="float" office:value="-107.02699" calcext:value-type="float">
            <text:p>-107.02699</text:p>
          </table:table-cell>
          <table:table-cell/>
        </table:table-row>
        <table:table-row table:style-name="ro1">
          <table:table-cell office:value-type="float" office:value="74276" calcext:value-type="float">
            <text:p>74276</text:p>
          </table:table-cell>
          <table:table-cell office:value-type="float" office:value="-106.35561" calcext:value-type="float">
            <text:p>-106.35561</text:p>
          </table:table-cell>
          <table:table-cell/>
        </table:table-row>
        <table:table-row table:style-name="ro1">
          <table:table-cell office:value-type="float" office:value="74432" calcext:value-type="float">
            <text:p>74432</text:p>
          </table:table-cell>
          <table:table-cell office:value-type="float" office:value="-107.56336" calcext:value-type="float">
            <text:p>-107.56336</text:p>
          </table:table-cell>
          <table:table-cell/>
        </table:table-row>
        <table:table-row table:style-name="ro1">
          <table:table-cell office:value-type="float" office:value="74588" calcext:value-type="float">
            <text:p>74588</text:p>
          </table:table-cell>
          <table:table-cell office:value-type="float" office:value="-106.66134" calcext:value-type="float">
            <text:p>-106.66134</text:p>
          </table:table-cell>
          <table:table-cell/>
        </table:table-row>
        <table:table-row table:style-name="ro1">
          <table:table-cell office:value-type="float" office:value="74744" calcext:value-type="float">
            <text:p>74744</text:p>
          </table:table-cell>
          <table:table-cell office:value-type="float" office:value="-107.36597" calcext:value-type="float">
            <text:p>-107.36597</text:p>
          </table:table-cell>
          <table:table-cell/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-104.33514" calcext:value-type="float">
            <text:p>-104.33514</text:p>
          </table:table-cell>
          <table:table-cell/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float" office:value="-104.94724" calcext:value-type="float">
            <text:p>-104.94724</text:p>
          </table:table-cell>
          <table:table-cell/>
        </table:table-row>
        <table:table-row table:style-name="ro1">
          <table:table-cell office:value-type="float" office:value="75212" calcext:value-type="float">
            <text:p>75212</text:p>
          </table:table-cell>
          <table:table-cell office:value-type="float" office:value="-105.82359" calcext:value-type="float">
            <text:p>-105.82359</text:p>
          </table:table-cell>
          <table:table-cell/>
        </table:table-row>
        <table:table-row table:style-name="ro1">
          <table:table-cell office:value-type="float" office:value="75367" calcext:value-type="float">
            <text:p>75367</text:p>
          </table:table-cell>
          <table:table-cell office:value-type="float" office:value="-105.17838" calcext:value-type="float">
            <text:p>-105.17838</text:p>
          </table:table-cell>
          <table:table-cell/>
        </table:table-row>
        <table:table-row table:style-name="ro1">
          <table:table-cell office:value-type="float" office:value="75523" calcext:value-type="float">
            <text:p>75523</text:p>
          </table:table-cell>
          <table:table-cell office:value-type="float" office:value="-106.79724" calcext:value-type="float">
            <text:p>-106.79724</text:p>
          </table:table-cell>
          <table:table-cell/>
        </table:table-row>
        <table:table-row table:style-name="ro1">
          <table:table-cell office:value-type="float" office:value="75679" calcext:value-type="float">
            <text:p>75679</text:p>
          </table:table-cell>
          <table:table-cell office:value-type="float" office:value="-108.29461" calcext:value-type="float">
            <text:p>-108.29461</text:p>
          </table:table-cell>
          <table:table-cell/>
        </table:table-row>
        <table:table-row table:style-name="ro1">
          <table:table-cell office:value-type="float" office:value="75835" calcext:value-type="float">
            <text:p>75835</text:p>
          </table:table-cell>
          <table:table-cell office:value-type="float" office:value="-108.22745" calcext:value-type="float">
            <text:p>-108.22745</text:p>
          </table:table-cell>
          <table:table-cell/>
        </table:table-row>
        <table:table-row table:style-name="ro1">
          <table:table-cell office:value-type="float" office:value="75991" calcext:value-type="float">
            <text:p>75991</text:p>
          </table:table-cell>
          <table:table-cell office:value-type="float" office:value="-108.78158" calcext:value-type="float">
            <text:p>-108.78158</text:p>
          </table:table-cell>
          <table:table-cell/>
        </table:table-row>
        <table:table-row table:style-name="ro1">
          <table:table-cell office:value-type="float" office:value="76147" calcext:value-type="float">
            <text:p>76147</text:p>
          </table:table-cell>
          <table:table-cell office:value-type="float" office:value="-107.76269" calcext:value-type="float">
            <text:p>-107.76269</text:p>
          </table:table-cell>
          <table:table-cell/>
        </table:table-row>
        <table:table-row table:style-name="ro1">
          <table:table-cell office:value-type="float" office:value="76303" calcext:value-type="float">
            <text:p>76303</text:p>
          </table:table-cell>
          <table:table-cell office:value-type="float" office:value="-106.65106" calcext:value-type="float">
            <text:p>-106.65106</text:p>
          </table:table-cell>
          <table:table-cell/>
        </table:table-row>
        <table:table-row table:style-name="ro1">
          <table:table-cell office:value-type="float" office:value="76459" calcext:value-type="float">
            <text:p>76459</text:p>
          </table:table-cell>
          <table:table-cell office:value-type="float" office:value="-105.12222" calcext:value-type="float">
            <text:p>-105.12222</text:p>
          </table:table-cell>
          <table:table-cell/>
        </table:table-row>
        <table:table-row table:style-name="ro1">
          <table:table-cell office:value-type="float" office:value="76615" calcext:value-type="float">
            <text:p>76615</text:p>
          </table:table-cell>
          <table:table-cell office:value-type="float" office:value="-106.07952" calcext:value-type="float">
            <text:p>-106.07952</text:p>
          </table:table-cell>
          <table:table-cell/>
        </table:table-row>
        <table:table-row table:style-name="ro1">
          <table:table-cell office:value-type="float" office:value="76771" calcext:value-type="float">
            <text:p>76771</text:p>
          </table:table-cell>
          <table:table-cell office:value-type="float" office:value="-103.13211" calcext:value-type="float">
            <text:p>-103.13211</text:p>
          </table:table-cell>
          <table:table-cell/>
        </table:table-row>
        <table:table-row table:style-name="ro1">
          <table:table-cell office:value-type="float" office:value="76927" calcext:value-type="float">
            <text:p>76927</text:p>
          </table:table-cell>
          <table:table-cell office:value-type="float" office:value="-105.53516" calcext:value-type="float">
            <text:p>-105.53516</text:p>
          </table:table-cell>
          <table:table-cell/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float" office:value="-105.33438" calcext:value-type="float">
            <text:p>-105.33438</text:p>
          </table:table-cell>
          <table:table-cell/>
        </table:table-row>
        <table:table-row table:style-name="ro1">
          <table:table-cell office:value-type="float" office:value="77238" calcext:value-type="float">
            <text:p>77238</text:p>
          </table:table-cell>
          <table:table-cell office:value-type="float" office:value="-105.55611" calcext:value-type="float">
            <text:p>-105.55611</text:p>
          </table:table-cell>
          <table:table-cell/>
        </table:table-row>
        <table:table-row table:style-name="ro1">
          <table:table-cell office:value-type="float" office:value="77394" calcext:value-type="float">
            <text:p>77394</text:p>
          </table:table-cell>
          <table:table-cell office:value-type="float" office:value="-105.28313" calcext:value-type="float">
            <text:p>-105.28313</text:p>
          </table:table-cell>
          <table:table-cell/>
        </table:table-row>
        <table:table-row table:style-name="ro1">
          <table:table-cell office:value-type="float" office:value="77550" calcext:value-type="float">
            <text:p>77550</text:p>
          </table:table-cell>
          <table:table-cell office:value-type="float" office:value="-109.77361" calcext:value-type="float">
            <text:p>-109.77361</text:p>
          </table:table-cell>
          <table:table-cell/>
        </table:table-row>
        <table:table-row table:style-name="ro1">
          <table:table-cell office:value-type="float" office:value="77706" calcext:value-type="float">
            <text:p>77706</text:p>
          </table:table-cell>
          <table:table-cell office:value-type="float" office:value="-106.58457" calcext:value-type="float">
            <text:p>-106.58457</text:p>
          </table:table-cell>
          <table:table-cell/>
        </table:table-row>
        <table:table-row table:style-name="ro1">
          <table:table-cell office:value-type="float" office:value="77862" calcext:value-type="float">
            <text:p>77862</text:p>
          </table:table-cell>
          <table:table-cell office:value-type="float" office:value="-106.82794" calcext:value-type="float">
            <text:p>-106.82794</text:p>
          </table:table-cell>
          <table:table-cell/>
        </table:table-row>
        <table:table-row table:style-name="ro1">
          <table:table-cell office:value-type="float" office:value="78018" calcext:value-type="float">
            <text:p>78018</text:p>
          </table:table-cell>
          <table:table-cell office:value-type="float" office:value="-105.36868" calcext:value-type="float">
            <text:p>-105.36868</text:p>
          </table:table-cell>
          <table:table-cell/>
        </table:table-row>
        <table:table-row table:style-name="ro1">
          <table:table-cell office:value-type="float" office:value="78174" calcext:value-type="float">
            <text:p>78174</text:p>
          </table:table-cell>
          <table:table-cell office:value-type="float" office:value="-107.73476" calcext:value-type="float">
            <text:p>-107.73476</text:p>
          </table:table-cell>
          <table:table-cell/>
        </table:table-row>
        <table:table-row table:style-name="ro1">
          <table:table-cell office:value-type="float" office:value="78330" calcext:value-type="float">
            <text:p>78330</text:p>
          </table:table-cell>
          <table:table-cell office:value-type="float" office:value="-104.62628" calcext:value-type="float">
            <text:p>-104.62628</text:p>
          </table:table-cell>
          <table:table-cell/>
        </table:table-row>
        <table:table-row table:style-name="ro1">
          <table:table-cell office:value-type="float" office:value="78486" calcext:value-type="float">
            <text:p>78486</text:p>
          </table:table-cell>
          <table:table-cell office:value-type="float" office:value="-106.22871" calcext:value-type="float">
            <text:p>-106.22871</text:p>
          </table:table-cell>
          <table:table-cell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float" office:value="-105.09326" calcext:value-type="float">
            <text:p>-105.09326</text:p>
          </table:table-cell>
          <table:table-cell/>
        </table:table-row>
        <table:table-row table:style-name="ro1">
          <table:table-cell office:value-type="float" office:value="78797" calcext:value-type="float">
            <text:p>78797</text:p>
          </table:table-cell>
          <table:table-cell office:value-type="float" office:value="-103.88563" calcext:value-type="float">
            <text:p>-103.88563</text:p>
          </table:table-cell>
          <table:table-cell/>
        </table:table-row>
        <table:table-row table:style-name="ro1">
          <table:table-cell office:value-type="float" office:value="78953" calcext:value-type="float">
            <text:p>78953</text:p>
          </table:table-cell>
          <table:table-cell office:value-type="float" office:value="-105.34613" calcext:value-type="float">
            <text:p>-105.34613</text:p>
          </table:table-cell>
          <table:table-cell/>
        </table:table-row>
        <table:table-row table:style-name="ro1">
          <table:table-cell office:value-type="float" office:value="79109" calcext:value-type="float">
            <text:p>79109</text:p>
          </table:table-cell>
          <table:table-cell office:value-type="float" office:value="-106.16931" calcext:value-type="float">
            <text:p>-106.16931</text:p>
          </table:table-cell>
          <table:table-cell/>
        </table:table-row>
        <table:table-row table:style-name="ro1">
          <table:table-cell office:value-type="float" office:value="79265" calcext:value-type="float">
            <text:p>79265</text:p>
          </table:table-cell>
          <table:table-cell office:value-type="float" office:value="-108.57254" calcext:value-type="float">
            <text:p>-108.57254</text:p>
          </table:table-cell>
          <table:table-cell/>
        </table:table-row>
        <table:table-row table:style-name="ro1">
          <table:table-cell office:value-type="float" office:value="79421" calcext:value-type="float">
            <text:p>79421</text:p>
          </table:table-cell>
          <table:table-cell office:value-type="float" office:value="-107.36124" calcext:value-type="float">
            <text:p>-107.36124</text:p>
          </table:table-cell>
          <table:table-cell/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float" office:value="-108.29485" calcext:value-type="float">
            <text:p>-108.29485</text:p>
          </table:table-cell>
          <table:table-cell/>
        </table:table-row>
        <table:table-row table:style-name="ro1">
          <table:table-cell office:value-type="float" office:value="79733" calcext:value-type="float">
            <text:p>79733</text:p>
          </table:table-cell>
          <table:table-cell office:value-type="float" office:value="-108.08457" calcext:value-type="float">
            <text:p>-108.08457</text:p>
          </table:table-cell>
          <table:table-cell/>
        </table:table-row>
        <table:table-row table:style-name="ro1">
          <table:table-cell office:value-type="float" office:value="79889" calcext:value-type="float">
            <text:p>79889</text:p>
          </table:table-cell>
          <table:table-cell office:value-type="float" office:value="-109.45926" calcext:value-type="float">
            <text:p>-109.45926</text:p>
          </table:table-cell>
          <table:table-cell/>
        </table:table-row>
        <table:table-row table:style-name="ro1">
          <table:table-cell office:value-type="float" office:value="80045" calcext:value-type="float">
            <text:p>80045</text:p>
          </table:table-cell>
          <table:table-cell office:value-type="float" office:value="-105.99511" calcext:value-type="float">
            <text:p>-105.99511</text:p>
          </table:table-cell>
          <table:table-cell/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-105.64902" calcext:value-type="float">
            <text:p>-105.64902</text:p>
          </table:table-cell>
          <table:table-cell/>
        </table:table-row>
        <table:table-row table:style-name="ro1">
          <table:table-cell office:value-type="float" office:value="80356" calcext:value-type="float">
            <text:p>80356</text:p>
          </table:table-cell>
          <table:table-cell office:value-type="float" office:value="-104.91734" calcext:value-type="float">
            <text:p>-104.91734</text:p>
          </table:table-cell>
          <table:table-cell/>
        </table:table-row>
        <table:table-row table:style-name="ro1">
          <table:table-cell office:value-type="float" office:value="80512" calcext:value-type="float">
            <text:p>80512</text:p>
          </table:table-cell>
          <table:table-cell office:value-type="float" office:value="-103.60909" calcext:value-type="float">
            <text:p>-103.60909</text:p>
          </table:table-cell>
          <table:table-cell/>
        </table:table-row>
        <table:table-row table:style-name="ro1">
          <table:table-cell office:value-type="float" office:value="80668" calcext:value-type="float">
            <text:p>80668</text:p>
          </table:table-cell>
          <table:table-cell office:value-type="float" office:value="-105.63595" calcext:value-type="float">
            <text:p>-105.63595</text:p>
          </table:table-cell>
          <table:table-cell/>
        </table:table-row>
        <table:table-row table:style-name="ro1">
          <table:table-cell office:value-type="float" office:value="80824" calcext:value-type="float">
            <text:p>80824</text:p>
          </table:table-cell>
          <table:table-cell office:value-type="float" office:value="-105.14816" calcext:value-type="float">
            <text:p>-105.14816</text:p>
          </table:table-cell>
          <table:table-cell/>
        </table:table-row>
        <table:table-row table:style-name="ro1">
          <table:table-cell office:value-type="float" office:value="80980" calcext:value-type="float">
            <text:p>80980</text:p>
          </table:table-cell>
          <table:table-cell office:value-type="float" office:value="-107.31525" calcext:value-type="float">
            <text:p>-107.31525</text:p>
          </table:table-cell>
          <table:table-cell/>
        </table:table-row>
        <table:table-row table:style-name="ro1">
          <table:table-cell office:value-type="float" office:value="81136" calcext:value-type="float">
            <text:p>81136</text:p>
          </table:table-cell>
          <table:table-cell office:value-type="float" office:value="-107.90205" calcext:value-type="float">
            <text:p>-107.90205</text:p>
          </table:table-cell>
          <table:table-cell/>
        </table:table-row>
        <table:table-row table:style-name="ro1">
          <table:table-cell office:value-type="float" office:value="81292" calcext:value-type="float">
            <text:p>81292</text:p>
          </table:table-cell>
          <table:table-cell office:value-type="float" office:value="-106.54314" calcext:value-type="float">
            <text:p>-106.54314</text:p>
          </table:table-cell>
          <table:table-cell/>
        </table:table-row>
        <table:table-row table:style-name="ro1">
          <table:table-cell office:value-type="float" office:value="81448" calcext:value-type="float">
            <text:p>81448</text:p>
          </table:table-cell>
          <table:table-cell office:value-type="float" office:value="-110.02062" calcext:value-type="float">
            <text:p>-110.02062</text:p>
          </table:table-cell>
          <table:table-cell/>
        </table:table-row>
        <table:table-row table:style-name="ro1">
          <table:table-cell office:value-type="float" office:value="81604" calcext:value-type="float">
            <text:p>81604</text:p>
          </table:table-cell>
          <table:table-cell office:value-type="float" office:value="-108.19582" calcext:value-type="float">
            <text:p>-108.19582</text:p>
          </table:table-cell>
          <table:table-cell/>
        </table:table-row>
        <table:table-row table:style-name="ro1">
          <table:table-cell office:value-type="float" office:value="81759" calcext:value-type="float">
            <text:p>81759</text:p>
          </table:table-cell>
          <table:table-cell office:value-type="float" office:value="-106.12509" calcext:value-type="float">
            <text:p>-106.12509</text:p>
          </table:table-cell>
          <table:table-cell/>
        </table:table-row>
        <table:table-row table:style-name="ro1">
          <table:table-cell office:value-type="float" office:value="81915" calcext:value-type="float">
            <text:p>81915</text:p>
          </table:table-cell>
          <table:table-cell office:value-type="float" office:value="-105.13652" calcext:value-type="float">
            <text:p>-105.13652</text:p>
          </table:table-cell>
          <table:table-cell/>
        </table:table-row>
        <table:table-row table:style-name="ro1">
          <table:table-cell office:value-type="float" office:value="82071" calcext:value-type="float">
            <text:p>82071</text:p>
          </table:table-cell>
          <table:table-cell office:value-type="float" office:value="-104.42111" calcext:value-type="float">
            <text:p>-104.42111</text:p>
          </table:table-cell>
          <table:table-cell/>
        </table:table-row>
        <table:table-row table:style-name="ro1">
          <table:table-cell office:value-type="float" office:value="82227" calcext:value-type="float">
            <text:p>82227</text:p>
          </table:table-cell>
          <table:table-cell office:value-type="float" office:value="-106.02916" calcext:value-type="float">
            <text:p>-106.02916</text:p>
          </table:table-cell>
          <table:table-cell/>
        </table:table-row>
        <table:table-row table:style-name="ro1">
          <table:table-cell office:value-type="float" office:value="82383" calcext:value-type="float">
            <text:p>82383</text:p>
          </table:table-cell>
          <table:table-cell office:value-type="float" office:value="-104.20662" calcext:value-type="float">
            <text:p>-104.20662</text:p>
          </table:table-cell>
          <table:table-cell/>
        </table:table-row>
        <table:table-row table:style-name="ro1">
          <table:table-cell office:value-type="float" office:value="82539" calcext:value-type="float">
            <text:p>82539</text:p>
          </table:table-cell>
          <table:table-cell office:value-type="float" office:value="-105.46356" calcext:value-type="float">
            <text:p>-105.46356</text:p>
          </table:table-cell>
          <table:table-cell/>
        </table:table-row>
        <table:table-row table:style-name="ro1">
          <table:table-cell office:value-type="float" office:value="82695" calcext:value-type="float">
            <text:p>82695</text:p>
          </table:table-cell>
          <table:table-cell office:value-type="float" office:value="-107.26905" calcext:value-type="float">
            <text:p>-107.26905</text:p>
          </table:table-cell>
          <table:table-cell/>
        </table:table-row>
        <table:table-row table:style-name="ro1">
          <table:table-cell office:value-type="float" office:value="82851" calcext:value-type="float">
            <text:p>82851</text:p>
          </table:table-cell>
          <table:table-cell office:value-type="float" office:value="-108.02003" calcext:value-type="float">
            <text:p>-108.02003</text:p>
          </table:table-cell>
          <table:table-cell/>
        </table:table-row>
        <table:table-row table:style-name="ro1">
          <table:table-cell office:value-type="float" office:value="83007" calcext:value-type="float">
            <text:p>83007</text:p>
          </table:table-cell>
          <table:table-cell office:value-type="float" office:value="-109.31261" calcext:value-type="float">
            <text:p>-109.31261</text:p>
          </table:table-cell>
          <table:table-cell/>
        </table:table-row>
        <table:table-row table:style-name="ro1">
          <table:table-cell office:value-type="float" office:value="83163" calcext:value-type="float">
            <text:p>83163</text:p>
          </table:table-cell>
          <table:table-cell office:value-type="float" office:value="-109.03355" calcext:value-type="float">
            <text:p>-109.03355</text:p>
          </table:table-cell>
          <table:table-cell/>
        </table:table-row>
        <table:table-row table:style-name="ro1">
          <table:table-cell office:value-type="float" office:value="83318" calcext:value-type="float">
            <text:p>83318</text:p>
          </table:table-cell>
          <table:table-cell office:value-type="float" office:value="-106.92379" calcext:value-type="float">
            <text:p>-106.92379</text:p>
          </table:table-cell>
          <table:table-cell/>
        </table:table-row>
        <table:table-row table:style-name="ro1">
          <table:table-cell office:value-type="float" office:value="83474" calcext:value-type="float">
            <text:p>83474</text:p>
          </table:table-cell>
          <table:table-cell office:value-type="float" office:value="-108.74062" calcext:value-type="float">
            <text:p>-108.74062</text:p>
          </table:table-cell>
          <table:table-cell/>
        </table:table-row>
        <table:table-row table:style-name="ro1">
          <table:table-cell office:value-type="float" office:value="83630" calcext:value-type="float">
            <text:p>83630</text:p>
          </table:table-cell>
          <table:table-cell office:value-type="float" office:value="-109.73484" calcext:value-type="float">
            <text:p>-109.73484</text:p>
          </table:table-cell>
          <table:table-cell/>
        </table:table-row>
        <table:table-row table:style-name="ro1">
          <table:table-cell office:value-type="float" office:value="83786" calcext:value-type="float">
            <text:p>83786</text:p>
          </table:table-cell>
          <table:table-cell office:value-type="float" office:value="-105.45379" calcext:value-type="float">
            <text:p>-105.45379</text:p>
          </table:table-cell>
          <table:table-cell/>
        </table:table-row>
        <table:table-row table:style-name="ro1">
          <table:table-cell office:value-type="float" office:value="83942" calcext:value-type="float">
            <text:p>83942</text:p>
          </table:table-cell>
          <table:table-cell office:value-type="float" office:value="-105.25819" calcext:value-type="float">
            <text:p>-105.25819</text:p>
          </table:table-cell>
          <table:table-cell/>
        </table:table-row>
        <table:table-row table:style-name="ro1">
          <table:table-cell office:value-type="float" office:value="84098" calcext:value-type="float">
            <text:p>84098</text:p>
          </table:table-cell>
          <table:table-cell office:value-type="float" office:value="-103.46988" calcext:value-type="float">
            <text:p>-103.46988</text:p>
          </table:table-cell>
          <table:table-cell/>
        </table:table-row>
        <table:table-row table:style-name="ro1">
          <table:table-cell office:value-type="float" office:value="84254" calcext:value-type="float">
            <text:p>84254</text:p>
          </table:table-cell>
          <table:table-cell office:value-type="float" office:value="-104.00379" calcext:value-type="float">
            <text:p>-104.00379</text:p>
          </table:table-cell>
          <table:table-cell/>
        </table:table-row>
        <table:table-row table:style-name="ro1">
          <table:table-cell office:value-type="float" office:value="84410" calcext:value-type="float">
            <text:p>84410</text:p>
          </table:table-cell>
          <table:table-cell office:value-type="float" office:value="-106.24711" calcext:value-type="float">
            <text:p>-106.24711</text:p>
          </table:table-cell>
          <table:table-cell/>
        </table:table-row>
        <table:table-row table:style-name="ro1">
          <table:table-cell office:value-type="float" office:value="84566" calcext:value-type="float">
            <text:p>84566</text:p>
          </table:table-cell>
          <table:table-cell office:value-type="float" office:value="-108.26298" calcext:value-type="float">
            <text:p>-108.26298</text:p>
          </table:table-cell>
          <table:table-cell/>
        </table:table-row>
        <table:table-row table:style-name="ro1">
          <table:table-cell office:value-type="float" office:value="84722" calcext:value-type="float">
            <text:p>84722</text:p>
          </table:table-cell>
          <table:table-cell office:value-type="float" office:value="-107.81856" calcext:value-type="float">
            <text:p>-107.81856</text:p>
          </table:table-cell>
          <table:table-cell/>
        </table:table-row>
        <table:table-row table:style-name="ro1">
          <table:table-cell office:value-type="float" office:value="84878" calcext:value-type="float">
            <text:p>84878</text:p>
          </table:table-cell>
          <table:table-cell office:value-type="float" office:value="-107.37788" calcext:value-type="float">
            <text:p>-107.37788</text:p>
          </table:table-cell>
          <table:table-cell/>
        </table:table-row>
        <table:table-row table:style-name="ro1">
          <table:table-cell office:value-type="float" office:value="85033" calcext:value-type="float">
            <text:p>85033</text:p>
          </table:table-cell>
          <table:table-cell office:value-type="float" office:value="-110.10682" calcext:value-type="float">
            <text:p>-110.10682</text:p>
          </table:table-cell>
          <table:table-cell/>
        </table:table-row>
        <table:table-row table:style-name="ro1">
          <table:table-cell office:value-type="float" office:value="85189" calcext:value-type="float">
            <text:p>85189</text:p>
          </table:table-cell>
          <table:table-cell office:value-type="float" office:value="-107.74232" calcext:value-type="float">
            <text:p>-107.74232</text:p>
          </table:table-cell>
          <table:table-cell/>
        </table:table-row>
        <table:table-row table:style-name="ro1">
          <table:table-cell office:value-type="float" office:value="85345" calcext:value-type="float">
            <text:p>85345</text:p>
          </table:table-cell>
          <table:table-cell office:value-type="float" office:value="-108.06636" calcext:value-type="float">
            <text:p>-108.06636</text:p>
          </table:table-cell>
          <table:table-cell/>
        </table:table-row>
        <table:table-row table:style-name="ro1">
          <table:table-cell office:value-type="float" office:value="85501" calcext:value-type="float">
            <text:p>85501</text:p>
          </table:table-cell>
          <table:table-cell office:value-type="float" office:value="-106.70225" calcext:value-type="float">
            <text:p>-106.70225</text:p>
          </table:table-cell>
          <table:table-cell/>
        </table:table-row>
        <table:table-row table:style-name="ro1">
          <table:table-cell office:value-type="float" office:value="85657" calcext:value-type="float">
            <text:p>85657</text:p>
          </table:table-cell>
          <table:table-cell office:value-type="float" office:value="-107.22758" calcext:value-type="float">
            <text:p>-107.22758</text:p>
          </table:table-cell>
          <table:table-cell/>
        </table:table-row>
        <table:table-row table:style-name="ro1">
          <table:table-cell office:value-type="float" office:value="85813" calcext:value-type="float">
            <text:p>85813</text:p>
          </table:table-cell>
          <table:table-cell office:value-type="float" office:value="-103.45684" calcext:value-type="float">
            <text:p>-103.45684</text:p>
          </table:table-cell>
          <table:table-cell/>
        </table:table-row>
        <table:table-row table:style-name="ro1">
          <table:table-cell office:value-type="float" office:value="85969" calcext:value-type="float">
            <text:p>85969</text:p>
          </table:table-cell>
          <table:table-cell office:value-type="float" office:value="-103.16494" calcext:value-type="float">
            <text:p>-103.16494</text:p>
          </table:table-cell>
          <table:table-cell/>
        </table:table-row>
        <table:table-row table:style-name="ro1">
          <table:table-cell office:value-type="float" office:value="86125" calcext:value-type="float">
            <text:p>86125</text:p>
          </table:table-cell>
          <table:table-cell office:value-type="float" office:value="-103.75359" calcext:value-type="float">
            <text:p>-103.75359</text:p>
          </table:table-cell>
          <table:table-cell/>
        </table:table-row>
        <table:table-row table:style-name="ro1">
          <table:table-cell office:value-type="float" office:value="86281" calcext:value-type="float">
            <text:p>86281</text:p>
          </table:table-cell>
          <table:table-cell office:value-type="float" office:value="-104.43514" calcext:value-type="float">
            <text:p>-104.43514</text:p>
          </table:table-cell>
          <table:table-cell/>
        </table:table-row>
        <table:table-row table:style-name="ro1">
          <table:table-cell office:value-type="float" office:value="86437" calcext:value-type="float">
            <text:p>86437</text:p>
          </table:table-cell>
          <table:table-cell office:value-type="float" office:value="-106.94082" calcext:value-type="float">
            <text:p>-106.94082</text:p>
          </table:table-cell>
          <table:table-cell/>
        </table:table-row>
        <table:table-row table:style-name="ro1">
          <table:table-cell office:value-type="float" office:value="86592" calcext:value-type="float">
            <text:p>86592</text:p>
          </table:table-cell>
          <table:table-cell office:value-type="float" office:value="-107.33462" calcext:value-type="float">
            <text:p>-107.33462</text:p>
          </table:table-cell>
          <table:table-cell/>
        </table:table-row>
        <table:table-row table:style-name="ro1">
          <table:table-cell office:value-type="float" office:value="86748" calcext:value-type="float">
            <text:p>86748</text:p>
          </table:table-cell>
          <table:table-cell office:value-type="float" office:value="-109.14666" calcext:value-type="float">
            <text:p>-109.14666</text:p>
          </table:table-cell>
          <table:table-cell/>
        </table:table-row>
        <table:table-row table:style-name="ro1">
          <table:table-cell office:value-type="float" office:value="86904" calcext:value-type="float">
            <text:p>86904</text:p>
          </table:table-cell>
          <table:table-cell office:value-type="float" office:value="-107.62938" calcext:value-type="float">
            <text:p>-107.62938</text:p>
          </table:table-cell>
          <table:table-cell/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-108.35207" calcext:value-type="float">
            <text:p>-108.35207</text:p>
          </table:table-cell>
          <table:table-cell/>
        </table:table-row>
        <table:table-row table:style-name="ro1">
          <table:table-cell office:value-type="float" office:value="87216" calcext:value-type="float">
            <text:p>87216</text:p>
          </table:table-cell>
          <table:table-cell office:value-type="float" office:value="-108.08331" calcext:value-type="float">
            <text:p>-108.08331</text:p>
          </table:table-cell>
          <table:table-cell/>
        </table:table-row>
        <table:table-row table:style-name="ro1">
          <table:table-cell office:value-type="float" office:value="87372" calcext:value-type="float">
            <text:p>87372</text:p>
          </table:table-cell>
          <table:table-cell office:value-type="float" office:value="-108.22915" calcext:value-type="float">
            <text:p>-108.22915</text:p>
          </table:table-cell>
          <table:table-cell/>
        </table:table-row>
        <table:table-row table:style-name="ro1">
          <table:table-cell office:value-type="float" office:value="87528" calcext:value-type="float">
            <text:p>87528</text:p>
          </table:table-cell>
          <table:table-cell office:value-type="float" office:value="-104.41308" calcext:value-type="float">
            <text:p>-104.41308</text:p>
          </table:table-cell>
          <table:table-cell/>
        </table:table-row>
        <table:table-row table:style-name="ro1">
          <table:table-cell office:value-type="float" office:value="87684" calcext:value-type="float">
            <text:p>87684</text:p>
          </table:table-cell>
          <table:table-cell office:value-type="float" office:value="-106.21832" calcext:value-type="float">
            <text:p>-106.21832</text:p>
          </table:table-cell>
          <table:table-cell/>
        </table:table-row>
        <table:table-row table:style-name="ro1">
          <table:table-cell office:value-type="float" office:value="87840" calcext:value-type="float">
            <text:p>87840</text:p>
          </table:table-cell>
          <table:table-cell office:value-type="float" office:value="-104.04256" calcext:value-type="float">
            <text:p>-104.04256</text:p>
          </table:table-cell>
          <table:table-cell/>
        </table:table-row>
        <table:table-row table:style-name="ro1">
          <table:table-cell office:value-type="float" office:value="87996" calcext:value-type="float">
            <text:p>87996</text:p>
          </table:table-cell>
          <table:table-cell office:value-type="float" office:value="-104.59881" calcext:value-type="float">
            <text:p>-104.59881</text:p>
          </table:table-cell>
          <table:table-cell/>
        </table:table-row>
        <table:table-row table:style-name="ro1">
          <table:table-cell office:value-type="float" office:value="88151" calcext:value-type="float">
            <text:p>88151</text:p>
          </table:table-cell>
          <table:table-cell office:value-type="float" office:value="-106.46069" calcext:value-type="float">
            <text:p>-106.46069</text:p>
          </table:table-cell>
          <table:table-cell/>
        </table:table-row>
        <table:table-row table:style-name="ro1">
          <table:table-cell office:value-type="float" office:value="88307" calcext:value-type="float">
            <text:p>88307</text:p>
          </table:table-cell>
          <table:table-cell office:value-type="float" office:value="-106.85768" calcext:value-type="float">
            <text:p>-106.85768</text:p>
          </table:table-cell>
          <table:table-cell/>
        </table:table-row>
        <table:table-row table:style-name="ro1">
          <table:table-cell office:value-type="float" office:value="88463" calcext:value-type="float">
            <text:p>88463</text:p>
          </table:table-cell>
          <table:table-cell office:value-type="float" office:value="-108.48788" calcext:value-type="float">
            <text:p>-108.48788</text:p>
          </table:table-cell>
          <table:table-cell/>
        </table:table-row>
        <table:table-row table:style-name="ro1">
          <table:table-cell office:value-type="float" office:value="88619" calcext:value-type="float">
            <text:p>88619</text:p>
          </table:table-cell>
          <table:table-cell office:value-type="float" office:value="-108.42452" calcext:value-type="float">
            <text:p>-108.42452</text:p>
          </table:table-cell>
          <table:table-cell/>
        </table:table-row>
        <table:table-row table:style-name="ro1">
          <table:table-cell office:value-type="float" office:value="88775" calcext:value-type="float">
            <text:p>88775</text:p>
          </table:table-cell>
          <table:table-cell office:value-type="float" office:value="-108.73382" calcext:value-type="float">
            <text:p>-108.73382</text:p>
          </table:table-cell>
          <table:table-cell/>
        </table:table-row>
        <table:table-row table:style-name="ro1">
          <table:table-cell office:value-type="float" office:value="88931" calcext:value-type="float">
            <text:p>88931</text:p>
          </table:table-cell>
          <table:table-cell office:value-type="float" office:value="-109.23074" calcext:value-type="float">
            <text:p>-109.23074</text:p>
          </table:table-cell>
          <table:table-cell/>
        </table:table-row>
        <table:table-row table:style-name="ro1">
          <table:table-cell office:value-type="float" office:value="89087" calcext:value-type="float">
            <text:p>89087</text:p>
          </table:table-cell>
          <table:table-cell office:value-type="float" office:value="-108.7308" calcext:value-type="float">
            <text:p>-108.7308</text:p>
          </table:table-cell>
          <table:table-cell/>
        </table:table-row>
        <table:table-row table:style-name="ro1">
          <table:table-cell office:value-type="float" office:value="89243" calcext:value-type="float">
            <text:p>89243</text:p>
          </table:table-cell>
          <table:table-cell office:value-type="float" office:value="-107.49043" calcext:value-type="float">
            <text:p>-107.49043</text:p>
          </table:table-cell>
          <table:table-cell/>
        </table:table-row>
        <table:table-row table:style-name="ro1">
          <table:table-cell office:value-type="float" office:value="89399" calcext:value-type="float">
            <text:p>89399</text:p>
          </table:table-cell>
          <table:table-cell office:value-type="float" office:value="-105.39257" calcext:value-type="float">
            <text:p>-105.39257</text:p>
          </table:table-cell>
          <table:table-cell/>
        </table:table-row>
        <table:table-row table:style-name="ro1">
          <table:table-cell office:value-type="float" office:value="89555" calcext:value-type="float">
            <text:p>89555</text:p>
          </table:table-cell>
          <table:table-cell office:value-type="float" office:value="-105.06488" calcext:value-type="float">
            <text:p>-105.06488</text:p>
          </table:table-cell>
          <table:table-cell/>
        </table:table-row>
        <table:table-row table:style-name="ro1">
          <table:table-cell office:value-type="float" office:value="89710" calcext:value-type="float">
            <text:p>89710</text:p>
          </table:table-cell>
          <table:table-cell office:value-type="float" office:value="-105.46488" calcext:value-type="float">
            <text:p>-105.46488</text:p>
          </table:table-cell>
          <table:table-cell/>
        </table:table-row>
        <table:table-row table:style-name="ro1">
          <table:table-cell office:value-type="float" office:value="89866" calcext:value-type="float">
            <text:p>89866</text:p>
          </table:table-cell>
          <table:table-cell office:value-type="float" office:value="-106.51981" calcext:value-type="float">
            <text:p>-106.51981</text:p>
          </table:table-cell>
          <table:table-cell/>
        </table:table-row>
        <table:table-row table:style-name="ro1">
          <table:table-cell office:value-type="float" office:value="90022" calcext:value-type="float">
            <text:p>90022</text:p>
          </table:table-cell>
          <table:table-cell office:value-type="float" office:value="-105.15575" calcext:value-type="float">
            <text:p>-105.15575</text:p>
          </table:table-cell>
          <table:table-cell/>
        </table:table-row>
        <table:table-row table:style-name="ro1">
          <table:table-cell office:value-type="float" office:value="90178" calcext:value-type="float">
            <text:p>90178</text:p>
          </table:table-cell>
          <table:table-cell office:value-type="float" office:value="-108.46381" calcext:value-type="float">
            <text:p>-108.46381</text:p>
          </table:table-cell>
          <table:table-cell/>
        </table:table-row>
        <table:table-row table:style-name="ro1">
          <table:table-cell office:value-type="float" office:value="90334" calcext:value-type="float">
            <text:p>90334</text:p>
          </table:table-cell>
          <table:table-cell office:value-type="float" office:value="-108.37241" calcext:value-type="float">
            <text:p>-108.37241</text:p>
          </table:table-cell>
          <table:table-cell/>
        </table:table-row>
        <table:table-row table:style-name="ro1">
          <table:table-cell office:value-type="float" office:value="90490" calcext:value-type="float">
            <text:p>90490</text:p>
          </table:table-cell>
          <table:table-cell office:value-type="float" office:value="-107.69164" calcext:value-type="float">
            <text:p>-107.69164</text:p>
          </table:table-cell>
          <table:table-cell/>
        </table:table-row>
        <table:table-row table:style-name="ro1">
          <table:table-cell office:value-type="float" office:value="90646" calcext:value-type="float">
            <text:p>90646</text:p>
          </table:table-cell>
          <table:table-cell office:value-type="float" office:value="-108.93465" calcext:value-type="float">
            <text:p>-108.93465</text:p>
          </table:table-cell>
          <table:table-cell/>
        </table:table-row>
        <table:table-row table:style-name="ro1">
          <table:table-cell office:value-type="float" office:value="90802" calcext:value-type="float">
            <text:p>90802</text:p>
          </table:table-cell>
          <table:table-cell office:value-type="float" office:value="-108.19613" calcext:value-type="float">
            <text:p>-108.19613</text:p>
          </table:table-cell>
          <table:table-cell/>
        </table:table-row>
        <table:table-row table:style-name="ro1">
          <table:table-cell office:value-type="float" office:value="90958" calcext:value-type="float">
            <text:p>90958</text:p>
          </table:table-cell>
          <table:table-cell office:value-type="float" office:value="-107.498" calcext:value-type="float">
            <text:p>-107.498</text:p>
          </table:table-cell>
          <table:table-cell/>
        </table:table-row>
        <table:table-row table:style-name="ro1">
          <table:table-cell office:value-type="float" office:value="91114" calcext:value-type="float">
            <text:p>91114</text:p>
          </table:table-cell>
          <table:table-cell office:value-type="float" office:value="-107.4536" calcext:value-type="float">
            <text:p>-107.4536</text:p>
          </table:table-cell>
          <table:table-cell/>
        </table:table-row>
        <table:table-row table:style-name="ro1">
          <table:table-cell office:value-type="float" office:value="91269" calcext:value-type="float">
            <text:p>91269</text:p>
          </table:table-cell>
          <table:table-cell office:value-type="float" office:value="-105.11171" calcext:value-type="float">
            <text:p>-105.11171</text:p>
          </table:table-cell>
          <table:table-cell/>
        </table:table-row>
        <table:table-row table:style-name="ro1">
          <table:table-cell office:value-type="float" office:value="91425" calcext:value-type="float">
            <text:p>91425</text:p>
          </table:table-cell>
          <table:table-cell office:value-type="float" office:value="-104.62134" calcext:value-type="float">
            <text:p>-104.62134</text:p>
          </table:table-cell>
          <table:table-cell/>
        </table:table-row>
        <table:table-row table:style-name="ro1">
          <table:table-cell office:value-type="float" office:value="91581" calcext:value-type="float">
            <text:p>91581</text:p>
          </table:table-cell>
          <table:table-cell office:value-type="float" office:value="-103.88208" calcext:value-type="float">
            <text:p>-103.88208</text:p>
          </table:table-cell>
          <table:table-cell/>
        </table:table-row>
        <table:table-row table:style-name="ro1">
          <table:table-cell office:value-type="float" office:value="91737" calcext:value-type="float">
            <text:p>91737</text:p>
          </table:table-cell>
          <table:table-cell office:value-type="float" office:value="-105.29314" calcext:value-type="float">
            <text:p>-105.29314</text:p>
          </table:table-cell>
          <table:table-cell/>
        </table:table-row>
        <table:table-row table:style-name="ro1">
          <table:table-cell office:value-type="float" office:value="91893" calcext:value-type="float">
            <text:p>91893</text:p>
          </table:table-cell>
          <table:table-cell office:value-type="float" office:value="-105.83599" calcext:value-type="float">
            <text:p>-105.83599</text:p>
          </table:table-cell>
          <table:table-cell/>
        </table:table-row>
        <table:table-row table:style-name="ro1">
          <table:table-cell office:value-type="float" office:value="92049" calcext:value-type="float">
            <text:p>92049</text:p>
          </table:table-cell>
          <table:table-cell office:value-type="float" office:value="-109.62489" calcext:value-type="float">
            <text:p>-109.62489</text:p>
          </table:table-cell>
          <table:table-cell/>
        </table:table-row>
        <table:table-row table:style-name="ro1">
          <table:table-cell office:value-type="float" office:value="92205" calcext:value-type="float">
            <text:p>92205</text:p>
          </table:table-cell>
          <table:table-cell office:value-type="float" office:value="-108.23098" calcext:value-type="float">
            <text:p>-108.23098</text:p>
          </table:table-cell>
          <table:table-cell/>
        </table:table-row>
        <table:table-row table:style-name="ro1">
          <table:table-cell office:value-type="float" office:value="92361" calcext:value-type="float">
            <text:p>92361</text:p>
          </table:table-cell>
          <table:table-cell office:value-type="float" office:value="-110.70962" calcext:value-type="float">
            <text:p>-110.70962</text:p>
          </table:table-cell>
          <table:table-cell/>
        </table:table-row>
        <table:table-row table:style-name="ro1">
          <table:table-cell office:value-type="float" office:value="92517" calcext:value-type="float">
            <text:p>92517</text:p>
          </table:table-cell>
          <table:table-cell office:value-type="float" office:value="-108.26089" calcext:value-type="float">
            <text:p>-108.26089</text:p>
          </table:table-cell>
          <table:table-cell/>
        </table:table-row>
        <table:table-row table:style-name="ro1">
          <table:table-cell office:value-type="float" office:value="92673" calcext:value-type="float">
            <text:p>92673</text:p>
          </table:table-cell>
          <table:table-cell office:value-type="float" office:value="-108.28095" calcext:value-type="float">
            <text:p>-108.28095</text:p>
          </table:table-cell>
          <table:table-cell/>
        </table:table-row>
        <table:table-row table:style-name="ro1">
          <table:table-cell office:value-type="float" office:value="92829" calcext:value-type="float">
            <text:p>92829</text:p>
          </table:table-cell>
          <table:table-cell office:value-type="float" office:value="-105.92569" calcext:value-type="float">
            <text:p>-105.92569</text:p>
          </table:table-cell>
          <table:table-cell/>
        </table:table-row>
        <table:table-row table:style-name="ro1">
          <table:table-cell office:value-type="float" office:value="92984" calcext:value-type="float">
            <text:p>92984</text:p>
          </table:table-cell>
          <table:table-cell office:value-type="float" office:value="-106.07652" calcext:value-type="float">
            <text:p>-106.07652</text:p>
          </table:table-cell>
          <table:table-cell/>
        </table:table-row>
        <table:table-row table:style-name="ro1">
          <table:table-cell office:value-type="float" office:value="93140" calcext:value-type="float">
            <text:p>93140</text:p>
          </table:table-cell>
          <table:table-cell office:value-type="float" office:value="-105.22125" calcext:value-type="float">
            <text:p>-105.22125</text:p>
          </table:table-cell>
          <table:table-cell/>
        </table:table-row>
        <table:table-row table:style-name="ro1">
          <table:table-cell office:value-type="float" office:value="93296" calcext:value-type="float">
            <text:p>93296</text:p>
          </table:table-cell>
          <table:table-cell office:value-type="float" office:value="-104.38663" calcext:value-type="float">
            <text:p>-104.38663</text:p>
          </table:table-cell>
          <table:table-cell/>
        </table:table-row>
        <table:table-row table:style-name="ro1">
          <table:table-cell office:value-type="float" office:value="93452" calcext:value-type="float">
            <text:p>93452</text:p>
          </table:table-cell>
          <table:table-cell office:value-type="float" office:value="-103.40407" calcext:value-type="float">
            <text:p>-103.40407</text:p>
          </table:table-cell>
          <table:table-cell/>
        </table:table-row>
        <table:table-row table:style-name="ro1">
          <table:table-cell office:value-type="float" office:value="93608" calcext:value-type="float">
            <text:p>93608</text:p>
          </table:table-cell>
          <table:table-cell office:value-type="float" office:value="-104.10387" calcext:value-type="float">
            <text:p>-104.10387</text:p>
          </table:table-cell>
          <table:table-cell/>
        </table:table-row>
        <table:table-row table:style-name="ro1">
          <table:table-cell office:value-type="float" office:value="93764" calcext:value-type="float">
            <text:p>93764</text:p>
          </table:table-cell>
          <table:table-cell office:value-type="float" office:value="-106.07785" calcext:value-type="float">
            <text:p>-106.07785</text:p>
          </table:table-cell>
          <table:table-cell/>
        </table:table-row>
        <table:table-row table:style-name="ro1">
          <table:table-cell office:value-type="float" office:value="93920" calcext:value-type="float">
            <text:p>93920</text:p>
          </table:table-cell>
          <table:table-cell office:value-type="float" office:value="-108.93641" calcext:value-type="float">
            <text:p>-108.93641</text:p>
          </table:table-cell>
          <table:table-cell/>
        </table:table-row>
        <table:table-row table:style-name="ro1">
          <table:table-cell office:value-type="float" office:value="94076" calcext:value-type="float">
            <text:p>94076</text:p>
          </table:table-cell>
          <table:table-cell office:value-type="float" office:value="-109.1316" calcext:value-type="float">
            <text:p>-109.1316</text:p>
          </table:table-cell>
          <table:table-cell/>
        </table:table-row>
        <table:table-row table:style-name="ro1">
          <table:table-cell office:value-type="float" office:value="94232" calcext:value-type="float">
            <text:p>94232</text:p>
          </table:table-cell>
          <table:table-cell office:value-type="float" office:value="-110.91562" calcext:value-type="float">
            <text:p>-110.91562</text:p>
          </table:table-cell>
          <table:table-cell/>
        </table:table-row>
        <table:table-row table:style-name="ro1">
          <table:table-cell office:value-type="float" office:value="94388" calcext:value-type="float">
            <text:p>94388</text:p>
          </table:table-cell>
          <table:table-cell office:value-type="float" office:value="-108.53959" calcext:value-type="float">
            <text:p>-108.53959</text:p>
          </table:table-cell>
          <table:table-cell/>
        </table:table-row>
        <table:table-row table:style-name="ro1">
          <table:table-cell office:value-type="float" office:value="94543" calcext:value-type="float">
            <text:p>94543</text:p>
          </table:table-cell>
          <table:table-cell office:value-type="float" office:value="-110.09486" calcext:value-type="float">
            <text:p>-110.09486</text:p>
          </table:table-cell>
          <table:table-cell/>
        </table:table-row>
        <table:table-row table:style-name="ro1">
          <table:table-cell office:value-type="float" office:value="94699" calcext:value-type="float">
            <text:p>94699</text:p>
          </table:table-cell>
          <table:table-cell office:value-type="float" office:value="-108.51907" calcext:value-type="float">
            <text:p>-108.51907</text:p>
          </table:table-cell>
          <table:table-cell/>
        </table:table-row>
        <table:table-row table:style-name="ro1">
          <table:table-cell office:value-type="float" office:value="94855" calcext:value-type="float">
            <text:p>94855</text:p>
          </table:table-cell>
          <table:table-cell office:value-type="float" office:value="-106.32868" calcext:value-type="float">
            <text:p>-106.32868</text:p>
          </table:table-cell>
          <table:table-cell/>
        </table:table-row>
        <table:table-row table:style-name="ro1">
          <table:table-cell office:value-type="float" office:value="95011" calcext:value-type="float">
            <text:p>95011</text:p>
          </table:table-cell>
          <table:table-cell office:value-type="float" office:value="-104.26879" calcext:value-type="float">
            <text:p>-104.26879</text:p>
          </table:table-cell>
          <table:table-cell/>
        </table:table-row>
        <table:table-row table:style-name="ro1">
          <table:table-cell office:value-type="float" office:value="95167" calcext:value-type="float">
            <text:p>95167</text:p>
          </table:table-cell>
          <table:table-cell office:value-type="float" office:value="-106.26116" calcext:value-type="float">
            <text:p>-106.26116</text:p>
          </table:table-cell>
          <table:table-cell/>
        </table:table-row>
        <table:table-row table:style-name="ro1">
          <table:table-cell office:value-type="float" office:value="95323" calcext:value-type="float">
            <text:p>95323</text:p>
          </table:table-cell>
          <table:table-cell office:value-type="float" office:value="-105.53378" calcext:value-type="float">
            <text:p>-105.53378</text:p>
          </table:table-cell>
          <table:table-cell/>
        </table:table-row>
        <table:table-row table:style-name="ro1">
          <table:table-cell office:value-type="float" office:value="95479" calcext:value-type="float">
            <text:p>95479</text:p>
          </table:table-cell>
          <table:table-cell office:value-type="float" office:value="-107.94161" calcext:value-type="float">
            <text:p>-107.94161</text:p>
          </table:table-cell>
          <table:table-cell/>
        </table:table-row>
        <table:table-row table:style-name="ro1">
          <table:table-cell office:value-type="float" office:value="95635" calcext:value-type="float">
            <text:p>95635</text:p>
          </table:table-cell>
          <table:table-cell office:value-type="float" office:value="-107.88769" calcext:value-type="float">
            <text:p>-107.88769</text:p>
          </table:table-cell>
          <table:table-cell/>
        </table:table-row>
        <table:table-row table:style-name="ro1">
          <table:table-cell office:value-type="float" office:value="95791" calcext:value-type="float">
            <text:p>95791</text:p>
          </table:table-cell>
          <table:table-cell office:value-type="float" office:value="-109.72712" calcext:value-type="float">
            <text:p>-109.72712</text:p>
          </table:table-cell>
          <table:table-cell/>
        </table:table-row>
        <table:table-row table:style-name="ro1">
          <table:table-cell office:value-type="float" office:value="95947" calcext:value-type="float">
            <text:p>95947</text:p>
          </table:table-cell>
          <table:table-cell office:value-type="float" office:value="-108.91112" calcext:value-type="float">
            <text:p>-108.91112</text:p>
          </table:table-cell>
          <table:table-cell/>
        </table:table-row>
        <table:table-row table:style-name="ro1">
          <table:table-cell office:value-type="float" office:value="96102" calcext:value-type="float">
            <text:p>96102</text:p>
          </table:table-cell>
          <table:table-cell office:value-type="float" office:value="-107.27044" calcext:value-type="float">
            <text:p>-107.27044</text:p>
          </table:table-cell>
          <table:table-cell/>
        </table:table-row>
        <table:table-row table:style-name="ro1">
          <table:table-cell office:value-type="float" office:value="96258" calcext:value-type="float">
            <text:p>96258</text:p>
          </table:table-cell>
          <table:table-cell office:value-type="float" office:value="-110.76879" calcext:value-type="float">
            <text:p>-110.76879</text:p>
          </table:table-cell>
          <table:table-cell/>
        </table:table-row>
        <table:table-row table:style-name="ro1">
          <table:table-cell office:value-type="float" office:value="96414" calcext:value-type="float">
            <text:p>96414</text:p>
          </table:table-cell>
          <table:table-cell office:value-type="float" office:value="-109.59092" calcext:value-type="float">
            <text:p>-109.59092</text:p>
          </table:table-cell>
          <table:table-cell/>
        </table:table-row>
        <table:table-row table:style-name="ro1">
          <table:table-cell office:value-type="float" office:value="96570" calcext:value-type="float">
            <text:p>96570</text:p>
          </table:table-cell>
          <table:table-cell office:value-type="float" office:value="-107.05647" calcext:value-type="float">
            <text:p>-107.05647</text:p>
          </table:table-cell>
          <table:table-cell/>
        </table:table-row>
        <table:table-row table:style-name="ro1">
          <table:table-cell office:value-type="float" office:value="96726" calcext:value-type="float">
            <text:p>96726</text:p>
          </table:table-cell>
          <table:table-cell office:value-type="float" office:value="-105.66556" calcext:value-type="float">
            <text:p>-105.66556</text:p>
          </table:table-cell>
          <table:table-cell/>
        </table:table-row>
        <table:table-row table:style-name="ro1">
          <table:table-cell office:value-type="float" office:value="96882" calcext:value-type="float">
            <text:p>96882</text:p>
          </table:table-cell>
          <table:table-cell office:value-type="float" office:value="-107.35619" calcext:value-type="float">
            <text:p>-107.35619</text:p>
          </table:table-cell>
          <table:table-cell/>
        </table:table-row>
        <table:table-row table:style-name="ro1">
          <table:table-cell office:value-type="float" office:value="97038" calcext:value-type="float">
            <text:p>97038</text:p>
          </table:table-cell>
          <table:table-cell office:value-type="float" office:value="-105.42413" calcext:value-type="float">
            <text:p>-105.42413</text:p>
          </table:table-cell>
          <table:table-cell/>
        </table:table-row>
        <table:table-row table:style-name="ro1">
          <table:table-cell office:value-type="float" office:value="97194" calcext:value-type="float">
            <text:p>97194</text:p>
          </table:table-cell>
          <table:table-cell office:value-type="float" office:value="-106.22788" calcext:value-type="float">
            <text:p>-106.22788</text:p>
          </table:table-cell>
          <table:table-cell/>
        </table:table-row>
        <table:table-row table:style-name="ro1">
          <table:table-cell office:value-type="float" office:value="97350" calcext:value-type="float">
            <text:p>97350</text:p>
          </table:table-cell>
          <table:table-cell office:value-type="float" office:value="-106.14936" calcext:value-type="float">
            <text:p>-106.14936</text:p>
          </table:table-cell>
          <table:table-cell/>
        </table:table-row>
        <table:table-row table:style-name="ro1">
          <table:table-cell office:value-type="float" office:value="97506" calcext:value-type="float">
            <text:p>97506</text:p>
          </table:table-cell>
          <table:table-cell office:value-type="float" office:value="-108.06703" calcext:value-type="float">
            <text:p>-108.06703</text:p>
          </table:table-cell>
          <table:table-cell/>
        </table:table-row>
        <table:table-row table:style-name="ro1">
          <table:table-cell office:value-type="float" office:value="97661" calcext:value-type="float">
            <text:p>97661</text:p>
          </table:table-cell>
          <table:table-cell office:value-type="float" office:value="-109.56234" calcext:value-type="float">
            <text:p>-109.56234</text:p>
          </table:table-cell>
          <table:table-cell/>
        </table:table-row>
        <table:table-row table:style-name="ro1">
          <table:table-cell office:value-type="float" office:value="97817" calcext:value-type="float">
            <text:p>97817</text:p>
          </table:table-cell>
          <table:table-cell office:value-type="float" office:value="-112.37858" calcext:value-type="float">
            <text:p>-112.37858</text:p>
          </table:table-cell>
          <table:table-cell/>
        </table:table-row>
        <table:table-row table:style-name="ro1">
          <table:table-cell office:value-type="float" office:value="97973" calcext:value-type="float">
            <text:p>97973</text:p>
          </table:table-cell>
          <table:table-cell office:value-type="float" office:value="-109.59922" calcext:value-type="float">
            <text:p>-109.59922</text:p>
          </table:table-cell>
          <table:table-cell/>
        </table:table-row>
        <table:table-row table:style-name="ro1">
          <table:table-cell office:value-type="float" office:value="98129" calcext:value-type="float">
            <text:p>98129</text:p>
          </table:table-cell>
          <table:table-cell office:value-type="float" office:value="-109.79913" calcext:value-type="float">
            <text:p>-109.79913</text:p>
          </table:table-cell>
          <table:table-cell/>
        </table:table-row>
        <table:table-row table:style-name="ro1">
          <table:table-cell office:value-type="float" office:value="98285" calcext:value-type="float">
            <text:p>98285</text:p>
          </table:table-cell>
          <table:table-cell office:value-type="float" office:value="-108.33446" calcext:value-type="float">
            <text:p>-108.33446</text:p>
          </table:table-cell>
          <table:table-cell/>
        </table:table-row>
        <table:table-row table:style-name="ro1">
          <table:table-cell office:value-type="float" office:value="98441" calcext:value-type="float">
            <text:p>98441</text:p>
          </table:table-cell>
          <table:table-cell office:value-type="float" office:value="-107.67958" calcext:value-type="float">
            <text:p>-107.67958</text:p>
          </table:table-cell>
          <table:table-cell/>
        </table:table-row>
        <table:table-row table:style-name="ro1">
          <table:table-cell office:value-type="float" office:value="98597" calcext:value-type="float">
            <text:p>98597</text:p>
          </table:table-cell>
          <table:table-cell office:value-type="float" office:value="-106.40822" calcext:value-type="float">
            <text:p>-106.40822</text:p>
          </table:table-cell>
          <table:table-cell/>
        </table:table-row>
        <table:table-row table:style-name="ro1">
          <table:table-cell office:value-type="float" office:value="98753" calcext:value-type="float">
            <text:p>98753</text:p>
          </table:table-cell>
          <table:table-cell office:value-type="float" office:value="-105.02144" calcext:value-type="float">
            <text:p>-105.02144</text:p>
          </table:table-cell>
          <table:table-cell/>
        </table:table-row>
        <table:table-row table:style-name="ro1">
          <table:table-cell office:value-type="float" office:value="98909" calcext:value-type="float">
            <text:p>98909</text:p>
          </table:table-cell>
          <table:table-cell office:value-type="float" office:value="-105.69766" calcext:value-type="float">
            <text:p>-105.69766</text:p>
          </table:table-cell>
          <table:table-cell/>
        </table:table-row>
        <table:table-row table:style-name="ro1">
          <table:table-cell office:value-type="float" office:value="99065" calcext:value-type="float">
            <text:p>99065</text:p>
          </table:table-cell>
          <table:table-cell office:value-type="float" office:value="-106.26199" calcext:value-type="float">
            <text:p>-106.26199</text:p>
          </table:table-cell>
          <table:table-cell/>
        </table:table-row>
        <table:table-row table:style-name="ro1">
          <table:table-cell office:value-type="float" office:value="99220" calcext:value-type="float">
            <text:p>99220</text:p>
          </table:table-cell>
          <table:table-cell office:value-type="float" office:value="-108.26094" calcext:value-type="float">
            <text:p>-108.26094</text:p>
          </table:table-cell>
          <table:table-cell/>
        </table:table-row>
        <table:table-row table:style-name="ro1">
          <table:table-cell office:value-type="float" office:value="99376" calcext:value-type="float">
            <text:p>99376</text:p>
          </table:table-cell>
          <table:table-cell office:value-type="float" office:value="-107.66788" calcext:value-type="float">
            <text:p>-107.66788</text:p>
          </table:table-cell>
          <table:table-cell/>
        </table:table-row>
        <table:table-row table:style-name="ro1">
          <table:table-cell office:value-type="float" office:value="99532" calcext:value-type="float">
            <text:p>99532</text:p>
          </table:table-cell>
          <table:table-cell office:value-type="float" office:value="-108.2547" calcext:value-type="float">
            <text:p>-108.2547</text:p>
          </table:table-cell>
          <table:table-cell/>
        </table:table-row>
        <table:table-row table:style-name="ro1">
          <table:table-cell office:value-type="float" office:value="99688" calcext:value-type="float">
            <text:p>99688</text:p>
          </table:table-cell>
          <table:table-cell office:value-type="float" office:value="-109.77081" calcext:value-type="float">
            <text:p>-109.77081</text:p>
          </table:table-cell>
          <table:table-cell/>
        </table:table-row>
        <table:table-row table:style-name="ro1">
          <table:table-cell office:value-type="float" office:value="99844" calcext:value-type="float">
            <text:p>99844</text:p>
          </table:table-cell>
          <table:table-cell office:value-type="float" office:value="-107.82056" calcext:value-type="float">
            <text:p>-107.8205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-107.71676" calcext:value-type="float">
            <text:p>-107.71676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-108.33712" calcext:value-type="float">
            <text:p>-108.33712</text:p>
          </table:table-cell>
          <table:table-cell/>
        </table:table-row>
        <table:table-row table:style-name="ro1">
          <table:table-cell office:value-type="float" office:value="100445" calcext:value-type="float">
            <text:p>100445</text:p>
          </table:table-cell>
          <table:table-cell office:value-type="float" office:value="-107.4865" calcext:value-type="float">
            <text:p>-107.4865</text:p>
          </table:table-cell>
          <table:table-cell/>
        </table:table-row>
        <table:table-row table:style-name="ro1">
          <table:table-cell office:value-type="float" office:value="100891" calcext:value-type="float">
            <text:p>100891</text:p>
          </table:table-cell>
          <table:table-cell office:value-type="float" office:value="-109.01626" calcext:value-type="float">
            <text:p>-109.01626</text:p>
          </table:table-cell>
          <table:table-cell/>
        </table:table-row>
        <table:table-row table:style-name="ro1">
          <table:table-cell office:value-type="float" office:value="101336" calcext:value-type="float">
            <text:p>101336</text:p>
          </table:table-cell>
          <table:table-cell office:value-type="float" office:value="-108.50416" calcext:value-type="float">
            <text:p>-108.50416</text:p>
          </table:table-cell>
          <table:table-cell/>
        </table:table-row>
        <table:table-row table:style-name="ro1">
          <table:table-cell office:value-type="float" office:value="101782" calcext:value-type="float">
            <text:p>101782</text:p>
          </table:table-cell>
          <table:table-cell office:value-type="float" office:value="-109.62126" calcext:value-type="float">
            <text:p>-109.62126</text:p>
          </table:table-cell>
          <table:table-cell/>
        </table:table-row>
        <table:table-row table:style-name="ro1">
          <table:table-cell office:value-type="float" office:value="102227" calcext:value-type="float">
            <text:p>102227</text:p>
          </table:table-cell>
          <table:table-cell office:value-type="float" office:value="-107.11984" calcext:value-type="float">
            <text:p>-107.11984</text:p>
          </table:table-cell>
          <table:table-cell/>
        </table:table-row>
        <table:table-row table:style-name="ro1">
          <table:table-cell office:value-type="float" office:value="102673" calcext:value-type="float">
            <text:p>102673</text:p>
          </table:table-cell>
          <table:table-cell office:value-type="float" office:value="-109.8365" calcext:value-type="float">
            <text:p>-109.8365</text:p>
          </table:table-cell>
          <table:table-cell/>
        </table:table-row>
        <table:table-row table:style-name="ro1">
          <table:table-cell office:value-type="float" office:value="103118" calcext:value-type="float">
            <text:p>103118</text:p>
          </table:table-cell>
          <table:table-cell office:value-type="float" office:value="-110.42436" calcext:value-type="float">
            <text:p>-110.42436</text:p>
          </table:table-cell>
          <table:table-cell/>
        </table:table-row>
        <table:table-row table:style-name="ro1">
          <table:table-cell office:value-type="float" office:value="103563" calcext:value-type="float">
            <text:p>103563</text:p>
          </table:table-cell>
          <table:table-cell office:value-type="float" office:value="-110.95609" calcext:value-type="float">
            <text:p>-110.95609</text:p>
          </table:table-cell>
          <table:table-cell/>
        </table:table-row>
        <table:table-row table:style-name="ro1">
          <table:table-cell office:value-type="float" office:value="104009" calcext:value-type="float">
            <text:p>104009</text:p>
          </table:table-cell>
          <table:table-cell office:value-type="float" office:value="-110.39595" calcext:value-type="float">
            <text:p>-110.39595</text:p>
          </table:table-cell>
          <table:table-cell/>
        </table:table-row>
        <table:table-row table:style-name="ro1">
          <table:table-cell office:value-type="float" office:value="104454" calcext:value-type="float">
            <text:p>104454</text:p>
          </table:table-cell>
          <table:table-cell office:value-type="float" office:value="-109.88238" calcext:value-type="float">
            <text:p>-109.88238</text:p>
          </table:table-cell>
          <table:table-cell/>
        </table:table-row>
        <table:table-row table:style-name="ro1">
          <table:table-cell office:value-type="float" office:value="104900" calcext:value-type="float">
            <text:p>104900</text:p>
          </table:table-cell>
          <table:table-cell office:value-type="float" office:value="-109.55188" calcext:value-type="float">
            <text:p>-109.55188</text:p>
          </table:table-cell>
          <table:table-cell/>
        </table:table-row>
        <table:table-row table:style-name="ro1">
          <table:table-cell office:value-type="float" office:value="105345" calcext:value-type="float">
            <text:p>105345</text:p>
          </table:table-cell>
          <table:table-cell office:value-type="float" office:value="-108.22818" calcext:value-type="float">
            <text:p>-108.22818</text:p>
          </table:table-cell>
          <table:table-cell/>
        </table:table-row>
        <table:table-row table:style-name="ro1">
          <table:table-cell office:value-type="float" office:value="105791" calcext:value-type="float">
            <text:p>105791</text:p>
          </table:table-cell>
          <table:table-cell office:value-type="float" office:value="-106.8157" calcext:value-type="float">
            <text:p>-106.8157</text:p>
          </table:table-cell>
          <table:table-cell/>
        </table:table-row>
        <table:table-row table:style-name="ro1">
          <table:table-cell office:value-type="float" office:value="106236" calcext:value-type="float">
            <text:p>106236</text:p>
          </table:table-cell>
          <table:table-cell office:value-type="float" office:value="-107.16294" calcext:value-type="float">
            <text:p>-107.16294</text:p>
          </table:table-cell>
          <table:table-cell/>
        </table:table-row>
        <table:table-row table:style-name="ro1">
          <table:table-cell office:value-type="float" office:value="106682" calcext:value-type="float">
            <text:p>106682</text:p>
          </table:table-cell>
          <table:table-cell office:value-type="float" office:value="-108.35457" calcext:value-type="float">
            <text:p>-108.35457</text:p>
          </table:table-cell>
          <table:table-cell/>
        </table:table-row>
        <table:table-row table:style-name="ro1">
          <table:table-cell office:value-type="float" office:value="107127" calcext:value-type="float">
            <text:p>107127</text:p>
          </table:table-cell>
          <table:table-cell office:value-type="float" office:value="-106.85106" calcext:value-type="float">
            <text:p>-106.85106</text:p>
          </table:table-cell>
          <table:table-cell/>
        </table:table-row>
        <table:table-row table:style-name="ro1">
          <table:table-cell office:value-type="float" office:value="107572" calcext:value-type="float">
            <text:p>107572</text:p>
          </table:table-cell>
          <table:table-cell office:value-type="float" office:value="-107.09765" calcext:value-type="float">
            <text:p>-107.09765</text:p>
          </table:table-cell>
          <table:table-cell/>
        </table:table-row>
        <table:table-row table:style-name="ro1">
          <table:table-cell office:value-type="float" office:value="108018" calcext:value-type="float">
            <text:p>108018</text:p>
          </table:table-cell>
          <table:table-cell office:value-type="float" office:value="-108.99641" calcext:value-type="float">
            <text:p>-108.99641</text:p>
          </table:table-cell>
          <table:table-cell/>
        </table:table-row>
        <table:table-row table:style-name="ro1">
          <table:table-cell office:value-type="float" office:value="108463" calcext:value-type="float">
            <text:p>108463</text:p>
          </table:table-cell>
          <table:table-cell office:value-type="float" office:value="-108.38541" calcext:value-type="float">
            <text:p>-108.38541</text:p>
          </table:table-cell>
          <table:table-cell/>
        </table:table-row>
        <table:table-row table:style-name="ro1">
          <table:table-cell office:value-type="float" office:value="108909" calcext:value-type="float">
            <text:p>108909</text:p>
          </table:table-cell>
          <table:table-cell office:value-type="float" office:value="-107.33324" calcext:value-type="float">
            <text:p>-107.33324</text:p>
          </table:table-cell>
          <table:table-cell/>
        </table:table-row>
        <table:table-row table:style-name="ro1">
          <table:table-cell office:value-type="float" office:value="109354" calcext:value-type="float">
            <text:p>109354</text:p>
          </table:table-cell>
          <table:table-cell office:value-type="float" office:value="-109.1137" calcext:value-type="float">
            <text:p>-109.1137</text:p>
          </table:table-cell>
          <table:table-cell/>
        </table:table-row>
        <table:table-row table:style-name="ro1">
          <table:table-cell office:value-type="float" office:value="109800" calcext:value-type="float">
            <text:p>109800</text:p>
          </table:table-cell>
          <table:table-cell office:value-type="float" office:value="-107.62811" calcext:value-type="float">
            <text:p>-107.62811</text:p>
          </table:table-cell>
          <table:table-cell/>
        </table:table-row>
        <table:table-row table:style-name="ro1">
          <table:table-cell office:value-type="float" office:value="110245" calcext:value-type="float">
            <text:p>110245</text:p>
          </table:table-cell>
          <table:table-cell office:value-type="float" office:value="-109.35245" calcext:value-type="float">
            <text:p>-109.35245</text:p>
          </table:table-cell>
          <table:table-cell/>
        </table:table-row>
        <table:table-row table:style-name="ro1">
          <table:table-cell office:value-type="float" office:value="110690" calcext:value-type="float">
            <text:p>110690</text:p>
          </table:table-cell>
          <table:table-cell office:value-type="float" office:value="-108.87601" calcext:value-type="float">
            <text:p>-108.87601</text:p>
          </table:table-cell>
          <table:table-cell/>
        </table:table-row>
        <table:table-row table:style-name="ro1">
          <table:table-cell office:value-type="float" office:value="111136" calcext:value-type="float">
            <text:p>111136</text:p>
          </table:table-cell>
          <table:table-cell office:value-type="float" office:value="-109.43544" calcext:value-type="float">
            <text:p>-109.43544</text:p>
          </table:table-cell>
          <table:table-cell/>
        </table:table-row>
        <table:table-row table:style-name="ro1">
          <table:table-cell office:value-type="float" office:value="111581" calcext:value-type="float">
            <text:p>111581</text:p>
          </table:table-cell>
          <table:table-cell office:value-type="float" office:value="-108.52984" calcext:value-type="float">
            <text:p>-108.52984</text:p>
          </table:table-cell>
          <table:table-cell/>
        </table:table-row>
        <table:table-row table:style-name="ro1">
          <table:table-cell office:value-type="float" office:value="112027" calcext:value-type="float">
            <text:p>112027</text:p>
          </table:table-cell>
          <table:table-cell office:value-type="float" office:value="-108.65397" calcext:value-type="float">
            <text:p>-108.65397</text:p>
          </table:table-cell>
          <table:table-cell/>
        </table:table-row>
        <table:table-row table:style-name="ro1">
          <table:table-cell office:value-type="float" office:value="112472" calcext:value-type="float">
            <text:p>112472</text:p>
          </table:table-cell>
          <table:table-cell office:value-type="float" office:value="-109.70711" calcext:value-type="float">
            <text:p>-109.70711</text:p>
          </table:table-cell>
          <table:table-cell/>
        </table:table-row>
        <table:table-row table:style-name="ro1">
          <table:table-cell office:value-type="float" office:value="112918" calcext:value-type="float">
            <text:p>112918</text:p>
          </table:table-cell>
          <table:table-cell office:value-type="float" office:value="-110.95795" calcext:value-type="float">
            <text:p>-110.95795</text:p>
          </table:table-cell>
          <table:table-cell/>
        </table:table-row>
        <table:table-row table:style-name="ro1">
          <table:table-cell office:value-type="float" office:value="113363" calcext:value-type="float">
            <text:p>113363</text:p>
          </table:table-cell>
          <table:table-cell office:value-type="float" office:value="-108.90894" calcext:value-type="float">
            <text:p>-108.90894</text:p>
          </table:table-cell>
          <table:table-cell/>
        </table:table-row>
        <table:table-row table:style-name="ro1">
          <table:table-cell office:value-type="float" office:value="113808" calcext:value-type="float">
            <text:p>113808</text:p>
          </table:table-cell>
          <table:table-cell office:value-type="float" office:value="-109.18798" calcext:value-type="float">
            <text:p>-109.18798</text:p>
          </table:table-cell>
          <table:table-cell/>
        </table:table-row>
        <table:table-row table:style-name="ro1">
          <table:table-cell office:value-type="float" office:value="114254" calcext:value-type="float">
            <text:p>114254</text:p>
          </table:table-cell>
          <table:table-cell office:value-type="float" office:value="-108.23888" calcext:value-type="float">
            <text:p>-108.23888</text:p>
          </table:table-cell>
          <table:table-cell/>
        </table:table-row>
        <table:table-row table:style-name="ro1">
          <table:table-cell office:value-type="float" office:value="114699" calcext:value-type="float">
            <text:p>114699</text:p>
          </table:table-cell>
          <table:table-cell office:value-type="float" office:value="-109.60658" calcext:value-type="float">
            <text:p>-109.60658</text:p>
          </table:table-cell>
          <table:table-cell/>
        </table:table-row>
        <table:table-row table:style-name="ro1">
          <table:table-cell office:value-type="float" office:value="115145" calcext:value-type="float">
            <text:p>115145</text:p>
          </table:table-cell>
          <table:table-cell office:value-type="float" office:value="-108.74955" calcext:value-type="float">
            <text:p>-108.74955</text:p>
          </table:table-cell>
          <table:table-cell/>
        </table:table-row>
        <table:table-row table:style-name="ro1">
          <table:table-cell office:value-type="float" office:value="115590" calcext:value-type="float">
            <text:p>115590</text:p>
          </table:table-cell>
          <table:table-cell office:value-type="float" office:value="-108.86881" calcext:value-type="float">
            <text:p>-108.86881</text:p>
          </table:table-cell>
          <table:table-cell/>
        </table:table-row>
        <table:table-row table:style-name="ro1">
          <table:table-cell office:value-type="float" office:value="116036" calcext:value-type="float">
            <text:p>116036</text:p>
          </table:table-cell>
          <table:table-cell office:value-type="float" office:value="-107.69601" calcext:value-type="float">
            <text:p>-107.69601</text:p>
          </table:table-cell>
          <table:table-cell/>
        </table:table-row>
        <table:table-row table:style-name="ro1">
          <table:table-cell office:value-type="float" office:value="116481" calcext:value-type="float">
            <text:p>116481</text:p>
          </table:table-cell>
          <table:table-cell office:value-type="float" office:value="-108.67212" calcext:value-type="float">
            <text:p>-108.67212</text:p>
          </table:table-cell>
          <table:table-cell/>
        </table:table-row>
        <table:table-row table:style-name="ro1">
          <table:table-cell office:value-type="float" office:value="116927" calcext:value-type="float">
            <text:p>116927</text:p>
          </table:table-cell>
          <table:table-cell office:value-type="float" office:value="-108.19116" calcext:value-type="float">
            <text:p>-108.19116</text:p>
          </table:table-cell>
          <table:table-cell/>
        </table:table-row>
        <table:table-row table:style-name="ro1">
          <table:table-cell office:value-type="float" office:value="117372" calcext:value-type="float">
            <text:p>117372</text:p>
          </table:table-cell>
          <table:table-cell office:value-type="float" office:value="-108.86719" calcext:value-type="float">
            <text:p>-108.86719</text:p>
          </table:table-cell>
          <table:table-cell/>
        </table:table-row>
        <table:table-row table:style-name="ro1">
          <table:table-cell office:value-type="float" office:value="117817" calcext:value-type="float">
            <text:p>117817</text:p>
          </table:table-cell>
          <table:table-cell office:value-type="float" office:value="-108.9021" calcext:value-type="float">
            <text:p>-108.9021</text:p>
          </table:table-cell>
          <table:table-cell/>
        </table:table-row>
        <table:table-row table:style-name="ro1">
          <table:table-cell office:value-type="float" office:value="118263" calcext:value-type="float">
            <text:p>118263</text:p>
          </table:table-cell>
          <table:table-cell office:value-type="float" office:value="-109.00881" calcext:value-type="float">
            <text:p>-109.00881</text:p>
          </table:table-cell>
          <table:table-cell/>
        </table:table-row>
        <table:table-row table:style-name="ro1">
          <table:table-cell office:value-type="float" office:value="118708" calcext:value-type="float">
            <text:p>118708</text:p>
          </table:table-cell>
          <table:table-cell office:value-type="float" office:value="-109.03648" calcext:value-type="float">
            <text:p>-109.03648</text:p>
          </table:table-cell>
          <table:table-cell/>
        </table:table-row>
        <table:table-row table:style-name="ro1">
          <table:table-cell office:value-type="float" office:value="119154" calcext:value-type="float">
            <text:p>119154</text:p>
          </table:table-cell>
          <table:table-cell office:value-type="float" office:value="-109.32782" calcext:value-type="float">
            <text:p>-109.32782</text:p>
          </table:table-cell>
          <table:table-cell/>
        </table:table-row>
        <table:table-row table:style-name="ro1">
          <table:table-cell office:value-type="float" office:value="119599" calcext:value-type="float">
            <text:p>119599</text:p>
          </table:table-cell>
          <table:table-cell office:value-type="float" office:value="-109.23038" calcext:value-type="float">
            <text:p>-109.23038</text:p>
          </table:table-cell>
          <table:table-cell/>
        </table:table-row>
        <table:table-row table:style-name="ro1">
          <table:table-cell office:value-type="float" office:value="120045" calcext:value-type="float">
            <text:p>120045</text:p>
          </table:table-cell>
          <table:table-cell office:value-type="float" office:value="-108.8914" calcext:value-type="float">
            <text:p>-108.8914</text:p>
          </table:table-cell>
          <table:table-cell/>
        </table:table-row>
        <table:table-row table:style-name="ro1">
          <table:table-cell office:value-type="float" office:value="120490" calcext:value-type="float">
            <text:p>120490</text:p>
          </table:table-cell>
          <table:table-cell office:value-type="float" office:value="-109.82258" calcext:value-type="float">
            <text:p>-109.82258</text:p>
          </table:table-cell>
          <table:table-cell/>
        </table:table-row>
        <table:table-row table:style-name="ro1">
          <table:table-cell office:value-type="float" office:value="120935" calcext:value-type="float">
            <text:p>120935</text:p>
          </table:table-cell>
          <table:table-cell office:value-type="float" office:value="-109.56803" calcext:value-type="float">
            <text:p>-109.56803</text:p>
          </table:table-cell>
          <table:table-cell/>
        </table:table-row>
        <table:table-row table:style-name="ro1">
          <table:table-cell office:value-type="float" office:value="121381" calcext:value-type="float">
            <text:p>121381</text:p>
          </table:table-cell>
          <table:table-cell office:value-type="float" office:value="-108.76318" calcext:value-type="float">
            <text:p>-108.76318</text:p>
          </table:table-cell>
          <table:table-cell/>
        </table:table-row>
        <table:table-row table:style-name="ro1">
          <table:table-cell office:value-type="float" office:value="121826" calcext:value-type="float">
            <text:p>121826</text:p>
          </table:table-cell>
          <table:table-cell office:value-type="float" office:value="-108.86875" calcext:value-type="float">
            <text:p>-108.86875</text:p>
          </table:table-cell>
          <table:table-cell/>
        </table:table-row>
        <table:table-row table:style-name="ro1">
          <table:table-cell office:value-type="float" office:value="122272" calcext:value-type="float">
            <text:p>122272</text:p>
          </table:table-cell>
          <table:table-cell office:value-type="float" office:value="-108.67055" calcext:value-type="float">
            <text:p>-108.67055</text:p>
          </table:table-cell>
          <table:table-cell/>
        </table:table-row>
        <table:table-row table:style-name="ro1">
          <table:table-cell office:value-type="float" office:value="122717" calcext:value-type="float">
            <text:p>122717</text:p>
          </table:table-cell>
          <table:table-cell office:value-type="float" office:value="-110.17947" calcext:value-type="float">
            <text:p>-110.17947</text:p>
          </table:table-cell>
          <table:table-cell/>
        </table:table-row>
        <table:table-row table:style-name="ro1">
          <table:table-cell office:value-type="float" office:value="123163" calcext:value-type="float">
            <text:p>123163</text:p>
          </table:table-cell>
          <table:table-cell office:value-type="float" office:value="-110.28794" calcext:value-type="float">
            <text:p>-110.28794</text:p>
          </table:table-cell>
          <table:table-cell/>
        </table:table-row>
        <table:table-row table:style-name="ro1">
          <table:table-cell office:value-type="float" office:value="123608" calcext:value-type="float">
            <text:p>123608</text:p>
          </table:table-cell>
          <table:table-cell office:value-type="float" office:value="-110.27696" calcext:value-type="float">
            <text:p>-110.27696</text:p>
          </table:table-cell>
          <table:table-cell/>
        </table:table-row>
        <table:table-row table:style-name="ro1">
          <table:table-cell office:value-type="float" office:value="124053" calcext:value-type="float">
            <text:p>124053</text:p>
          </table:table-cell>
          <table:table-cell office:value-type="float" office:value="-110.83718" calcext:value-type="float">
            <text:p>-110.83718</text:p>
          </table:table-cell>
          <table:table-cell/>
        </table:table-row>
        <table:table-row table:style-name="ro1">
          <table:table-cell office:value-type="float" office:value="124499" calcext:value-type="float">
            <text:p>124499</text:p>
          </table:table-cell>
          <table:table-cell office:value-type="float" office:value="-109.98469" calcext:value-type="float">
            <text:p>-109.98469</text:p>
          </table:table-cell>
          <table:table-cell/>
        </table:table-row>
        <table:table-row table:style-name="ro1">
          <table:table-cell office:value-type="float" office:value="124944" calcext:value-type="float">
            <text:p>124944</text:p>
          </table:table-cell>
          <table:table-cell office:value-type="float" office:value="-107.99809" calcext:value-type="float">
            <text:p>-107.99809</text:p>
          </table:table-cell>
          <table:table-cell/>
        </table:table-row>
        <table:table-row table:style-name="ro1">
          <table:table-cell office:value-type="float" office:value="125390" calcext:value-type="float">
            <text:p>125390</text:p>
          </table:table-cell>
          <table:table-cell office:value-type="float" office:value="-109.30855" calcext:value-type="float">
            <text:p>-109.30855</text:p>
          </table:table-cell>
          <table:table-cell/>
        </table:table-row>
        <table:table-row table:style-name="ro1">
          <table:table-cell office:value-type="float" office:value="125835" calcext:value-type="float">
            <text:p>125835</text:p>
          </table:table-cell>
          <table:table-cell office:value-type="float" office:value="-107.25174" calcext:value-type="float">
            <text:p>-107.25174</text:p>
          </table:table-cell>
          <table:table-cell/>
        </table:table-row>
        <table:table-row table:style-name="ro1">
          <table:table-cell office:value-type="float" office:value="126281" calcext:value-type="float">
            <text:p>126281</text:p>
          </table:table-cell>
          <table:table-cell office:value-type="float" office:value="-108.98848" calcext:value-type="float">
            <text:p>-108.98848</text:p>
          </table:table-cell>
          <table:table-cell/>
        </table:table-row>
        <table:table-row table:style-name="ro1">
          <table:table-cell office:value-type="float" office:value="126726" calcext:value-type="float">
            <text:p>126726</text:p>
          </table:table-cell>
          <table:table-cell office:value-type="float" office:value="-108.07574" calcext:value-type="float">
            <text:p>-108.07574</text:p>
          </table:table-cell>
          <table:table-cell/>
        </table:table-row>
        <table:table-row table:style-name="ro1">
          <table:table-cell office:value-type="float" office:value="127171" calcext:value-type="float">
            <text:p>127171</text:p>
          </table:table-cell>
          <table:table-cell office:value-type="float" office:value="-108.43664" calcext:value-type="float">
            <text:p>-108.43664</text:p>
          </table:table-cell>
          <table:table-cell/>
        </table:table-row>
        <table:table-row table:style-name="ro1">
          <table:table-cell office:value-type="float" office:value="127617" calcext:value-type="float">
            <text:p>127617</text:p>
          </table:table-cell>
          <table:table-cell office:value-type="float" office:value="-108.73051" calcext:value-type="float">
            <text:p>-108.73051</text:p>
          </table:table-cell>
          <table:table-cell/>
        </table:table-row>
        <table:table-row table:style-name="ro1">
          <table:table-cell office:value-type="float" office:value="128062" calcext:value-type="float">
            <text:p>128062</text:p>
          </table:table-cell>
          <table:table-cell office:value-type="float" office:value="-109.40509" calcext:value-type="float">
            <text:p>-109.40509</text:p>
          </table:table-cell>
          <table:table-cell/>
        </table:table-row>
        <table:table-row table:style-name="ro1">
          <table:table-cell office:value-type="float" office:value="128508" calcext:value-type="float">
            <text:p>128508</text:p>
          </table:table-cell>
          <table:table-cell office:value-type="float" office:value="-108.21922" calcext:value-type="float">
            <text:p>-108.21922</text:p>
          </table:table-cell>
          <table:table-cell/>
        </table:table-row>
        <table:table-row table:style-name="ro1">
          <table:table-cell office:value-type="float" office:value="128953" calcext:value-type="float">
            <text:p>128953</text:p>
          </table:table-cell>
          <table:table-cell office:value-type="float" office:value="-108.37805" calcext:value-type="float">
            <text:p>-108.37805</text:p>
          </table:table-cell>
          <table:table-cell/>
        </table:table-row>
        <table:table-row table:style-name="ro1">
          <table:table-cell office:value-type="float" office:value="129399" calcext:value-type="float">
            <text:p>129399</text:p>
          </table:table-cell>
          <table:table-cell office:value-type="float" office:value="-108.28255" calcext:value-type="float">
            <text:p>-108.28255</text:p>
          </table:table-cell>
          <table:table-cell/>
        </table:table-row>
        <table:table-row table:style-name="ro1">
          <table:table-cell office:value-type="float" office:value="129844" calcext:value-type="float">
            <text:p>129844</text:p>
          </table:table-cell>
          <table:table-cell office:value-type="float" office:value="-110.06707" calcext:value-type="float">
            <text:p>-110.06707</text:p>
          </table:table-cell>
          <table:table-cell/>
        </table:table-row>
        <table:table-row table:style-name="ro1">
          <table:table-cell office:value-type="float" office:value="130290" calcext:value-type="float">
            <text:p>130290</text:p>
          </table:table-cell>
          <table:table-cell office:value-type="float" office:value="-109.99311" calcext:value-type="float">
            <text:p>-109.99311</text:p>
          </table:table-cell>
          <table:table-cell/>
        </table:table-row>
        <table:table-row table:style-name="ro1">
          <table:table-cell office:value-type="float" office:value="130735" calcext:value-type="float">
            <text:p>130735</text:p>
          </table:table-cell>
          <table:table-cell office:value-type="float" office:value="-109.57926" calcext:value-type="float">
            <text:p>-109.57926</text:p>
          </table:table-cell>
          <table:table-cell/>
        </table:table-row>
        <table:table-row table:style-name="ro1">
          <table:table-cell office:value-type="float" office:value="131180" calcext:value-type="float">
            <text:p>131180</text:p>
          </table:table-cell>
          <table:table-cell office:value-type="float" office:value="-110.36738" calcext:value-type="float">
            <text:p>-110.36738</text:p>
          </table:table-cell>
          <table:table-cell/>
        </table:table-row>
        <table:table-row table:style-name="ro1">
          <table:table-cell office:value-type="float" office:value="131626" calcext:value-type="float">
            <text:p>131626</text:p>
          </table:table-cell>
          <table:table-cell office:value-type="float" office:value="-109.31449" calcext:value-type="float">
            <text:p>-109.31449</text:p>
          </table:table-cell>
          <table:table-cell/>
        </table:table-row>
        <table:table-row table:style-name="ro1">
          <table:table-cell office:value-type="float" office:value="132071" calcext:value-type="float">
            <text:p>132071</text:p>
          </table:table-cell>
          <table:table-cell office:value-type="float" office:value="-110.90669" calcext:value-type="float">
            <text:p>-110.90669</text:p>
          </table:table-cell>
          <table:table-cell/>
        </table:table-row>
        <table:table-row table:style-name="ro1">
          <table:table-cell office:value-type="float" office:value="132517" calcext:value-type="float">
            <text:p>132517</text:p>
          </table:table-cell>
          <table:table-cell office:value-type="float" office:value="-110.57999" calcext:value-type="float">
            <text:p>-110.57999</text:p>
          </table:table-cell>
          <table:table-cell/>
        </table:table-row>
        <table:table-row table:style-name="ro1">
          <table:table-cell office:value-type="float" office:value="132962" calcext:value-type="float">
            <text:p>132962</text:p>
          </table:table-cell>
          <table:table-cell office:value-type="float" office:value="-110.69024" calcext:value-type="float">
            <text:p>-110.69024</text:p>
          </table:table-cell>
          <table:table-cell/>
        </table:table-row>
        <table:table-row table:style-name="ro1">
          <table:table-cell office:value-type="float" office:value="133408" calcext:value-type="float">
            <text:p>133408</text:p>
          </table:table-cell>
          <table:table-cell office:value-type="float" office:value="-109.23152" calcext:value-type="float">
            <text:p>-109.23152</text:p>
          </table:table-cell>
          <table:table-cell/>
        </table:table-row>
        <table:table-row table:style-name="ro1">
          <table:table-cell office:value-type="float" office:value="133853" calcext:value-type="float">
            <text:p>133853</text:p>
          </table:table-cell>
          <table:table-cell office:value-type="float" office:value="-110.37656" calcext:value-type="float">
            <text:p>-110.37656</text:p>
          </table:table-cell>
          <table:table-cell/>
        </table:table-row>
        <table:table-row table:style-name="ro1">
          <table:table-cell office:value-type="float" office:value="134298" calcext:value-type="float">
            <text:p>134298</text:p>
          </table:table-cell>
          <table:table-cell office:value-type="float" office:value="-110.06062" calcext:value-type="float">
            <text:p>-110.06062</text:p>
          </table:table-cell>
          <table:table-cell/>
        </table:table-row>
        <table:table-row table:style-name="ro1">
          <table:table-cell office:value-type="float" office:value="134744" calcext:value-type="float">
            <text:p>134744</text:p>
          </table:table-cell>
          <table:table-cell office:value-type="float" office:value="-109.29696" calcext:value-type="float">
            <text:p>-109.29696</text:p>
          </table:table-cell>
          <table:table-cell/>
        </table:table-row>
        <table:table-row table:style-name="ro1">
          <table:table-cell office:value-type="float" office:value="135189" calcext:value-type="float">
            <text:p>135189</text:p>
          </table:table-cell>
          <table:table-cell office:value-type="float" office:value="-108.53897" calcext:value-type="float">
            <text:p>-108.53897</text:p>
          </table:table-cell>
          <table:table-cell/>
        </table:table-row>
        <table:table-row table:style-name="ro1">
          <table:table-cell office:value-type="float" office:value="135635" calcext:value-type="float">
            <text:p>135635</text:p>
          </table:table-cell>
          <table:table-cell office:value-type="float" office:value="-108.64011" calcext:value-type="float">
            <text:p>-108.64011</text:p>
          </table:table-cell>
          <table:table-cell/>
        </table:table-row>
        <table:table-row table:style-name="ro1">
          <table:table-cell office:value-type="float" office:value="136080" calcext:value-type="float">
            <text:p>136080</text:p>
          </table:table-cell>
          <table:table-cell office:value-type="float" office:value="-108.80642" calcext:value-type="float">
            <text:p>-108.80642</text:p>
          </table:table-cell>
          <table:table-cell/>
        </table:table-row>
        <table:table-row table:style-name="ro1">
          <table:table-cell office:value-type="float" office:value="136526" calcext:value-type="float">
            <text:p>136526</text:p>
          </table:table-cell>
          <table:table-cell office:value-type="float" office:value="-108.90094" calcext:value-type="float">
            <text:p>-108.90094</text:p>
          </table:table-cell>
          <table:table-cell/>
        </table:table-row>
        <table:table-row table:style-name="ro1">
          <table:table-cell office:value-type="float" office:value="136971" calcext:value-type="float">
            <text:p>136971</text:p>
          </table:table-cell>
          <table:table-cell office:value-type="float" office:value="-107.84518" calcext:value-type="float">
            <text:p>-107.84518</text:p>
          </table:table-cell>
          <table:table-cell/>
        </table:table-row>
        <table:table-row table:style-name="ro1">
          <table:table-cell office:value-type="float" office:value="137416" calcext:value-type="float">
            <text:p>137416</text:p>
          </table:table-cell>
          <table:table-cell office:value-type="float" office:value="-108.61318" calcext:value-type="float">
            <text:p>-108.61318</text:p>
          </table:table-cell>
          <table:table-cell/>
        </table:table-row>
        <table:table-row table:style-name="ro1">
          <table:table-cell office:value-type="float" office:value="137862" calcext:value-type="float">
            <text:p>137862</text:p>
          </table:table-cell>
          <table:table-cell office:value-type="float" office:value="-107.62462" calcext:value-type="float">
            <text:p>-107.62462</text:p>
          </table:table-cell>
          <table:table-cell/>
        </table:table-row>
        <table:table-row table:style-name="ro1">
          <table:table-cell office:value-type="float" office:value="138307" calcext:value-type="float">
            <text:p>138307</text:p>
          </table:table-cell>
          <table:table-cell office:value-type="float" office:value="-109.35459" calcext:value-type="float">
            <text:p>-109.35459</text:p>
          </table:table-cell>
          <table:table-cell/>
        </table:table-row>
        <table:table-row table:style-name="ro1">
          <table:table-cell office:value-type="float" office:value="138753" calcext:value-type="float">
            <text:p>138753</text:p>
          </table:table-cell>
          <table:table-cell office:value-type="float" office:value="-110.05539" calcext:value-type="float">
            <text:p>-110.05539</text:p>
          </table:table-cell>
          <table:table-cell/>
        </table:table-row>
        <table:table-row table:style-name="ro1">
          <table:table-cell office:value-type="float" office:value="139198" calcext:value-type="float">
            <text:p>139198</text:p>
          </table:table-cell>
          <table:table-cell office:value-type="float" office:value="-108.44662" calcext:value-type="float">
            <text:p>-108.44662</text:p>
          </table:table-cell>
          <table:table-cell/>
        </table:table-row>
        <table:table-row table:style-name="ro1">
          <table:table-cell office:value-type="float" office:value="139644" calcext:value-type="float">
            <text:p>139644</text:p>
          </table:table-cell>
          <table:table-cell office:value-type="float" office:value="-109.03732" calcext:value-type="float">
            <text:p>-109.03732</text:p>
          </table:table-cell>
          <table:table-cell/>
        </table:table-row>
        <table:table-row table:style-name="ro1">
          <table:table-cell office:value-type="float" office:value="140089" calcext:value-type="float">
            <text:p>140089</text:p>
          </table:table-cell>
          <table:table-cell office:value-type="float" office:value="-109.4542" calcext:value-type="float">
            <text:p>-109.4542</text:p>
          </table:table-cell>
          <table:table-cell/>
        </table:table-row>
        <table:table-row table:style-name="ro1">
          <table:table-cell office:value-type="float" office:value="140535" calcext:value-type="float">
            <text:p>140535</text:p>
          </table:table-cell>
          <table:table-cell office:value-type="float" office:value="-110.3525" calcext:value-type="float">
            <text:p>-110.3525</text:p>
          </table:table-cell>
          <table:table-cell/>
        </table:table-row>
        <table:table-row table:style-name="ro1">
          <table:table-cell office:value-type="float" office:value="140980" calcext:value-type="float">
            <text:p>140980</text:p>
          </table:table-cell>
          <table:table-cell office:value-type="float" office:value="-109.25564" calcext:value-type="float">
            <text:p>-109.25564</text:p>
          </table:table-cell>
          <table:table-cell/>
        </table:table-row>
        <table:table-row table:style-name="ro1">
          <table:table-cell office:value-type="float" office:value="141425" calcext:value-type="float">
            <text:p>141425</text:p>
          </table:table-cell>
          <table:table-cell office:value-type="float" office:value="-110.25032" calcext:value-type="float">
            <text:p>-110.25032</text:p>
          </table:table-cell>
          <table:table-cell/>
        </table:table-row>
        <table:table-row table:style-name="ro1">
          <table:table-cell office:value-type="float" office:value="141871" calcext:value-type="float">
            <text:p>141871</text:p>
          </table:table-cell>
          <table:table-cell office:value-type="float" office:value="-111.33201" calcext:value-type="float">
            <text:p>-111.33201</text:p>
          </table:table-cell>
          <table:table-cell/>
        </table:table-row>
        <table:table-row table:style-name="ro1">
          <table:table-cell office:value-type="float" office:value="142316" calcext:value-type="float">
            <text:p>142316</text:p>
          </table:table-cell>
          <table:table-cell office:value-type="float" office:value="-112.35528" calcext:value-type="float">
            <text:p>-112.35528</text:p>
          </table:table-cell>
          <table:table-cell/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float" office:value="-109.83172" calcext:value-type="float">
            <text:p>-109.83172</text:p>
          </table:table-cell>
          <table:table-cell/>
        </table:table-row>
        <table:table-row table:style-name="ro1">
          <table:table-cell office:value-type="float" office:value="143207" calcext:value-type="float">
            <text:p>143207</text:p>
          </table:table-cell>
          <table:table-cell office:value-type="float" office:value="-110.01306" calcext:value-type="float">
            <text:p>-110.01306</text:p>
          </table:table-cell>
          <table:table-cell/>
        </table:table-row>
        <table:table-row table:style-name="ro1">
          <table:table-cell office:value-type="float" office:value="143653" calcext:value-type="float">
            <text:p>143653</text:p>
          </table:table-cell>
          <table:table-cell office:value-type="float" office:value="-110.10594" calcext:value-type="float">
            <text:p>-110.10594</text:p>
          </table:table-cell>
          <table:table-cell/>
        </table:table-row>
        <table:table-row table:style-name="ro1">
          <table:table-cell office:value-type="float" office:value="144098" calcext:value-type="float">
            <text:p>144098</text:p>
          </table:table-cell>
          <table:table-cell office:value-type="float" office:value="-108.38819" calcext:value-type="float">
            <text:p>-108.38819</text:p>
          </table:table-cell>
          <table:table-cell/>
        </table:table-row>
        <table:table-row table:style-name="ro1">
          <table:table-cell office:value-type="float" office:value="144543" calcext:value-type="float">
            <text:p>144543</text:p>
          </table:table-cell>
          <table:table-cell office:value-type="float" office:value="-110.11164" calcext:value-type="float">
            <text:p>-110.11164</text:p>
          </table:table-cell>
          <table:table-cell/>
        </table:table-row>
        <table:table-row table:style-name="ro1">
          <table:table-cell office:value-type="float" office:value="144989" calcext:value-type="float">
            <text:p>144989</text:p>
          </table:table-cell>
          <table:table-cell office:value-type="float" office:value="-109.23379" calcext:value-type="float">
            <text:p>-109.23379</text:p>
          </table:table-cell>
          <table:table-cell/>
        </table:table-row>
        <table:table-row table:style-name="ro1">
          <table:table-cell office:value-type="float" office:value="145434" calcext:value-type="float">
            <text:p>145434</text:p>
          </table:table-cell>
          <table:table-cell office:value-type="float" office:value="-108.66366" calcext:value-type="float">
            <text:p>-108.66366</text:p>
          </table:table-cell>
          <table:table-cell/>
        </table:table-row>
        <table:table-row table:style-name="ro1">
          <table:table-cell office:value-type="float" office:value="145880" calcext:value-type="float">
            <text:p>145880</text:p>
          </table:table-cell>
          <table:table-cell office:value-type="float" office:value="-108.02543" calcext:value-type="float">
            <text:p>-108.02543</text:p>
          </table:table-cell>
          <table:table-cell/>
        </table:table-row>
        <table:table-row table:style-name="ro1">
          <table:table-cell office:value-type="float" office:value="146325" calcext:value-type="float">
            <text:p>146325</text:p>
          </table:table-cell>
          <table:table-cell office:value-type="float" office:value="-108.95584" calcext:value-type="float">
            <text:p>-108.95584</text:p>
          </table:table-cell>
          <table:table-cell/>
        </table:table-row>
        <table:table-row table:style-name="ro1">
          <table:table-cell office:value-type="float" office:value="146771" calcext:value-type="float">
            <text:p>146771</text:p>
          </table:table-cell>
          <table:table-cell office:value-type="float" office:value="-108.50178" calcext:value-type="float">
            <text:p>-108.50178</text:p>
          </table:table-cell>
          <table:table-cell/>
        </table:table-row>
        <table:table-row table:style-name="ro1">
          <table:table-cell office:value-type="float" office:value="147216" calcext:value-type="float">
            <text:p>147216</text:p>
          </table:table-cell>
          <table:table-cell office:value-type="float" office:value="-107.35681" calcext:value-type="float">
            <text:p>-107.35681</text:p>
          </table:table-cell>
          <table:table-cell/>
        </table:table-row>
        <table:table-row table:style-name="ro1">
          <table:table-cell office:value-type="float" office:value="147661" calcext:value-type="float">
            <text:p>147661</text:p>
          </table:table-cell>
          <table:table-cell office:value-type="float" office:value="-108.65656" calcext:value-type="float">
            <text:p>-108.65656</text:p>
          </table:table-cell>
          <table:table-cell/>
        </table:table-row>
        <table:table-row table:style-name="ro1">
          <table:table-cell office:value-type="float" office:value="148107" calcext:value-type="float">
            <text:p>148107</text:p>
          </table:table-cell>
          <table:table-cell office:value-type="float" office:value="-108.25701" calcext:value-type="float">
            <text:p>-108.25701</text:p>
          </table:table-cell>
          <table:table-cell/>
        </table:table-row>
        <table:table-row table:style-name="ro1">
          <table:table-cell office:value-type="float" office:value="148552" calcext:value-type="float">
            <text:p>148552</text:p>
          </table:table-cell>
          <table:table-cell office:value-type="float" office:value="-110.25538" calcext:value-type="float">
            <text:p>-110.25538</text:p>
          </table:table-cell>
          <table:table-cell/>
        </table:table-row>
        <table:table-row table:style-name="ro1">
          <table:table-cell office:value-type="float" office:value="148998" calcext:value-type="float">
            <text:p>148998</text:p>
          </table:table-cell>
          <table:table-cell office:value-type="float" office:value="-109.78651" calcext:value-type="float">
            <text:p>-109.78651</text:p>
          </table:table-cell>
          <table:table-cell/>
        </table:table-row>
        <table:table-row table:style-name="ro1">
          <table:table-cell office:value-type="float" office:value="149443" calcext:value-type="float">
            <text:p>149443</text:p>
          </table:table-cell>
          <table:table-cell office:value-type="float" office:value="-108.14542" calcext:value-type="float">
            <text:p>-108.14542</text:p>
          </table:table-cell>
          <table:table-cell/>
        </table:table-row>
        <table:table-row table:style-name="ro1">
          <table:table-cell office:value-type="float" office:value="149889" calcext:value-type="float">
            <text:p>149889</text:p>
          </table:table-cell>
          <table:table-cell office:value-type="float" office:value="-110.79905" calcext:value-type="float">
            <text:p>-110.79905</text:p>
          </table:table-cell>
          <table:table-cell/>
        </table:table-row>
        <table:table-row table:style-name="ro1">
          <table:table-cell office:value-type="float" office:value="150334" calcext:value-type="float">
            <text:p>150334</text:p>
          </table:table-cell>
          <table:table-cell office:value-type="float" office:value="-108.29532" calcext:value-type="float">
            <text:p>-108.29532</text:p>
          </table:table-cell>
          <table:table-cell/>
        </table:table-row>
        <table:table-row table:style-name="ro1">
          <table:table-cell office:value-type="float" office:value="150780" calcext:value-type="float">
            <text:p>150780</text:p>
          </table:table-cell>
          <table:table-cell office:value-type="float" office:value="-110.10414" calcext:value-type="float">
            <text:p>-110.10414</text:p>
          </table:table-cell>
          <table:table-cell/>
        </table:table-row>
        <table:table-row table:style-name="ro1">
          <table:table-cell office:value-type="float" office:value="151225" calcext:value-type="float">
            <text:p>151225</text:p>
          </table:table-cell>
          <table:table-cell office:value-type="float" office:value="-110.84738" calcext:value-type="float">
            <text:p>-110.84738</text:p>
          </table:table-cell>
          <table:table-cell/>
        </table:table-row>
        <table:table-row table:style-name="ro1">
          <table:table-cell office:value-type="float" office:value="151670" calcext:value-type="float">
            <text:p>151670</text:p>
          </table:table-cell>
          <table:table-cell office:value-type="float" office:value="-110.71694" calcext:value-type="float">
            <text:p>-110.71694</text:p>
          </table:table-cell>
          <table:table-cell/>
        </table:table-row>
        <table:table-row table:style-name="ro1">
          <table:table-cell office:value-type="float" office:value="152116" calcext:value-type="float">
            <text:p>152116</text:p>
          </table:table-cell>
          <table:table-cell office:value-type="float" office:value="-111.14319" calcext:value-type="float">
            <text:p>-111.14319</text:p>
          </table:table-cell>
          <table:table-cell/>
        </table:table-row>
        <table:table-row table:style-name="ro1">
          <table:table-cell office:value-type="float" office:value="152561" calcext:value-type="float">
            <text:p>152561</text:p>
          </table:table-cell>
          <table:table-cell office:value-type="float" office:value="-112.95641" calcext:value-type="float">
            <text:p>-112.95641</text:p>
          </table:table-cell>
          <table:table-cell/>
        </table:table-row>
        <table:table-row table:style-name="ro1">
          <table:table-cell office:value-type="float" office:value="153007" calcext:value-type="float">
            <text:p>153007</text:p>
          </table:table-cell>
          <table:table-cell office:value-type="float" office:value="-110.551" calcext:value-type="float">
            <text:p>-110.551</text:p>
          </table:table-cell>
          <table:table-cell/>
        </table:table-row>
        <table:table-row table:style-name="ro1">
          <table:table-cell office:value-type="float" office:value="153452" calcext:value-type="float">
            <text:p>153452</text:p>
          </table:table-cell>
          <table:table-cell office:value-type="float" office:value="-110.33238" calcext:value-type="float">
            <text:p>-110.33238</text:p>
          </table:table-cell>
          <table:table-cell/>
        </table:table-row>
        <table:table-row table:style-name="ro1">
          <table:table-cell office:value-type="float" office:value="153898" calcext:value-type="float">
            <text:p>153898</text:p>
          </table:table-cell>
          <table:table-cell office:value-type="float" office:value="-109.49741" calcext:value-type="float">
            <text:p>-109.49741</text:p>
          </table:table-cell>
          <table:table-cell/>
        </table:table-row>
        <table:table-row table:style-name="ro1">
          <table:table-cell office:value-type="float" office:value="154343" calcext:value-type="float">
            <text:p>154343</text:p>
          </table:table-cell>
          <table:table-cell office:value-type="float" office:value="-109.13605" calcext:value-type="float">
            <text:p>-109.13605</text:p>
          </table:table-cell>
          <table:table-cell/>
        </table:table-row>
        <table:table-row table:style-name="ro1">
          <table:table-cell office:value-type="float" office:value="154788" calcext:value-type="float">
            <text:p>154788</text:p>
          </table:table-cell>
          <table:table-cell office:value-type="float" office:value="-108.6864" calcext:value-type="float">
            <text:p>-108.6864</text:p>
          </table:table-cell>
          <table:table-cell/>
        </table:table-row>
        <table:table-row table:style-name="ro1">
          <table:table-cell office:value-type="float" office:value="155234" calcext:value-type="float">
            <text:p>155234</text:p>
          </table:table-cell>
          <table:table-cell office:value-type="float" office:value="-108.03168" calcext:value-type="float">
            <text:p>-108.03168</text:p>
          </table:table-cell>
          <table:table-cell/>
        </table:table-row>
        <table:table-row table:style-name="ro1">
          <table:table-cell office:value-type="float" office:value="155679" calcext:value-type="float">
            <text:p>155679</text:p>
          </table:table-cell>
          <table:table-cell office:value-type="float" office:value="-107.46512" calcext:value-type="float">
            <text:p>-107.46512</text:p>
          </table:table-cell>
          <table:table-cell/>
        </table:table-row>
        <table:table-row table:style-name="ro1">
          <table:table-cell office:value-type="float" office:value="156125" calcext:value-type="float">
            <text:p>156125</text:p>
          </table:table-cell>
          <table:table-cell office:value-type="float" office:value="-109.17582" calcext:value-type="float">
            <text:p>-109.17582</text:p>
          </table:table-cell>
          <table:table-cell/>
        </table:table-row>
        <table:table-row table:style-name="ro1">
          <table:table-cell office:value-type="float" office:value="156570" calcext:value-type="float">
            <text:p>156570</text:p>
          </table:table-cell>
          <table:table-cell office:value-type="float" office:value="-109.88016" calcext:value-type="float">
            <text:p>-109.88016</text:p>
          </table:table-cell>
          <table:table-cell/>
        </table:table-row>
        <table:table-row table:style-name="ro1">
          <table:table-cell office:value-type="float" office:value="157016" calcext:value-type="float">
            <text:p>157016</text:p>
          </table:table-cell>
          <table:table-cell office:value-type="float" office:value="-107.83374" calcext:value-type="float">
            <text:p>-107.83374</text:p>
          </table:table-cell>
          <table:table-cell/>
        </table:table-row>
        <table:table-row table:style-name="ro1">
          <table:table-cell office:value-type="float" office:value="157461" calcext:value-type="float">
            <text:p>157461</text:p>
          </table:table-cell>
          <table:table-cell office:value-type="float" office:value="-108.59031" calcext:value-type="float">
            <text:p>-108.59031</text:p>
          </table:table-cell>
          <table:table-cell/>
        </table:table-row>
        <table:table-row table:style-name="ro1">
          <table:table-cell office:value-type="float" office:value="157906" calcext:value-type="float">
            <text:p>157906</text:p>
          </table:table-cell>
          <table:table-cell office:value-type="float" office:value="-109.45718" calcext:value-type="float">
            <text:p>-109.45718</text:p>
          </table:table-cell>
          <table:table-cell/>
        </table:table-row>
        <table:table-row table:style-name="ro1">
          <table:table-cell office:value-type="float" office:value="158352" calcext:value-type="float">
            <text:p>158352</text:p>
          </table:table-cell>
          <table:table-cell office:value-type="float" office:value="-109.17476" calcext:value-type="float">
            <text:p>-109.17476</text:p>
          </table:table-cell>
          <table:table-cell/>
        </table:table-row>
        <table:table-row table:style-name="ro1">
          <table:table-cell office:value-type="float" office:value="158797" calcext:value-type="float">
            <text:p>158797</text:p>
          </table:table-cell>
          <table:table-cell office:value-type="float" office:value="-110.28912" calcext:value-type="float">
            <text:p>-110.28912</text:p>
          </table:table-cell>
          <table:table-cell/>
        </table:table-row>
        <table:table-row table:style-name="ro1">
          <table:table-cell office:value-type="float" office:value="159243" calcext:value-type="float">
            <text:p>159243</text:p>
          </table:table-cell>
          <table:table-cell office:value-type="float" office:value="-109.10968" calcext:value-type="float">
            <text:p>-109.10968</text:p>
          </table:table-cell>
          <table:table-cell/>
        </table:table-row>
        <table:table-row table:style-name="ro1">
          <table:table-cell office:value-type="float" office:value="159688" calcext:value-type="float">
            <text:p>159688</text:p>
          </table:table-cell>
          <table:table-cell office:value-type="float" office:value="-109.91024" calcext:value-type="float">
            <text:p>-109.91024</text:p>
          </table:table-cell>
          <table:table-cell/>
        </table:table-row>
        <table:table-row table:style-name="ro1">
          <table:table-cell office:value-type="float" office:value="160134" calcext:value-type="float">
            <text:p>160134</text:p>
          </table:table-cell>
          <table:table-cell office:value-type="float" office:value="-110.05686" calcext:value-type="float">
            <text:p>-110.05686</text:p>
          </table:table-cell>
          <table:table-cell/>
        </table:table-row>
        <table:table-row table:style-name="ro1">
          <table:table-cell office:value-type="float" office:value="160579" calcext:value-type="float">
            <text:p>160579</text:p>
          </table:table-cell>
          <table:table-cell office:value-type="float" office:value="-110.82656" calcext:value-type="float">
            <text:p>-110.82656</text:p>
          </table:table-cell>
          <table:table-cell/>
        </table:table-row>
        <table:table-row table:style-name="ro1">
          <table:table-cell office:value-type="float" office:value="161024" calcext:value-type="float">
            <text:p>161024</text:p>
          </table:table-cell>
          <table:table-cell office:value-type="float" office:value="-111.62976" calcext:value-type="float">
            <text:p>-111.62976</text:p>
          </table:table-cell>
          <table:table-cell/>
        </table:table-row>
        <table:table-row table:style-name="ro1">
          <table:table-cell office:value-type="float" office:value="161470" calcext:value-type="float">
            <text:p>161470</text:p>
          </table:table-cell>
          <table:table-cell office:value-type="float" office:value="-111.01195" calcext:value-type="float">
            <text:p>-111.01195</text:p>
          </table:table-cell>
          <table:table-cell/>
        </table:table-row>
        <table:table-row table:style-name="ro1">
          <table:table-cell office:value-type="float" office:value="161915" calcext:value-type="float">
            <text:p>161915</text:p>
          </table:table-cell>
          <table:table-cell office:value-type="float" office:value="-111.39584" calcext:value-type="float">
            <text:p>-111.39584</text:p>
          </table:table-cell>
          <table:table-cell/>
        </table:table-row>
        <table:table-row table:style-name="ro1">
          <table:table-cell office:value-type="float" office:value="162361" calcext:value-type="float">
            <text:p>162361</text:p>
          </table:table-cell>
          <table:table-cell office:value-type="float" office:value="-110.93814" calcext:value-type="float">
            <text:p>-110.93814</text:p>
          </table:table-cell>
          <table:table-cell/>
        </table:table-row>
        <table:table-row table:style-name="ro1">
          <table:table-cell office:value-type="float" office:value="162806" calcext:value-type="float">
            <text:p>162806</text:p>
          </table:table-cell>
          <table:table-cell office:value-type="float" office:value="-111.43775" calcext:value-type="float">
            <text:p>-111.43775</text:p>
          </table:table-cell>
          <table:table-cell/>
        </table:table-row>
        <table:table-row table:style-name="ro1">
          <table:table-cell office:value-type="float" office:value="163252" calcext:value-type="float">
            <text:p>163252</text:p>
          </table:table-cell>
          <table:table-cell office:value-type="float" office:value="-111.11297" calcext:value-type="float">
            <text:p>-111.11297</text:p>
          </table:table-cell>
          <table:table-cell/>
        </table:table-row>
        <table:table-row table:style-name="ro1">
          <table:table-cell office:value-type="float" office:value="163697" calcext:value-type="float">
            <text:p>163697</text:p>
          </table:table-cell>
          <table:table-cell office:value-type="float" office:value="-109.88668" calcext:value-type="float">
            <text:p>-109.88668</text:p>
          </table:table-cell>
          <table:table-cell/>
        </table:table-row>
        <table:table-row table:style-name="ro1">
          <table:table-cell office:value-type="float" office:value="164143" calcext:value-type="float">
            <text:p>164143</text:p>
          </table:table-cell>
          <table:table-cell office:value-type="float" office:value="-108.91101" calcext:value-type="float">
            <text:p>-108.91101</text:p>
          </table:table-cell>
          <table:table-cell/>
        </table:table-row>
        <table:table-row table:style-name="ro1">
          <table:table-cell office:value-type="float" office:value="164588" calcext:value-type="float">
            <text:p>164588</text:p>
          </table:table-cell>
          <table:table-cell office:value-type="float" office:value="-109.51441" calcext:value-type="float">
            <text:p>-109.51441</text:p>
          </table:table-cell>
          <table:table-cell/>
        </table:table-row>
        <table:table-row table:style-name="ro1">
          <table:table-cell office:value-type="float" office:value="165033" calcext:value-type="float">
            <text:p>165033</text:p>
          </table:table-cell>
          <table:table-cell office:value-type="float" office:value="-109.9092" calcext:value-type="float">
            <text:p>-109.9092</text:p>
          </table:table-cell>
          <table:table-cell/>
        </table:table-row>
        <table:table-row table:style-name="ro1">
          <table:table-cell office:value-type="float" office:value="165479" calcext:value-type="float">
            <text:p>165479</text:p>
          </table:table-cell>
          <table:table-cell office:value-type="float" office:value="-109.54958" calcext:value-type="float">
            <text:p>-109.54958</text:p>
          </table:table-cell>
          <table:table-cell/>
        </table:table-row>
        <table:table-row table:style-name="ro1">
          <table:table-cell office:value-type="float" office:value="165924" calcext:value-type="float">
            <text:p>165924</text:p>
          </table:table-cell>
          <table:table-cell office:value-type="float" office:value="-109.38369" calcext:value-type="float">
            <text:p>-109.38369</text:p>
          </table:table-cell>
          <table:table-cell/>
        </table:table-row>
        <table:table-row table:style-name="ro1">
          <table:table-cell office:value-type="float" office:value="166370" calcext:value-type="float">
            <text:p>166370</text:p>
          </table:table-cell>
          <table:table-cell office:value-type="float" office:value="-108.05405" calcext:value-type="float">
            <text:p>-108.05405</text:p>
          </table:table-cell>
          <table:table-cell/>
        </table:table-row>
        <table:table-row table:style-name="ro1">
          <table:table-cell office:value-type="float" office:value="166815" calcext:value-type="float">
            <text:p>166815</text:p>
          </table:table-cell>
          <table:table-cell office:value-type="float" office:value="-108.97332" calcext:value-type="float">
            <text:p>-108.97332</text:p>
          </table:table-cell>
          <table:table-cell/>
        </table:table-row>
        <table:table-row table:style-name="ro1">
          <table:table-cell office:value-type="float" office:value="167261" calcext:value-type="float">
            <text:p>167261</text:p>
          </table:table-cell>
          <table:table-cell office:value-type="float" office:value="-109.64913" calcext:value-type="float">
            <text:p>-109.64913</text:p>
          </table:table-cell>
          <table:table-cell/>
        </table:table-row>
        <table:table-row table:style-name="ro1">
          <table:table-cell office:value-type="float" office:value="167706" calcext:value-type="float">
            <text:p>167706</text:p>
          </table:table-cell>
          <table:table-cell office:value-type="float" office:value="-109.31759" calcext:value-type="float">
            <text:p>-109.31759</text:p>
          </table:table-cell>
          <table:table-cell/>
        </table:table-row>
        <table:table-row table:style-name="ro1">
          <table:table-cell office:value-type="float" office:value="168151" calcext:value-type="float">
            <text:p>168151</text:p>
          </table:table-cell>
          <table:table-cell office:value-type="float" office:value="-109.43499" calcext:value-type="float">
            <text:p>-109.43499</text:p>
          </table:table-cell>
          <table:table-cell/>
        </table:table-row>
        <table:table-row table:style-name="ro1">
          <table:table-cell office:value-type="float" office:value="168597" calcext:value-type="float">
            <text:p>168597</text:p>
          </table:table-cell>
          <table:table-cell office:value-type="float" office:value="-109.69286" calcext:value-type="float">
            <text:p>-109.69286</text:p>
          </table:table-cell>
          <table:table-cell/>
        </table:table-row>
        <table:table-row table:style-name="ro1">
          <table:table-cell office:value-type="float" office:value="169042" calcext:value-type="float">
            <text:p>169042</text:p>
          </table:table-cell>
          <table:table-cell office:value-type="float" office:value="-109.76363" calcext:value-type="float">
            <text:p>-109.76363</text:p>
          </table:table-cell>
          <table:table-cell/>
        </table:table-row>
        <table:table-row table:style-name="ro1">
          <table:table-cell office:value-type="float" office:value="169488" calcext:value-type="float">
            <text:p>169488</text:p>
          </table:table-cell>
          <table:table-cell office:value-type="float" office:value="-109.87966" calcext:value-type="float">
            <text:p>-109.87966</text:p>
          </table:table-cell>
          <table:table-cell/>
        </table:table-row>
        <table:table-row table:style-name="ro1">
          <table:table-cell office:value-type="float" office:value="169933" calcext:value-type="float">
            <text:p>169933</text:p>
          </table:table-cell>
          <table:table-cell office:value-type="float" office:value="-110.61165" calcext:value-type="float">
            <text:p>-110.61165</text:p>
          </table:table-cell>
          <table:table-cell/>
        </table:table-row>
        <table:table-row table:style-name="ro1">
          <table:table-cell office:value-type="float" office:value="170379" calcext:value-type="float">
            <text:p>170379</text:p>
          </table:table-cell>
          <table:table-cell office:value-type="float" office:value="-111.03749" calcext:value-type="float">
            <text:p>-111.03749</text:p>
          </table:table-cell>
          <table:table-cell/>
        </table:table-row>
        <table:table-row table:style-name="ro1">
          <table:table-cell office:value-type="float" office:value="170824" calcext:value-type="float">
            <text:p>170824</text:p>
          </table:table-cell>
          <table:table-cell office:value-type="float" office:value="-110.24559" calcext:value-type="float">
            <text:p>-110.24559</text:p>
          </table:table-cell>
          <table:table-cell/>
        </table:table-row>
        <table:table-row table:style-name="ro1">
          <table:table-cell office:value-type="float" office:value="171269" calcext:value-type="float">
            <text:p>171269</text:p>
          </table:table-cell>
          <table:table-cell office:value-type="float" office:value="-111.29756" calcext:value-type="float">
            <text:p>-111.29756</text:p>
          </table:table-cell>
          <table:table-cell/>
        </table:table-row>
        <table:table-row table:style-name="ro1">
          <table:table-cell office:value-type="float" office:value="171715" calcext:value-type="float">
            <text:p>171715</text:p>
          </table:table-cell>
          <table:table-cell office:value-type="float" office:value="-111.17716" calcext:value-type="float">
            <text:p>-111.17716</text:p>
          </table:table-cell>
          <table:table-cell/>
        </table:table-row>
        <table:table-row table:style-name="ro1">
          <table:table-cell office:value-type="float" office:value="172160" calcext:value-type="float">
            <text:p>172160</text:p>
          </table:table-cell>
          <table:table-cell office:value-type="float" office:value="-110.32778" calcext:value-type="float">
            <text:p>-110.32778</text:p>
          </table:table-cell>
          <table:table-cell/>
        </table:table-row>
        <table:table-row table:style-name="ro1">
          <table:table-cell office:value-type="float" office:value="172606" calcext:value-type="float">
            <text:p>172606</text:p>
          </table:table-cell>
          <table:table-cell office:value-type="float" office:value="-109.19174" calcext:value-type="float">
            <text:p>-109.19174</text:p>
          </table:table-cell>
          <table:table-cell/>
        </table:table-row>
        <table:table-row table:style-name="ro1">
          <table:table-cell office:value-type="float" office:value="173051" calcext:value-type="float">
            <text:p>173051</text:p>
          </table:table-cell>
          <table:table-cell office:value-type="float" office:value="-110.6635" calcext:value-type="float">
            <text:p>-110.6635</text:p>
          </table:table-cell>
          <table:table-cell/>
        </table:table-row>
        <table:table-row table:style-name="ro1">
          <table:table-cell office:value-type="float" office:value="173497" calcext:value-type="float">
            <text:p>173497</text:p>
          </table:table-cell>
          <table:table-cell office:value-type="float" office:value="-110.87699" calcext:value-type="float">
            <text:p>-110.87699</text:p>
          </table:table-cell>
          <table:table-cell/>
        </table:table-row>
        <table:table-row table:style-name="ro1">
          <table:table-cell office:value-type="float" office:value="173942" calcext:value-type="float">
            <text:p>173942</text:p>
          </table:table-cell>
          <table:table-cell office:value-type="float" office:value="-109.44149" calcext:value-type="float">
            <text:p>-109.44149</text:p>
          </table:table-cell>
          <table:table-cell/>
        </table:table-row>
        <table:table-row table:style-name="ro1">
          <table:table-cell office:value-type="float" office:value="174388" calcext:value-type="float">
            <text:p>174388</text:p>
          </table:table-cell>
          <table:table-cell office:value-type="float" office:value="-109.98153" calcext:value-type="float">
            <text:p>-109.98153</text:p>
          </table:table-cell>
          <table:table-cell/>
        </table:table-row>
        <table:table-row table:style-name="ro1">
          <table:table-cell office:value-type="float" office:value="174833" calcext:value-type="float">
            <text:p>174833</text:p>
          </table:table-cell>
          <table:table-cell office:value-type="float" office:value="-109.07426" calcext:value-type="float">
            <text:p>-109.07426</text:p>
          </table:table-cell>
          <table:table-cell/>
        </table:table-row>
        <table:table-row table:style-name="ro1">
          <table:table-cell office:value-type="float" office:value="175278" calcext:value-type="float">
            <text:p>175278</text:p>
          </table:table-cell>
          <table:table-cell office:value-type="float" office:value="-108.21731" calcext:value-type="float">
            <text:p>-108.21731</text:p>
          </table:table-cell>
          <table:table-cell/>
        </table:table-row>
        <table:table-row table:style-name="ro1">
          <table:table-cell office:value-type="float" office:value="175724" calcext:value-type="float">
            <text:p>175724</text:p>
          </table:table-cell>
          <table:table-cell office:value-type="float" office:value="-109.47281" calcext:value-type="float">
            <text:p>-109.47281</text:p>
          </table:table-cell>
          <table:table-cell/>
        </table:table-row>
        <table:table-row table:style-name="ro1">
          <table:table-cell office:value-type="float" office:value="176169" calcext:value-type="float">
            <text:p>176169</text:p>
          </table:table-cell>
          <table:table-cell office:value-type="float" office:value="-109.74706" calcext:value-type="float">
            <text:p>-109.74706</text:p>
          </table:table-cell>
          <table:table-cell/>
        </table:table-row>
        <table:table-row table:style-name="ro1">
          <table:table-cell office:value-type="float" office:value="176615" calcext:value-type="float">
            <text:p>176615</text:p>
          </table:table-cell>
          <table:table-cell office:value-type="float" office:value="-110.15556" calcext:value-type="float">
            <text:p>-110.15556</text:p>
          </table:table-cell>
          <table:table-cell/>
        </table:table-row>
        <table:table-row table:style-name="ro1">
          <table:table-cell office:value-type="float" office:value="177060" calcext:value-type="float">
            <text:p>177060</text:p>
          </table:table-cell>
          <table:table-cell office:value-type="float" office:value="-110.42076" calcext:value-type="float">
            <text:p>-110.42076</text:p>
          </table:table-cell>
          <table:table-cell/>
        </table:table-row>
        <table:table-row table:style-name="ro1">
          <table:table-cell office:value-type="float" office:value="177506" calcext:value-type="float">
            <text:p>177506</text:p>
          </table:table-cell>
          <table:table-cell office:value-type="float" office:value="-108.81976" calcext:value-type="float">
            <text:p>-108.81976</text:p>
          </table:table-cell>
          <table:table-cell/>
        </table:table-row>
        <table:table-row table:style-name="ro1">
          <table:table-cell office:value-type="float" office:value="177951" calcext:value-type="float">
            <text:p>177951</text:p>
          </table:table-cell>
          <table:table-cell office:value-type="float" office:value="-109.62934" calcext:value-type="float">
            <text:p>-109.62934</text:p>
          </table:table-cell>
          <table:table-cell/>
        </table:table-row>
        <table:table-row table:style-name="ro1">
          <table:table-cell office:value-type="float" office:value="178396" calcext:value-type="float">
            <text:p>178396</text:p>
          </table:table-cell>
          <table:table-cell office:value-type="float" office:value="-108.52944" calcext:value-type="float">
            <text:p>-108.52944</text:p>
          </table:table-cell>
          <table:table-cell/>
        </table:table-row>
        <table:table-row table:style-name="ro1">
          <table:table-cell office:value-type="float" office:value="178842" calcext:value-type="float">
            <text:p>178842</text:p>
          </table:table-cell>
          <table:table-cell office:value-type="float" office:value="-108.24694" calcext:value-type="float">
            <text:p>-108.24694</text:p>
          </table:table-cell>
          <table:table-cell/>
        </table:table-row>
        <table:table-row table:style-name="ro1">
          <table:table-cell office:value-type="float" office:value="179287" calcext:value-type="float">
            <text:p>179287</text:p>
          </table:table-cell>
          <table:table-cell office:value-type="float" office:value="-109.23397" calcext:value-type="float">
            <text:p>-109.23397</text:p>
          </table:table-cell>
          <table:table-cell/>
        </table:table-row>
        <table:table-row table:style-name="ro1">
          <table:table-cell office:value-type="float" office:value="179733" calcext:value-type="float">
            <text:p>179733</text:p>
          </table:table-cell>
          <table:table-cell office:value-type="float" office:value="-109.67034" calcext:value-type="float">
            <text:p>-109.67034</text:p>
          </table:table-cell>
          <table:table-cell/>
        </table:table-row>
        <table:table-row table:style-name="ro1">
          <table:table-cell office:value-type="float" office:value="180178" calcext:value-type="float">
            <text:p>180178</text:p>
          </table:table-cell>
          <table:table-cell office:value-type="float" office:value="-110.81774" calcext:value-type="float">
            <text:p>-110.81774</text:p>
          </table:table-cell>
          <table:table-cell/>
        </table:table-row>
        <table:table-row table:style-name="ro1">
          <table:table-cell office:value-type="float" office:value="180624" calcext:value-type="float">
            <text:p>180624</text:p>
          </table:table-cell>
          <table:table-cell office:value-type="float" office:value="-111.74749" calcext:value-type="float">
            <text:p>-111.74749</text:p>
          </table:table-cell>
          <table:table-cell/>
        </table:table-row>
        <table:table-row table:style-name="ro1">
          <table:table-cell office:value-type="float" office:value="181069" calcext:value-type="float">
            <text:p>181069</text:p>
          </table:table-cell>
          <table:table-cell office:value-type="float" office:value="-111.36899" calcext:value-type="float">
            <text:p>-111.36899</text:p>
          </table:table-cell>
          <table:table-cell/>
        </table:table-row>
        <table:table-row table:style-name="ro1">
          <table:table-cell office:value-type="float" office:value="181514" calcext:value-type="float">
            <text:p>181514</text:p>
          </table:table-cell>
          <table:table-cell office:value-type="float" office:value="-112.03466" calcext:value-type="float">
            <text:p>-112.03466</text:p>
          </table:table-cell>
          <table:table-cell/>
        </table:table-row>
        <table:table-row table:style-name="ro1">
          <table:table-cell office:value-type="float" office:value="181960" calcext:value-type="float">
            <text:p>181960</text:p>
          </table:table-cell>
          <table:table-cell office:value-type="float" office:value="-110.59282" calcext:value-type="float">
            <text:p>-110.59282</text:p>
          </table:table-cell>
          <table:table-cell/>
        </table:table-row>
        <table:table-row table:style-name="ro1">
          <table:table-cell office:value-type="float" office:value="182405" calcext:value-type="float">
            <text:p>182405</text:p>
          </table:table-cell>
          <table:table-cell office:value-type="float" office:value="-110.54843" calcext:value-type="float">
            <text:p>-110.54843</text:p>
          </table:table-cell>
          <table:table-cell/>
        </table:table-row>
        <table:table-row table:style-name="ro1">
          <table:table-cell office:value-type="float" office:value="182851" calcext:value-type="float">
            <text:p>182851</text:p>
          </table:table-cell>
          <table:table-cell office:value-type="float" office:value="-110.48974" calcext:value-type="float">
            <text:p>-110.48974</text:p>
          </table:table-cell>
          <table:table-cell/>
        </table:table-row>
        <table:table-row table:style-name="ro1">
          <table:table-cell office:value-type="float" office:value="183296" calcext:value-type="float">
            <text:p>183296</text:p>
          </table:table-cell>
          <table:table-cell office:value-type="float" office:value="-110.24456" calcext:value-type="float">
            <text:p>-110.24456</text:p>
          </table:table-cell>
          <table:table-cell/>
        </table:table-row>
        <table:table-row table:style-name="ro1">
          <table:table-cell office:value-type="float" office:value="183742" calcext:value-type="float">
            <text:p>183742</text:p>
          </table:table-cell>
          <table:table-cell office:value-type="float" office:value="-109.36712" calcext:value-type="float">
            <text:p>-109.36712</text:p>
          </table:table-cell>
          <table:table-cell/>
        </table:table-row>
        <table:table-row table:style-name="ro1">
          <table:table-cell office:value-type="float" office:value="184187" calcext:value-type="float">
            <text:p>184187</text:p>
          </table:table-cell>
          <table:table-cell office:value-type="float" office:value="-109.62832" calcext:value-type="float">
            <text:p>-109.62832</text:p>
          </table:table-cell>
          <table:table-cell/>
        </table:table-row>
        <table:table-row table:style-name="ro1">
          <table:table-cell office:value-type="float" office:value="184633" calcext:value-type="float">
            <text:p>184633</text:p>
          </table:table-cell>
          <table:table-cell office:value-type="float" office:value="-108.39199" calcext:value-type="float">
            <text:p>-108.39199</text:p>
          </table:table-cell>
          <table:table-cell/>
        </table:table-row>
        <table:table-row table:style-name="ro1">
          <table:table-cell office:value-type="float" office:value="185078" calcext:value-type="float">
            <text:p>185078</text:p>
          </table:table-cell>
          <table:table-cell office:value-type="float" office:value="-108.61392" calcext:value-type="float">
            <text:p>-108.61392</text:p>
          </table:table-cell>
          <table:table-cell/>
        </table:table-row>
        <table:table-row table:style-name="ro1">
          <table:table-cell office:value-type="float" office:value="185523" calcext:value-type="float">
            <text:p>185523</text:p>
          </table:table-cell>
          <table:table-cell office:value-type="float" office:value="-110.63259" calcext:value-type="float">
            <text:p>-110.63259</text:p>
          </table:table-cell>
          <table:table-cell/>
        </table:table-row>
        <table:table-row table:style-name="ro1">
          <table:table-cell office:value-type="float" office:value="185969" calcext:value-type="float">
            <text:p>185969</text:p>
          </table:table-cell>
          <table:table-cell office:value-type="float" office:value="-108.20245" calcext:value-type="float">
            <text:p>-108.20245</text:p>
          </table:table-cell>
          <table:table-cell/>
        </table:table-row>
        <table:table-row table:style-name="ro1">
          <table:table-cell office:value-type="float" office:value="186414" calcext:value-type="float">
            <text:p>186414</text:p>
          </table:table-cell>
          <table:table-cell office:value-type="float" office:value="-108.31939" calcext:value-type="float">
            <text:p>-108.31939</text:p>
          </table:table-cell>
          <table:table-cell/>
        </table:table-row>
        <table:table-row table:style-name="ro1">
          <table:table-cell office:value-type="float" office:value="186860" calcext:value-type="float">
            <text:p>186860</text:p>
          </table:table-cell>
          <table:table-cell office:value-type="float" office:value="-109.7185" calcext:value-type="float">
            <text:p>-109.7185</text:p>
          </table:table-cell>
          <table:table-cell/>
        </table:table-row>
        <table:table-row table:style-name="ro1">
          <table:table-cell office:value-type="float" office:value="187305" calcext:value-type="float">
            <text:p>187305</text:p>
          </table:table-cell>
          <table:table-cell office:value-type="float" office:value="-110.52647" calcext:value-type="float">
            <text:p>-110.52647</text:p>
          </table:table-cell>
          <table:table-cell/>
        </table:table-row>
        <table:table-row table:style-name="ro1">
          <table:table-cell office:value-type="float" office:value="187751" calcext:value-type="float">
            <text:p>187751</text:p>
          </table:table-cell>
          <table:table-cell office:value-type="float" office:value="-108.99684" calcext:value-type="float">
            <text:p>-108.99684</text:p>
          </table:table-cell>
          <table:table-cell/>
        </table:table-row>
        <table:table-row table:style-name="ro1">
          <table:table-cell office:value-type="float" office:value="188196" calcext:value-type="float">
            <text:p>188196</text:p>
          </table:table-cell>
          <table:table-cell office:value-type="float" office:value="-109.60724" calcext:value-type="float">
            <text:p>-109.60724</text:p>
          </table:table-cell>
          <table:table-cell/>
        </table:table-row>
        <table:table-row table:style-name="ro1">
          <table:table-cell office:value-type="float" office:value="188641" calcext:value-type="float">
            <text:p>188641</text:p>
          </table:table-cell>
          <table:table-cell office:value-type="float" office:value="-109.53222" calcext:value-type="float">
            <text:p>-109.53222</text:p>
          </table:table-cell>
          <table:table-cell/>
        </table:table-row>
        <table:table-row table:style-name="ro1">
          <table:table-cell office:value-type="float" office:value="189087" calcext:value-type="float">
            <text:p>189087</text:p>
          </table:table-cell>
          <table:table-cell office:value-type="float" office:value="-109.83758" calcext:value-type="float">
            <text:p>-109.83758</text:p>
          </table:table-cell>
          <table:table-cell/>
        </table:table-row>
        <table:table-row table:style-name="ro1">
          <table:table-cell office:value-type="float" office:value="189532" calcext:value-type="float">
            <text:p>189532</text:p>
          </table:table-cell>
          <table:table-cell office:value-type="float" office:value="-110.71976" calcext:value-type="float">
            <text:p>-110.71976</text:p>
          </table:table-cell>
          <table:table-cell/>
        </table:table-row>
        <table:table-row table:style-name="ro1">
          <table:table-cell office:value-type="float" office:value="189978" calcext:value-type="float">
            <text:p>189978</text:p>
          </table:table-cell>
          <table:table-cell office:value-type="float" office:value="-110.39856" calcext:value-type="float">
            <text:p>-110.39856</text:p>
          </table:table-cell>
          <table:table-cell/>
        </table:table-row>
        <table:table-row table:style-name="ro1">
          <table:table-cell office:value-type="float" office:value="190423" calcext:value-type="float">
            <text:p>190423</text:p>
          </table:table-cell>
          <table:table-cell office:value-type="float" office:value="-110.66038" calcext:value-type="float">
            <text:p>-110.66038</text:p>
          </table:table-cell>
          <table:table-cell/>
        </table:table-row>
        <table:table-row table:style-name="ro1">
          <table:table-cell office:value-type="float" office:value="190869" calcext:value-type="float">
            <text:p>190869</text:p>
          </table:table-cell>
          <table:table-cell office:value-type="float" office:value="-109.55358" calcext:value-type="float">
            <text:p>-109.55358</text:p>
          </table:table-cell>
          <table:table-cell/>
        </table:table-row>
        <table:table-row table:style-name="ro1">
          <table:table-cell office:value-type="float" office:value="191314" calcext:value-type="float">
            <text:p>191314</text:p>
          </table:table-cell>
          <table:table-cell office:value-type="float" office:value="-111.78719" calcext:value-type="float">
            <text:p>-111.78719</text:p>
          </table:table-cell>
          <table:table-cell/>
        </table:table-row>
        <table:table-row table:style-name="ro1">
          <table:table-cell office:value-type="float" office:value="191759" calcext:value-type="float">
            <text:p>191759</text:p>
          </table:table-cell>
          <table:table-cell office:value-type="float" office:value="-111.96102" calcext:value-type="float">
            <text:p>-111.96102</text:p>
          </table:table-cell>
          <table:table-cell/>
        </table:table-row>
        <table:table-row table:style-name="ro1">
          <table:table-cell office:value-type="float" office:value="192205" calcext:value-type="float">
            <text:p>192205</text:p>
          </table:table-cell>
          <table:table-cell office:value-type="float" office:value="-111.12579" calcext:value-type="float">
            <text:p>-111.12579</text:p>
          </table:table-cell>
          <table:table-cell/>
        </table:table-row>
        <table:table-row table:style-name="ro1">
          <table:table-cell office:value-type="float" office:value="192650" calcext:value-type="float">
            <text:p>192650</text:p>
          </table:table-cell>
          <table:table-cell office:value-type="float" office:value="-111.41835" calcext:value-type="float">
            <text:p>-111.41835</text:p>
          </table:table-cell>
          <table:table-cell/>
        </table:table-row>
        <table:table-row table:style-name="ro1">
          <table:table-cell office:value-type="float" office:value="193096" calcext:value-type="float">
            <text:p>193096</text:p>
          </table:table-cell>
          <table:table-cell office:value-type="float" office:value="-110.45138" calcext:value-type="float">
            <text:p>-110.45138</text:p>
          </table:table-cell>
          <table:table-cell/>
        </table:table-row>
        <table:table-row table:style-name="ro1">
          <table:table-cell office:value-type="float" office:value="193541" calcext:value-type="float">
            <text:p>193541</text:p>
          </table:table-cell>
          <table:table-cell office:value-type="float" office:value="-109.49676" calcext:value-type="float">
            <text:p>-109.49676</text:p>
          </table:table-cell>
          <table:table-cell/>
        </table:table-row>
        <table:table-row table:style-name="ro1">
          <table:table-cell office:value-type="float" office:value="193987" calcext:value-type="float">
            <text:p>193987</text:p>
          </table:table-cell>
          <table:table-cell office:value-type="float" office:value="-108.86069" calcext:value-type="float">
            <text:p>-108.86069</text:p>
          </table:table-cell>
          <table:table-cell/>
        </table:table-row>
        <table:table-row table:style-name="ro1">
          <table:table-cell office:value-type="float" office:value="194432" calcext:value-type="float">
            <text:p>194432</text:p>
          </table:table-cell>
          <table:table-cell office:value-type="float" office:value="-109.34768" calcext:value-type="float">
            <text:p>-109.34768</text:p>
          </table:table-cell>
          <table:table-cell/>
        </table:table-row>
        <table:table-row table:style-name="ro1">
          <table:table-cell office:value-type="float" office:value="194878" calcext:value-type="float">
            <text:p>194878</text:p>
          </table:table-cell>
          <table:table-cell office:value-type="float" office:value="-109.67968" calcext:value-type="float">
            <text:p>-109.67968</text:p>
          </table:table-cell>
          <table:table-cell/>
        </table:table-row>
        <table:table-row table:style-name="ro1">
          <table:table-cell office:value-type="float" office:value="195323" calcext:value-type="float">
            <text:p>195323</text:p>
          </table:table-cell>
          <table:table-cell office:value-type="float" office:value="-109.75553" calcext:value-type="float">
            <text:p>-109.75553</text:p>
          </table:table-cell>
          <table:table-cell/>
        </table:table-row>
        <table:table-row table:style-name="ro1">
          <table:table-cell office:value-type="float" office:value="195768" calcext:value-type="float">
            <text:p>195768</text:p>
          </table:table-cell>
          <table:table-cell office:value-type="float" office:value="-108.36611" calcext:value-type="float">
            <text:p>-108.36611</text:p>
          </table:table-cell>
          <table:table-cell/>
        </table:table-row>
        <table:table-row table:style-name="ro1">
          <table:table-cell office:value-type="float" office:value="196214" calcext:value-type="float">
            <text:p>196214</text:p>
          </table:table-cell>
          <table:table-cell office:value-type="float" office:value="-109.83614" calcext:value-type="float">
            <text:p>-109.83614</text:p>
          </table:table-cell>
          <table:table-cell/>
        </table:table-row>
        <table:table-row table:style-name="ro1">
          <table:table-cell office:value-type="float" office:value="196659" calcext:value-type="float">
            <text:p>196659</text:p>
          </table:table-cell>
          <table:table-cell office:value-type="float" office:value="-108.5393" calcext:value-type="float">
            <text:p>-108.5393</text:p>
          </table:table-cell>
          <table:table-cell/>
        </table:table-row>
        <table:table-row table:style-name="ro1">
          <table:table-cell office:value-type="float" office:value="197105" calcext:value-type="float">
            <text:p>197105</text:p>
          </table:table-cell>
          <table:table-cell office:value-type="float" office:value="-109.27838" calcext:value-type="float">
            <text:p>-109.27838</text:p>
          </table:table-cell>
          <table:table-cell/>
        </table:table-row>
        <table:table-row table:style-name="ro1">
          <table:table-cell office:value-type="float" office:value="197550" calcext:value-type="float">
            <text:p>197550</text:p>
          </table:table-cell>
          <table:table-cell office:value-type="float" office:value="-110.22218" calcext:value-type="float">
            <text:p>-110.22218</text:p>
          </table:table-cell>
          <table:table-cell/>
        </table:table-row>
        <table:table-row table:style-name="ro1">
          <table:table-cell office:value-type="float" office:value="197996" calcext:value-type="float">
            <text:p>197996</text:p>
          </table:table-cell>
          <table:table-cell office:value-type="float" office:value="-108.81454" calcext:value-type="float">
            <text:p>-108.81454</text:p>
          </table:table-cell>
          <table:table-cell/>
        </table:table-row>
        <table:table-row table:style-name="ro1">
          <table:table-cell office:value-type="float" office:value="198441" calcext:value-type="float">
            <text:p>198441</text:p>
          </table:table-cell>
          <table:table-cell office:value-type="float" office:value="-110.78212" calcext:value-type="float">
            <text:p>-110.78212</text:p>
          </table:table-cell>
          <table:table-cell/>
        </table:table-row>
        <table:table-row table:style-name="ro1">
          <table:table-cell office:value-type="float" office:value="198886" calcext:value-type="float">
            <text:p>198886</text:p>
          </table:table-cell>
          <table:table-cell office:value-type="float" office:value="-110.4882" calcext:value-type="float">
            <text:p>-110.4882</text:p>
          </table:table-cell>
          <table:table-cell/>
        </table:table-row>
        <table:table-row table:style-name="ro1">
          <table:table-cell office:value-type="float" office:value="199332" calcext:value-type="float">
            <text:p>199332</text:p>
          </table:table-cell>
          <table:table-cell office:value-type="float" office:value="-109.57507" calcext:value-type="float">
            <text:p>-109.57507</text:p>
          </table:table-cell>
          <table:table-cell/>
        </table:table-row>
        <table:table-row table:style-name="ro1">
          <table:table-cell office:value-type="float" office:value="199777" calcext:value-type="float">
            <text:p>199777</text:p>
          </table:table-cell>
          <table:table-cell office:value-type="float" office:value="-110.8822" calcext:value-type="float">
            <text:p>-110.8822</text:p>
          </table:table-cell>
          <table:table-cell/>
        </table:table-row>
        <table:table-row table:style-name="ro1">
          <table:table-cell office:value-type="float" office:value="200223" calcext:value-type="float">
            <text:p>200223</text:p>
          </table:table-cell>
          <table:table-cell office:value-type="float" office:value="-110.49679" calcext:value-type="float">
            <text:p>-110.49679</text:p>
          </table:table-cell>
          <table:table-cell/>
        </table:table-row>
        <table:table-row table:style-name="ro1">
          <table:table-cell office:value-type="float" office:value="200668" calcext:value-type="float">
            <text:p>200668</text:p>
          </table:table-cell>
          <table:table-cell office:value-type="float" office:value="-111.98184" calcext:value-type="float">
            <text:p>-111.98184</text:p>
          </table:table-cell>
          <table:table-cell/>
        </table:table-row>
        <table:table-row table:style-name="ro1">
          <table:table-cell office:value-type="float" office:value="201114" calcext:value-type="float">
            <text:p>201114</text:p>
          </table:table-cell>
          <table:table-cell office:value-type="float" office:value="-112.14499" calcext:value-type="float">
            <text:p>-112.14499</text:p>
          </table:table-cell>
          <table:table-cell/>
        </table:table-row>
        <table:table-row table:style-name="ro1">
          <table:table-cell office:value-type="float" office:value="201559" calcext:value-type="float">
            <text:p>201559</text:p>
          </table:table-cell>
          <table:table-cell office:value-type="float" office:value="-112.25694" calcext:value-type="float">
            <text:p>-112.25694</text:p>
          </table:table-cell>
          <table:table-cell/>
        </table:table-row>
        <table:table-row table:style-name="ro1">
          <table:table-cell office:value-type="float" office:value="202004" calcext:value-type="float">
            <text:p>202004</text:p>
          </table:table-cell>
          <table:table-cell office:value-type="float" office:value="-110.12222" calcext:value-type="float">
            <text:p>-110.12222</text:p>
          </table:table-cell>
          <table:table-cell/>
        </table:table-row>
        <table:table-row table:style-name="ro1">
          <table:table-cell office:value-type="float" office:value="202450" calcext:value-type="float">
            <text:p>202450</text:p>
          </table:table-cell>
          <table:table-cell office:value-type="float" office:value="-111.50788" calcext:value-type="float">
            <text:p>-111.50788</text:p>
          </table:table-cell>
          <table:table-cell/>
        </table:table-row>
        <table:table-row table:style-name="ro1">
          <table:table-cell office:value-type="float" office:value="202895" calcext:value-type="float">
            <text:p>202895</text:p>
          </table:table-cell>
          <table:table-cell office:value-type="float" office:value="-110.22359" calcext:value-type="float">
            <text:p>-110.22359</text:p>
          </table:table-cell>
          <table:table-cell/>
        </table:table-row>
        <table:table-row table:style-name="ro1">
          <table:table-cell office:value-type="float" office:value="203341" calcext:value-type="float">
            <text:p>203341</text:p>
          </table:table-cell>
          <table:table-cell office:value-type="float" office:value="-110.19424" calcext:value-type="float">
            <text:p>-110.19424</text:p>
          </table:table-cell>
          <table:table-cell/>
        </table:table-row>
        <table:table-row table:style-name="ro1">
          <table:table-cell office:value-type="float" office:value="203786" calcext:value-type="float">
            <text:p>203786</text:p>
          </table:table-cell>
          <table:table-cell office:value-type="float" office:value="-110.43434" calcext:value-type="float">
            <text:p>-110.43434</text:p>
          </table:table-cell>
          <table:table-cell/>
        </table:table-row>
        <table:table-row table:style-name="ro1">
          <table:table-cell office:value-type="float" office:value="204232" calcext:value-type="float">
            <text:p>204232</text:p>
          </table:table-cell>
          <table:table-cell office:value-type="float" office:value="-109.55161" calcext:value-type="float">
            <text:p>-109.55161</text:p>
          </table:table-cell>
          <table:table-cell/>
        </table:table-row>
        <table:table-row table:style-name="ro1">
          <table:table-cell office:value-type="float" office:value="204677" calcext:value-type="float">
            <text:p>204677</text:p>
          </table:table-cell>
          <table:table-cell office:value-type="float" office:value="-110.12241" calcext:value-type="float">
            <text:p>-110.12241</text:p>
          </table:table-cell>
          <table:table-cell/>
        </table:table-row>
        <table:table-row table:style-name="ro1">
          <table:table-cell office:value-type="float" office:value="205122" calcext:value-type="float">
            <text:p>205122</text:p>
          </table:table-cell>
          <table:table-cell office:value-type="float" office:value="-108.156" calcext:value-type="float">
            <text:p>-108.156</text:p>
          </table:table-cell>
          <table:table-cell/>
        </table:table-row>
        <table:table-row table:style-name="ro1">
          <table:table-cell office:value-type="float" office:value="205568" calcext:value-type="float">
            <text:p>205568</text:p>
          </table:table-cell>
          <table:table-cell office:value-type="float" office:value="-109.22134" calcext:value-type="float">
            <text:p>-109.22134</text:p>
          </table:table-cell>
          <table:table-cell/>
        </table:table-row>
        <table:table-row table:style-name="ro1">
          <table:table-cell office:value-type="float" office:value="206013" calcext:value-type="float">
            <text:p>206013</text:p>
          </table:table-cell>
          <table:table-cell office:value-type="float" office:value="-109.90059" calcext:value-type="float">
            <text:p>-109.90059</text:p>
          </table:table-cell>
          <table:table-cell/>
        </table:table-row>
        <table:table-row table:style-name="ro1">
          <table:table-cell office:value-type="float" office:value="206459" calcext:value-type="float">
            <text:p>206459</text:p>
          </table:table-cell>
          <table:table-cell office:value-type="float" office:value="-110.1247" calcext:value-type="float">
            <text:p>-110.1247</text:p>
          </table:table-cell>
          <table:table-cell/>
        </table:table-row>
        <table:table-row table:style-name="ro1">
          <table:table-cell office:value-type="float" office:value="206904" calcext:value-type="float">
            <text:p>206904</text:p>
          </table:table-cell>
          <table:table-cell office:value-type="float" office:value="-110.45142" calcext:value-type="float">
            <text:p>-110.45142</text:p>
          </table:table-cell>
          <table:table-cell/>
        </table:table-row>
        <table:table-row table:style-name="ro1">
          <table:table-cell office:value-type="float" office:value="207350" calcext:value-type="float">
            <text:p>207350</text:p>
          </table:table-cell>
          <table:table-cell office:value-type="float" office:value="-110.05038" calcext:value-type="float">
            <text:p>-110.05038</text:p>
          </table:table-cell>
          <table:table-cell/>
        </table:table-row>
        <table:table-row table:style-name="ro1">
          <table:table-cell office:value-type="float" office:value="207795" calcext:value-type="float">
            <text:p>207795</text:p>
          </table:table-cell>
          <table:table-cell office:value-type="float" office:value="-110.95328" calcext:value-type="float">
            <text:p>-110.95328</text:p>
          </table:table-cell>
          <table:table-cell/>
        </table:table-row>
        <table:table-row table:style-name="ro1">
          <table:table-cell office:value-type="float" office:value="208241" calcext:value-type="float">
            <text:p>208241</text:p>
          </table:table-cell>
          <table:table-cell office:value-type="float" office:value="-109.35264" calcext:value-type="float">
            <text:p>-109.35264</text:p>
          </table:table-cell>
          <table:table-cell/>
        </table:table-row>
        <table:table-row table:style-name="ro1">
          <table:table-cell office:value-type="float" office:value="208686" calcext:value-type="float">
            <text:p>208686</text:p>
          </table:table-cell>
          <table:table-cell office:value-type="float" office:value="-109.58641" calcext:value-type="float">
            <text:p>-109.58641</text:p>
          </table:table-cell>
          <table:table-cell/>
        </table:table-row>
        <table:table-row table:style-name="ro1">
          <table:table-cell office:value-type="float" office:value="209131" calcext:value-type="float">
            <text:p>209131</text:p>
          </table:table-cell>
          <table:table-cell office:value-type="float" office:value="-111.36321" calcext:value-type="float">
            <text:p>-111.36321</text:p>
          </table:table-cell>
          <table:table-cell/>
        </table:table-row>
        <table:table-row table:style-name="ro1">
          <table:table-cell office:value-type="float" office:value="209577" calcext:value-type="float">
            <text:p>209577</text:p>
          </table:table-cell>
          <table:table-cell office:value-type="float" office:value="-112.05861" calcext:value-type="float">
            <text:p>-112.05861</text:p>
          </table:table-cell>
          <table:table-cell/>
        </table:table-row>
        <table:table-row table:style-name="ro1">
          <table:table-cell office:value-type="float" office:value="210022" calcext:value-type="float">
            <text:p>210022</text:p>
          </table:table-cell>
          <table:table-cell office:value-type="float" office:value="-109.61719" calcext:value-type="float">
            <text:p>-109.61719</text:p>
          </table:table-cell>
          <table:table-cell/>
        </table:table-row>
        <table:table-row table:style-name="ro1">
          <table:table-cell office:value-type="float" office:value="210468" calcext:value-type="float">
            <text:p>210468</text:p>
          </table:table-cell>
          <table:table-cell office:value-type="float" office:value="-111.60151" calcext:value-type="float">
            <text:p>-111.60151</text:p>
          </table:table-cell>
          <table:table-cell/>
        </table:table-row>
        <table:table-row table:style-name="ro1">
          <table:table-cell office:value-type="float" office:value="210913" calcext:value-type="float">
            <text:p>210913</text:p>
          </table:table-cell>
          <table:table-cell office:value-type="float" office:value="-111.6765" calcext:value-type="float">
            <text:p>-111.6765</text:p>
          </table:table-cell>
          <table:table-cell/>
        </table:table-row>
        <table:table-row table:style-name="ro1">
          <table:table-cell office:value-type="float" office:value="211359" calcext:value-type="float">
            <text:p>211359</text:p>
          </table:table-cell>
          <table:table-cell office:value-type="float" office:value="-111.39444" calcext:value-type="float">
            <text:p>-111.39444</text:p>
          </table:table-cell>
          <table:table-cell/>
        </table:table-row>
        <table:table-row table:style-name="ro1">
          <table:table-cell office:value-type="float" office:value="211804" calcext:value-type="float">
            <text:p>211804</text:p>
          </table:table-cell>
          <table:table-cell office:value-type="float" office:value="-111.22124" calcext:value-type="float">
            <text:p>-111.22124</text:p>
          </table:table-cell>
          <table:table-cell/>
        </table:table-row>
        <table:table-row table:style-name="ro1">
          <table:table-cell office:value-type="float" office:value="212249" calcext:value-type="float">
            <text:p>212249</text:p>
          </table:table-cell>
          <table:table-cell office:value-type="float" office:value="-110.96092" calcext:value-type="float">
            <text:p>-110.96092</text:p>
          </table:table-cell>
          <table:table-cell/>
        </table:table-row>
        <table:table-row table:style-name="ro1">
          <table:table-cell office:value-type="float" office:value="212695" calcext:value-type="float">
            <text:p>212695</text:p>
          </table:table-cell>
          <table:table-cell office:value-type="float" office:value="-110.41776" calcext:value-type="float">
            <text:p>-110.41776</text:p>
          </table:table-cell>
          <table:table-cell/>
        </table:table-row>
        <table:table-row table:style-name="ro1">
          <table:table-cell office:value-type="float" office:value="213140" calcext:value-type="float">
            <text:p>213140</text:p>
          </table:table-cell>
          <table:table-cell office:value-type="float" office:value="-109.00129" calcext:value-type="float">
            <text:p>-109.00129</text:p>
          </table:table-cell>
          <table:table-cell/>
        </table:table-row>
        <table:table-row table:style-name="ro1">
          <table:table-cell office:value-type="float" office:value="213586" calcext:value-type="float">
            <text:p>213586</text:p>
          </table:table-cell>
          <table:table-cell office:value-type="float" office:value="-110.012" calcext:value-type="float">
            <text:p>-110.012</text:p>
          </table:table-cell>
          <table:table-cell/>
        </table:table-row>
        <table:table-row table:style-name="ro1">
          <table:table-cell office:value-type="float" office:value="214031" calcext:value-type="float">
            <text:p>214031</text:p>
          </table:table-cell>
          <table:table-cell office:value-type="float" office:value="-109.38324" calcext:value-type="float">
            <text:p>-109.38324</text:p>
          </table:table-cell>
          <table:table-cell/>
        </table:table-row>
        <table:table-row table:style-name="ro1">
          <table:table-cell office:value-type="float" office:value="214477" calcext:value-type="float">
            <text:p>214477</text:p>
          </table:table-cell>
          <table:table-cell office:value-type="float" office:value="-109.30505" calcext:value-type="float">
            <text:p>-109.30505</text:p>
          </table:table-cell>
          <table:table-cell/>
        </table:table-row>
        <table:table-row table:style-name="ro1">
          <table:table-cell office:value-type="float" office:value="214922" calcext:value-type="float">
            <text:p>214922</text:p>
          </table:table-cell>
          <table:table-cell office:value-type="float" office:value="-107.49415" calcext:value-type="float">
            <text:p>-107.49415</text:p>
          </table:table-cell>
          <table:table-cell/>
        </table:table-row>
        <table:table-row table:style-name="ro1">
          <table:table-cell office:value-type="float" office:value="215367" calcext:value-type="float">
            <text:p>215367</text:p>
          </table:table-cell>
          <table:table-cell office:value-type="float" office:value="-110.06476" calcext:value-type="float">
            <text:p>-110.06476</text:p>
          </table:table-cell>
          <table:table-cell/>
        </table:table-row>
        <table:table-row table:style-name="ro1">
          <table:table-cell office:value-type="float" office:value="215813" calcext:value-type="float">
            <text:p>215813</text:p>
          </table:table-cell>
          <table:table-cell office:value-type="float" office:value="-109.53965" calcext:value-type="float">
            <text:p>-109.53965</text:p>
          </table:table-cell>
          <table:table-cell/>
        </table:table-row>
        <table:table-row table:style-name="ro1">
          <table:table-cell office:value-type="float" office:value="216258" calcext:value-type="float">
            <text:p>216258</text:p>
          </table:table-cell>
          <table:table-cell office:value-type="float" office:value="-109.13702" calcext:value-type="float">
            <text:p>-109.13702</text:p>
          </table:table-cell>
          <table:table-cell/>
        </table:table-row>
        <table:table-row table:style-name="ro1">
          <table:table-cell office:value-type="float" office:value="216704" calcext:value-type="float">
            <text:p>216704</text:p>
          </table:table-cell>
          <table:table-cell office:value-type="float" office:value="-109.97094" calcext:value-type="float">
            <text:p>-109.97094</text:p>
          </table:table-cell>
          <table:table-cell/>
        </table:table-row>
        <table:table-row table:style-name="ro1">
          <table:table-cell office:value-type="float" office:value="217149" calcext:value-type="float">
            <text:p>217149</text:p>
          </table:table-cell>
          <table:table-cell office:value-type="float" office:value="-109.6705" calcext:value-type="float">
            <text:p>-109.6705</text:p>
          </table:table-cell>
          <table:table-cell/>
        </table:table-row>
        <table:table-row table:style-name="ro1">
          <table:table-cell office:value-type="float" office:value="217595" calcext:value-type="float">
            <text:p>217595</text:p>
          </table:table-cell>
          <table:table-cell office:value-type="float" office:value="-110.62056" calcext:value-type="float">
            <text:p>-110.62056</text:p>
          </table:table-cell>
          <table:table-cell/>
        </table:table-row>
        <table:table-row table:style-name="ro1">
          <table:table-cell office:value-type="float" office:value="218040" calcext:value-type="float">
            <text:p>218040</text:p>
          </table:table-cell>
          <table:table-cell office:value-type="float" office:value="-110.67947" calcext:value-type="float">
            <text:p>-110.67947</text:p>
          </table:table-cell>
          <table:table-cell/>
        </table:table-row>
        <table:table-row table:style-name="ro1">
          <table:table-cell office:value-type="float" office:value="218486" calcext:value-type="float">
            <text:p>218486</text:p>
          </table:table-cell>
          <table:table-cell office:value-type="float" office:value="-110.95285" calcext:value-type="float">
            <text:p>-110.95285</text:p>
          </table:table-cell>
          <table:table-cell/>
        </table:table-row>
        <table:table-row table:style-name="ro1">
          <table:table-cell office:value-type="float" office:value="218931" calcext:value-type="float">
            <text:p>218931</text:p>
          </table:table-cell>
          <table:table-cell office:value-type="float" office:value="-109.82126" calcext:value-type="float">
            <text:p>-109.82126</text:p>
          </table:table-cell>
          <table:table-cell/>
        </table:table-row>
        <table:table-row table:style-name="ro1">
          <table:table-cell office:value-type="float" office:value="219376" calcext:value-type="float">
            <text:p>219376</text:p>
          </table:table-cell>
          <table:table-cell office:value-type="float" office:value="-110.46786" calcext:value-type="float">
            <text:p>-110.46786</text:p>
          </table:table-cell>
          <table:table-cell/>
        </table:table-row>
        <table:table-row table:style-name="ro1">
          <table:table-cell office:value-type="float" office:value="219822" calcext:value-type="float">
            <text:p>219822</text:p>
          </table:table-cell>
          <table:table-cell office:value-type="float" office:value="-110.72214" calcext:value-type="float">
            <text:p>-110.72214</text:p>
          </table:table-cell>
          <table:table-cell/>
        </table:table-row>
        <table:table-row table:style-name="ro1">
          <table:table-cell office:value-type="float" office:value="220267" calcext:value-type="float">
            <text:p>220267</text:p>
          </table:table-cell>
          <table:table-cell office:value-type="float" office:value="-113.02268" calcext:value-type="float">
            <text:p>-113.02268</text:p>
          </table:table-cell>
          <table:table-cell/>
        </table:table-row>
        <table:table-row table:style-name="ro1">
          <table:table-cell office:value-type="float" office:value="220713" calcext:value-type="float">
            <text:p>220713</text:p>
          </table:table-cell>
          <table:table-cell office:value-type="float" office:value="-113.00665" calcext:value-type="float">
            <text:p>-113.00665</text:p>
          </table:table-cell>
          <table:table-cell/>
        </table:table-row>
        <table:table-row table:style-name="ro1">
          <table:table-cell office:value-type="float" office:value="221158" calcext:value-type="float">
            <text:p>221158</text:p>
          </table:table-cell>
          <table:table-cell office:value-type="float" office:value="-112.03715" calcext:value-type="float">
            <text:p>-112.03715</text:p>
          </table:table-cell>
          <table:table-cell/>
        </table:table-row>
        <table:table-row table:style-name="ro1">
          <table:table-cell office:value-type="float" office:value="221604" calcext:value-type="float">
            <text:p>221604</text:p>
          </table:table-cell>
          <table:table-cell office:value-type="float" office:value="-112.11376" calcext:value-type="float">
            <text:p>-112.11376</text:p>
          </table:table-cell>
          <table:table-cell/>
        </table:table-row>
        <table:table-row table:style-name="ro1">
          <table:table-cell office:value-type="float" office:value="222049" calcext:value-type="float">
            <text:p>222049</text:p>
          </table:table-cell>
          <table:table-cell office:value-type="float" office:value="-110.40359" calcext:value-type="float">
            <text:p>-110.40359</text:p>
          </table:table-cell>
          <table:table-cell/>
        </table:table-row>
        <table:table-row table:style-name="ro1">
          <table:table-cell office:value-type="float" office:value="222494" calcext:value-type="float">
            <text:p>222494</text:p>
          </table:table-cell>
          <table:table-cell office:value-type="float" office:value="-110.27749" calcext:value-type="float">
            <text:p>-110.27749</text:p>
          </table:table-cell>
          <table:table-cell/>
        </table:table-row>
        <table:table-row table:style-name="ro1">
          <table:table-cell office:value-type="float" office:value="222940" calcext:value-type="float">
            <text:p>222940</text:p>
          </table:table-cell>
          <table:table-cell office:value-type="float" office:value="-109.32495" calcext:value-type="float">
            <text:p>-109.32495</text:p>
          </table:table-cell>
          <table:table-cell/>
        </table:table-row>
        <table:table-row table:style-name="ro1">
          <table:table-cell office:value-type="float" office:value="223385" calcext:value-type="float">
            <text:p>223385</text:p>
          </table:table-cell>
          <table:table-cell office:value-type="float" office:value="-108.91768" calcext:value-type="float">
            <text:p>-108.91768</text:p>
          </table:table-cell>
          <table:table-cell/>
        </table:table-row>
        <table:table-row table:style-name="ro1">
          <table:table-cell office:value-type="float" office:value="223831" calcext:value-type="float">
            <text:p>223831</text:p>
          </table:table-cell>
          <table:table-cell office:value-type="float" office:value="-109.35414" calcext:value-type="float">
            <text:p>-109.35414</text:p>
          </table:table-cell>
          <table:table-cell/>
        </table:table-row>
        <table:table-row table:style-name="ro1">
          <table:table-cell office:value-type="float" office:value="224276" calcext:value-type="float">
            <text:p>224276</text:p>
          </table:table-cell>
          <table:table-cell office:value-type="float" office:value="-109.80722" calcext:value-type="float">
            <text:p>-109.80722</text:p>
          </table:table-cell>
          <table:table-cell/>
        </table:table-row>
        <table:table-row table:style-name="ro1">
          <table:table-cell office:value-type="float" office:value="224722" calcext:value-type="float">
            <text:p>224722</text:p>
          </table:table-cell>
          <table:table-cell office:value-type="float" office:value="-108.80457" calcext:value-type="float">
            <text:p>-108.80457</text:p>
          </table:table-cell>
          <table:table-cell/>
        </table:table-row>
        <table:table-row table:style-name="ro1">
          <table:table-cell office:value-type="float" office:value="225167" calcext:value-type="float">
            <text:p>225167</text:p>
          </table:table-cell>
          <table:table-cell office:value-type="float" office:value="-108.46528" calcext:value-type="float">
            <text:p>-108.46528</text:p>
          </table:table-cell>
          <table:table-cell/>
        </table:table-row>
        <table:table-row table:style-name="ro1">
          <table:table-cell office:value-type="float" office:value="225612" calcext:value-type="float">
            <text:p>225612</text:p>
          </table:table-cell>
          <table:table-cell office:value-type="float" office:value="-108.29996" calcext:value-type="float">
            <text:p>-108.29996</text:p>
          </table:table-cell>
          <table:table-cell/>
        </table:table-row>
        <table:table-row table:style-name="ro1">
          <table:table-cell office:value-type="float" office:value="226058" calcext:value-type="float">
            <text:p>226058</text:p>
          </table:table-cell>
          <table:table-cell office:value-type="float" office:value="-110.04282" calcext:value-type="float">
            <text:p>-110.04282</text:p>
          </table:table-cell>
          <table:table-cell/>
        </table:table-row>
        <table:table-row table:style-name="ro1">
          <table:table-cell office:value-type="float" office:value="226503" calcext:value-type="float">
            <text:p>226503</text:p>
          </table:table-cell>
          <table:table-cell office:value-type="float" office:value="-109.82" calcext:value-type="float">
            <text:p>-109.82</text:p>
          </table:table-cell>
          <table:table-cell/>
        </table:table-row>
        <table:table-row table:style-name="ro1">
          <table:table-cell office:value-type="float" office:value="226949" calcext:value-type="float">
            <text:p>226949</text:p>
          </table:table-cell>
          <table:table-cell office:value-type="float" office:value="-110.15298" calcext:value-type="float">
            <text:p>-110.15298</text:p>
          </table:table-cell>
          <table:table-cell/>
        </table:table-row>
        <table:table-row table:style-name="ro1">
          <table:table-cell office:value-type="float" office:value="227394" calcext:value-type="float">
            <text:p>227394</text:p>
          </table:table-cell>
          <table:table-cell office:value-type="float" office:value="-109.9213" calcext:value-type="float">
            <text:p>-109.9213</text:p>
          </table:table-cell>
          <table:table-cell/>
        </table:table-row>
        <table:table-row table:style-name="ro1">
          <table:table-cell office:value-type="float" office:value="227840" calcext:value-type="float">
            <text:p>227840</text:p>
          </table:table-cell>
          <table:table-cell office:value-type="float" office:value="-109.90564" calcext:value-type="float">
            <text:p>-109.90564</text:p>
          </table:table-cell>
          <table:table-cell/>
        </table:table-row>
        <table:table-row table:style-name="ro1">
          <table:table-cell office:value-type="float" office:value="228285" calcext:value-type="float">
            <text:p>228285</text:p>
          </table:table-cell>
          <table:table-cell office:value-type="float" office:value="-109.79151" calcext:value-type="float">
            <text:p>-109.79151</text:p>
          </table:table-cell>
          <table:table-cell/>
        </table:table-row>
        <table:table-row table:style-name="ro1">
          <table:table-cell office:value-type="float" office:value="228731" calcext:value-type="float">
            <text:p>228731</text:p>
          </table:table-cell>
          <table:table-cell office:value-type="float" office:value="-110.5132" calcext:value-type="float">
            <text:p>-110.5132</text:p>
          </table:table-cell>
          <table:table-cell/>
        </table:table-row>
        <table:table-row table:style-name="ro1">
          <table:table-cell office:value-type="float" office:value="229176" calcext:value-type="float">
            <text:p>229176</text:p>
          </table:table-cell>
          <table:table-cell office:value-type="float" office:value="-110.00093" calcext:value-type="float">
            <text:p>-110.00093</text:p>
          </table:table-cell>
          <table:table-cell/>
        </table:table-row>
        <table:table-row table:style-name="ro1">
          <table:table-cell office:value-type="float" office:value="229621" calcext:value-type="float">
            <text:p>229621</text:p>
          </table:table-cell>
          <table:table-cell office:value-type="float" office:value="-111.56988" calcext:value-type="float">
            <text:p>-111.56988</text:p>
          </table:table-cell>
          <table:table-cell/>
        </table:table-row>
        <table:table-row table:style-name="ro1">
          <table:table-cell office:value-type="float" office:value="230067" calcext:value-type="float">
            <text:p>230067</text:p>
          </table:table-cell>
          <table:table-cell office:value-type="float" office:value="-112.28024" calcext:value-type="float">
            <text:p>-112.28024</text:p>
          </table:table-cell>
          <table:table-cell/>
        </table:table-row>
        <table:table-row table:style-name="ro1">
          <table:table-cell office:value-type="float" office:value="230512" calcext:value-type="float">
            <text:p>230512</text:p>
          </table:table-cell>
          <table:table-cell office:value-type="float" office:value="-109.23819" calcext:value-type="float">
            <text:p>-109.23819</text:p>
          </table:table-cell>
          <table:table-cell/>
        </table:table-row>
        <table:table-row table:style-name="ro1">
          <table:table-cell office:value-type="float" office:value="230958" calcext:value-type="float">
            <text:p>230958</text:p>
          </table:table-cell>
          <table:table-cell office:value-type="float" office:value="-112.7171" calcext:value-type="float">
            <text:p>-112.7171</text:p>
          </table:table-cell>
          <table:table-cell/>
        </table:table-row>
        <table:table-row table:style-name="ro1">
          <table:table-cell office:value-type="float" office:value="231403" calcext:value-type="float">
            <text:p>231403</text:p>
          </table:table-cell>
          <table:table-cell office:value-type="float" office:value="-112.09947" calcext:value-type="float">
            <text:p>-112.09947</text:p>
          </table:table-cell>
          <table:table-cell/>
        </table:table-row>
        <table:table-row table:style-name="ro1">
          <table:table-cell office:value-type="float" office:value="231849" calcext:value-type="float">
            <text:p>231849</text:p>
          </table:table-cell>
          <table:table-cell office:value-type="float" office:value="-110.61408" calcext:value-type="float">
            <text:p>-110.61408</text:p>
          </table:table-cell>
          <table:table-cell/>
        </table:table-row>
        <table:table-row table:style-name="ro1">
          <table:table-cell office:value-type="float" office:value="232294" calcext:value-type="float">
            <text:p>232294</text:p>
          </table:table-cell>
          <table:table-cell office:value-type="float" office:value="-111.29878" calcext:value-type="float">
            <text:p>-111.29878</text:p>
          </table:table-cell>
          <table:table-cell/>
        </table:table-row>
        <table:table-row table:style-name="ro1">
          <table:table-cell office:value-type="float" office:value="232739" calcext:value-type="float">
            <text:p>232739</text:p>
          </table:table-cell>
          <table:table-cell office:value-type="float" office:value="-110.34218" calcext:value-type="float">
            <text:p>-110.34218</text:p>
          </table:table-cell>
          <table:table-cell/>
        </table:table-row>
        <table:table-row table:style-name="ro1">
          <table:table-cell office:value-type="float" office:value="233185" calcext:value-type="float">
            <text:p>233185</text:p>
          </table:table-cell>
          <table:table-cell office:value-type="float" office:value="-108.91093" calcext:value-type="float">
            <text:p>-108.91093</text:p>
          </table:table-cell>
          <table:table-cell/>
        </table:table-row>
        <table:table-row table:style-name="ro1">
          <table:table-cell office:value-type="float" office:value="233630" calcext:value-type="float">
            <text:p>233630</text:p>
          </table:table-cell>
          <table:table-cell office:value-type="float" office:value="-109.69595" calcext:value-type="float">
            <text:p>-109.69595</text:p>
          </table:table-cell>
          <table:table-cell/>
        </table:table-row>
        <table:table-row table:style-name="ro1">
          <table:table-cell office:value-type="float" office:value="234076" calcext:value-type="float">
            <text:p>234076</text:p>
          </table:table-cell>
          <table:table-cell office:value-type="float" office:value="-110.38325" calcext:value-type="float">
            <text:p>-110.38325</text:p>
          </table:table-cell>
          <table:table-cell/>
        </table:table-row>
        <table:table-row table:style-name="ro1">
          <table:table-cell office:value-type="float" office:value="234521" calcext:value-type="float">
            <text:p>234521</text:p>
          </table:table-cell>
          <table:table-cell office:value-type="float" office:value="-108.96551" calcext:value-type="float">
            <text:p>-108.96551</text:p>
          </table:table-cell>
          <table:table-cell/>
        </table:table-row>
        <table:table-row table:style-name="ro1">
          <table:table-cell office:value-type="float" office:value="234967" calcext:value-type="float">
            <text:p>234967</text:p>
          </table:table-cell>
          <table:table-cell office:value-type="float" office:value="-108.61774" calcext:value-type="float">
            <text:p>-108.61774</text:p>
          </table:table-cell>
          <table:table-cell/>
        </table:table-row>
        <table:table-row table:style-name="ro1">
          <table:table-cell office:value-type="float" office:value="235412" calcext:value-type="float">
            <text:p>235412</text:p>
          </table:table-cell>
          <table:table-cell office:value-type="float" office:value="-110.95416" calcext:value-type="float">
            <text:p>-110.95416</text:p>
          </table:table-cell>
          <table:table-cell/>
        </table:table-row>
        <table:table-row table:style-name="ro1">
          <table:table-cell office:value-type="float" office:value="235857" calcext:value-type="float">
            <text:p>235857</text:p>
          </table:table-cell>
          <table:table-cell office:value-type="float" office:value="-107.86288" calcext:value-type="float">
            <text:p>-107.86288</text:p>
          </table:table-cell>
          <table:table-cell/>
        </table:table-row>
        <table:table-row table:style-name="ro1">
          <table:table-cell office:value-type="float" office:value="236303" calcext:value-type="float">
            <text:p>236303</text:p>
          </table:table-cell>
          <table:table-cell office:value-type="float" office:value="-109.42196" calcext:value-type="float">
            <text:p>-109.42196</text:p>
          </table:table-cell>
          <table:table-cell/>
        </table:table-row>
        <table:table-row table:style-name="ro1">
          <table:table-cell office:value-type="float" office:value="236748" calcext:value-type="float">
            <text:p>236748</text:p>
          </table:table-cell>
          <table:table-cell office:value-type="float" office:value="-110.38574" calcext:value-type="float">
            <text:p>-110.38574</text:p>
          </table:table-cell>
          <table:table-cell/>
        </table:table-row>
        <table:table-row table:style-name="ro1">
          <table:table-cell office:value-type="float" office:value="237194" calcext:value-type="float">
            <text:p>237194</text:p>
          </table:table-cell>
          <table:table-cell office:value-type="float" office:value="-111.37469" calcext:value-type="float">
            <text:p>-111.37469</text:p>
          </table:table-cell>
          <table:table-cell/>
        </table:table-row>
        <table:table-row table:style-name="ro1">
          <table:table-cell office:value-type="float" office:value="237639" calcext:value-type="float">
            <text:p>237639</text:p>
          </table:table-cell>
          <table:table-cell office:value-type="float" office:value="-110.98495" calcext:value-type="float">
            <text:p>-110.98495</text:p>
          </table:table-cell>
          <table:table-cell/>
        </table:table-row>
        <table:table-row table:style-name="ro1">
          <table:table-cell office:value-type="float" office:value="238085" calcext:value-type="float">
            <text:p>238085</text:p>
          </table:table-cell>
          <table:table-cell office:value-type="float" office:value="-111.20582" calcext:value-type="float">
            <text:p>-111.20582</text:p>
          </table:table-cell>
          <table:table-cell/>
        </table:table-row>
        <table:table-row table:style-name="ro1">
          <table:table-cell office:value-type="float" office:value="238530" calcext:value-type="float">
            <text:p>238530</text:p>
          </table:table-cell>
          <table:table-cell office:value-type="float" office:value="-111.97166" calcext:value-type="float">
            <text:p>-111.97166</text:p>
          </table:table-cell>
          <table:table-cell/>
        </table:table-row>
        <table:table-row table:style-name="ro1">
          <table:table-cell office:value-type="float" office:value="238976" calcext:value-type="float">
            <text:p>238976</text:p>
          </table:table-cell>
          <table:table-cell office:value-type="float" office:value="-110.63868" calcext:value-type="float">
            <text:p>-110.63868</text:p>
          </table:table-cell>
          <table:table-cell/>
        </table:table-row>
        <table:table-row table:style-name="ro1">
          <table:table-cell office:value-type="float" office:value="239421" calcext:value-type="float">
            <text:p>239421</text:p>
          </table:table-cell>
          <table:table-cell office:value-type="float" office:value="-110.79691" calcext:value-type="float">
            <text:p>-110.79691</text:p>
          </table:table-cell>
          <table:table-cell/>
        </table:table-row>
        <table:table-row table:style-name="ro1">
          <table:table-cell office:value-type="float" office:value="239866" calcext:value-type="float">
            <text:p>239866</text:p>
          </table:table-cell>
          <table:table-cell office:value-type="float" office:value="-113.26866" calcext:value-type="float">
            <text:p>-113.26866</text:p>
          </table:table-cell>
          <table:table-cell/>
        </table:table-row>
        <table:table-row table:style-name="ro1">
          <table:table-cell office:value-type="float" office:value="240312" calcext:value-type="float">
            <text:p>240312</text:p>
          </table:table-cell>
          <table:table-cell office:value-type="float" office:value="-111.48319" calcext:value-type="float">
            <text:p>-111.48319</text:p>
          </table:table-cell>
          <table:table-cell/>
        </table:table-row>
        <table:table-row table:style-name="ro1">
          <table:table-cell office:value-type="float" office:value="240757" calcext:value-type="float">
            <text:p>240757</text:p>
          </table:table-cell>
          <table:table-cell office:value-type="float" office:value="-110.86406" calcext:value-type="float">
            <text:p>-110.86406</text:p>
          </table:table-cell>
          <table:table-cell/>
        </table:table-row>
        <table:table-row table:style-name="ro1">
          <table:table-cell office:value-type="float" office:value="241203" calcext:value-type="float">
            <text:p>241203</text:p>
          </table:table-cell>
          <table:table-cell office:value-type="float" office:value="-110.46719" calcext:value-type="float">
            <text:p>-110.46719</text:p>
          </table:table-cell>
          <table:table-cell/>
        </table:table-row>
        <table:table-row table:style-name="ro1">
          <table:table-cell office:value-type="float" office:value="241648" calcext:value-type="float">
            <text:p>241648</text:p>
          </table:table-cell>
          <table:table-cell office:value-type="float" office:value="-110.51218" calcext:value-type="float">
            <text:p>-110.51218</text:p>
          </table:table-cell>
          <table:table-cell/>
        </table:table-row>
        <table:table-row table:style-name="ro1">
          <table:table-cell office:value-type="float" office:value="242094" calcext:value-type="float">
            <text:p>242094</text:p>
          </table:table-cell>
          <table:table-cell office:value-type="float" office:value="-110.57056" calcext:value-type="float">
            <text:p>-110.57056</text:p>
          </table:table-cell>
          <table:table-cell/>
        </table:table-row>
        <table:table-row table:style-name="ro1">
          <table:table-cell office:value-type="float" office:value="242539" calcext:value-type="float">
            <text:p>242539</text:p>
          </table:table-cell>
          <table:table-cell office:value-type="float" office:value="-110.6118" calcext:value-type="float">
            <text:p>-110.6118</text:p>
          </table:table-cell>
          <table:table-cell/>
        </table:table-row>
        <table:table-row table:style-name="ro1">
          <table:table-cell office:value-type="float" office:value="242984" calcext:value-type="float">
            <text:p>242984</text:p>
          </table:table-cell>
          <table:table-cell office:value-type="float" office:value="-108.38319" calcext:value-type="float">
            <text:p>-108.38319</text:p>
          </table:table-cell>
          <table:table-cell/>
        </table:table-row>
        <table:table-row table:style-name="ro1">
          <table:table-cell office:value-type="float" office:value="243430" calcext:value-type="float">
            <text:p>243430</text:p>
          </table:table-cell>
          <table:table-cell office:value-type="float" office:value="-109.7734" calcext:value-type="float">
            <text:p>-109.7734</text:p>
          </table:table-cell>
          <table:table-cell/>
        </table:table-row>
        <table:table-row table:style-name="ro1">
          <table:table-cell office:value-type="float" office:value="243875" calcext:value-type="float">
            <text:p>243875</text:p>
          </table:table-cell>
          <table:table-cell office:value-type="float" office:value="-109.36222" calcext:value-type="float">
            <text:p>-109.36222</text:p>
          </table:table-cell>
          <table:table-cell/>
        </table:table-row>
        <table:table-row table:style-name="ro1">
          <table:table-cell office:value-type="float" office:value="244321" calcext:value-type="float">
            <text:p>244321</text:p>
          </table:table-cell>
          <table:table-cell office:value-type="float" office:value="-109.92465" calcext:value-type="float">
            <text:p>-109.92465</text:p>
          </table:table-cell>
          <table:table-cell/>
        </table:table-row>
        <table:table-row table:style-name="ro1">
          <table:table-cell office:value-type="float" office:value="244766" calcext:value-type="float">
            <text:p>244766</text:p>
          </table:table-cell>
          <table:table-cell office:value-type="float" office:value="-110.38554" calcext:value-type="float">
            <text:p>-110.38554</text:p>
          </table:table-cell>
          <table:table-cell/>
        </table:table-row>
        <table:table-row table:style-name="ro1">
          <table:table-cell office:value-type="float" office:value="245212" calcext:value-type="float">
            <text:p>245212</text:p>
          </table:table-cell>
          <table:table-cell office:value-type="float" office:value="-109.49856" calcext:value-type="float">
            <text:p>-109.49856</text:p>
          </table:table-cell>
          <table:table-cell/>
        </table:table-row>
        <table:table-row table:style-name="ro1">
          <table:table-cell office:value-type="float" office:value="245657" calcext:value-type="float">
            <text:p>245657</text:p>
          </table:table-cell>
          <table:table-cell office:value-type="float" office:value="-109.78019" calcext:value-type="float">
            <text:p>-109.78019</text:p>
          </table:table-cell>
          <table:table-cell/>
        </table:table-row>
        <table:table-row table:style-name="ro1">
          <table:table-cell office:value-type="float" office:value="246102" calcext:value-type="float">
            <text:p>246102</text:p>
          </table:table-cell>
          <table:table-cell office:value-type="float" office:value="-109.91374" calcext:value-type="float">
            <text:p>-109.91374</text:p>
          </table:table-cell>
          <table:table-cell/>
        </table:table-row>
        <table:table-row table:style-name="ro1">
          <table:table-cell office:value-type="float" office:value="246548" calcext:value-type="float">
            <text:p>246548</text:p>
          </table:table-cell>
          <table:table-cell office:value-type="float" office:value="-110.39352" calcext:value-type="float">
            <text:p>-110.39352</text:p>
          </table:table-cell>
          <table:table-cell/>
        </table:table-row>
        <table:table-row table:style-name="ro1">
          <table:table-cell office:value-type="float" office:value="246993" calcext:value-type="float">
            <text:p>246993</text:p>
          </table:table-cell>
          <table:table-cell office:value-type="float" office:value="-109.61041" calcext:value-type="float">
            <text:p>-109.61041</text:p>
          </table:table-cell>
          <table:table-cell/>
        </table:table-row>
        <table:table-row table:style-name="ro1">
          <table:table-cell office:value-type="float" office:value="247439" calcext:value-type="float">
            <text:p>247439</text:p>
          </table:table-cell>
          <table:table-cell office:value-type="float" office:value="-110.98509" calcext:value-type="float">
            <text:p>-110.98509</text:p>
          </table:table-cell>
          <table:table-cell/>
        </table:table-row>
        <table:table-row table:style-name="ro1">
          <table:table-cell office:value-type="float" office:value="247884" calcext:value-type="float">
            <text:p>247884</text:p>
          </table:table-cell>
          <table:table-cell office:value-type="float" office:value="-109.44832" calcext:value-type="float">
            <text:p>-109.44832</text:p>
          </table:table-cell>
          <table:table-cell/>
        </table:table-row>
        <table:table-row table:style-name="ro1">
          <table:table-cell office:value-type="float" office:value="248330" calcext:value-type="float">
            <text:p>248330</text:p>
          </table:table-cell>
          <table:table-cell office:value-type="float" office:value="-111.54051" calcext:value-type="float">
            <text:p>-111.54051</text:p>
          </table:table-cell>
          <table:table-cell/>
        </table:table-row>
        <table:table-row table:style-name="ro1">
          <table:table-cell office:value-type="float" office:value="248775" calcext:value-type="float">
            <text:p>248775</text:p>
          </table:table-cell>
          <table:table-cell office:value-type="float" office:value="-110.97272" calcext:value-type="float">
            <text:p>-110.97272</text:p>
          </table:table-cell>
          <table:table-cell/>
        </table:table-row>
        <table:table-row table:style-name="ro1">
          <table:table-cell office:value-type="float" office:value="249220" calcext:value-type="float">
            <text:p>249220</text:p>
          </table:table-cell>
          <table:table-cell office:value-type="float" office:value="-110.97653" calcext:value-type="float">
            <text:p>-110.97653</text:p>
          </table:table-cell>
          <table:table-cell/>
        </table:table-row>
        <table:table-row table:style-name="ro1">
          <table:table-cell office:value-type="float" office:value="249666" calcext:value-type="float">
            <text:p>249666</text:p>
          </table:table-cell>
          <table:table-cell office:value-type="float" office:value="-110.67462" calcext:value-type="float">
            <text:p>-110.67462</text:p>
          </table:table-cell>
          <table:table-cell/>
        </table:table-row>
        <table:table-row table:style-name="ro1">
          <table:table-cell office:value-type="float" office:value="250111" calcext:value-type="float">
            <text:p>250111</text:p>
          </table:table-cell>
          <table:table-cell office:value-type="float" office:value="-110.86319" calcext:value-type="float">
            <text:p>-110.86319</text:p>
          </table:table-cell>
          <table:table-cell/>
        </table:table-row>
        <table:table-row table:style-name="ro1">
          <table:table-cell office:value-type="float" office:value="250557" calcext:value-type="float">
            <text:p>250557</text:p>
          </table:table-cell>
          <table:table-cell office:value-type="float" office:value="-111.80418" calcext:value-type="float">
            <text:p>-111.80418</text:p>
          </table:table-cell>
          <table:table-cell/>
        </table:table-row>
        <table:table-row table:style-name="ro1">
          <table:table-cell office:value-type="float" office:value="251002" calcext:value-type="float">
            <text:p>251002</text:p>
          </table:table-cell>
          <table:table-cell office:value-type="float" office:value="-110.90387" calcext:value-type="float">
            <text:p>-110.90387</text:p>
          </table:table-cell>
          <table:table-cell/>
        </table:table-row>
        <table:table-row table:style-name="ro1">
          <table:table-cell office:value-type="float" office:value="251448" calcext:value-type="float">
            <text:p>251448</text:p>
          </table:table-cell>
          <table:table-cell office:value-type="float" office:value="-109.64938" calcext:value-type="float">
            <text:p>-109.64938</text:p>
          </table:table-cell>
          <table:table-cell/>
        </table:table-row>
        <table:table-row table:style-name="ro1">
          <table:table-cell office:value-type="float" office:value="251893" calcext:value-type="float">
            <text:p>251893</text:p>
          </table:table-cell>
          <table:table-cell office:value-type="float" office:value="-110.19501" calcext:value-type="float">
            <text:p>-110.19501</text:p>
          </table:table-cell>
          <table:table-cell/>
        </table:table-row>
        <table:table-row table:style-name="ro1">
          <table:table-cell office:value-type="float" office:value="252339" calcext:value-type="float">
            <text:p>252339</text:p>
          </table:table-cell>
          <table:table-cell office:value-type="float" office:value="-111.12988" calcext:value-type="float">
            <text:p>-111.12988</text:p>
          </table:table-cell>
          <table:table-cell/>
        </table:table-row>
        <table:table-row table:style-name="ro1">
          <table:table-cell office:value-type="float" office:value="252784" calcext:value-type="float">
            <text:p>252784</text:p>
          </table:table-cell>
          <table:table-cell office:value-type="float" office:value="-110.48545" calcext:value-type="float">
            <text:p>-110.48545</text:p>
          </table:table-cell>
          <table:table-cell/>
        </table:table-row>
        <table:table-row table:style-name="ro1">
          <table:table-cell office:value-type="float" office:value="253229" calcext:value-type="float">
            <text:p>253229</text:p>
          </table:table-cell>
          <table:table-cell office:value-type="float" office:value="-108.77207" calcext:value-type="float">
            <text:p>-108.77207</text:p>
          </table:table-cell>
          <table:table-cell/>
        </table:table-row>
        <table:table-row table:style-name="ro1">
          <table:table-cell office:value-type="float" office:value="253675" calcext:value-type="float">
            <text:p>253675</text:p>
          </table:table-cell>
          <table:table-cell office:value-type="float" office:value="-109.07056" calcext:value-type="float">
            <text:p>-109.07056</text:p>
          </table:table-cell>
          <table:table-cell/>
        </table:table-row>
        <table:table-row table:style-name="ro1">
          <table:table-cell office:value-type="float" office:value="254120" calcext:value-type="float">
            <text:p>254120</text:p>
          </table:table-cell>
          <table:table-cell office:value-type="float" office:value="-110.17108" calcext:value-type="float">
            <text:p>-110.17108</text:p>
          </table:table-cell>
          <table:table-cell/>
        </table:table-row>
        <table:table-row table:style-name="ro1">
          <table:table-cell office:value-type="float" office:value="254566" calcext:value-type="float">
            <text:p>254566</text:p>
          </table:table-cell>
          <table:table-cell office:value-type="float" office:value="-109.81484" calcext:value-type="float">
            <text:p>-109.81484</text:p>
          </table:table-cell>
          <table:table-cell/>
        </table:table-row>
        <table:table-row table:style-name="ro1">
          <table:table-cell office:value-type="float" office:value="255011" calcext:value-type="float">
            <text:p>255011</text:p>
          </table:table-cell>
          <table:table-cell office:value-type="float" office:value="-110.66926" calcext:value-type="float">
            <text:p>-110.66926</text:p>
          </table:table-cell>
          <table:table-cell/>
        </table:table-row>
        <table:table-row table:style-name="ro1">
          <table:table-cell office:value-type="float" office:value="255457" calcext:value-type="float">
            <text:p>255457</text:p>
          </table:table-cell>
          <table:table-cell office:value-type="float" office:value="-109.6959" calcext:value-type="float">
            <text:p>-109.6959</text:p>
          </table:table-cell>
          <table:table-cell/>
        </table:table-row>
        <table:table-row table:style-name="ro1">
          <table:table-cell office:value-type="float" office:value="255902" calcext:value-type="float">
            <text:p>255902</text:p>
          </table:table-cell>
          <table:table-cell office:value-type="float" office:value="-110.69592" calcext:value-type="float">
            <text:p>-110.69592</text:p>
          </table:table-cell>
          <table:table-cell/>
        </table:table-row>
        <table:table-row table:style-name="ro1">
          <table:table-cell office:value-type="float" office:value="256347" calcext:value-type="float">
            <text:p>256347</text:p>
          </table:table-cell>
          <table:table-cell office:value-type="float" office:value="-110.06478" calcext:value-type="float">
            <text:p>-110.06478</text:p>
          </table:table-cell>
          <table:table-cell/>
        </table:table-row>
        <table:table-row table:style-name="ro1">
          <table:table-cell office:value-type="float" office:value="256793" calcext:value-type="float">
            <text:p>256793</text:p>
          </table:table-cell>
          <table:table-cell office:value-type="float" office:value="-109.41366" calcext:value-type="float">
            <text:p>-109.41366</text:p>
          </table:table-cell>
          <table:table-cell/>
        </table:table-row>
        <table:table-row table:style-name="ro1">
          <table:table-cell office:value-type="float" office:value="257238" calcext:value-type="float">
            <text:p>257238</text:p>
          </table:table-cell>
          <table:table-cell office:value-type="float" office:value="-111.65249" calcext:value-type="float">
            <text:p>-111.65249</text:p>
          </table:table-cell>
          <table:table-cell/>
        </table:table-row>
        <table:table-row table:style-name="ro1">
          <table:table-cell office:value-type="float" office:value="257684" calcext:value-type="float">
            <text:p>257684</text:p>
          </table:table-cell>
          <table:table-cell office:value-type="float" office:value="-107.80032" calcext:value-type="float">
            <text:p>-107.80032</text:p>
          </table:table-cell>
          <table:table-cell/>
        </table:table-row>
        <table:table-row table:style-name="ro1">
          <table:table-cell office:value-type="float" office:value="258129" calcext:value-type="float">
            <text:p>258129</text:p>
          </table:table-cell>
          <table:table-cell office:value-type="float" office:value="-110.50504" calcext:value-type="float">
            <text:p>-110.50504</text:p>
          </table:table-cell>
          <table:table-cell/>
        </table:table-row>
        <table:table-row table:style-name="ro1">
          <table:table-cell office:value-type="float" office:value="258575" calcext:value-type="float">
            <text:p>258575</text:p>
          </table:table-cell>
          <table:table-cell office:value-type="float" office:value="-110.43454" calcext:value-type="float">
            <text:p>-110.43454</text:p>
          </table:table-cell>
          <table:table-cell/>
        </table:table-row>
        <table:table-row table:style-name="ro1">
          <table:table-cell office:value-type="float" office:value="259020" calcext:value-type="float">
            <text:p>259020</text:p>
          </table:table-cell>
          <table:table-cell office:value-type="float" office:value="-111.5121" calcext:value-type="float">
            <text:p>-111.5121</text:p>
          </table:table-cell>
          <table:table-cell/>
        </table:table-row>
        <table:table-row table:style-name="ro1">
          <table:table-cell office:value-type="float" office:value="259465" calcext:value-type="float">
            <text:p>259465</text:p>
          </table:table-cell>
          <table:table-cell office:value-type="float" office:value="-112.22941" calcext:value-type="float">
            <text:p>-112.22941</text:p>
          </table:table-cell>
          <table:table-cell/>
        </table:table-row>
        <table:table-row table:style-name="ro1">
          <table:table-cell office:value-type="float" office:value="259911" calcext:value-type="float">
            <text:p>259911</text:p>
          </table:table-cell>
          <table:table-cell office:value-type="float" office:value="-112.23738" calcext:value-type="float">
            <text:p>-112.23738</text:p>
          </table:table-cell>
          <table:table-cell/>
        </table:table-row>
        <table:table-row table:style-name="ro1">
          <table:table-cell office:value-type="float" office:value="260356" calcext:value-type="float">
            <text:p>260356</text:p>
          </table:table-cell>
          <table:table-cell office:value-type="float" office:value="-112.51399" calcext:value-type="float">
            <text:p>-112.51399</text:p>
          </table:table-cell>
          <table:table-cell/>
        </table:table-row>
        <table:table-row table:style-name="ro1">
          <table:table-cell office:value-type="float" office:value="260802" calcext:value-type="float">
            <text:p>260802</text:p>
          </table:table-cell>
          <table:table-cell office:value-type="float" office:value="-111.41976" calcext:value-type="float">
            <text:p>-111.41976</text:p>
          </table:table-cell>
          <table:table-cell/>
        </table:table-row>
        <table:table-row table:style-name="ro1">
          <table:table-cell office:value-type="float" office:value="261247" calcext:value-type="float">
            <text:p>261247</text:p>
          </table:table-cell>
          <table:table-cell office:value-type="float" office:value="-111.74576" calcext:value-type="float">
            <text:p>-111.74576</text:p>
          </table:table-cell>
          <table:table-cell/>
        </table:table-row>
        <table:table-row table:style-name="ro1">
          <table:table-cell office:value-type="float" office:value="261693" calcext:value-type="float">
            <text:p>261693</text:p>
          </table:table-cell>
          <table:table-cell office:value-type="float" office:value="-110.81251" calcext:value-type="float">
            <text:p>-110.81251</text:p>
          </table:table-cell>
          <table:table-cell/>
        </table:table-row>
        <table:table-row table:style-name="ro1">
          <table:table-cell office:value-type="float" office:value="262138" calcext:value-type="float">
            <text:p>262138</text:p>
          </table:table-cell>
          <table:table-cell office:value-type="float" office:value="-110.68509" calcext:value-type="float">
            <text:p>-110.68509</text:p>
          </table:table-cell>
          <table:table-cell/>
        </table:table-row>
        <table:table-row table:style-name="ro1">
          <table:table-cell office:value-type="float" office:value="262584" calcext:value-type="float">
            <text:p>262584</text:p>
          </table:table-cell>
          <table:table-cell office:value-type="float" office:value="-110.1722" calcext:value-type="float">
            <text:p>-110.1722</text:p>
          </table:table-cell>
          <table:table-cell/>
        </table:table-row>
        <table:table-row table:style-name="ro1">
          <table:table-cell office:value-type="float" office:value="263029" calcext:value-type="float">
            <text:p>263029</text:p>
          </table:table-cell>
          <table:table-cell office:value-type="float" office:value="-110.41469" calcext:value-type="float">
            <text:p>-110.41469</text:p>
          </table:table-cell>
          <table:table-cell/>
        </table:table-row>
        <table:table-row table:style-name="ro1">
          <table:table-cell office:value-type="float" office:value="263474" calcext:value-type="float">
            <text:p>263474</text:p>
          </table:table-cell>
          <table:table-cell office:value-type="float" office:value="-109.58588" calcext:value-type="float">
            <text:p>-109.58588</text:p>
          </table:table-cell>
          <table:table-cell/>
        </table:table-row>
        <table:table-row table:style-name="ro1">
          <table:table-cell office:value-type="float" office:value="263920" calcext:value-type="float">
            <text:p>263920</text:p>
          </table:table-cell>
          <table:table-cell office:value-type="float" office:value="-109.66102" calcext:value-type="float">
            <text:p>-109.66102</text:p>
          </table:table-cell>
          <table:table-cell/>
        </table:table-row>
        <table:table-row table:style-name="ro1">
          <table:table-cell office:value-type="float" office:value="264365" calcext:value-type="float">
            <text:p>264365</text:p>
          </table:table-cell>
          <table:table-cell office:value-type="float" office:value="-110.9872" calcext:value-type="float">
            <text:p>-110.9872</text:p>
          </table:table-cell>
          <table:table-cell/>
        </table:table-row>
        <table:table-row table:style-name="ro1">
          <table:table-cell office:value-type="float" office:value="264811" calcext:value-type="float">
            <text:p>264811</text:p>
          </table:table-cell>
          <table:table-cell office:value-type="float" office:value="-110.87331" calcext:value-type="float">
            <text:p>-110.87331</text:p>
          </table:table-cell>
          <table:table-cell/>
        </table:table-row>
        <table:table-row table:style-name="ro1">
          <table:table-cell office:value-type="float" office:value="265256" calcext:value-type="float">
            <text:p>265256</text:p>
          </table:table-cell>
          <table:table-cell office:value-type="float" office:value="-111.2812" calcext:value-type="float">
            <text:p>-111.2812</text:p>
          </table:table-cell>
          <table:table-cell/>
        </table:table-row>
        <table:table-row table:style-name="ro1">
          <table:table-cell office:value-type="float" office:value="265702" calcext:value-type="float">
            <text:p>265702</text:p>
          </table:table-cell>
          <table:table-cell office:value-type="float" office:value="-109.56625" calcext:value-type="float">
            <text:p>-109.56625</text:p>
          </table:table-cell>
          <table:table-cell/>
        </table:table-row>
        <table:table-row table:style-name="ro1">
          <table:table-cell office:value-type="float" office:value="266147" calcext:value-type="float">
            <text:p>266147</text:p>
          </table:table-cell>
          <table:table-cell office:value-type="float" office:value="-110.15968" calcext:value-type="float">
            <text:p>-110.15968</text:p>
          </table:table-cell>
          <table:table-cell/>
        </table:table-row>
        <table:table-row table:style-name="ro1">
          <table:table-cell office:value-type="float" office:value="266592" calcext:value-type="float">
            <text:p>266592</text:p>
          </table:table-cell>
          <table:table-cell office:value-type="float" office:value="-109.83285" calcext:value-type="float">
            <text:p>-109.83285</text:p>
          </table:table-cell>
          <table:table-cell/>
        </table:table-row>
        <table:table-row table:style-name="ro1">
          <table:table-cell office:value-type="float" office:value="267038" calcext:value-type="float">
            <text:p>267038</text:p>
          </table:table-cell>
          <table:table-cell office:value-type="float" office:value="-110.73205" calcext:value-type="float">
            <text:p>-110.73205</text:p>
          </table:table-cell>
          <table:table-cell/>
        </table:table-row>
        <table:table-row table:style-name="ro1">
          <table:table-cell office:value-type="float" office:value="267483" calcext:value-type="float">
            <text:p>267483</text:p>
          </table:table-cell>
          <table:table-cell office:value-type="float" office:value="-109.1788" calcext:value-type="float">
            <text:p>-109.1788</text:p>
          </table:table-cell>
          <table:table-cell/>
        </table:table-row>
        <table:table-row table:style-name="ro1">
          <table:table-cell office:value-type="float" office:value="267929" calcext:value-type="float">
            <text:p>267929</text:p>
          </table:table-cell>
          <table:table-cell office:value-type="float" office:value="-110.29359" calcext:value-type="float">
            <text:p>-110.29359</text:p>
          </table:table-cell>
          <table:table-cell/>
        </table:table-row>
        <table:table-row table:style-name="ro1">
          <table:table-cell office:value-type="float" office:value="268374" calcext:value-type="float">
            <text:p>268374</text:p>
          </table:table-cell>
          <table:table-cell office:value-type="float" office:value="-112.76582" calcext:value-type="float">
            <text:p>-112.76582</text:p>
          </table:table-cell>
          <table:table-cell/>
        </table:table-row>
        <table:table-row table:style-name="ro1">
          <table:table-cell office:value-type="float" office:value="268820" calcext:value-type="float">
            <text:p>268820</text:p>
          </table:table-cell>
          <table:table-cell office:value-type="float" office:value="-112.03228" calcext:value-type="float">
            <text:p>-112.03228</text:p>
          </table:table-cell>
          <table:table-cell/>
        </table:table-row>
        <table:table-row table:style-name="ro1">
          <table:table-cell office:value-type="float" office:value="269265" calcext:value-type="float">
            <text:p>269265</text:p>
          </table:table-cell>
          <table:table-cell office:value-type="float" office:value="-109.87835" calcext:value-type="float">
            <text:p>-109.87835</text:p>
          </table:table-cell>
          <table:table-cell/>
        </table:table-row>
        <table:table-row table:style-name="ro1">
          <table:table-cell office:value-type="float" office:value="269710" calcext:value-type="float">
            <text:p>269710</text:p>
          </table:table-cell>
          <table:table-cell office:value-type="float" office:value="-111.59637" calcext:value-type="float">
            <text:p>-111.59637</text:p>
          </table:table-cell>
          <table:table-cell/>
        </table:table-row>
        <table:table-row table:style-name="ro1">
          <table:table-cell office:value-type="float" office:value="270156" calcext:value-type="float">
            <text:p>270156</text:p>
          </table:table-cell>
          <table:table-cell office:value-type="float" office:value="-112.6268" calcext:value-type="float">
            <text:p>-112.6268</text:p>
          </table:table-cell>
          <table:table-cell/>
        </table:table-row>
        <table:table-row table:style-name="ro1">
          <table:table-cell office:value-type="float" office:value="270601" calcext:value-type="float">
            <text:p>270601</text:p>
          </table:table-cell>
          <table:table-cell office:value-type="float" office:value="-111.50301" calcext:value-type="float">
            <text:p>-111.50301</text:p>
          </table:table-cell>
          <table:table-cell/>
        </table:table-row>
        <table:table-row table:style-name="ro1">
          <table:table-cell office:value-type="float" office:value="271047" calcext:value-type="float">
            <text:p>271047</text:p>
          </table:table-cell>
          <table:table-cell office:value-type="float" office:value="-111.37809" calcext:value-type="float">
            <text:p>-111.37809</text:p>
          </table:table-cell>
          <table:table-cell/>
        </table:table-row>
        <table:table-row table:style-name="ro1">
          <table:table-cell office:value-type="float" office:value="271492" calcext:value-type="float">
            <text:p>271492</text:p>
          </table:table-cell>
          <table:table-cell office:value-type="float" office:value="-109.74969" calcext:value-type="float">
            <text:p>-109.74969</text:p>
          </table:table-cell>
          <table:table-cell/>
        </table:table-row>
        <table:table-row table:style-name="ro1">
          <table:table-cell office:value-type="float" office:value="271938" calcext:value-type="float">
            <text:p>271938</text:p>
          </table:table-cell>
          <table:table-cell office:value-type="float" office:value="-109.20578" calcext:value-type="float">
            <text:p>-109.20578</text:p>
          </table:table-cell>
          <table:table-cell/>
        </table:table-row>
        <table:table-row table:style-name="ro1">
          <table:table-cell office:value-type="float" office:value="272383" calcext:value-type="float">
            <text:p>272383</text:p>
          </table:table-cell>
          <table:table-cell office:value-type="float" office:value="-110.64495" calcext:value-type="float">
            <text:p>-110.64495</text:p>
          </table:table-cell>
          <table:table-cell/>
        </table:table-row>
        <table:table-row table:style-name="ro1">
          <table:table-cell office:value-type="float" office:value="272829" calcext:value-type="float">
            <text:p>272829</text:p>
          </table:table-cell>
          <table:table-cell office:value-type="float" office:value="-110.02906" calcext:value-type="float">
            <text:p>-110.02906</text:p>
          </table:table-cell>
          <table:table-cell/>
        </table:table-row>
        <table:table-row table:style-name="ro1">
          <table:table-cell office:value-type="float" office:value="273274" calcext:value-type="float">
            <text:p>273274</text:p>
          </table:table-cell>
          <table:table-cell office:value-type="float" office:value="-110.39772" calcext:value-type="float">
            <text:p>-110.39772</text:p>
          </table:table-cell>
          <table:table-cell/>
        </table:table-row>
        <table:table-row table:style-name="ro1">
          <table:table-cell office:value-type="float" office:value="273719" calcext:value-type="float">
            <text:p>273719</text:p>
          </table:table-cell>
          <table:table-cell office:value-type="float" office:value="-109.7145" calcext:value-type="float">
            <text:p>-109.7145</text:p>
          </table:table-cell>
          <table:table-cell/>
        </table:table-row>
        <table:table-row table:style-name="ro1">
          <table:table-cell office:value-type="float" office:value="274165" calcext:value-type="float">
            <text:p>274165</text:p>
          </table:table-cell>
          <table:table-cell office:value-type="float" office:value="-107.42016" calcext:value-type="float">
            <text:p>-107.42016</text:p>
          </table:table-cell>
          <table:table-cell/>
        </table:table-row>
        <table:table-row table:style-name="ro1">
          <table:table-cell office:value-type="float" office:value="274610" calcext:value-type="float">
            <text:p>274610</text:p>
          </table:table-cell>
          <table:table-cell office:value-type="float" office:value="-108.42438" calcext:value-type="float">
            <text:p>-108.42438</text:p>
          </table:table-cell>
          <table:table-cell/>
        </table:table-row>
        <table:table-row table:style-name="ro1">
          <table:table-cell office:value-type="float" office:value="275056" calcext:value-type="float">
            <text:p>275056</text:p>
          </table:table-cell>
          <table:table-cell office:value-type="float" office:value="-110.39746" calcext:value-type="float">
            <text:p>-110.39746</text:p>
          </table:table-cell>
          <table:table-cell/>
        </table:table-row>
        <table:table-row table:style-name="ro1">
          <table:table-cell office:value-type="float" office:value="275501" calcext:value-type="float">
            <text:p>275501</text:p>
          </table:table-cell>
          <table:table-cell office:value-type="float" office:value="-109.95966" calcext:value-type="float">
            <text:p>-109.95966</text:p>
          </table:table-cell>
          <table:table-cell/>
        </table:table-row>
        <table:table-row table:style-name="ro1">
          <table:table-cell office:value-type="float" office:value="275947" calcext:value-type="float">
            <text:p>275947</text:p>
          </table:table-cell>
          <table:table-cell office:value-type="float" office:value="-111.01019" calcext:value-type="float">
            <text:p>-111.01019</text:p>
          </table:table-cell>
          <table:table-cell/>
        </table:table-row>
        <table:table-row table:style-name="ro1">
          <table:table-cell office:value-type="float" office:value="276392" calcext:value-type="float">
            <text:p>276392</text:p>
          </table:table-cell>
          <table:table-cell office:value-type="float" office:value="-110.08594" calcext:value-type="float">
            <text:p>-110.08594</text:p>
          </table:table-cell>
          <table:table-cell/>
        </table:table-row>
        <table:table-row table:style-name="ro1">
          <table:table-cell office:value-type="float" office:value="276837" calcext:value-type="float">
            <text:p>276837</text:p>
          </table:table-cell>
          <table:table-cell office:value-type="float" office:value="-109.72855" calcext:value-type="float">
            <text:p>-109.72855</text:p>
          </table:table-cell>
          <table:table-cell/>
        </table:table-row>
        <table:table-row table:style-name="ro1">
          <table:table-cell office:value-type="float" office:value="277283" calcext:value-type="float">
            <text:p>277283</text:p>
          </table:table-cell>
          <table:table-cell office:value-type="float" office:value="-111.08222" calcext:value-type="float">
            <text:p>-111.08222</text:p>
          </table:table-cell>
          <table:table-cell/>
        </table:table-row>
        <table:table-row table:style-name="ro1">
          <table:table-cell office:value-type="float" office:value="277728" calcext:value-type="float">
            <text:p>277728</text:p>
          </table:table-cell>
          <table:table-cell office:value-type="float" office:value="-111.40681" calcext:value-type="float">
            <text:p>-111.40681</text:p>
          </table:table-cell>
          <table:table-cell/>
        </table:table-row>
        <table:table-row table:style-name="ro1">
          <table:table-cell office:value-type="float" office:value="278174" calcext:value-type="float">
            <text:p>278174</text:p>
          </table:table-cell>
          <table:table-cell office:value-type="float" office:value="-111.62996" calcext:value-type="float">
            <text:p>-111.62996</text:p>
          </table:table-cell>
          <table:table-cell/>
        </table:table-row>
        <table:table-row table:style-name="ro1">
          <table:table-cell office:value-type="float" office:value="278619" calcext:value-type="float">
            <text:p>278619</text:p>
          </table:table-cell>
          <table:table-cell office:value-type="float" office:value="-111.55848" calcext:value-type="float">
            <text:p>-111.55848</text:p>
          </table:table-cell>
          <table:table-cell/>
        </table:table-row>
        <table:table-row table:style-name="ro1">
          <table:table-cell office:value-type="float" office:value="279065" calcext:value-type="float">
            <text:p>279065</text:p>
          </table:table-cell>
          <table:table-cell office:value-type="float" office:value="-112.62589" calcext:value-type="float">
            <text:p>-112.62589</text:p>
          </table:table-cell>
          <table:table-cell/>
        </table:table-row>
        <table:table-row table:style-name="ro1">
          <table:table-cell office:value-type="float" office:value="279510" calcext:value-type="float">
            <text:p>279510</text:p>
          </table:table-cell>
          <table:table-cell office:value-type="float" office:value="-111.74936" calcext:value-type="float">
            <text:p>-111.74936</text:p>
          </table:table-cell>
          <table:table-cell/>
        </table:table-row>
        <table:table-row table:style-name="ro1">
          <table:table-cell office:value-type="float" office:value="279955" calcext:value-type="float">
            <text:p>279955</text:p>
          </table:table-cell>
          <table:table-cell office:value-type="float" office:value="-112.50197" calcext:value-type="float">
            <text:p>-112.50197</text:p>
          </table:table-cell>
          <table:table-cell/>
        </table:table-row>
        <table:table-row table:style-name="ro1">
          <table:table-cell office:value-type="float" office:value="280401" calcext:value-type="float">
            <text:p>280401</text:p>
          </table:table-cell>
          <table:table-cell office:value-type="float" office:value="-110.02986" calcext:value-type="float">
            <text:p>-110.02986</text:p>
          </table:table-cell>
          <table:table-cell/>
        </table:table-row>
        <table:table-row table:style-name="ro1">
          <table:table-cell office:value-type="float" office:value="280846" calcext:value-type="float">
            <text:p>280846</text:p>
          </table:table-cell>
          <table:table-cell office:value-type="float" office:value="-109.54572" calcext:value-type="float">
            <text:p>-109.54572</text:p>
          </table:table-cell>
          <table:table-cell/>
        </table:table-row>
        <table:table-row table:style-name="ro1">
          <table:table-cell office:value-type="float" office:value="281292" calcext:value-type="float">
            <text:p>281292</text:p>
          </table:table-cell>
          <table:table-cell office:value-type="float" office:value="-109.87876" calcext:value-type="float">
            <text:p>-109.87876</text:p>
          </table:table-cell>
          <table:table-cell/>
        </table:table-row>
        <table:table-row table:style-name="ro1">
          <table:table-cell office:value-type="float" office:value="281737" calcext:value-type="float">
            <text:p>281737</text:p>
          </table:table-cell>
          <table:table-cell office:value-type="float" office:value="-111.08007" calcext:value-type="float">
            <text:p>-111.08007</text:p>
          </table:table-cell>
          <table:table-cell/>
        </table:table-row>
        <table:table-row table:style-name="ro1">
          <table:table-cell office:value-type="float" office:value="282183" calcext:value-type="float">
            <text:p>282183</text:p>
          </table:table-cell>
          <table:table-cell office:value-type="float" office:value="-109.12019" calcext:value-type="float">
            <text:p>-109.12019</text:p>
          </table:table-cell>
          <table:table-cell/>
        </table:table-row>
        <table:table-row table:style-name="ro1">
          <table:table-cell office:value-type="float" office:value="282628" calcext:value-type="float">
            <text:p>282628</text:p>
          </table:table-cell>
          <table:table-cell office:value-type="float" office:value="-107.90969" calcext:value-type="float">
            <text:p>-107.90969</text:p>
          </table:table-cell>
          <table:table-cell/>
        </table:table-row>
        <table:table-row table:style-name="ro1">
          <table:table-cell office:value-type="float" office:value="283073" calcext:value-type="float">
            <text:p>283073</text:p>
          </table:table-cell>
          <table:table-cell office:value-type="float" office:value="-109.98085" calcext:value-type="float">
            <text:p>-109.98085</text:p>
          </table:table-cell>
          <table:table-cell/>
        </table:table-row>
        <table:table-row table:style-name="ro1">
          <table:table-cell office:value-type="float" office:value="283519" calcext:value-type="float">
            <text:p>283519</text:p>
          </table:table-cell>
          <table:table-cell office:value-type="float" office:value="-109.21671" calcext:value-type="float">
            <text:p>-109.21671</text:p>
          </table:table-cell>
          <table:table-cell/>
        </table:table-row>
        <table:table-row table:style-name="ro1">
          <table:table-cell office:value-type="float" office:value="283964" calcext:value-type="float">
            <text:p>283964</text:p>
          </table:table-cell>
          <table:table-cell office:value-type="float" office:value="-109.58356" calcext:value-type="float">
            <text:p>-109.58356</text:p>
          </table:table-cell>
          <table:table-cell/>
        </table:table-row>
        <table:table-row table:style-name="ro1">
          <table:table-cell office:value-type="float" office:value="284410" calcext:value-type="float">
            <text:p>284410</text:p>
          </table:table-cell>
          <table:table-cell office:value-type="float" office:value="-109.33084" calcext:value-type="float">
            <text:p>-109.33084</text:p>
          </table:table-cell>
          <table:table-cell/>
        </table:table-row>
        <table:table-row table:style-name="ro1">
          <table:table-cell office:value-type="float" office:value="284855" calcext:value-type="float">
            <text:p>284855</text:p>
          </table:table-cell>
          <table:table-cell office:value-type="float" office:value="-110.16337" calcext:value-type="float">
            <text:p>-110.16337</text:p>
          </table:table-cell>
          <table:table-cell/>
        </table:table-row>
        <table:table-row table:style-name="ro1">
          <table:table-cell office:value-type="float" office:value="285301" calcext:value-type="float">
            <text:p>285301</text:p>
          </table:table-cell>
          <table:table-cell office:value-type="float" office:value="-109.93593" calcext:value-type="float">
            <text:p>-109.93593</text:p>
          </table:table-cell>
          <table:table-cell/>
        </table:table-row>
        <table:table-row table:style-name="ro1">
          <table:table-cell office:value-type="float" office:value="285746" calcext:value-type="float">
            <text:p>285746</text:p>
          </table:table-cell>
          <table:table-cell office:value-type="float" office:value="-111.95406" calcext:value-type="float">
            <text:p>-111.95406</text:p>
          </table:table-cell>
          <table:table-cell/>
        </table:table-row>
        <table:table-row table:style-name="ro1">
          <table:table-cell office:value-type="float" office:value="286192" calcext:value-type="float">
            <text:p>286192</text:p>
          </table:table-cell>
          <table:table-cell office:value-type="float" office:value="-111.10046" calcext:value-type="float">
            <text:p>-111.10046</text:p>
          </table:table-cell>
          <table:table-cell/>
        </table:table-row>
        <table:table-row table:style-name="ro1">
          <table:table-cell office:value-type="float" office:value="286637" calcext:value-type="float">
            <text:p>286637</text:p>
          </table:table-cell>
          <table:table-cell office:value-type="float" office:value="-111.57828" calcext:value-type="float">
            <text:p>-111.57828</text:p>
          </table:table-cell>
          <table:table-cell/>
        </table:table-row>
        <table:table-row table:style-name="ro1">
          <table:table-cell office:value-type="float" office:value="287082" calcext:value-type="float">
            <text:p>287082</text:p>
          </table:table-cell>
          <table:table-cell office:value-type="float" office:value="-109.96124" calcext:value-type="float">
            <text:p>-109.96124</text:p>
          </table:table-cell>
          <table:table-cell/>
        </table:table-row>
        <table:table-row table:style-name="ro1">
          <table:table-cell office:value-type="float" office:value="287528" calcext:value-type="float">
            <text:p>287528</text:p>
          </table:table-cell>
          <table:table-cell office:value-type="float" office:value="-111.06616" calcext:value-type="float">
            <text:p>-111.06616</text:p>
          </table:table-cell>
          <table:table-cell/>
        </table:table-row>
        <table:table-row table:style-name="ro1">
          <table:table-cell office:value-type="float" office:value="287973" calcext:value-type="float">
            <text:p>287973</text:p>
          </table:table-cell>
          <table:table-cell office:value-type="float" office:value="-112.25868" calcext:value-type="float">
            <text:p>-112.25868</text:p>
          </table:table-cell>
          <table:table-cell/>
        </table:table-row>
        <table:table-row table:style-name="ro1">
          <table:table-cell office:value-type="float" office:value="288419" calcext:value-type="float">
            <text:p>288419</text:p>
          </table:table-cell>
          <table:table-cell office:value-type="float" office:value="-112.02522" calcext:value-type="float">
            <text:p>-112.02522</text:p>
          </table:table-cell>
          <table:table-cell/>
        </table:table-row>
        <table:table-row table:style-name="ro1">
          <table:table-cell office:value-type="float" office:value="288864" calcext:value-type="float">
            <text:p>288864</text:p>
          </table:table-cell>
          <table:table-cell office:value-type="float" office:value="-111.86239" calcext:value-type="float">
            <text:p>-111.86239</text:p>
          </table:table-cell>
          <table:table-cell/>
        </table:table-row>
        <table:table-row table:style-name="ro1">
          <table:table-cell office:value-type="float" office:value="289310" calcext:value-type="float">
            <text:p>289310</text:p>
          </table:table-cell>
          <table:table-cell office:value-type="float" office:value="-112.16366" calcext:value-type="float">
            <text:p>-112.16366</text:p>
          </table:table-cell>
          <table:table-cell/>
        </table:table-row>
        <table:table-row table:style-name="ro1">
          <table:table-cell office:value-type="float" office:value="289755" calcext:value-type="float">
            <text:p>289755</text:p>
          </table:table-cell>
          <table:table-cell office:value-type="float" office:value="-110.96837" calcext:value-type="float">
            <text:p>-110.96837</text:p>
          </table:table-cell>
          <table:table-cell/>
        </table:table-row>
        <table:table-row table:style-name="ro1">
          <table:table-cell office:value-type="float" office:value="290200" calcext:value-type="float">
            <text:p>290200</text:p>
          </table:table-cell>
          <table:table-cell office:value-type="float" office:value="-110.70978" calcext:value-type="float">
            <text:p>-110.70978</text:p>
          </table:table-cell>
          <table:table-cell/>
        </table:table-row>
        <table:table-row table:style-name="ro1">
          <table:table-cell office:value-type="float" office:value="290646" calcext:value-type="float">
            <text:p>290646</text:p>
          </table:table-cell>
          <table:table-cell office:value-type="float" office:value="-111.81642" calcext:value-type="float">
            <text:p>-111.81642</text:p>
          </table:table-cell>
          <table:table-cell/>
        </table:table-row>
        <table:table-row table:style-name="ro1">
          <table:table-cell office:value-type="float" office:value="291091" calcext:value-type="float">
            <text:p>291091</text:p>
          </table:table-cell>
          <table:table-cell office:value-type="float" office:value="-110.81788" calcext:value-type="float">
            <text:p>-110.81788</text:p>
          </table:table-cell>
          <table:table-cell/>
        </table:table-row>
        <table:table-row table:style-name="ro1">
          <table:table-cell office:value-type="float" office:value="291537" calcext:value-type="float">
            <text:p>291537</text:p>
          </table:table-cell>
          <table:table-cell office:value-type="float" office:value="-110.64544" calcext:value-type="float">
            <text:p>-110.64544</text:p>
          </table:table-cell>
          <table:table-cell/>
        </table:table-row>
        <table:table-row table:style-name="ro1">
          <table:table-cell office:value-type="float" office:value="291982" calcext:value-type="float">
            <text:p>291982</text:p>
          </table:table-cell>
          <table:table-cell office:value-type="float" office:value="-111.03481" calcext:value-type="float">
            <text:p>-111.03481</text:p>
          </table:table-cell>
          <table:table-cell/>
        </table:table-row>
        <table:table-row table:style-name="ro1">
          <table:table-cell office:value-type="float" office:value="292428" calcext:value-type="float">
            <text:p>292428</text:p>
          </table:table-cell>
          <table:table-cell office:value-type="float" office:value="-108.48678" calcext:value-type="float">
            <text:p>-108.48678</text:p>
          </table:table-cell>
          <table:table-cell/>
        </table:table-row>
        <table:table-row table:style-name="ro1">
          <table:table-cell office:value-type="float" office:value="292873" calcext:value-type="float">
            <text:p>292873</text:p>
          </table:table-cell>
          <table:table-cell office:value-type="float" office:value="-110.22345" calcext:value-type="float">
            <text:p>-110.22345</text:p>
          </table:table-cell>
          <table:table-cell/>
        </table:table-row>
        <table:table-row table:style-name="ro1">
          <table:table-cell office:value-type="float" office:value="293318" calcext:value-type="float">
            <text:p>293318</text:p>
          </table:table-cell>
          <table:table-cell office:value-type="float" office:value="-111.40571" calcext:value-type="float">
            <text:p>-111.40571</text:p>
          </table:table-cell>
          <table:table-cell/>
        </table:table-row>
        <table:table-row table:style-name="ro1">
          <table:table-cell office:value-type="float" office:value="293764" calcext:value-type="float">
            <text:p>293764</text:p>
          </table:table-cell>
          <table:table-cell office:value-type="float" office:value="-111.7586" calcext:value-type="float">
            <text:p>-111.7586</text:p>
          </table:table-cell>
          <table:table-cell/>
        </table:table-row>
        <table:table-row table:style-name="ro1">
          <table:table-cell office:value-type="float" office:value="294209" calcext:value-type="float">
            <text:p>294209</text:p>
          </table:table-cell>
          <table:table-cell office:value-type="float" office:value="-111.35569" calcext:value-type="float">
            <text:p>-111.35569</text:p>
          </table:table-cell>
          <table:table-cell/>
        </table:table-row>
        <table:table-row table:style-name="ro1">
          <table:table-cell office:value-type="float" office:value="294655" calcext:value-type="float">
            <text:p>294655</text:p>
          </table:table-cell>
          <table:table-cell office:value-type="float" office:value="-109.29209" calcext:value-type="float">
            <text:p>-109.29209</text:p>
          </table:table-cell>
          <table:table-cell/>
        </table:table-row>
        <table:table-row table:style-name="ro1">
          <table:table-cell office:value-type="float" office:value="295100" calcext:value-type="float">
            <text:p>295100</text:p>
          </table:table-cell>
          <table:table-cell office:value-type="float" office:value="-110.54696" calcext:value-type="float">
            <text:p>-110.54696</text:p>
          </table:table-cell>
          <table:table-cell/>
        </table:table-row>
        <table:table-row table:style-name="ro1">
          <table:table-cell office:value-type="float" office:value="295546" calcext:value-type="float">
            <text:p>295546</text:p>
          </table:table-cell>
          <table:table-cell office:value-type="float" office:value="-108.99009" calcext:value-type="float">
            <text:p>-108.99009</text:p>
          </table:table-cell>
          <table:table-cell/>
        </table:table-row>
        <table:table-row table:style-name="ro1">
          <table:table-cell office:value-type="float" office:value="295991" calcext:value-type="float">
            <text:p>295991</text:p>
          </table:table-cell>
          <table:table-cell office:value-type="float" office:value="-110.00516" calcext:value-type="float">
            <text:p>-110.00516</text:p>
          </table:table-cell>
          <table:table-cell/>
        </table:table-row>
        <table:table-row table:style-name="ro1">
          <table:table-cell office:value-type="float" office:value="296437" calcext:value-type="float">
            <text:p>296437</text:p>
          </table:table-cell>
          <table:table-cell office:value-type="float" office:value="-109.19469" calcext:value-type="float">
            <text:p>-109.19469</text:p>
          </table:table-cell>
          <table:table-cell/>
        </table:table-row>
        <table:table-row table:style-name="ro1">
          <table:table-cell office:value-type="float" office:value="296882" calcext:value-type="float">
            <text:p>296882</text:p>
          </table:table-cell>
          <table:table-cell office:value-type="float" office:value="-110.90103" calcext:value-type="float">
            <text:p>-110.90103</text:p>
          </table:table-cell>
          <table:table-cell/>
        </table:table-row>
        <table:table-row table:style-name="ro1">
          <table:table-cell office:value-type="float" office:value="297327" calcext:value-type="float">
            <text:p>297327</text:p>
          </table:table-cell>
          <table:table-cell office:value-type="float" office:value="-110.36736" calcext:value-type="float">
            <text:p>-110.36736</text:p>
          </table:table-cell>
          <table:table-cell/>
        </table:table-row>
        <table:table-row table:style-name="ro1">
          <table:table-cell office:value-type="float" office:value="297773" calcext:value-type="float">
            <text:p>297773</text:p>
          </table:table-cell>
          <table:table-cell office:value-type="float" office:value="-111.48118" calcext:value-type="float">
            <text:p>-111.48118</text:p>
          </table:table-cell>
          <table:table-cell/>
        </table:table-row>
        <table:table-row table:style-name="ro1">
          <table:table-cell office:value-type="float" office:value="298218" calcext:value-type="float">
            <text:p>298218</text:p>
          </table:table-cell>
          <table:table-cell office:value-type="float" office:value="-112.1037" calcext:value-type="float">
            <text:p>-112.1037</text:p>
          </table:table-cell>
          <table:table-cell/>
        </table:table-row>
        <table:table-row table:style-name="ro1">
          <table:table-cell office:value-type="float" office:value="298664" calcext:value-type="float">
            <text:p>298664</text:p>
          </table:table-cell>
          <table:table-cell office:value-type="float" office:value="-114.03594" calcext:value-type="float">
            <text:p>-114.03594</text:p>
          </table:table-cell>
          <table:table-cell/>
        </table:table-row>
        <table:table-row table:style-name="ro1">
          <table:table-cell office:value-type="float" office:value="299109" calcext:value-type="float">
            <text:p>299109</text:p>
          </table:table-cell>
          <table:table-cell office:value-type="float" office:value="-112.43194" calcext:value-type="float">
            <text:p>-112.43194</text:p>
          </table:table-cell>
          <table:table-cell/>
        </table:table-row>
        <table:table-row table:style-name="ro1">
          <table:table-cell office:value-type="float" office:value="299555" calcext:value-type="float">
            <text:p>299555</text:p>
          </table:table-cell>
          <table:table-cell office:value-type="float" office:value="-111.75392" calcext:value-type="float">
            <text:p>-111.75392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-112.10774" calcext:value-type="float">
            <text:p>-112.10774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-113.03199" calcext:value-type="float">
            <text:p>-113.03199</text:p>
          </table:table-cell>
          <table:table-cell/>
        </table:table-row>
        <table:table-row table:style-name="ro1">
          <table:table-cell office:value-type="float" office:value="301559" calcext:value-type="float">
            <text:p>301559</text:p>
          </table:table-cell>
          <table:table-cell office:value-type="float" office:value="-112.43697" calcext:value-type="float">
            <text:p>-112.43697</text:p>
          </table:table-cell>
          <table:table-cell/>
        </table:table-row>
        <table:table-row table:style-name="ro1">
          <table:table-cell office:value-type="float" office:value="303118" calcext:value-type="float">
            <text:p>303118</text:p>
          </table:table-cell>
          <table:table-cell office:value-type="float" office:value="-111.04634" calcext:value-type="float">
            <text:p>-111.04634</text:p>
          </table:table-cell>
          <table:table-cell/>
        </table:table-row>
        <table:table-row table:style-name="ro1">
          <table:table-cell office:value-type="float" office:value="304677" calcext:value-type="float">
            <text:p>304677</text:p>
          </table:table-cell>
          <table:table-cell office:value-type="float" office:value="-112.94126" calcext:value-type="float">
            <text:p>-112.94126</text:p>
          </table:table-cell>
          <table:table-cell/>
        </table:table-row>
        <table:table-row table:style-name="ro1">
          <table:table-cell office:value-type="float" office:value="306236" calcext:value-type="float">
            <text:p>306236</text:p>
          </table:table-cell>
          <table:table-cell office:value-type="float" office:value="-112.38644" calcext:value-type="float">
            <text:p>-112.38644</text:p>
          </table:table-cell>
          <table:table-cell/>
        </table:table-row>
        <table:table-row table:style-name="ro1">
          <table:table-cell office:value-type="float" office:value="307795" calcext:value-type="float">
            <text:p>307795</text:p>
          </table:table-cell>
          <table:table-cell office:value-type="float" office:value="-113.31009" calcext:value-type="float">
            <text:p>-113.31009</text:p>
          </table:table-cell>
          <table:table-cell/>
        </table:table-row>
        <table:table-row table:style-name="ro1">
          <table:table-cell office:value-type="float" office:value="309354" calcext:value-type="float">
            <text:p>309354</text:p>
          </table:table-cell>
          <table:table-cell office:value-type="float" office:value="-109.80408" calcext:value-type="float">
            <text:p>-109.80408</text:p>
          </table:table-cell>
          <table:table-cell/>
        </table:table-row>
        <table:table-row table:style-name="ro1">
          <table:table-cell office:value-type="float" office:value="310913" calcext:value-type="float">
            <text:p>310913</text:p>
          </table:table-cell>
          <table:table-cell office:value-type="float" office:value="-112.08113" calcext:value-type="float">
            <text:p>-112.08113</text:p>
          </table:table-cell>
          <table:table-cell/>
        </table:table-row>
        <table:table-row table:style-name="ro1">
          <table:table-cell office:value-type="float" office:value="312472" calcext:value-type="float">
            <text:p>312472</text:p>
          </table:table-cell>
          <table:table-cell office:value-type="float" office:value="-113.49648" calcext:value-type="float">
            <text:p>-113.49648</text:p>
          </table:table-cell>
          <table:table-cell/>
        </table:table-row>
        <table:table-row table:style-name="ro1">
          <table:table-cell office:value-type="float" office:value="314031" calcext:value-type="float">
            <text:p>314031</text:p>
          </table:table-cell>
          <table:table-cell office:value-type="float" office:value="-112.41379" calcext:value-type="float">
            <text:p>-112.41379</text:p>
          </table:table-cell>
          <table:table-cell/>
        </table:table-row>
        <table:table-row table:style-name="ro1">
          <table:table-cell office:value-type="float" office:value="315590" calcext:value-type="float">
            <text:p>315590</text:p>
          </table:table-cell>
          <table:table-cell office:value-type="float" office:value="-110.91906" calcext:value-type="float">
            <text:p>-110.91906</text:p>
          </table:table-cell>
          <table:table-cell/>
        </table:table-row>
        <table:table-row table:style-name="ro1">
          <table:table-cell office:value-type="float" office:value="317149" calcext:value-type="float">
            <text:p>317149</text:p>
          </table:table-cell>
          <table:table-cell office:value-type="float" office:value="-111.02772" calcext:value-type="float">
            <text:p>-111.02772</text:p>
          </table:table-cell>
          <table:table-cell/>
        </table:table-row>
        <table:table-row table:style-name="ro1">
          <table:table-cell office:value-type="float" office:value="318708" calcext:value-type="float">
            <text:p>318708</text:p>
          </table:table-cell>
          <table:table-cell office:value-type="float" office:value="-112.09688" calcext:value-type="float">
            <text:p>-112.09688</text:p>
          </table:table-cell>
          <table:table-cell/>
        </table:table-row>
        <table:table-row table:style-name="ro1">
          <table:table-cell office:value-type="float" office:value="320267" calcext:value-type="float">
            <text:p>320267</text:p>
          </table:table-cell>
          <table:table-cell office:value-type="float" office:value="-109.32232" calcext:value-type="float">
            <text:p>-109.32232</text:p>
          </table:table-cell>
          <table:table-cell/>
        </table:table-row>
        <table:table-row table:style-name="ro1">
          <table:table-cell office:value-type="float" office:value="321826" calcext:value-type="float">
            <text:p>321826</text:p>
          </table:table-cell>
          <table:table-cell office:value-type="float" office:value="-111.2662" calcext:value-type="float">
            <text:p>-111.2662</text:p>
          </table:table-cell>
          <table:table-cell/>
        </table:table-row>
        <table:table-row table:style-name="ro1">
          <table:table-cell office:value-type="float" office:value="323385" calcext:value-type="float">
            <text:p>323385</text:p>
          </table:table-cell>
          <table:table-cell office:value-type="float" office:value="-113.10408" calcext:value-type="float">
            <text:p>-113.10408</text:p>
          </table:table-cell>
          <table:table-cell/>
        </table:table-row>
        <table:table-row table:style-name="ro1">
          <table:table-cell office:value-type="float" office:value="324944" calcext:value-type="float">
            <text:p>324944</text:p>
          </table:table-cell>
          <table:table-cell office:value-type="float" office:value="-112.22374" calcext:value-type="float">
            <text:p>-112.22374</text:p>
          </table:table-cell>
          <table:table-cell/>
        </table:table-row>
        <table:table-row table:style-name="ro1">
          <table:table-cell office:value-type="float" office:value="326503" calcext:value-type="float">
            <text:p>326503</text:p>
          </table:table-cell>
          <table:table-cell office:value-type="float" office:value="-111.32704" calcext:value-type="float">
            <text:p>-111.32704</text:p>
          </table:table-cell>
          <table:table-cell/>
        </table:table-row>
        <table:table-row table:style-name="ro1">
          <table:table-cell office:value-type="float" office:value="328062" calcext:value-type="float">
            <text:p>328062</text:p>
          </table:table-cell>
          <table:table-cell office:value-type="float" office:value="-112.08149" calcext:value-type="float">
            <text:p>-112.08149</text:p>
          </table:table-cell>
          <table:table-cell/>
        </table:table-row>
        <table:table-row table:style-name="ro1">
          <table:table-cell office:value-type="float" office:value="329621" calcext:value-type="float">
            <text:p>329621</text:p>
          </table:table-cell>
          <table:table-cell office:value-type="float" office:value="-112.72918" calcext:value-type="float">
            <text:p>-112.72918</text:p>
          </table:table-cell>
          <table:table-cell/>
        </table:table-row>
        <table:table-row table:style-name="ro1">
          <table:table-cell office:value-type="float" office:value="331180" calcext:value-type="float">
            <text:p>331180</text:p>
          </table:table-cell>
          <table:table-cell office:value-type="float" office:value="-112.34374" calcext:value-type="float">
            <text:p>-112.34374</text:p>
          </table:table-cell>
          <table:table-cell/>
        </table:table-row>
        <table:table-row table:style-name="ro1">
          <table:table-cell office:value-type="float" office:value="332739" calcext:value-type="float">
            <text:p>332739</text:p>
          </table:table-cell>
          <table:table-cell office:value-type="float" office:value="-111.46425" calcext:value-type="float">
            <text:p>-111.46425</text:p>
          </table:table-cell>
          <table:table-cell/>
        </table:table-row>
        <table:table-row table:style-name="ro1">
          <table:table-cell office:value-type="float" office:value="334298" calcext:value-type="float">
            <text:p>334298</text:p>
          </table:table-cell>
          <table:table-cell office:value-type="float" office:value="-112.76994" calcext:value-type="float">
            <text:p>-112.76994</text:p>
          </table:table-cell>
          <table:table-cell/>
        </table:table-row>
        <table:table-row table:style-name="ro1">
          <table:table-cell office:value-type="float" office:value="335857" calcext:value-type="float">
            <text:p>335857</text:p>
          </table:table-cell>
          <table:table-cell office:value-type="float" office:value="-110.94364" calcext:value-type="float">
            <text:p>-110.94364</text:p>
          </table:table-cell>
          <table:table-cell/>
        </table:table-row>
        <table:table-row table:style-name="ro1">
          <table:table-cell office:value-type="float" office:value="337416" calcext:value-type="float">
            <text:p>337416</text:p>
          </table:table-cell>
          <table:table-cell office:value-type="float" office:value="-114.17245" calcext:value-type="float">
            <text:p>-114.17245</text:p>
          </table:table-cell>
          <table:table-cell/>
        </table:table-row>
        <table:table-row table:style-name="ro1">
          <table:table-cell office:value-type="float" office:value="338976" calcext:value-type="float">
            <text:p>338976</text:p>
          </table:table-cell>
          <table:table-cell office:value-type="float" office:value="-110.65766" calcext:value-type="float">
            <text:p>-110.65766</text:p>
          </table:table-cell>
          <table:table-cell/>
        </table:table-row>
        <table:table-row table:style-name="ro1">
          <table:table-cell office:value-type="float" office:value="340535" calcext:value-type="float">
            <text:p>340535</text:p>
          </table:table-cell>
          <table:table-cell office:value-type="float" office:value="-112.63858" calcext:value-type="float">
            <text:p>-112.63858</text:p>
          </table:table-cell>
          <table:table-cell/>
        </table:table-row>
        <table:table-row table:style-name="ro1">
          <table:table-cell office:value-type="float" office:value="342094" calcext:value-type="float">
            <text:p>342094</text:p>
          </table:table-cell>
          <table:table-cell office:value-type="float" office:value="-110.50093" calcext:value-type="float">
            <text:p>-110.50093</text:p>
          </table:table-cell>
          <table:table-cell/>
        </table:table-row>
        <table:table-row table:style-name="ro1">
          <table:table-cell office:value-type="float" office:value="343653" calcext:value-type="float">
            <text:p>343653</text:p>
          </table:table-cell>
          <table:table-cell office:value-type="float" office:value="-113.56216" calcext:value-type="float">
            <text:p>-113.56216</text:p>
          </table:table-cell>
          <table:table-cell/>
        </table:table-row>
        <table:table-row table:style-name="ro1">
          <table:table-cell office:value-type="float" office:value="345212" calcext:value-type="float">
            <text:p>345212</text:p>
          </table:table-cell>
          <table:table-cell office:value-type="float" office:value="-110.87205" calcext:value-type="float">
            <text:p>-110.87205</text:p>
          </table:table-cell>
          <table:table-cell/>
        </table:table-row>
        <table:table-row table:style-name="ro1">
          <table:table-cell office:value-type="float" office:value="346771" calcext:value-type="float">
            <text:p>346771</text:p>
          </table:table-cell>
          <table:table-cell office:value-type="float" office:value="-112.83982" calcext:value-type="float">
            <text:p>-112.83982</text:p>
          </table:table-cell>
          <table:table-cell/>
        </table:table-row>
        <table:table-row table:style-name="ro1">
          <table:table-cell office:value-type="float" office:value="348330" calcext:value-type="float">
            <text:p>348330</text:p>
          </table:table-cell>
          <table:table-cell office:value-type="float" office:value="-114.42902" calcext:value-type="float">
            <text:p>-114.42902</text:p>
          </table:table-cell>
          <table:table-cell/>
        </table:table-row>
        <table:table-row table:style-name="ro1">
          <table:table-cell office:value-type="float" office:value="349889" calcext:value-type="float">
            <text:p>349889</text:p>
          </table:table-cell>
          <table:table-cell office:value-type="float" office:value="-113.39316" calcext:value-type="float">
            <text:p>-113.39316</text:p>
          </table:table-cell>
          <table:table-cell/>
        </table:table-row>
        <table:table-row table:style-name="ro1">
          <table:table-cell office:value-type="float" office:value="351448" calcext:value-type="float">
            <text:p>351448</text:p>
          </table:table-cell>
          <table:table-cell office:value-type="float" office:value="-113.9054" calcext:value-type="float">
            <text:p>-113.9054</text:p>
          </table:table-cell>
          <table:table-cell/>
        </table:table-row>
        <table:table-row table:style-name="ro1">
          <table:table-cell office:value-type="float" office:value="353007" calcext:value-type="float">
            <text:p>353007</text:p>
          </table:table-cell>
          <table:table-cell office:value-type="float" office:value="-112.66602" calcext:value-type="float">
            <text:p>-112.66602</text:p>
          </table:table-cell>
          <table:table-cell/>
        </table:table-row>
        <table:table-row table:style-name="ro1">
          <table:table-cell office:value-type="float" office:value="354566" calcext:value-type="float">
            <text:p>354566</text:p>
          </table:table-cell>
          <table:table-cell office:value-type="float" office:value="-112.90226" calcext:value-type="float">
            <text:p>-112.90226</text:p>
          </table:table-cell>
          <table:table-cell/>
        </table:table-row>
        <table:table-row table:style-name="ro1">
          <table:table-cell office:value-type="float" office:value="356125" calcext:value-type="float">
            <text:p>356125</text:p>
          </table:table-cell>
          <table:table-cell office:value-type="float" office:value="-113.67384" calcext:value-type="float">
            <text:p>-113.67384</text:p>
          </table:table-cell>
          <table:table-cell/>
        </table:table-row>
        <table:table-row table:style-name="ro1">
          <table:table-cell office:value-type="float" office:value="357684" calcext:value-type="float">
            <text:p>357684</text:p>
          </table:table-cell>
          <table:table-cell office:value-type="float" office:value="-111.54298" calcext:value-type="float">
            <text:p>-111.54298</text:p>
          </table:table-cell>
          <table:table-cell/>
        </table:table-row>
        <table:table-row table:style-name="ro1">
          <table:table-cell office:value-type="float" office:value="359243" calcext:value-type="float">
            <text:p>359243</text:p>
          </table:table-cell>
          <table:table-cell office:value-type="float" office:value="-112.54703" calcext:value-type="float">
            <text:p>-112.54703</text:p>
          </table:table-cell>
          <table:table-cell/>
        </table:table-row>
        <table:table-row table:style-name="ro1">
          <table:table-cell office:value-type="float" office:value="360802" calcext:value-type="float">
            <text:p>360802</text:p>
          </table:table-cell>
          <table:table-cell office:value-type="float" office:value="-111.29844" calcext:value-type="float">
            <text:p>-111.29844</text:p>
          </table:table-cell>
          <table:table-cell/>
        </table:table-row>
        <table:table-row table:style-name="ro1">
          <table:table-cell office:value-type="float" office:value="362361" calcext:value-type="float">
            <text:p>362361</text:p>
          </table:table-cell>
          <table:table-cell office:value-type="float" office:value="-111.62306" calcext:value-type="float">
            <text:p>-111.62306</text:p>
          </table:table-cell>
          <table:table-cell/>
        </table:table-row>
        <table:table-row table:style-name="ro1">
          <table:table-cell office:value-type="float" office:value="363920" calcext:value-type="float">
            <text:p>363920</text:p>
          </table:table-cell>
          <table:table-cell office:value-type="float" office:value="-113.90285" calcext:value-type="float">
            <text:p>-113.90285</text:p>
          </table:table-cell>
          <table:table-cell/>
        </table:table-row>
        <table:table-row table:style-name="ro1">
          <table:table-cell office:value-type="float" office:value="365479" calcext:value-type="float">
            <text:p>365479</text:p>
          </table:table-cell>
          <table:table-cell office:value-type="float" office:value="-114.12909" calcext:value-type="float">
            <text:p>-114.12909</text:p>
          </table:table-cell>
          <table:table-cell/>
        </table:table-row>
        <table:table-row table:style-name="ro1">
          <table:table-cell office:value-type="float" office:value="367038" calcext:value-type="float">
            <text:p>367038</text:p>
          </table:table-cell>
          <table:table-cell office:value-type="float" office:value="-115.60809" calcext:value-type="float">
            <text:p>-115.60809</text:p>
          </table:table-cell>
          <table:table-cell/>
        </table:table-row>
        <table:table-row table:style-name="ro1">
          <table:table-cell office:value-type="float" office:value="368597" calcext:value-type="float">
            <text:p>368597</text:p>
          </table:table-cell>
          <table:table-cell office:value-type="float" office:value="-114.38868" calcext:value-type="float">
            <text:p>-114.38868</text:p>
          </table:table-cell>
          <table:table-cell/>
        </table:table-row>
        <table:table-row table:style-name="ro1">
          <table:table-cell office:value-type="float" office:value="370156" calcext:value-type="float">
            <text:p>370156</text:p>
          </table:table-cell>
          <table:table-cell office:value-type="float" office:value="-113.94369" calcext:value-type="float">
            <text:p>-113.94369</text:p>
          </table:table-cell>
          <table:table-cell/>
        </table:table-row>
        <table:table-row table:style-name="ro1">
          <table:table-cell office:value-type="float" office:value="371715" calcext:value-type="float">
            <text:p>371715</text:p>
          </table:table-cell>
          <table:table-cell office:value-type="float" office:value="-113.57008" calcext:value-type="float">
            <text:p>-113.57008</text:p>
          </table:table-cell>
          <table:table-cell/>
        </table:table-row>
        <table:table-row table:style-name="ro1">
          <table:table-cell office:value-type="float" office:value="373274" calcext:value-type="float">
            <text:p>373274</text:p>
          </table:table-cell>
          <table:table-cell office:value-type="float" office:value="-112.5242" calcext:value-type="float">
            <text:p>-112.5242</text:p>
          </table:table-cell>
          <table:table-cell/>
        </table:table-row>
        <table:table-row table:style-name="ro1">
          <table:table-cell office:value-type="float" office:value="374833" calcext:value-type="float">
            <text:p>374833</text:p>
          </table:table-cell>
          <table:table-cell office:value-type="float" office:value="-115.05191" calcext:value-type="float">
            <text:p>-115.05191</text:p>
          </table:table-cell>
          <table:table-cell/>
        </table:table-row>
        <table:table-row table:style-name="ro1">
          <table:table-cell office:value-type="float" office:value="376392" calcext:value-type="float">
            <text:p>376392</text:p>
          </table:table-cell>
          <table:table-cell office:value-type="float" office:value="-114.8521" calcext:value-type="float">
            <text:p>-114.8521</text:p>
          </table:table-cell>
          <table:table-cell/>
        </table:table-row>
        <table:table-row table:style-name="ro1">
          <table:table-cell office:value-type="float" office:value="377951" calcext:value-type="float">
            <text:p>377951</text:p>
          </table:table-cell>
          <table:table-cell office:value-type="float" office:value="-114.22455" calcext:value-type="float">
            <text:p>-114.22455</text:p>
          </table:table-cell>
          <table:table-cell/>
        </table:table-row>
        <table:table-row table:style-name="ro1">
          <table:table-cell office:value-type="float" office:value="379510" calcext:value-type="float">
            <text:p>379510</text:p>
          </table:table-cell>
          <table:table-cell office:value-type="float" office:value="-114.92149" calcext:value-type="float">
            <text:p>-114.92149</text:p>
          </table:table-cell>
          <table:table-cell/>
        </table:table-row>
        <table:table-row table:style-name="ro1">
          <table:table-cell office:value-type="float" office:value="381069" calcext:value-type="float">
            <text:p>381069</text:p>
          </table:table-cell>
          <table:table-cell office:value-type="float" office:value="-115.16305" calcext:value-type="float">
            <text:p>-115.16305</text:p>
          </table:table-cell>
          <table:table-cell/>
        </table:table-row>
        <table:table-row table:style-name="ro1">
          <table:table-cell office:value-type="float" office:value="382628" calcext:value-type="float">
            <text:p>382628</text:p>
          </table:table-cell>
          <table:table-cell office:value-type="float" office:value="-113.08936" calcext:value-type="float">
            <text:p>-113.08936</text:p>
          </table:table-cell>
          <table:table-cell/>
        </table:table-row>
        <table:table-row table:style-name="ro1">
          <table:table-cell office:value-type="float" office:value="384187" calcext:value-type="float">
            <text:p>384187</text:p>
          </table:table-cell>
          <table:table-cell office:value-type="float" office:value="-113.71766" calcext:value-type="float">
            <text:p>-113.71766</text:p>
          </table:table-cell>
          <table:table-cell/>
        </table:table-row>
        <table:table-row table:style-name="ro1">
          <table:table-cell office:value-type="float" office:value="385746" calcext:value-type="float">
            <text:p>385746</text:p>
          </table:table-cell>
          <table:table-cell office:value-type="float" office:value="-112.67747" calcext:value-type="float">
            <text:p>-112.67747</text:p>
          </table:table-cell>
          <table:table-cell/>
        </table:table-row>
        <table:table-row table:style-name="ro1">
          <table:table-cell office:value-type="float" office:value="387305" calcext:value-type="float">
            <text:p>387305</text:p>
          </table:table-cell>
          <table:table-cell office:value-type="float" office:value="-114.79579" calcext:value-type="float">
            <text:p>-114.79579</text:p>
          </table:table-cell>
          <table:table-cell/>
        </table:table-row>
        <table:table-row table:style-name="ro1">
          <table:table-cell office:value-type="float" office:value="388864" calcext:value-type="float">
            <text:p>388864</text:p>
          </table:table-cell>
          <table:table-cell office:value-type="float" office:value="-113.54041" calcext:value-type="float">
            <text:p>-113.54041</text:p>
          </table:table-cell>
          <table:table-cell/>
        </table:table-row>
        <table:table-row table:style-name="ro1">
          <table:table-cell office:value-type="float" office:value="390423" calcext:value-type="float">
            <text:p>390423</text:p>
          </table:table-cell>
          <table:table-cell office:value-type="float" office:value="-114.41835" calcext:value-type="float">
            <text:p>-114.41835</text:p>
          </table:table-cell>
          <table:table-cell/>
        </table:table-row>
        <table:table-row table:style-name="ro1">
          <table:table-cell office:value-type="float" office:value="391982" calcext:value-type="float">
            <text:p>391982</text:p>
          </table:table-cell>
          <table:table-cell office:value-type="float" office:value="-114.38452" calcext:value-type="float">
            <text:p>-114.38452</text:p>
          </table:table-cell>
          <table:table-cell/>
        </table:table-row>
        <table:table-row table:style-name="ro1">
          <table:table-cell office:value-type="float" office:value="393541" calcext:value-type="float">
            <text:p>393541</text:p>
          </table:table-cell>
          <table:table-cell office:value-type="float" office:value="-113.08254" calcext:value-type="float">
            <text:p>-113.08254</text:p>
          </table:table-cell>
          <table:table-cell/>
        </table:table-row>
        <table:table-row table:style-name="ro1">
          <table:table-cell office:value-type="float" office:value="395100" calcext:value-type="float">
            <text:p>395100</text:p>
          </table:table-cell>
          <table:table-cell office:value-type="float" office:value="-113.468" calcext:value-type="float">
            <text:p>-113.468</text:p>
          </table:table-cell>
          <table:table-cell/>
        </table:table-row>
        <table:table-row table:style-name="ro1">
          <table:table-cell office:value-type="float" office:value="396659" calcext:value-type="float">
            <text:p>396659</text:p>
          </table:table-cell>
          <table:table-cell office:value-type="float" office:value="-114.691" calcext:value-type="float">
            <text:p>-114.691</text:p>
          </table:table-cell>
          <table:table-cell/>
        </table:table-row>
        <table:table-row table:style-name="ro1">
          <table:table-cell office:value-type="float" office:value="398218" calcext:value-type="float">
            <text:p>398218</text:p>
          </table:table-cell>
          <table:table-cell office:value-type="float" office:value="-114.12632" calcext:value-type="float">
            <text:p>-114.12632</text:p>
          </table:table-cell>
          <table:table-cell/>
        </table:table-row>
        <table:table-row table:style-name="ro1">
          <table:table-cell office:value-type="float" office:value="399777" calcext:value-type="float">
            <text:p>399777</text:p>
          </table:table-cell>
          <table:table-cell office:value-type="float" office:value="-113.09734" calcext:value-type="float">
            <text:p>-113.09734</text:p>
          </table:table-cell>
          <table:table-cell/>
        </table:table-row>
        <table:table-row table:style-name="ro1">
          <table:table-cell office:value-type="float" office:value="401336" calcext:value-type="float">
            <text:p>401336</text:p>
          </table:table-cell>
          <table:table-cell office:value-type="float" office:value="-112.59859" calcext:value-type="float">
            <text:p>-112.59859</text:p>
          </table:table-cell>
          <table:table-cell/>
        </table:table-row>
        <table:table-row table:style-name="ro1">
          <table:table-cell office:value-type="float" office:value="402895" calcext:value-type="float">
            <text:p>402895</text:p>
          </table:table-cell>
          <table:table-cell office:value-type="float" office:value="-113.91445" calcext:value-type="float">
            <text:p>-113.91445</text:p>
          </table:table-cell>
          <table:table-cell/>
        </table:table-row>
        <table:table-row table:style-name="ro1">
          <table:table-cell office:value-type="float" office:value="404454" calcext:value-type="float">
            <text:p>404454</text:p>
          </table:table-cell>
          <table:table-cell office:value-type="float" office:value="-114.9325" calcext:value-type="float">
            <text:p>-114.9325</text:p>
          </table:table-cell>
          <table:table-cell/>
        </table:table-row>
        <table:table-row table:style-name="ro1">
          <table:table-cell office:value-type="float" office:value="406013" calcext:value-type="float">
            <text:p>406013</text:p>
          </table:table-cell>
          <table:table-cell office:value-type="float" office:value="-114.61711" calcext:value-type="float">
            <text:p>-114.61711</text:p>
          </table:table-cell>
          <table:table-cell/>
        </table:table-row>
        <table:table-row table:style-name="ro1">
          <table:table-cell office:value-type="float" office:value="407572" calcext:value-type="float">
            <text:p>407572</text:p>
          </table:table-cell>
          <table:table-cell office:value-type="float" office:value="-114.83272" calcext:value-type="float">
            <text:p>-114.83272</text:p>
          </table:table-cell>
          <table:table-cell/>
        </table:table-row>
        <table:table-row table:style-name="ro1">
          <table:table-cell office:value-type="float" office:value="409131" calcext:value-type="float">
            <text:p>409131</text:p>
          </table:table-cell>
          <table:table-cell office:value-type="float" office:value="-115.70566" calcext:value-type="float">
            <text:p>-115.70566</text:p>
          </table:table-cell>
          <table:table-cell/>
        </table:table-row>
        <table:table-row table:style-name="ro1">
          <table:table-cell office:value-type="float" office:value="410690" calcext:value-type="float">
            <text:p>410690</text:p>
          </table:table-cell>
          <table:table-cell office:value-type="float" office:value="-115.27352" calcext:value-type="float">
            <text:p>-115.27352</text:p>
          </table:table-cell>
          <table:table-cell/>
        </table:table-row>
        <table:table-row table:style-name="ro1">
          <table:table-cell office:value-type="float" office:value="412249" calcext:value-type="float">
            <text:p>412249</text:p>
          </table:table-cell>
          <table:table-cell office:value-type="float" office:value="-114.78126" calcext:value-type="float">
            <text:p>-114.78126</text:p>
          </table:table-cell>
          <table:table-cell/>
        </table:table-row>
        <table:table-row table:style-name="ro1">
          <table:table-cell office:value-type="float" office:value="413808" calcext:value-type="float">
            <text:p>413808</text:p>
          </table:table-cell>
          <table:table-cell office:value-type="float" office:value="-114.31501" calcext:value-type="float">
            <text:p>-114.31501</text:p>
          </table:table-cell>
          <table:table-cell/>
        </table:table-row>
        <table:table-row table:style-name="ro1">
          <table:table-cell office:value-type="float" office:value="415367" calcext:value-type="float">
            <text:p>415367</text:p>
          </table:table-cell>
          <table:table-cell office:value-type="float" office:value="-114.90204" calcext:value-type="float">
            <text:p>-114.90204</text:p>
          </table:table-cell>
          <table:table-cell/>
        </table:table-row>
        <table:table-row table:style-name="ro1">
          <table:table-cell office:value-type="float" office:value="416927" calcext:value-type="float">
            <text:p>416927</text:p>
          </table:table-cell>
          <table:table-cell office:value-type="float" office:value="-115.35561" calcext:value-type="float">
            <text:p>-115.35561</text:p>
          </table:table-cell>
          <table:table-cell/>
        </table:table-row>
        <table:table-row table:style-name="ro1">
          <table:table-cell office:value-type="float" office:value="418486" calcext:value-type="float">
            <text:p>418486</text:p>
          </table:table-cell>
          <table:table-cell office:value-type="float" office:value="-116.27507" calcext:value-type="float">
            <text:p>-116.27507</text:p>
          </table:table-cell>
          <table:table-cell/>
        </table:table-row>
        <table:table-row table:style-name="ro1">
          <table:table-cell office:value-type="float" office:value="420045" calcext:value-type="float">
            <text:p>420045</text:p>
          </table:table-cell>
          <table:table-cell office:value-type="float" office:value="-115.66201" calcext:value-type="float">
            <text:p>-115.66201</text:p>
          </table:table-cell>
          <table:table-cell/>
        </table:table-row>
        <table:table-row table:style-name="ro1">
          <table:table-cell office:value-type="float" office:value="421604" calcext:value-type="float">
            <text:p>421604</text:p>
          </table:table-cell>
          <table:table-cell office:value-type="float" office:value="-114.95324" calcext:value-type="float">
            <text:p>-114.95324</text:p>
          </table:table-cell>
          <table:table-cell/>
        </table:table-row>
        <table:table-row table:style-name="ro1">
          <table:table-cell office:value-type="float" office:value="423163" calcext:value-type="float">
            <text:p>423163</text:p>
          </table:table-cell>
          <table:table-cell office:value-type="float" office:value="-115.33822" calcext:value-type="float">
            <text:p>-115.33822</text:p>
          </table:table-cell>
          <table:table-cell/>
        </table:table-row>
        <table:table-row table:style-name="ro1">
          <table:table-cell office:value-type="float" office:value="424722" calcext:value-type="float">
            <text:p>424722</text:p>
          </table:table-cell>
          <table:table-cell office:value-type="float" office:value="-117.15994" calcext:value-type="float">
            <text:p>-117.15994</text:p>
          </table:table-cell>
          <table:table-cell/>
        </table:table-row>
        <table:table-row table:style-name="ro1">
          <table:table-cell office:value-type="float" office:value="426281" calcext:value-type="float">
            <text:p>426281</text:p>
          </table:table-cell>
          <table:table-cell office:value-type="float" office:value="-114.78743" calcext:value-type="float">
            <text:p>-114.78743</text:p>
          </table:table-cell>
          <table:table-cell/>
        </table:table-row>
        <table:table-row table:style-name="ro1">
          <table:table-cell office:value-type="float" office:value="427840" calcext:value-type="float">
            <text:p>427840</text:p>
          </table:table-cell>
          <table:table-cell office:value-type="float" office:value="-114.94672" calcext:value-type="float">
            <text:p>-114.94672</text:p>
          </table:table-cell>
          <table:table-cell/>
        </table:table-row>
        <table:table-row table:style-name="ro1">
          <table:table-cell office:value-type="float" office:value="429399" calcext:value-type="float">
            <text:p>429399</text:p>
          </table:table-cell>
          <table:table-cell office:value-type="float" office:value="-116.42232" calcext:value-type="float">
            <text:p>-116.42232</text:p>
          </table:table-cell>
          <table:table-cell/>
        </table:table-row>
        <table:table-row table:style-name="ro1">
          <table:table-cell office:value-type="float" office:value="430958" calcext:value-type="float">
            <text:p>430958</text:p>
          </table:table-cell>
          <table:table-cell office:value-type="float" office:value="-114.99429" calcext:value-type="float">
            <text:p>-114.99429</text:p>
          </table:table-cell>
          <table:table-cell/>
        </table:table-row>
        <table:table-row table:style-name="ro1">
          <table:table-cell office:value-type="float" office:value="432517" calcext:value-type="float">
            <text:p>432517</text:p>
          </table:table-cell>
          <table:table-cell office:value-type="float" office:value="-115.57997" calcext:value-type="float">
            <text:p>-115.57997</text:p>
          </table:table-cell>
          <table:table-cell/>
        </table:table-row>
        <table:table-row table:style-name="ro1">
          <table:table-cell office:value-type="float" office:value="434076" calcext:value-type="float">
            <text:p>434076</text:p>
          </table:table-cell>
          <table:table-cell office:value-type="float" office:value="-116.79251" calcext:value-type="float">
            <text:p>-116.79251</text:p>
          </table:table-cell>
          <table:table-cell/>
        </table:table-row>
        <table:table-row table:style-name="ro1">
          <table:table-cell office:value-type="float" office:value="435635" calcext:value-type="float">
            <text:p>435635</text:p>
          </table:table-cell>
          <table:table-cell office:value-type="float" office:value="-116.23319" calcext:value-type="float">
            <text:p>-116.23319</text:p>
          </table:table-cell>
          <table:table-cell/>
        </table:table-row>
        <table:table-row table:style-name="ro1">
          <table:table-cell office:value-type="float" office:value="437194" calcext:value-type="float">
            <text:p>437194</text:p>
          </table:table-cell>
          <table:table-cell office:value-type="float" office:value="-116.13191" calcext:value-type="float">
            <text:p>-116.13191</text:p>
          </table:table-cell>
          <table:table-cell/>
        </table:table-row>
        <table:table-row table:style-name="ro1">
          <table:table-cell office:value-type="float" office:value="438753" calcext:value-type="float">
            <text:p>438753</text:p>
          </table:table-cell>
          <table:table-cell office:value-type="float" office:value="-115.2484" calcext:value-type="float">
            <text:p>-115.2484</text:p>
          </table:table-cell>
          <table:table-cell/>
        </table:table-row>
        <table:table-row table:style-name="ro1">
          <table:table-cell office:value-type="float" office:value="440312" calcext:value-type="float">
            <text:p>440312</text:p>
          </table:table-cell>
          <table:table-cell office:value-type="float" office:value="-116.06818" calcext:value-type="float">
            <text:p>-116.06818</text:p>
          </table:table-cell>
          <table:table-cell/>
        </table:table-row>
        <table:table-row table:style-name="ro1">
          <table:table-cell office:value-type="float" office:value="441871" calcext:value-type="float">
            <text:p>441871</text:p>
          </table:table-cell>
          <table:table-cell office:value-type="float" office:value="-116.13572" calcext:value-type="float">
            <text:p>-116.13572</text:p>
          </table:table-cell>
          <table:table-cell/>
        </table:table-row>
        <table:table-row table:style-name="ro1">
          <table:table-cell office:value-type="float" office:value="443430" calcext:value-type="float">
            <text:p>443430</text:p>
          </table:table-cell>
          <table:table-cell office:value-type="float" office:value="-117.87584" calcext:value-type="float">
            <text:p>-117.87584</text:p>
          </table:table-cell>
          <table:table-cell/>
        </table:table-row>
        <table:table-row table:style-name="ro1">
          <table:table-cell office:value-type="float" office:value="444989" calcext:value-type="float">
            <text:p>444989</text:p>
          </table:table-cell>
          <table:table-cell office:value-type="float" office:value="-115.62598" calcext:value-type="float">
            <text:p>-115.62598</text:p>
          </table:table-cell>
          <table:table-cell/>
        </table:table-row>
        <table:table-row table:style-name="ro1">
          <table:table-cell office:value-type="float" office:value="446548" calcext:value-type="float">
            <text:p>446548</text:p>
          </table:table-cell>
          <table:table-cell office:value-type="float" office:value="-116.44951" calcext:value-type="float">
            <text:p>-116.44951</text:p>
          </table:table-cell>
          <table:table-cell/>
        </table:table-row>
        <table:table-row table:style-name="ro1">
          <table:table-cell office:value-type="float" office:value="448107" calcext:value-type="float">
            <text:p>448107</text:p>
          </table:table-cell>
          <table:table-cell office:value-type="float" office:value="-116.64936" calcext:value-type="float">
            <text:p>-116.64936</text:p>
          </table:table-cell>
          <table:table-cell/>
        </table:table-row>
        <table:table-row table:style-name="ro1">
          <table:table-cell office:value-type="float" office:value="449666" calcext:value-type="float">
            <text:p>449666</text:p>
          </table:table-cell>
          <table:table-cell office:value-type="float" office:value="-117.23949" calcext:value-type="float">
            <text:p>-117.23949</text:p>
          </table:table-cell>
          <table:table-cell/>
        </table:table-row>
        <table:table-row table:style-name="ro1">
          <table:table-cell office:value-type="float" office:value="451225" calcext:value-type="float">
            <text:p>451225</text:p>
          </table:table-cell>
          <table:table-cell office:value-type="float" office:value="-118.51294" calcext:value-type="float">
            <text:p>-118.51294</text:p>
          </table:table-cell>
          <table:table-cell/>
        </table:table-row>
        <table:table-row table:style-name="ro1">
          <table:table-cell office:value-type="float" office:value="452784" calcext:value-type="float">
            <text:p>452784</text:p>
          </table:table-cell>
          <table:table-cell office:value-type="float" office:value="-117.54753" calcext:value-type="float">
            <text:p>-117.54753</text:p>
          </table:table-cell>
          <table:table-cell/>
        </table:table-row>
        <table:table-row table:style-name="ro1">
          <table:table-cell office:value-type="float" office:value="454343" calcext:value-type="float">
            <text:p>454343</text:p>
          </table:table-cell>
          <table:table-cell office:value-type="float" office:value="-115.61608" calcext:value-type="float">
            <text:p>-115.61608</text:p>
          </table:table-cell>
          <table:table-cell/>
        </table:table-row>
        <table:table-row table:style-name="ro1">
          <table:table-cell office:value-type="float" office:value="455902" calcext:value-type="float">
            <text:p>455902</text:p>
          </table:table-cell>
          <table:table-cell office:value-type="float" office:value="-117.64075" calcext:value-type="float">
            <text:p>-117.64075</text:p>
          </table:table-cell>
          <table:table-cell/>
        </table:table-row>
        <table:table-row table:style-name="ro1">
          <table:table-cell office:value-type="float" office:value="457461" calcext:value-type="float">
            <text:p>457461</text:p>
          </table:table-cell>
          <table:table-cell office:value-type="float" office:value="-116.75804" calcext:value-type="float">
            <text:p>-116.75804</text:p>
          </table:table-cell>
          <table:table-cell/>
        </table:table-row>
        <table:table-row table:style-name="ro1">
          <table:table-cell office:value-type="float" office:value="459020" calcext:value-type="float">
            <text:p>459020</text:p>
          </table:table-cell>
          <table:table-cell office:value-type="float" office:value="-115.06415" calcext:value-type="float">
            <text:p>-115.06415</text:p>
          </table:table-cell>
          <table:table-cell/>
        </table:table-row>
        <table:table-row table:style-name="ro1">
          <table:table-cell office:value-type="float" office:value="460579" calcext:value-type="float">
            <text:p>460579</text:p>
          </table:table-cell>
          <table:table-cell office:value-type="float" office:value="-118.89453" calcext:value-type="float">
            <text:p>-118.89453</text:p>
          </table:table-cell>
          <table:table-cell/>
        </table:table-row>
        <table:table-row table:style-name="ro1">
          <table:table-cell office:value-type="float" office:value="462138" calcext:value-type="float">
            <text:p>462138</text:p>
          </table:table-cell>
          <table:table-cell office:value-type="float" office:value="-117.68736" calcext:value-type="float">
            <text:p>-117.68736</text:p>
          </table:table-cell>
          <table:table-cell/>
        </table:table-row>
        <table:table-row table:style-name="ro1">
          <table:table-cell office:value-type="float" office:value="463697" calcext:value-type="float">
            <text:p>463697</text:p>
          </table:table-cell>
          <table:table-cell office:value-type="float" office:value="-115.95297" calcext:value-type="float">
            <text:p>-115.95297</text:p>
          </table:table-cell>
          <table:table-cell/>
        </table:table-row>
        <table:table-row table:style-name="ro1">
          <table:table-cell office:value-type="float" office:value="465256" calcext:value-type="float">
            <text:p>465256</text:p>
          </table:table-cell>
          <table:table-cell office:value-type="float" office:value="-117.30103" calcext:value-type="float">
            <text:p>-117.30103</text:p>
          </table:table-cell>
          <table:table-cell/>
        </table:table-row>
        <table:table-row table:style-name="ro1">
          <table:table-cell office:value-type="float" office:value="466815" calcext:value-type="float">
            <text:p>466815</text:p>
          </table:table-cell>
          <table:table-cell office:value-type="float" office:value="-118.21328" calcext:value-type="float">
            <text:p>-118.21328</text:p>
          </table:table-cell>
          <table:table-cell/>
        </table:table-row>
        <table:table-row table:style-name="ro1">
          <table:table-cell office:value-type="float" office:value="468374" calcext:value-type="float">
            <text:p>468374</text:p>
          </table:table-cell>
          <table:table-cell office:value-type="float" office:value="-118.96219" calcext:value-type="float">
            <text:p>-118.96219</text:p>
          </table:table-cell>
          <table:table-cell/>
        </table:table-row>
        <table:table-row table:style-name="ro1">
          <table:table-cell office:value-type="float" office:value="469933" calcext:value-type="float">
            <text:p>469933</text:p>
          </table:table-cell>
          <table:table-cell office:value-type="float" office:value="-119.46762" calcext:value-type="float">
            <text:p>-119.46762</text:p>
          </table:table-cell>
          <table:table-cell/>
        </table:table-row>
        <table:table-row table:style-name="ro1">
          <table:table-cell office:value-type="float" office:value="471492" calcext:value-type="float">
            <text:p>471492</text:p>
          </table:table-cell>
          <table:table-cell office:value-type="float" office:value="-116.58312" calcext:value-type="float">
            <text:p>-116.58312</text:p>
          </table:table-cell>
          <table:table-cell/>
        </table:table-row>
        <table:table-row table:style-name="ro1">
          <table:table-cell office:value-type="float" office:value="473051" calcext:value-type="float">
            <text:p>473051</text:p>
          </table:table-cell>
          <table:table-cell office:value-type="float" office:value="-117.61519" calcext:value-type="float">
            <text:p>-117.61519</text:p>
          </table:table-cell>
          <table:table-cell/>
        </table:table-row>
        <table:table-row table:style-name="ro1">
          <table:table-cell office:value-type="float" office:value="474610" calcext:value-type="float">
            <text:p>474610</text:p>
          </table:table-cell>
          <table:table-cell office:value-type="float" office:value="-117.40942" calcext:value-type="float">
            <text:p>-117.40942</text:p>
          </table:table-cell>
          <table:table-cell/>
        </table:table-row>
        <table:table-row table:style-name="ro1">
          <table:table-cell office:value-type="float" office:value="476169" calcext:value-type="float">
            <text:p>476169</text:p>
          </table:table-cell>
          <table:table-cell office:value-type="float" office:value="-118.85293" calcext:value-type="float">
            <text:p>-118.85293</text:p>
          </table:table-cell>
          <table:table-cell/>
        </table:table-row>
        <table:table-row table:style-name="ro1">
          <table:table-cell office:value-type="float" office:value="477728" calcext:value-type="float">
            <text:p>477728</text:p>
          </table:table-cell>
          <table:table-cell office:value-type="float" office:value="-118.75445" calcext:value-type="float">
            <text:p>-118.75445</text:p>
          </table:table-cell>
          <table:table-cell/>
        </table:table-row>
        <table:table-row table:style-name="ro1">
          <table:table-cell office:value-type="float" office:value="479287" calcext:value-type="float">
            <text:p>479287</text:p>
          </table:table-cell>
          <table:table-cell office:value-type="float" office:value="-115.43432" calcext:value-type="float">
            <text:p>-115.43432</text:p>
          </table:table-cell>
          <table:table-cell/>
        </table:table-row>
        <table:table-row table:style-name="ro1">
          <table:table-cell office:value-type="float" office:value="480846" calcext:value-type="float">
            <text:p>480846</text:p>
          </table:table-cell>
          <table:table-cell office:value-type="float" office:value="-117.95241" calcext:value-type="float">
            <text:p>-117.95241</text:p>
          </table:table-cell>
          <table:table-cell/>
        </table:table-row>
        <table:table-row table:style-name="ro1">
          <table:table-cell office:value-type="float" office:value="482405" calcext:value-type="float">
            <text:p>482405</text:p>
          </table:table-cell>
          <table:table-cell office:value-type="float" office:value="-116.57012" calcext:value-type="float">
            <text:p>-116.57012</text:p>
          </table:table-cell>
          <table:table-cell/>
        </table:table-row>
        <table:table-row table:style-name="ro1">
          <table:table-cell office:value-type="float" office:value="483964" calcext:value-type="float">
            <text:p>483964</text:p>
          </table:table-cell>
          <table:table-cell office:value-type="float" office:value="-117.84058" calcext:value-type="float">
            <text:p>-117.84058</text:p>
          </table:table-cell>
          <table:table-cell/>
        </table:table-row>
        <table:table-row table:style-name="ro1">
          <table:table-cell office:value-type="float" office:value="485523" calcext:value-type="float">
            <text:p>485523</text:p>
          </table:table-cell>
          <table:table-cell office:value-type="float" office:value="-120.04334" calcext:value-type="float">
            <text:p>-120.04334</text:p>
          </table:table-cell>
          <table:table-cell/>
        </table:table-row>
        <table:table-row table:style-name="ro1">
          <table:table-cell office:value-type="float" office:value="487082" calcext:value-type="float">
            <text:p>487082</text:p>
          </table:table-cell>
          <table:table-cell office:value-type="float" office:value="-120.31959" calcext:value-type="float">
            <text:p>-120.31959</text:p>
          </table:table-cell>
          <table:table-cell/>
        </table:table-row>
        <table:table-row table:style-name="ro1">
          <table:table-cell office:value-type="float" office:value="488641" calcext:value-type="float">
            <text:p>488641</text:p>
          </table:table-cell>
          <table:table-cell office:value-type="float" office:value="-118.00519" calcext:value-type="float">
            <text:p>-118.00519</text:p>
          </table:table-cell>
          <table:table-cell/>
        </table:table-row>
        <table:table-row table:style-name="ro1">
          <table:table-cell office:value-type="float" office:value="490200" calcext:value-type="float">
            <text:p>490200</text:p>
          </table:table-cell>
          <table:table-cell office:value-type="float" office:value="-118.46066" calcext:value-type="float">
            <text:p>-118.46066</text:p>
          </table:table-cell>
          <table:table-cell/>
        </table:table-row>
        <table:table-row table:style-name="ro1">
          <table:table-cell office:value-type="float" office:value="491759" calcext:value-type="float">
            <text:p>491759</text:p>
          </table:table-cell>
          <table:table-cell office:value-type="float" office:value="-118.07176" calcext:value-type="float">
            <text:p>-118.07176</text:p>
          </table:table-cell>
          <table:table-cell/>
        </table:table-row>
        <table:table-row table:style-name="ro1">
          <table:table-cell office:value-type="float" office:value="493318" calcext:value-type="float">
            <text:p>493318</text:p>
          </table:table-cell>
          <table:table-cell office:value-type="float" office:value="-118.23481" calcext:value-type="float">
            <text:p>-118.23481</text:p>
          </table:table-cell>
          <table:table-cell/>
        </table:table-row>
        <table:table-row table:style-name="ro1">
          <table:table-cell office:value-type="float" office:value="494878" calcext:value-type="float">
            <text:p>494878</text:p>
          </table:table-cell>
          <table:table-cell office:value-type="float" office:value="-117.96991" calcext:value-type="float">
            <text:p>-117.96991</text:p>
          </table:table-cell>
          <table:table-cell/>
        </table:table-row>
        <table:table-row table:style-name="ro1">
          <table:table-cell office:value-type="float" office:value="496437" calcext:value-type="float">
            <text:p>496437</text:p>
          </table:table-cell>
          <table:table-cell office:value-type="float" office:value="-117.81541" calcext:value-type="float">
            <text:p>-117.81541</text:p>
          </table:table-cell>
          <table:table-cell/>
        </table:table-row>
        <table:table-row table:style-name="ro1">
          <table:table-cell office:value-type="float" office:value="497996" calcext:value-type="float">
            <text:p>497996</text:p>
          </table:table-cell>
          <table:table-cell office:value-type="float" office:value="-117.20397" calcext:value-type="float">
            <text:p>-117.20397</text:p>
          </table:table-cell>
          <table:table-cell/>
        </table:table-row>
        <table:table-row table:style-name="ro1">
          <table:table-cell office:value-type="float" office:value="499555" calcext:value-type="float">
            <text:p>499555</text:p>
          </table:table-cell>
          <table:table-cell office:value-type="float" office:value="-119.81244" calcext:value-type="float">
            <text:p>-119.81244</text:p>
          </table:table-cell>
          <table:table-cell/>
        </table:table-row>
        <table:table-row table:style-name="ro1">
          <table:table-cell office:value-type="float" office:value="501114" calcext:value-type="float">
            <text:p>501114</text:p>
          </table:table-cell>
          <table:table-cell office:value-type="float" office:value="-116.43811" calcext:value-type="float">
            <text:p>-116.43811</text:p>
          </table:table-cell>
          <table:table-cell/>
        </table:table-row>
        <table:table-row table:style-name="ro1">
          <table:table-cell office:value-type="float" office:value="502673" calcext:value-type="float">
            <text:p>502673</text:p>
          </table:table-cell>
          <table:table-cell office:value-type="float" office:value="-117.90196" calcext:value-type="float">
            <text:p>-117.90196</text:p>
          </table:table-cell>
          <table:table-cell/>
        </table:table-row>
        <table:table-row table:style-name="ro1">
          <table:table-cell office:value-type="float" office:value="504232" calcext:value-type="float">
            <text:p>504232</text:p>
          </table:table-cell>
          <table:table-cell office:value-type="float" office:value="-119.19746" calcext:value-type="float">
            <text:p>-119.19746</text:p>
          </table:table-cell>
          <table:table-cell/>
        </table:table-row>
        <table:table-row table:style-name="ro1">
          <table:table-cell office:value-type="float" office:value="505791" calcext:value-type="float">
            <text:p>505791</text:p>
          </table:table-cell>
          <table:table-cell office:value-type="float" office:value="-118.41488" calcext:value-type="float">
            <text:p>-118.41488</text:p>
          </table:table-cell>
          <table:table-cell/>
        </table:table-row>
        <table:table-row table:style-name="ro1">
          <table:table-cell office:value-type="float" office:value="507350" calcext:value-type="float">
            <text:p>507350</text:p>
          </table:table-cell>
          <table:table-cell office:value-type="float" office:value="-118.13853" calcext:value-type="float">
            <text:p>-118.13853</text:p>
          </table:table-cell>
          <table:table-cell/>
        </table:table-row>
        <table:table-row table:style-name="ro1">
          <table:table-cell office:value-type="float" office:value="508909" calcext:value-type="float">
            <text:p>508909</text:p>
          </table:table-cell>
          <table:table-cell office:value-type="float" office:value="-119.44696" calcext:value-type="float">
            <text:p>-119.44696</text:p>
          </table:table-cell>
          <table:table-cell/>
        </table:table-row>
        <table:table-row table:style-name="ro1">
          <table:table-cell office:value-type="float" office:value="510468" calcext:value-type="float">
            <text:p>510468</text:p>
          </table:table-cell>
          <table:table-cell office:value-type="float" office:value="-117.48224" calcext:value-type="float">
            <text:p>-117.48224</text:p>
          </table:table-cell>
          <table:table-cell/>
        </table:table-row>
        <table:table-row table:style-name="ro1">
          <table:table-cell office:value-type="float" office:value="512027" calcext:value-type="float">
            <text:p>512027</text:p>
          </table:table-cell>
          <table:table-cell office:value-type="float" office:value="-119.25699" calcext:value-type="float">
            <text:p>-119.25699</text:p>
          </table:table-cell>
          <table:table-cell/>
        </table:table-row>
        <table:table-row table:style-name="ro1">
          <table:table-cell office:value-type="float" office:value="513586" calcext:value-type="float">
            <text:p>513586</text:p>
          </table:table-cell>
          <table:table-cell office:value-type="float" office:value="-118.37785" calcext:value-type="float">
            <text:p>-118.37785</text:p>
          </table:table-cell>
          <table:table-cell/>
        </table:table-row>
        <table:table-row table:style-name="ro1">
          <table:table-cell office:value-type="float" office:value="515145" calcext:value-type="float">
            <text:p>515145</text:p>
          </table:table-cell>
          <table:table-cell office:value-type="float" office:value="-120.78746" calcext:value-type="float">
            <text:p>-120.78746</text:p>
          </table:table-cell>
          <table:table-cell/>
        </table:table-row>
        <table:table-row table:style-name="ro1">
          <table:table-cell office:value-type="float" office:value="516704" calcext:value-type="float">
            <text:p>516704</text:p>
          </table:table-cell>
          <table:table-cell office:value-type="float" office:value="-118.89559" calcext:value-type="float">
            <text:p>-118.89559</text:p>
          </table:table-cell>
          <table:table-cell/>
        </table:table-row>
        <table:table-row table:style-name="ro1">
          <table:table-cell office:value-type="float" office:value="518263" calcext:value-type="float">
            <text:p>518263</text:p>
          </table:table-cell>
          <table:table-cell office:value-type="float" office:value="-117.84608" calcext:value-type="float">
            <text:p>-117.84608</text:p>
          </table:table-cell>
          <table:table-cell/>
        </table:table-row>
        <table:table-row table:style-name="ro1">
          <table:table-cell office:value-type="float" office:value="519822" calcext:value-type="float">
            <text:p>519822</text:p>
          </table:table-cell>
          <table:table-cell office:value-type="float" office:value="-118.31148" calcext:value-type="float">
            <text:p>-118.31148</text:p>
          </table:table-cell>
          <table:table-cell/>
        </table:table-row>
        <table:table-row table:style-name="ro1">
          <table:table-cell office:value-type="float" office:value="521381" calcext:value-type="float">
            <text:p>521381</text:p>
          </table:table-cell>
          <table:table-cell office:value-type="float" office:value="-119.35754" calcext:value-type="float">
            <text:p>-119.35754</text:p>
          </table:table-cell>
          <table:table-cell/>
        </table:table-row>
        <table:table-row table:style-name="ro1">
          <table:table-cell office:value-type="float" office:value="522940" calcext:value-type="float">
            <text:p>522940</text:p>
          </table:table-cell>
          <table:table-cell office:value-type="float" office:value="-120.04449" calcext:value-type="float">
            <text:p>-120.04449</text:p>
          </table:table-cell>
          <table:table-cell/>
        </table:table-row>
        <table:table-row table:style-name="ro1">
          <table:table-cell office:value-type="float" office:value="524499" calcext:value-type="float">
            <text:p>524499</text:p>
          </table:table-cell>
          <table:table-cell office:value-type="float" office:value="-118.32381" calcext:value-type="float">
            <text:p>-118.32381</text:p>
          </table:table-cell>
          <table:table-cell/>
        </table:table-row>
        <table:table-row table:style-name="ro1">
          <table:table-cell office:value-type="float" office:value="526058" calcext:value-type="float">
            <text:p>526058</text:p>
          </table:table-cell>
          <table:table-cell office:value-type="float" office:value="-118.10209" calcext:value-type="float">
            <text:p>-118.10209</text:p>
          </table:table-cell>
          <table:table-cell/>
        </table:table-row>
        <table:table-row table:style-name="ro1">
          <table:table-cell office:value-type="float" office:value="527617" calcext:value-type="float">
            <text:p>527617</text:p>
          </table:table-cell>
          <table:table-cell office:value-type="float" office:value="-119.78504" calcext:value-type="float">
            <text:p>-119.78504</text:p>
          </table:table-cell>
          <table:table-cell/>
        </table:table-row>
        <table:table-row table:style-name="ro1">
          <table:table-cell office:value-type="float" office:value="529176" calcext:value-type="float">
            <text:p>529176</text:p>
          </table:table-cell>
          <table:table-cell office:value-type="float" office:value="-121.99672" calcext:value-type="float">
            <text:p>-121.99672</text:p>
          </table:table-cell>
          <table:table-cell/>
        </table:table-row>
        <table:table-row table:style-name="ro1">
          <table:table-cell office:value-type="float" office:value="530735" calcext:value-type="float">
            <text:p>530735</text:p>
          </table:table-cell>
          <table:table-cell office:value-type="float" office:value="-118.28101" calcext:value-type="float">
            <text:p>-118.28101</text:p>
          </table:table-cell>
          <table:table-cell/>
        </table:table-row>
        <table:table-row table:style-name="ro1">
          <table:table-cell office:value-type="float" office:value="532294" calcext:value-type="float">
            <text:p>532294</text:p>
          </table:table-cell>
          <table:table-cell office:value-type="float" office:value="-119.43694" calcext:value-type="float">
            <text:p>-119.43694</text:p>
          </table:table-cell>
          <table:table-cell/>
        </table:table-row>
        <table:table-row table:style-name="ro1">
          <table:table-cell office:value-type="float" office:value="533853" calcext:value-type="float">
            <text:p>533853</text:p>
          </table:table-cell>
          <table:table-cell office:value-type="float" office:value="-119.88847" calcext:value-type="float">
            <text:p>-119.88847</text:p>
          </table:table-cell>
          <table:table-cell/>
        </table:table-row>
        <table:table-row table:style-name="ro1">
          <table:table-cell office:value-type="float" office:value="535412" calcext:value-type="float">
            <text:p>535412</text:p>
          </table:table-cell>
          <table:table-cell office:value-type="float" office:value="-121.691" calcext:value-type="float">
            <text:p>-121.691</text:p>
          </table:table-cell>
          <table:table-cell/>
        </table:table-row>
        <table:table-row table:style-name="ro1">
          <table:table-cell office:value-type="float" office:value="536971" calcext:value-type="float">
            <text:p>536971</text:p>
          </table:table-cell>
          <table:table-cell office:value-type="float" office:value="-122.52176" calcext:value-type="float">
            <text:p>-122.52176</text:p>
          </table:table-cell>
          <table:table-cell/>
        </table:table-row>
        <table:table-row table:style-name="ro1">
          <table:table-cell office:value-type="float" office:value="538530" calcext:value-type="float">
            <text:p>538530</text:p>
          </table:table-cell>
          <table:table-cell office:value-type="float" office:value="-119.98491" calcext:value-type="float">
            <text:p>-119.98491</text:p>
          </table:table-cell>
          <table:table-cell/>
        </table:table-row>
        <table:table-row table:style-name="ro1">
          <table:table-cell office:value-type="float" office:value="540089" calcext:value-type="float">
            <text:p>540089</text:p>
          </table:table-cell>
          <table:table-cell office:value-type="float" office:value="-119.06708" calcext:value-type="float">
            <text:p>-119.06708</text:p>
          </table:table-cell>
          <table:table-cell/>
        </table:table-row>
        <table:table-row table:style-name="ro1">
          <table:table-cell office:value-type="float" office:value="541648" calcext:value-type="float">
            <text:p>541648</text:p>
          </table:table-cell>
          <table:table-cell office:value-type="float" office:value="-119.50234" calcext:value-type="float">
            <text:p>-119.50234</text:p>
          </table:table-cell>
          <table:table-cell/>
        </table:table-row>
        <table:table-row table:style-name="ro1">
          <table:table-cell office:value-type="float" office:value="543207" calcext:value-type="float">
            <text:p>543207</text:p>
          </table:table-cell>
          <table:table-cell office:value-type="float" office:value="-117.56828" calcext:value-type="float">
            <text:p>-117.56828</text:p>
          </table:table-cell>
          <table:table-cell/>
        </table:table-row>
        <table:table-row table:style-name="ro1">
          <table:table-cell office:value-type="float" office:value="544766" calcext:value-type="float">
            <text:p>544766</text:p>
          </table:table-cell>
          <table:table-cell office:value-type="float" office:value="-121.81415" calcext:value-type="float">
            <text:p>-121.81415</text:p>
          </table:table-cell>
          <table:table-cell/>
        </table:table-row>
        <table:table-row table:style-name="ro1">
          <table:table-cell office:value-type="float" office:value="546325" calcext:value-type="float">
            <text:p>546325</text:p>
          </table:table-cell>
          <table:table-cell office:value-type="float" office:value="-122.29511" calcext:value-type="float">
            <text:p>-122.29511</text:p>
          </table:table-cell>
          <table:table-cell/>
        </table:table-row>
        <table:table-row table:style-name="ro1">
          <table:table-cell office:value-type="float" office:value="547884" calcext:value-type="float">
            <text:p>547884</text:p>
          </table:table-cell>
          <table:table-cell office:value-type="float" office:value="-120.01881" calcext:value-type="float">
            <text:p>-120.01881</text:p>
          </table:table-cell>
          <table:table-cell/>
        </table:table-row>
        <table:table-row table:style-name="ro1">
          <table:table-cell office:value-type="float" office:value="549443" calcext:value-type="float">
            <text:p>549443</text:p>
          </table:table-cell>
          <table:table-cell office:value-type="float" office:value="-119.21319" calcext:value-type="float">
            <text:p>-119.21319</text:p>
          </table:table-cell>
          <table:table-cell/>
        </table:table-row>
        <table:table-row table:style-name="ro1">
          <table:table-cell office:value-type="float" office:value="551002" calcext:value-type="float">
            <text:p>551002</text:p>
          </table:table-cell>
          <table:table-cell office:value-type="float" office:value="-119.60464" calcext:value-type="float">
            <text:p>-119.60464</text:p>
          </table:table-cell>
          <table:table-cell/>
        </table:table-row>
        <table:table-row table:style-name="ro1">
          <table:table-cell office:value-type="float" office:value="552561" calcext:value-type="float">
            <text:p>552561</text:p>
          </table:table-cell>
          <table:table-cell office:value-type="float" office:value="-120.94559" calcext:value-type="float">
            <text:p>-120.94559</text:p>
          </table:table-cell>
          <table:table-cell/>
        </table:table-row>
        <table:table-row table:style-name="ro1">
          <table:table-cell office:value-type="float" office:value="554120" calcext:value-type="float">
            <text:p>554120</text:p>
          </table:table-cell>
          <table:table-cell office:value-type="float" office:value="-119.23912" calcext:value-type="float">
            <text:p>-119.23912</text:p>
          </table:table-cell>
          <table:table-cell/>
        </table:table-row>
        <table:table-row table:style-name="ro1">
          <table:table-cell office:value-type="float" office:value="555679" calcext:value-type="float">
            <text:p>555679</text:p>
          </table:table-cell>
          <table:table-cell office:value-type="float" office:value="-120.2842" calcext:value-type="float">
            <text:p>-120.2842</text:p>
          </table:table-cell>
          <table:table-cell/>
        </table:table-row>
        <table:table-row table:style-name="ro1">
          <table:table-cell office:value-type="float" office:value="557238" calcext:value-type="float">
            <text:p>557238</text:p>
          </table:table-cell>
          <table:table-cell office:value-type="float" office:value="-121.08974" calcext:value-type="float">
            <text:p>-121.08974</text:p>
          </table:table-cell>
          <table:table-cell/>
        </table:table-row>
        <table:table-row table:style-name="ro1">
          <table:table-cell office:value-type="float" office:value="558797" calcext:value-type="float">
            <text:p>558797</text:p>
          </table:table-cell>
          <table:table-cell office:value-type="float" office:value="-122.14356" calcext:value-type="float">
            <text:p>-122.14356</text:p>
          </table:table-cell>
          <table:table-cell/>
        </table:table-row>
        <table:table-row table:style-name="ro1">
          <table:table-cell office:value-type="float" office:value="560356" calcext:value-type="float">
            <text:p>560356</text:p>
          </table:table-cell>
          <table:table-cell office:value-type="float" office:value="-119.21912" calcext:value-type="float">
            <text:p>-119.21912</text:p>
          </table:table-cell>
          <table:table-cell/>
        </table:table-row>
        <table:table-row table:style-name="ro1">
          <table:table-cell office:value-type="float" office:value="561915" calcext:value-type="float">
            <text:p>561915</text:p>
          </table:table-cell>
          <table:table-cell office:value-type="float" office:value="-120.67152" calcext:value-type="float">
            <text:p>-120.67152</text:p>
          </table:table-cell>
          <table:table-cell/>
        </table:table-row>
        <table:table-row table:style-name="ro1">
          <table:table-cell office:value-type="float" office:value="563474" calcext:value-type="float">
            <text:p>563474</text:p>
          </table:table-cell>
          <table:table-cell office:value-type="float" office:value="-120.75574" calcext:value-type="float">
            <text:p>-120.75574</text:p>
          </table:table-cell>
          <table:table-cell/>
        </table:table-row>
        <table:table-row table:style-name="ro1">
          <table:table-cell office:value-type="float" office:value="565033" calcext:value-type="float">
            <text:p>565033</text:p>
          </table:table-cell>
          <table:table-cell office:value-type="float" office:value="-121.03972" calcext:value-type="float">
            <text:p>-121.03972</text:p>
          </table:table-cell>
          <table:table-cell/>
        </table:table-row>
        <table:table-row table:style-name="ro1">
          <table:table-cell office:value-type="float" office:value="566592" calcext:value-type="float">
            <text:p>566592</text:p>
          </table:table-cell>
          <table:table-cell office:value-type="float" office:value="-120.88301" calcext:value-type="float">
            <text:p>-120.88301</text:p>
          </table:table-cell>
          <table:table-cell/>
        </table:table-row>
        <table:table-row table:style-name="ro1">
          <table:table-cell office:value-type="float" office:value="568151" calcext:value-type="float">
            <text:p>568151</text:p>
          </table:table-cell>
          <table:table-cell office:value-type="float" office:value="-121.65614" calcext:value-type="float">
            <text:p>-121.65614</text:p>
          </table:table-cell>
          <table:table-cell/>
        </table:table-row>
        <table:table-row table:style-name="ro1">
          <table:table-cell office:value-type="float" office:value="569710" calcext:value-type="float">
            <text:p>569710</text:p>
          </table:table-cell>
          <table:table-cell office:value-type="float" office:value="-122.52171" calcext:value-type="float">
            <text:p>-122.52171</text:p>
          </table:table-cell>
          <table:table-cell/>
        </table:table-row>
        <table:table-row table:style-name="ro1">
          <table:table-cell office:value-type="float" office:value="571269" calcext:value-type="float">
            <text:p>571269</text:p>
          </table:table-cell>
          <table:table-cell office:value-type="float" office:value="-118.52714" calcext:value-type="float">
            <text:p>-118.52714</text:p>
          </table:table-cell>
          <table:table-cell/>
        </table:table-row>
        <table:table-row table:style-name="ro1">
          <table:table-cell office:value-type="float" office:value="572829" calcext:value-type="float">
            <text:p>572829</text:p>
          </table:table-cell>
          <table:table-cell office:value-type="float" office:value="-120.58562" calcext:value-type="float">
            <text:p>-120.58562</text:p>
          </table:table-cell>
          <table:table-cell/>
        </table:table-row>
        <table:table-row table:style-name="ro1">
          <table:table-cell office:value-type="float" office:value="574388" calcext:value-type="float">
            <text:p>574388</text:p>
          </table:table-cell>
          <table:table-cell office:value-type="float" office:value="-120.44852" calcext:value-type="float">
            <text:p>-120.44852</text:p>
          </table:table-cell>
          <table:table-cell/>
        </table:table-row>
        <table:table-row table:style-name="ro1">
          <table:table-cell office:value-type="float" office:value="575947" calcext:value-type="float">
            <text:p>575947</text:p>
          </table:table-cell>
          <table:table-cell office:value-type="float" office:value="-122.0334" calcext:value-type="float">
            <text:p>-122.0334</text:p>
          </table:table-cell>
          <table:table-cell/>
        </table:table-row>
        <table:table-row table:style-name="ro1">
          <table:table-cell office:value-type="float" office:value="577506" calcext:value-type="float">
            <text:p>577506</text:p>
          </table:table-cell>
          <table:table-cell office:value-type="float" office:value="-123.06402" calcext:value-type="float">
            <text:p>-123.06402</text:p>
          </table:table-cell>
          <table:table-cell/>
        </table:table-row>
        <table:table-row table:style-name="ro1">
          <table:table-cell office:value-type="float" office:value="579065" calcext:value-type="float">
            <text:p>579065</text:p>
          </table:table-cell>
          <table:table-cell office:value-type="float" office:value="-123.71758" calcext:value-type="float">
            <text:p>-123.71758</text:p>
          </table:table-cell>
          <table:table-cell/>
        </table:table-row>
        <table:table-row table:style-name="ro1">
          <table:table-cell office:value-type="float" office:value="580624" calcext:value-type="float">
            <text:p>580624</text:p>
          </table:table-cell>
          <table:table-cell office:value-type="float" office:value="-121.65975" calcext:value-type="float">
            <text:p>-121.65975</text:p>
          </table:table-cell>
          <table:table-cell/>
        </table:table-row>
        <table:table-row table:style-name="ro1">
          <table:table-cell office:value-type="float" office:value="582183" calcext:value-type="float">
            <text:p>582183</text:p>
          </table:table-cell>
          <table:table-cell office:value-type="float" office:value="-121.51595" calcext:value-type="float">
            <text:p>-121.51595</text:p>
          </table:table-cell>
          <table:table-cell/>
        </table:table-row>
        <table:table-row table:style-name="ro1">
          <table:table-cell office:value-type="float" office:value="583742" calcext:value-type="float">
            <text:p>583742</text:p>
          </table:table-cell>
          <table:table-cell office:value-type="float" office:value="-119.95656" calcext:value-type="float">
            <text:p>-119.95656</text:p>
          </table:table-cell>
          <table:table-cell/>
        </table:table-row>
        <table:table-row table:style-name="ro1">
          <table:table-cell office:value-type="float" office:value="585301" calcext:value-type="float">
            <text:p>585301</text:p>
          </table:table-cell>
          <table:table-cell office:value-type="float" office:value="-119.76516" calcext:value-type="float">
            <text:p>-119.76516</text:p>
          </table:table-cell>
          <table:table-cell/>
        </table:table-row>
        <table:table-row table:style-name="ro1">
          <table:table-cell office:value-type="float" office:value="586860" calcext:value-type="float">
            <text:p>586860</text:p>
          </table:table-cell>
          <table:table-cell office:value-type="float" office:value="-120.72778" calcext:value-type="float">
            <text:p>-120.72778</text:p>
          </table:table-cell>
          <table:table-cell/>
        </table:table-row>
        <table:table-row table:style-name="ro1">
          <table:table-cell office:value-type="float" office:value="588419" calcext:value-type="float">
            <text:p>588419</text:p>
          </table:table-cell>
          <table:table-cell office:value-type="float" office:value="-119.13716" calcext:value-type="float">
            <text:p>-119.13716</text:p>
          </table:table-cell>
          <table:table-cell/>
        </table:table-row>
        <table:table-row table:style-name="ro1">
          <table:table-cell office:value-type="float" office:value="589978" calcext:value-type="float">
            <text:p>589978</text:p>
          </table:table-cell>
          <table:table-cell office:value-type="float" office:value="-120.2415" calcext:value-type="float">
            <text:p>-120.2415</text:p>
          </table:table-cell>
          <table:table-cell/>
        </table:table-row>
        <table:table-row table:style-name="ro1">
          <table:table-cell office:value-type="float" office:value="591537" calcext:value-type="float">
            <text:p>591537</text:p>
          </table:table-cell>
          <table:table-cell office:value-type="float" office:value="-123.08644" calcext:value-type="float">
            <text:p>-123.08644</text:p>
          </table:table-cell>
          <table:table-cell/>
        </table:table-row>
        <table:table-row table:style-name="ro1">
          <table:table-cell office:value-type="float" office:value="593096" calcext:value-type="float">
            <text:p>593096</text:p>
          </table:table-cell>
          <table:table-cell office:value-type="float" office:value="-120.19681" calcext:value-type="float">
            <text:p>-120.19681</text:p>
          </table:table-cell>
          <table:table-cell/>
        </table:table-row>
        <table:table-row table:style-name="ro1">
          <table:table-cell office:value-type="float" office:value="594655" calcext:value-type="float">
            <text:p>594655</text:p>
          </table:table-cell>
          <table:table-cell office:value-type="float" office:value="-120.92658" calcext:value-type="float">
            <text:p>-120.92658</text:p>
          </table:table-cell>
          <table:table-cell/>
        </table:table-row>
        <table:table-row table:style-name="ro1">
          <table:table-cell office:value-type="float" office:value="596214" calcext:value-type="float">
            <text:p>596214</text:p>
          </table:table-cell>
          <table:table-cell office:value-type="float" office:value="-121.90899" calcext:value-type="float">
            <text:p>-121.90899</text:p>
          </table:table-cell>
          <table:table-cell/>
        </table:table-row>
        <table:table-row table:style-name="ro1">
          <table:table-cell office:value-type="float" office:value="597773" calcext:value-type="float">
            <text:p>597773</text:p>
          </table:table-cell>
          <table:table-cell office:value-type="float" office:value="-121.84999" calcext:value-type="float">
            <text:p>-121.84999</text:p>
          </table:table-cell>
          <table:table-cell/>
        </table:table-row>
        <table:table-row table:style-name="ro1">
          <table:table-cell office:value-type="float" office:value="599332" calcext:value-type="float">
            <text:p>599332</text:p>
          </table:table-cell>
          <table:table-cell office:value-type="float" office:value="-120.09291" calcext:value-type="float">
            <text:p>-120.09291</text:p>
          </table:table-cell>
          <table:table-cell/>
        </table:table-row>
        <table:table-row table:style-name="ro1">
          <table:table-cell office:value-type="float" office:value="600891" calcext:value-type="float">
            <text:p>600891</text:p>
          </table:table-cell>
          <table:table-cell office:value-type="float" office:value="-121.57062" calcext:value-type="float">
            <text:p>-121.57062</text:p>
          </table:table-cell>
          <table:table-cell/>
        </table:table-row>
        <table:table-row table:style-name="ro1">
          <table:table-cell office:value-type="float" office:value="602450" calcext:value-type="float">
            <text:p>602450</text:p>
          </table:table-cell>
          <table:table-cell office:value-type="float" office:value="-122.13341" calcext:value-type="float">
            <text:p>-122.13341</text:p>
          </table:table-cell>
          <table:table-cell/>
        </table:table-row>
        <table:table-row table:style-name="ro1">
          <table:table-cell office:value-type="float" office:value="604009" calcext:value-type="float">
            <text:p>604009</text:p>
          </table:table-cell>
          <table:table-cell office:value-type="float" office:value="-121.47332" calcext:value-type="float">
            <text:p>-121.47332</text:p>
          </table:table-cell>
          <table:table-cell/>
        </table:table-row>
        <table:table-row table:style-name="ro1">
          <table:table-cell office:value-type="float" office:value="605568" calcext:value-type="float">
            <text:p>605568</text:p>
          </table:table-cell>
          <table:table-cell office:value-type="float" office:value="-121.3921" calcext:value-type="float">
            <text:p>-121.3921</text:p>
          </table:table-cell>
          <table:table-cell/>
        </table:table-row>
        <table:table-row table:style-name="ro1">
          <table:table-cell office:value-type="float" office:value="607127" calcext:value-type="float">
            <text:p>607127</text:p>
          </table:table-cell>
          <table:table-cell office:value-type="float" office:value="-123.56901" calcext:value-type="float">
            <text:p>-123.56901</text:p>
          </table:table-cell>
          <table:table-cell/>
        </table:table-row>
        <table:table-row table:style-name="ro1">
          <table:table-cell office:value-type="float" office:value="608686" calcext:value-type="float">
            <text:p>608686</text:p>
          </table:table-cell>
          <table:table-cell office:value-type="float" office:value="-122.24363" calcext:value-type="float">
            <text:p>-122.24363</text:p>
          </table:table-cell>
          <table:table-cell/>
        </table:table-row>
        <table:table-row table:style-name="ro1">
          <table:table-cell office:value-type="float" office:value="610245" calcext:value-type="float">
            <text:p>610245</text:p>
          </table:table-cell>
          <table:table-cell office:value-type="float" office:value="-121.12329" calcext:value-type="float">
            <text:p>-121.12329</text:p>
          </table:table-cell>
          <table:table-cell/>
        </table:table-row>
        <table:table-row table:style-name="ro1">
          <table:table-cell office:value-type="float" office:value="611804" calcext:value-type="float">
            <text:p>611804</text:p>
          </table:table-cell>
          <table:table-cell office:value-type="float" office:value="-122.38" calcext:value-type="float">
            <text:p>-122.38</text:p>
          </table:table-cell>
          <table:table-cell/>
        </table:table-row>
        <table:table-row table:style-name="ro1">
          <table:table-cell office:value-type="float" office:value="613363" calcext:value-type="float">
            <text:p>613363</text:p>
          </table:table-cell>
          <table:table-cell office:value-type="float" office:value="-121.7728" calcext:value-type="float">
            <text:p>-121.7728</text:p>
          </table:table-cell>
          <table:table-cell/>
        </table:table-row>
        <table:table-row table:style-name="ro1">
          <table:table-cell office:value-type="float" office:value="614922" calcext:value-type="float">
            <text:p>614922</text:p>
          </table:table-cell>
          <table:table-cell office:value-type="float" office:value="-121.6095" calcext:value-type="float">
            <text:p>-121.6095</text:p>
          </table:table-cell>
          <table:table-cell/>
        </table:table-row>
        <table:table-row table:style-name="ro1">
          <table:table-cell office:value-type="float" office:value="616481" calcext:value-type="float">
            <text:p>616481</text:p>
          </table:table-cell>
          <table:table-cell office:value-type="float" office:value="-124.4908" calcext:value-type="float">
            <text:p>-124.4908</text:p>
          </table:table-cell>
          <table:table-cell/>
        </table:table-row>
        <table:table-row table:style-name="ro1">
          <table:table-cell office:value-type="float" office:value="618040" calcext:value-type="float">
            <text:p>618040</text:p>
          </table:table-cell>
          <table:table-cell office:value-type="float" office:value="-122.75785" calcext:value-type="float">
            <text:p>-122.75785</text:p>
          </table:table-cell>
          <table:table-cell/>
        </table:table-row>
        <table:table-row table:style-name="ro1">
          <table:table-cell office:value-type="float" office:value="619599" calcext:value-type="float">
            <text:p>619599</text:p>
          </table:table-cell>
          <table:table-cell office:value-type="float" office:value="-123.77814" calcext:value-type="float">
            <text:p>-123.77814</text:p>
          </table:table-cell>
          <table:table-cell/>
        </table:table-row>
        <table:table-row table:style-name="ro1">
          <table:table-cell office:value-type="float" office:value="621158" calcext:value-type="float">
            <text:p>621158</text:p>
          </table:table-cell>
          <table:table-cell office:value-type="float" office:value="-121.74106" calcext:value-type="float">
            <text:p>-121.74106</text:p>
          </table:table-cell>
          <table:table-cell/>
        </table:table-row>
        <table:table-row table:style-name="ro1">
          <table:table-cell office:value-type="float" office:value="622717" calcext:value-type="float">
            <text:p>622717</text:p>
          </table:table-cell>
          <table:table-cell office:value-type="float" office:value="-121.25992" calcext:value-type="float">
            <text:p>-121.25992</text:p>
          </table:table-cell>
          <table:table-cell/>
        </table:table-row>
        <table:table-row table:style-name="ro1">
          <table:table-cell office:value-type="float" office:value="624276" calcext:value-type="float">
            <text:p>624276</text:p>
          </table:table-cell>
          <table:table-cell office:value-type="float" office:value="-119.49328" calcext:value-type="float">
            <text:p>-119.49328</text:p>
          </table:table-cell>
          <table:table-cell/>
        </table:table-row>
        <table:table-row table:style-name="ro1">
          <table:table-cell office:value-type="float" office:value="625835" calcext:value-type="float">
            <text:p>625835</text:p>
          </table:table-cell>
          <table:table-cell office:value-type="float" office:value="-124.06506" calcext:value-type="float">
            <text:p>-124.06506</text:p>
          </table:table-cell>
          <table:table-cell/>
        </table:table-row>
        <table:table-row table:style-name="ro1">
          <table:table-cell office:value-type="float" office:value="627394" calcext:value-type="float">
            <text:p>627394</text:p>
          </table:table-cell>
          <table:table-cell office:value-type="float" office:value="-121.37579" calcext:value-type="float">
            <text:p>-121.37579</text:p>
          </table:table-cell>
          <table:table-cell/>
        </table:table-row>
        <table:table-row table:style-name="ro1">
          <table:table-cell office:value-type="float" office:value="628953" calcext:value-type="float">
            <text:p>628953</text:p>
          </table:table-cell>
          <table:table-cell office:value-type="float" office:value="-123.08791" calcext:value-type="float">
            <text:p>-123.08791</text:p>
          </table:table-cell>
          <table:table-cell/>
        </table:table-row>
        <table:table-row table:style-name="ro1">
          <table:table-cell office:value-type="float" office:value="630512" calcext:value-type="float">
            <text:p>630512</text:p>
          </table:table-cell>
          <table:table-cell office:value-type="float" office:value="-123.17344" calcext:value-type="float">
            <text:p>-123.17344</text:p>
          </table:table-cell>
          <table:table-cell/>
        </table:table-row>
        <table:table-row table:style-name="ro1">
          <table:table-cell office:value-type="float" office:value="632071" calcext:value-type="float">
            <text:p>632071</text:p>
          </table:table-cell>
          <table:table-cell office:value-type="float" office:value="-122.2103" calcext:value-type="float">
            <text:p>-122.2103</text:p>
          </table:table-cell>
          <table:table-cell/>
        </table:table-row>
        <table:table-row table:style-name="ro1">
          <table:table-cell office:value-type="float" office:value="633630" calcext:value-type="float">
            <text:p>633630</text:p>
          </table:table-cell>
          <table:table-cell office:value-type="float" office:value="-121.6665" calcext:value-type="float">
            <text:p>-121.6665</text:p>
          </table:table-cell>
          <table:table-cell/>
        </table:table-row>
        <table:table-row table:style-name="ro1">
          <table:table-cell office:value-type="float" office:value="635189" calcext:value-type="float">
            <text:p>635189</text:p>
          </table:table-cell>
          <table:table-cell office:value-type="float" office:value="-121.39934" calcext:value-type="float">
            <text:p>-121.39934</text:p>
          </table:table-cell>
          <table:table-cell/>
        </table:table-row>
        <table:table-row table:style-name="ro1">
          <table:table-cell office:value-type="float" office:value="636748" calcext:value-type="float">
            <text:p>636748</text:p>
          </table:table-cell>
          <table:table-cell office:value-type="float" office:value="-123.3188" calcext:value-type="float">
            <text:p>-123.3188</text:p>
          </table:table-cell>
          <table:table-cell/>
        </table:table-row>
        <table:table-row table:style-name="ro1">
          <table:table-cell office:value-type="float" office:value="638307" calcext:value-type="float">
            <text:p>638307</text:p>
          </table:table-cell>
          <table:table-cell office:value-type="float" office:value="-121.07784" calcext:value-type="float">
            <text:p>-121.07784</text:p>
          </table:table-cell>
          <table:table-cell/>
        </table:table-row>
        <table:table-row table:style-name="ro1">
          <table:table-cell office:value-type="float" office:value="639866" calcext:value-type="float">
            <text:p>639866</text:p>
          </table:table-cell>
          <table:table-cell office:value-type="float" office:value="-124.3769" calcext:value-type="float">
            <text:p>-124.3769</text:p>
          </table:table-cell>
          <table:table-cell/>
        </table:table-row>
        <table:table-row table:style-name="ro1">
          <table:table-cell office:value-type="float" office:value="641425" calcext:value-type="float">
            <text:p>641425</text:p>
          </table:table-cell>
          <table:table-cell office:value-type="float" office:value="-122.17592" calcext:value-type="float">
            <text:p>-122.17592</text:p>
          </table:table-cell>
          <table:table-cell/>
        </table:table-row>
        <table:table-row table:style-name="ro1">
          <table:table-cell office:value-type="float" office:value="642984" calcext:value-type="float">
            <text:p>642984</text:p>
          </table:table-cell>
          <table:table-cell office:value-type="float" office:value="-122.24111" calcext:value-type="float">
            <text:p>-122.24111</text:p>
          </table:table-cell>
          <table:table-cell/>
        </table:table-row>
        <table:table-row table:style-name="ro1">
          <table:table-cell office:value-type="float" office:value="644543" calcext:value-type="float">
            <text:p>644543</text:p>
          </table:table-cell>
          <table:table-cell office:value-type="float" office:value="-123.18642" calcext:value-type="float">
            <text:p>-123.18642</text:p>
          </table:table-cell>
          <table:table-cell/>
        </table:table-row>
        <table:table-row table:style-name="ro1">
          <table:table-cell office:value-type="float" office:value="646102" calcext:value-type="float">
            <text:p>646102</text:p>
          </table:table-cell>
          <table:table-cell office:value-type="float" office:value="-121.91756" calcext:value-type="float">
            <text:p>-121.91756</text:p>
          </table:table-cell>
          <table:table-cell/>
        </table:table-row>
        <table:table-row table:style-name="ro1">
          <table:table-cell office:value-type="float" office:value="647661" calcext:value-type="float">
            <text:p>647661</text:p>
          </table:table-cell>
          <table:table-cell office:value-type="float" office:value="-123.20078" calcext:value-type="float">
            <text:p>-123.20078</text:p>
          </table:table-cell>
          <table:table-cell/>
        </table:table-row>
        <table:table-row table:style-name="ro1">
          <table:table-cell office:value-type="float" office:value="649220" calcext:value-type="float">
            <text:p>649220</text:p>
          </table:table-cell>
          <table:table-cell office:value-type="float" office:value="-122.62432" calcext:value-type="float">
            <text:p>-122.62432</text:p>
          </table:table-cell>
          <table:table-cell/>
        </table:table-row>
        <table:table-row table:style-name="ro1">
          <table:table-cell office:value-type="float" office:value="650780" calcext:value-type="float">
            <text:p>650780</text:p>
          </table:table-cell>
          <table:table-cell office:value-type="float" office:value="-123.48902" calcext:value-type="float">
            <text:p>-123.48902</text:p>
          </table:table-cell>
          <table:table-cell/>
        </table:table-row>
        <table:table-row table:style-name="ro1">
          <table:table-cell office:value-type="float" office:value="652339" calcext:value-type="float">
            <text:p>652339</text:p>
          </table:table-cell>
          <table:table-cell office:value-type="float" office:value="-121.08769" calcext:value-type="float">
            <text:p>-121.08769</text:p>
          </table:table-cell>
          <table:table-cell/>
        </table:table-row>
        <table:table-row table:style-name="ro1">
          <table:table-cell office:value-type="float" office:value="653898" calcext:value-type="float">
            <text:p>653898</text:p>
          </table:table-cell>
          <table:table-cell office:value-type="float" office:value="-124.7439" calcext:value-type="float">
            <text:p>-124.7439</text:p>
          </table:table-cell>
          <table:table-cell/>
        </table:table-row>
        <table:table-row table:style-name="ro1">
          <table:table-cell office:value-type="float" office:value="655457" calcext:value-type="float">
            <text:p>655457</text:p>
          </table:table-cell>
          <table:table-cell office:value-type="float" office:value="-122.19712" calcext:value-type="float">
            <text:p>-122.19712</text:p>
          </table:table-cell>
          <table:table-cell/>
        </table:table-row>
        <table:table-row table:style-name="ro1">
          <table:table-cell office:value-type="float" office:value="657016" calcext:value-type="float">
            <text:p>657016</text:p>
          </table:table-cell>
          <table:table-cell office:value-type="float" office:value="-124.6436" calcext:value-type="float">
            <text:p>-124.6436</text:p>
          </table:table-cell>
          <table:table-cell/>
        </table:table-row>
        <table:table-row table:style-name="ro1">
          <table:table-cell office:value-type="float" office:value="658575" calcext:value-type="float">
            <text:p>658575</text:p>
          </table:table-cell>
          <table:table-cell office:value-type="float" office:value="-124.8454" calcext:value-type="float">
            <text:p>-124.8454</text:p>
          </table:table-cell>
          <table:table-cell/>
        </table:table-row>
        <table:table-row table:style-name="ro1">
          <table:table-cell office:value-type="float" office:value="660134" calcext:value-type="float">
            <text:p>660134</text:p>
          </table:table-cell>
          <table:table-cell office:value-type="float" office:value="-125.7855" calcext:value-type="float">
            <text:p>-125.7855</text:p>
          </table:table-cell>
          <table:table-cell/>
        </table:table-row>
        <table:table-row table:style-name="ro1">
          <table:table-cell office:value-type="float" office:value="661693" calcext:value-type="float">
            <text:p>661693</text:p>
          </table:table-cell>
          <table:table-cell office:value-type="float" office:value="-123.85156" calcext:value-type="float">
            <text:p>-123.85156</text:p>
          </table:table-cell>
          <table:table-cell/>
        </table:table-row>
        <table:table-row table:style-name="ro1">
          <table:table-cell office:value-type="float" office:value="663252" calcext:value-type="float">
            <text:p>663252</text:p>
          </table:table-cell>
          <table:table-cell office:value-type="float" office:value="-124.6108" calcext:value-type="float">
            <text:p>-124.6108</text:p>
          </table:table-cell>
          <table:table-cell/>
        </table:table-row>
        <table:table-row table:style-name="ro1">
          <table:table-cell office:value-type="float" office:value="664811" calcext:value-type="float">
            <text:p>664811</text:p>
          </table:table-cell>
          <table:table-cell office:value-type="float" office:value="-123.00778" calcext:value-type="float">
            <text:p>-123.00778</text:p>
          </table:table-cell>
          <table:table-cell/>
        </table:table-row>
        <table:table-row table:style-name="ro1">
          <table:table-cell office:value-type="float" office:value="666370" calcext:value-type="float">
            <text:p>666370</text:p>
          </table:table-cell>
          <table:table-cell office:value-type="float" office:value="-124.5099" calcext:value-type="float">
            <text:p>-124.5099</text:p>
          </table:table-cell>
          <table:table-cell/>
        </table:table-row>
        <table:table-row table:style-name="ro1">
          <table:table-cell office:value-type="float" office:value="667929" calcext:value-type="float">
            <text:p>667929</text:p>
          </table:table-cell>
          <table:table-cell office:value-type="float" office:value="-124.5973" calcext:value-type="float">
            <text:p>-124.5973</text:p>
          </table:table-cell>
          <table:table-cell/>
        </table:table-row>
        <table:table-row table:style-name="ro1">
          <table:table-cell office:value-type="float" office:value="669488" calcext:value-type="float">
            <text:p>669488</text:p>
          </table:table-cell>
          <table:table-cell office:value-type="float" office:value="-124.6424" calcext:value-type="float">
            <text:p>-124.6424</text:p>
          </table:table-cell>
          <table:table-cell/>
        </table:table-row>
        <table:table-row table:style-name="ro1">
          <table:table-cell office:value-type="float" office:value="671047" calcext:value-type="float">
            <text:p>671047</text:p>
          </table:table-cell>
          <table:table-cell office:value-type="float" office:value="-124.6783" calcext:value-type="float">
            <text:p>-124.6783</text:p>
          </table:table-cell>
          <table:table-cell/>
        </table:table-row>
        <table:table-row table:style-name="ro1">
          <table:table-cell office:value-type="float" office:value="672606" calcext:value-type="float">
            <text:p>672606</text:p>
          </table:table-cell>
          <table:table-cell office:value-type="float" office:value="-124.469" calcext:value-type="float">
            <text:p>-124.469</text:p>
          </table:table-cell>
          <table:table-cell/>
        </table:table-row>
        <table:table-row table:style-name="ro1">
          <table:table-cell office:value-type="float" office:value="674165" calcext:value-type="float">
            <text:p>674165</text:p>
          </table:table-cell>
          <table:table-cell office:value-type="float" office:value="-122.15403" calcext:value-type="float">
            <text:p>-122.15403</text:p>
          </table:table-cell>
          <table:table-cell/>
        </table:table-row>
        <table:table-row table:style-name="ro1">
          <table:table-cell office:value-type="float" office:value="675724" calcext:value-type="float">
            <text:p>675724</text:p>
          </table:table-cell>
          <table:table-cell office:value-type="float" office:value="-123.40092" calcext:value-type="float">
            <text:p>-123.40092</text:p>
          </table:table-cell>
          <table:table-cell/>
        </table:table-row>
        <table:table-row table:style-name="ro1">
          <table:table-cell office:value-type="float" office:value="677283" calcext:value-type="float">
            <text:p>677283</text:p>
          </table:table-cell>
          <table:table-cell office:value-type="float" office:value="-122.71254" calcext:value-type="float">
            <text:p>-122.71254</text:p>
          </table:table-cell>
          <table:table-cell/>
        </table:table-row>
        <table:table-row table:style-name="ro1">
          <table:table-cell office:value-type="float" office:value="678842" calcext:value-type="float">
            <text:p>678842</text:p>
          </table:table-cell>
          <table:table-cell office:value-type="float" office:value="-124.13911" calcext:value-type="float">
            <text:p>-124.13911</text:p>
          </table:table-cell>
          <table:table-cell/>
        </table:table-row>
        <table:table-row table:style-name="ro1">
          <table:table-cell office:value-type="float" office:value="680401" calcext:value-type="float">
            <text:p>680401</text:p>
          </table:table-cell>
          <table:table-cell office:value-type="float" office:value="-122.82684" calcext:value-type="float">
            <text:p>-122.82684</text:p>
          </table:table-cell>
          <table:table-cell/>
        </table:table-row>
        <table:table-row table:style-name="ro1">
          <table:table-cell office:value-type="float" office:value="681960" calcext:value-type="float">
            <text:p>681960</text:p>
          </table:table-cell>
          <table:table-cell office:value-type="float" office:value="-123.41805" calcext:value-type="float">
            <text:p>-123.41805</text:p>
          </table:table-cell>
          <table:table-cell/>
        </table:table-row>
        <table:table-row table:style-name="ro1">
          <table:table-cell office:value-type="float" office:value="683519" calcext:value-type="float">
            <text:p>683519</text:p>
          </table:table-cell>
          <table:table-cell office:value-type="float" office:value="-123.51232" calcext:value-type="float">
            <text:p>-123.51232</text:p>
          </table:table-cell>
          <table:table-cell/>
        </table:table-row>
        <table:table-row table:style-name="ro1">
          <table:table-cell office:value-type="float" office:value="685078" calcext:value-type="float">
            <text:p>685078</text:p>
          </table:table-cell>
          <table:table-cell office:value-type="float" office:value="-124.8878" calcext:value-type="float">
            <text:p>-124.8878</text:p>
          </table:table-cell>
          <table:table-cell/>
        </table:table-row>
        <table:table-row table:style-name="ro1">
          <table:table-cell office:value-type="float" office:value="686637" calcext:value-type="float">
            <text:p>686637</text:p>
          </table:table-cell>
          <table:table-cell office:value-type="float" office:value="-123.93731" calcext:value-type="float">
            <text:p>-123.93731</text:p>
          </table:table-cell>
          <table:table-cell/>
        </table:table-row>
        <table:table-row table:style-name="ro1">
          <table:table-cell office:value-type="float" office:value="688196" calcext:value-type="float">
            <text:p>688196</text:p>
          </table:table-cell>
          <table:table-cell office:value-type="float" office:value="-124.28758" calcext:value-type="float">
            <text:p>-124.28758</text:p>
          </table:table-cell>
          <table:table-cell/>
        </table:table-row>
        <table:table-row table:style-name="ro1">
          <table:table-cell office:value-type="float" office:value="689755" calcext:value-type="float">
            <text:p>689755</text:p>
          </table:table-cell>
          <table:table-cell office:value-type="float" office:value="-124.8585" calcext:value-type="float">
            <text:p>-124.8585</text:p>
          </table:table-cell>
          <table:table-cell/>
        </table:table-row>
        <table:table-row table:style-name="ro1">
          <table:table-cell office:value-type="float" office:value="691314" calcext:value-type="float">
            <text:p>691314</text:p>
          </table:table-cell>
          <table:table-cell office:value-type="float" office:value="-125.9804" calcext:value-type="float">
            <text:p>-125.9804</text:p>
          </table:table-cell>
          <table:table-cell/>
        </table:table-row>
        <table:table-row table:style-name="ro1">
          <table:table-cell office:value-type="float" office:value="692873" calcext:value-type="float">
            <text:p>692873</text:p>
          </table:table-cell>
          <table:table-cell office:value-type="float" office:value="-125.4391" calcext:value-type="float">
            <text:p>-125.4391</text:p>
          </table:table-cell>
          <table:table-cell/>
        </table:table-row>
        <table:table-row table:style-name="ro1">
          <table:table-cell office:value-type="float" office:value="694432" calcext:value-type="float">
            <text:p>694432</text:p>
          </table:table-cell>
          <table:table-cell office:value-type="float" office:value="-122.55969" calcext:value-type="float">
            <text:p>-122.55969</text:p>
          </table:table-cell>
          <table:table-cell/>
        </table:table-row>
        <table:table-row table:style-name="ro1">
          <table:table-cell office:value-type="float" office:value="695991" calcext:value-type="float">
            <text:p>695991</text:p>
          </table:table-cell>
          <table:table-cell office:value-type="float" office:value="-124.22444" calcext:value-type="float">
            <text:p>-124.22444</text:p>
          </table:table-cell>
          <table:table-cell/>
        </table:table-row>
        <table:table-row table:style-name="ro1">
          <table:table-cell office:value-type="float" office:value="697550" calcext:value-type="float">
            <text:p>697550</text:p>
          </table:table-cell>
          <table:table-cell office:value-type="float" office:value="-124.6874" calcext:value-type="float">
            <text:p>-124.6874</text:p>
          </table:table-cell>
          <table:table-cell/>
        </table:table-row>
        <table:table-row table:style-name="ro1">
          <table:table-cell office:value-type="float" office:value="699109" calcext:value-type="float">
            <text:p>699109</text:p>
          </table:table-cell>
          <table:table-cell office:value-type="float" office:value="-125.959" calcext:value-type="float">
            <text:p>-125.959</text:p>
          </table:table-cell>
          <table:table-cell/>
        </table:table-row>
        <table:table-row table:style-name="ro1">
          <table:table-cell office:value-type="float" office:value="700668" calcext:value-type="float">
            <text:p>700668</text:p>
          </table:table-cell>
          <table:table-cell office:value-type="float" office:value="-124.671" calcext:value-type="float">
            <text:p>-124.671</text:p>
          </table:table-cell>
          <table:table-cell/>
        </table:table-row>
        <table:table-row table:style-name="ro1">
          <table:table-cell office:value-type="float" office:value="702227" calcext:value-type="float">
            <text:p>702227</text:p>
          </table:table-cell>
          <table:table-cell office:value-type="float" office:value="-124.7584" calcext:value-type="float">
            <text:p>-124.7584</text:p>
          </table:table-cell>
          <table:table-cell/>
        </table:table-row>
        <table:table-row table:style-name="ro1">
          <table:table-cell office:value-type="float" office:value="703786" calcext:value-type="float">
            <text:p>703786</text:p>
          </table:table-cell>
          <table:table-cell office:value-type="float" office:value="-123.76314" calcext:value-type="float">
            <text:p>-123.76314</text:p>
          </table:table-cell>
          <table:table-cell/>
        </table:table-row>
        <table:table-row table:style-name="ro1">
          <table:table-cell office:value-type="float" office:value="705345" calcext:value-type="float">
            <text:p>705345</text:p>
          </table:table-cell>
          <table:table-cell office:value-type="float" office:value="-124.6543" calcext:value-type="float">
            <text:p>-124.6543</text:p>
          </table:table-cell>
          <table:table-cell/>
        </table:table-row>
        <table:table-row table:style-name="ro1">
          <table:table-cell office:value-type="float" office:value="706904" calcext:value-type="float">
            <text:p>706904</text:p>
          </table:table-cell>
          <table:table-cell office:value-type="float" office:value="-125.084" calcext:value-type="float">
            <text:p>-125.084</text:p>
          </table:table-cell>
          <table:table-cell/>
        </table:table-row>
        <table:table-row table:style-name="ro1">
          <table:table-cell office:value-type="float" office:value="708463" calcext:value-type="float">
            <text:p>708463</text:p>
          </table:table-cell>
          <table:table-cell office:value-type="float" office:value="-124.5268" calcext:value-type="float">
            <text:p>-124.5268</text:p>
          </table:table-cell>
          <table:table-cell/>
        </table:table-row>
        <table:table-row table:style-name="ro1">
          <table:table-cell office:value-type="float" office:value="710022" calcext:value-type="float">
            <text:p>710022</text:p>
          </table:table-cell>
          <table:table-cell office:value-type="float" office:value="-125.0995" calcext:value-type="float">
            <text:p>-125.0995</text:p>
          </table:table-cell>
          <table:table-cell/>
        </table:table-row>
        <table:table-row table:style-name="ro1">
          <table:table-cell office:value-type="float" office:value="711581" calcext:value-type="float">
            <text:p>711581</text:p>
          </table:table-cell>
          <table:table-cell office:value-type="float" office:value="-124.4812" calcext:value-type="float">
            <text:p>-124.4812</text:p>
          </table:table-cell>
          <table:table-cell/>
        </table:table-row>
        <table:table-row table:style-name="ro1">
          <table:table-cell office:value-type="float" office:value="713140" calcext:value-type="float">
            <text:p>713140</text:p>
          </table:table-cell>
          <table:table-cell office:value-type="float" office:value="-124.7334" calcext:value-type="float">
            <text:p>-124.7334</text:p>
          </table:table-cell>
          <table:table-cell/>
        </table:table-row>
        <table:table-row table:style-name="ro1">
          <table:table-cell office:value-type="float" office:value="714699" calcext:value-type="float">
            <text:p>714699</text:p>
          </table:table-cell>
          <table:table-cell office:value-type="float" office:value="-123.76028" calcext:value-type="float">
            <text:p>-123.76028</text:p>
          </table:table-cell>
          <table:table-cell/>
        </table:table-row>
        <table:table-row table:style-name="ro1">
          <table:table-cell office:value-type="float" office:value="716258" calcext:value-type="float">
            <text:p>716258</text:p>
          </table:table-cell>
          <table:table-cell office:value-type="float" office:value="-126.1114" calcext:value-type="float">
            <text:p>-126.1114</text:p>
          </table:table-cell>
          <table:table-cell/>
        </table:table-row>
        <table:table-row table:style-name="ro1">
          <table:table-cell office:value-type="float" office:value="717817" calcext:value-type="float">
            <text:p>717817</text:p>
          </table:table-cell>
          <table:table-cell office:value-type="float" office:value="-124.25019" calcext:value-type="float">
            <text:p>-124.25019</text:p>
          </table:table-cell>
          <table:table-cell/>
        </table:table-row>
        <table:table-row table:style-name="ro1">
          <table:table-cell office:value-type="float" office:value="719376" calcext:value-type="float">
            <text:p>719376</text:p>
          </table:table-cell>
          <table:table-cell office:value-type="float" office:value="-124.4789" calcext:value-type="float">
            <text:p>-124.4789</text:p>
          </table:table-cell>
          <table:table-cell/>
        </table:table-row>
        <table:table-row table:style-name="ro1">
          <table:table-cell office:value-type="float" office:value="720935" calcext:value-type="float">
            <text:p>720935</text:p>
          </table:table-cell>
          <table:table-cell office:value-type="float" office:value="-122.05598" calcext:value-type="float">
            <text:p>-122.05598</text:p>
          </table:table-cell>
          <table:table-cell/>
        </table:table-row>
        <table:table-row table:style-name="ro1">
          <table:table-cell office:value-type="float" office:value="722494" calcext:value-type="float">
            <text:p>722494</text:p>
          </table:table-cell>
          <table:table-cell office:value-type="float" office:value="-125.3363" calcext:value-type="float">
            <text:p>-125.3363</text:p>
          </table:table-cell>
          <table:table-cell/>
        </table:table-row>
        <table:table-row table:style-name="ro1">
          <table:table-cell office:value-type="float" office:value="724053" calcext:value-type="float">
            <text:p>724053</text:p>
          </table:table-cell>
          <table:table-cell office:value-type="float" office:value="-125.93" calcext:value-type="float">
            <text:p>-125.93</text:p>
          </table:table-cell>
          <table:table-cell/>
        </table:table-row>
        <table:table-row table:style-name="ro1">
          <table:table-cell office:value-type="float" office:value="725612" calcext:value-type="float">
            <text:p>725612</text:p>
          </table:table-cell>
          <table:table-cell office:value-type="float" office:value="-125.6488" calcext:value-type="float">
            <text:p>-125.6488</text:p>
          </table:table-cell>
          <table:table-cell/>
        </table:table-row>
        <table:table-row table:style-name="ro1">
          <table:table-cell office:value-type="float" office:value="727171" calcext:value-type="float">
            <text:p>727171</text:p>
          </table:table-cell>
          <table:table-cell office:value-type="float" office:value="-124.9108" calcext:value-type="float">
            <text:p>-124.9108</text:p>
          </table:table-cell>
          <table:table-cell/>
        </table:table-row>
        <table:table-row table:style-name="ro1">
          <table:table-cell office:value-type="float" office:value="728731" calcext:value-type="float">
            <text:p>728731</text:p>
          </table:table-cell>
          <table:table-cell office:value-type="float" office:value="-125.6027" calcext:value-type="float">
            <text:p>-125.6027</text:p>
          </table:table-cell>
          <table:table-cell/>
        </table:table-row>
        <table:table-row table:style-name="ro1">
          <table:table-cell office:value-type="float" office:value="730290" calcext:value-type="float">
            <text:p>730290</text:p>
          </table:table-cell>
          <table:table-cell office:value-type="float" office:value="-126.3775" calcext:value-type="float">
            <text:p>-126.3775</text:p>
          </table:table-cell>
          <table:table-cell/>
        </table:table-row>
        <table:table-row table:style-name="ro1">
          <table:table-cell office:value-type="float" office:value="731849" calcext:value-type="float">
            <text:p>731849</text:p>
          </table:table-cell>
          <table:table-cell office:value-type="float" office:value="-125.7806" calcext:value-type="float">
            <text:p>-125.7806</text:p>
          </table:table-cell>
          <table:table-cell/>
        </table:table-row>
        <table:table-row table:style-name="ro1">
          <table:table-cell office:value-type="float" office:value="733408" calcext:value-type="float">
            <text:p>733408</text:p>
          </table:table-cell>
          <table:table-cell office:value-type="float" office:value="-128.1024" calcext:value-type="float">
            <text:p>-128.1024</text:p>
          </table:table-cell>
          <table:table-cell/>
        </table:table-row>
        <table:table-row table:style-name="ro1">
          <table:table-cell office:value-type="float" office:value="734967" calcext:value-type="float">
            <text:p>734967</text:p>
          </table:table-cell>
          <table:table-cell office:value-type="float" office:value="-125.45" calcext:value-type="float">
            <text:p>-125.45</text:p>
          </table:table-cell>
          <table:table-cell/>
        </table:table-row>
        <table:table-row table:style-name="ro1">
          <table:table-cell office:value-type="float" office:value="736526" calcext:value-type="float">
            <text:p>736526</text:p>
          </table:table-cell>
          <table:table-cell office:value-type="float" office:value="-127.5497" calcext:value-type="float">
            <text:p>-127.5497</text:p>
          </table:table-cell>
          <table:table-cell/>
        </table:table-row>
        <table:table-row table:style-name="ro1">
          <table:table-cell office:value-type="float" office:value="738085" calcext:value-type="float">
            <text:p>738085</text:p>
          </table:table-cell>
          <table:table-cell office:value-type="float" office:value="-123.47032" calcext:value-type="float">
            <text:p>-123.47032</text:p>
          </table:table-cell>
          <table:table-cell/>
        </table:table-row>
        <table:table-row table:style-name="ro1">
          <table:table-cell office:value-type="float" office:value="739644" calcext:value-type="float">
            <text:p>739644</text:p>
          </table:table-cell>
          <table:table-cell office:value-type="float" office:value="-126.4136" calcext:value-type="float">
            <text:p>-126.4136</text:p>
          </table:table-cell>
          <table:table-cell/>
        </table:table-row>
        <table:table-row table:style-name="ro1">
          <table:table-cell office:value-type="float" office:value="741203" calcext:value-type="float">
            <text:p>741203</text:p>
          </table:table-cell>
          <table:table-cell office:value-type="float" office:value="-127.8077" calcext:value-type="float">
            <text:p>-127.8077</text:p>
          </table:table-cell>
          <table:table-cell/>
        </table:table-row>
        <table:table-row table:style-name="ro1">
          <table:table-cell office:value-type="float" office:value="742762" calcext:value-type="float">
            <text:p>742762</text:p>
          </table:table-cell>
          <table:table-cell office:value-type="float" office:value="-125.2083" calcext:value-type="float">
            <text:p>-125.2083</text:p>
          </table:table-cell>
          <table:table-cell/>
        </table:table-row>
        <table:table-row table:style-name="ro1">
          <table:table-cell office:value-type="float" office:value="744321" calcext:value-type="float">
            <text:p>744321</text:p>
          </table:table-cell>
          <table:table-cell office:value-type="float" office:value="-127.6785" calcext:value-type="float">
            <text:p>-127.6785</text:p>
          </table:table-cell>
          <table:table-cell/>
        </table:table-row>
        <table:table-row table:style-name="ro1">
          <table:table-cell office:value-type="float" office:value="745880" calcext:value-type="float">
            <text:p>745880</text:p>
          </table:table-cell>
          <table:table-cell office:value-type="float" office:value="-128.7864" calcext:value-type="float">
            <text:p>-128.7864</text:p>
          </table:table-cell>
          <table:table-cell/>
        </table:table-row>
        <table:table-row table:style-name="ro1">
          <table:table-cell office:value-type="float" office:value="747439" calcext:value-type="float">
            <text:p>747439</text:p>
          </table:table-cell>
          <table:table-cell office:value-type="float" office:value="-126.8077" calcext:value-type="float">
            <text:p>-126.8077</text:p>
          </table:table-cell>
          <table:table-cell/>
        </table:table-row>
        <table:table-row table:style-name="ro1">
          <table:table-cell office:value-type="float" office:value="748998" calcext:value-type="float">
            <text:p>748998</text:p>
          </table:table-cell>
          <table:table-cell office:value-type="float" office:value="-127.8995" calcext:value-type="float">
            <text:p>-127.8995</text:p>
          </table:table-cell>
          <table:table-cell/>
        </table:table-row>
        <table:table-row table:style-name="ro1">
          <table:table-cell office:value-type="float" office:value="750557" calcext:value-type="float">
            <text:p>750557</text:p>
          </table:table-cell>
          <table:table-cell office:value-type="float" office:value="-127.4928" calcext:value-type="float">
            <text:p>-127.4928</text:p>
          </table:table-cell>
          <table:table-cell/>
        </table:table-row>
        <table:table-row table:style-name="ro1">
          <table:table-cell office:value-type="float" office:value="752116" calcext:value-type="float">
            <text:p>752116</text:p>
          </table:table-cell>
          <table:table-cell office:value-type="float" office:value="-128.1035" calcext:value-type="float">
            <text:p>-128.1035</text:p>
          </table:table-cell>
          <table:table-cell/>
        </table:table-row>
        <table:table-row table:style-name="ro1">
          <table:table-cell office:value-type="float" office:value="753675" calcext:value-type="float">
            <text:p>753675</text:p>
          </table:table-cell>
          <table:table-cell office:value-type="float" office:value="-127.3209" calcext:value-type="float">
            <text:p>-127.3209</text:p>
          </table:table-cell>
          <table:table-cell/>
        </table:table-row>
        <table:table-row table:style-name="ro1">
          <table:table-cell office:value-type="float" office:value="755234" calcext:value-type="float">
            <text:p>755234</text:p>
          </table:table-cell>
          <table:table-cell office:value-type="float" office:value="-126.1627" calcext:value-type="float">
            <text:p>-126.1627</text:p>
          </table:table-cell>
          <table:table-cell/>
        </table:table-row>
        <table:table-row table:style-name="ro1">
          <table:table-cell office:value-type="float" office:value="756793" calcext:value-type="float">
            <text:p>756793</text:p>
          </table:table-cell>
          <table:table-cell office:value-type="float" office:value="-126.9448" calcext:value-type="float">
            <text:p>-126.9448</text:p>
          </table:table-cell>
          <table:table-cell/>
        </table:table-row>
        <table:table-row table:style-name="ro1">
          <table:table-cell office:value-type="float" office:value="758352" calcext:value-type="float">
            <text:p>758352</text:p>
          </table:table-cell>
          <table:table-cell office:value-type="float" office:value="-127.8929" calcext:value-type="float">
            <text:p>-127.8929</text:p>
          </table:table-cell>
          <table:table-cell/>
        </table:table-row>
        <table:table-row table:style-name="ro1">
          <table:table-cell office:value-type="float" office:value="759911" calcext:value-type="float">
            <text:p>759911</text:p>
          </table:table-cell>
          <table:table-cell office:value-type="float" office:value="-124.9475" calcext:value-type="float">
            <text:p>-124.9475</text:p>
          </table:table-cell>
          <table:table-cell/>
        </table:table-row>
        <table:table-row table:style-name="ro1">
          <table:table-cell office:value-type="float" office:value="761470" calcext:value-type="float">
            <text:p>761470</text:p>
          </table:table-cell>
          <table:table-cell office:value-type="float" office:value="-125.3318" calcext:value-type="float">
            <text:p>-125.3318</text:p>
          </table:table-cell>
          <table:table-cell/>
        </table:table-row>
        <table:table-row table:style-name="ro1">
          <table:table-cell office:value-type="float" office:value="763029" calcext:value-type="float">
            <text:p>763029</text:p>
          </table:table-cell>
          <table:table-cell office:value-type="float" office:value="-126.3042" calcext:value-type="float">
            <text:p>-126.3042</text:p>
          </table:table-cell>
          <table:table-cell/>
        </table:table-row>
        <table:table-row table:style-name="ro1">
          <table:table-cell office:value-type="float" office:value="764588" calcext:value-type="float">
            <text:p>764588</text:p>
          </table:table-cell>
          <table:table-cell office:value-type="float" office:value="-127.2764" calcext:value-type="float">
            <text:p>-127.2764</text:p>
          </table:table-cell>
          <table:table-cell/>
        </table:table-row>
        <table:table-row table:style-name="ro1">
          <table:table-cell office:value-type="float" office:value="766147" calcext:value-type="float">
            <text:p>766147</text:p>
          </table:table-cell>
          <table:table-cell office:value-type="float" office:value="-126.8713" calcext:value-type="float">
            <text:p>-126.8713</text:p>
          </table:table-cell>
          <table:table-cell/>
        </table:table-row>
        <table:table-row table:style-name="ro1">
          <table:table-cell office:value-type="float" office:value="767706" calcext:value-type="float">
            <text:p>767706</text:p>
          </table:table-cell>
          <table:table-cell office:value-type="float" office:value="-127.0393" calcext:value-type="float">
            <text:p>-127.0393</text:p>
          </table:table-cell>
          <table:table-cell/>
        </table:table-row>
        <table:table-row table:style-name="ro1">
          <table:table-cell office:value-type="float" office:value="769265" calcext:value-type="float">
            <text:p>769265</text:p>
          </table:table-cell>
          <table:table-cell office:value-type="float" office:value="-124.9903" calcext:value-type="float">
            <text:p>-124.9903</text:p>
          </table:table-cell>
          <table:table-cell/>
        </table:table-row>
        <table:table-row table:style-name="ro1">
          <table:table-cell office:value-type="float" office:value="770824" calcext:value-type="float">
            <text:p>770824</text:p>
          </table:table-cell>
          <table:table-cell office:value-type="float" office:value="-127.0059" calcext:value-type="float">
            <text:p>-127.0059</text:p>
          </table:table-cell>
          <table:table-cell/>
        </table:table-row>
        <table:table-row table:style-name="ro1">
          <table:table-cell office:value-type="float" office:value="772383" calcext:value-type="float">
            <text:p>772383</text:p>
          </table:table-cell>
          <table:table-cell office:value-type="float" office:value="-125.1544" calcext:value-type="float">
            <text:p>-125.1544</text:p>
          </table:table-cell>
          <table:table-cell/>
        </table:table-row>
        <table:table-row table:style-name="ro1">
          <table:table-cell office:value-type="float" office:value="773942" calcext:value-type="float">
            <text:p>773942</text:p>
          </table:table-cell>
          <table:table-cell office:value-type="float" office:value="-127.2107" calcext:value-type="float">
            <text:p>-127.2107</text:p>
          </table:table-cell>
          <table:table-cell/>
        </table:table-row>
        <table:table-row table:style-name="ro1">
          <table:table-cell office:value-type="float" office:value="775501" calcext:value-type="float">
            <text:p>775501</text:p>
          </table:table-cell>
          <table:table-cell office:value-type="float" office:value="-126.887" calcext:value-type="float">
            <text:p>-126.887</text:p>
          </table:table-cell>
          <table:table-cell/>
        </table:table-row>
        <table:table-row table:style-name="ro1">
          <table:table-cell office:value-type="float" office:value="777060" calcext:value-type="float">
            <text:p>777060</text:p>
          </table:table-cell>
          <table:table-cell office:value-type="float" office:value="-128.9988" calcext:value-type="float">
            <text:p>-128.9988</text:p>
          </table:table-cell>
          <table:table-cell/>
        </table:table-row>
        <table:table-row table:style-name="ro1">
          <table:table-cell office:value-type="float" office:value="778619" calcext:value-type="float">
            <text:p>778619</text:p>
          </table:table-cell>
          <table:table-cell office:value-type="float" office:value="-126.7396" calcext:value-type="float">
            <text:p>-126.7396</text:p>
          </table:table-cell>
          <table:table-cell/>
        </table:table-row>
        <table:table-row table:style-name="ro1">
          <table:table-cell office:value-type="float" office:value="780178" calcext:value-type="float">
            <text:p>780178</text:p>
          </table:table-cell>
          <table:table-cell office:value-type="float" office:value="-127.3016" calcext:value-type="float">
            <text:p>-127.3016</text:p>
          </table:table-cell>
          <table:table-cell/>
        </table:table-row>
        <table:table-row table:style-name="ro1">
          <table:table-cell office:value-type="float" office:value="781737" calcext:value-type="float">
            <text:p>781737</text:p>
          </table:table-cell>
          <table:table-cell office:value-type="float" office:value="-128.869" calcext:value-type="float">
            <text:p>-128.869</text:p>
          </table:table-cell>
          <table:table-cell/>
        </table:table-row>
        <table:table-row table:style-name="ro1">
          <table:table-cell office:value-type="float" office:value="783296" calcext:value-type="float">
            <text:p>783296</text:p>
          </table:table-cell>
          <table:table-cell office:value-type="float" office:value="-130.4012" calcext:value-type="float">
            <text:p>-130.4012</text:p>
          </table:table-cell>
          <table:table-cell/>
        </table:table-row>
        <table:table-row table:style-name="ro1">
          <table:table-cell office:value-type="float" office:value="784855" calcext:value-type="float">
            <text:p>784855</text:p>
          </table:table-cell>
          <table:table-cell office:value-type="float" office:value="-129.6248" calcext:value-type="float">
            <text:p>-129.6248</text:p>
          </table:table-cell>
          <table:table-cell/>
        </table:table-row>
        <table:table-row table:style-name="ro1">
          <table:table-cell office:value-type="float" office:value="786414" calcext:value-type="float">
            <text:p>786414</text:p>
          </table:table-cell>
          <table:table-cell office:value-type="float" office:value="-129.1446" calcext:value-type="float">
            <text:p>-129.1446</text:p>
          </table:table-cell>
          <table:table-cell/>
        </table:table-row>
        <table:table-row table:style-name="ro1">
          <table:table-cell office:value-type="float" office:value="787973" calcext:value-type="float">
            <text:p>787973</text:p>
          </table:table-cell>
          <table:table-cell office:value-type="float" office:value="-126.2033" calcext:value-type="float">
            <text:p>-126.2033</text:p>
          </table:table-cell>
          <table:table-cell/>
        </table:table-row>
        <table:table-row table:style-name="ro1">
          <table:table-cell office:value-type="float" office:value="789532" calcext:value-type="float">
            <text:p>789532</text:p>
          </table:table-cell>
          <table:table-cell office:value-type="float" office:value="-131.491" calcext:value-type="float">
            <text:p>-131.491</text:p>
          </table:table-cell>
          <table:table-cell/>
        </table:table-row>
        <table:table-row table:style-name="ro1">
          <table:table-cell office:value-type="float" office:value="791091" calcext:value-type="float">
            <text:p>791091</text:p>
          </table:table-cell>
          <table:table-cell office:value-type="float" office:value="-130.3571" calcext:value-type="float">
            <text:p>-130.3571</text:p>
          </table:table-cell>
          <table:table-cell/>
        </table:table-row>
        <table:table-row table:style-name="ro1">
          <table:table-cell office:value-type="float" office:value="792650" calcext:value-type="float">
            <text:p>792650</text:p>
          </table:table-cell>
          <table:table-cell office:value-type="float" office:value="-129.3962" calcext:value-type="float">
            <text:p>-129.3962</text:p>
          </table:table-cell>
          <table:table-cell/>
        </table:table-row>
        <table:table-row table:style-name="ro1">
          <table:table-cell office:value-type="float" office:value="794209" calcext:value-type="float">
            <text:p>794209</text:p>
          </table:table-cell>
          <table:table-cell office:value-type="float" office:value="-129.7928" calcext:value-type="float">
            <text:p>-129.7928</text:p>
          </table:table-cell>
          <table:table-cell/>
        </table:table-row>
        <table:table-row table:style-name="ro1">
          <table:table-cell office:value-type="float" office:value="795768" calcext:value-type="float">
            <text:p>795768</text:p>
          </table:table-cell>
          <table:table-cell office:value-type="float" office:value="-130.464" calcext:value-type="float">
            <text:p>-130.464</text:p>
          </table:table-cell>
          <table:table-cell/>
        </table:table-row>
        <table:table-row table:style-name="ro1">
          <table:table-cell office:value-type="float" office:value="797327" calcext:value-type="float">
            <text:p>797327</text:p>
          </table:table-cell>
          <table:table-cell office:value-type="float" office:value="-131.1844" calcext:value-type="float">
            <text:p>-131.1844</text:p>
          </table:table-cell>
          <table:table-cell/>
        </table:table-row>
        <table:table-row table:style-name="ro1">
          <table:table-cell office:value-type="float" office:value="798886" calcext:value-type="float">
            <text:p>798886</text:p>
          </table:table-cell>
          <table:table-cell office:value-type="float" office:value="-129.474" calcext:value-type="float">
            <text:p>-129.474</text:p>
          </table:table-cell>
          <table:table-cell/>
        </table:table-row>
        <table:table-row table:style-name="ro1">
          <table:table-cell office:value-type="float" office:value="800445" calcext:value-type="float">
            <text:p>800445</text:p>
          </table:table-cell>
          <table:table-cell office:value-type="float" office:value="-128.5804" calcext:value-type="float">
            <text:p>-128.5804</text:p>
          </table:table-cell>
          <table:table-cell/>
        </table:table-row>
        <table:table-row table:style-name="ro1">
          <table:table-cell office:value-type="float" office:value="802004" calcext:value-type="float">
            <text:p>802004</text:p>
          </table:table-cell>
          <table:table-cell office:value-type="float" office:value="-129.5539" calcext:value-type="float">
            <text:p>-129.5539</text:p>
          </table:table-cell>
          <table:table-cell/>
        </table:table-row>
        <table:table-row table:style-name="ro1">
          <table:table-cell office:value-type="float" office:value="803563" calcext:value-type="float">
            <text:p>803563</text:p>
          </table:table-cell>
          <table:table-cell office:value-type="float" office:value="-129.1372" calcext:value-type="float">
            <text:p>-129.1372</text:p>
          </table:table-cell>
          <table:table-cell/>
        </table:table-row>
        <table:table-row table:style-name="ro1">
          <table:table-cell office:value-type="float" office:value="805122" calcext:value-type="float">
            <text:p>805122</text:p>
          </table:table-cell>
          <table:table-cell office:value-type="float" office:value="-128.79" calcext:value-type="float">
            <text:p>-128.79</text:p>
          </table:table-cell>
          <table:table-cell/>
        </table:table-row>
        <table:table-row table:style-name="ro1">
          <table:table-cell office:value-type="float" office:value="806682" calcext:value-type="float">
            <text:p>806682</text:p>
          </table:table-cell>
          <table:table-cell office:value-type="float" office:value="-127.3137" calcext:value-type="float">
            <text:p>-127.3137</text:p>
          </table:table-cell>
          <table:table-cell/>
        </table:table-row>
        <table:table-row table:style-name="ro1">
          <table:table-cell office:value-type="float" office:value="808241" calcext:value-type="float">
            <text:p>808241</text:p>
          </table:table-cell>
          <table:table-cell office:value-type="float" office:value="-130.1428" calcext:value-type="float">
            <text:p>-130.1428</text:p>
          </table:table-cell>
          <table:table-cell/>
        </table:table-row>
        <table:table-row table:style-name="ro1">
          <table:table-cell office:value-type="float" office:value="809800" calcext:value-type="float">
            <text:p>809800</text:p>
          </table:table-cell>
          <table:table-cell office:value-type="float" office:value="-127.9724" calcext:value-type="float">
            <text:p>-127.9724</text:p>
          </table:table-cell>
          <table:table-cell/>
        </table:table-row>
        <table:table-row table:style-name="ro1">
          <table:table-cell office:value-type="float" office:value="811359" calcext:value-type="float">
            <text:p>811359</text:p>
          </table:table-cell>
          <table:table-cell office:value-type="float" office:value="-130.3863" calcext:value-type="float">
            <text:p>-130.3863</text:p>
          </table:table-cell>
          <table:table-cell/>
        </table:table-row>
        <table:table-row table:style-name="ro1">
          <table:table-cell office:value-type="float" office:value="812918" calcext:value-type="float">
            <text:p>812918</text:p>
          </table:table-cell>
          <table:table-cell office:value-type="float" office:value="-128.2706" calcext:value-type="float">
            <text:p>-128.2706</text:p>
          </table:table-cell>
          <table:table-cell/>
        </table:table-row>
        <table:table-row table:style-name="ro1">
          <table:table-cell office:value-type="float" office:value="814477" calcext:value-type="float">
            <text:p>814477</text:p>
          </table:table-cell>
          <table:table-cell office:value-type="float" office:value="-129.8692" calcext:value-type="float">
            <text:p>-129.8692</text:p>
          </table:table-cell>
          <table:table-cell/>
        </table:table-row>
        <table:table-row table:style-name="ro1">
          <table:table-cell office:value-type="float" office:value="816036" calcext:value-type="float">
            <text:p>816036</text:p>
          </table:table-cell>
          <table:table-cell office:value-type="float" office:value="-131.6485" calcext:value-type="float">
            <text:p>-131.6485</text:p>
          </table:table-cell>
          <table:table-cell/>
        </table:table-row>
        <table:table-row table:style-name="ro1">
          <table:table-cell office:value-type="float" office:value="817595" calcext:value-type="float">
            <text:p>817595</text:p>
          </table:table-cell>
          <table:table-cell office:value-type="float" office:value="-130.2647" calcext:value-type="float">
            <text:p>-130.2647</text:p>
          </table:table-cell>
          <table:table-cell/>
        </table:table-row>
        <table:table-row table:style-name="ro1">
          <table:table-cell office:value-type="float" office:value="819154" calcext:value-type="float">
            <text:p>819154</text:p>
          </table:table-cell>
          <table:table-cell office:value-type="float" office:value="-130.9163" calcext:value-type="float">
            <text:p>-130.9163</text:p>
          </table:table-cell>
          <table:table-cell/>
        </table:table-row>
        <table:table-row table:style-name="ro1">
          <table:table-cell office:value-type="float" office:value="820713" calcext:value-type="float">
            <text:p>820713</text:p>
          </table:table-cell>
          <table:table-cell office:value-type="float" office:value="-128.8674" calcext:value-type="float">
            <text:p>-128.8674</text:p>
          </table:table-cell>
          <table:table-cell/>
        </table:table-row>
        <table:table-row table:style-name="ro1">
          <table:table-cell office:value-type="float" office:value="822272" calcext:value-type="float">
            <text:p>822272</text:p>
          </table:table-cell>
          <table:table-cell office:value-type="float" office:value="-130.8729" calcext:value-type="float">
            <text:p>-130.8729</text:p>
          </table:table-cell>
          <table:table-cell/>
        </table:table-row>
        <table:table-row table:style-name="ro1">
          <table:table-cell office:value-type="float" office:value="823831" calcext:value-type="float">
            <text:p>823831</text:p>
          </table:table-cell>
          <table:table-cell office:value-type="float" office:value="-130.4626" calcext:value-type="float">
            <text:p>-130.4626</text:p>
          </table:table-cell>
          <table:table-cell/>
        </table:table-row>
        <table:table-row table:style-name="ro1">
          <table:table-cell office:value-type="float" office:value="825390" calcext:value-type="float">
            <text:p>825390</text:p>
          </table:table-cell>
          <table:table-cell office:value-type="float" office:value="-130.228" calcext:value-type="float">
            <text:p>-130.228</text:p>
          </table:table-cell>
          <table:table-cell/>
        </table:table-row>
        <table:table-row table:style-name="ro1">
          <table:table-cell office:value-type="float" office:value="826949" calcext:value-type="float">
            <text:p>826949</text:p>
          </table:table-cell>
          <table:table-cell office:value-type="float" office:value="-127.9823" calcext:value-type="float">
            <text:p>-127.9823</text:p>
          </table:table-cell>
          <table:table-cell/>
        </table:table-row>
        <table:table-row table:style-name="ro1">
          <table:table-cell office:value-type="float" office:value="828508" calcext:value-type="float">
            <text:p>828508</text:p>
          </table:table-cell>
          <table:table-cell office:value-type="float" office:value="-129.6045" calcext:value-type="float">
            <text:p>-129.6045</text:p>
          </table:table-cell>
          <table:table-cell/>
        </table:table-row>
        <table:table-row table:style-name="ro1">
          <table:table-cell office:value-type="float" office:value="830067" calcext:value-type="float">
            <text:p>830067</text:p>
          </table:table-cell>
          <table:table-cell office:value-type="float" office:value="-130.5146" calcext:value-type="float">
            <text:p>-130.5146</text:p>
          </table:table-cell>
          <table:table-cell/>
        </table:table-row>
        <table:table-row table:style-name="ro1">
          <table:table-cell office:value-type="float" office:value="831626" calcext:value-type="float">
            <text:p>831626</text:p>
          </table:table-cell>
          <table:table-cell office:value-type="float" office:value="-129.376" calcext:value-type="float">
            <text:p>-129.376</text:p>
          </table:table-cell>
          <table:table-cell/>
        </table:table-row>
        <table:table-row table:style-name="ro1">
          <table:table-cell office:value-type="float" office:value="833185" calcext:value-type="float">
            <text:p>833185</text:p>
          </table:table-cell>
          <table:table-cell office:value-type="float" office:value="-132.9667" calcext:value-type="float">
            <text:p>-132.9667</text:p>
          </table:table-cell>
          <table:table-cell/>
        </table:table-row>
        <table:table-row table:style-name="ro1">
          <table:table-cell office:value-type="float" office:value="834744" calcext:value-type="float">
            <text:p>834744</text:p>
          </table:table-cell>
          <table:table-cell office:value-type="float" office:value="-131.5222" calcext:value-type="float">
            <text:p>-131.5222</text:p>
          </table:table-cell>
          <table:table-cell/>
        </table:table-row>
        <table:table-row table:style-name="ro1">
          <table:table-cell office:value-type="float" office:value="836303" calcext:value-type="float">
            <text:p>836303</text:p>
          </table:table-cell>
          <table:table-cell office:value-type="float" office:value="-129.9043" calcext:value-type="float">
            <text:p>-129.9043</text:p>
          </table:table-cell>
          <table:table-cell/>
        </table:table-row>
        <table:table-row table:style-name="ro1">
          <table:table-cell office:value-type="float" office:value="837862" calcext:value-type="float">
            <text:p>837862</text:p>
          </table:table-cell>
          <table:table-cell office:value-type="float" office:value="-131.373" calcext:value-type="float">
            <text:p>-131.373</text:p>
          </table:table-cell>
          <table:table-cell/>
        </table:table-row>
        <table:table-row table:style-name="ro1">
          <table:table-cell office:value-type="float" office:value="839421" calcext:value-type="float">
            <text:p>839421</text:p>
          </table:table-cell>
          <table:table-cell office:value-type="float" office:value="-130.4502" calcext:value-type="float">
            <text:p>-130.4502</text:p>
          </table:table-cell>
          <table:table-cell/>
        </table:table-row>
        <table:table-row table:style-name="ro1">
          <table:table-cell office:value-type="float" office:value="840980" calcext:value-type="float">
            <text:p>840980</text:p>
          </table:table-cell>
          <table:table-cell office:value-type="float" office:value="-131.3163" calcext:value-type="float">
            <text:p>-131.3163</text:p>
          </table:table-cell>
          <table:table-cell/>
        </table:table-row>
        <table:table-row table:style-name="ro1">
          <table:table-cell office:value-type="float" office:value="842539" calcext:value-type="float">
            <text:p>842539</text:p>
          </table:table-cell>
          <table:table-cell office:value-type="float" office:value="-131.1695" calcext:value-type="float">
            <text:p>-131.1695</text:p>
          </table:table-cell>
          <table:table-cell/>
        </table:table-row>
        <table:table-row table:style-name="ro1">
          <table:table-cell office:value-type="float" office:value="844098" calcext:value-type="float">
            <text:p>844098</text:p>
          </table:table-cell>
          <table:table-cell office:value-type="float" office:value="-132.8269" calcext:value-type="float">
            <text:p>-132.8269</text:p>
          </table:table-cell>
          <table:table-cell/>
        </table:table-row>
        <table:table-row table:style-name="ro1">
          <table:table-cell office:value-type="float" office:value="845657" calcext:value-type="float">
            <text:p>845657</text:p>
          </table:table-cell>
          <table:table-cell office:value-type="float" office:value="-132.7714" calcext:value-type="float">
            <text:p>-132.7714</text:p>
          </table:table-cell>
          <table:table-cell/>
        </table:table-row>
        <table:table-row table:style-name="ro1">
          <table:table-cell office:value-type="float" office:value="847216" calcext:value-type="float">
            <text:p>847216</text:p>
          </table:table-cell>
          <table:table-cell office:value-type="float" office:value="-130.5923" calcext:value-type="float">
            <text:p>-130.5923</text:p>
          </table:table-cell>
          <table:table-cell/>
        </table:table-row>
        <table:table-row table:style-name="ro1">
          <table:table-cell office:value-type="float" office:value="848775" calcext:value-type="float">
            <text:p>848775</text:p>
          </table:table-cell>
          <table:table-cell office:value-type="float" office:value="-132.7476" calcext:value-type="float">
            <text:p>-132.7476</text:p>
          </table:table-cell>
          <table:table-cell/>
        </table:table-row>
        <table:table-row table:style-name="ro1">
          <table:table-cell office:value-type="float" office:value="850334" calcext:value-type="float">
            <text:p>850334</text:p>
          </table:table-cell>
          <table:table-cell office:value-type="float" office:value="-130.6152" calcext:value-type="float">
            <text:p>-130.6152</text:p>
          </table:table-cell>
          <table:table-cell/>
        </table:table-row>
        <table:table-row table:style-name="ro1">
          <table:table-cell office:value-type="float" office:value="851893" calcext:value-type="float">
            <text:p>851893</text:p>
          </table:table-cell>
          <table:table-cell office:value-type="float" office:value="-132.9223" calcext:value-type="float">
            <text:p>-132.9223</text:p>
          </table:table-cell>
          <table:table-cell/>
        </table:table-row>
        <table:table-row table:style-name="ro1">
          <table:table-cell office:value-type="float" office:value="853452" calcext:value-type="float">
            <text:p>853452</text:p>
          </table:table-cell>
          <table:table-cell office:value-type="float" office:value="-132.9353" calcext:value-type="float">
            <text:p>-132.9353</text:p>
          </table:table-cell>
          <table:table-cell/>
        </table:table-row>
        <table:table-row table:style-name="ro1">
          <table:table-cell office:value-type="float" office:value="855011" calcext:value-type="float">
            <text:p>855011</text:p>
          </table:table-cell>
          <table:table-cell office:value-type="float" office:value="-131.3485" calcext:value-type="float">
            <text:p>-131.3485</text:p>
          </table:table-cell>
          <table:table-cell/>
        </table:table-row>
        <table:table-row table:style-name="ro1">
          <table:table-cell office:value-type="float" office:value="856570" calcext:value-type="float">
            <text:p>856570</text:p>
          </table:table-cell>
          <table:table-cell office:value-type="float" office:value="-132.9427" calcext:value-type="float">
            <text:p>-132.9427</text:p>
          </table:table-cell>
          <table:table-cell/>
        </table:table-row>
        <table:table-row table:style-name="ro1">
          <table:table-cell office:value-type="float" office:value="858129" calcext:value-type="float">
            <text:p>858129</text:p>
          </table:table-cell>
          <table:table-cell office:value-type="float" office:value="-130.2243" calcext:value-type="float">
            <text:p>-130.2243</text:p>
          </table:table-cell>
          <table:table-cell/>
        </table:table-row>
        <table:table-row table:style-name="ro1">
          <table:table-cell office:value-type="float" office:value="859688" calcext:value-type="float">
            <text:p>859688</text:p>
          </table:table-cell>
          <table:table-cell office:value-type="float" office:value="-131.9425" calcext:value-type="float">
            <text:p>-131.9425</text:p>
          </table:table-cell>
          <table:table-cell/>
        </table:table-row>
        <table:table-row table:style-name="ro1">
          <table:table-cell office:value-type="float" office:value="861247" calcext:value-type="float">
            <text:p>861247</text:p>
          </table:table-cell>
          <table:table-cell office:value-type="float" office:value="-132.7589" calcext:value-type="float">
            <text:p>-132.7589</text:p>
          </table:table-cell>
          <table:table-cell/>
        </table:table-row>
        <table:table-row table:style-name="ro1">
          <table:table-cell office:value-type="float" office:value="862806" calcext:value-type="float">
            <text:p>862806</text:p>
          </table:table-cell>
          <table:table-cell office:value-type="float" office:value="-131.1073" calcext:value-type="float">
            <text:p>-131.1073</text:p>
          </table:table-cell>
          <table:table-cell/>
        </table:table-row>
        <table:table-row table:style-name="ro1">
          <table:table-cell office:value-type="float" office:value="864365" calcext:value-type="float">
            <text:p>864365</text:p>
          </table:table-cell>
          <table:table-cell office:value-type="float" office:value="-133.0335" calcext:value-type="float">
            <text:p>-133.0335</text:p>
          </table:table-cell>
          <table:table-cell/>
        </table:table-row>
        <table:table-row table:style-name="ro1">
          <table:table-cell office:value-type="float" office:value="865924" calcext:value-type="float">
            <text:p>865924</text:p>
          </table:table-cell>
          <table:table-cell office:value-type="float" office:value="-133.588" calcext:value-type="float">
            <text:p>-133.588</text:p>
          </table:table-cell>
          <table:table-cell/>
        </table:table-row>
        <table:table-row table:style-name="ro1">
          <table:table-cell office:value-type="float" office:value="867483" calcext:value-type="float">
            <text:p>867483</text:p>
          </table:table-cell>
          <table:table-cell office:value-type="float" office:value="-134.2749" calcext:value-type="float">
            <text:p>-134.2749</text:p>
          </table:table-cell>
          <table:table-cell/>
        </table:table-row>
        <table:table-row table:style-name="ro1">
          <table:table-cell office:value-type="float" office:value="869042" calcext:value-type="float">
            <text:p>869042</text:p>
          </table:table-cell>
          <table:table-cell office:value-type="float" office:value="-133.3744" calcext:value-type="float">
            <text:p>-133.3744</text:p>
          </table:table-cell>
          <table:table-cell/>
        </table:table-row>
        <table:table-row table:style-name="ro1">
          <table:table-cell office:value-type="float" office:value="870601" calcext:value-type="float">
            <text:p>870601</text:p>
          </table:table-cell>
          <table:table-cell office:value-type="float" office:value="-131.8228" calcext:value-type="float">
            <text:p>-131.8228</text:p>
          </table:table-cell>
          <table:table-cell/>
        </table:table-row>
        <table:table-row table:style-name="ro1">
          <table:table-cell office:value-type="float" office:value="872160" calcext:value-type="float">
            <text:p>872160</text:p>
          </table:table-cell>
          <table:table-cell office:value-type="float" office:value="-132.0058" calcext:value-type="float">
            <text:p>-132.0058</text:p>
          </table:table-cell>
          <table:table-cell/>
        </table:table-row>
        <table:table-row table:style-name="ro1">
          <table:table-cell office:value-type="float" office:value="873719" calcext:value-type="float">
            <text:p>873719</text:p>
          </table:table-cell>
          <table:table-cell office:value-type="float" office:value="-132.2556" calcext:value-type="float">
            <text:p>-132.2556</text:p>
          </table:table-cell>
          <table:table-cell/>
        </table:table-row>
        <table:table-row table:style-name="ro1">
          <table:table-cell office:value-type="float" office:value="875278" calcext:value-type="float">
            <text:p>875278</text:p>
          </table:table-cell>
          <table:table-cell office:value-type="float" office:value="-132.1162" calcext:value-type="float">
            <text:p>-132.1162</text:p>
          </table:table-cell>
          <table:table-cell/>
        </table:table-row>
        <table:table-row table:style-name="ro1">
          <table:table-cell office:value-type="float" office:value="876837" calcext:value-type="float">
            <text:p>876837</text:p>
          </table:table-cell>
          <table:table-cell office:value-type="float" office:value="-132.8652" calcext:value-type="float">
            <text:p>-132.8652</text:p>
          </table:table-cell>
          <table:table-cell/>
        </table:table-row>
        <table:table-row table:style-name="ro1">
          <table:table-cell office:value-type="float" office:value="878396" calcext:value-type="float">
            <text:p>878396</text:p>
          </table:table-cell>
          <table:table-cell office:value-type="float" office:value="-133.7634" calcext:value-type="float">
            <text:p>-133.7634</text:p>
          </table:table-cell>
          <table:table-cell/>
        </table:table-row>
        <table:table-row table:style-name="ro1">
          <table:table-cell office:value-type="float" office:value="879955" calcext:value-type="float">
            <text:p>879955</text:p>
          </table:table-cell>
          <table:table-cell office:value-type="float" office:value="-132.7575" calcext:value-type="float">
            <text:p>-132.7575</text:p>
          </table:table-cell>
          <table:table-cell/>
        </table:table-row>
        <table:table-row table:style-name="ro1">
          <table:table-cell office:value-type="float" office:value="881514" calcext:value-type="float">
            <text:p>881514</text:p>
          </table:table-cell>
          <table:table-cell office:value-type="float" office:value="-134.1266" calcext:value-type="float">
            <text:p>-134.1266</text:p>
          </table:table-cell>
          <table:table-cell/>
        </table:table-row>
        <table:table-row table:style-name="ro1">
          <table:table-cell office:value-type="float" office:value="883073" calcext:value-type="float">
            <text:p>883073</text:p>
          </table:table-cell>
          <table:table-cell office:value-type="float" office:value="-132.9639" calcext:value-type="float">
            <text:p>-132.9639</text:p>
          </table:table-cell>
          <table:table-cell/>
        </table:table-row>
        <table:table-row table:style-name="ro1">
          <table:table-cell office:value-type="float" office:value="884633" calcext:value-type="float">
            <text:p>884633</text:p>
          </table:table-cell>
          <table:table-cell office:value-type="float" office:value="-132.5138" calcext:value-type="float">
            <text:p>-132.5138</text:p>
          </table:table-cell>
          <table:table-cell/>
        </table:table-row>
        <table:table-row table:style-name="ro1">
          <table:table-cell office:value-type="float" office:value="886192" calcext:value-type="float">
            <text:p>886192</text:p>
          </table:table-cell>
          <table:table-cell office:value-type="float" office:value="-132.4892" calcext:value-type="float">
            <text:p>-132.4892</text:p>
          </table:table-cell>
          <table:table-cell/>
        </table:table-row>
        <table:table-row table:style-name="ro1">
          <table:table-cell office:value-type="float" office:value="887751" calcext:value-type="float">
            <text:p>887751</text:p>
          </table:table-cell>
          <table:table-cell office:value-type="float" office:value="-133.2931" calcext:value-type="float">
            <text:p>-133.2931</text:p>
          </table:table-cell>
          <table:table-cell/>
        </table:table-row>
        <table:table-row table:style-name="ro1">
          <table:table-cell office:value-type="float" office:value="889310" calcext:value-type="float">
            <text:p>889310</text:p>
          </table:table-cell>
          <table:table-cell office:value-type="float" office:value="-132.0525" calcext:value-type="float">
            <text:p>-132.0525</text:p>
          </table:table-cell>
          <table:table-cell/>
        </table:table-row>
        <table:table-row table:style-name="ro1">
          <table:table-cell office:value-type="float" office:value="890869" calcext:value-type="float">
            <text:p>890869</text:p>
          </table:table-cell>
          <table:table-cell office:value-type="float" office:value="-133.7548" calcext:value-type="float">
            <text:p>-133.7548</text:p>
          </table:table-cell>
          <table:table-cell/>
        </table:table-row>
        <table:table-row table:style-name="ro1">
          <table:table-cell office:value-type="float" office:value="892428" calcext:value-type="float">
            <text:p>892428</text:p>
          </table:table-cell>
          <table:table-cell office:value-type="float" office:value="-131.1768" calcext:value-type="float">
            <text:p>-131.1768</text:p>
          </table:table-cell>
          <table:table-cell/>
        </table:table-row>
        <table:table-row table:style-name="ro1">
          <table:table-cell office:value-type="float" office:value="893987" calcext:value-type="float">
            <text:p>893987</text:p>
          </table:table-cell>
          <table:table-cell office:value-type="float" office:value="-133.1886" calcext:value-type="float">
            <text:p>-133.1886</text:p>
          </table:table-cell>
          <table:table-cell/>
        </table:table-row>
        <table:table-row table:style-name="ro1">
          <table:table-cell office:value-type="float" office:value="895546" calcext:value-type="float">
            <text:p>895546</text:p>
          </table:table-cell>
          <table:table-cell office:value-type="float" office:value="-132.2322" calcext:value-type="float">
            <text:p>-132.2322</text:p>
          </table:table-cell>
          <table:table-cell/>
        </table:table-row>
        <table:table-row table:style-name="ro1">
          <table:table-cell office:value-type="float" office:value="897105" calcext:value-type="float">
            <text:p>897105</text:p>
          </table:table-cell>
          <table:table-cell office:value-type="float" office:value="-133.2884" calcext:value-type="float">
            <text:p>-133.2884</text:p>
          </table:table-cell>
          <table:table-cell/>
        </table:table-row>
        <table:table-row table:style-name="ro1">
          <table:table-cell office:value-type="float" office:value="898664" calcext:value-type="float">
            <text:p>898664</text:p>
          </table:table-cell>
          <table:table-cell office:value-type="float" office:value="-133.8929" calcext:value-type="float">
            <text:p>-133.8929</text:p>
          </table:table-cell>
          <table:table-cell/>
        </table:table-row>
        <table:table-row table:style-name="ro1">
          <table:table-cell office:value-type="float" office:value="900223" calcext:value-type="float">
            <text:p>900223</text:p>
          </table:table-cell>
          <table:table-cell office:value-type="float" office:value="-130.8295" calcext:value-type="float">
            <text:p>-130.8295</text:p>
          </table:table-cell>
          <table:table-cell/>
        </table:table-row>
        <table:table-row table:style-name="ro1">
          <table:table-cell office:value-type="float" office:value="901782" calcext:value-type="float">
            <text:p>901782</text:p>
          </table:table-cell>
          <table:table-cell office:value-type="float" office:value="-133.0888" calcext:value-type="float">
            <text:p>-133.0888</text:p>
          </table:table-cell>
          <table:table-cell/>
        </table:table-row>
        <table:table-row table:style-name="ro1">
          <table:table-cell office:value-type="float" office:value="903341" calcext:value-type="float">
            <text:p>903341</text:p>
          </table:table-cell>
          <table:table-cell office:value-type="float" office:value="-130.4697" calcext:value-type="float">
            <text:p>-130.4697</text:p>
          </table:table-cell>
          <table:table-cell/>
        </table:table-row>
        <table:table-row table:style-name="ro1">
          <table:table-cell office:value-type="float" office:value="904900" calcext:value-type="float">
            <text:p>904900</text:p>
          </table:table-cell>
          <table:table-cell office:value-type="float" office:value="-128.6912" calcext:value-type="float">
            <text:p>-128.6912</text:p>
          </table:table-cell>
          <table:table-cell/>
        </table:table-row>
        <table:table-row table:style-name="ro1">
          <table:table-cell office:value-type="float" office:value="906459" calcext:value-type="float">
            <text:p>906459</text:p>
          </table:table-cell>
          <table:table-cell office:value-type="float" office:value="-130.3467" calcext:value-type="float">
            <text:p>-130.3467</text:p>
          </table:table-cell>
          <table:table-cell/>
        </table:table-row>
        <table:table-row table:style-name="ro1">
          <table:table-cell office:value-type="float" office:value="908018" calcext:value-type="float">
            <text:p>908018</text:p>
          </table:table-cell>
          <table:table-cell office:value-type="float" office:value="-132.4474" calcext:value-type="float">
            <text:p>-132.4474</text:p>
          </table:table-cell>
          <table:table-cell/>
        </table:table-row>
        <table:table-row table:style-name="ro1">
          <table:table-cell office:value-type="float" office:value="909577" calcext:value-type="float">
            <text:p>909577</text:p>
          </table:table-cell>
          <table:table-cell office:value-type="float" office:value="-131.3776" calcext:value-type="float">
            <text:p>-131.3776</text:p>
          </table:table-cell>
          <table:table-cell/>
        </table:table-row>
        <table:table-row table:style-name="ro1">
          <table:table-cell office:value-type="float" office:value="911136" calcext:value-type="float">
            <text:p>911136</text:p>
          </table:table-cell>
          <table:table-cell office:value-type="float" office:value="-132.2133" calcext:value-type="float">
            <text:p>-132.2133</text:p>
          </table:table-cell>
          <table:table-cell/>
        </table:table-row>
        <table:table-row table:style-name="ro1">
          <table:table-cell office:value-type="float" office:value="912695" calcext:value-type="float">
            <text:p>912695</text:p>
          </table:table-cell>
          <table:table-cell office:value-type="float" office:value="-132.4717" calcext:value-type="float">
            <text:p>-132.4717</text:p>
          </table:table-cell>
          <table:table-cell/>
        </table:table-row>
        <table:table-row table:style-name="ro1">
          <table:table-cell office:value-type="float" office:value="914254" calcext:value-type="float">
            <text:p>914254</text:p>
          </table:table-cell>
          <table:table-cell office:value-type="float" office:value="-132.2983" calcext:value-type="float">
            <text:p>-132.2983</text:p>
          </table:table-cell>
          <table:table-cell/>
        </table:table-row>
        <table:table-row table:style-name="ro1">
          <table:table-cell office:value-type="float" office:value="915813" calcext:value-type="float">
            <text:p>915813</text:p>
          </table:table-cell>
          <table:table-cell office:value-type="float" office:value="-133.5092" calcext:value-type="float">
            <text:p>-133.5092</text:p>
          </table:table-cell>
          <table:table-cell/>
        </table:table-row>
        <table:table-row table:style-name="ro1">
          <table:table-cell office:value-type="float" office:value="917372" calcext:value-type="float">
            <text:p>917372</text:p>
          </table:table-cell>
          <table:table-cell office:value-type="float" office:value="-134.5533" calcext:value-type="float">
            <text:p>-134.5533</text:p>
          </table:table-cell>
          <table:table-cell/>
        </table:table-row>
        <table:table-row table:style-name="ro1">
          <table:table-cell office:value-type="float" office:value="918931" calcext:value-type="float">
            <text:p>918931</text:p>
          </table:table-cell>
          <table:table-cell office:value-type="float" office:value="-132.2105" calcext:value-type="float">
            <text:p>-132.2105</text:p>
          </table:table-cell>
          <table:table-cell/>
        </table:table-row>
        <table:table-row table:style-name="ro1">
          <table:table-cell office:value-type="float" office:value="920490" calcext:value-type="float">
            <text:p>920490</text:p>
          </table:table-cell>
          <table:table-cell office:value-type="float" office:value="-136.1797" calcext:value-type="float">
            <text:p>-136.1797</text:p>
          </table:table-cell>
          <table:table-cell/>
        </table:table-row>
        <table:table-row table:style-name="ro1">
          <table:table-cell office:value-type="float" office:value="922049" calcext:value-type="float">
            <text:p>922049</text:p>
          </table:table-cell>
          <table:table-cell office:value-type="float" office:value="-134.2715" calcext:value-type="float">
            <text:p>-134.2715</text:p>
          </table:table-cell>
          <table:table-cell/>
        </table:table-row>
        <table:table-row table:style-name="ro1">
          <table:table-cell office:value-type="float" office:value="923608" calcext:value-type="float">
            <text:p>923608</text:p>
          </table:table-cell>
          <table:table-cell office:value-type="float" office:value="-136.8628" calcext:value-type="float">
            <text:p>-136.8628</text:p>
          </table:table-cell>
          <table:table-cell/>
        </table:table-row>
        <table:table-row table:style-name="ro1">
          <table:table-cell office:value-type="float" office:value="925167" calcext:value-type="float">
            <text:p>925167</text:p>
          </table:table-cell>
          <table:table-cell office:value-type="float" office:value="-134.8799" calcext:value-type="float">
            <text:p>-134.8799</text:p>
          </table:table-cell>
          <table:table-cell/>
        </table:table-row>
        <table:table-row table:style-name="ro1">
          <table:table-cell office:value-type="float" office:value="926726" calcext:value-type="float">
            <text:p>926726</text:p>
          </table:table-cell>
          <table:table-cell office:value-type="float" office:value="-134.7673" calcext:value-type="float">
            <text:p>-134.7673</text:p>
          </table:table-cell>
          <table:table-cell/>
        </table:table-row>
        <table:table-row table:style-name="ro1">
          <table:table-cell office:value-type="float" office:value="928285" calcext:value-type="float">
            <text:p>928285</text:p>
          </table:table-cell>
          <table:table-cell office:value-type="float" office:value="-135.1551" calcext:value-type="float">
            <text:p>-135.1551</text:p>
          </table:table-cell>
          <table:table-cell/>
        </table:table-row>
        <table:table-row table:style-name="ro1">
          <table:table-cell office:value-type="float" office:value="929844" calcext:value-type="float">
            <text:p>929844</text:p>
          </table:table-cell>
          <table:table-cell office:value-type="float" office:value="-136.5711" calcext:value-type="float">
            <text:p>-136.5711</text:p>
          </table:table-cell>
          <table:table-cell/>
        </table:table-row>
        <table:table-row table:style-name="ro1">
          <table:table-cell office:value-type="float" office:value="931403" calcext:value-type="float">
            <text:p>931403</text:p>
          </table:table-cell>
          <table:table-cell office:value-type="float" office:value="-131.6142" calcext:value-type="float">
            <text:p>-131.6142</text:p>
          </table:table-cell>
          <table:table-cell/>
        </table:table-row>
        <table:table-row table:style-name="ro1">
          <table:table-cell office:value-type="float" office:value="932962" calcext:value-type="float">
            <text:p>932962</text:p>
          </table:table-cell>
          <table:table-cell office:value-type="float" office:value="-135.261" calcext:value-type="float">
            <text:p>-135.261</text:p>
          </table:table-cell>
          <table:table-cell/>
        </table:table-row>
        <table:table-row table:style-name="ro1">
          <table:table-cell office:value-type="float" office:value="934521" calcext:value-type="float">
            <text:p>934521</text:p>
          </table:table-cell>
          <table:table-cell office:value-type="float" office:value="-136.0782" calcext:value-type="float">
            <text:p>-136.0782</text:p>
          </table:table-cell>
          <table:table-cell/>
        </table:table-row>
        <table:table-row table:style-name="ro1">
          <table:table-cell office:value-type="float" office:value="936080" calcext:value-type="float">
            <text:p>936080</text:p>
          </table:table-cell>
          <table:table-cell office:value-type="float" office:value="-134.5202" calcext:value-type="float">
            <text:p>-134.5202</text:p>
          </table:table-cell>
          <table:table-cell/>
        </table:table-row>
        <table:table-row table:style-name="ro1">
          <table:table-cell office:value-type="float" office:value="937639" calcext:value-type="float">
            <text:p>937639</text:p>
          </table:table-cell>
          <table:table-cell office:value-type="float" office:value="-134.3432" calcext:value-type="float">
            <text:p>-134.3432</text:p>
          </table:table-cell>
          <table:table-cell/>
        </table:table-row>
        <table:table-row table:style-name="ro1">
          <table:table-cell office:value-type="float" office:value="939198" calcext:value-type="float">
            <text:p>939198</text:p>
          </table:table-cell>
          <table:table-cell office:value-type="float" office:value="-136.0662" calcext:value-type="float">
            <text:p>-136.0662</text:p>
          </table:table-cell>
          <table:table-cell/>
        </table:table-row>
        <table:table-row table:style-name="ro1">
          <table:table-cell office:value-type="float" office:value="940757" calcext:value-type="float">
            <text:p>940757</text:p>
          </table:table-cell>
          <table:table-cell office:value-type="float" office:value="-135.4508" calcext:value-type="float">
            <text:p>-135.4508</text:p>
          </table:table-cell>
          <table:table-cell/>
        </table:table-row>
        <table:table-row table:style-name="ro1">
          <table:table-cell office:value-type="float" office:value="942316" calcext:value-type="float">
            <text:p>942316</text:p>
          </table:table-cell>
          <table:table-cell office:value-type="float" office:value="-132.8379" calcext:value-type="float">
            <text:p>-132.8379</text:p>
          </table:table-cell>
          <table:table-cell/>
        </table:table-row>
        <table:table-row table:style-name="ro1">
          <table:table-cell office:value-type="float" office:value="943875" calcext:value-type="float">
            <text:p>943875</text:p>
          </table:table-cell>
          <table:table-cell office:value-type="float" office:value="-135.774" calcext:value-type="float">
            <text:p>-135.774</text:p>
          </table:table-cell>
          <table:table-cell/>
        </table:table-row>
        <table:table-row table:style-name="ro1">
          <table:table-cell office:value-type="float" office:value="945434" calcext:value-type="float">
            <text:p>945434</text:p>
          </table:table-cell>
          <table:table-cell office:value-type="float" office:value="-137.0275" calcext:value-type="float">
            <text:p>-137.0275</text:p>
          </table:table-cell>
          <table:table-cell/>
        </table:table-row>
        <table:table-row table:style-name="ro1">
          <table:table-cell office:value-type="float" office:value="946993" calcext:value-type="float">
            <text:p>946993</text:p>
          </table:table-cell>
          <table:table-cell office:value-type="float" office:value="-132.6466" calcext:value-type="float">
            <text:p>-132.6466</text:p>
          </table:table-cell>
          <table:table-cell/>
        </table:table-row>
        <table:table-row table:style-name="ro1">
          <table:table-cell office:value-type="float" office:value="948552" calcext:value-type="float">
            <text:p>948552</text:p>
          </table:table-cell>
          <table:table-cell office:value-type="float" office:value="-135.5552" calcext:value-type="float">
            <text:p>-135.5552</text:p>
          </table:table-cell>
          <table:table-cell/>
        </table:table-row>
        <table:table-row table:style-name="ro1">
          <table:table-cell office:value-type="float" office:value="950111" calcext:value-type="float">
            <text:p>950111</text:p>
          </table:table-cell>
          <table:table-cell office:value-type="float" office:value="-133.0679" calcext:value-type="float">
            <text:p>-133.0679</text:p>
          </table:table-cell>
          <table:table-cell/>
        </table:table-row>
        <table:table-row table:style-name="ro1">
          <table:table-cell office:value-type="float" office:value="951670" calcext:value-type="float">
            <text:p>951670</text:p>
          </table:table-cell>
          <table:table-cell office:value-type="float" office:value="-136.0235" calcext:value-type="float">
            <text:p>-136.0235</text:p>
          </table:table-cell>
          <table:table-cell/>
        </table:table-row>
        <table:table-row table:style-name="ro1">
          <table:table-cell office:value-type="float" office:value="953229" calcext:value-type="float">
            <text:p>953229</text:p>
          </table:table-cell>
          <table:table-cell office:value-type="float" office:value="-135.6521" calcext:value-type="float">
            <text:p>-135.6521</text:p>
          </table:table-cell>
          <table:table-cell/>
        </table:table-row>
        <table:table-row table:style-name="ro1">
          <table:table-cell office:value-type="float" office:value="954788" calcext:value-type="float">
            <text:p>954788</text:p>
          </table:table-cell>
          <table:table-cell office:value-type="float" office:value="-133.0128" calcext:value-type="float">
            <text:p>-133.0128</text:p>
          </table:table-cell>
          <table:table-cell/>
        </table:table-row>
        <table:table-row table:style-name="ro1">
          <table:table-cell office:value-type="float" office:value="956347" calcext:value-type="float">
            <text:p>956347</text:p>
          </table:table-cell>
          <table:table-cell office:value-type="float" office:value="-133.8808" calcext:value-type="float">
            <text:p>-133.8808</text:p>
          </table:table-cell>
          <table:table-cell/>
        </table:table-row>
        <table:table-row table:style-name="ro1">
          <table:table-cell office:value-type="float" office:value="957906" calcext:value-type="float">
            <text:p>957906</text:p>
          </table:table-cell>
          <table:table-cell office:value-type="float" office:value="-134.9922" calcext:value-type="float">
            <text:p>-134.9922</text:p>
          </table:table-cell>
          <table:table-cell/>
        </table:table-row>
        <table:table-row table:style-name="ro1">
          <table:table-cell office:value-type="float" office:value="959465" calcext:value-type="float">
            <text:p>959465</text:p>
          </table:table-cell>
          <table:table-cell office:value-type="float" office:value="-133.5501" calcext:value-type="float">
            <text:p>-133.5501</text:p>
          </table:table-cell>
          <table:table-cell/>
        </table:table-row>
        <table:table-row table:style-name="ro1">
          <table:table-cell office:value-type="float" office:value="961024" calcext:value-type="float">
            <text:p>961024</text:p>
          </table:table-cell>
          <table:table-cell office:value-type="float" office:value="-132.9694" calcext:value-type="float">
            <text:p>-132.9694</text:p>
          </table:table-cell>
          <table:table-cell/>
        </table:table-row>
        <table:table-row table:style-name="ro1">
          <table:table-cell office:value-type="float" office:value="962584" calcext:value-type="float">
            <text:p>962584</text:p>
          </table:table-cell>
          <table:table-cell office:value-type="float" office:value="-134.9201" calcext:value-type="float">
            <text:p>-134.9201</text:p>
          </table:table-cell>
          <table:table-cell/>
        </table:table-row>
        <table:table-row table:style-name="ro1">
          <table:table-cell office:value-type="float" office:value="964143" calcext:value-type="float">
            <text:p>964143</text:p>
          </table:table-cell>
          <table:table-cell office:value-type="float" office:value="-137.3699" calcext:value-type="float">
            <text:p>-137.3699</text:p>
          </table:table-cell>
          <table:table-cell/>
        </table:table-row>
        <table:table-row table:style-name="ro1">
          <table:table-cell office:value-type="float" office:value="965702" calcext:value-type="float">
            <text:p>965702</text:p>
          </table:table-cell>
          <table:table-cell office:value-type="float" office:value="-136.5124" calcext:value-type="float">
            <text:p>-136.5124</text:p>
          </table:table-cell>
          <table:table-cell/>
        </table:table-row>
        <table:table-row table:style-name="ro1">
          <table:table-cell office:value-type="float" office:value="967261" calcext:value-type="float">
            <text:p>967261</text:p>
          </table:table-cell>
          <table:table-cell office:value-type="float" office:value="-136.0006" calcext:value-type="float">
            <text:p>-136.0006</text:p>
          </table:table-cell>
          <table:table-cell/>
        </table:table-row>
        <table:table-row table:style-name="ro1">
          <table:table-cell office:value-type="float" office:value="968820" calcext:value-type="float">
            <text:p>968820</text:p>
          </table:table-cell>
          <table:table-cell office:value-type="float" office:value="-133.7105" calcext:value-type="float">
            <text:p>-133.7105</text:p>
          </table:table-cell>
          <table:table-cell/>
        </table:table-row>
        <table:table-row table:style-name="ro1">
          <table:table-cell office:value-type="float" office:value="970379" calcext:value-type="float">
            <text:p>970379</text:p>
          </table:table-cell>
          <table:table-cell office:value-type="float" office:value="-133.4175" calcext:value-type="float">
            <text:p>-133.4175</text:p>
          </table:table-cell>
          <table:table-cell/>
        </table:table-row>
        <table:table-row table:style-name="ro1">
          <table:table-cell office:value-type="float" office:value="971938" calcext:value-type="float">
            <text:p>971938</text:p>
          </table:table-cell>
          <table:table-cell office:value-type="float" office:value="-135.0122" calcext:value-type="float">
            <text:p>-135.0122</text:p>
          </table:table-cell>
          <table:table-cell/>
        </table:table-row>
        <table:table-row table:style-name="ro1">
          <table:table-cell office:value-type="float" office:value="973497" calcext:value-type="float">
            <text:p>973497</text:p>
          </table:table-cell>
          <table:table-cell office:value-type="float" office:value="-134.347" calcext:value-type="float">
            <text:p>-134.347</text:p>
          </table:table-cell>
          <table:table-cell/>
        </table:table-row>
        <table:table-row table:style-name="ro1">
          <table:table-cell office:value-type="float" office:value="975056" calcext:value-type="float">
            <text:p>975056</text:p>
          </table:table-cell>
          <table:table-cell office:value-type="float" office:value="-136.7946" calcext:value-type="float">
            <text:p>-136.7946</text:p>
          </table:table-cell>
          <table:table-cell/>
        </table:table-row>
        <table:table-row table:style-name="ro1">
          <table:table-cell office:value-type="float" office:value="976615" calcext:value-type="float">
            <text:p>976615</text:p>
          </table:table-cell>
          <table:table-cell office:value-type="float" office:value="-136.2547" calcext:value-type="float">
            <text:p>-136.2547</text:p>
          </table:table-cell>
          <table:table-cell/>
        </table:table-row>
        <table:table-row table:style-name="ro1">
          <table:table-cell office:value-type="float" office:value="978174" calcext:value-type="float">
            <text:p>978174</text:p>
          </table:table-cell>
          <table:table-cell office:value-type="float" office:value="-133.0674" calcext:value-type="float">
            <text:p>-133.0674</text:p>
          </table:table-cell>
          <table:table-cell/>
        </table:table-row>
        <table:table-row table:style-name="ro1">
          <table:table-cell office:value-type="float" office:value="979733" calcext:value-type="float">
            <text:p>979733</text:p>
          </table:table-cell>
          <table:table-cell office:value-type="float" office:value="-136.1685" calcext:value-type="float">
            <text:p>-136.1685</text:p>
          </table:table-cell>
          <table:table-cell/>
        </table:table-row>
        <table:table-row table:style-name="ro1">
          <table:table-cell office:value-type="float" office:value="981292" calcext:value-type="float">
            <text:p>981292</text:p>
          </table:table-cell>
          <table:table-cell office:value-type="float" office:value="-137.1648" calcext:value-type="float">
            <text:p>-137.1648</text:p>
          </table:table-cell>
          <table:table-cell/>
        </table:table-row>
        <table:table-row table:style-name="ro1">
          <table:table-cell office:value-type="float" office:value="982851" calcext:value-type="float">
            <text:p>982851</text:p>
          </table:table-cell>
          <table:table-cell office:value-type="float" office:value="-133.3933" calcext:value-type="float">
            <text:p>-133.3933</text:p>
          </table:table-cell>
          <table:table-cell/>
        </table:table-row>
        <table:table-row table:style-name="ro1">
          <table:table-cell office:value-type="float" office:value="984410" calcext:value-type="float">
            <text:p>984410</text:p>
          </table:table-cell>
          <table:table-cell office:value-type="float" office:value="-136.1054" calcext:value-type="float">
            <text:p>-136.1054</text:p>
          </table:table-cell>
          <table:table-cell/>
        </table:table-row>
        <table:table-row table:style-name="ro1">
          <table:table-cell office:value-type="float" office:value="985969" calcext:value-type="float">
            <text:p>985969</text:p>
          </table:table-cell>
          <table:table-cell office:value-type="float" office:value="-134.1935" calcext:value-type="float">
            <text:p>-134.1935</text:p>
          </table:table-cell>
          <table:table-cell/>
        </table:table-row>
        <table:table-row table:style-name="ro1">
          <table:table-cell office:value-type="float" office:value="987528" calcext:value-type="float">
            <text:p>987528</text:p>
          </table:table-cell>
          <table:table-cell office:value-type="float" office:value="-136.035" calcext:value-type="float">
            <text:p>-136.035</text:p>
          </table:table-cell>
          <table:table-cell/>
        </table:table-row>
        <table:table-row table:style-name="ro1">
          <table:table-cell office:value-type="float" office:value="989087" calcext:value-type="float">
            <text:p>989087</text:p>
          </table:table-cell>
          <table:table-cell office:value-type="float" office:value="-135.2711" calcext:value-type="float">
            <text:p>-135.2711</text:p>
          </table:table-cell>
          <table:table-cell/>
        </table:table-row>
        <table:table-row table:style-name="ro1">
          <table:table-cell office:value-type="float" office:value="990646" calcext:value-type="float">
            <text:p>990646</text:p>
          </table:table-cell>
          <table:table-cell office:value-type="float" office:value="-137.4614" calcext:value-type="float">
            <text:p>-137.4614</text:p>
          </table:table-cell>
          <table:table-cell/>
        </table:table-row>
        <table:table-row table:style-name="ro1">
          <table:table-cell office:value-type="float" office:value="992205" calcext:value-type="float">
            <text:p>992205</text:p>
          </table:table-cell>
          <table:table-cell office:value-type="float" office:value="-134.5034" calcext:value-type="float">
            <text:p>-134.5034</text:p>
          </table:table-cell>
          <table:table-cell/>
        </table:table-row>
        <table:table-row table:style-name="ro1">
          <table:table-cell office:value-type="float" office:value="993764" calcext:value-type="float">
            <text:p>993764</text:p>
          </table:table-cell>
          <table:table-cell office:value-type="float" office:value="-136.6823" calcext:value-type="float">
            <text:p>-136.6823</text:p>
          </table:table-cell>
          <table:table-cell/>
        </table:table-row>
        <table:table-row table:style-name="ro1">
          <table:table-cell office:value-type="float" office:value="995323" calcext:value-type="float">
            <text:p>995323</text:p>
          </table:table-cell>
          <table:table-cell office:value-type="float" office:value="-134.4396" calcext:value-type="float">
            <text:p>-134.4396</text:p>
          </table:table-cell>
          <table:table-cell/>
        </table:table-row>
        <table:table-row table:style-name="ro1">
          <table:table-cell office:value-type="float" office:value="996882" calcext:value-type="float">
            <text:p>996882</text:p>
          </table:table-cell>
          <table:table-cell office:value-type="float" office:value="-137.456" calcext:value-type="float">
            <text:p>-137.456</text:p>
          </table:table-cell>
          <table:table-cell/>
        </table:table-row>
        <table:table-row table:style-name="ro1">
          <table:table-cell office:value-type="float" office:value="998441" calcext:value-type="float">
            <text:p>998441</text:p>
          </table:table-cell>
          <table:table-cell office:value-type="float" office:value="-131.3767" calcext:value-type="float">
            <text:p>-131.3767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34.0925" calcext:value-type="float">
            <text:p>-134.0925</text:p>
          </table:table-cell>
          <table:table-cell office:value-type="float" office:value="-128" calcext:value-type="float">
            <text:p>-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4T09:58:56.025978400</dc:date>
    <meta:editing-duration>PT2M54S</meta:editing-duration>
    <meta:editing-cycles>2</meta:editing-cycles>
    <meta:generator>LibreOffice/25.8.2.2$Windows_X86_64 LibreOffice_project/d401f2107ccab8f924a8e2df40f573aab7605b6f</meta:generator>
    <meta:document-statistic meta:table-count="1" meta:cell-count="541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000" chart:maximum="1000000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-140" chart:maximum="-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13pt" style:font-size-complex="13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304cm" svg:height="13.139cm" xlink:href=".." xlink:type="simple" chart:class="chart:scatter" chart:style-name="ch1">
        <chart:title svg:x="5.729cm" svg:y="0.398cm" chart:style-name="ch2">
          <text:p>TinySA Ultra Phase Noise @ 1152 MHz Vs. Test Source</text:p>
        </chart:title>
        <chart:legend chart:legend-position="end" svg:x="19.941cm" svg:y="6.015cm" style:legend-expansion="high" chart:style-name="ch3"/>
        <chart:plot-area chart:style-name="ch4" svg:x="1.467cm" svg:y="1.465cm" svg:width="18.008cm" svg:height="10.441cm">
          <chart:coordinate-region svg:x="2.438cm" svg:y="1.667cm" svg:width="16.335cm" svg:height="9.586cm"/>
          <chart:axis chart:dimension="x" chart:name="primary-x" chart:style-name="ch5">
            <chart:title svg:x="8.861cm" svg:y="12.168cm" chart:style-name="ch2">
              <text:p><text:span text:style-name="T1">Offset Frequency [Hz}</text:span>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8.286cm" chart:style-name="ch9">
              <text:p><text:span text:style-name="T1">Phase Noise [dBc/Hz]</text:span></text:p>
            </chart:title>
            <chart:grid chart:style-name="ch6" chart:class="major"/>
          </chart:axis>
          <chart:series chart:style-name="ch10" chart:values-cell-range-address="'1152MHz - Copy'.B2:'1152MHz - Copy'.B2701" chart:label-cell-address="'1152MHz - Copy'.B1:'1152MHz - Copy'.B1" chart:class="chart:scatter">
            <chart:domain table:cell-range-address="'1152MHz - Copy'.A2:'1152MHz - Copy'.A2701"/>
            <chart:data-point chart:repeated="2700"/>
          </chart:series>
          <chart:series chart:style-name="ch11" chart:values-cell-range-address="'1152MHz - Copy'.C2:'1152MHz - Copy'.C2701" chart:label-cell-address="'1152MHz - Copy'.C1:'1152MHz - Copy'.C1" chart:class="chart:scatter">
            <chart:data-point chart:repeated="27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nySA Ultra</text:p>
                <draw:g>
                  <svg:desc>'1152MHz - Copy'.B1:'1152MHz - Copy'.B1</svg:desc>
                </draw:g>
              </table:table-cell>
              <table:table-cell office:value-type="string">
                <text:p>Test Source</text:p>
                <draw:g>
                  <svg:desc>'1152MHz - Copy'.C1:'1152MHz - Cop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3">
                <text:p>1063</text:p>
                <draw:g>
                  <svg:desc>'1152MHz - Copy'.A2:'1152MHz - Copy'.A2701</svg:desc>
                </draw:g>
              </table:table-cell>
              <table:table-cell office:value-type="float" office:value="-73.96094">
                <text:p>-73.96094</text:p>
                <draw:g>
                  <svg:desc>'1152MHz - Copy'.B2:'1152MHz - Copy'.B2701</svg:desc>
                </draw:g>
              </table:table-cell>
              <table:table-cell office:value-type="float" office:value="-87">
                <text:p>-87</text:p>
                <draw:g>
                  <svg:desc>'1152MHz - Copy'.C2:'1152MHz - Copy'.C27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7">
                <text:p>1067</text:p>
              </table:table-cell>
              <table:table-cell office:value-type="float" office:value="-74.06164">
                <text:p>-74.06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2">
                <text:p>1072</text:p>
              </table:table-cell>
              <table:table-cell office:value-type="float" office:value="-72.62579">
                <text:p>-72.6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6">
                <text:p>1076</text:p>
              </table:table-cell>
              <table:table-cell office:value-type="float" office:value="-72.13738">
                <text:p>-72.13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0">
                <text:p>1080</text:p>
              </table:table-cell>
              <table:table-cell office:value-type="float" office:value="-73.50645">
                <text:p>-73.5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5">
                <text:p>1085</text:p>
              </table:table-cell>
              <table:table-cell office:value-type="float" office:value="-74.74527">
                <text:p>-74.74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9">
                <text:p>1089</text:p>
              </table:table-cell>
              <table:table-cell office:value-type="float" office:value="-73.54899">
                <text:p>-73.54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3">
                <text:p>1093</text:p>
              </table:table-cell>
              <table:table-cell office:value-type="float" office:value="-73.05969">
                <text:p>-73.0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8">
                <text:p>1098</text:p>
              </table:table-cell>
              <table:table-cell office:value-type="float" office:value="-72.87717">
                <text:p>-72.87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2">
                <text:p>1102</text:p>
              </table:table-cell>
              <table:table-cell office:value-type="float" office:value="-72.60222">
                <text:p>-72.6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6">
                <text:p>1106</text:p>
              </table:table-cell>
              <table:table-cell office:value-type="float" office:value="-75.01967">
                <text:p>-75.0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-74.84885">
                <text:p>-74.84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5">
                <text:p>1115</text:p>
              </table:table-cell>
              <table:table-cell office:value-type="float" office:value="-73.54609">
                <text:p>-73.54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9">
                <text:p>1119</text:p>
              </table:table-cell>
              <table:table-cell office:value-type="float" office:value="-73.35603">
                <text:p>-73.35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3">
                <text:p>1123</text:p>
              </table:table-cell>
              <table:table-cell office:value-type="float" office:value="-74.85542">
                <text:p>-74.8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8">
                <text:p>1128</text:p>
              </table:table-cell>
              <table:table-cell office:value-type="float" office:value="-75.19836">
                <text:p>-75.19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2">
                <text:p>1132</text:p>
              </table:table-cell>
              <table:table-cell office:value-type="float" office:value="-74.82474">
                <text:p>-74.82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6">
                <text:p>1136</text:p>
              </table:table-cell>
              <table:table-cell office:value-type="float" office:value="-73.99023">
                <text:p>-73.99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1">
                <text:p>1141</text:p>
              </table:table-cell>
              <table:table-cell office:value-type="float" office:value="-73.79844">
                <text:p>-73.7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5">
                <text:p>1145</text:p>
              </table:table-cell>
              <table:table-cell office:value-type="float" office:value="-72.56731">
                <text:p>-72.56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9">
                <text:p>1149</text:p>
              </table:table-cell>
              <table:table-cell office:value-type="float" office:value="-74.00407">
                <text:p>-74.00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4">
                <text:p>1154</text:p>
              </table:table-cell>
              <table:table-cell office:value-type="float" office:value="-72.74796">
                <text:p>-72.74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8">
                <text:p>1158</text:p>
              </table:table-cell>
              <table:table-cell office:value-type="float" office:value="-72.93253">
                <text:p>-72.9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2">
                <text:p>1162</text:p>
              </table:table-cell>
              <table:table-cell office:value-type="float" office:value="-73.21887">
                <text:p>-73.21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7">
                <text:p>1167</text:p>
              </table:table-cell>
              <table:table-cell office:value-type="float" office:value="-72.49595">
                <text:p>-72.4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1">
                <text:p>1171</text:p>
              </table:table-cell>
              <table:table-cell office:value-type="float" office:value="-73.88932">
                <text:p>-73.88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">
                <text:p>1175</text:p>
              </table:table-cell>
              <table:table-cell office:value-type="float" office:value="-73.4661">
                <text:p>-73.4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9">
                <text:p>1179</text:p>
              </table:table-cell>
              <table:table-cell office:value-type="float" office:value="-73.12235">
                <text:p>-73.12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4">
                <text:p>1184</text:p>
              </table:table-cell>
              <table:table-cell office:value-type="float" office:value="-73.89052">
                <text:p>-73.89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8">
                <text:p>1188</text:p>
              </table:table-cell>
              <table:table-cell office:value-type="float" office:value="-74.06046">
                <text:p>-74.0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2">
                <text:p>1192</text:p>
              </table:table-cell>
              <table:table-cell office:value-type="float" office:value="-75.06649">
                <text:p>-75.06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7">
                <text:p>1197</text:p>
              </table:table-cell>
              <table:table-cell office:value-type="float" office:value="-73.35847">
                <text:p>-73.35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1">
                <text:p>1201</text:p>
              </table:table-cell>
              <table:table-cell office:value-type="float" office:value="-73.32788">
                <text:p>-73.3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5">
                <text:p>1205</text:p>
              </table:table-cell>
              <table:table-cell office:value-type="float" office:value="-72.0549">
                <text:p>-72.0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0">
                <text:p>1210</text:p>
              </table:table-cell>
              <table:table-cell office:value-type="float" office:value="-72.55533">
                <text:p>-72.55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4">
                <text:p>1214</text:p>
              </table:table-cell>
              <table:table-cell office:value-type="float" office:value="-72.76651">
                <text:p>-72.76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18">
                <text:p>1218</text:p>
              </table:table-cell>
              <table:table-cell office:value-type="float" office:value="-71.86137">
                <text:p>-71.86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3">
                <text:p>1223</text:p>
              </table:table-cell>
              <table:table-cell office:value-type="float" office:value="-72.10538">
                <text:p>-72.10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7">
                <text:p>1227</text:p>
              </table:table-cell>
              <table:table-cell office:value-type="float" office:value="-74.11875">
                <text:p>-74.1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1">
                <text:p>1231</text:p>
              </table:table-cell>
              <table:table-cell office:value-type="float" office:value="-73.5764">
                <text:p>-73.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6">
                <text:p>1236</text:p>
              </table:table-cell>
              <table:table-cell office:value-type="float" office:value="-74.14788">
                <text:p>-74.14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0">
                <text:p>1240</text:p>
              </table:table-cell>
              <table:table-cell office:value-type="float" office:value="-72.81045">
                <text:p>-72.8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4">
                <text:p>1244</text:p>
              </table:table-cell>
              <table:table-cell office:value-type="float" office:value="-71.25179">
                <text:p>-71.25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9">
                <text:p>1249</text:p>
              </table:table-cell>
              <table:table-cell office:value-type="float" office:value="-72.55917">
                <text:p>-72.55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3">
                <text:p>1253</text:p>
              </table:table-cell>
              <table:table-cell office:value-type="float" office:value="-72.18894">
                <text:p>-72.18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7">
                <text:p>1257</text:p>
              </table:table-cell>
              <table:table-cell office:value-type="float" office:value="-72.49544">
                <text:p>-72.4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1">
                <text:p>1261</text:p>
              </table:table-cell>
              <table:table-cell office:value-type="float" office:value="-72.82068">
                <text:p>-72.8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6">
                <text:p>1266</text:p>
              </table:table-cell>
              <table:table-cell office:value-type="float" office:value="-71.55684">
                <text:p>-71.55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0">
                <text:p>1270</text:p>
              </table:table-cell>
              <table:table-cell office:value-type="float" office:value="-72.7975">
                <text:p>-72.7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74">
                <text:p>1274</text:p>
              </table:table-cell>
              <table:table-cell office:value-type="float" office:value="-73.7088">
                <text:p>-73.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9">
                <text:p>1279</text:p>
              </table:table-cell>
              <table:table-cell office:value-type="float" office:value="-73.11527">
                <text:p>-73.11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83">
                <text:p>1283</text:p>
              </table:table-cell>
              <table:table-cell office:value-type="float" office:value="-73.11782">
                <text:p>-73.1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7">
                <text:p>1287</text:p>
              </table:table-cell>
              <table:table-cell office:value-type="float" office:value="-72.30411">
                <text:p>-72.30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92">
                <text:p>1292</text:p>
              </table:table-cell>
              <table:table-cell office:value-type="float" office:value="-72.68804">
                <text:p>-72.6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96">
                <text:p>1296</text:p>
              </table:table-cell>
              <table:table-cell office:value-type="float" office:value="-72.177">
                <text:p>-72.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00">
                <text:p>1300</text:p>
              </table:table-cell>
              <table:table-cell office:value-type="float" office:value="-72.50307">
                <text:p>-72.5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05">
                <text:p>1305</text:p>
              </table:table-cell>
              <table:table-cell office:value-type="float" office:value="-70.43697">
                <text:p>-70.4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9">
                <text:p>1309</text:p>
              </table:table-cell>
              <table:table-cell office:value-type="float" office:value="-72.61391">
                <text:p>-72.6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3">
                <text:p>1313</text:p>
              </table:table-cell>
              <table:table-cell office:value-type="float" office:value="-73.15285">
                <text:p>-73.15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8">
                <text:p>1318</text:p>
              </table:table-cell>
              <table:table-cell office:value-type="float" office:value="-72.68899">
                <text:p>-72.68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22">
                <text:p>1322</text:p>
              </table:table-cell>
              <table:table-cell office:value-type="float" office:value="-73.19849">
                <text:p>-73.19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6">
                <text:p>1326</text:p>
              </table:table-cell>
              <table:table-cell office:value-type="float" office:value="-72.27319">
                <text:p>-72.2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0">
                <text:p>1330</text:p>
              </table:table-cell>
              <table:table-cell office:value-type="float" office:value="-71.82055">
                <text:p>-71.8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5">
                <text:p>1335</text:p>
              </table:table-cell>
              <table:table-cell office:value-type="float" office:value="-72.70465">
                <text:p>-72.70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9">
                <text:p>1339</text:p>
              </table:table-cell>
              <table:table-cell office:value-type="float" office:value="-72.70809">
                <text:p>-72.70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3">
                <text:p>1343</text:p>
              </table:table-cell>
              <table:table-cell office:value-type="float" office:value="-73.04104">
                <text:p>-73.0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8">
                <text:p>1348</text:p>
              </table:table-cell>
              <table:table-cell office:value-type="float" office:value="-72.95672">
                <text:p>-72.9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2">
                <text:p>1352</text:p>
              </table:table-cell>
              <table:table-cell office:value-type="float" office:value="-71.97603">
                <text:p>-71.97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6">
                <text:p>1356</text:p>
              </table:table-cell>
              <table:table-cell office:value-type="float" office:value="-72.73953">
                <text:p>-72.73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1">
                <text:p>1361</text:p>
              </table:table-cell>
              <table:table-cell office:value-type="float" office:value="-73.53969">
                <text:p>-73.5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5">
                <text:p>1365</text:p>
              </table:table-cell>
              <table:table-cell office:value-type="float" office:value="-72.95985">
                <text:p>-72.95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69">
                <text:p>1369</text:p>
              </table:table-cell>
              <table:table-cell office:value-type="float" office:value="-73.35127">
                <text:p>-73.35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74">
                <text:p>1374</text:p>
              </table:table-cell>
              <table:table-cell office:value-type="float" office:value="-72.3463">
                <text:p>-72.3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8">
                <text:p>1378</text:p>
              </table:table-cell>
              <table:table-cell office:value-type="float" office:value="-73.54282">
                <text:p>-73.54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2">
                <text:p>1382</text:p>
              </table:table-cell>
              <table:table-cell office:value-type="float" office:value="-72.51521">
                <text:p>-72.5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7">
                <text:p>1387</text:p>
              </table:table-cell>
              <table:table-cell office:value-type="float" office:value="-74.05562">
                <text:p>-74.05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91">
                <text:p>1391</text:p>
              </table:table-cell>
              <table:table-cell office:value-type="float" office:value="-72.81343">
                <text:p>-72.8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95">
                <text:p>1395</text:p>
              </table:table-cell>
              <table:table-cell office:value-type="float" office:value="-74.223">
                <text:p>-74.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99">
                <text:p>1399</text:p>
              </table:table-cell>
              <table:table-cell office:value-type="float" office:value="-72.96142">
                <text:p>-72.96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4">
                <text:p>1404</text:p>
              </table:table-cell>
              <table:table-cell office:value-type="float" office:value="-73.77898">
                <text:p>-73.77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08">
                <text:p>1408</text:p>
              </table:table-cell>
              <table:table-cell office:value-type="float" office:value="-76.08967">
                <text:p>-76.08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12">
                <text:p>1412</text:p>
              </table:table-cell>
              <table:table-cell office:value-type="float" office:value="-72.73882">
                <text:p>-72.73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17">
                <text:p>1417</text:p>
              </table:table-cell>
              <table:table-cell office:value-type="float" office:value="-72.92324">
                <text:p>-72.92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1">
                <text:p>1421</text:p>
              </table:table-cell>
              <table:table-cell office:value-type="float" office:value="-74.26541">
                <text:p>-74.26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25">
                <text:p>1425</text:p>
              </table:table-cell>
              <table:table-cell office:value-type="float" office:value="-73.61754">
                <text:p>-73.61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30">
                <text:p>1430</text:p>
              </table:table-cell>
              <table:table-cell office:value-type="float" office:value="-73.2547">
                <text:p>-73.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34">
                <text:p>1434</text:p>
              </table:table-cell>
              <table:table-cell office:value-type="float" office:value="-74.18742">
                <text:p>-74.18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38">
                <text:p>1438</text:p>
              </table:table-cell>
              <table:table-cell office:value-type="float" office:value="-73.63039">
                <text:p>-73.63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3">
                <text:p>1443</text:p>
              </table:table-cell>
              <table:table-cell office:value-type="float" office:value="-74.98204">
                <text:p>-74.98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7">
                <text:p>1447</text:p>
              </table:table-cell>
              <table:table-cell office:value-type="float" office:value="-73.9518">
                <text:p>-73.9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1">
                <text:p>1451</text:p>
              </table:table-cell>
              <table:table-cell office:value-type="float" office:value="-73.70275">
                <text:p>-73.7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6">
                <text:p>1456</text:p>
              </table:table-cell>
              <table:table-cell office:value-type="float" office:value="-73.06975">
                <text:p>-73.06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0">
                <text:p>1460</text:p>
              </table:table-cell>
              <table:table-cell office:value-type="float" office:value="-73.05472">
                <text:p>-73.0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4">
                <text:p>1464</text:p>
              </table:table-cell>
              <table:table-cell office:value-type="float" office:value="-74.66172">
                <text:p>-74.66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9">
                <text:p>1469</text:p>
              </table:table-cell>
              <table:table-cell office:value-type="float" office:value="-73.48635">
                <text:p>-73.48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3">
                <text:p>1473</text:p>
              </table:table-cell>
              <table:table-cell office:value-type="float" office:value="-73.6878">
                <text:p>-73.6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">
                <text:p>1477</text:p>
              </table:table-cell>
              <table:table-cell office:value-type="float" office:value="-73.01596">
                <text:p>-73.0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1">
                <text:p>1481</text:p>
              </table:table-cell>
              <table:table-cell office:value-type="float" office:value="-74.68785">
                <text:p>-74.68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6">
                <text:p>1486</text:p>
              </table:table-cell>
              <table:table-cell office:value-type="float" office:value="-73.9254">
                <text:p>-73.9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0">
                <text:p>1490</text:p>
              </table:table-cell>
              <table:table-cell office:value-type="float" office:value="-73.11516">
                <text:p>-73.1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4">
                <text:p>1494</text:p>
              </table:table-cell>
              <table:table-cell office:value-type="float" office:value="-73.36424">
                <text:p>-73.36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9">
                <text:p>1499</text:p>
              </table:table-cell>
              <table:table-cell office:value-type="float" office:value="-74.29632">
                <text:p>-74.2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3">
                <text:p>1503</text:p>
              </table:table-cell>
              <table:table-cell office:value-type="float" office:value="-74.63784">
                <text:p>-74.63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7">
                <text:p>1507</text:p>
              </table:table-cell>
              <table:table-cell office:value-type="float" office:value="-73.8549">
                <text:p>-73.8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2">
                <text:p>1512</text:p>
              </table:table-cell>
              <table:table-cell office:value-type="float" office:value="-74.57244">
                <text:p>-74.57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16">
                <text:p>1516</text:p>
              </table:table-cell>
              <table:table-cell office:value-type="float" office:value="-73.77774">
                <text:p>-73.77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20">
                <text:p>1520</text:p>
              </table:table-cell>
              <table:table-cell office:value-type="float" office:value="-74.54531">
                <text:p>-74.54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25">
                <text:p>1525</text:p>
              </table:table-cell>
              <table:table-cell office:value-type="float" office:value="-75.45821">
                <text:p>-75.45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29">
                <text:p>1529</text:p>
              </table:table-cell>
              <table:table-cell office:value-type="float" office:value="-74.30899">
                <text:p>-74.30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33">
                <text:p>1533</text:p>
              </table:table-cell>
              <table:table-cell office:value-type="float" office:value="-74.96582">
                <text:p>-74.96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38">
                <text:p>1538</text:p>
              </table:table-cell>
              <table:table-cell office:value-type="float" office:value="-74.95482">
                <text:p>-74.95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2">
                <text:p>1542</text:p>
              </table:table-cell>
              <table:table-cell office:value-type="float" office:value="-74.8018">
                <text:p>-74.8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46">
                <text:p>1546</text:p>
              </table:table-cell>
              <table:table-cell office:value-type="float" office:value="-73.19769">
                <text:p>-73.19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0">
                <text:p>1550</text:p>
              </table:table-cell>
              <table:table-cell office:value-type="float" office:value="-74.35332">
                <text:p>-74.35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5">
                <text:p>1555</text:p>
              </table:table-cell>
              <table:table-cell office:value-type="float" office:value="-74.46818">
                <text:p>-74.46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9">
                <text:p>1559</text:p>
              </table:table-cell>
              <table:table-cell office:value-type="float" office:value="-75.3287">
                <text:p>-75.3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63">
                <text:p>1563</text:p>
              </table:table-cell>
              <table:table-cell office:value-type="float" office:value="-73.34631">
                <text:p>-73.34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68">
                <text:p>1568</text:p>
              </table:table-cell>
              <table:table-cell office:value-type="float" office:value="-74.62502">
                <text:p>-74.62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2">
                <text:p>1572</text:p>
              </table:table-cell>
              <table:table-cell office:value-type="float" office:value="-74.04374">
                <text:p>-74.04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6">
                <text:p>1576</text:p>
              </table:table-cell>
              <table:table-cell office:value-type="float" office:value="-74.13889">
                <text:p>-74.13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1">
                <text:p>1581</text:p>
              </table:table-cell>
              <table:table-cell office:value-type="float" office:value="-76.6824">
                <text:p>-76.6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85">
                <text:p>1585</text:p>
              </table:table-cell>
              <table:table-cell office:value-type="float" office:value="-74.6686">
                <text:p>-74.6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89">
                <text:p>1589</text:p>
              </table:table-cell>
              <table:table-cell office:value-type="float" office:value="-74.79426">
                <text:p>-74.79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94">
                <text:p>1594</text:p>
              </table:table-cell>
              <table:table-cell office:value-type="float" office:value="-75.59529">
                <text:p>-75.59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8">
                <text:p>1598</text:p>
              </table:table-cell>
              <table:table-cell office:value-type="float" office:value="-75.31604">
                <text:p>-75.31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02">
                <text:p>1602</text:p>
              </table:table-cell>
              <table:table-cell office:value-type="float" office:value="-75.52329">
                <text:p>-75.52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07">
                <text:p>1607</text:p>
              </table:table-cell>
              <table:table-cell office:value-type="float" office:value="-74.84954">
                <text:p>-74.84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11">
                <text:p>1611</text:p>
              </table:table-cell>
              <table:table-cell office:value-type="float" office:value="-76.00011">
                <text:p>-76.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15">
                <text:p>1615</text:p>
              </table:table-cell>
              <table:table-cell office:value-type="float" office:value="-74.71542">
                <text:p>-74.7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20">
                <text:p>1620</text:p>
              </table:table-cell>
              <table:table-cell office:value-type="float" office:value="-76.47677">
                <text:p>-76.4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24">
                <text:p>1624</text:p>
              </table:table-cell>
              <table:table-cell office:value-type="float" office:value="-76.54589">
                <text:p>-76.54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28">
                <text:p>1628</text:p>
              </table:table-cell>
              <table:table-cell office:value-type="float" office:value="-74.7145">
                <text:p>-74.7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32">
                <text:p>1632</text:p>
              </table:table-cell>
              <table:table-cell office:value-type="float" office:value="-76.5061">
                <text:p>-76.5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37">
                <text:p>1637</text:p>
              </table:table-cell>
              <table:table-cell office:value-type="float" office:value="-74.31503">
                <text:p>-74.31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1">
                <text:p>1641</text:p>
              </table:table-cell>
              <table:table-cell office:value-type="float" office:value="-74.74843">
                <text:p>-74.74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45">
                <text:p>1645</text:p>
              </table:table-cell>
              <table:table-cell office:value-type="float" office:value="-74.35989">
                <text:p>-74.35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0">
                <text:p>1650</text:p>
              </table:table-cell>
              <table:table-cell office:value-type="float" office:value="-77.4236">
                <text:p>-77.4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54">
                <text:p>1654</text:p>
              </table:table-cell>
              <table:table-cell office:value-type="float" office:value="-75.8759">
                <text:p>-75.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8">
                <text:p>1658</text:p>
              </table:table-cell>
              <table:table-cell office:value-type="float" office:value="-75.84324">
                <text:p>-75.84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-75.97456">
                <text:p>-75.97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7">
                <text:p>1667</text:p>
              </table:table-cell>
              <table:table-cell office:value-type="float" office:value="-74.27789">
                <text:p>-74.27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1">
                <text:p>1671</text:p>
              </table:table-cell>
              <table:table-cell office:value-type="float" office:value="-74.50902">
                <text:p>-74.50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76">
                <text:p>1676</text:p>
              </table:table-cell>
              <table:table-cell office:value-type="float" office:value="-74.96112">
                <text:p>-74.9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0">
                <text:p>1680</text:p>
              </table:table-cell>
              <table:table-cell office:value-type="float" office:value="-77.11507">
                <text:p>-77.1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84">
                <text:p>1684</text:p>
              </table:table-cell>
              <table:table-cell office:value-type="float" office:value="-75.79657">
                <text:p>-75.7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89">
                <text:p>1689</text:p>
              </table:table-cell>
              <table:table-cell office:value-type="float" office:value="-75.60025">
                <text:p>-75.6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93">
                <text:p>1693</text:p>
              </table:table-cell>
              <table:table-cell office:value-type="float" office:value="-75.55337">
                <text:p>-75.5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97">
                <text:p>1697</text:p>
              </table:table-cell>
              <table:table-cell office:value-type="float" office:value="-74.9195">
                <text:p>-74.9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01">
                <text:p>1701</text:p>
              </table:table-cell>
              <table:table-cell office:value-type="float" office:value="-75.1223">
                <text:p>-75.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6">
                <text:p>1706</text:p>
              </table:table-cell>
              <table:table-cell office:value-type="float" office:value="-75.69961">
                <text:p>-75.69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0">
                <text:p>1710</text:p>
              </table:table-cell>
              <table:table-cell office:value-type="float" office:value="-75.87335">
                <text:p>-75.87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4">
                <text:p>1714</text:p>
              </table:table-cell>
              <table:table-cell office:value-type="float" office:value="-76.20812">
                <text:p>-76.20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9">
                <text:p>1719</text:p>
              </table:table-cell>
              <table:table-cell office:value-type="float" office:value="-75.99205">
                <text:p>-75.9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23">
                <text:p>1723</text:p>
              </table:table-cell>
              <table:table-cell office:value-type="float" office:value="-75.70226">
                <text:p>-75.70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7">
                <text:p>1727</text:p>
              </table:table-cell>
              <table:table-cell office:value-type="float" office:value="-74.26363">
                <text:p>-74.26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32">
                <text:p>1732</text:p>
              </table:table-cell>
              <table:table-cell office:value-type="float" office:value="-75.50871">
                <text:p>-75.50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36">
                <text:p>1736</text:p>
              </table:table-cell>
              <table:table-cell office:value-type="float" office:value="-74.37255">
                <text:p>-74.37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40">
                <text:p>1740</text:p>
              </table:table-cell>
              <table:table-cell office:value-type="float" office:value="-74.63589">
                <text:p>-74.63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5">
                <text:p>1745</text:p>
              </table:table-cell>
              <table:table-cell office:value-type="float" office:value="-76.16045">
                <text:p>-76.16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9">
                <text:p>1749</text:p>
              </table:table-cell>
              <table:table-cell office:value-type="float" office:value="-74.79467">
                <text:p>-74.79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3">
                <text:p>1753</text:p>
              </table:table-cell>
              <table:table-cell office:value-type="float" office:value="-74.61667">
                <text:p>-74.6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58">
                <text:p>1758</text:p>
              </table:table-cell>
              <table:table-cell office:value-type="float" office:value="-74.9845">
                <text:p>-74.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62">
                <text:p>1762</text:p>
              </table:table-cell>
              <table:table-cell office:value-type="float" office:value="-74.61455">
                <text:p>-74.6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6">
                <text:p>1766</text:p>
              </table:table-cell>
              <table:table-cell office:value-type="float" office:value="-76.6455">
                <text:p>-76.6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71">
                <text:p>1771</text:p>
              </table:table-cell>
              <table:table-cell office:value-type="float" office:value="-74.11032">
                <text:p>-74.1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5">
                <text:p>1775</text:p>
              </table:table-cell>
              <table:table-cell office:value-type="float" office:value="-76.57797">
                <text:p>-76.57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9">
                <text:p>1779</text:p>
              </table:table-cell>
              <table:table-cell office:value-type="float" office:value="-75.05212">
                <text:p>-75.05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3">
                <text:p>1783</text:p>
              </table:table-cell>
              <table:table-cell office:value-type="float" office:value="-75.39137">
                <text:p>-75.39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8">
                <text:p>1788</text:p>
              </table:table-cell>
              <table:table-cell office:value-type="float" office:value="-75.39918">
                <text:p>-75.39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2">
                <text:p>1792</text:p>
              </table:table-cell>
              <table:table-cell office:value-type="float" office:value="-75.03699">
                <text:p>-75.03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6">
                <text:p>1796</text:p>
              </table:table-cell>
              <table:table-cell office:value-type="float" office:value="-75.58113">
                <text:p>-75.58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1">
                <text:p>1801</text:p>
              </table:table-cell>
              <table:table-cell office:value-type="float" office:value="-74.90955">
                <text:p>-74.90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5">
                <text:p>1805</text:p>
              </table:table-cell>
              <table:table-cell office:value-type="float" office:value="-74.70672">
                <text:p>-74.7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09">
                <text:p>1809</text:p>
              </table:table-cell>
              <table:table-cell office:value-type="float" office:value="-74.3465">
                <text:p>-74.3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14">
                <text:p>1814</text:p>
              </table:table-cell>
              <table:table-cell office:value-type="float" office:value="-76.89502">
                <text:p>-76.89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8">
                <text:p>1818</text:p>
              </table:table-cell>
              <table:table-cell office:value-type="float" office:value="-75.02724">
                <text:p>-75.0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2">
                <text:p>1822</text:p>
              </table:table-cell>
              <table:table-cell office:value-type="float" office:value="-76.17567">
                <text:p>-76.17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7">
                <text:p>1827</text:p>
              </table:table-cell>
              <table:table-cell office:value-type="float" office:value="-75.89104">
                <text:p>-75.8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1">
                <text:p>1831</text:p>
              </table:table-cell>
              <table:table-cell office:value-type="float" office:value="-76.00786">
                <text:p>-76.00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35">
                <text:p>1835</text:p>
              </table:table-cell>
              <table:table-cell office:value-type="float" office:value="-74.69889">
                <text:p>-74.69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40">
                <text:p>1840</text:p>
              </table:table-cell>
              <table:table-cell office:value-type="float" office:value="-77.2514">
                <text:p>-77.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4">
                <text:p>1844</text:p>
              </table:table-cell>
              <table:table-cell office:value-type="float" office:value="-76.01719">
                <text:p>-76.0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8">
                <text:p>1848</text:p>
              </table:table-cell>
              <table:table-cell office:value-type="float" office:value="-75.93292">
                <text:p>-75.93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2">
                <text:p>1852</text:p>
              </table:table-cell>
              <table:table-cell office:value-type="float" office:value="-76.99232">
                <text:p>-76.9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7">
                <text:p>1857</text:p>
              </table:table-cell>
              <table:table-cell office:value-type="float" office:value="-75.78077">
                <text:p>-75.78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1">
                <text:p>1861</text:p>
              </table:table-cell>
              <table:table-cell office:value-type="float" office:value="-76.93219">
                <text:p>-76.9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5">
                <text:p>1865</text:p>
              </table:table-cell>
              <table:table-cell office:value-type="float" office:value="-76.62107">
                <text:p>-76.6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-75.73018">
                <text:p>-75.7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4">
                <text:p>1874</text:p>
              </table:table-cell>
              <table:table-cell office:value-type="float" office:value="-77.32412">
                <text:p>-77.32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78">
                <text:p>1878</text:p>
              </table:table-cell>
              <table:table-cell office:value-type="float" office:value="-75.83219">
                <text:p>-75.8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83">
                <text:p>1883</text:p>
              </table:table-cell>
              <table:table-cell office:value-type="float" office:value="-76.55397">
                <text:p>-76.55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87">
                <text:p>1887</text:p>
              </table:table-cell>
              <table:table-cell office:value-type="float" office:value="-75.93569">
                <text:p>-75.93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91">
                <text:p>1891</text:p>
              </table:table-cell>
              <table:table-cell office:value-type="float" office:value="-76.39636">
                <text:p>-76.39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96">
                <text:p>1896</text:p>
              </table:table-cell>
              <table:table-cell office:value-type="float" office:value="-76.67613">
                <text:p>-76.67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00">
                <text:p>1900</text:p>
              </table:table-cell>
              <table:table-cell office:value-type="float" office:value="-77.44253">
                <text:p>-77.44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04">
                <text:p>1904</text:p>
              </table:table-cell>
              <table:table-cell office:value-type="float" office:value="-75.67802">
                <text:p>-75.67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09">
                <text:p>1909</text:p>
              </table:table-cell>
              <table:table-cell office:value-type="float" office:value="-76.8613">
                <text:p>-76.8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13">
                <text:p>1913</text:p>
              </table:table-cell>
              <table:table-cell office:value-type="float" office:value="-76.95922">
                <text:p>-76.95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17">
                <text:p>1917</text:p>
              </table:table-cell>
              <table:table-cell office:value-type="float" office:value="-78.3037">
                <text:p>-78.3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21">
                <text:p>1921</text:p>
              </table:table-cell>
              <table:table-cell office:value-type="float" office:value="-76.04543">
                <text:p>-76.04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26">
                <text:p>1926</text:p>
              </table:table-cell>
              <table:table-cell office:value-type="float" office:value="-76.23684">
                <text:p>-76.2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30">
                <text:p>1930</text:p>
              </table:table-cell>
              <table:table-cell office:value-type="float" office:value="-77.20682">
                <text:p>-77.20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4">
                <text:p>1934</text:p>
              </table:table-cell>
              <table:table-cell office:value-type="float" office:value="-77.63982">
                <text:p>-77.6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39">
                <text:p>1939</text:p>
              </table:table-cell>
              <table:table-cell office:value-type="float" office:value="-75.41679">
                <text:p>-75.41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43">
                <text:p>1943</text:p>
              </table:table-cell>
              <table:table-cell office:value-type="float" office:value="-78.04352">
                <text:p>-78.04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47">
                <text:p>1947</text:p>
              </table:table-cell>
              <table:table-cell office:value-type="float" office:value="-78.6122">
                <text:p>-78.6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52">
                <text:p>1952</text:p>
              </table:table-cell>
              <table:table-cell office:value-type="float" office:value="-79.42327">
                <text:p>-79.42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56">
                <text:p>1956</text:p>
              </table:table-cell>
              <table:table-cell office:value-type="float" office:value="-77.88834">
                <text:p>-77.88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60">
                <text:p>1960</text:p>
              </table:table-cell>
              <table:table-cell office:value-type="float" office:value="-76.9893">
                <text:p>-76.9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65">
                <text:p>1965</text:p>
              </table:table-cell>
              <table:table-cell office:value-type="float" office:value="-77.01954">
                <text:p>-77.01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69">
                <text:p>1969</text:p>
              </table:table-cell>
              <table:table-cell office:value-type="float" office:value="-76.73144">
                <text:p>-76.73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73">
                <text:p>1973</text:p>
              </table:table-cell>
              <table:table-cell office:value-type="float" office:value="-77.67712">
                <text:p>-77.67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78">
                <text:p>1978</text:p>
              </table:table-cell>
              <table:table-cell office:value-type="float" office:value="-79.5072">
                <text:p>-79.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82">
                <text:p>1982</text:p>
              </table:table-cell>
              <table:table-cell office:value-type="float" office:value="-77.28235">
                <text:p>-77.2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86">
                <text:p>1986</text:p>
              </table:table-cell>
              <table:table-cell office:value-type="float" office:value="-78.52384">
                <text:p>-78.5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91">
                <text:p>1991</text:p>
              </table:table-cell>
              <table:table-cell office:value-type="float" office:value="-78.90543">
                <text:p>-78.90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95">
                <text:p>1995</text:p>
              </table:table-cell>
              <table:table-cell office:value-type="float" office:value="-78.42882">
                <text:p>-78.42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99">
                <text:p>1999</text:p>
              </table:table-cell>
              <table:table-cell office:value-type="float" office:value="-79.05115">
                <text:p>-79.05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3">
                <text:p>2003</text:p>
              </table:table-cell>
              <table:table-cell office:value-type="float" office:value="-79.19557">
                <text:p>-79.19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8">
                <text:p>2008</text:p>
              </table:table-cell>
              <table:table-cell office:value-type="float" office:value="-78.58596">
                <text:p>-78.58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2">
                <text:p>2012</text:p>
              </table:table-cell>
              <table:table-cell office:value-type="float" office:value="-78.31719">
                <text:p>-78.3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16">
                <text:p>2016</text:p>
              </table:table-cell>
              <table:table-cell office:value-type="float" office:value="-78.49559">
                <text:p>-78.49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21">
                <text:p>2021</text:p>
              </table:table-cell>
              <table:table-cell office:value-type="float" office:value="-77.94599">
                <text:p>-77.94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25">
                <text:p>2025</text:p>
              </table:table-cell>
              <table:table-cell office:value-type="float" office:value="-79.82719">
                <text:p>-79.82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29">
                <text:p>2029</text:p>
              </table:table-cell>
              <table:table-cell office:value-type="float" office:value="-77.92695">
                <text:p>-77.92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34">
                <text:p>2034</text:p>
              </table:table-cell>
              <table:table-cell office:value-type="float" office:value="-79.22992">
                <text:p>-79.2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38">
                <text:p>2038</text:p>
              </table:table-cell>
              <table:table-cell office:value-type="float" office:value="-79.62847">
                <text:p>-79.62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42">
                <text:p>2042</text:p>
              </table:table-cell>
              <table:table-cell office:value-type="float" office:value="-79.57641">
                <text:p>-79.57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47">
                <text:p>2047</text:p>
              </table:table-cell>
              <table:table-cell office:value-type="float" office:value="-80.17074">
                <text:p>-80.17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51">
                <text:p>2051</text:p>
              </table:table-cell>
              <table:table-cell office:value-type="float" office:value="-78.78124">
                <text:p>-78.78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55">
                <text:p>2055</text:p>
              </table:table-cell>
              <table:table-cell office:value-type="float" office:value="-77.42986">
                <text:p>-77.4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60">
                <text:p>2060</text:p>
              </table:table-cell>
              <table:table-cell office:value-type="float" office:value="-78.3649">
                <text:p>-78.3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64">
                <text:p>2064</text:p>
              </table:table-cell>
              <table:table-cell office:value-type="float" office:value="-79.09244">
                <text:p>-79.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68">
                <text:p>2068</text:p>
              </table:table-cell>
              <table:table-cell office:value-type="float" office:value="-77.6162">
                <text:p>-77.6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72">
                <text:p>2072</text:p>
              </table:table-cell>
              <table:table-cell office:value-type="float" office:value="-77.85814">
                <text:p>-77.85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77">
                <text:p>2077</text:p>
              </table:table-cell>
              <table:table-cell office:value-type="float" office:value="-79.50292">
                <text:p>-79.50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81">
                <text:p>2081</text:p>
              </table:table-cell>
              <table:table-cell office:value-type="float" office:value="-78.88272">
                <text:p>-78.88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85">
                <text:p>2085</text:p>
              </table:table-cell>
              <table:table-cell office:value-type="float" office:value="-78.02992">
                <text:p>-78.0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90">
                <text:p>2090</text:p>
              </table:table-cell>
              <table:table-cell office:value-type="float" office:value="-77.96154">
                <text:p>-77.9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94">
                <text:p>2094</text:p>
              </table:table-cell>
              <table:table-cell office:value-type="float" office:value="-78.87783">
                <text:p>-78.87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98">
                <text:p>2098</text:p>
              </table:table-cell>
              <table:table-cell office:value-type="float" office:value="-78.17222">
                <text:p>-78.17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03">
                <text:p>2103</text:p>
              </table:table-cell>
              <table:table-cell office:value-type="float" office:value="-78.91463">
                <text:p>-78.9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07">
                <text:p>2107</text:p>
              </table:table-cell>
              <table:table-cell office:value-type="float" office:value="-77.90102">
                <text:p>-77.90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11">
                <text:p>2111</text:p>
              </table:table-cell>
              <table:table-cell office:value-type="float" office:value="-78.83189">
                <text:p>-78.83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16">
                <text:p>2116</text:p>
              </table:table-cell>
              <table:table-cell office:value-type="float" office:value="-78.92666">
                <text:p>-78.9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20">
                <text:p>2120</text:p>
              </table:table-cell>
              <table:table-cell office:value-type="float" office:value="-78.82027">
                <text:p>-78.8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24">
                <text:p>2124</text:p>
              </table:table-cell>
              <table:table-cell office:value-type="float" office:value="-79.95882">
                <text:p>-79.95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29">
                <text:p>2129</text:p>
              </table:table-cell>
              <table:table-cell office:value-type="float" office:value="-78.80068">
                <text:p>-78.8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33">
                <text:p>2133</text:p>
              </table:table-cell>
              <table:table-cell office:value-type="float" office:value="-78.58975">
                <text:p>-78.58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37">
                <text:p>2137</text:p>
              </table:table-cell>
              <table:table-cell office:value-type="float" office:value="-78.36102">
                <text:p>-78.36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42">
                <text:p>2142</text:p>
              </table:table-cell>
              <table:table-cell office:value-type="float" office:value="-78.77412">
                <text:p>-78.77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46">
                <text:p>2146</text:p>
              </table:table-cell>
              <table:table-cell office:value-type="float" office:value="-79.63596">
                <text:p>-79.6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50">
                <text:p>2150</text:p>
              </table:table-cell>
              <table:table-cell office:value-type="float" office:value="-79.60489">
                <text:p>-79.60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54">
                <text:p>2154</text:p>
              </table:table-cell>
              <table:table-cell office:value-type="float" office:value="-79.23232">
                <text:p>-79.2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59">
                <text:p>2159</text:p>
              </table:table-cell>
              <table:table-cell office:value-type="float" office:value="-79.37078">
                <text:p>-79.37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63">
                <text:p>2163</text:p>
              </table:table-cell>
              <table:table-cell office:value-type="float" office:value="-77.94967">
                <text:p>-77.94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67">
                <text:p>2167</text:p>
              </table:table-cell>
              <table:table-cell office:value-type="float" office:value="-80.53633">
                <text:p>-80.53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72">
                <text:p>2172</text:p>
              </table:table-cell>
              <table:table-cell office:value-type="float" office:value="-79.48432">
                <text:p>-79.4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76">
                <text:p>2176</text:p>
              </table:table-cell>
              <table:table-cell office:value-type="float" office:value="-78.43171">
                <text:p>-78.4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80">
                <text:p>2180</text:p>
              </table:table-cell>
              <table:table-cell office:value-type="float" office:value="-79.70772">
                <text:p>-79.7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85">
                <text:p>2185</text:p>
              </table:table-cell>
              <table:table-cell office:value-type="float" office:value="-78.5857">
                <text:p>-78.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89">
                <text:p>2189</text:p>
              </table:table-cell>
              <table:table-cell office:value-type="float" office:value="-80.43312">
                <text:p>-80.4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93">
                <text:p>2193</text:p>
              </table:table-cell>
              <table:table-cell office:value-type="float" office:value="-79.95665">
                <text:p>-79.95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98">
                <text:p>2198</text:p>
              </table:table-cell>
              <table:table-cell office:value-type="float" office:value="-78.56875">
                <text:p>-78.5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02">
                <text:p>2202</text:p>
              </table:table-cell>
              <table:table-cell office:value-type="float" office:value="-80.16969">
                <text:p>-80.16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06">
                <text:p>2206</text:p>
              </table:table-cell>
              <table:table-cell office:value-type="float" office:value="-80.88584">
                <text:p>-80.88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11">
                <text:p>2211</text:p>
              </table:table-cell>
              <table:table-cell office:value-type="float" office:value="-78.5699">
                <text:p>-78.5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15">
                <text:p>2215</text:p>
              </table:table-cell>
              <table:table-cell office:value-type="float" office:value="-80.28312">
                <text:p>-80.2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19">
                <text:p>2219</text:p>
              </table:table-cell>
              <table:table-cell office:value-type="float" office:value="-79.42842">
                <text:p>-79.42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23">
                <text:p>2223</text:p>
              </table:table-cell>
              <table:table-cell office:value-type="float" office:value="-79.12804">
                <text:p>-79.1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28">
                <text:p>2228</text:p>
              </table:table-cell>
              <table:table-cell office:value-type="float" office:value="-82.59537">
                <text:p>-82.59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32">
                <text:p>2232</text:p>
              </table:table-cell>
              <table:table-cell office:value-type="float" office:value="-79.77346">
                <text:p>-79.77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36">
                <text:p>2236</text:p>
              </table:table-cell>
              <table:table-cell office:value-type="float" office:value="-80.94661">
                <text:p>-80.94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41">
                <text:p>2241</text:p>
              </table:table-cell>
              <table:table-cell office:value-type="float" office:value="-80.14794">
                <text:p>-80.1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45">
                <text:p>2245</text:p>
              </table:table-cell>
              <table:table-cell office:value-type="float" office:value="-78.93289">
                <text:p>-78.93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49">
                <text:p>2249</text:p>
              </table:table-cell>
              <table:table-cell office:value-type="float" office:value="-78.80907">
                <text:p>-78.80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54">
                <text:p>2254</text:p>
              </table:table-cell>
              <table:table-cell office:value-type="float" office:value="-81.79244">
                <text:p>-81.7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58">
                <text:p>2258</text:p>
              </table:table-cell>
              <table:table-cell office:value-type="float" office:value="-78.7802">
                <text:p>-78.7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62">
                <text:p>2262</text:p>
              </table:table-cell>
              <table:table-cell office:value-type="float" office:value="-78.35016">
                <text:p>-78.35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67">
                <text:p>2267</text:p>
              </table:table-cell>
              <table:table-cell office:value-type="float" office:value="-80.24612">
                <text:p>-80.24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71">
                <text:p>2271</text:p>
              </table:table-cell>
              <table:table-cell office:value-type="float" office:value="-80.38837">
                <text:p>-80.38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75">
                <text:p>2275</text:p>
              </table:table-cell>
              <table:table-cell office:value-type="float" office:value="-80.04632">
                <text:p>-80.04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80">
                <text:p>2280</text:p>
              </table:table-cell>
              <table:table-cell office:value-type="float" office:value="-81.42103">
                <text:p>-81.4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84">
                <text:p>2284</text:p>
              </table:table-cell>
              <table:table-cell office:value-type="float" office:value="-80.70361">
                <text:p>-80.7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88">
                <text:p>2288</text:p>
              </table:table-cell>
              <table:table-cell office:value-type="float" office:value="-79.70557">
                <text:p>-79.70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92">
                <text:p>2292</text:p>
              </table:table-cell>
              <table:table-cell office:value-type="float" office:value="-80.14072">
                <text:p>-80.14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97">
                <text:p>2297</text:p>
              </table:table-cell>
              <table:table-cell office:value-type="float" office:value="-79.18689">
                <text:p>-79.18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01">
                <text:p>2301</text:p>
              </table:table-cell>
              <table:table-cell office:value-type="float" office:value="-80.73004">
                <text:p>-80.7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05">
                <text:p>2305</text:p>
              </table:table-cell>
              <table:table-cell office:value-type="float" office:value="-79.77969">
                <text:p>-79.77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10">
                <text:p>2310</text:p>
              </table:table-cell>
              <table:table-cell office:value-type="float" office:value="-78.83162">
                <text:p>-78.83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14">
                <text:p>2314</text:p>
              </table:table-cell>
              <table:table-cell office:value-type="float" office:value="-79.47453">
                <text:p>-79.47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18">
                <text:p>2318</text:p>
              </table:table-cell>
              <table:table-cell office:value-type="float" office:value="-77.21422">
                <text:p>-77.2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23">
                <text:p>2323</text:p>
              </table:table-cell>
              <table:table-cell office:value-type="float" office:value="-78.28717">
                <text:p>-78.28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27">
                <text:p>2327</text:p>
              </table:table-cell>
              <table:table-cell office:value-type="float" office:value="-78.24154">
                <text:p>-78.24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31">
                <text:p>2331</text:p>
              </table:table-cell>
              <table:table-cell office:value-type="float" office:value="-78.32237">
                <text:p>-78.32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36">
                <text:p>2336</text:p>
              </table:table-cell>
              <table:table-cell office:value-type="float" office:value="-79.43416">
                <text:p>-79.43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40">
                <text:p>2340</text:p>
              </table:table-cell>
              <table:table-cell office:value-type="float" office:value="-76.90294">
                <text:p>-76.90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44">
                <text:p>2344</text:p>
              </table:table-cell>
              <table:table-cell office:value-type="float" office:value="-78.09028">
                <text:p>-78.09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49">
                <text:p>2349</text:p>
              </table:table-cell>
              <table:table-cell office:value-type="float" office:value="-80.28928">
                <text:p>-80.2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53">
                <text:p>2353</text:p>
              </table:table-cell>
              <table:table-cell office:value-type="float" office:value="-76.59492">
                <text:p>-76.59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57">
                <text:p>2357</text:p>
              </table:table-cell>
              <table:table-cell office:value-type="float" office:value="-77.24582">
                <text:p>-77.24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62">
                <text:p>2362</text:p>
              </table:table-cell>
              <table:table-cell office:value-type="float" office:value="-77.62812">
                <text:p>-77.6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66">
                <text:p>2366</text:p>
              </table:table-cell>
              <table:table-cell office:value-type="float" office:value="-78.64218">
                <text:p>-78.64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70">
                <text:p>2370</text:p>
              </table:table-cell>
              <table:table-cell office:value-type="float" office:value="-78.55127">
                <text:p>-78.55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74">
                <text:p>2374</text:p>
              </table:table-cell>
              <table:table-cell office:value-type="float" office:value="-79.00747">
                <text:p>-79.0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79">
                <text:p>2379</text:p>
              </table:table-cell>
              <table:table-cell office:value-type="float" office:value="-78.08905">
                <text:p>-78.08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83">
                <text:p>2383</text:p>
              </table:table-cell>
              <table:table-cell office:value-type="float" office:value="-78.48437">
                <text:p>-78.48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87">
                <text:p>2387</text:p>
              </table:table-cell>
              <table:table-cell office:value-type="float" office:value="-77.07724">
                <text:p>-77.07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92">
                <text:p>2392</text:p>
              </table:table-cell>
              <table:table-cell office:value-type="float" office:value="-79.92147">
                <text:p>-79.92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96">
                <text:p>2396</text:p>
              </table:table-cell>
              <table:table-cell office:value-type="float" office:value="-78.39135">
                <text:p>-78.39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00">
                <text:p>2400</text:p>
              </table:table-cell>
              <table:table-cell office:value-type="float" office:value="-77.35245">
                <text:p>-77.3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05">
                <text:p>2405</text:p>
              </table:table-cell>
              <table:table-cell office:value-type="float" office:value="-79.26415">
                <text:p>-79.2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09">
                <text:p>2409</text:p>
              </table:table-cell>
              <table:table-cell office:value-type="float" office:value="-76.93105">
                <text:p>-76.93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13">
                <text:p>2413</text:p>
              </table:table-cell>
              <table:table-cell office:value-type="float" office:value="-78.96892">
                <text:p>-78.96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18">
                <text:p>2418</text:p>
              </table:table-cell>
              <table:table-cell office:value-type="float" office:value="-77.15264">
                <text:p>-77.1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22">
                <text:p>2422</text:p>
              </table:table-cell>
              <table:table-cell office:value-type="float" office:value="-78.0976">
                <text:p>-78.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26">
                <text:p>2426</text:p>
              </table:table-cell>
              <table:table-cell office:value-type="float" office:value="-77.47274">
                <text:p>-77.47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31">
                <text:p>2431</text:p>
              </table:table-cell>
              <table:table-cell office:value-type="float" office:value="-76.02615">
                <text:p>-76.02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35">
                <text:p>2435</text:p>
              </table:table-cell>
              <table:table-cell office:value-type="float" office:value="-77.3568">
                <text:p>-77.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39">
                <text:p>2439</text:p>
              </table:table-cell>
              <table:table-cell office:value-type="float" office:value="-77.70981">
                <text:p>-77.70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43">
                <text:p>2443</text:p>
              </table:table-cell>
              <table:table-cell office:value-type="float" office:value="-78.1293">
                <text:p>-78.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48">
                <text:p>2448</text:p>
              </table:table-cell>
              <table:table-cell office:value-type="float" office:value="-77.61045">
                <text:p>-77.6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52">
                <text:p>2452</text:p>
              </table:table-cell>
              <table:table-cell office:value-type="float" office:value="-76.88409">
                <text:p>-76.88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56">
                <text:p>2456</text:p>
              </table:table-cell>
              <table:table-cell office:value-type="float" office:value="-79.7448">
                <text:p>-79.7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61">
                <text:p>2461</text:p>
              </table:table-cell>
              <table:table-cell office:value-type="float" office:value="-78.25087">
                <text:p>-78.25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65">
                <text:p>2465</text:p>
              </table:table-cell>
              <table:table-cell office:value-type="float" office:value="-77.0455">
                <text:p>-77.0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69">
                <text:p>2469</text:p>
              </table:table-cell>
              <table:table-cell office:value-type="float" office:value="-78.26664">
                <text:p>-78.26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74">
                <text:p>2474</text:p>
              </table:table-cell>
              <table:table-cell office:value-type="float" office:value="-76.62269">
                <text:p>-76.6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78">
                <text:p>2478</text:p>
              </table:table-cell>
              <table:table-cell office:value-type="float" office:value="-77.8155">
                <text:p>-77.8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82">
                <text:p>2482</text:p>
              </table:table-cell>
              <table:table-cell office:value-type="float" office:value="-76.8409">
                <text:p>-76.8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87">
                <text:p>2487</text:p>
              </table:table-cell>
              <table:table-cell office:value-type="float" office:value="-76.24582">
                <text:p>-76.24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91">
                <text:p>2491</text:p>
              </table:table-cell>
              <table:table-cell office:value-type="float" office:value="-79.14615">
                <text:p>-79.1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95">
                <text:p>2495</text:p>
              </table:table-cell>
              <table:table-cell office:value-type="float" office:value="-76.53125">
                <text:p>-76.5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00">
                <text:p>2500</text:p>
              </table:table-cell>
              <table:table-cell office:value-type="float" office:value="-77.21152">
                <text:p>-77.2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04">
                <text:p>2504</text:p>
              </table:table-cell>
              <table:table-cell office:value-type="float" office:value="-77.42891">
                <text:p>-77.4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08">
                <text:p>2508</text:p>
              </table:table-cell>
              <table:table-cell office:value-type="float" office:value="-77.78321">
                <text:p>-77.78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13">
                <text:p>2513</text:p>
              </table:table-cell>
              <table:table-cell office:value-type="float" office:value="-78.67339">
                <text:p>-78.67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17">
                <text:p>2517</text:p>
              </table:table-cell>
              <table:table-cell office:value-type="float" office:value="-77.17795">
                <text:p>-77.17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21">
                <text:p>2521</text:p>
              </table:table-cell>
              <table:table-cell office:value-type="float" office:value="-76.99762">
                <text:p>-76.99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25">
                <text:p>2525</text:p>
              </table:table-cell>
              <table:table-cell office:value-type="float" office:value="-77.50224">
                <text:p>-77.5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30">
                <text:p>2530</text:p>
              </table:table-cell>
              <table:table-cell office:value-type="float" office:value="-76.94334">
                <text:p>-76.94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34">
                <text:p>2534</text:p>
              </table:table-cell>
              <table:table-cell office:value-type="float" office:value="-77.34988">
                <text:p>-77.3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38">
                <text:p>2538</text:p>
              </table:table-cell>
              <table:table-cell office:value-type="float" office:value="-77.22979">
                <text:p>-77.22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43">
                <text:p>2543</text:p>
              </table:table-cell>
              <table:table-cell office:value-type="float" office:value="-77.48324">
                <text:p>-77.4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47">
                <text:p>2547</text:p>
              </table:table-cell>
              <table:table-cell office:value-type="float" office:value="-77.67672">
                <text:p>-77.67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51">
                <text:p>2551</text:p>
              </table:table-cell>
              <table:table-cell office:value-type="float" office:value="-77.94985">
                <text:p>-77.94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56">
                <text:p>2556</text:p>
              </table:table-cell>
              <table:table-cell office:value-type="float" office:value="-77.4363">
                <text:p>-77.4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60">
                <text:p>2560</text:p>
              </table:table-cell>
              <table:table-cell office:value-type="float" office:value="-77.90352">
                <text:p>-77.90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64">
                <text:p>2564</text:p>
              </table:table-cell>
              <table:table-cell office:value-type="float" office:value="-77.36345">
                <text:p>-77.36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69">
                <text:p>2569</text:p>
              </table:table-cell>
              <table:table-cell office:value-type="float" office:value="-78.16937">
                <text:p>-78.1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73">
                <text:p>2573</text:p>
              </table:table-cell>
              <table:table-cell office:value-type="float" office:value="-78.12789">
                <text:p>-78.12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77">
                <text:p>2577</text:p>
              </table:table-cell>
              <table:table-cell office:value-type="float" office:value="-76.1753">
                <text:p>-76.1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82">
                <text:p>2582</text:p>
              </table:table-cell>
              <table:table-cell office:value-type="float" office:value="-77.03941">
                <text:p>-77.03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86">
                <text:p>2586</text:p>
              </table:table-cell>
              <table:table-cell office:value-type="float" office:value="-76.63985">
                <text:p>-76.63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90">
                <text:p>2590</text:p>
              </table:table-cell>
              <table:table-cell office:value-type="float" office:value="-77.82582">
                <text:p>-77.8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94">
                <text:p>2594</text:p>
              </table:table-cell>
              <table:table-cell office:value-type="float" office:value="-76.80347">
                <text:p>-76.80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99">
                <text:p>2599</text:p>
              </table:table-cell>
              <table:table-cell office:value-type="float" office:value="-78.55691">
                <text:p>-78.5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03">
                <text:p>2603</text:p>
              </table:table-cell>
              <table:table-cell office:value-type="float" office:value="-77.56475">
                <text:p>-77.5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07">
                <text:p>2607</text:p>
              </table:table-cell>
              <table:table-cell office:value-type="float" office:value="-76.72782">
                <text:p>-76.72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12">
                <text:p>2612</text:p>
              </table:table-cell>
              <table:table-cell office:value-type="float" office:value="-77.16372">
                <text:p>-77.16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16">
                <text:p>2616</text:p>
              </table:table-cell>
              <table:table-cell office:value-type="float" office:value="-78.09839">
                <text:p>-78.0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20">
                <text:p>2620</text:p>
              </table:table-cell>
              <table:table-cell office:value-type="float" office:value="-77.77663">
                <text:p>-77.77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25">
                <text:p>2625</text:p>
              </table:table-cell>
              <table:table-cell office:value-type="float" office:value="-77.92575">
                <text:p>-77.92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29">
                <text:p>2629</text:p>
              </table:table-cell>
              <table:table-cell office:value-type="float" office:value="-78.43654">
                <text:p>-78.43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33">
                <text:p>2633</text:p>
              </table:table-cell>
              <table:table-cell office:value-type="float" office:value="-77.44331">
                <text:p>-77.44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38">
                <text:p>2638</text:p>
              </table:table-cell>
              <table:table-cell office:value-type="float" office:value="-78.92315">
                <text:p>-78.92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42">
                <text:p>2642</text:p>
              </table:table-cell>
              <table:table-cell office:value-type="float" office:value="-80.04238">
                <text:p>-80.04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46">
                <text:p>2646</text:p>
              </table:table-cell>
              <table:table-cell office:value-type="float" office:value="-78.67869">
                <text:p>-78.67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51">
                <text:p>2651</text:p>
              </table:table-cell>
              <table:table-cell office:value-type="float" office:value="-79.23117">
                <text:p>-79.23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55">
                <text:p>2655</text:p>
              </table:table-cell>
              <table:table-cell office:value-type="float" office:value="-78.67421">
                <text:p>-78.6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59">
                <text:p>2659</text:p>
              </table:table-cell>
              <table:table-cell office:value-type="float" office:value="-78.82092">
                <text:p>-78.82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64">
                <text:p>2664</text:p>
              </table:table-cell>
              <table:table-cell office:value-type="float" office:value="-77.64285">
                <text:p>-77.6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68">
                <text:p>2668</text:p>
              </table:table-cell>
              <table:table-cell office:value-type="float" office:value="-78.79117">
                <text:p>-78.79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72">
                <text:p>2672</text:p>
              </table:table-cell>
              <table:table-cell office:value-type="float" office:value="-80.4349">
                <text:p>-80.4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76">
                <text:p>2676</text:p>
              </table:table-cell>
              <table:table-cell office:value-type="float" office:value="-78.51457">
                <text:p>-78.5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81">
                <text:p>2681</text:p>
              </table:table-cell>
              <table:table-cell office:value-type="float" office:value="-78.01396">
                <text:p>-78.0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85">
                <text:p>2685</text:p>
              </table:table-cell>
              <table:table-cell office:value-type="float" office:value="-78.9358">
                <text:p>-78.9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89">
                <text:p>2689</text:p>
              </table:table-cell>
              <table:table-cell office:value-type="float" office:value="-78.91449">
                <text:p>-78.9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94">
                <text:p>2694</text:p>
              </table:table-cell>
              <table:table-cell office:value-type="float" office:value="-79.81152">
                <text:p>-79.8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98">
                <text:p>2698</text:p>
              </table:table-cell>
              <table:table-cell office:value-type="float" office:value="-79.10913">
                <text:p>-79.10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02">
                <text:p>2702</text:p>
              </table:table-cell>
              <table:table-cell office:value-type="float" office:value="-79.64621">
                <text:p>-79.64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07">
                <text:p>2707</text:p>
              </table:table-cell>
              <table:table-cell office:value-type="float" office:value="-79.58331">
                <text:p>-79.58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11">
                <text:p>2711</text:p>
              </table:table-cell>
              <table:table-cell office:value-type="float" office:value="-77.86586">
                <text:p>-77.8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15">
                <text:p>2715</text:p>
              </table:table-cell>
              <table:table-cell office:value-type="float" office:value="-79.31829">
                <text:p>-79.3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20">
                <text:p>2720</text:p>
              </table:table-cell>
              <table:table-cell office:value-type="float" office:value="-80.94439">
                <text:p>-80.9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24">
                <text:p>2724</text:p>
              </table:table-cell>
              <table:table-cell office:value-type="float" office:value="-80.17789">
                <text:p>-80.17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28">
                <text:p>2728</text:p>
              </table:table-cell>
              <table:table-cell office:value-type="float" office:value="-78.9331">
                <text:p>-78.9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33">
                <text:p>2733</text:p>
              </table:table-cell>
              <table:table-cell office:value-type="float" office:value="-81.48681">
                <text:p>-81.48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37">
                <text:p>2737</text:p>
              </table:table-cell>
              <table:table-cell office:value-type="float" office:value="-79.6223">
                <text:p>-79.6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41">
                <text:p>2741</text:p>
              </table:table-cell>
              <table:table-cell office:value-type="float" office:value="-79.70792">
                <text:p>-79.7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45">
                <text:p>2745</text:p>
              </table:table-cell>
              <table:table-cell office:value-type="float" office:value="-79.02622">
                <text:p>-79.02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50">
                <text:p>2750</text:p>
              </table:table-cell>
              <table:table-cell office:value-type="float" office:value="-80.59951">
                <text:p>-80.59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54">
                <text:p>2754</text:p>
              </table:table-cell>
              <table:table-cell office:value-type="float" office:value="-80.63533">
                <text:p>-80.6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58">
                <text:p>2758</text:p>
              </table:table-cell>
              <table:table-cell office:value-type="float" office:value="-82.03118">
                <text:p>-82.0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63">
                <text:p>2763</text:p>
              </table:table-cell>
              <table:table-cell office:value-type="float" office:value="-81.84667">
                <text:p>-81.84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67">
                <text:p>2767</text:p>
              </table:table-cell>
              <table:table-cell office:value-type="float" office:value="-80.70981">
                <text:p>-80.70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71">
                <text:p>2771</text:p>
              </table:table-cell>
              <table:table-cell office:value-type="float" office:value="-82.28481">
                <text:p>-82.2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76">
                <text:p>2776</text:p>
              </table:table-cell>
              <table:table-cell office:value-type="float" office:value="-81.03614">
                <text:p>-81.03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80">
                <text:p>2780</text:p>
              </table:table-cell>
              <table:table-cell office:value-type="float" office:value="-82.49501">
                <text:p>-82.49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84">
                <text:p>2784</text:p>
              </table:table-cell>
              <table:table-cell office:value-type="float" office:value="-81.78749">
                <text:p>-81.78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89">
                <text:p>2789</text:p>
              </table:table-cell>
              <table:table-cell office:value-type="float" office:value="-80.19436">
                <text:p>-80.1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93">
                <text:p>2793</text:p>
              </table:table-cell>
              <table:table-cell office:value-type="float" office:value="-79.72154">
                <text:p>-79.7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97">
                <text:p>2797</text:p>
              </table:table-cell>
              <table:table-cell office:value-type="float" office:value="-81.62556">
                <text:p>-81.62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02">
                <text:p>2802</text:p>
              </table:table-cell>
              <table:table-cell office:value-type="float" office:value="-81.75779">
                <text:p>-81.75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06">
                <text:p>2806</text:p>
              </table:table-cell>
              <table:table-cell office:value-type="float" office:value="-80.58102">
                <text:p>-80.5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10">
                <text:p>2810</text:p>
              </table:table-cell>
              <table:table-cell office:value-type="float" office:value="-80.80741">
                <text:p>-80.8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14">
                <text:p>2814</text:p>
              </table:table-cell>
              <table:table-cell office:value-type="float" office:value="-81.16665">
                <text:p>-81.1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19">
                <text:p>2819</text:p>
              </table:table-cell>
              <table:table-cell office:value-type="float" office:value="-80.59175">
                <text:p>-80.59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23">
                <text:p>2823</text:p>
              </table:table-cell>
              <table:table-cell office:value-type="float" office:value="-80.9684">
                <text:p>-80.9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27">
                <text:p>2827</text:p>
              </table:table-cell>
              <table:table-cell office:value-type="float" office:value="-80.84408">
                <text:p>-80.84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32">
                <text:p>2832</text:p>
              </table:table-cell>
              <table:table-cell office:value-type="float" office:value="-82.16894">
                <text:p>-82.1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36">
                <text:p>2836</text:p>
              </table:table-cell>
              <table:table-cell office:value-type="float" office:value="-80.09924">
                <text:p>-80.09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40">
                <text:p>2840</text:p>
              </table:table-cell>
              <table:table-cell office:value-type="float" office:value="-80.32699">
                <text:p>-80.3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45">
                <text:p>2845</text:p>
              </table:table-cell>
              <table:table-cell office:value-type="float" office:value="-80.08925">
                <text:p>-80.08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49">
                <text:p>2849</text:p>
              </table:table-cell>
              <table:table-cell office:value-type="float" office:value="-81.11447">
                <text:p>-81.1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53">
                <text:p>2853</text:p>
              </table:table-cell>
              <table:table-cell office:value-type="float" office:value="-80.57743">
                <text:p>-80.57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58">
                <text:p>2858</text:p>
              </table:table-cell>
              <table:table-cell office:value-type="float" office:value="-81.15661">
                <text:p>-81.1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62">
                <text:p>2862</text:p>
              </table:table-cell>
              <table:table-cell office:value-type="float" office:value="-80.94394">
                <text:p>-80.94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66">
                <text:p>2866</text:p>
              </table:table-cell>
              <table:table-cell office:value-type="float" office:value="-81.52159">
                <text:p>-81.5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71">
                <text:p>2871</text:p>
              </table:table-cell>
              <table:table-cell office:value-type="float" office:value="-81.01643">
                <text:p>-81.01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75">
                <text:p>2875</text:p>
              </table:table-cell>
              <table:table-cell office:value-type="float" office:value="-79.4972">
                <text:p>-79.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79">
                <text:p>2879</text:p>
              </table:table-cell>
              <table:table-cell office:value-type="float" office:value="-80.44344">
                <text:p>-80.44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84">
                <text:p>2884</text:p>
              </table:table-cell>
              <table:table-cell office:value-type="float" office:value="-80.14885">
                <text:p>-80.14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88">
                <text:p>2888</text:p>
              </table:table-cell>
              <table:table-cell office:value-type="float" office:value="-81.05847">
                <text:p>-81.05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92">
                <text:p>2892</text:p>
              </table:table-cell>
              <table:table-cell office:value-type="float" office:value="-82.10288">
                <text:p>-82.1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96">
                <text:p>2896</text:p>
              </table:table-cell>
              <table:table-cell office:value-type="float" office:value="-79.33579">
                <text:p>-79.33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01">
                <text:p>2901</text:p>
              </table:table-cell>
              <table:table-cell office:value-type="float" office:value="-81.34609">
                <text:p>-81.34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05">
                <text:p>2905</text:p>
              </table:table-cell>
              <table:table-cell office:value-type="float" office:value="-80.48101">
                <text:p>-80.48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09">
                <text:p>2909</text:p>
              </table:table-cell>
              <table:table-cell office:value-type="float" office:value="-80.59005">
                <text:p>-80.59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14">
                <text:p>2914</text:p>
              </table:table-cell>
              <table:table-cell office:value-type="float" office:value="-79.99628">
                <text:p>-79.99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18">
                <text:p>2918</text:p>
              </table:table-cell>
              <table:table-cell office:value-type="float" office:value="-81.30378">
                <text:p>-81.3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22">
                <text:p>2922</text:p>
              </table:table-cell>
              <table:table-cell office:value-type="float" office:value="-80.10805">
                <text:p>-80.10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27">
                <text:p>2927</text:p>
              </table:table-cell>
              <table:table-cell office:value-type="float" office:value="-81.59799">
                <text:p>-81.59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31">
                <text:p>2931</text:p>
              </table:table-cell>
              <table:table-cell office:value-type="float" office:value="-81.21545">
                <text:p>-81.2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35">
                <text:p>2935</text:p>
              </table:table-cell>
              <table:table-cell office:value-type="float" office:value="-80.22929">
                <text:p>-80.22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40">
                <text:p>2940</text:p>
              </table:table-cell>
              <table:table-cell office:value-type="float" office:value="-82.89522">
                <text:p>-82.89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44">
                <text:p>2944</text:p>
              </table:table-cell>
              <table:table-cell office:value-type="float" office:value="-79.36352">
                <text:p>-79.3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48">
                <text:p>2948</text:p>
              </table:table-cell>
              <table:table-cell office:value-type="float" office:value="-82.59016">
                <text:p>-82.59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53">
                <text:p>2953</text:p>
              </table:table-cell>
              <table:table-cell office:value-type="float" office:value="-80.31309">
                <text:p>-80.3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57">
                <text:p>2957</text:p>
              </table:table-cell>
              <table:table-cell office:value-type="float" office:value="-80.89449">
                <text:p>-80.89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61">
                <text:p>2961</text:p>
              </table:table-cell>
              <table:table-cell office:value-type="float" office:value="-81.12136">
                <text:p>-81.1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65">
                <text:p>2965</text:p>
              </table:table-cell>
              <table:table-cell office:value-type="float" office:value="-80.9972">
                <text:p>-80.9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70">
                <text:p>2970</text:p>
              </table:table-cell>
              <table:table-cell office:value-type="float" office:value="-81.88014">
                <text:p>-81.88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74">
                <text:p>2974</text:p>
              </table:table-cell>
              <table:table-cell office:value-type="float" office:value="-79.83838">
                <text:p>-79.83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78">
                <text:p>2978</text:p>
              </table:table-cell>
              <table:table-cell office:value-type="float" office:value="-81.62961">
                <text:p>-81.62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83">
                <text:p>2983</text:p>
              </table:table-cell>
              <table:table-cell office:value-type="float" office:value="-80.9297">
                <text:p>-80.9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87">
                <text:p>2987</text:p>
              </table:table-cell>
              <table:table-cell office:value-type="float" office:value="-79.11549">
                <text:p>-79.1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91">
                <text:p>2991</text:p>
              </table:table-cell>
              <table:table-cell office:value-type="float" office:value="-81.54116">
                <text:p>-81.54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96">
                <text:p>2996</text:p>
              </table:table-cell>
              <table:table-cell office:value-type="float" office:value="-78.24261">
                <text:p>-78.24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00">
                <text:p>3000</text:p>
              </table:table-cell>
              <table:table-cell office:value-type="float" office:value="-81.00429">
                <text:p>-81.0042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00">
                <text:p>3000</text:p>
              </table:table-cell>
              <table:table-cell office:value-type="float" office:value="-81.4833">
                <text:p>-81.4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16">
                <text:p>3016</text:p>
              </table:table-cell>
              <table:table-cell office:value-type="float" office:value="-79.15164">
                <text:p>-79.15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31">
                <text:p>3031</text:p>
              </table:table-cell>
              <table:table-cell office:value-type="float" office:value="-79.00447">
                <text:p>-79.00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47">
                <text:p>3047</text:p>
              </table:table-cell>
              <table:table-cell office:value-type="float" office:value="-78.96501">
                <text:p>-78.96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62">
                <text:p>3062</text:p>
              </table:table-cell>
              <table:table-cell office:value-type="float" office:value="-79.42497">
                <text:p>-79.42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78">
                <text:p>3078</text:p>
              </table:table-cell>
              <table:table-cell office:value-type="float" office:value="-79.93702">
                <text:p>-79.93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94">
                <text:p>3094</text:p>
              </table:table-cell>
              <table:table-cell office:value-type="float" office:value="-78.48907">
                <text:p>-78.48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09">
                <text:p>3109</text:p>
              </table:table-cell>
              <table:table-cell office:value-type="float" office:value="-81.42532">
                <text:p>-81.42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25">
                <text:p>3125</text:p>
              </table:table-cell>
              <table:table-cell office:value-type="float" office:value="-79.06563">
                <text:p>-79.06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40">
                <text:p>3140</text:p>
              </table:table-cell>
              <table:table-cell office:value-type="float" office:value="-79.19336">
                <text:p>-79.19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56">
                <text:p>3156</text:p>
              </table:table-cell>
              <table:table-cell office:value-type="float" office:value="-78.42144">
                <text:p>-78.4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71">
                <text:p>3171</text:p>
              </table:table-cell>
              <table:table-cell office:value-type="float" office:value="-78.75972">
                <text:p>-78.75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87">
                <text:p>3187</text:p>
              </table:table-cell>
              <table:table-cell office:value-type="float" office:value="-78.26864">
                <text:p>-78.2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203">
                <text:p>3203</text:p>
              </table:table-cell>
              <table:table-cell office:value-type="float" office:value="-77.99857">
                <text:p>-77.99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18">
                <text:p>3218</text:p>
              </table:table-cell>
              <table:table-cell office:value-type="float" office:value="-79.1313">
                <text:p>-79.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34">
                <text:p>3234</text:p>
              </table:table-cell>
              <table:table-cell office:value-type="float" office:value="-78.11148">
                <text:p>-78.1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49">
                <text:p>3249</text:p>
              </table:table-cell>
              <table:table-cell office:value-type="float" office:value="-78.13682">
                <text:p>-78.1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65">
                <text:p>3265</text:p>
              </table:table-cell>
              <table:table-cell office:value-type="float" office:value="-80.16416">
                <text:p>-80.16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81">
                <text:p>3281</text:p>
              </table:table-cell>
              <table:table-cell office:value-type="float" office:value="-78.02025">
                <text:p>-78.0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96">
                <text:p>3296</text:p>
              </table:table-cell>
              <table:table-cell office:value-type="float" office:value="-77.28959">
                <text:p>-77.28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12">
                <text:p>3312</text:p>
              </table:table-cell>
              <table:table-cell office:value-type="float" office:value="-77.21086">
                <text:p>-77.2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27">
                <text:p>3327</text:p>
              </table:table-cell>
              <table:table-cell office:value-type="float" office:value="-80.05432">
                <text:p>-80.05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43">
                <text:p>3343</text:p>
              </table:table-cell>
              <table:table-cell office:value-type="float" office:value="-78.21104">
                <text:p>-78.2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359">
                <text:p>3359</text:p>
              </table:table-cell>
              <table:table-cell office:value-type="float" office:value="-78.37355">
                <text:p>-78.37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74">
                <text:p>3374</text:p>
              </table:table-cell>
              <table:table-cell office:value-type="float" office:value="-79.65703">
                <text:p>-79.6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90">
                <text:p>3390</text:p>
              </table:table-cell>
              <table:table-cell office:value-type="float" office:value="-78.68996">
                <text:p>-78.6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05">
                <text:p>3405</text:p>
              </table:table-cell>
              <table:table-cell office:value-type="float" office:value="-77.87234">
                <text:p>-77.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21">
                <text:p>3421</text:p>
              </table:table-cell>
              <table:table-cell office:value-type="float" office:value="-77.13832">
                <text:p>-77.13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437">
                <text:p>3437</text:p>
              </table:table-cell>
              <table:table-cell office:value-type="float" office:value="-77.97431">
                <text:p>-77.97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452">
                <text:p>3452</text:p>
              </table:table-cell>
              <table:table-cell office:value-type="float" office:value="-78.3075">
                <text:p>-78.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68">
                <text:p>3468</text:p>
              </table:table-cell>
              <table:table-cell office:value-type="float" office:value="-76.4435">
                <text:p>-76.4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483">
                <text:p>3483</text:p>
              </table:table-cell>
              <table:table-cell office:value-type="float" office:value="-78.37549">
                <text:p>-78.37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99">
                <text:p>3499</text:p>
              </table:table-cell>
              <table:table-cell office:value-type="float" office:value="-77.78312">
                <text:p>-77.7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14">
                <text:p>3514</text:p>
              </table:table-cell>
              <table:table-cell office:value-type="float" office:value="-78.80847">
                <text:p>-78.80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30">
                <text:p>3530</text:p>
              </table:table-cell>
              <table:table-cell office:value-type="float" office:value="-75.82813">
                <text:p>-75.82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546">
                <text:p>3546</text:p>
              </table:table-cell>
              <table:table-cell office:value-type="float" office:value="-77.50461">
                <text:p>-77.50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61">
                <text:p>3561</text:p>
              </table:table-cell>
              <table:table-cell office:value-type="float" office:value="-76.68899">
                <text:p>-76.68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77">
                <text:p>3577</text:p>
              </table:table-cell>
              <table:table-cell office:value-type="float" office:value="-75.93704">
                <text:p>-75.9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592">
                <text:p>3592</text:p>
              </table:table-cell>
              <table:table-cell office:value-type="float" office:value="-76.75056">
                <text:p>-76.7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08">
                <text:p>3608</text:p>
              </table:table-cell>
              <table:table-cell office:value-type="float" office:value="-76.20504">
                <text:p>-76.2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24">
                <text:p>3624</text:p>
              </table:table-cell>
              <table:table-cell office:value-type="float" office:value="-74.2156">
                <text:p>-74.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39">
                <text:p>3639</text:p>
              </table:table-cell>
              <table:table-cell office:value-type="float" office:value="-77.00559">
                <text:p>-77.00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55">
                <text:p>3655</text:p>
              </table:table-cell>
              <table:table-cell office:value-type="float" office:value="-75.54089">
                <text:p>-75.54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70">
                <text:p>3670</text:p>
              </table:table-cell>
              <table:table-cell office:value-type="float" office:value="-76.21907">
                <text:p>-76.2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86">
                <text:p>3686</text:p>
              </table:table-cell>
              <table:table-cell office:value-type="float" office:value="-74.51597">
                <text:p>-74.51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02">
                <text:p>3702</text:p>
              </table:table-cell>
              <table:table-cell office:value-type="float" office:value="-76.10415">
                <text:p>-76.10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17">
                <text:p>3717</text:p>
              </table:table-cell>
              <table:table-cell office:value-type="float" office:value="-75.71135">
                <text:p>-75.7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33">
                <text:p>3733</text:p>
              </table:table-cell>
              <table:table-cell office:value-type="float" office:value="-77.6687">
                <text:p>-77.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48">
                <text:p>3748</text:p>
              </table:table-cell>
              <table:table-cell office:value-type="float" office:value="-75.59132">
                <text:p>-75.59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64">
                <text:p>3764</text:p>
              </table:table-cell>
              <table:table-cell office:value-type="float" office:value="-77.33265">
                <text:p>-77.33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80">
                <text:p>3780</text:p>
              </table:table-cell>
              <table:table-cell office:value-type="float" office:value="-78.11036">
                <text:p>-78.1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95">
                <text:p>3795</text:p>
              </table:table-cell>
              <table:table-cell office:value-type="float" office:value="-77.54128">
                <text:p>-77.54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811">
                <text:p>3811</text:p>
              </table:table-cell>
              <table:table-cell office:value-type="float" office:value="-79.04426">
                <text:p>-79.04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26">
                <text:p>3826</text:p>
              </table:table-cell>
              <table:table-cell office:value-type="float" office:value="-77.29835">
                <text:p>-77.29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842">
                <text:p>3842</text:p>
              </table:table-cell>
              <table:table-cell office:value-type="float" office:value="-76.70982">
                <text:p>-76.70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857">
                <text:p>3857</text:p>
              </table:table-cell>
              <table:table-cell office:value-type="float" office:value="-77.89211">
                <text:p>-77.89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873">
                <text:p>3873</text:p>
              </table:table-cell>
              <table:table-cell office:value-type="float" office:value="-78.31869">
                <text:p>-78.3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889">
                <text:p>3889</text:p>
              </table:table-cell>
              <table:table-cell office:value-type="float" office:value="-77.48536">
                <text:p>-77.48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04">
                <text:p>3904</text:p>
              </table:table-cell>
              <table:table-cell office:value-type="float" office:value="-78.69378">
                <text:p>-78.69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920">
                <text:p>3920</text:p>
              </table:table-cell>
              <table:table-cell office:value-type="float" office:value="-79.20315">
                <text:p>-79.20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935">
                <text:p>3935</text:p>
              </table:table-cell>
              <table:table-cell office:value-type="float" office:value="-77.79465">
                <text:p>-77.79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51">
                <text:p>3951</text:p>
              </table:table-cell>
              <table:table-cell office:value-type="float" office:value="-78.20497">
                <text:p>-78.2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67">
                <text:p>3967</text:p>
              </table:table-cell>
              <table:table-cell office:value-type="float" office:value="-79.40063">
                <text:p>-79.40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982">
                <text:p>3982</text:p>
              </table:table-cell>
              <table:table-cell office:value-type="float" office:value="-76.81978">
                <text:p>-76.8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998">
                <text:p>3998</text:p>
              </table:table-cell>
              <table:table-cell office:value-type="float" office:value="-78.87941">
                <text:p>-78.87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013">
                <text:p>4013</text:p>
              </table:table-cell>
              <table:table-cell office:value-type="float" office:value="-78.26601">
                <text:p>-78.2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029">
                <text:p>4029</text:p>
              </table:table-cell>
              <table:table-cell office:value-type="float" office:value="-79.22521">
                <text:p>-79.2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045">
                <text:p>4045</text:p>
              </table:table-cell>
              <table:table-cell office:value-type="float" office:value="-78.54201">
                <text:p>-78.54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060">
                <text:p>4060</text:p>
              </table:table-cell>
              <table:table-cell office:value-type="float" office:value="-79.03146">
                <text:p>-79.0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076">
                <text:p>4076</text:p>
              </table:table-cell>
              <table:table-cell office:value-type="float" office:value="-80.40365">
                <text:p>-80.40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91">
                <text:p>4091</text:p>
              </table:table-cell>
              <table:table-cell office:value-type="float" office:value="-80.71792">
                <text:p>-80.7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07">
                <text:p>4107</text:p>
              </table:table-cell>
              <table:table-cell office:value-type="float" office:value="-77.97087">
                <text:p>-77.97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22">
                <text:p>4122</text:p>
              </table:table-cell>
              <table:table-cell office:value-type="float" office:value="-80.16645">
                <text:p>-80.16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138">
                <text:p>4138</text:p>
              </table:table-cell>
              <table:table-cell office:value-type="float" office:value="-81.47372">
                <text:p>-81.47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54">
                <text:p>4154</text:p>
              </table:table-cell>
              <table:table-cell office:value-type="float" office:value="-78.7037">
                <text:p>-78.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169">
                <text:p>4169</text:p>
              </table:table-cell>
              <table:table-cell office:value-type="float" office:value="-80.88887">
                <text:p>-80.88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185">
                <text:p>4185</text:p>
              </table:table-cell>
              <table:table-cell office:value-type="float" office:value="-79.12146">
                <text:p>-79.12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00">
                <text:p>4200</text:p>
              </table:table-cell>
              <table:table-cell office:value-type="float" office:value="-80.36959">
                <text:p>-80.3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16">
                <text:p>4216</text:p>
              </table:table-cell>
              <table:table-cell office:value-type="float" office:value="-81.30366">
                <text:p>-81.30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232">
                <text:p>4232</text:p>
              </table:table-cell>
              <table:table-cell office:value-type="float" office:value="-82.6657">
                <text:p>-82.6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47">
                <text:p>4247</text:p>
              </table:table-cell>
              <table:table-cell office:value-type="float" office:value="-83.11952">
                <text:p>-83.1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63">
                <text:p>4263</text:p>
              </table:table-cell>
              <table:table-cell office:value-type="float" office:value="-86.1177">
                <text:p>-86.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78">
                <text:p>4278</text:p>
              </table:table-cell>
              <table:table-cell office:value-type="float" office:value="-81.36265">
                <text:p>-81.36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94">
                <text:p>4294</text:p>
              </table:table-cell>
              <table:table-cell office:value-type="float" office:value="-82.68472">
                <text:p>-82.6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310">
                <text:p>4310</text:p>
              </table:table-cell>
              <table:table-cell office:value-type="float" office:value="-85.21187">
                <text:p>-85.2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325">
                <text:p>4325</text:p>
              </table:table-cell>
              <table:table-cell office:value-type="float" office:value="-85.16528">
                <text:p>-85.1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341">
                <text:p>4341</text:p>
              </table:table-cell>
              <table:table-cell office:value-type="float" office:value="-84.49019">
                <text:p>-84.49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56">
                <text:p>4356</text:p>
              </table:table-cell>
              <table:table-cell office:value-type="float" office:value="-85.9804">
                <text:p>-85.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372">
                <text:p>4372</text:p>
              </table:table-cell>
              <table:table-cell office:value-type="float" office:value="-84.50119">
                <text:p>-84.50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88">
                <text:p>4388</text:p>
              </table:table-cell>
              <table:table-cell office:value-type="float" office:value="-84.78125">
                <text:p>-84.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03">
                <text:p>4403</text:p>
              </table:table-cell>
              <table:table-cell office:value-type="float" office:value="-83.9086">
                <text:p>-83.9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19">
                <text:p>4419</text:p>
              </table:table-cell>
              <table:table-cell office:value-type="float" office:value="-86.17342">
                <text:p>-86.17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34">
                <text:p>4434</text:p>
              </table:table-cell>
              <table:table-cell office:value-type="float" office:value="-85.51574">
                <text:p>-85.51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50">
                <text:p>4450</text:p>
              </table:table-cell>
              <table:table-cell office:value-type="float" office:value="-85.16443">
                <text:p>-85.16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65">
                <text:p>4465</text:p>
              </table:table-cell>
              <table:table-cell office:value-type="float" office:value="-85.07192">
                <text:p>-85.07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481">
                <text:p>4481</text:p>
              </table:table-cell>
              <table:table-cell office:value-type="float" office:value="-83.26678">
                <text:p>-83.2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497">
                <text:p>4497</text:p>
              </table:table-cell>
              <table:table-cell office:value-type="float" office:value="-84.99971">
                <text:p>-84.99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12">
                <text:p>4512</text:p>
              </table:table-cell>
              <table:table-cell office:value-type="float" office:value="-81.52538">
                <text:p>-81.52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28">
                <text:p>4528</text:p>
              </table:table-cell>
              <table:table-cell office:value-type="float" office:value="-82.64981">
                <text:p>-82.64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43">
                <text:p>4543</text:p>
              </table:table-cell>
              <table:table-cell office:value-type="float" office:value="-82.41153">
                <text:p>-82.4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59">
                <text:p>4559</text:p>
              </table:table-cell>
              <table:table-cell office:value-type="float" office:value="-82.73894">
                <text:p>-82.73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575">
                <text:p>4575</text:p>
              </table:table-cell>
              <table:table-cell office:value-type="float" office:value="-80.14961">
                <text:p>-80.14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590">
                <text:p>4590</text:p>
              </table:table-cell>
              <table:table-cell office:value-type="float" office:value="-81.03236">
                <text:p>-81.03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06">
                <text:p>4606</text:p>
              </table:table-cell>
              <table:table-cell office:value-type="float" office:value="-82.8638">
                <text:p>-82.8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21">
                <text:p>4621</text:p>
              </table:table-cell>
              <table:table-cell office:value-type="float" office:value="-81.13675">
                <text:p>-81.1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37">
                <text:p>4637</text:p>
              </table:table-cell>
              <table:table-cell office:value-type="float" office:value="-82.12368">
                <text:p>-82.1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653">
                <text:p>4653</text:p>
              </table:table-cell>
              <table:table-cell office:value-type="float" office:value="-81.11274">
                <text:p>-81.1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668">
                <text:p>4668</text:p>
              </table:table-cell>
              <table:table-cell office:value-type="float" office:value="-80.08814">
                <text:p>-80.08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684">
                <text:p>4684</text:p>
              </table:table-cell>
              <table:table-cell office:value-type="float" office:value="-80.91485">
                <text:p>-80.9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99">
                <text:p>4699</text:p>
              </table:table-cell>
              <table:table-cell office:value-type="float" office:value="-80.57019">
                <text:p>-80.57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715">
                <text:p>4715</text:p>
              </table:table-cell>
              <table:table-cell office:value-type="float" office:value="-81.78231">
                <text:p>-81.78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31">
                <text:p>4731</text:p>
              </table:table-cell>
              <table:table-cell office:value-type="float" office:value="-80.16836">
                <text:p>-80.16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746">
                <text:p>4746</text:p>
              </table:table-cell>
              <table:table-cell office:value-type="float" office:value="-81.93819">
                <text:p>-81.93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762">
                <text:p>4762</text:p>
              </table:table-cell>
              <table:table-cell office:value-type="float" office:value="-81.00477">
                <text:p>-81.00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777">
                <text:p>4777</text:p>
              </table:table-cell>
              <table:table-cell office:value-type="float" office:value="-81.69717">
                <text:p>-81.69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793">
                <text:p>4793</text:p>
              </table:table-cell>
              <table:table-cell office:value-type="float" office:value="-79.09317">
                <text:p>-79.09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08">
                <text:p>4808</text:p>
              </table:table-cell>
              <table:table-cell office:value-type="float" office:value="-80.88864">
                <text:p>-80.8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824">
                <text:p>4824</text:p>
              </table:table-cell>
              <table:table-cell office:value-type="float" office:value="-79.57408">
                <text:p>-79.57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840">
                <text:p>4840</text:p>
              </table:table-cell>
              <table:table-cell office:value-type="float" office:value="-79.762">
                <text:p>-79.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855">
                <text:p>4855</text:p>
              </table:table-cell>
              <table:table-cell office:value-type="float" office:value="-80.11285">
                <text:p>-80.1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871">
                <text:p>4871</text:p>
              </table:table-cell>
              <table:table-cell office:value-type="float" office:value="-79.34492">
                <text:p>-79.34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886">
                <text:p>4886</text:p>
              </table:table-cell>
              <table:table-cell office:value-type="float" office:value="-79.54998">
                <text:p>-79.54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902">
                <text:p>4902</text:p>
              </table:table-cell>
              <table:table-cell office:value-type="float" office:value="-81.17007">
                <text:p>-81.17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918">
                <text:p>4918</text:p>
              </table:table-cell>
              <table:table-cell office:value-type="float" office:value="-77.82241">
                <text:p>-77.82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933">
                <text:p>4933</text:p>
              </table:table-cell>
              <table:table-cell office:value-type="float" office:value="-79.70891">
                <text:p>-79.70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949">
                <text:p>4949</text:p>
              </table:table-cell>
              <table:table-cell office:value-type="float" office:value="-77.75134">
                <text:p>-77.75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964">
                <text:p>4964</text:p>
              </table:table-cell>
              <table:table-cell office:value-type="float" office:value="-77.11855">
                <text:p>-77.11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80">
                <text:p>4980</text:p>
              </table:table-cell>
              <table:table-cell office:value-type="float" office:value="-76.33067">
                <text:p>-76.3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996">
                <text:p>4996</text:p>
              </table:table-cell>
              <table:table-cell office:value-type="float" office:value="-77.11149">
                <text:p>-77.1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011">
                <text:p>5011</text:p>
              </table:table-cell>
              <table:table-cell office:value-type="float" office:value="-77.15246">
                <text:p>-77.15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027">
                <text:p>5027</text:p>
              </table:table-cell>
              <table:table-cell office:value-type="float" office:value="-79.63492">
                <text:p>-79.63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042">
                <text:p>5042</text:p>
              </table:table-cell>
              <table:table-cell office:value-type="float" office:value="-77.5593">
                <text:p>-77.5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58">
                <text:p>5058</text:p>
              </table:table-cell>
              <table:table-cell office:value-type="float" office:value="-79.01186">
                <text:p>-79.0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073">
                <text:p>5073</text:p>
              </table:table-cell>
              <table:table-cell office:value-type="float" office:value="-77.15691">
                <text:p>-77.1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089">
                <text:p>5089</text:p>
              </table:table-cell>
              <table:table-cell office:value-type="float" office:value="-78.67424">
                <text:p>-78.67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105">
                <text:p>5105</text:p>
              </table:table-cell>
              <table:table-cell office:value-type="float" office:value="-79.71829">
                <text:p>-79.7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120">
                <text:p>5120</text:p>
              </table:table-cell>
              <table:table-cell office:value-type="float" office:value="-77.94707">
                <text:p>-77.94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136">
                <text:p>5136</text:p>
              </table:table-cell>
              <table:table-cell office:value-type="float" office:value="-79.14476">
                <text:p>-79.1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151">
                <text:p>5151</text:p>
              </table:table-cell>
              <table:table-cell office:value-type="float" office:value="-80.94618">
                <text:p>-80.94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67">
                <text:p>5167</text:p>
              </table:table-cell>
              <table:table-cell office:value-type="float" office:value="-79.36443">
                <text:p>-79.36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183">
                <text:p>5183</text:p>
              </table:table-cell>
              <table:table-cell office:value-type="float" office:value="-79.69246">
                <text:p>-79.69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98">
                <text:p>5198</text:p>
              </table:table-cell>
              <table:table-cell office:value-type="float" office:value="-80.23067">
                <text:p>-80.2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14">
                <text:p>5214</text:p>
              </table:table-cell>
              <table:table-cell office:value-type="float" office:value="-82.78199">
                <text:p>-82.78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229">
                <text:p>5229</text:p>
              </table:table-cell>
              <table:table-cell office:value-type="float" office:value="-81.93171">
                <text:p>-81.9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245">
                <text:p>5245</text:p>
              </table:table-cell>
              <table:table-cell office:value-type="float" office:value="-81.91214">
                <text:p>-81.9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61">
                <text:p>5261</text:p>
              </table:table-cell>
              <table:table-cell office:value-type="float" office:value="-82.4687">
                <text:p>-82.4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276">
                <text:p>5276</text:p>
              </table:table-cell>
              <table:table-cell office:value-type="float" office:value="-82.70151">
                <text:p>-82.70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292">
                <text:p>5292</text:p>
              </table:table-cell>
              <table:table-cell office:value-type="float" office:value="-81.64706">
                <text:p>-81.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307">
                <text:p>5307</text:p>
              </table:table-cell>
              <table:table-cell office:value-type="float" office:value="-82.93304">
                <text:p>-82.93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23">
                <text:p>5323</text:p>
              </table:table-cell>
              <table:table-cell office:value-type="float" office:value="-82.84893">
                <text:p>-82.8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339">
                <text:p>5339</text:p>
              </table:table-cell>
              <table:table-cell office:value-type="float" office:value="-81.13022">
                <text:p>-81.1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54">
                <text:p>5354</text:p>
              </table:table-cell>
              <table:table-cell office:value-type="float" office:value="-81.66731">
                <text:p>-81.66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370">
                <text:p>5370</text:p>
              </table:table-cell>
              <table:table-cell office:value-type="float" office:value="-80.52682">
                <text:p>-80.52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385">
                <text:p>5385</text:p>
              </table:table-cell>
              <table:table-cell office:value-type="float" office:value="-81.6805">
                <text:p>-81.6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401">
                <text:p>5401</text:p>
              </table:table-cell>
              <table:table-cell office:value-type="float" office:value="-82.02585">
                <text:p>-82.0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416">
                <text:p>5416</text:p>
              </table:table-cell>
              <table:table-cell office:value-type="float" office:value="-83.31925">
                <text:p>-83.31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432">
                <text:p>5432</text:p>
              </table:table-cell>
              <table:table-cell office:value-type="float" office:value="-82.78884">
                <text:p>-82.78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448">
                <text:p>5448</text:p>
              </table:table-cell>
              <table:table-cell office:value-type="float" office:value="-82.31054">
                <text:p>-82.3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463">
                <text:p>5463</text:p>
              </table:table-cell>
              <table:table-cell office:value-type="float" office:value="-82.53735">
                <text:p>-82.53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479">
                <text:p>5479</text:p>
              </table:table-cell>
              <table:table-cell office:value-type="float" office:value="-81.8435">
                <text:p>-81.8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494">
                <text:p>5494</text:p>
              </table:table-cell>
              <table:table-cell office:value-type="float" office:value="-82.80484">
                <text:p>-82.80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510">
                <text:p>5510</text:p>
              </table:table-cell>
              <table:table-cell office:value-type="float" office:value="-82.03231">
                <text:p>-82.03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526">
                <text:p>5526</text:p>
              </table:table-cell>
              <table:table-cell office:value-type="float" office:value="-82.84194">
                <text:p>-82.8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541">
                <text:p>5541</text:p>
              </table:table-cell>
              <table:table-cell office:value-type="float" office:value="-82.95269">
                <text:p>-82.9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557">
                <text:p>5557</text:p>
              </table:table-cell>
              <table:table-cell office:value-type="float" office:value="-81.99831">
                <text:p>-81.99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572">
                <text:p>5572</text:p>
              </table:table-cell>
              <table:table-cell office:value-type="float" office:value="-83.75219">
                <text:p>-83.75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588">
                <text:p>5588</text:p>
              </table:table-cell>
              <table:table-cell office:value-type="float" office:value="-82.80681">
                <text:p>-82.80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604">
                <text:p>5604</text:p>
              </table:table-cell>
              <table:table-cell office:value-type="float" office:value="-83.98579">
                <text:p>-83.98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19">
                <text:p>5619</text:p>
              </table:table-cell>
              <table:table-cell office:value-type="float" office:value="-85.54294">
                <text:p>-85.54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635">
                <text:p>5635</text:p>
              </table:table-cell>
              <table:table-cell office:value-type="float" office:value="-84.63067">
                <text:p>-84.6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650">
                <text:p>5650</text:p>
              </table:table-cell>
              <table:table-cell office:value-type="float" office:value="-82.47515">
                <text:p>-82.47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66">
                <text:p>5666</text:p>
              </table:table-cell>
              <table:table-cell office:value-type="float" office:value="-84.94395">
                <text:p>-84.94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682">
                <text:p>5682</text:p>
              </table:table-cell>
              <table:table-cell office:value-type="float" office:value="-85.38695">
                <text:p>-85.38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697">
                <text:p>5697</text:p>
              </table:table-cell>
              <table:table-cell office:value-type="float" office:value="-83.89834">
                <text:p>-83.89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713">
                <text:p>5713</text:p>
              </table:table-cell>
              <table:table-cell office:value-type="float" office:value="-85.89306">
                <text:p>-85.89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728">
                <text:p>5728</text:p>
              </table:table-cell>
              <table:table-cell office:value-type="float" office:value="-83.62826">
                <text:p>-83.6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744">
                <text:p>5744</text:p>
              </table:table-cell>
              <table:table-cell office:value-type="float" office:value="-84.87499">
                <text:p>-84.87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759">
                <text:p>5759</text:p>
              </table:table-cell>
              <table:table-cell office:value-type="float" office:value="-83.43915">
                <text:p>-83.43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775">
                <text:p>5775</text:p>
              </table:table-cell>
              <table:table-cell office:value-type="float" office:value="-85.28674">
                <text:p>-85.2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791">
                <text:p>5791</text:p>
              </table:table-cell>
              <table:table-cell office:value-type="float" office:value="-84.49319">
                <text:p>-84.49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06">
                <text:p>5806</text:p>
              </table:table-cell>
              <table:table-cell office:value-type="float" office:value="-82.70342">
                <text:p>-82.7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22">
                <text:p>5822</text:p>
              </table:table-cell>
              <table:table-cell office:value-type="float" office:value="-83.29175">
                <text:p>-83.29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837">
                <text:p>5837</text:p>
              </table:table-cell>
              <table:table-cell office:value-type="float" office:value="-85.66144">
                <text:p>-85.6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53">
                <text:p>5853</text:p>
              </table:table-cell>
              <table:table-cell office:value-type="float" office:value="-84.33004">
                <text:p>-84.3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69">
                <text:p>5869</text:p>
              </table:table-cell>
              <table:table-cell office:value-type="float" office:value="-82.88149">
                <text:p>-82.88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84">
                <text:p>5884</text:p>
              </table:table-cell>
              <table:table-cell office:value-type="float" office:value="-85.6112">
                <text:p>-85.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900">
                <text:p>5900</text:p>
              </table:table-cell>
              <table:table-cell office:value-type="float" office:value="-82.50288">
                <text:p>-82.5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915">
                <text:p>5915</text:p>
              </table:table-cell>
              <table:table-cell office:value-type="float" office:value="-84.74765">
                <text:p>-84.74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31">
                <text:p>5931</text:p>
              </table:table-cell>
              <table:table-cell office:value-type="float" office:value="-83.06015">
                <text:p>-83.06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947">
                <text:p>5947</text:p>
              </table:table-cell>
              <table:table-cell office:value-type="float" office:value="-83.97945">
                <text:p>-83.97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62">
                <text:p>5962</text:p>
              </table:table-cell>
              <table:table-cell office:value-type="float" office:value="-83.52015">
                <text:p>-83.5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78">
                <text:p>5978</text:p>
              </table:table-cell>
              <table:table-cell office:value-type="float" office:value="-83.13851">
                <text:p>-83.13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993">
                <text:p>5993</text:p>
              </table:table-cell>
              <table:table-cell office:value-type="float" office:value="-83.59895">
                <text:p>-83.59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009">
                <text:p>6009</text:p>
              </table:table-cell>
              <table:table-cell office:value-type="float" office:value="-83.601">
                <text:p>-83.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24">
                <text:p>6024</text:p>
              </table:table-cell>
              <table:table-cell office:value-type="float" office:value="-81.50167">
                <text:p>-81.50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040">
                <text:p>6040</text:p>
              </table:table-cell>
              <table:table-cell office:value-type="float" office:value="-81.19462">
                <text:p>-81.19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056">
                <text:p>6056</text:p>
              </table:table-cell>
              <table:table-cell office:value-type="float" office:value="-83.11022">
                <text:p>-83.1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071">
                <text:p>6071</text:p>
              </table:table-cell>
              <table:table-cell office:value-type="float" office:value="-82.64077">
                <text:p>-82.6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87">
                <text:p>6087</text:p>
              </table:table-cell>
              <table:table-cell office:value-type="float" office:value="-81.53532">
                <text:p>-81.53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02">
                <text:p>6102</text:p>
              </table:table-cell>
              <table:table-cell office:value-type="float" office:value="-80.43047">
                <text:p>-80.4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118">
                <text:p>6118</text:p>
              </table:table-cell>
              <table:table-cell office:value-type="float" office:value="-80.1864">
                <text:p>-80.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34">
                <text:p>6134</text:p>
              </table:table-cell>
              <table:table-cell office:value-type="float" office:value="-79.99578">
                <text:p>-79.99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149">
                <text:p>6149</text:p>
              </table:table-cell>
              <table:table-cell office:value-type="float" office:value="-81.51745">
                <text:p>-81.51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65">
                <text:p>6165</text:p>
              </table:table-cell>
              <table:table-cell office:value-type="float" office:value="-79.30916">
                <text:p>-79.30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80">
                <text:p>6180</text:p>
              </table:table-cell>
              <table:table-cell office:value-type="float" office:value="-78.78836">
                <text:p>-78.78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96">
                <text:p>6196</text:p>
              </table:table-cell>
              <table:table-cell office:value-type="float" office:value="-78.89342">
                <text:p>-78.89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212">
                <text:p>6212</text:p>
              </table:table-cell>
              <table:table-cell office:value-type="float" office:value="-79.35524">
                <text:p>-79.35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27">
                <text:p>6227</text:p>
              </table:table-cell>
              <table:table-cell office:value-type="float" office:value="-79.22282">
                <text:p>-79.2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243">
                <text:p>6243</text:p>
              </table:table-cell>
              <table:table-cell office:value-type="float" office:value="-80.97555">
                <text:p>-80.97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258">
                <text:p>6258</text:p>
              </table:table-cell>
              <table:table-cell office:value-type="float" office:value="-79.9556">
                <text:p>-79.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274">
                <text:p>6274</text:p>
              </table:table-cell>
              <table:table-cell office:value-type="float" office:value="-82.60735">
                <text:p>-82.6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290">
                <text:p>6290</text:p>
              </table:table-cell>
              <table:table-cell office:value-type="float" office:value="-80.05976">
                <text:p>-80.05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305">
                <text:p>6305</text:p>
              </table:table-cell>
              <table:table-cell office:value-type="float" office:value="-80.83719">
                <text:p>-80.83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321">
                <text:p>6321</text:p>
              </table:table-cell>
              <table:table-cell office:value-type="float" office:value="-83.11547">
                <text:p>-83.11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336">
                <text:p>6336</text:p>
              </table:table-cell>
              <table:table-cell office:value-type="float" office:value="-80.6954">
                <text:p>-80.6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352">
                <text:p>6352</text:p>
              </table:table-cell>
              <table:table-cell office:value-type="float" office:value="-81.25634">
                <text:p>-81.25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367">
                <text:p>6367</text:p>
              </table:table-cell>
              <table:table-cell office:value-type="float" office:value="-82.1738">
                <text:p>-82.1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383">
                <text:p>6383</text:p>
              </table:table-cell>
              <table:table-cell office:value-type="float" office:value="-81.04244">
                <text:p>-81.04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99">
                <text:p>6399</text:p>
              </table:table-cell>
              <table:table-cell office:value-type="float" office:value="-82.79447">
                <text:p>-82.79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14">
                <text:p>6414</text:p>
              </table:table-cell>
              <table:table-cell office:value-type="float" office:value="-82.35036">
                <text:p>-82.35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430">
                <text:p>6430</text:p>
              </table:table-cell>
              <table:table-cell office:value-type="float" office:value="-84.0965">
                <text:p>-84.0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445">
                <text:p>6445</text:p>
              </table:table-cell>
              <table:table-cell office:value-type="float" office:value="-84.22155">
                <text:p>-84.22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461">
                <text:p>6461</text:p>
              </table:table-cell>
              <table:table-cell office:value-type="float" office:value="-84.83945">
                <text:p>-84.8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477">
                <text:p>6477</text:p>
              </table:table-cell>
              <table:table-cell office:value-type="float" office:value="-85.69618">
                <text:p>-85.69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492">
                <text:p>6492</text:p>
              </table:table-cell>
              <table:table-cell office:value-type="float" office:value="-82.63213">
                <text:p>-82.6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508">
                <text:p>6508</text:p>
              </table:table-cell>
              <table:table-cell office:value-type="float" office:value="-85.24342">
                <text:p>-85.24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523">
                <text:p>6523</text:p>
              </table:table-cell>
              <table:table-cell office:value-type="float" office:value="-84.72842">
                <text:p>-84.72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539">
                <text:p>6539</text:p>
              </table:table-cell>
              <table:table-cell office:value-type="float" office:value="-85.53835">
                <text:p>-85.53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555">
                <text:p>6555</text:p>
              </table:table-cell>
              <table:table-cell office:value-type="float" office:value="-85.16629">
                <text:p>-85.16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70">
                <text:p>6570</text:p>
              </table:table-cell>
              <table:table-cell office:value-type="float" office:value="-84.93914">
                <text:p>-84.93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86">
                <text:p>6586</text:p>
              </table:table-cell>
              <table:table-cell office:value-type="float" office:value="-86.85115">
                <text:p>-86.85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601">
                <text:p>6601</text:p>
              </table:table-cell>
              <table:table-cell office:value-type="float" office:value="-83.3803">
                <text:p>-83.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617">
                <text:p>6617</text:p>
              </table:table-cell>
              <table:table-cell office:value-type="float" office:value="-86.82882">
                <text:p>-86.82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633">
                <text:p>6633</text:p>
              </table:table-cell>
              <table:table-cell office:value-type="float" office:value="-88.12878">
                <text:p>-88.12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  <table:table-cell office:value-type="float" office:value="-89.19356">
                <text:p>-89.19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64">
                <text:p>6664</text:p>
              </table:table-cell>
              <table:table-cell office:value-type="float" office:value="-86.81694">
                <text:p>-86.8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79">
                <text:p>6679</text:p>
              </table:table-cell>
              <table:table-cell office:value-type="float" office:value="-87.18194">
                <text:p>-87.18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95">
                <text:p>6695</text:p>
              </table:table-cell>
              <table:table-cell office:value-type="float" office:value="-86.74165">
                <text:p>-86.74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710">
                <text:p>6710</text:p>
              </table:table-cell>
              <table:table-cell office:value-type="float" office:value="-85.41817">
                <text:p>-85.4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726">
                <text:p>6726</text:p>
              </table:table-cell>
              <table:table-cell office:value-type="float" office:value="-89.43413">
                <text:p>-89.4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742">
                <text:p>6742</text:p>
              </table:table-cell>
              <table:table-cell office:value-type="float" office:value="-86.94915">
                <text:p>-86.9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757">
                <text:p>6757</text:p>
              </table:table-cell>
              <table:table-cell office:value-type="float" office:value="-85.28184">
                <text:p>-85.28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773">
                <text:p>6773</text:p>
              </table:table-cell>
              <table:table-cell office:value-type="float" office:value="-83.608">
                <text:p>-83.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788">
                <text:p>6788</text:p>
              </table:table-cell>
              <table:table-cell office:value-type="float" office:value="-84.66164">
                <text:p>-84.66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804">
                <text:p>6804</text:p>
              </table:table-cell>
              <table:table-cell office:value-type="float" office:value="-83.50469">
                <text:p>-83.50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820">
                <text:p>6820</text:p>
              </table:table-cell>
              <table:table-cell office:value-type="float" office:value="-83.41267">
                <text:p>-83.4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835">
                <text:p>6835</text:p>
              </table:table-cell>
              <table:table-cell office:value-type="float" office:value="-84.1904">
                <text:p>-84.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851">
                <text:p>6851</text:p>
              </table:table-cell>
              <table:table-cell office:value-type="float" office:value="-82.49035">
                <text:p>-82.49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66">
                <text:p>6866</text:p>
              </table:table-cell>
              <table:table-cell office:value-type="float" office:value="-84.50954">
                <text:p>-84.50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882">
                <text:p>6882</text:p>
              </table:table-cell>
              <table:table-cell office:value-type="float" office:value="-82.87304">
                <text:p>-82.8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898">
                <text:p>6898</text:p>
              </table:table-cell>
              <table:table-cell office:value-type="float" office:value="-83.81949">
                <text:p>-83.81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913">
                <text:p>6913</text:p>
              </table:table-cell>
              <table:table-cell office:value-type="float" office:value="-82.06968">
                <text:p>-82.06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929">
                <text:p>6929</text:p>
              </table:table-cell>
              <table:table-cell office:value-type="float" office:value="-84.04717">
                <text:p>-84.04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44">
                <text:p>6944</text:p>
              </table:table-cell>
              <table:table-cell office:value-type="float" office:value="-83.02294">
                <text:p>-83.0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60">
                <text:p>6960</text:p>
              </table:table-cell>
              <table:table-cell office:value-type="float" office:value="-81.52294">
                <text:p>-81.5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76">
                <text:p>6976</text:p>
              </table:table-cell>
              <table:table-cell office:value-type="float" office:value="-82.31965">
                <text:p>-82.31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91">
                <text:p>6991</text:p>
              </table:table-cell>
              <table:table-cell office:value-type="float" office:value="-82.61772">
                <text:p>-82.61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07">
                <text:p>7007</text:p>
              </table:table-cell>
              <table:table-cell office:value-type="float" office:value="-82.72615">
                <text:p>-82.72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22">
                <text:p>7022</text:p>
              </table:table-cell>
              <table:table-cell office:value-type="float" office:value="-82.55537">
                <text:p>-82.55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38">
                <text:p>7038</text:p>
              </table:table-cell>
              <table:table-cell office:value-type="float" office:value="-82.81955">
                <text:p>-82.8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53">
                <text:p>7053</text:p>
              </table:table-cell>
              <table:table-cell office:value-type="float" office:value="-81.657">
                <text:p>-81.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069">
                <text:p>7069</text:p>
              </table:table-cell>
              <table:table-cell office:value-type="float" office:value="-81.88342">
                <text:p>-81.88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085">
                <text:p>7085</text:p>
              </table:table-cell>
              <table:table-cell office:value-type="float" office:value="-80.65088">
                <text:p>-80.6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00">
                <text:p>7100</text:p>
              </table:table-cell>
              <table:table-cell office:value-type="float" office:value="-82.66479">
                <text:p>-82.66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16">
                <text:p>7116</text:p>
              </table:table-cell>
              <table:table-cell office:value-type="float" office:value="-81.52815">
                <text:p>-81.52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31">
                <text:p>7131</text:p>
              </table:table-cell>
              <table:table-cell office:value-type="float" office:value="-80.77792">
                <text:p>-80.77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47">
                <text:p>7147</text:p>
              </table:table-cell>
              <table:table-cell office:value-type="float" office:value="-81.61749">
                <text:p>-81.6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63">
                <text:p>7163</text:p>
              </table:table-cell>
              <table:table-cell office:value-type="float" office:value="-83.07026">
                <text:p>-83.07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78">
                <text:p>7178</text:p>
              </table:table-cell>
              <table:table-cell office:value-type="float" office:value="-80.96035">
                <text:p>-80.96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4">
                <text:p>7194</text:p>
              </table:table-cell>
              <table:table-cell office:value-type="float" office:value="-79.47864">
                <text:p>-79.47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9">
                <text:p>7209</text:p>
              </table:table-cell>
              <table:table-cell office:value-type="float" office:value="-82.24847">
                <text:p>-82.24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5">
                <text:p>7225</text:p>
              </table:table-cell>
              <table:table-cell office:value-type="float" office:value="-81.63549">
                <text:p>-81.63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41">
                <text:p>7241</text:p>
              </table:table-cell>
              <table:table-cell office:value-type="float" office:value="-85.8428">
                <text:p>-85.8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56">
                <text:p>7256</text:p>
              </table:table-cell>
              <table:table-cell office:value-type="float" office:value="-82.55215">
                <text:p>-82.55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72">
                <text:p>7272</text:p>
              </table:table-cell>
              <table:table-cell office:value-type="float" office:value="-81.97232">
                <text:p>-81.97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87">
                <text:p>7287</text:p>
              </table:table-cell>
              <table:table-cell office:value-type="float" office:value="-80.39065">
                <text:p>-80.39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03">
                <text:p>7303</text:p>
              </table:table-cell>
              <table:table-cell office:value-type="float" office:value="-80.06216">
                <text:p>-80.0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18">
                <text:p>7318</text:p>
              </table:table-cell>
              <table:table-cell office:value-type="float" office:value="-80.26638">
                <text:p>-80.26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34">
                <text:p>7334</text:p>
              </table:table-cell>
              <table:table-cell office:value-type="float" office:value="-82.29722">
                <text:p>-82.29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50">
                <text:p>7350</text:p>
              </table:table-cell>
              <table:table-cell office:value-type="float" office:value="-80.28869">
                <text:p>-80.2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65">
                <text:p>7365</text:p>
              </table:table-cell>
              <table:table-cell office:value-type="float" office:value="-78.8102">
                <text:p>-78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81">
                <text:p>7381</text:p>
              </table:table-cell>
              <table:table-cell office:value-type="float" office:value="-82.00977">
                <text:p>-82.0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96">
                <text:p>7396</text:p>
              </table:table-cell>
              <table:table-cell office:value-type="float" office:value="-81.8947">
                <text:p>-81.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12">
                <text:p>7412</text:p>
              </table:table-cell>
              <table:table-cell office:value-type="float" office:value="-80.68087">
                <text:p>-80.68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28">
                <text:p>7428</text:p>
              </table:table-cell>
              <table:table-cell office:value-type="float" office:value="-80.07051">
                <text:p>-80.07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43">
                <text:p>7443</text:p>
              </table:table-cell>
              <table:table-cell office:value-type="float" office:value="-81.36294">
                <text:p>-81.36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59">
                <text:p>7459</text:p>
              </table:table-cell>
              <table:table-cell office:value-type="float" office:value="-80.88828">
                <text:p>-80.88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74">
                <text:p>7474</text:p>
              </table:table-cell>
              <table:table-cell office:value-type="float" office:value="-80.75426">
                <text:p>-80.75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90">
                <text:p>7490</text:p>
              </table:table-cell>
              <table:table-cell office:value-type="float" office:value="-80.60731">
                <text:p>-80.60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06">
                <text:p>7506</text:p>
              </table:table-cell>
              <table:table-cell office:value-type="float" office:value="-82.56368">
                <text:p>-82.5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21">
                <text:p>7521</text:p>
              </table:table-cell>
              <table:table-cell office:value-type="float" office:value="-80.36514">
                <text:p>-80.3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37">
                <text:p>7537</text:p>
              </table:table-cell>
              <table:table-cell office:value-type="float" office:value="-78.46713">
                <text:p>-78.46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52">
                <text:p>7552</text:p>
              </table:table-cell>
              <table:table-cell office:value-type="float" office:value="-79.40764">
                <text:p>-79.40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68">
                <text:p>7568</text:p>
              </table:table-cell>
              <table:table-cell office:value-type="float" office:value="-79.6749">
                <text:p>-79.6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84">
                <text:p>7584</text:p>
              </table:table-cell>
              <table:table-cell office:value-type="float" office:value="-79.79861">
                <text:p>-79.79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99">
                <text:p>7599</text:p>
              </table:table-cell>
              <table:table-cell office:value-type="float" office:value="-80.02963">
                <text:p>-80.0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615">
                <text:p>7615</text:p>
              </table:table-cell>
              <table:table-cell office:value-type="float" office:value="-80.29566">
                <text:p>-80.29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630">
                <text:p>7630</text:p>
              </table:table-cell>
              <table:table-cell office:value-type="float" office:value="-80.33793">
                <text:p>-80.3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646">
                <text:p>7646</text:p>
              </table:table-cell>
              <table:table-cell office:value-type="float" office:value="-81.54097">
                <text:p>-81.5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61">
                <text:p>7661</text:p>
              </table:table-cell>
              <table:table-cell office:value-type="float" office:value="-80.70839">
                <text:p>-80.70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77">
                <text:p>7677</text:p>
              </table:table-cell>
              <table:table-cell office:value-type="float" office:value="-82.2221">
                <text:p>-82.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93">
                <text:p>7693</text:p>
              </table:table-cell>
              <table:table-cell office:value-type="float" office:value="-81.2437">
                <text:p>-81.2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08">
                <text:p>7708</text:p>
              </table:table-cell>
              <table:table-cell office:value-type="float" office:value="-83.09132">
                <text:p>-83.09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724">
                <text:p>7724</text:p>
              </table:table-cell>
              <table:table-cell office:value-type="float" office:value="-84.16347">
                <text:p>-84.16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739">
                <text:p>7739</text:p>
              </table:table-cell>
              <table:table-cell office:value-type="float" office:value="-82.77168">
                <text:p>-82.7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755">
                <text:p>7755</text:p>
              </table:table-cell>
              <table:table-cell office:value-type="float" office:value="-82.52624">
                <text:p>-82.5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771">
                <text:p>7771</text:p>
              </table:table-cell>
              <table:table-cell office:value-type="float" office:value="-82.80022">
                <text:p>-82.8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786">
                <text:p>7786</text:p>
              </table:table-cell>
              <table:table-cell office:value-type="float" office:value="-81.7903">
                <text:p>-81.7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802">
                <text:p>7802</text:p>
              </table:table-cell>
              <table:table-cell office:value-type="float" office:value="-81.62944">
                <text:p>-81.6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817">
                <text:p>7817</text:p>
              </table:table-cell>
              <table:table-cell office:value-type="float" office:value="-81.42202">
                <text:p>-81.42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833">
                <text:p>7833</text:p>
              </table:table-cell>
              <table:table-cell office:value-type="float" office:value="-80.86574">
                <text:p>-80.86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849">
                <text:p>7849</text:p>
              </table:table-cell>
              <table:table-cell office:value-type="float" office:value="-80.77242">
                <text:p>-80.77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864">
                <text:p>7864</text:p>
              </table:table-cell>
              <table:table-cell office:value-type="float" office:value="-81.09325">
                <text:p>-81.09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880">
                <text:p>7880</text:p>
              </table:table-cell>
              <table:table-cell office:value-type="float" office:value="-80.91479">
                <text:p>-80.9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95">
                <text:p>7895</text:p>
              </table:table-cell>
              <table:table-cell office:value-type="float" office:value="-82.7133">
                <text:p>-82.7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911">
                <text:p>7911</text:p>
              </table:table-cell>
              <table:table-cell office:value-type="float" office:value="-82.13918">
                <text:p>-82.1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927">
                <text:p>7927</text:p>
              </table:table-cell>
              <table:table-cell office:value-type="float" office:value="-80.71793">
                <text:p>-80.7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942">
                <text:p>7942</text:p>
              </table:table-cell>
              <table:table-cell office:value-type="float" office:value="-82.60439">
                <text:p>-82.60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958">
                <text:p>7958</text:p>
              </table:table-cell>
              <table:table-cell office:value-type="float" office:value="-82.0459">
                <text:p>-82.0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973">
                <text:p>7973</text:p>
              </table:table-cell>
              <table:table-cell office:value-type="float" office:value="-84.04287">
                <text:p>-84.04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989">
                <text:p>7989</text:p>
              </table:table-cell>
              <table:table-cell office:value-type="float" office:value="-83.05857">
                <text:p>-83.0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004">
                <text:p>8004</text:p>
              </table:table-cell>
              <table:table-cell office:value-type="float" office:value="-82.23941">
                <text:p>-82.23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20">
                <text:p>8020</text:p>
              </table:table-cell>
              <table:table-cell office:value-type="float" office:value="-83.31619">
                <text:p>-83.3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036">
                <text:p>8036</text:p>
              </table:table-cell>
              <table:table-cell office:value-type="float" office:value="-84.20761">
                <text:p>-84.20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051">
                <text:p>8051</text:p>
              </table:table-cell>
              <table:table-cell office:value-type="float" office:value="-83.35243">
                <text:p>-83.35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67">
                <text:p>8067</text:p>
              </table:table-cell>
              <table:table-cell office:value-type="float" office:value="-83.77017">
                <text:p>-83.77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82">
                <text:p>8082</text:p>
              </table:table-cell>
              <table:table-cell office:value-type="float" office:value="-82.2829">
                <text:p>-82.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98">
                <text:p>8098</text:p>
              </table:table-cell>
              <table:table-cell office:value-type="float" office:value="-83.75921">
                <text:p>-83.75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114">
                <text:p>8114</text:p>
              </table:table-cell>
              <table:table-cell office:value-type="float" office:value="-83.07974">
                <text:p>-83.07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129">
                <text:p>8129</text:p>
              </table:table-cell>
              <table:table-cell office:value-type="float" office:value="-84.13637">
                <text:p>-84.13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145">
                <text:p>8145</text:p>
              </table:table-cell>
              <table:table-cell office:value-type="float" office:value="-85.34665">
                <text:p>-85.34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160">
                <text:p>8160</text:p>
              </table:table-cell>
              <table:table-cell office:value-type="float" office:value="-85.08442">
                <text:p>-85.08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176">
                <text:p>8176</text:p>
              </table:table-cell>
              <table:table-cell office:value-type="float" office:value="-84.72765">
                <text:p>-84.7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192">
                <text:p>8192</text:p>
              </table:table-cell>
              <table:table-cell office:value-type="float" office:value="-83.15165">
                <text:p>-83.1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207">
                <text:p>8207</text:p>
              </table:table-cell>
              <table:table-cell office:value-type="float" office:value="-84.44796">
                <text:p>-84.44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223">
                <text:p>8223</text:p>
              </table:table-cell>
              <table:table-cell office:value-type="float" office:value="-84.75375">
                <text:p>-84.75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238">
                <text:p>8238</text:p>
              </table:table-cell>
              <table:table-cell office:value-type="float" office:value="-83.69643">
                <text:p>-83.69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254">
                <text:p>8254</text:p>
              </table:table-cell>
              <table:table-cell office:value-type="float" office:value="-83.90061">
                <text:p>-83.9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269">
                <text:p>8269</text:p>
              </table:table-cell>
              <table:table-cell office:value-type="float" office:value="-81.61117">
                <text:p>-81.6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285">
                <text:p>8285</text:p>
              </table:table-cell>
              <table:table-cell office:value-type="float" office:value="-81.79936">
                <text:p>-81.7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01">
                <text:p>8301</text:p>
              </table:table-cell>
              <table:table-cell office:value-type="float" office:value="-81.38432">
                <text:p>-81.3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316">
                <text:p>8316</text:p>
              </table:table-cell>
              <table:table-cell office:value-type="float" office:value="-82.1813">
                <text:p>-82.1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332">
                <text:p>8332</text:p>
              </table:table-cell>
              <table:table-cell office:value-type="float" office:value="-83.14956">
                <text:p>-83.14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347">
                <text:p>8347</text:p>
              </table:table-cell>
              <table:table-cell office:value-type="float" office:value="-80.72619">
                <text:p>-80.72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363">
                <text:p>8363</text:p>
              </table:table-cell>
              <table:table-cell office:value-type="float" office:value="-81.80466">
                <text:p>-81.80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379">
                <text:p>8379</text:p>
              </table:table-cell>
              <table:table-cell office:value-type="float" office:value="-81.29047">
                <text:p>-81.29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94">
                <text:p>8394</text:p>
              </table:table-cell>
              <table:table-cell office:value-type="float" office:value="-81.9265">
                <text:p>-81.9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410">
                <text:p>8410</text:p>
              </table:table-cell>
              <table:table-cell office:value-type="float" office:value="-82.23069">
                <text:p>-82.23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425">
                <text:p>8425</text:p>
              </table:table-cell>
              <table:table-cell office:value-type="float" office:value="-80.8801">
                <text:p>-80.8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441">
                <text:p>8441</text:p>
              </table:table-cell>
              <table:table-cell office:value-type="float" office:value="-83.14381">
                <text:p>-83.1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457">
                <text:p>8457</text:p>
              </table:table-cell>
              <table:table-cell office:value-type="float" office:value="-83.26704">
                <text:p>-83.26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472">
                <text:p>8472</text:p>
              </table:table-cell>
              <table:table-cell office:value-type="float" office:value="-82.16515">
                <text:p>-82.16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488">
                <text:p>8488</text:p>
              </table:table-cell>
              <table:table-cell office:value-type="float" office:value="-82.0894">
                <text:p>-82.0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03">
                <text:p>8503</text:p>
              </table:table-cell>
              <table:table-cell office:value-type="float" office:value="-84.12935">
                <text:p>-84.12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519">
                <text:p>8519</text:p>
              </table:table-cell>
              <table:table-cell office:value-type="float" office:value="-83.27925">
                <text:p>-83.2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35">
                <text:p>8535</text:p>
              </table:table-cell>
              <table:table-cell office:value-type="float" office:value="-83.66025">
                <text:p>-83.66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50">
                <text:p>8550</text:p>
              </table:table-cell>
              <table:table-cell office:value-type="float" office:value="-83.7695">
                <text:p>-83.7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66">
                <text:p>8566</text:p>
              </table:table-cell>
              <table:table-cell office:value-type="float" office:value="-83.48581">
                <text:p>-83.48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81">
                <text:p>8581</text:p>
              </table:table-cell>
              <table:table-cell office:value-type="float" office:value="-81.96926">
                <text:p>-81.96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597">
                <text:p>8597</text:p>
              </table:table-cell>
              <table:table-cell office:value-type="float" office:value="-83.65162">
                <text:p>-83.65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612">
                <text:p>8612</text:p>
              </table:table-cell>
              <table:table-cell office:value-type="float" office:value="-84.28059">
                <text:p>-84.28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628">
                <text:p>8628</text:p>
              </table:table-cell>
              <table:table-cell office:value-type="float" office:value="-84.23067">
                <text:p>-84.2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644">
                <text:p>8644</text:p>
              </table:table-cell>
              <table:table-cell office:value-type="float" office:value="-83.43342">
                <text:p>-83.43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659">
                <text:p>8659</text:p>
              </table:table-cell>
              <table:table-cell office:value-type="float" office:value="-81.7387">
                <text:p>-81.7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675">
                <text:p>8675</text:p>
              </table:table-cell>
              <table:table-cell office:value-type="float" office:value="-83.16811">
                <text:p>-83.16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690">
                <text:p>8690</text:p>
              </table:table-cell>
              <table:table-cell office:value-type="float" office:value="-82.12906">
                <text:p>-82.1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706">
                <text:p>8706</text:p>
              </table:table-cell>
              <table:table-cell office:value-type="float" office:value="-83.19165">
                <text:p>-83.19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722">
                <text:p>8722</text:p>
              </table:table-cell>
              <table:table-cell office:value-type="float" office:value="-82.44769">
                <text:p>-82.44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737">
                <text:p>8737</text:p>
              </table:table-cell>
              <table:table-cell office:value-type="float" office:value="-83.21997">
                <text:p>-83.21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753">
                <text:p>8753</text:p>
              </table:table-cell>
              <table:table-cell office:value-type="float" office:value="-83.44547">
                <text:p>-83.44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768">
                <text:p>8768</text:p>
              </table:table-cell>
              <table:table-cell office:value-type="float" office:value="-82.72356">
                <text:p>-82.7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784">
                <text:p>8784</text:p>
              </table:table-cell>
              <table:table-cell office:value-type="float" office:value="-83.40905">
                <text:p>-83.40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00">
                <text:p>8800</text:p>
              </table:table-cell>
              <table:table-cell office:value-type="float" office:value="-82.94191">
                <text:p>-82.94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815">
                <text:p>8815</text:p>
              </table:table-cell>
              <table:table-cell office:value-type="float" office:value="-82.46907">
                <text:p>-82.46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831">
                <text:p>8831</text:p>
              </table:table-cell>
              <table:table-cell office:value-type="float" office:value="-82.77615">
                <text:p>-82.77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846">
                <text:p>8846</text:p>
              </table:table-cell>
              <table:table-cell office:value-type="float" office:value="-83.54347">
                <text:p>-83.54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862">
                <text:p>8862</text:p>
              </table:table-cell>
              <table:table-cell office:value-type="float" office:value="-83.89249">
                <text:p>-83.89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878">
                <text:p>8878</text:p>
              </table:table-cell>
              <table:table-cell office:value-type="float" office:value="-83.3848">
                <text:p>-83.3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893">
                <text:p>8893</text:p>
              </table:table-cell>
              <table:table-cell office:value-type="float" office:value="-83.14224">
                <text:p>-83.1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909">
                <text:p>8909</text:p>
              </table:table-cell>
              <table:table-cell office:value-type="float" office:value="-83.26834">
                <text:p>-83.26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924">
                <text:p>8924</text:p>
              </table:table-cell>
              <table:table-cell office:value-type="float" office:value="-83.59468">
                <text:p>-83.59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940">
                <text:p>8940</text:p>
              </table:table-cell>
              <table:table-cell office:value-type="float" office:value="-82.8945">
                <text:p>-82.8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955">
                <text:p>8955</text:p>
              </table:table-cell>
              <table:table-cell office:value-type="float" office:value="-84.07468">
                <text:p>-84.07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971">
                <text:p>8971</text:p>
              </table:table-cell>
              <table:table-cell office:value-type="float" office:value="-87.25624">
                <text:p>-87.25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987">
                <text:p>8987</text:p>
              </table:table-cell>
              <table:table-cell office:value-type="float" office:value="-83.0936">
                <text:p>-83.0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002">
                <text:p>9002</text:p>
              </table:table-cell>
              <table:table-cell office:value-type="float" office:value="-84.17844">
                <text:p>-84.1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018">
                <text:p>9018</text:p>
              </table:table-cell>
              <table:table-cell office:value-type="float" office:value="-84.20466">
                <text:p>-84.20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033">
                <text:p>9033</text:p>
              </table:table-cell>
              <table:table-cell office:value-type="float" office:value="-85.90515">
                <text:p>-85.90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049">
                <text:p>9049</text:p>
              </table:table-cell>
              <table:table-cell office:value-type="float" office:value="-85.40453">
                <text:p>-85.40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065">
                <text:p>9065</text:p>
              </table:table-cell>
              <table:table-cell office:value-type="float" office:value="-86.44374">
                <text:p>-86.44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080">
                <text:p>9080</text:p>
              </table:table-cell>
              <table:table-cell office:value-type="float" office:value="-84.90986">
                <text:p>-84.90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096">
                <text:p>9096</text:p>
              </table:table-cell>
              <table:table-cell office:value-type="float" office:value="-85.5639">
                <text:p>-85.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11">
                <text:p>9111</text:p>
              </table:table-cell>
              <table:table-cell office:value-type="float" office:value="-85.62512">
                <text:p>-85.6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127">
                <text:p>9127</text:p>
              </table:table-cell>
              <table:table-cell office:value-type="float" office:value="-87.87221">
                <text:p>-87.87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143">
                <text:p>9143</text:p>
              </table:table-cell>
              <table:table-cell office:value-type="float" office:value="-87.89074">
                <text:p>-87.89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158">
                <text:p>9158</text:p>
              </table:table-cell>
              <table:table-cell office:value-type="float" office:value="-85.83884">
                <text:p>-85.8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174">
                <text:p>9174</text:p>
              </table:table-cell>
              <table:table-cell office:value-type="float" office:value="-85.50188">
                <text:p>-85.50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189">
                <text:p>9189</text:p>
              </table:table-cell>
              <table:table-cell office:value-type="float" office:value="-87.15992">
                <text:p>-87.15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205">
                <text:p>9205</text:p>
              </table:table-cell>
              <table:table-cell office:value-type="float" office:value="-86.38955">
                <text:p>-86.38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220">
                <text:p>9220</text:p>
              </table:table-cell>
              <table:table-cell office:value-type="float" office:value="-86.55032">
                <text:p>-86.55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236">
                <text:p>9236</text:p>
              </table:table-cell>
              <table:table-cell office:value-type="float" office:value="-84.79875">
                <text:p>-84.7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252">
                <text:p>9252</text:p>
              </table:table-cell>
              <table:table-cell office:value-type="float" office:value="-85.03415">
                <text:p>-85.03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267">
                <text:p>9267</text:p>
              </table:table-cell>
              <table:table-cell office:value-type="float" office:value="-86.87642">
                <text:p>-86.87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283">
                <text:p>9283</text:p>
              </table:table-cell>
              <table:table-cell office:value-type="float" office:value="-85.07201">
                <text:p>-85.07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298">
                <text:p>9298</text:p>
              </table:table-cell>
              <table:table-cell office:value-type="float" office:value="-86.05007">
                <text:p>-86.05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314">
                <text:p>9314</text:p>
              </table:table-cell>
              <table:table-cell office:value-type="float" office:value="-84.97353">
                <text:p>-84.9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330">
                <text:p>9330</text:p>
              </table:table-cell>
              <table:table-cell office:value-type="float" office:value="-85.41519">
                <text:p>-85.4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345">
                <text:p>9345</text:p>
              </table:table-cell>
              <table:table-cell office:value-type="float" office:value="-84.21241">
                <text:p>-84.2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361">
                <text:p>9361</text:p>
              </table:table-cell>
              <table:table-cell office:value-type="float" office:value="-84.47249">
                <text:p>-84.47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376">
                <text:p>9376</text:p>
              </table:table-cell>
              <table:table-cell office:value-type="float" office:value="-84.19442">
                <text:p>-84.19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392">
                <text:p>9392</text:p>
              </table:table-cell>
              <table:table-cell office:value-type="float" office:value="-84.55769">
                <text:p>-84.55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408">
                <text:p>9408</text:p>
              </table:table-cell>
              <table:table-cell office:value-type="float" office:value="-86.11736">
                <text:p>-86.11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423">
                <text:p>9423</text:p>
              </table:table-cell>
              <table:table-cell office:value-type="float" office:value="-86.24714">
                <text:p>-86.24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439">
                <text:p>9439</text:p>
              </table:table-cell>
              <table:table-cell office:value-type="float" office:value="-85.87753">
                <text:p>-85.87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454">
                <text:p>9454</text:p>
              </table:table-cell>
              <table:table-cell office:value-type="float" office:value="-85.58962">
                <text:p>-85.58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470">
                <text:p>9470</text:p>
              </table:table-cell>
              <table:table-cell office:value-type="float" office:value="-85.38349">
                <text:p>-85.38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486">
                <text:p>9486</text:p>
              </table:table-cell>
              <table:table-cell office:value-type="float" office:value="-86.0367">
                <text:p>-86.0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501">
                <text:p>9501</text:p>
              </table:table-cell>
              <table:table-cell office:value-type="float" office:value="-86.50275">
                <text:p>-86.5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517">
                <text:p>9517</text:p>
              </table:table-cell>
              <table:table-cell office:value-type="float" office:value="-85.78322">
                <text:p>-85.78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532">
                <text:p>9532</text:p>
              </table:table-cell>
              <table:table-cell office:value-type="float" office:value="-86.38647">
                <text:p>-86.38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548">
                <text:p>9548</text:p>
              </table:table-cell>
              <table:table-cell office:value-type="float" office:value="-85.20987">
                <text:p>-85.20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563">
                <text:p>9563</text:p>
              </table:table-cell>
              <table:table-cell office:value-type="float" office:value="-87.13334">
                <text:p>-87.1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579">
                <text:p>9579</text:p>
              </table:table-cell>
              <table:table-cell office:value-type="float" office:value="-85.78826">
                <text:p>-85.78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595">
                <text:p>9595</text:p>
              </table:table-cell>
              <table:table-cell office:value-type="float" office:value="-84.94397">
                <text:p>-84.9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610">
                <text:p>9610</text:p>
              </table:table-cell>
              <table:table-cell office:value-type="float" office:value="-85.43379">
                <text:p>-85.4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626">
                <text:p>9626</text:p>
              </table:table-cell>
              <table:table-cell office:value-type="float" office:value="-84.87747">
                <text:p>-84.87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641">
                <text:p>9641</text:p>
              </table:table-cell>
              <table:table-cell office:value-type="float" office:value="-84.02477">
                <text:p>-84.02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657">
                <text:p>9657</text:p>
              </table:table-cell>
              <table:table-cell office:value-type="float" office:value="-85.20259">
                <text:p>-85.2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673">
                <text:p>9673</text:p>
              </table:table-cell>
              <table:table-cell office:value-type="float" office:value="-85.13756">
                <text:p>-85.13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688">
                <text:p>9688</text:p>
              </table:table-cell>
              <table:table-cell office:value-type="float" office:value="-85.47557">
                <text:p>-85.47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704">
                <text:p>9704</text:p>
              </table:table-cell>
              <table:table-cell office:value-type="float" office:value="-83.94907">
                <text:p>-83.94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719">
                <text:p>9719</text:p>
              </table:table-cell>
              <table:table-cell office:value-type="float" office:value="-85.07143">
                <text:p>-85.0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735">
                <text:p>9735</text:p>
              </table:table-cell>
              <table:table-cell office:value-type="float" office:value="-83.90925">
                <text:p>-83.90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751">
                <text:p>9751</text:p>
              </table:table-cell>
              <table:table-cell office:value-type="float" office:value="-84.91391">
                <text:p>-84.9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66">
                <text:p>9766</text:p>
              </table:table-cell>
              <table:table-cell office:value-type="float" office:value="-85.04444">
                <text:p>-85.0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782">
                <text:p>9782</text:p>
              </table:table-cell>
              <table:table-cell office:value-type="float" office:value="-85.49386">
                <text:p>-85.49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797">
                <text:p>9797</text:p>
              </table:table-cell>
              <table:table-cell office:value-type="float" office:value="-86.28551">
                <text:p>-86.28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813">
                <text:p>9813</text:p>
              </table:table-cell>
              <table:table-cell office:value-type="float" office:value="-86.33241">
                <text:p>-86.33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29">
                <text:p>9829</text:p>
              </table:table-cell>
              <table:table-cell office:value-type="float" office:value="-89.85327">
                <text:p>-89.8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844">
                <text:p>9844</text:p>
              </table:table-cell>
              <table:table-cell office:value-type="float" office:value="-85.49374">
                <text:p>-85.49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860">
                <text:p>9860</text:p>
              </table:table-cell>
              <table:table-cell office:value-type="float" office:value="-85.3579">
                <text:p>-85.3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875">
                <text:p>9875</text:p>
              </table:table-cell>
              <table:table-cell office:value-type="float" office:value="-85.50466">
                <text:p>-85.50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891">
                <text:p>9891</text:p>
              </table:table-cell>
              <table:table-cell office:value-type="float" office:value="-85.00561">
                <text:p>-85.00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06">
                <text:p>9906</text:p>
              </table:table-cell>
              <table:table-cell office:value-type="float" office:value="-85.97659">
                <text:p>-85.97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22">
                <text:p>9922</text:p>
              </table:table-cell>
              <table:table-cell office:value-type="float" office:value="-84.02459">
                <text:p>-84.02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38">
                <text:p>9938</text:p>
              </table:table-cell>
              <table:table-cell office:value-type="float" office:value="-85.1352">
                <text:p>-85.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53">
                <text:p>9953</text:p>
              </table:table-cell>
              <table:table-cell office:value-type="float" office:value="-85.81509">
                <text:p>-85.81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69">
                <text:p>9969</text:p>
              </table:table-cell>
              <table:table-cell office:value-type="float" office:value="-83.44149">
                <text:p>-83.4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84">
                <text:p>9984</text:p>
              </table:table-cell>
              <table:table-cell office:value-type="float" office:value="-85.84564">
                <text:p>-85.84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00">
                <text:p>10000</text:p>
              </table:table-cell>
              <table:table-cell office:value-type="float" office:value="-85.31152">
                <text:p>-85.3115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00">
                <text:p>10000</text:p>
              </table:table-cell>
              <table:table-cell office:value-type="float" office:value="-83.09051">
                <text:p>-83.0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45">
                <text:p>10045</text:p>
              </table:table-cell>
              <table:table-cell office:value-type="float" office:value="-85.96176">
                <text:p>-85.96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89">
                <text:p>10089</text:p>
              </table:table-cell>
              <table:table-cell office:value-type="float" office:value="-86.83214">
                <text:p>-86.83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134">
                <text:p>10134</text:p>
              </table:table-cell>
              <table:table-cell office:value-type="float" office:value="-88.40592">
                <text:p>-88.40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178">
                <text:p>10178</text:p>
              </table:table-cell>
              <table:table-cell office:value-type="float" office:value="-86.79225">
                <text:p>-86.79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223">
                <text:p>10223</text:p>
              </table:table-cell>
              <table:table-cell office:value-type="float" office:value="-87.78266">
                <text:p>-87.78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267">
                <text:p>10267</text:p>
              </table:table-cell>
              <table:table-cell office:value-type="float" office:value="-86.82774">
                <text:p>-86.8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312">
                <text:p>10312</text:p>
              </table:table-cell>
              <table:table-cell office:value-type="float" office:value="-87.06504">
                <text:p>-87.06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356">
                <text:p>10356</text:p>
              </table:table-cell>
              <table:table-cell office:value-type="float" office:value="-86.81099">
                <text:p>-86.8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401">
                <text:p>10401</text:p>
              </table:table-cell>
              <table:table-cell office:value-type="float" office:value="-86.46894">
                <text:p>-86.4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445">
                <text:p>10445</text:p>
              </table:table-cell>
              <table:table-cell office:value-type="float" office:value="-85.46609">
                <text:p>-85.46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490">
                <text:p>10490</text:p>
              </table:table-cell>
              <table:table-cell office:value-type="float" office:value="-84.74321">
                <text:p>-84.74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35">
                <text:p>10535</text:p>
              </table:table-cell>
              <table:table-cell office:value-type="float" office:value="-86.16115">
                <text:p>-86.16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579">
                <text:p>10579</text:p>
              </table:table-cell>
              <table:table-cell office:value-type="float" office:value="-87.06999">
                <text:p>-87.06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624">
                <text:p>10624</text:p>
              </table:table-cell>
              <table:table-cell office:value-type="float" office:value="-85.69574">
                <text:p>-85.69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668">
                <text:p>10668</text:p>
              </table:table-cell>
              <table:table-cell office:value-type="float" office:value="-84.32369">
                <text:p>-84.3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713">
                <text:p>10713</text:p>
              </table:table-cell>
              <table:table-cell office:value-type="float" office:value="-84.96939">
                <text:p>-84.96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757">
                <text:p>10757</text:p>
              </table:table-cell>
              <table:table-cell office:value-type="float" office:value="-84.88313">
                <text:p>-84.88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802">
                <text:p>10802</text:p>
              </table:table-cell>
              <table:table-cell office:value-type="float" office:value="-85.64509">
                <text:p>-85.64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846">
                <text:p>10846</text:p>
              </table:table-cell>
              <table:table-cell office:value-type="float" office:value="-87.2723">
                <text:p>-87.2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891">
                <text:p>10891</text:p>
              </table:table-cell>
              <table:table-cell office:value-type="float" office:value="-87.66128">
                <text:p>-87.6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935">
                <text:p>10935</text:p>
              </table:table-cell>
              <table:table-cell office:value-type="float" office:value="-84.99465">
                <text:p>-84.99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980">
                <text:p>10980</text:p>
              </table:table-cell>
              <table:table-cell office:value-type="float" office:value="-84.62955">
                <text:p>-84.62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024">
                <text:p>11024</text:p>
              </table:table-cell>
              <table:table-cell office:value-type="float" office:value="-86.62203">
                <text:p>-86.62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069">
                <text:p>11069</text:p>
              </table:table-cell>
              <table:table-cell office:value-type="float" office:value="-84.044">
                <text:p>-84.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114">
                <text:p>11114</text:p>
              </table:table-cell>
              <table:table-cell office:value-type="float" office:value="-84.16497">
                <text:p>-84.16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58">
                <text:p>11158</text:p>
              </table:table-cell>
              <table:table-cell office:value-type="float" office:value="-87.97057">
                <text:p>-87.97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203">
                <text:p>11203</text:p>
              </table:table-cell>
              <table:table-cell office:value-type="float" office:value="-85.13202">
                <text:p>-85.1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247">
                <text:p>11247</text:p>
              </table:table-cell>
              <table:table-cell office:value-type="float" office:value="-87.00935">
                <text:p>-87.00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292">
                <text:p>11292</text:p>
              </table:table-cell>
              <table:table-cell office:value-type="float" office:value="-85.86082">
                <text:p>-85.86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336">
                <text:p>11336</text:p>
              </table:table-cell>
              <table:table-cell office:value-type="float" office:value="-83.75009">
                <text:p>-83.75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381">
                <text:p>11381</text:p>
              </table:table-cell>
              <table:table-cell office:value-type="float" office:value="-86.73222">
                <text:p>-86.7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425">
                <text:p>11425</text:p>
              </table:table-cell>
              <table:table-cell office:value-type="float" office:value="-86.82831">
                <text:p>-86.82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470">
                <text:p>11470</text:p>
              </table:table-cell>
              <table:table-cell office:value-type="float" office:value="-87.41819">
                <text:p>-87.4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514">
                <text:p>11514</text:p>
              </table:table-cell>
              <table:table-cell office:value-type="float" office:value="-85.85488">
                <text:p>-85.85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559">
                <text:p>11559</text:p>
              </table:table-cell>
              <table:table-cell office:value-type="float" office:value="-85.68061">
                <text:p>-85.68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604">
                <text:p>11604</text:p>
              </table:table-cell>
              <table:table-cell office:value-type="float" office:value="-85.62022">
                <text:p>-85.62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648">
                <text:p>11648</text:p>
              </table:table-cell>
              <table:table-cell office:value-type="float" office:value="-86.3413">
                <text:p>-86.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693">
                <text:p>11693</text:p>
              </table:table-cell>
              <table:table-cell office:value-type="float" office:value="-86.32616">
                <text:p>-86.32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737">
                <text:p>11737</text:p>
              </table:table-cell>
              <table:table-cell office:value-type="float" office:value="-85.90037">
                <text:p>-85.90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782">
                <text:p>11782</text:p>
              </table:table-cell>
              <table:table-cell office:value-type="float" office:value="-86.6834">
                <text:p>-86.6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826">
                <text:p>11826</text:p>
              </table:table-cell>
              <table:table-cell office:value-type="float" office:value="-87.24038">
                <text:p>-87.24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871">
                <text:p>11871</text:p>
              </table:table-cell>
              <table:table-cell office:value-type="float" office:value="-88.01365">
                <text:p>-88.0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915">
                <text:p>11915</text:p>
              </table:table-cell>
              <table:table-cell office:value-type="float" office:value="-88.49599">
                <text:p>-88.49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960">
                <text:p>11960</text:p>
              </table:table-cell>
              <table:table-cell office:value-type="float" office:value="-87.36195">
                <text:p>-87.36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004">
                <text:p>12004</text:p>
              </table:table-cell>
              <table:table-cell office:value-type="float" office:value="-86.15868">
                <text:p>-86.1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049">
                <text:p>12049</text:p>
              </table:table-cell>
              <table:table-cell office:value-type="float" office:value="-84.32196">
                <text:p>-84.3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094">
                <text:p>12094</text:p>
              </table:table-cell>
              <table:table-cell office:value-type="float" office:value="-83.94628">
                <text:p>-83.94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138">
                <text:p>12138</text:p>
              </table:table-cell>
              <table:table-cell office:value-type="float" office:value="-84.30984">
                <text:p>-84.30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183">
                <text:p>12183</text:p>
              </table:table-cell>
              <table:table-cell office:value-type="float" office:value="-86.67864">
                <text:p>-86.67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227">
                <text:p>12227</text:p>
              </table:table-cell>
              <table:table-cell office:value-type="float" office:value="-87.2812">
                <text:p>-87.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272">
                <text:p>12272</text:p>
              </table:table-cell>
              <table:table-cell office:value-type="float" office:value="-85.31921">
                <text:p>-85.31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316">
                <text:p>12316</text:p>
              </table:table-cell>
              <table:table-cell office:value-type="float" office:value="-86.35011">
                <text:p>-86.35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361">
                <text:p>12361</text:p>
              </table:table-cell>
              <table:table-cell office:value-type="float" office:value="-85.06937">
                <text:p>-85.0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405">
                <text:p>12405</text:p>
              </table:table-cell>
              <table:table-cell office:value-type="float" office:value="-83.85635">
                <text:p>-83.85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450">
                <text:p>12450</text:p>
              </table:table-cell>
              <table:table-cell office:value-type="float" office:value="-83.92382">
                <text:p>-83.92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494">
                <text:p>12494</text:p>
              </table:table-cell>
              <table:table-cell office:value-type="float" office:value="-80.74963">
                <text:p>-80.74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539">
                <text:p>12539</text:p>
              </table:table-cell>
              <table:table-cell office:value-type="float" office:value="-83.27975">
                <text:p>-83.27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584">
                <text:p>12584</text:p>
              </table:table-cell>
              <table:table-cell office:value-type="float" office:value="-83.24336">
                <text:p>-83.2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628">
                <text:p>12628</text:p>
              </table:table-cell>
              <table:table-cell office:value-type="float" office:value="-84.28812">
                <text:p>-84.28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73">
                <text:p>12673</text:p>
              </table:table-cell>
              <table:table-cell office:value-type="float" office:value="-85.32572">
                <text:p>-85.32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717">
                <text:p>12717</text:p>
              </table:table-cell>
              <table:table-cell office:value-type="float" office:value="-87.18806">
                <text:p>-87.18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762">
                <text:p>12762</text:p>
              </table:table-cell>
              <table:table-cell office:value-type="float" office:value="-89.43222">
                <text:p>-89.4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806">
                <text:p>12806</text:p>
              </table:table-cell>
              <table:table-cell office:value-type="float" office:value="-87.31228">
                <text:p>-87.3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851">
                <text:p>12851</text:p>
              </table:table-cell>
              <table:table-cell office:value-type="float" office:value="-88.03803">
                <text:p>-88.0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895">
                <text:p>12895</text:p>
              </table:table-cell>
              <table:table-cell office:value-type="float" office:value="-89.78077">
                <text:p>-89.78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940">
                <text:p>12940</text:p>
              </table:table-cell>
              <table:table-cell office:value-type="float" office:value="-89.20184">
                <text:p>-89.20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984">
                <text:p>12984</text:p>
              </table:table-cell>
              <table:table-cell office:value-type="float" office:value="-87.30554">
                <text:p>-87.30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029">
                <text:p>13029</text:p>
              </table:table-cell>
              <table:table-cell office:value-type="float" office:value="-87.5203">
                <text:p>-87.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3073">
                <text:p>13073</text:p>
              </table:table-cell>
              <table:table-cell office:value-type="float" office:value="-87.96176">
                <text:p>-87.96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118">
                <text:p>13118</text:p>
              </table:table-cell>
              <table:table-cell office:value-type="float" office:value="-88.39712">
                <text:p>-88.3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163">
                <text:p>13163</text:p>
              </table:table-cell>
              <table:table-cell office:value-type="float" office:value="-88.1111">
                <text:p>-88.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3207">
                <text:p>13207</text:p>
              </table:table-cell>
              <table:table-cell office:value-type="float" office:value="-87.96634">
                <text:p>-87.9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3252">
                <text:p>13252</text:p>
              </table:table-cell>
              <table:table-cell office:value-type="float" office:value="-88.49984">
                <text:p>-88.4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296">
                <text:p>13296</text:p>
              </table:table-cell>
              <table:table-cell office:value-type="float" office:value="-87.52705">
                <text:p>-87.52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3341">
                <text:p>13341</text:p>
              </table:table-cell>
              <table:table-cell office:value-type="float" office:value="-86.89956">
                <text:p>-86.89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385">
                <text:p>13385</text:p>
              </table:table-cell>
              <table:table-cell office:value-type="float" office:value="-88.17434">
                <text:p>-88.17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3430">
                <text:p>13430</text:p>
              </table:table-cell>
              <table:table-cell office:value-type="float" office:value="-86.14167">
                <text:p>-86.1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474">
                <text:p>13474</text:p>
              </table:table-cell>
              <table:table-cell office:value-type="float" office:value="-87.3315">
                <text:p>-87.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519">
                <text:p>13519</text:p>
              </table:table-cell>
              <table:table-cell office:value-type="float" office:value="-87.35447">
                <text:p>-87.35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563">
                <text:p>13563</text:p>
              </table:table-cell>
              <table:table-cell office:value-type="float" office:value="-88.57199">
                <text:p>-88.57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608">
                <text:p>13608</text:p>
              </table:table-cell>
              <table:table-cell office:value-type="float" office:value="-86.37425">
                <text:p>-86.37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3653">
                <text:p>13653</text:p>
              </table:table-cell>
              <table:table-cell office:value-type="float" office:value="-92.34272">
                <text:p>-92.3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697">
                <text:p>13697</text:p>
              </table:table-cell>
              <table:table-cell office:value-type="float" office:value="-93.0229">
                <text:p>-93.0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742">
                <text:p>13742</text:p>
              </table:table-cell>
              <table:table-cell office:value-type="float" office:value="-95.81215">
                <text:p>-95.8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3786">
                <text:p>13786</text:p>
              </table:table-cell>
              <table:table-cell office:value-type="float" office:value="-94.37415">
                <text:p>-94.37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831">
                <text:p>13831</text:p>
              </table:table-cell>
              <table:table-cell office:value-type="float" office:value="-92.56235">
                <text:p>-92.56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875">
                <text:p>13875</text:p>
              </table:table-cell>
              <table:table-cell office:value-type="float" office:value="-94.67451">
                <text:p>-94.67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920">
                <text:p>13920</text:p>
              </table:table-cell>
              <table:table-cell office:value-type="float" office:value="-94.03657">
                <text:p>-94.03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3964">
                <text:p>13964</text:p>
              </table:table-cell>
              <table:table-cell office:value-type="float" office:value="-93.58664">
                <text:p>-93.5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009">
                <text:p>14009</text:p>
              </table:table-cell>
              <table:table-cell office:value-type="float" office:value="-94.00371">
                <text:p>-94.00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053">
                <text:p>14053</text:p>
              </table:table-cell>
              <table:table-cell office:value-type="float" office:value="-93.4746">
                <text:p>-93.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098">
                <text:p>14098</text:p>
              </table:table-cell>
              <table:table-cell office:value-type="float" office:value="-92.86343">
                <text:p>-92.86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143">
                <text:p>14143</text:p>
              </table:table-cell>
              <table:table-cell office:value-type="float" office:value="-91.81632">
                <text:p>-91.8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187">
                <text:p>14187</text:p>
              </table:table-cell>
              <table:table-cell office:value-type="float" office:value="-90.97747">
                <text:p>-90.97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232">
                <text:p>14232</text:p>
              </table:table-cell>
              <table:table-cell office:value-type="float" office:value="-92.70707">
                <text:p>-92.7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276">
                <text:p>14276</text:p>
              </table:table-cell>
              <table:table-cell office:value-type="float" office:value="-94.71227">
                <text:p>-94.7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321">
                <text:p>14321</text:p>
              </table:table-cell>
              <table:table-cell office:value-type="float" office:value="-92.79247">
                <text:p>-92.79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365">
                <text:p>14365</text:p>
              </table:table-cell>
              <table:table-cell office:value-type="float" office:value="-94.30749">
                <text:p>-94.30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410">
                <text:p>14410</text:p>
              </table:table-cell>
              <table:table-cell office:value-type="float" office:value="-93.96676">
                <text:p>-93.96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454">
                <text:p>14454</text:p>
              </table:table-cell>
              <table:table-cell office:value-type="float" office:value="-94.61762">
                <text:p>-94.6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499">
                <text:p>14499</text:p>
              </table:table-cell>
              <table:table-cell office:value-type="float" office:value="-92.96392">
                <text:p>-92.96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543">
                <text:p>14543</text:p>
              </table:table-cell>
              <table:table-cell office:value-type="float" office:value="-93.71718">
                <text:p>-93.7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588">
                <text:p>14588</text:p>
              </table:table-cell>
              <table:table-cell office:value-type="float" office:value="-93.11206">
                <text:p>-93.1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633">
                <text:p>14633</text:p>
              </table:table-cell>
              <table:table-cell office:value-type="float" office:value="-91.86413">
                <text:p>-91.86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677">
                <text:p>14677</text:p>
              </table:table-cell>
              <table:table-cell office:value-type="float" office:value="-92.84105">
                <text:p>-92.8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722">
                <text:p>14722</text:p>
              </table:table-cell>
              <table:table-cell office:value-type="float" office:value="-91.97064">
                <text:p>-91.97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766">
                <text:p>14766</text:p>
              </table:table-cell>
              <table:table-cell office:value-type="float" office:value="-93.0144">
                <text:p>-93.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811">
                <text:p>14811</text:p>
              </table:table-cell>
              <table:table-cell office:value-type="float" office:value="-94.355">
                <text:p>-94.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855">
                <text:p>14855</text:p>
              </table:table-cell>
              <table:table-cell office:value-type="float" office:value="-93.66778">
                <text:p>-93.66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4900">
                <text:p>14900</text:p>
              </table:table-cell>
              <table:table-cell office:value-type="float" office:value="-93.02124">
                <text:p>-93.02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944">
                <text:p>14944</text:p>
              </table:table-cell>
              <table:table-cell office:value-type="float" office:value="-92.8686">
                <text:p>-92.8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4989">
                <text:p>14989</text:p>
              </table:table-cell>
              <table:table-cell office:value-type="float" office:value="-93.07878">
                <text:p>-93.07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033">
                <text:p>15033</text:p>
              </table:table-cell>
              <table:table-cell office:value-type="float" office:value="-91.26838">
                <text:p>-91.26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078">
                <text:p>15078</text:p>
              </table:table-cell>
              <table:table-cell office:value-type="float" office:value="-94.8602">
                <text:p>-94.8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122">
                <text:p>15122</text:p>
              </table:table-cell>
              <table:table-cell office:value-type="float" office:value="-92.7049">
                <text:p>-92.7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167">
                <text:p>15167</text:p>
              </table:table-cell>
              <table:table-cell office:value-type="float" office:value="-94.3267">
                <text:p>-94.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212">
                <text:p>15212</text:p>
              </table:table-cell>
              <table:table-cell office:value-type="float" office:value="-95.16047">
                <text:p>-95.1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256">
                <text:p>15256</text:p>
              </table:table-cell>
              <table:table-cell office:value-type="float" office:value="-92.95797">
                <text:p>-92.95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301">
                <text:p>15301</text:p>
              </table:table-cell>
              <table:table-cell office:value-type="float" office:value="-94.26079">
                <text:p>-94.2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345">
                <text:p>15345</text:p>
              </table:table-cell>
              <table:table-cell office:value-type="float" office:value="-95.47692">
                <text:p>-95.4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390">
                <text:p>15390</text:p>
              </table:table-cell>
              <table:table-cell office:value-type="float" office:value="-95.55007">
                <text:p>-95.55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434">
                <text:p>15434</text:p>
              </table:table-cell>
              <table:table-cell office:value-type="float" office:value="-93.04357">
                <text:p>-93.0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479">
                <text:p>15479</text:p>
              </table:table-cell>
              <table:table-cell office:value-type="float" office:value="-95.90579">
                <text:p>-95.9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523">
                <text:p>15523</text:p>
              </table:table-cell>
              <table:table-cell office:value-type="float" office:value="-92.72805">
                <text:p>-92.72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568">
                <text:p>15568</text:p>
              </table:table-cell>
              <table:table-cell office:value-type="float" office:value="-94.16509">
                <text:p>-94.1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612">
                <text:p>15612</text:p>
              </table:table-cell>
              <table:table-cell office:value-type="float" office:value="-94.48624">
                <text:p>-94.48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657">
                <text:p>15657</text:p>
              </table:table-cell>
              <table:table-cell office:value-type="float" office:value="-94.33269">
                <text:p>-94.33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702">
                <text:p>15702</text:p>
              </table:table-cell>
              <table:table-cell office:value-type="float" office:value="-92.19962">
                <text:p>-92.19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746">
                <text:p>15746</text:p>
              </table:table-cell>
              <table:table-cell office:value-type="float" office:value="-95.30897">
                <text:p>-95.30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791">
                <text:p>15791</text:p>
              </table:table-cell>
              <table:table-cell office:value-type="float" office:value="-94.08157">
                <text:p>-94.0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835">
                <text:p>15835</text:p>
              </table:table-cell>
              <table:table-cell office:value-type="float" office:value="-92.99132">
                <text:p>-92.99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880">
                <text:p>15880</text:p>
              </table:table-cell>
              <table:table-cell office:value-type="float" office:value="-93.03829">
                <text:p>-93.03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924">
                <text:p>15924</text:p>
              </table:table-cell>
              <table:table-cell office:value-type="float" office:value="-95.00502">
                <text:p>-95.00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969">
                <text:p>15969</text:p>
              </table:table-cell>
              <table:table-cell office:value-type="float" office:value="-92.7666">
                <text:p>-92.7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013">
                <text:p>16013</text:p>
              </table:table-cell>
              <table:table-cell office:value-type="float" office:value="-94.65024">
                <text:p>-94.6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058">
                <text:p>16058</text:p>
              </table:table-cell>
              <table:table-cell office:value-type="float" office:value="-94.62316">
                <text:p>-94.62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102">
                <text:p>16102</text:p>
              </table:table-cell>
              <table:table-cell office:value-type="float" office:value="-92.31051">
                <text:p>-92.3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147">
                <text:p>16147</text:p>
              </table:table-cell>
              <table:table-cell office:value-type="float" office:value="-90.59057">
                <text:p>-90.5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192">
                <text:p>16192</text:p>
              </table:table-cell>
              <table:table-cell office:value-type="float" office:value="-89.31532">
                <text:p>-89.3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236">
                <text:p>16236</text:p>
              </table:table-cell>
              <table:table-cell office:value-type="float" office:value="-89.51016">
                <text:p>-89.5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281">
                <text:p>16281</text:p>
              </table:table-cell>
              <table:table-cell office:value-type="float" office:value="-90.85829">
                <text:p>-90.85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325">
                <text:p>16325</text:p>
              </table:table-cell>
              <table:table-cell office:value-type="float" office:value="-90.20071">
                <text:p>-90.20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370">
                <text:p>16370</text:p>
              </table:table-cell>
              <table:table-cell office:value-type="float" office:value="-91.02407">
                <text:p>-91.0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414">
                <text:p>16414</text:p>
              </table:table-cell>
              <table:table-cell office:value-type="float" office:value="-92.84149">
                <text:p>-92.8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459">
                <text:p>16459</text:p>
              </table:table-cell>
              <table:table-cell office:value-type="float" office:value="-93.45366">
                <text:p>-93.45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503">
                <text:p>16503</text:p>
              </table:table-cell>
              <table:table-cell office:value-type="float" office:value="-92.3752">
                <text:p>-92.3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548">
                <text:p>16548</text:p>
              </table:table-cell>
              <table:table-cell office:value-type="float" office:value="-94.75912">
                <text:p>-94.75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592">
                <text:p>16592</text:p>
              </table:table-cell>
              <table:table-cell office:value-type="float" office:value="-93.20689">
                <text:p>-93.20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637">
                <text:p>16637</text:p>
              </table:table-cell>
              <table:table-cell office:value-type="float" office:value="-94.21124">
                <text:p>-94.2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682">
                <text:p>16682</text:p>
              </table:table-cell>
              <table:table-cell office:value-type="float" office:value="-92.53641">
                <text:p>-92.5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726">
                <text:p>16726</text:p>
              </table:table-cell>
              <table:table-cell office:value-type="float" office:value="-93.67113">
                <text:p>-93.67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771">
                <text:p>16771</text:p>
              </table:table-cell>
              <table:table-cell office:value-type="float" office:value="-92.59042">
                <text:p>-92.59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815">
                <text:p>16815</text:p>
              </table:table-cell>
              <table:table-cell office:value-type="float" office:value="-92.89545">
                <text:p>-92.89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860">
                <text:p>16860</text:p>
              </table:table-cell>
              <table:table-cell office:value-type="float" office:value="-92.78754">
                <text:p>-92.78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904">
                <text:p>16904</text:p>
              </table:table-cell>
              <table:table-cell office:value-type="float" office:value="-93.52675">
                <text:p>-93.52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949">
                <text:p>16949</text:p>
              </table:table-cell>
              <table:table-cell office:value-type="float" office:value="-93.08303">
                <text:p>-93.08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993">
                <text:p>16993</text:p>
              </table:table-cell>
              <table:table-cell office:value-type="float" office:value="-94.94424">
                <text:p>-94.94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038">
                <text:p>17038</text:p>
              </table:table-cell>
              <table:table-cell office:value-type="float" office:value="-94.54278">
                <text:p>-94.54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082">
                <text:p>17082</text:p>
              </table:table-cell>
              <table:table-cell office:value-type="float" office:value="-95.37751">
                <text:p>-95.37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127">
                <text:p>17127</text:p>
              </table:table-cell>
              <table:table-cell office:value-type="float" office:value="-96.14104">
                <text:p>-96.1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171">
                <text:p>17171</text:p>
              </table:table-cell>
              <table:table-cell office:value-type="float" office:value="-94.68359">
                <text:p>-94.68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216">
                <text:p>17216</text:p>
              </table:table-cell>
              <table:table-cell office:value-type="float" office:value="-94.69126">
                <text:p>-94.69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261">
                <text:p>17261</text:p>
              </table:table-cell>
              <table:table-cell office:value-type="float" office:value="-93.42757">
                <text:p>-93.4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305">
                <text:p>17305</text:p>
              </table:table-cell>
              <table:table-cell office:value-type="float" office:value="-94.13025">
                <text:p>-94.1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350">
                <text:p>17350</text:p>
              </table:table-cell>
              <table:table-cell office:value-type="float" office:value="-93.47225">
                <text:p>-93.4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394">
                <text:p>17394</text:p>
              </table:table-cell>
              <table:table-cell office:value-type="float" office:value="-91.7113">
                <text:p>-91.7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439">
                <text:p>17439</text:p>
              </table:table-cell>
              <table:table-cell office:value-type="float" office:value="-91.49077">
                <text:p>-91.49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483">
                <text:p>17483</text:p>
              </table:table-cell>
              <table:table-cell office:value-type="float" office:value="-94.91963">
                <text:p>-94.9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528">
                <text:p>17528</text:p>
              </table:table-cell>
              <table:table-cell office:value-type="float" office:value="-94.04731">
                <text:p>-94.04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572">
                <text:p>17572</text:p>
              </table:table-cell>
              <table:table-cell office:value-type="float" office:value="-94.50676">
                <text:p>-94.5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617">
                <text:p>17617</text:p>
              </table:table-cell>
              <table:table-cell office:value-type="float" office:value="-93.62344">
                <text:p>-93.6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661">
                <text:p>17661</text:p>
              </table:table-cell>
              <table:table-cell office:value-type="float" office:value="-94.76076">
                <text:p>-94.76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706">
                <text:p>17706</text:p>
              </table:table-cell>
              <table:table-cell office:value-type="float" office:value="-95.41759">
                <text:p>-95.4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751">
                <text:p>17751</text:p>
              </table:table-cell>
              <table:table-cell office:value-type="float" office:value="-93.72897">
                <text:p>-93.72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795">
                <text:p>17795</text:p>
              </table:table-cell>
              <table:table-cell office:value-type="float" office:value="-95.61459">
                <text:p>-95.6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840">
                <text:p>17840</text:p>
              </table:table-cell>
              <table:table-cell office:value-type="float" office:value="-94.58455">
                <text:p>-94.58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884">
                <text:p>17884</text:p>
              </table:table-cell>
              <table:table-cell office:value-type="float" office:value="-95.44439">
                <text:p>-95.4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929">
                <text:p>17929</text:p>
              </table:table-cell>
              <table:table-cell office:value-type="float" office:value="-92.79612">
                <text:p>-92.79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7973">
                <text:p>17973</text:p>
              </table:table-cell>
              <table:table-cell office:value-type="float" office:value="-95.1597">
                <text:p>-95.1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018">
                <text:p>18018</text:p>
              </table:table-cell>
              <table:table-cell office:value-type="float" office:value="-95.42565">
                <text:p>-95.42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8062">
                <text:p>18062</text:p>
              </table:table-cell>
              <table:table-cell office:value-type="float" office:value="-97.03686">
                <text:p>-97.03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8107">
                <text:p>18107</text:p>
              </table:table-cell>
              <table:table-cell office:value-type="float" office:value="-96.12172">
                <text:p>-96.12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8151">
                <text:p>18151</text:p>
              </table:table-cell>
              <table:table-cell office:value-type="float" office:value="-93.43822">
                <text:p>-93.43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8196">
                <text:p>18196</text:p>
              </table:table-cell>
              <table:table-cell office:value-type="float" office:value="-93.37749">
                <text:p>-93.3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8241">
                <text:p>18241</text:p>
              </table:table-cell>
              <table:table-cell office:value-type="float" office:value="-95.57766">
                <text:p>-95.57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285">
                <text:p>18285</text:p>
              </table:table-cell>
              <table:table-cell office:value-type="float" office:value="-92.7327">
                <text:p>-92.7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8330">
                <text:p>18330</text:p>
              </table:table-cell>
              <table:table-cell office:value-type="float" office:value="-95.39692">
                <text:p>-95.39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8374">
                <text:p>18374</text:p>
              </table:table-cell>
              <table:table-cell office:value-type="float" office:value="-95.16689">
                <text:p>-95.1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419">
                <text:p>18419</text:p>
              </table:table-cell>
              <table:table-cell office:value-type="float" office:value="-96.17927">
                <text:p>-96.17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463">
                <text:p>18463</text:p>
              </table:table-cell>
              <table:table-cell office:value-type="float" office:value="-94.84161">
                <text:p>-94.8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8508">
                <text:p>18508</text:p>
              </table:table-cell>
              <table:table-cell office:value-type="float" office:value="-94.78165">
                <text:p>-94.78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8552">
                <text:p>18552</text:p>
              </table:table-cell>
              <table:table-cell office:value-type="float" office:value="-92.48462">
                <text:p>-92.4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8597">
                <text:p>18597</text:p>
              </table:table-cell>
              <table:table-cell office:value-type="float" office:value="-93.59722">
                <text:p>-93.59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8641">
                <text:p>18641</text:p>
              </table:table-cell>
              <table:table-cell office:value-type="float" office:value="-92.63171">
                <text:p>-92.6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8686">
                <text:p>18686</text:p>
              </table:table-cell>
              <table:table-cell office:value-type="float" office:value="-91.92269">
                <text:p>-91.9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8731">
                <text:p>18731</text:p>
              </table:table-cell>
              <table:table-cell office:value-type="float" office:value="-93.42497">
                <text:p>-93.42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775">
                <text:p>18775</text:p>
              </table:table-cell>
              <table:table-cell office:value-type="float" office:value="-91.16595">
                <text:p>-91.16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820">
                <text:p>18820</text:p>
              </table:table-cell>
              <table:table-cell office:value-type="float" office:value="-93.79781">
                <text:p>-93.79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864">
                <text:p>18864</text:p>
              </table:table-cell>
              <table:table-cell office:value-type="float" office:value="-93.05836">
                <text:p>-93.05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8909">
                <text:p>18909</text:p>
              </table:table-cell>
              <table:table-cell office:value-type="float" office:value="-95.43574">
                <text:p>-95.4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8953">
                <text:p>18953</text:p>
              </table:table-cell>
              <table:table-cell office:value-type="float" office:value="-96.05775">
                <text:p>-96.05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8998">
                <text:p>18998</text:p>
              </table:table-cell>
              <table:table-cell office:value-type="float" office:value="-95.30067">
                <text:p>-95.3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9042">
                <text:p>19042</text:p>
              </table:table-cell>
              <table:table-cell office:value-type="float" office:value="-95.49602">
                <text:p>-95.49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9087">
                <text:p>19087</text:p>
              </table:table-cell>
              <table:table-cell office:value-type="float" office:value="-95.79595">
                <text:p>-95.7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9131">
                <text:p>19131</text:p>
              </table:table-cell>
              <table:table-cell office:value-type="float" office:value="-94.18025">
                <text:p>-94.18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9176">
                <text:p>19176</text:p>
              </table:table-cell>
              <table:table-cell office:value-type="float" office:value="-95.27465">
                <text:p>-95.27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9220">
                <text:p>19220</text:p>
              </table:table-cell>
              <table:table-cell office:value-type="float" office:value="-95.04399">
                <text:p>-95.0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9265">
                <text:p>19265</text:p>
              </table:table-cell>
              <table:table-cell office:value-type="float" office:value="-96.07439">
                <text:p>-96.07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9310">
                <text:p>19310</text:p>
              </table:table-cell>
              <table:table-cell office:value-type="float" office:value="-96.98134">
                <text:p>-96.98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9354">
                <text:p>19354</text:p>
              </table:table-cell>
              <table:table-cell office:value-type="float" office:value="-96.84768">
                <text:p>-96.8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9399">
                <text:p>19399</text:p>
              </table:table-cell>
              <table:table-cell office:value-type="float" office:value="-99.20189">
                <text:p>-99.20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9443">
                <text:p>19443</text:p>
              </table:table-cell>
              <table:table-cell office:value-type="float" office:value="-99.6307">
                <text:p>-99.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9488">
                <text:p>19488</text:p>
              </table:table-cell>
              <table:table-cell office:value-type="float" office:value="-95.38449">
                <text:p>-95.38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9532">
                <text:p>19532</text:p>
              </table:table-cell>
              <table:table-cell office:value-type="float" office:value="-95.98093">
                <text:p>-95.98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9577">
                <text:p>19577</text:p>
              </table:table-cell>
              <table:table-cell office:value-type="float" office:value="-94.56488">
                <text:p>-94.56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9621">
                <text:p>19621</text:p>
              </table:table-cell>
              <table:table-cell office:value-type="float" office:value="-96.97895">
                <text:p>-96.9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9666">
                <text:p>19666</text:p>
              </table:table-cell>
              <table:table-cell office:value-type="float" office:value="-95.06485">
                <text:p>-95.06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9710">
                <text:p>19710</text:p>
              </table:table-cell>
              <table:table-cell office:value-type="float" office:value="-96.02746">
                <text:p>-96.02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9755">
                <text:p>19755</text:p>
              </table:table-cell>
              <table:table-cell office:value-type="float" office:value="-96.59102">
                <text:p>-96.59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9800">
                <text:p>19800</text:p>
              </table:table-cell>
              <table:table-cell office:value-type="float" office:value="-94.3063">
                <text:p>-94.3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9844">
                <text:p>19844</text:p>
              </table:table-cell>
              <table:table-cell office:value-type="float" office:value="-93.7369">
                <text:p>-93.7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9889">
                <text:p>19889</text:p>
              </table:table-cell>
              <table:table-cell office:value-type="float" office:value="-96.84542">
                <text:p>-96.8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9933">
                <text:p>19933</text:p>
              </table:table-cell>
              <table:table-cell office:value-type="float" office:value="-95.92828">
                <text:p>-95.92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9978">
                <text:p>19978</text:p>
              </table:table-cell>
              <table:table-cell office:value-type="float" office:value="-93.25136">
                <text:p>-93.25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0022">
                <text:p>20022</text:p>
              </table:table-cell>
              <table:table-cell office:value-type="float" office:value="-96.45611">
                <text:p>-96.45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0067">
                <text:p>20067</text:p>
              </table:table-cell>
              <table:table-cell office:value-type="float" office:value="-95.92113">
                <text:p>-95.92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0111">
                <text:p>20111</text:p>
              </table:table-cell>
              <table:table-cell office:value-type="float" office:value="-94.34949">
                <text:p>-94.34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0156">
                <text:p>20156</text:p>
              </table:table-cell>
              <table:table-cell office:value-type="float" office:value="-96.39519">
                <text:p>-96.39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0200">
                <text:p>20200</text:p>
              </table:table-cell>
              <table:table-cell office:value-type="float" office:value="-97.16099">
                <text:p>-97.16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0245">
                <text:p>20245</text:p>
              </table:table-cell>
              <table:table-cell office:value-type="float" office:value="-95.90532">
                <text:p>-95.90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0290">
                <text:p>20290</text:p>
              </table:table-cell>
              <table:table-cell office:value-type="float" office:value="-96.88714">
                <text:p>-96.8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0334">
                <text:p>20334</text:p>
              </table:table-cell>
              <table:table-cell office:value-type="float" office:value="-95.47112">
                <text:p>-95.47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379">
                <text:p>20379</text:p>
              </table:table-cell>
              <table:table-cell office:value-type="float" office:value="-97.39843">
                <text:p>-97.39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0423">
                <text:p>20423</text:p>
              </table:table-cell>
              <table:table-cell office:value-type="float" office:value="-97.4696">
                <text:p>-97.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0468">
                <text:p>20468</text:p>
              </table:table-cell>
              <table:table-cell office:value-type="float" office:value="-95.94044">
                <text:p>-95.9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0512">
                <text:p>20512</text:p>
              </table:table-cell>
              <table:table-cell office:value-type="float" office:value="-98.35915">
                <text:p>-98.35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0557">
                <text:p>20557</text:p>
              </table:table-cell>
              <table:table-cell office:value-type="float" office:value="-94.97714">
                <text:p>-94.97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0601">
                <text:p>20601</text:p>
              </table:table-cell>
              <table:table-cell office:value-type="float" office:value="-97.92589">
                <text:p>-97.9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0646">
                <text:p>20646</text:p>
              </table:table-cell>
              <table:table-cell office:value-type="float" office:value="-95.36074">
                <text:p>-95.36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0690">
                <text:p>20690</text:p>
              </table:table-cell>
              <table:table-cell office:value-type="float" office:value="-95.89278">
                <text:p>-95.8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0735">
                <text:p>20735</text:p>
              </table:table-cell>
              <table:table-cell office:value-type="float" office:value="-95.54968">
                <text:p>-95.54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0780">
                <text:p>20780</text:p>
              </table:table-cell>
              <table:table-cell office:value-type="float" office:value="-96.73625">
                <text:p>-96.7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0824">
                <text:p>20824</text:p>
              </table:table-cell>
              <table:table-cell office:value-type="float" office:value="-95.71782">
                <text:p>-95.7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0869">
                <text:p>20869</text:p>
              </table:table-cell>
              <table:table-cell office:value-type="float" office:value="-99.46835">
                <text:p>-99.46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0913">
                <text:p>20913</text:p>
              </table:table-cell>
              <table:table-cell office:value-type="float" office:value="-97.59601">
                <text:p>-97.59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0958">
                <text:p>20958</text:p>
              </table:table-cell>
              <table:table-cell office:value-type="float" office:value="-98.25702">
                <text:p>-98.2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1002">
                <text:p>21002</text:p>
              </table:table-cell>
              <table:table-cell office:value-type="float" office:value="-95.82026">
                <text:p>-95.8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047">
                <text:p>21047</text:p>
              </table:table-cell>
              <table:table-cell office:value-type="float" office:value="-97.8693">
                <text:p>-97.8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1091">
                <text:p>21091</text:p>
              </table:table-cell>
              <table:table-cell office:value-type="float" office:value="-95.46957">
                <text:p>-95.46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1136">
                <text:p>21136</text:p>
              </table:table-cell>
              <table:table-cell office:value-type="float" office:value="-93.39561">
                <text:p>-93.39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1180">
                <text:p>21180</text:p>
              </table:table-cell>
              <table:table-cell office:value-type="float" office:value="-92.29628">
                <text:p>-92.29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1225">
                <text:p>21225</text:p>
              </table:table-cell>
              <table:table-cell office:value-type="float" office:value="-95.03062">
                <text:p>-95.03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1269">
                <text:p>21269</text:p>
              </table:table-cell>
              <table:table-cell office:value-type="float" office:value="-92.56444">
                <text:p>-92.5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1314">
                <text:p>21314</text:p>
              </table:table-cell>
              <table:table-cell office:value-type="float" office:value="-94.20644">
                <text:p>-94.20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1359">
                <text:p>21359</text:p>
              </table:table-cell>
              <table:table-cell office:value-type="float" office:value="-95.42386">
                <text:p>-95.42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1403">
                <text:p>21403</text:p>
              </table:table-cell>
              <table:table-cell office:value-type="float" office:value="-96.86095">
                <text:p>-96.86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1448">
                <text:p>21448</text:p>
              </table:table-cell>
              <table:table-cell office:value-type="float" office:value="-97.79024">
                <text:p>-97.7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1492">
                <text:p>21492</text:p>
              </table:table-cell>
              <table:table-cell office:value-type="float" office:value="-99.76914">
                <text:p>-99.76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1537">
                <text:p>21537</text:p>
              </table:table-cell>
              <table:table-cell office:value-type="float" office:value="-99.32567">
                <text:p>-99.32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1581">
                <text:p>21581</text:p>
              </table:table-cell>
              <table:table-cell office:value-type="float" office:value="-95.80606">
                <text:p>-95.8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1626">
                <text:p>21626</text:p>
              </table:table-cell>
              <table:table-cell office:value-type="float" office:value="-96.27925">
                <text:p>-96.2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1670">
                <text:p>21670</text:p>
              </table:table-cell>
              <table:table-cell office:value-type="float" office:value="-95.19844">
                <text:p>-95.1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1715">
                <text:p>21715</text:p>
              </table:table-cell>
              <table:table-cell office:value-type="float" office:value="-97.43566">
                <text:p>-97.4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1759">
                <text:p>21759</text:p>
              </table:table-cell>
              <table:table-cell office:value-type="float" office:value="-96.238">
                <text:p>-96.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1804">
                <text:p>21804</text:p>
              </table:table-cell>
              <table:table-cell office:value-type="float" office:value="-97.9534">
                <text:p>-97.9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1849">
                <text:p>21849</text:p>
              </table:table-cell>
              <table:table-cell office:value-type="float" office:value="-96.50094">
                <text:p>-96.50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1893">
                <text:p>21893</text:p>
              </table:table-cell>
              <table:table-cell office:value-type="float" office:value="-96.76662">
                <text:p>-96.76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1938">
                <text:p>21938</text:p>
              </table:table-cell>
              <table:table-cell office:value-type="float" office:value="-97.39168">
                <text:p>-97.39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1982">
                <text:p>21982</text:p>
              </table:table-cell>
              <table:table-cell office:value-type="float" office:value="-98.34897">
                <text:p>-98.34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2027">
                <text:p>22027</text:p>
              </table:table-cell>
              <table:table-cell office:value-type="float" office:value="-97.43928">
                <text:p>-97.43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071">
                <text:p>22071</text:p>
              </table:table-cell>
              <table:table-cell office:value-type="float" office:value="-99.19961">
                <text:p>-99.19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2116">
                <text:p>22116</text:p>
              </table:table-cell>
              <table:table-cell office:value-type="float" office:value="-96.10811">
                <text:p>-96.10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2160">
                <text:p>22160</text:p>
              </table:table-cell>
              <table:table-cell office:value-type="float" office:value="-97.04455">
                <text:p>-97.04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2205">
                <text:p>22205</text:p>
              </table:table-cell>
              <table:table-cell office:value-type="float" office:value="-96.9437">
                <text:p>-96.9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2249">
                <text:p>22249</text:p>
              </table:table-cell>
              <table:table-cell office:value-type="float" office:value="-98.05884">
                <text:p>-98.05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2294">
                <text:p>22294</text:p>
              </table:table-cell>
              <table:table-cell office:value-type="float" office:value="-98.57236">
                <text:p>-98.57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2339">
                <text:p>22339</text:p>
              </table:table-cell>
              <table:table-cell office:value-type="float" office:value="-98.0339">
                <text:p>-98.0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2383">
                <text:p>22383</text:p>
              </table:table-cell>
              <table:table-cell office:value-type="float" office:value="-98.38282">
                <text:p>-98.38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2428">
                <text:p>22428</text:p>
              </table:table-cell>
              <table:table-cell office:value-type="float" office:value="-98.45884">
                <text:p>-98.45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2472">
                <text:p>22472</text:p>
              </table:table-cell>
              <table:table-cell office:value-type="float" office:value="-97.06939">
                <text:p>-97.06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2517">
                <text:p>22517</text:p>
              </table:table-cell>
              <table:table-cell office:value-type="float" office:value="-97.64379">
                <text:p>-97.64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2561">
                <text:p>22561</text:p>
              </table:table-cell>
              <table:table-cell office:value-type="float" office:value="-97.72296">
                <text:p>-97.72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2606">
                <text:p>22606</text:p>
              </table:table-cell>
              <table:table-cell office:value-type="float" office:value="-99.06259">
                <text:p>-99.06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2650">
                <text:p>22650</text:p>
              </table:table-cell>
              <table:table-cell office:value-type="float" office:value="-98.6735">
                <text:p>-98.6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2695">
                <text:p>22695</text:p>
              </table:table-cell>
              <table:table-cell office:value-type="float" office:value="-102.51866">
                <text:p>-102.5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2739">
                <text:p>22739</text:p>
              </table:table-cell>
              <table:table-cell office:value-type="float" office:value="-97.67475">
                <text:p>-97.67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2784">
                <text:p>22784</text:p>
              </table:table-cell>
              <table:table-cell office:value-type="float" office:value="-97.54215">
                <text:p>-97.54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2829">
                <text:p>22829</text:p>
              </table:table-cell>
              <table:table-cell office:value-type="float" office:value="-97.99905">
                <text:p>-97.99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2873">
                <text:p>22873</text:p>
              </table:table-cell>
              <table:table-cell office:value-type="float" office:value="-100.88438">
                <text:p>-100.88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2918">
                <text:p>22918</text:p>
              </table:table-cell>
              <table:table-cell office:value-type="float" office:value="-98.99174">
                <text:p>-98.99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2962">
                <text:p>22962</text:p>
              </table:table-cell>
              <table:table-cell office:value-type="float" office:value="-97.23641">
                <text:p>-97.2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007">
                <text:p>23007</text:p>
              </table:table-cell>
              <table:table-cell office:value-type="float" office:value="-98.83009">
                <text:p>-98.83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051">
                <text:p>23051</text:p>
              </table:table-cell>
              <table:table-cell office:value-type="float" office:value="-100.51741">
                <text:p>-100.5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096">
                <text:p>23096</text:p>
              </table:table-cell>
              <table:table-cell office:value-type="float" office:value="-99.12015">
                <text:p>-99.1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140">
                <text:p>23140</text:p>
              </table:table-cell>
              <table:table-cell office:value-type="float" office:value="-99.62238">
                <text:p>-99.62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185">
                <text:p>23185</text:p>
              </table:table-cell>
              <table:table-cell office:value-type="float" office:value="-97.74868">
                <text:p>-97.74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229">
                <text:p>23229</text:p>
              </table:table-cell>
              <table:table-cell office:value-type="float" office:value="-98.07899">
                <text:p>-98.07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274">
                <text:p>23274</text:p>
              </table:table-cell>
              <table:table-cell office:value-type="float" office:value="-99.66489">
                <text:p>-99.66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318">
                <text:p>23318</text:p>
              </table:table-cell>
              <table:table-cell office:value-type="float" office:value="-99.05653">
                <text:p>-99.05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363">
                <text:p>23363</text:p>
              </table:table-cell>
              <table:table-cell office:value-type="float" office:value="-99.32784">
                <text:p>-99.3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408">
                <text:p>23408</text:p>
              </table:table-cell>
              <table:table-cell office:value-type="float" office:value="-98.61511">
                <text:p>-98.61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3452">
                <text:p>23452</text:p>
              </table:table-cell>
              <table:table-cell office:value-type="float" office:value="-99.37647">
                <text:p>-99.3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497">
                <text:p>23497</text:p>
              </table:table-cell>
              <table:table-cell office:value-type="float" office:value="-98.91595">
                <text:p>-98.91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3541">
                <text:p>23541</text:p>
              </table:table-cell>
              <table:table-cell office:value-type="float" office:value="-97.62349">
                <text:p>-97.62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586">
                <text:p>23586</text:p>
              </table:table-cell>
              <table:table-cell office:value-type="float" office:value="-101.50363">
                <text:p>-101.50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630">
                <text:p>23630</text:p>
              </table:table-cell>
              <table:table-cell office:value-type="float" office:value="-98.26617">
                <text:p>-98.26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675">
                <text:p>23675</text:p>
              </table:table-cell>
              <table:table-cell office:value-type="float" office:value="-100.63855">
                <text:p>-100.63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719">
                <text:p>23719</text:p>
              </table:table-cell>
              <table:table-cell office:value-type="float" office:value="-94.49605">
                <text:p>-94.4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764">
                <text:p>23764</text:p>
              </table:table-cell>
              <table:table-cell office:value-type="float" office:value="-95.9013">
                <text:p>-95.9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808">
                <text:p>23808</text:p>
              </table:table-cell>
              <table:table-cell office:value-type="float" office:value="-94.59055">
                <text:p>-94.59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853">
                <text:p>23853</text:p>
              </table:table-cell>
              <table:table-cell office:value-type="float" office:value="-96.20253">
                <text:p>-96.20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3898">
                <text:p>23898</text:p>
              </table:table-cell>
              <table:table-cell office:value-type="float" office:value="-96.39921">
                <text:p>-96.39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3942">
                <text:p>23942</text:p>
              </table:table-cell>
              <table:table-cell office:value-type="float" office:value="-98.84313">
                <text:p>-98.84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987">
                <text:p>23987</text:p>
              </table:table-cell>
              <table:table-cell office:value-type="float" office:value="-100.77472">
                <text:p>-100.77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031">
                <text:p>24031</text:p>
              </table:table-cell>
              <table:table-cell office:value-type="float" office:value="-98.98584">
                <text:p>-98.98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076">
                <text:p>24076</text:p>
              </table:table-cell>
              <table:table-cell office:value-type="float" office:value="-98.29688">
                <text:p>-98.29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120">
                <text:p>24120</text:p>
              </table:table-cell>
              <table:table-cell office:value-type="float" office:value="-100.69241">
                <text:p>-100.69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165">
                <text:p>24165</text:p>
              </table:table-cell>
              <table:table-cell office:value-type="float" office:value="-99.03559">
                <text:p>-99.03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209">
                <text:p>24209</text:p>
              </table:table-cell>
              <table:table-cell office:value-type="float" office:value="-101.53769">
                <text:p>-101.53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254">
                <text:p>24254</text:p>
              </table:table-cell>
              <table:table-cell office:value-type="float" office:value="-98.79657">
                <text:p>-98.7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298">
                <text:p>24298</text:p>
              </table:table-cell>
              <table:table-cell office:value-type="float" office:value="-100.48808">
                <text:p>-100.48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343">
                <text:p>24343</text:p>
              </table:table-cell>
              <table:table-cell office:value-type="float" office:value="-99.58224">
                <text:p>-99.5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388">
                <text:p>24388</text:p>
              </table:table-cell>
              <table:table-cell office:value-type="float" office:value="-100.24478">
                <text:p>-100.2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432">
                <text:p>24432</text:p>
              </table:table-cell>
              <table:table-cell office:value-type="float" office:value="-100.47349">
                <text:p>-100.47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477">
                <text:p>24477</text:p>
              </table:table-cell>
              <table:table-cell office:value-type="float" office:value="-102.21895">
                <text:p>-102.2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521">
                <text:p>24521</text:p>
              </table:table-cell>
              <table:table-cell office:value-type="float" office:value="-98.08106">
                <text:p>-98.08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566">
                <text:p>24566</text:p>
              </table:table-cell>
              <table:table-cell office:value-type="float" office:value="-99.78015">
                <text:p>-99.78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610">
                <text:p>24610</text:p>
              </table:table-cell>
              <table:table-cell office:value-type="float" office:value="-101.29525">
                <text:p>-101.29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655">
                <text:p>24655</text:p>
              </table:table-cell>
              <table:table-cell office:value-type="float" office:value="-100.16486">
                <text:p>-100.16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699">
                <text:p>24699</text:p>
              </table:table-cell>
              <table:table-cell office:value-type="float" office:value="-99.64386">
                <text:p>-99.64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744">
                <text:p>24744</text:p>
              </table:table-cell>
              <table:table-cell office:value-type="float" office:value="-98.01601">
                <text:p>-98.01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788">
                <text:p>24788</text:p>
              </table:table-cell>
              <table:table-cell office:value-type="float" office:value="-100.57108">
                <text:p>-100.5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833">
                <text:p>24833</text:p>
              </table:table-cell>
              <table:table-cell office:value-type="float" office:value="-97.24536">
                <text:p>-97.24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878">
                <text:p>24878</text:p>
              </table:table-cell>
              <table:table-cell office:value-type="float" office:value="-97.61956">
                <text:p>-97.61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922">
                <text:p>24922</text:p>
              </table:table-cell>
              <table:table-cell office:value-type="float" office:value="-97.63365">
                <text:p>-97.63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967">
                <text:p>24967</text:p>
              </table:table-cell>
              <table:table-cell office:value-type="float" office:value="-100.04516">
                <text:p>-100.0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011">
                <text:p>25011</text:p>
              </table:table-cell>
              <table:table-cell office:value-type="float" office:value="-97.35701">
                <text:p>-97.35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056">
                <text:p>25056</text:p>
              </table:table-cell>
              <table:table-cell office:value-type="float" office:value="-99.46605">
                <text:p>-99.46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100">
                <text:p>25100</text:p>
              </table:table-cell>
              <table:table-cell office:value-type="float" office:value="-96.30626">
                <text:p>-96.3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145">
                <text:p>25145</text:p>
              </table:table-cell>
              <table:table-cell office:value-type="float" office:value="-97.65075">
                <text:p>-97.65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189">
                <text:p>25189</text:p>
              </table:table-cell>
              <table:table-cell office:value-type="float" office:value="-99.21865">
                <text:p>-99.2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234">
                <text:p>25234</text:p>
              </table:table-cell>
              <table:table-cell office:value-type="float" office:value="-98.96246">
                <text:p>-98.96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278">
                <text:p>25278</text:p>
              </table:table-cell>
              <table:table-cell office:value-type="float" office:value="-98.89286">
                <text:p>-98.89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323">
                <text:p>25323</text:p>
              </table:table-cell>
              <table:table-cell office:value-type="float" office:value="-99.12494">
                <text:p>-99.1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367">
                <text:p>25367</text:p>
              </table:table-cell>
              <table:table-cell office:value-type="float" office:value="-99.88265">
                <text:p>-99.88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5412">
                <text:p>25412</text:p>
              </table:table-cell>
              <table:table-cell office:value-type="float" office:value="-99.59454">
                <text:p>-99.59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5457">
                <text:p>25457</text:p>
              </table:table-cell>
              <table:table-cell office:value-type="float" office:value="-99.45107">
                <text:p>-99.45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501">
                <text:p>25501</text:p>
              </table:table-cell>
              <table:table-cell office:value-type="float" office:value="-100.44547">
                <text:p>-100.44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546">
                <text:p>25546</text:p>
              </table:table-cell>
              <table:table-cell office:value-type="float" office:value="-100.71109">
                <text:p>-100.7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590">
                <text:p>25590</text:p>
              </table:table-cell>
              <table:table-cell office:value-type="float" office:value="-98.43984">
                <text:p>-98.4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635">
                <text:p>25635</text:p>
              </table:table-cell>
              <table:table-cell office:value-type="float" office:value="-100.48036">
                <text:p>-100.48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679">
                <text:p>25679</text:p>
              </table:table-cell>
              <table:table-cell office:value-type="float" office:value="-99.03517">
                <text:p>-99.03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724">
                <text:p>25724</text:p>
              </table:table-cell>
              <table:table-cell office:value-type="float" office:value="-99.53232">
                <text:p>-99.5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768">
                <text:p>25768</text:p>
              </table:table-cell>
              <table:table-cell office:value-type="float" office:value="-98.358">
                <text:p>-98.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813">
                <text:p>25813</text:p>
              </table:table-cell>
              <table:table-cell office:value-type="float" office:value="-99.02728">
                <text:p>-99.0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857">
                <text:p>25857</text:p>
              </table:table-cell>
              <table:table-cell office:value-type="float" office:value="-100.67805">
                <text:p>-100.67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902">
                <text:p>25902</text:p>
              </table:table-cell>
              <table:table-cell office:value-type="float" office:value="-98.9102">
                <text:p>-98.9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947">
                <text:p>25947</text:p>
              </table:table-cell>
              <table:table-cell office:value-type="float" office:value="-101.39826">
                <text:p>-101.3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991">
                <text:p>25991</text:p>
              </table:table-cell>
              <table:table-cell office:value-type="float" office:value="-100.04556">
                <text:p>-100.0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6036">
                <text:p>26036</text:p>
              </table:table-cell>
              <table:table-cell office:value-type="float" office:value="-103.80222">
                <text:p>-103.8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6080">
                <text:p>26080</text:p>
              </table:table-cell>
              <table:table-cell office:value-type="float" office:value="-100.03734">
                <text:p>-100.03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6125">
                <text:p>26125</text:p>
              </table:table-cell>
              <table:table-cell office:value-type="float" office:value="-98.38936">
                <text:p>-98.3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6169">
                <text:p>26169</text:p>
              </table:table-cell>
              <table:table-cell office:value-type="float" office:value="-100.66991">
                <text:p>-100.66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6214">
                <text:p>26214</text:p>
              </table:table-cell>
              <table:table-cell office:value-type="float" office:value="-97.48231">
                <text:p>-97.48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6258">
                <text:p>26258</text:p>
              </table:table-cell>
              <table:table-cell office:value-type="float" office:value="-98.82134">
                <text:p>-98.8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6303">
                <text:p>26303</text:p>
              </table:table-cell>
              <table:table-cell office:value-type="float" office:value="-99.11137">
                <text:p>-99.1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6347">
                <text:p>26347</text:p>
              </table:table-cell>
              <table:table-cell office:value-type="float" office:value="-99.75436">
                <text:p>-99.75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6392">
                <text:p>26392</text:p>
              </table:table-cell>
              <table:table-cell office:value-type="float" office:value="-100.29155">
                <text:p>-100.29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6437">
                <text:p>26437</text:p>
              </table:table-cell>
              <table:table-cell office:value-type="float" office:value="-100.73968">
                <text:p>-100.73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6481">
                <text:p>26481</text:p>
              </table:table-cell>
              <table:table-cell office:value-type="float" office:value="-101.54545">
                <text:p>-101.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6526">
                <text:p>26526</text:p>
              </table:table-cell>
              <table:table-cell office:value-type="float" office:value="-102.75172">
                <text:p>-102.75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6570">
                <text:p>26570</text:p>
              </table:table-cell>
              <table:table-cell office:value-type="float" office:value="-100.92955">
                <text:p>-100.92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6615">
                <text:p>26615</text:p>
              </table:table-cell>
              <table:table-cell office:value-type="float" office:value="-99.76376">
                <text:p>-99.7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6659">
                <text:p>26659</text:p>
              </table:table-cell>
              <table:table-cell office:value-type="float" office:value="-102.96129">
                <text:p>-102.9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6704">
                <text:p>26704</text:p>
              </table:table-cell>
              <table:table-cell office:value-type="float" office:value="-101.13311">
                <text:p>-101.13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6748">
                <text:p>26748</text:p>
              </table:table-cell>
              <table:table-cell office:value-type="float" office:value="-102.04744">
                <text:p>-102.0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6793">
                <text:p>26793</text:p>
              </table:table-cell>
              <table:table-cell office:value-type="float" office:value="-102.231">
                <text:p>-102.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837">
                <text:p>26837</text:p>
              </table:table-cell>
              <table:table-cell office:value-type="float" office:value="-102.46614">
                <text:p>-102.4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6882">
                <text:p>26882</text:p>
              </table:table-cell>
              <table:table-cell office:value-type="float" office:value="-99.86851">
                <text:p>-99.86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6927">
                <text:p>26927</text:p>
              </table:table-cell>
              <table:table-cell office:value-type="float" office:value="-101.26924">
                <text:p>-101.26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6971">
                <text:p>26971</text:p>
              </table:table-cell>
              <table:table-cell office:value-type="float" office:value="-100.46754">
                <text:p>-100.46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7016">
                <text:p>27016</text:p>
              </table:table-cell>
              <table:table-cell office:value-type="float" office:value="-102.87781">
                <text:p>-102.87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7060">
                <text:p>27060</text:p>
              </table:table-cell>
              <table:table-cell office:value-type="float" office:value="-102.34371">
                <text:p>-102.34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7105">
                <text:p>27105</text:p>
              </table:table-cell>
              <table:table-cell office:value-type="float" office:value="-101.06622">
                <text:p>-101.06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7149">
                <text:p>27149</text:p>
              </table:table-cell>
              <table:table-cell office:value-type="float" office:value="-101.9493">
                <text:p>-101.9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7194">
                <text:p>27194</text:p>
              </table:table-cell>
              <table:table-cell office:value-type="float" office:value="-102.04791">
                <text:p>-102.0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7238">
                <text:p>27238</text:p>
              </table:table-cell>
              <table:table-cell office:value-type="float" office:value="-101.57466">
                <text:p>-101.57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7283">
                <text:p>27283</text:p>
              </table:table-cell>
              <table:table-cell office:value-type="float" office:value="-102.74543">
                <text:p>-102.74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7327">
                <text:p>27327</text:p>
              </table:table-cell>
              <table:table-cell office:value-type="float" office:value="-103.90588">
                <text:p>-103.9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7372">
                <text:p>27372</text:p>
              </table:table-cell>
              <table:table-cell office:value-type="float" office:value="-100.43472">
                <text:p>-100.4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7416">
                <text:p>27416</text:p>
              </table:table-cell>
              <table:table-cell office:value-type="float" office:value="-101.62751">
                <text:p>-101.6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7461">
                <text:p>27461</text:p>
              </table:table-cell>
              <table:table-cell office:value-type="float" office:value="-101.19234">
                <text:p>-101.19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7506">
                <text:p>27506</text:p>
              </table:table-cell>
              <table:table-cell office:value-type="float" office:value="-100.77131">
                <text:p>-100.77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7550">
                <text:p>27550</text:p>
              </table:table-cell>
              <table:table-cell office:value-type="float" office:value="-100.56688">
                <text:p>-100.56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7595">
                <text:p>27595</text:p>
              </table:table-cell>
              <table:table-cell office:value-type="float" office:value="-99.75536">
                <text:p>-99.7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7639">
                <text:p>27639</text:p>
              </table:table-cell>
              <table:table-cell office:value-type="float" office:value="-100.52572">
                <text:p>-100.52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7684">
                <text:p>27684</text:p>
              </table:table-cell>
              <table:table-cell office:value-type="float" office:value="-101.16538">
                <text:p>-101.16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7728">
                <text:p>27728</text:p>
              </table:table-cell>
              <table:table-cell office:value-type="float" office:value="-101.57819">
                <text:p>-101.57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7773">
                <text:p>27773</text:p>
              </table:table-cell>
              <table:table-cell office:value-type="float" office:value="-103.08812">
                <text:p>-103.08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7817">
                <text:p>27817</text:p>
              </table:table-cell>
              <table:table-cell office:value-type="float" office:value="-100.4247">
                <text:p>-100.4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7862">
                <text:p>27862</text:p>
              </table:table-cell>
              <table:table-cell office:value-type="float" office:value="-100.29024">
                <text:p>-100.2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7906">
                <text:p>27906</text:p>
              </table:table-cell>
              <table:table-cell office:value-type="float" office:value="-101.4171">
                <text:p>-101.4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7951">
                <text:p>27951</text:p>
              </table:table-cell>
              <table:table-cell office:value-type="float" office:value="-103.89825">
                <text:p>-103.89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7996">
                <text:p>27996</text:p>
              </table:table-cell>
              <table:table-cell office:value-type="float" office:value="-104.89355">
                <text:p>-104.8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8040">
                <text:p>28040</text:p>
              </table:table-cell>
              <table:table-cell office:value-type="float" office:value="-101.60099">
                <text:p>-101.6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8085">
                <text:p>28085</text:p>
              </table:table-cell>
              <table:table-cell office:value-type="float" office:value="-101.30174">
                <text:p>-101.30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8129">
                <text:p>28129</text:p>
              </table:table-cell>
              <table:table-cell office:value-type="float" office:value="-102.1442">
                <text:p>-102.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8174">
                <text:p>28174</text:p>
              </table:table-cell>
              <table:table-cell office:value-type="float" office:value="-101.91702">
                <text:p>-101.9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218">
                <text:p>28218</text:p>
              </table:table-cell>
              <table:table-cell office:value-type="float" office:value="-101.53926">
                <text:p>-101.53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8263">
                <text:p>28263</text:p>
              </table:table-cell>
              <table:table-cell office:value-type="float" office:value="-101.24392">
                <text:p>-101.24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8307">
                <text:p>28307</text:p>
              </table:table-cell>
              <table:table-cell office:value-type="float" office:value="-100.34989">
                <text:p>-100.34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8352">
                <text:p>28352</text:p>
              </table:table-cell>
              <table:table-cell office:value-type="float" office:value="-100.0836">
                <text:p>-100.0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8396">
                <text:p>28396</text:p>
              </table:table-cell>
              <table:table-cell office:value-type="float" office:value="-102.20882">
                <text:p>-102.20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8441">
                <text:p>28441</text:p>
              </table:table-cell>
              <table:table-cell office:value-type="float" office:value="-101.36892">
                <text:p>-101.36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8486">
                <text:p>28486</text:p>
              </table:table-cell>
              <table:table-cell office:value-type="float" office:value="-100.35488">
                <text:p>-100.35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8530">
                <text:p>28530</text:p>
              </table:table-cell>
              <table:table-cell office:value-type="float" office:value="-99.58016">
                <text:p>-99.5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8575">
                <text:p>28575</text:p>
              </table:table-cell>
              <table:table-cell office:value-type="float" office:value="-100.66144">
                <text:p>-100.6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8619">
                <text:p>28619</text:p>
              </table:table-cell>
              <table:table-cell office:value-type="float" office:value="-101.45849">
                <text:p>-101.45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8664">
                <text:p>28664</text:p>
              </table:table-cell>
              <table:table-cell office:value-type="float" office:value="-101.1137">
                <text:p>-101.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8708">
                <text:p>28708</text:p>
              </table:table-cell>
              <table:table-cell office:value-type="float" office:value="-101.1253">
                <text:p>-101.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8753">
                <text:p>28753</text:p>
              </table:table-cell>
              <table:table-cell office:value-type="float" office:value="-98.50294">
                <text:p>-98.50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8797">
                <text:p>28797</text:p>
              </table:table-cell>
              <table:table-cell office:value-type="float" office:value="-103.08099">
                <text:p>-103.0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8842">
                <text:p>28842</text:p>
              </table:table-cell>
              <table:table-cell office:value-type="float" office:value="-100.47311">
                <text:p>-100.47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8886">
                <text:p>28886</text:p>
              </table:table-cell>
              <table:table-cell office:value-type="float" office:value="-102.01997">
                <text:p>-102.01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8931">
                <text:p>28931</text:p>
              </table:table-cell>
              <table:table-cell office:value-type="float" office:value="-100.63522">
                <text:p>-100.63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8976">
                <text:p>28976</text:p>
              </table:table-cell>
              <table:table-cell office:value-type="float" office:value="-102.19308">
                <text:p>-102.19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9020">
                <text:p>29020</text:p>
              </table:table-cell>
              <table:table-cell office:value-type="float" office:value="-99.09311">
                <text:p>-99.09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9065">
                <text:p>29065</text:p>
              </table:table-cell>
              <table:table-cell office:value-type="float" office:value="-101.4808">
                <text:p>-101.4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9109">
                <text:p>29109</text:p>
              </table:table-cell>
              <table:table-cell office:value-type="float" office:value="-100.23657">
                <text:p>-100.23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9154">
                <text:p>29154</text:p>
              </table:table-cell>
              <table:table-cell office:value-type="float" office:value="-101.95606">
                <text:p>-101.95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9198">
                <text:p>29198</text:p>
              </table:table-cell>
              <table:table-cell office:value-type="float" office:value="-102.73468">
                <text:p>-102.73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9243">
                <text:p>29243</text:p>
              </table:table-cell>
              <table:table-cell office:value-type="float" office:value="-101.93459">
                <text:p>-101.93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9287">
                <text:p>29287</text:p>
              </table:table-cell>
              <table:table-cell office:value-type="float" office:value="-102.74686">
                <text:p>-102.74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9332">
                <text:p>29332</text:p>
              </table:table-cell>
              <table:table-cell office:value-type="float" office:value="-101.36028">
                <text:p>-101.36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9376">
                <text:p>29376</text:p>
              </table:table-cell>
              <table:table-cell office:value-type="float" office:value="-102.44172">
                <text:p>-102.44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421">
                <text:p>29421</text:p>
              </table:table-cell>
              <table:table-cell office:value-type="float" office:value="-103.16738">
                <text:p>-103.1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9465">
                <text:p>29465</text:p>
              </table:table-cell>
              <table:table-cell office:value-type="float" office:value="-100.51512">
                <text:p>-100.5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9510">
                <text:p>29510</text:p>
              </table:table-cell>
              <table:table-cell office:value-type="float" office:value="-102.58495">
                <text:p>-102.5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9555">
                <text:p>29555</text:p>
              </table:table-cell>
              <table:table-cell office:value-type="float" office:value="-102.55929">
                <text:p>-102.55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9599">
                <text:p>29599</text:p>
              </table:table-cell>
              <table:table-cell office:value-type="float" office:value="-100.83461">
                <text:p>-100.83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9644">
                <text:p>29644</text:p>
              </table:table-cell>
              <table:table-cell office:value-type="float" office:value="-103.52351">
                <text:p>-103.52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9688">
                <text:p>29688</text:p>
              </table:table-cell>
              <table:table-cell office:value-type="float" office:value="-102.83014">
                <text:p>-102.83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9733">
                <text:p>29733</text:p>
              </table:table-cell>
              <table:table-cell office:value-type="float" office:value="-102.62101">
                <text:p>-102.6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9777">
                <text:p>29777</text:p>
              </table:table-cell>
              <table:table-cell office:value-type="float" office:value="-102.63991">
                <text:p>-102.63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9822">
                <text:p>29822</text:p>
              </table:table-cell>
              <table:table-cell office:value-type="float" office:value="-103.6592">
                <text:p>-103.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9866">
                <text:p>29866</text:p>
              </table:table-cell>
              <table:table-cell office:value-type="float" office:value="-101.02402">
                <text:p>-101.0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9911">
                <text:p>29911</text:p>
              </table:table-cell>
              <table:table-cell office:value-type="float" office:value="-102.09957">
                <text:p>-102.09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9955">
                <text:p>29955</text:p>
              </table:table-cell>
              <table:table-cell office:value-type="float" office:value="-99.97508">
                <text:p>-99.97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0000">
                <text:p>30000</text:p>
              </table:table-cell>
              <table:table-cell office:value-type="float" office:value="-99.05539">
                <text:p>-99.0553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0000">
                <text:p>30000</text:p>
              </table:table-cell>
              <table:table-cell office:value-type="float" office:value="-101.34225">
                <text:p>-101.34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0156">
                <text:p>30156</text:p>
              </table:table-cell>
              <table:table-cell office:value-type="float" office:value="-104.09908">
                <text:p>-104.09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0312">
                <text:p>30312</text:p>
              </table:table-cell>
              <table:table-cell office:value-type="float" office:value="-104.67101">
                <text:p>-104.67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0468">
                <text:p>30468</text:p>
              </table:table-cell>
              <table:table-cell office:value-type="float" office:value="-102.83574">
                <text:p>-102.8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0624">
                <text:p>30624</text:p>
              </table:table-cell>
              <table:table-cell office:value-type="float" office:value="-105.44239">
                <text:p>-105.44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0780">
                <text:p>30780</text:p>
              </table:table-cell>
              <table:table-cell office:value-type="float" office:value="-103.0128">
                <text:p>-103.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0935">
                <text:p>30935</text:p>
              </table:table-cell>
              <table:table-cell office:value-type="float" office:value="-105.22256">
                <text:p>-105.2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1091">
                <text:p>31091</text:p>
              </table:table-cell>
              <table:table-cell office:value-type="float" office:value="-102.44113">
                <text:p>-102.44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1247">
                <text:p>31247</text:p>
              </table:table-cell>
              <table:table-cell office:value-type="float" office:value="-99.91861">
                <text:p>-99.91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1403">
                <text:p>31403</text:p>
              </table:table-cell>
              <table:table-cell office:value-type="float" office:value="-102.39395">
                <text:p>-102.39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1559">
                <text:p>31559</text:p>
              </table:table-cell>
              <table:table-cell office:value-type="float" office:value="-101.13891">
                <text:p>-101.13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1715">
                <text:p>31715</text:p>
              </table:table-cell>
              <table:table-cell office:value-type="float" office:value="-104.27803">
                <text:p>-104.27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1871">
                <text:p>31871</text:p>
              </table:table-cell>
              <table:table-cell office:value-type="float" office:value="-102.64972">
                <text:p>-102.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2027">
                <text:p>32027</text:p>
              </table:table-cell>
              <table:table-cell office:value-type="float" office:value="-102.4837">
                <text:p>-102.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2183">
                <text:p>32183</text:p>
              </table:table-cell>
              <table:table-cell office:value-type="float" office:value="-102.75975">
                <text:p>-102.75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2339">
                <text:p>32339</text:p>
              </table:table-cell>
              <table:table-cell office:value-type="float" office:value="-101.92038">
                <text:p>-101.9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2494">
                <text:p>32494</text:p>
              </table:table-cell>
              <table:table-cell office:value-type="float" office:value="-101.86472">
                <text:p>-101.86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2650">
                <text:p>32650</text:p>
              </table:table-cell>
              <table:table-cell office:value-type="float" office:value="-101.3964">
                <text:p>-101.3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2806">
                <text:p>32806</text:p>
              </table:table-cell>
              <table:table-cell office:value-type="float" office:value="-101.34116">
                <text:p>-101.34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2962">
                <text:p>32962</text:p>
              </table:table-cell>
              <table:table-cell office:value-type="float" office:value="-104.86689">
                <text:p>-104.8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3118">
                <text:p>33118</text:p>
              </table:table-cell>
              <table:table-cell office:value-type="float" office:value="-101.94525">
                <text:p>-101.94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3274">
                <text:p>33274</text:p>
              </table:table-cell>
              <table:table-cell office:value-type="float" office:value="-103.41258">
                <text:p>-103.4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3430">
                <text:p>33430</text:p>
              </table:table-cell>
              <table:table-cell office:value-type="float" office:value="-103.33215">
                <text:p>-103.33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3586">
                <text:p>33586</text:p>
              </table:table-cell>
              <table:table-cell office:value-type="float" office:value="-102.88043">
                <text:p>-102.88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3742">
                <text:p>33742</text:p>
              </table:table-cell>
              <table:table-cell office:value-type="float" office:value="-103.58175">
                <text:p>-103.58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3898">
                <text:p>33898</text:p>
              </table:table-cell>
              <table:table-cell office:value-type="float" office:value="-104.43309">
                <text:p>-104.43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4053">
                <text:p>34053</text:p>
              </table:table-cell>
              <table:table-cell office:value-type="float" office:value="-102.96813">
                <text:p>-102.96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4209">
                <text:p>34209</text:p>
              </table:table-cell>
              <table:table-cell office:value-type="float" office:value="-102.54195">
                <text:p>-102.54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4365">
                <text:p>34365</text:p>
              </table:table-cell>
              <table:table-cell office:value-type="float" office:value="-104.24071">
                <text:p>-104.2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4521">
                <text:p>34521</text:p>
              </table:table-cell>
              <table:table-cell office:value-type="float" office:value="-103.85476">
                <text:p>-103.85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4677">
                <text:p>34677</text:p>
              </table:table-cell>
              <table:table-cell office:value-type="float" office:value="-104.65674">
                <text:p>-104.65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4833">
                <text:p>34833</text:p>
              </table:table-cell>
              <table:table-cell office:value-type="float" office:value="-104.98156">
                <text:p>-104.98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4989">
                <text:p>34989</text:p>
              </table:table-cell>
              <table:table-cell office:value-type="float" office:value="-103.21014">
                <text:p>-103.2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5145">
                <text:p>35145</text:p>
              </table:table-cell>
              <table:table-cell office:value-type="float" office:value="-104.52531">
                <text:p>-104.52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5301">
                <text:p>35301</text:p>
              </table:table-cell>
              <table:table-cell office:value-type="float" office:value="-104.04648">
                <text:p>-104.04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5457">
                <text:p>35457</text:p>
              </table:table-cell>
              <table:table-cell office:value-type="float" office:value="-104.57899">
                <text:p>-104.57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5612">
                <text:p>35612</text:p>
              </table:table-cell>
              <table:table-cell office:value-type="float" office:value="-104.11645">
                <text:p>-104.1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5768">
                <text:p>35768</text:p>
              </table:table-cell>
              <table:table-cell office:value-type="float" office:value="-105.48996">
                <text:p>-105.4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5924">
                <text:p>35924</text:p>
              </table:table-cell>
              <table:table-cell office:value-type="float" office:value="-104.16445">
                <text:p>-104.1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6080">
                <text:p>36080</text:p>
              </table:table-cell>
              <table:table-cell office:value-type="float" office:value="-104.98785">
                <text:p>-104.98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236">
                <text:p>36236</text:p>
              </table:table-cell>
              <table:table-cell office:value-type="float" office:value="-103.33726">
                <text:p>-103.33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392">
                <text:p>36392</text:p>
              </table:table-cell>
              <table:table-cell office:value-type="float" office:value="-105.19528">
                <text:p>-105.19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548">
                <text:p>36548</text:p>
              </table:table-cell>
              <table:table-cell office:value-type="float" office:value="-107.8254">
                <text:p>-107.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6704">
                <text:p>36704</text:p>
              </table:table-cell>
              <table:table-cell office:value-type="float" office:value="-103.82149">
                <text:p>-103.8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6860">
                <text:p>36860</text:p>
              </table:table-cell>
              <table:table-cell office:value-type="float" office:value="-103.56494">
                <text:p>-103.56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7016">
                <text:p>37016</text:p>
              </table:table-cell>
              <table:table-cell office:value-type="float" office:value="-105.60616">
                <text:p>-105.6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7171">
                <text:p>37171</text:p>
              </table:table-cell>
              <table:table-cell office:value-type="float" office:value="-105.34413">
                <text:p>-105.34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7327">
                <text:p>37327</text:p>
              </table:table-cell>
              <table:table-cell office:value-type="float" office:value="-104.59637">
                <text:p>-104.59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7483">
                <text:p>37483</text:p>
              </table:table-cell>
              <table:table-cell office:value-type="float" office:value="-102.54999">
                <text:p>-102.54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7639">
                <text:p>37639</text:p>
              </table:table-cell>
              <table:table-cell office:value-type="float" office:value="-104.12043">
                <text:p>-104.12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7795">
                <text:p>37795</text:p>
              </table:table-cell>
              <table:table-cell office:value-type="float" office:value="-105.7587">
                <text:p>-105.7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7951">
                <text:p>37951</text:p>
              </table:table-cell>
              <table:table-cell office:value-type="float" office:value="-104.92959">
                <text:p>-104.92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107">
                <text:p>38107</text:p>
              </table:table-cell>
              <table:table-cell office:value-type="float" office:value="-103.57492">
                <text:p>-103.57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263">
                <text:p>38263</text:p>
              </table:table-cell>
              <table:table-cell office:value-type="float" office:value="-104.94555">
                <text:p>-104.94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419">
                <text:p>38419</text:p>
              </table:table-cell>
              <table:table-cell office:value-type="float" office:value="-105.27511">
                <text:p>-105.27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575">
                <text:p>38575</text:p>
              </table:table-cell>
              <table:table-cell office:value-type="float" office:value="-103.83988">
                <text:p>-103.83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731">
                <text:p>38731</text:p>
              </table:table-cell>
              <table:table-cell office:value-type="float" office:value="-100.18431">
                <text:p>-100.18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886">
                <text:p>38886</text:p>
              </table:table-cell>
              <table:table-cell office:value-type="float" office:value="-102.40235">
                <text:p>-102.40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9042">
                <text:p>39042</text:p>
              </table:table-cell>
              <table:table-cell office:value-type="float" office:value="-105.35491">
                <text:p>-105.3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198">
                <text:p>39198</text:p>
              </table:table-cell>
              <table:table-cell office:value-type="float" office:value="-104.47215">
                <text:p>-104.47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9354">
                <text:p>39354</text:p>
              </table:table-cell>
              <table:table-cell office:value-type="float" office:value="-103.9047">
                <text:p>-103.9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510">
                <text:p>39510</text:p>
              </table:table-cell>
              <table:table-cell office:value-type="float" office:value="-106.20196">
                <text:p>-106.2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9666">
                <text:p>39666</text:p>
              </table:table-cell>
              <table:table-cell office:value-type="float" office:value="-107.63562">
                <text:p>-107.6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9822">
                <text:p>39822</text:p>
              </table:table-cell>
              <table:table-cell office:value-type="float" office:value="-104.97306">
                <text:p>-104.97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9978">
                <text:p>39978</text:p>
              </table:table-cell>
              <table:table-cell office:value-type="float" office:value="-104.05116">
                <text:p>-104.05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0134">
                <text:p>40134</text:p>
              </table:table-cell>
              <table:table-cell office:value-type="float" office:value="-107.33531">
                <text:p>-107.33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0290">
                <text:p>40290</text:p>
              </table:table-cell>
              <table:table-cell office:value-type="float" office:value="-106.8461">
                <text:p>-106.8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0445">
                <text:p>40445</text:p>
              </table:table-cell>
              <table:table-cell office:value-type="float" office:value="-105.67312">
                <text:p>-105.67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0601">
                <text:p>40601</text:p>
              </table:table-cell>
              <table:table-cell office:value-type="float" office:value="-105.82499">
                <text:p>-105.8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0757">
                <text:p>40757</text:p>
              </table:table-cell>
              <table:table-cell office:value-type="float" office:value="-105.4713">
                <text:p>-105.4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0913">
                <text:p>40913</text:p>
              </table:table-cell>
              <table:table-cell office:value-type="float" office:value="-104.16942">
                <text:p>-104.16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1069">
                <text:p>41069</text:p>
              </table:table-cell>
              <table:table-cell office:value-type="float" office:value="-103.86722">
                <text:p>-103.8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1225">
                <text:p>41225</text:p>
              </table:table-cell>
              <table:table-cell office:value-type="float" office:value="-103.09712">
                <text:p>-103.0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1381">
                <text:p>41381</text:p>
              </table:table-cell>
              <table:table-cell office:value-type="float" office:value="-106.95941">
                <text:p>-106.95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1537">
                <text:p>41537</text:p>
              </table:table-cell>
              <table:table-cell office:value-type="float" office:value="-106.54999">
                <text:p>-106.54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1693">
                <text:p>41693</text:p>
              </table:table-cell>
              <table:table-cell office:value-type="float" office:value="-104.40524">
                <text:p>-104.4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1849">
                <text:p>41849</text:p>
              </table:table-cell>
              <table:table-cell office:value-type="float" office:value="-105.34051">
                <text:p>-105.3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2004">
                <text:p>42004</text:p>
              </table:table-cell>
              <table:table-cell office:value-type="float" office:value="-106.51781">
                <text:p>-106.5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2160">
                <text:p>42160</text:p>
              </table:table-cell>
              <table:table-cell office:value-type="float" office:value="-105.95116">
                <text:p>-105.95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2316">
                <text:p>42316</text:p>
              </table:table-cell>
              <table:table-cell office:value-type="float" office:value="-108.23056">
                <text:p>-108.2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2472">
                <text:p>42472</text:p>
              </table:table-cell>
              <table:table-cell office:value-type="float" office:value="-103.43687">
                <text:p>-103.43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2628">
                <text:p>42628</text:p>
              </table:table-cell>
              <table:table-cell office:value-type="float" office:value="-105.38131">
                <text:p>-105.3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2784">
                <text:p>42784</text:p>
              </table:table-cell>
              <table:table-cell office:value-type="float" office:value="-105.66937">
                <text:p>-105.6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2940">
                <text:p>42940</text:p>
              </table:table-cell>
              <table:table-cell office:value-type="float" office:value="-106.2664">
                <text:p>-106.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3096">
                <text:p>43096</text:p>
              </table:table-cell>
              <table:table-cell office:value-type="float" office:value="-106.04116">
                <text:p>-106.04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3252">
                <text:p>43252</text:p>
              </table:table-cell>
              <table:table-cell office:value-type="float" office:value="-104.63684">
                <text:p>-104.6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408">
                <text:p>43408</text:p>
              </table:table-cell>
              <table:table-cell office:value-type="float" office:value="-105.06674">
                <text:p>-105.06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3563">
                <text:p>43563</text:p>
              </table:table-cell>
              <table:table-cell office:value-type="float" office:value="-105.57632">
                <text:p>-105.57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3719">
                <text:p>43719</text:p>
              </table:table-cell>
              <table:table-cell office:value-type="float" office:value="-103.17316">
                <text:p>-103.17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3875">
                <text:p>43875</text:p>
              </table:table-cell>
              <table:table-cell office:value-type="float" office:value="-107.32705">
                <text:p>-107.32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4031">
                <text:p>44031</text:p>
              </table:table-cell>
              <table:table-cell office:value-type="float" office:value="-108.38238">
                <text:p>-108.38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4187">
                <text:p>44187</text:p>
              </table:table-cell>
              <table:table-cell office:value-type="float" office:value="-108.93789">
                <text:p>-108.9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4343">
                <text:p>44343</text:p>
              </table:table-cell>
              <table:table-cell office:value-type="float" office:value="-108.3365">
                <text:p>-108.3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4499">
                <text:p>44499</text:p>
              </table:table-cell>
              <table:table-cell office:value-type="float" office:value="-108.62196">
                <text:p>-108.6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4655">
                <text:p>44655</text:p>
              </table:table-cell>
              <table:table-cell office:value-type="float" office:value="-105.62859">
                <text:p>-105.62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4811">
                <text:p>44811</text:p>
              </table:table-cell>
              <table:table-cell office:value-type="float" office:value="-106.50941">
                <text:p>-106.50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4967">
                <text:p>44967</text:p>
              </table:table-cell>
              <table:table-cell office:value-type="float" office:value="-106.43808">
                <text:p>-106.4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5122">
                <text:p>45122</text:p>
              </table:table-cell>
              <table:table-cell office:value-type="float" office:value="-106.32751">
                <text:p>-106.3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5278">
                <text:p>45278</text:p>
              </table:table-cell>
              <table:table-cell office:value-type="float" office:value="-107.54406">
                <text:p>-107.54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5434">
                <text:p>45434</text:p>
              </table:table-cell>
              <table:table-cell office:value-type="float" office:value="-107.86691">
                <text:p>-107.86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5590">
                <text:p>45590</text:p>
              </table:table-cell>
              <table:table-cell office:value-type="float" office:value="-106.1134">
                <text:p>-106.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5746">
                <text:p>45746</text:p>
              </table:table-cell>
              <table:table-cell office:value-type="float" office:value="-106.18455">
                <text:p>-106.18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5902">
                <text:p>45902</text:p>
              </table:table-cell>
              <table:table-cell office:value-type="float" office:value="-104.48962">
                <text:p>-104.48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6058">
                <text:p>46058</text:p>
              </table:table-cell>
              <table:table-cell office:value-type="float" office:value="-105.26756">
                <text:p>-105.26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6214">
                <text:p>46214</text:p>
              </table:table-cell>
              <table:table-cell office:value-type="float" office:value="-107.43211">
                <text:p>-107.43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6370">
                <text:p>46370</text:p>
              </table:table-cell>
              <table:table-cell office:value-type="float" office:value="-108.62597">
                <text:p>-108.62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6526">
                <text:p>46526</text:p>
              </table:table-cell>
              <table:table-cell office:value-type="float" office:value="-105.78444">
                <text:p>-105.78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6682">
                <text:p>46682</text:p>
              </table:table-cell>
              <table:table-cell office:value-type="float" office:value="-106.388">
                <text:p>-106.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6837">
                <text:p>46837</text:p>
              </table:table-cell>
              <table:table-cell office:value-type="float" office:value="-108.72384">
                <text:p>-108.7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6993">
                <text:p>46993</text:p>
              </table:table-cell>
              <table:table-cell office:value-type="float" office:value="-107.42147">
                <text:p>-107.42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7149">
                <text:p>47149</text:p>
              </table:table-cell>
              <table:table-cell office:value-type="float" office:value="-106.46761">
                <text:p>-106.46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7305">
                <text:p>47305</text:p>
              </table:table-cell>
              <table:table-cell office:value-type="float" office:value="-105.49316">
                <text:p>-105.49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7461">
                <text:p>47461</text:p>
              </table:table-cell>
              <table:table-cell office:value-type="float" office:value="-105.92525">
                <text:p>-105.9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7617">
                <text:p>47617</text:p>
              </table:table-cell>
              <table:table-cell office:value-type="float" office:value="-104.76952">
                <text:p>-104.76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7773">
                <text:p>47773</text:p>
              </table:table-cell>
              <table:table-cell office:value-type="float" office:value="-105.12955">
                <text:p>-105.12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7929">
                <text:p>47929</text:p>
              </table:table-cell>
              <table:table-cell office:value-type="float" office:value="-105.30871">
                <text:p>-105.30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8085">
                <text:p>48085</text:p>
              </table:table-cell>
              <table:table-cell office:value-type="float" office:value="-108.90209">
                <text:p>-108.90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8241">
                <text:p>48241</text:p>
              </table:table-cell>
              <table:table-cell office:value-type="float" office:value="-105.43124">
                <text:p>-105.4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8396">
                <text:p>48396</text:p>
              </table:table-cell>
              <table:table-cell office:value-type="float" office:value="-109.44431">
                <text:p>-109.44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8552">
                <text:p>48552</text:p>
              </table:table-cell>
              <table:table-cell office:value-type="float" office:value="-106.66332">
                <text:p>-106.66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8708">
                <text:p>48708</text:p>
              </table:table-cell>
              <table:table-cell office:value-type="float" office:value="-103.66445">
                <text:p>-103.6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8864">
                <text:p>48864</text:p>
              </table:table-cell>
              <table:table-cell office:value-type="float" office:value="-105.25158">
                <text:p>-105.25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020">
                <text:p>49020</text:p>
              </table:table-cell>
              <table:table-cell office:value-type="float" office:value="-108.60172">
                <text:p>-108.60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176">
                <text:p>49176</text:p>
              </table:table-cell>
              <table:table-cell office:value-type="float" office:value="-107.69511">
                <text:p>-107.6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332">
                <text:p>49332</text:p>
              </table:table-cell>
              <table:table-cell office:value-type="float" office:value="-107.96785">
                <text:p>-107.96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488">
                <text:p>49488</text:p>
              </table:table-cell>
              <table:table-cell office:value-type="float" office:value="-107.89618">
                <text:p>-107.89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644">
                <text:p>49644</text:p>
              </table:table-cell>
              <table:table-cell office:value-type="float" office:value="-107.30819">
                <text:p>-107.30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800">
                <text:p>49800</text:p>
              </table:table-cell>
              <table:table-cell office:value-type="float" office:value="-108.96328">
                <text:p>-108.96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955">
                <text:p>49955</text:p>
              </table:table-cell>
              <table:table-cell office:value-type="float" office:value="-106.60594">
                <text:p>-106.60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0111">
                <text:p>50111</text:p>
              </table:table-cell>
              <table:table-cell office:value-type="float" office:value="-106.11">
                <text:p>-106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0267">
                <text:p>50267</text:p>
              </table:table-cell>
              <table:table-cell office:value-type="float" office:value="-109.31516">
                <text:p>-109.3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0423">
                <text:p>50423</text:p>
              </table:table-cell>
              <table:table-cell office:value-type="float" office:value="-108.12734">
                <text:p>-108.1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0579">
                <text:p>50579</text:p>
              </table:table-cell>
              <table:table-cell office:value-type="float" office:value="-107.55662">
                <text:p>-107.55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0735">
                <text:p>50735</text:p>
              </table:table-cell>
              <table:table-cell office:value-type="float" office:value="-107.5358">
                <text:p>-107.5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50891">
                <text:p>50891</text:p>
              </table:table-cell>
              <table:table-cell office:value-type="float" office:value="-107.71028">
                <text:p>-107.7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1047">
                <text:p>51047</text:p>
              </table:table-cell>
              <table:table-cell office:value-type="float" office:value="-112.04136">
                <text:p>-112.04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1203">
                <text:p>51203</text:p>
              </table:table-cell>
              <table:table-cell office:value-type="float" office:value="-107.47436">
                <text:p>-107.47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1359">
                <text:p>51359</text:p>
              </table:table-cell>
              <table:table-cell office:value-type="float" office:value="-105.19862">
                <text:p>-105.19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1514">
                <text:p>51514</text:p>
              </table:table-cell>
              <table:table-cell office:value-type="float" office:value="-106.06211">
                <text:p>-106.06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1670">
                <text:p>51670</text:p>
              </table:table-cell>
              <table:table-cell office:value-type="float" office:value="-109.47438">
                <text:p>-109.47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1826">
                <text:p>51826</text:p>
              </table:table-cell>
              <table:table-cell office:value-type="float" office:value="-108.82116">
                <text:p>-108.8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1982">
                <text:p>51982</text:p>
              </table:table-cell>
              <table:table-cell office:value-type="float" office:value="-109.07809">
                <text:p>-109.07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2138">
                <text:p>52138</text:p>
              </table:table-cell>
              <table:table-cell office:value-type="float" office:value="-106.73788">
                <text:p>-106.73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2294">
                <text:p>52294</text:p>
              </table:table-cell>
              <table:table-cell office:value-type="float" office:value="-107.32972">
                <text:p>-107.32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2450">
                <text:p>52450</text:p>
              </table:table-cell>
              <table:table-cell office:value-type="float" office:value="-109.05839">
                <text:p>-109.05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2606">
                <text:p>52606</text:p>
              </table:table-cell>
              <table:table-cell office:value-type="float" office:value="-106.25595">
                <text:p>-106.25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2762">
                <text:p>52762</text:p>
              </table:table-cell>
              <table:table-cell office:value-type="float" office:value="-108.0979">
                <text:p>-108.0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2918">
                <text:p>52918</text:p>
              </table:table-cell>
              <table:table-cell office:value-type="float" office:value="-107.34132">
                <text:p>-107.34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3073">
                <text:p>53073</text:p>
              </table:table-cell>
              <table:table-cell office:value-type="float" office:value="-107.02485">
                <text:p>-107.0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3229">
                <text:p>53229</text:p>
              </table:table-cell>
              <table:table-cell office:value-type="float" office:value="-109.81679">
                <text:p>-109.81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3385">
                <text:p>53385</text:p>
              </table:table-cell>
              <table:table-cell office:value-type="float" office:value="-108.21836">
                <text:p>-108.21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3541">
                <text:p>53541</text:p>
              </table:table-cell>
              <table:table-cell office:value-type="float" office:value="-108.2205">
                <text:p>-108.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3697">
                <text:p>53697</text:p>
              </table:table-cell>
              <table:table-cell office:value-type="float" office:value="-107.29425">
                <text:p>-107.2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3853">
                <text:p>53853</text:p>
              </table:table-cell>
              <table:table-cell office:value-type="float" office:value="-107.10488">
                <text:p>-107.10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4009">
                <text:p>54009</text:p>
              </table:table-cell>
              <table:table-cell office:value-type="float" office:value="-109.0088">
                <text:p>-109.0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4165">
                <text:p>54165</text:p>
              </table:table-cell>
              <table:table-cell office:value-type="float" office:value="-109.0416">
                <text:p>-109.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4321">
                <text:p>54321</text:p>
              </table:table-cell>
              <table:table-cell office:value-type="float" office:value="-107.41545">
                <text:p>-107.4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4477">
                <text:p>54477</text:p>
              </table:table-cell>
              <table:table-cell office:value-type="float" office:value="-109.54797">
                <text:p>-109.54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4633">
                <text:p>54633</text:p>
              </table:table-cell>
              <table:table-cell office:value-type="float" office:value="-110.44152">
                <text:p>-110.4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4788">
                <text:p>54788</text:p>
              </table:table-cell>
              <table:table-cell office:value-type="float" office:value="-108.28285">
                <text:p>-108.28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4944">
                <text:p>54944</text:p>
              </table:table-cell>
              <table:table-cell office:value-type="float" office:value="-108.139">
                <text:p>-108.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5100">
                <text:p>55100</text:p>
              </table:table-cell>
              <table:table-cell office:value-type="float" office:value="-107.84075">
                <text:p>-107.8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5256">
                <text:p>55256</text:p>
              </table:table-cell>
              <table:table-cell office:value-type="float" office:value="-112.60151">
                <text:p>-112.60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5412">
                <text:p>55412</text:p>
              </table:table-cell>
              <table:table-cell office:value-type="float" office:value="-110.85166">
                <text:p>-110.85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5568">
                <text:p>55568</text:p>
              </table:table-cell>
              <table:table-cell office:value-type="float" office:value="-107.72335">
                <text:p>-107.72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5724">
                <text:p>55724</text:p>
              </table:table-cell>
              <table:table-cell office:value-type="float" office:value="-109.64174">
                <text:p>-109.64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5880">
                <text:p>55880</text:p>
              </table:table-cell>
              <table:table-cell office:value-type="float" office:value="-109.9332">
                <text:p>-109.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6036">
                <text:p>56036</text:p>
              </table:table-cell>
              <table:table-cell office:value-type="float" office:value="-108.78938">
                <text:p>-108.78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6192">
                <text:p>56192</text:p>
              </table:table-cell>
              <table:table-cell office:value-type="float" office:value="-109.75409">
                <text:p>-109.75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6347">
                <text:p>56347</text:p>
              </table:table-cell>
              <table:table-cell office:value-type="float" office:value="-104.96391">
                <text:p>-104.96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6503">
                <text:p>56503</text:p>
              </table:table-cell>
              <table:table-cell office:value-type="float" office:value="-107.90876">
                <text:p>-107.9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6659">
                <text:p>56659</text:p>
              </table:table-cell>
              <table:table-cell office:value-type="float" office:value="-108.47755">
                <text:p>-108.47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6815">
                <text:p>56815</text:p>
              </table:table-cell>
              <table:table-cell office:value-type="float" office:value="-108.81188">
                <text:p>-108.8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6971">
                <text:p>56971</text:p>
              </table:table-cell>
              <table:table-cell office:value-type="float" office:value="-108.5943">
                <text:p>-108.5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7127">
                <text:p>57127</text:p>
              </table:table-cell>
              <table:table-cell office:value-type="float" office:value="-108.76409">
                <text:p>-108.76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7283">
                <text:p>57283</text:p>
              </table:table-cell>
              <table:table-cell office:value-type="float" office:value="-105.89366">
                <text:p>-105.8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7439">
                <text:p>57439</text:p>
              </table:table-cell>
              <table:table-cell office:value-type="float" office:value="-105.38742">
                <text:p>-105.38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7595">
                <text:p>57595</text:p>
              </table:table-cell>
              <table:table-cell office:value-type="float" office:value="-109.3992">
                <text:p>-109.3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7751">
                <text:p>57751</text:p>
              </table:table-cell>
              <table:table-cell office:value-type="float" office:value="-108.09632">
                <text:p>-108.0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7906">
                <text:p>57906</text:p>
              </table:table-cell>
              <table:table-cell office:value-type="float" office:value="-106.80201">
                <text:p>-106.80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8062">
                <text:p>58062</text:p>
              </table:table-cell>
              <table:table-cell office:value-type="float" office:value="-109.40313">
                <text:p>-109.40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8218">
                <text:p>58218</text:p>
              </table:table-cell>
              <table:table-cell office:value-type="float" office:value="-108.08749">
                <text:p>-108.08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8374">
                <text:p>58374</text:p>
              </table:table-cell>
              <table:table-cell office:value-type="float" office:value="-109.79569">
                <text:p>-109.79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530">
                <text:p>58530</text:p>
              </table:table-cell>
              <table:table-cell office:value-type="float" office:value="-107.67949">
                <text:p>-107.67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8686">
                <text:p>58686</text:p>
              </table:table-cell>
              <table:table-cell office:value-type="float" office:value="-107.33218">
                <text:p>-107.33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8842">
                <text:p>58842</text:p>
              </table:table-cell>
              <table:table-cell office:value-type="float" office:value="-107.39441">
                <text:p>-107.39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8998">
                <text:p>58998</text:p>
              </table:table-cell>
              <table:table-cell office:value-type="float" office:value="-108.27922">
                <text:p>-108.27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9154">
                <text:p>59154</text:p>
              </table:table-cell>
              <table:table-cell office:value-type="float" office:value="-109.32746">
                <text:p>-109.32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9310">
                <text:p>59310</text:p>
              </table:table-cell>
              <table:table-cell office:value-type="float" office:value="-110.05348">
                <text:p>-110.05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9465">
                <text:p>59465</text:p>
              </table:table-cell>
              <table:table-cell office:value-type="float" office:value="-107.41121">
                <text:p>-107.4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9621">
                <text:p>59621</text:p>
              </table:table-cell>
              <table:table-cell office:value-type="float" office:value="-109.05476">
                <text:p>-109.05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9777">
                <text:p>59777</text:p>
              </table:table-cell>
              <table:table-cell office:value-type="float" office:value="-107.37668">
                <text:p>-107.37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9933">
                <text:p>59933</text:p>
              </table:table-cell>
              <table:table-cell office:value-type="float" office:value="-108.9161">
                <text:p>-108.9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0089">
                <text:p>60089</text:p>
              </table:table-cell>
              <table:table-cell office:value-type="float" office:value="-106.19472">
                <text:p>-106.1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0245">
                <text:p>60245</text:p>
              </table:table-cell>
              <table:table-cell office:value-type="float" office:value="-109.03634">
                <text:p>-109.03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0401">
                <text:p>60401</text:p>
              </table:table-cell>
              <table:table-cell office:value-type="float" office:value="-110.32004">
                <text:p>-110.3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0557">
                <text:p>60557</text:p>
              </table:table-cell>
              <table:table-cell office:value-type="float" office:value="-110.99806">
                <text:p>-110.99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0713">
                <text:p>60713</text:p>
              </table:table-cell>
              <table:table-cell office:value-type="float" office:value="-111.89469">
                <text:p>-111.89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0869">
                <text:p>60869</text:p>
              </table:table-cell>
              <table:table-cell office:value-type="float" office:value="-110.21541">
                <text:p>-110.21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1024">
                <text:p>61024</text:p>
              </table:table-cell>
              <table:table-cell office:value-type="float" office:value="-110.71397">
                <text:p>-110.7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1180">
                <text:p>61180</text:p>
              </table:table-cell>
              <table:table-cell office:value-type="float" office:value="-108.77889">
                <text:p>-108.77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1336">
                <text:p>61336</text:p>
              </table:table-cell>
              <table:table-cell office:value-type="float" office:value="-110.1227">
                <text:p>-110.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1492">
                <text:p>61492</text:p>
              </table:table-cell>
              <table:table-cell office:value-type="float" office:value="-108.52957">
                <text:p>-108.52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1648">
                <text:p>61648</text:p>
              </table:table-cell>
              <table:table-cell office:value-type="float" office:value="-110.61378">
                <text:p>-110.6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1804">
                <text:p>61804</text:p>
              </table:table-cell>
              <table:table-cell office:value-type="float" office:value="-110.08149">
                <text:p>-110.08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1960">
                <text:p>61960</text:p>
              </table:table-cell>
              <table:table-cell office:value-type="float" office:value="-108.57851">
                <text:p>-108.5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2116">
                <text:p>62116</text:p>
              </table:table-cell>
              <table:table-cell office:value-type="float" office:value="-108.11244">
                <text:p>-108.1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2272">
                <text:p>62272</text:p>
              </table:table-cell>
              <table:table-cell office:value-type="float" office:value="-108.28047">
                <text:p>-108.28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2428">
                <text:p>62428</text:p>
              </table:table-cell>
              <table:table-cell office:value-type="float" office:value="-108.46652">
                <text:p>-108.46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2584">
                <text:p>62584</text:p>
              </table:table-cell>
              <table:table-cell office:value-type="float" office:value="-109.49209">
                <text:p>-109.49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2739">
                <text:p>62739</text:p>
              </table:table-cell>
              <table:table-cell office:value-type="float" office:value="-111.67181">
                <text:p>-111.67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2895">
                <text:p>62895</text:p>
              </table:table-cell>
              <table:table-cell office:value-type="float" office:value="-110.08949">
                <text:p>-110.08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3051">
                <text:p>63051</text:p>
              </table:table-cell>
              <table:table-cell office:value-type="float" office:value="-108.08219">
                <text:p>-108.08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3207">
                <text:p>63207</text:p>
              </table:table-cell>
              <table:table-cell office:value-type="float" office:value="-107.58441">
                <text:p>-107.5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3363">
                <text:p>63363</text:p>
              </table:table-cell>
              <table:table-cell office:value-type="float" office:value="-108.54641">
                <text:p>-108.5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3519">
                <text:p>63519</text:p>
              </table:table-cell>
              <table:table-cell office:value-type="float" office:value="-108.1421">
                <text:p>-108.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3675">
                <text:p>63675</text:p>
              </table:table-cell>
              <table:table-cell office:value-type="float" office:value="-105.86924">
                <text:p>-105.86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3831">
                <text:p>63831</text:p>
              </table:table-cell>
              <table:table-cell office:value-type="float" office:value="-106.47355">
                <text:p>-106.47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3987">
                <text:p>63987</text:p>
              </table:table-cell>
              <table:table-cell office:value-type="float" office:value="-109.06882">
                <text:p>-109.0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143">
                <text:p>64143</text:p>
              </table:table-cell>
              <table:table-cell office:value-type="float" office:value="-109.11278">
                <text:p>-109.1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4298">
                <text:p>64298</text:p>
              </table:table-cell>
              <table:table-cell office:value-type="float" office:value="-106.56847">
                <text:p>-106.56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4454">
                <text:p>64454</text:p>
              </table:table-cell>
              <table:table-cell office:value-type="float" office:value="-107.70686">
                <text:p>-107.70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4610">
                <text:p>64610</text:p>
              </table:table-cell>
              <table:table-cell office:value-type="float" office:value="-107.36621">
                <text:p>-107.36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4766">
                <text:p>64766</text:p>
              </table:table-cell>
              <table:table-cell office:value-type="float" office:value="-108.42419">
                <text:p>-108.42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4922">
                <text:p>64922</text:p>
              </table:table-cell>
              <table:table-cell office:value-type="float" office:value="-107.01025">
                <text:p>-107.0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5078">
                <text:p>65078</text:p>
              </table:table-cell>
              <table:table-cell office:value-type="float" office:value="-110.57848">
                <text:p>-110.57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5234">
                <text:p>65234</text:p>
              </table:table-cell>
              <table:table-cell office:value-type="float" office:value="-109.25209">
                <text:p>-109.2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5390">
                <text:p>65390</text:p>
              </table:table-cell>
              <table:table-cell office:value-type="float" office:value="-110.50313">
                <text:p>-110.50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5546">
                <text:p>65546</text:p>
              </table:table-cell>
              <table:table-cell office:value-type="float" office:value="-109.09472">
                <text:p>-109.0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5702">
                <text:p>65702</text:p>
              </table:table-cell>
              <table:table-cell office:value-type="float" office:value="-108.669">
                <text:p>-108.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5857">
                <text:p>65857</text:p>
              </table:table-cell>
              <table:table-cell office:value-type="float" office:value="-107.62496">
                <text:p>-107.6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6013">
                <text:p>66013</text:p>
              </table:table-cell>
              <table:table-cell office:value-type="float" office:value="-107.36309">
                <text:p>-107.36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6169">
                <text:p>66169</text:p>
              </table:table-cell>
              <table:table-cell office:value-type="float" office:value="-108.74942">
                <text:p>-108.74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6325">
                <text:p>66325</text:p>
              </table:table-cell>
              <table:table-cell office:value-type="float" office:value="-108.44791">
                <text:p>-108.4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66481">
                <text:p>66481</text:p>
              </table:table-cell>
              <table:table-cell office:value-type="float" office:value="-109.29658">
                <text:p>-109.2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6637">
                <text:p>66637</text:p>
              </table:table-cell>
              <table:table-cell office:value-type="float" office:value="-111.10086">
                <text:p>-111.10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6793">
                <text:p>66793</text:p>
              </table:table-cell>
              <table:table-cell office:value-type="float" office:value="-109.84012">
                <text:p>-109.84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6949">
                <text:p>66949</text:p>
              </table:table-cell>
              <table:table-cell office:value-type="float" office:value="-107.76078">
                <text:p>-107.76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105">
                <text:p>67105</text:p>
              </table:table-cell>
              <table:table-cell office:value-type="float" office:value="-110.38531">
                <text:p>-110.3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7261">
                <text:p>67261</text:p>
              </table:table-cell>
              <table:table-cell office:value-type="float" office:value="-107.92955">
                <text:p>-107.92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7416">
                <text:p>67416</text:p>
              </table:table-cell>
              <table:table-cell office:value-type="float" office:value="-105.80855">
                <text:p>-105.80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7572">
                <text:p>67572</text:p>
              </table:table-cell>
              <table:table-cell office:value-type="float" office:value="-108.17059">
                <text:p>-108.17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7728">
                <text:p>67728</text:p>
              </table:table-cell>
              <table:table-cell office:value-type="float" office:value="-108.34566">
                <text:p>-108.34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67884">
                <text:p>67884</text:p>
              </table:table-cell>
              <table:table-cell office:value-type="float" office:value="-106.76699">
                <text:p>-106.76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68040">
                <text:p>68040</text:p>
              </table:table-cell>
              <table:table-cell office:value-type="float" office:value="-107.07469">
                <text:p>-107.07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8196">
                <text:p>68196</text:p>
              </table:table-cell>
              <table:table-cell office:value-type="float" office:value="-107.30731">
                <text:p>-107.30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68352">
                <text:p>68352</text:p>
              </table:table-cell>
              <table:table-cell office:value-type="float" office:value="-108.74484">
                <text:p>-108.74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8508">
                <text:p>68508</text:p>
              </table:table-cell>
              <table:table-cell office:value-type="float" office:value="-108.01561">
                <text:p>-108.01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8664">
                <text:p>68664</text:p>
              </table:table-cell>
              <table:table-cell office:value-type="float" office:value="-111.26112">
                <text:p>-111.2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8820">
                <text:p>68820</text:p>
              </table:table-cell>
              <table:table-cell office:value-type="float" office:value="-109.58131">
                <text:p>-109.5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68976">
                <text:p>68976</text:p>
              </table:table-cell>
              <table:table-cell office:value-type="float" office:value="-108.32141">
                <text:p>-108.32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9131">
                <text:p>69131</text:p>
              </table:table-cell>
              <table:table-cell office:value-type="float" office:value="-108.8752">
                <text:p>-108.8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9287">
                <text:p>69287</text:p>
              </table:table-cell>
              <table:table-cell office:value-type="float" office:value="-105.36922">
                <text:p>-105.36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69443">
                <text:p>69443</text:p>
              </table:table-cell>
              <table:table-cell office:value-type="float" office:value="-108.07412">
                <text:p>-108.07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9599">
                <text:p>69599</text:p>
              </table:table-cell>
              <table:table-cell office:value-type="float" office:value="-106.73184">
                <text:p>-106.7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9755">
                <text:p>69755</text:p>
              </table:table-cell>
              <table:table-cell office:value-type="float" office:value="-107.865">
                <text:p>-107.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9911">
                <text:p>69911</text:p>
              </table:table-cell>
              <table:table-cell office:value-type="float" office:value="-110.73657">
                <text:p>-110.73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0067">
                <text:p>70067</text:p>
              </table:table-cell>
              <table:table-cell office:value-type="float" office:value="-108.18241">
                <text:p>-108.18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0223">
                <text:p>70223</text:p>
              </table:table-cell>
              <table:table-cell office:value-type="float" office:value="-109.77176">
                <text:p>-109.77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0379">
                <text:p>70379</text:p>
              </table:table-cell>
              <table:table-cell office:value-type="float" office:value="-108.85645">
                <text:p>-108.85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0535">
                <text:p>70535</text:p>
              </table:table-cell>
              <table:table-cell office:value-type="float" office:value="-112.57462">
                <text:p>-112.57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0690">
                <text:p>70690</text:p>
              </table:table-cell>
              <table:table-cell office:value-type="float" office:value="-110.0755">
                <text:p>-110.0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0846">
                <text:p>70846</text:p>
              </table:table-cell>
              <table:table-cell office:value-type="float" office:value="-109.78793">
                <text:p>-109.7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1002">
                <text:p>71002</text:p>
              </table:table-cell>
              <table:table-cell office:value-type="float" office:value="-109.40496">
                <text:p>-109.40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1158">
                <text:p>71158</text:p>
              </table:table-cell>
              <table:table-cell office:value-type="float" office:value="-107.24999">
                <text:p>-107.24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1314">
                <text:p>71314</text:p>
              </table:table-cell>
              <table:table-cell office:value-type="float" office:value="-106.30308">
                <text:p>-106.30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1470">
                <text:p>71470</text:p>
              </table:table-cell>
              <table:table-cell office:value-type="float" office:value="-107.37156">
                <text:p>-107.37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1626">
                <text:p>71626</text:p>
              </table:table-cell>
              <table:table-cell office:value-type="float" office:value="-106.46887">
                <text:p>-106.46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1782">
                <text:p>71782</text:p>
              </table:table-cell>
              <table:table-cell office:value-type="float" office:value="-108.89536">
                <text:p>-108.89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1938">
                <text:p>71938</text:p>
              </table:table-cell>
              <table:table-cell office:value-type="float" office:value="-109.287">
                <text:p>-109.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2094">
                <text:p>72094</text:p>
              </table:table-cell>
              <table:table-cell office:value-type="float" office:value="-112.02911">
                <text:p>-112.02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2249">
                <text:p>72249</text:p>
              </table:table-cell>
              <table:table-cell office:value-type="float" office:value="-112.02035">
                <text:p>-112.02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2405">
                <text:p>72405</text:p>
              </table:table-cell>
              <table:table-cell office:value-type="float" office:value="-107.83906">
                <text:p>-107.83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2561">
                <text:p>72561</text:p>
              </table:table-cell>
              <table:table-cell office:value-type="float" office:value="-111.91499">
                <text:p>-111.9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2717">
                <text:p>72717</text:p>
              </table:table-cell>
              <table:table-cell office:value-type="float" office:value="-111.45532">
                <text:p>-111.45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2873">
                <text:p>72873</text:p>
              </table:table-cell>
              <table:table-cell office:value-type="float" office:value="-105.87094">
                <text:p>-105.87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3029">
                <text:p>73029</text:p>
              </table:table-cell>
              <table:table-cell office:value-type="float" office:value="-106.48486">
                <text:p>-106.48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3185">
                <text:p>73185</text:p>
              </table:table-cell>
              <table:table-cell office:value-type="float" office:value="-109.68374">
                <text:p>-109.6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3341">
                <text:p>73341</text:p>
              </table:table-cell>
              <table:table-cell office:value-type="float" office:value="-106.34309">
                <text:p>-106.34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3497">
                <text:p>73497</text:p>
              </table:table-cell>
              <table:table-cell office:value-type="float" office:value="-105.91425">
                <text:p>-105.9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3653">
                <text:p>73653</text:p>
              </table:table-cell>
              <table:table-cell office:value-type="float" office:value="-108.27286">
                <text:p>-108.27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3808">
                <text:p>73808</text:p>
              </table:table-cell>
              <table:table-cell office:value-type="float" office:value="-109.47803">
                <text:p>-109.47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3964">
                <text:p>73964</text:p>
              </table:table-cell>
              <table:table-cell office:value-type="float" office:value="-108.46181">
                <text:p>-108.46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4120">
                <text:p>74120</text:p>
              </table:table-cell>
              <table:table-cell office:value-type="float" office:value="-107.02699">
                <text:p>-107.0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4276">
                <text:p>74276</text:p>
              </table:table-cell>
              <table:table-cell office:value-type="float" office:value="-106.35561">
                <text:p>-106.35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4432">
                <text:p>74432</text:p>
              </table:table-cell>
              <table:table-cell office:value-type="float" office:value="-107.56336">
                <text:p>-107.56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4588">
                <text:p>74588</text:p>
              </table:table-cell>
              <table:table-cell office:value-type="float" office:value="-106.66134">
                <text:p>-106.66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4744">
                <text:p>74744</text:p>
              </table:table-cell>
              <table:table-cell office:value-type="float" office:value="-107.36597">
                <text:p>-107.36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4900">
                <text:p>74900</text:p>
              </table:table-cell>
              <table:table-cell office:value-type="float" office:value="-104.33514">
                <text:p>-104.33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5056">
                <text:p>75056</text:p>
              </table:table-cell>
              <table:table-cell office:value-type="float" office:value="-104.94724">
                <text:p>-104.94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5212">
                <text:p>75212</text:p>
              </table:table-cell>
              <table:table-cell office:value-type="float" office:value="-105.82359">
                <text:p>-105.8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5367">
                <text:p>75367</text:p>
              </table:table-cell>
              <table:table-cell office:value-type="float" office:value="-105.17838">
                <text:p>-105.17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5523">
                <text:p>75523</text:p>
              </table:table-cell>
              <table:table-cell office:value-type="float" office:value="-106.79724">
                <text:p>-106.7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5679">
                <text:p>75679</text:p>
              </table:table-cell>
              <table:table-cell office:value-type="float" office:value="-108.29461">
                <text:p>-108.29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5835">
                <text:p>75835</text:p>
              </table:table-cell>
              <table:table-cell office:value-type="float" office:value="-108.22745">
                <text:p>-108.22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5991">
                <text:p>75991</text:p>
              </table:table-cell>
              <table:table-cell office:value-type="float" office:value="-108.78158">
                <text:p>-108.78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6147">
                <text:p>76147</text:p>
              </table:table-cell>
              <table:table-cell office:value-type="float" office:value="-107.76269">
                <text:p>-107.76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6303">
                <text:p>76303</text:p>
              </table:table-cell>
              <table:table-cell office:value-type="float" office:value="-106.65106">
                <text:p>-106.65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6459">
                <text:p>76459</text:p>
              </table:table-cell>
              <table:table-cell office:value-type="float" office:value="-105.12222">
                <text:p>-105.1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6615">
                <text:p>76615</text:p>
              </table:table-cell>
              <table:table-cell office:value-type="float" office:value="-106.07952">
                <text:p>-106.07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6771">
                <text:p>76771</text:p>
              </table:table-cell>
              <table:table-cell office:value-type="float" office:value="-103.13211">
                <text:p>-103.13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6927">
                <text:p>76927</text:p>
              </table:table-cell>
              <table:table-cell office:value-type="float" office:value="-105.53516">
                <text:p>-105.53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7082">
                <text:p>77082</text:p>
              </table:table-cell>
              <table:table-cell office:value-type="float" office:value="-105.33438">
                <text:p>-105.33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7238">
                <text:p>77238</text:p>
              </table:table-cell>
              <table:table-cell office:value-type="float" office:value="-105.55611">
                <text:p>-105.55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7394">
                <text:p>77394</text:p>
              </table:table-cell>
              <table:table-cell office:value-type="float" office:value="-105.28313">
                <text:p>-105.28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7550">
                <text:p>77550</text:p>
              </table:table-cell>
              <table:table-cell office:value-type="float" office:value="-109.77361">
                <text:p>-109.77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7706">
                <text:p>77706</text:p>
              </table:table-cell>
              <table:table-cell office:value-type="float" office:value="-106.58457">
                <text:p>-106.58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7862">
                <text:p>77862</text:p>
              </table:table-cell>
              <table:table-cell office:value-type="float" office:value="-106.82794">
                <text:p>-106.82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8018">
                <text:p>78018</text:p>
              </table:table-cell>
              <table:table-cell office:value-type="float" office:value="-105.36868">
                <text:p>-105.36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8174">
                <text:p>78174</text:p>
              </table:table-cell>
              <table:table-cell office:value-type="float" office:value="-107.73476">
                <text:p>-107.73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8330">
                <text:p>78330</text:p>
              </table:table-cell>
              <table:table-cell office:value-type="float" office:value="-104.62628">
                <text:p>-104.6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8486">
                <text:p>78486</text:p>
              </table:table-cell>
              <table:table-cell office:value-type="float" office:value="-106.22871">
                <text:p>-106.22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8641">
                <text:p>78641</text:p>
              </table:table-cell>
              <table:table-cell office:value-type="float" office:value="-105.09326">
                <text:p>-105.09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8797">
                <text:p>78797</text:p>
              </table:table-cell>
              <table:table-cell office:value-type="float" office:value="-103.88563">
                <text:p>-103.88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8953">
                <text:p>78953</text:p>
              </table:table-cell>
              <table:table-cell office:value-type="float" office:value="-105.34613">
                <text:p>-105.34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9109">
                <text:p>79109</text:p>
              </table:table-cell>
              <table:table-cell office:value-type="float" office:value="-106.16931">
                <text:p>-106.16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9265">
                <text:p>79265</text:p>
              </table:table-cell>
              <table:table-cell office:value-type="float" office:value="-108.57254">
                <text:p>-108.57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9421">
                <text:p>79421</text:p>
              </table:table-cell>
              <table:table-cell office:value-type="float" office:value="-107.36124">
                <text:p>-107.36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9577">
                <text:p>79577</text:p>
              </table:table-cell>
              <table:table-cell office:value-type="float" office:value="-108.29485">
                <text:p>-108.29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9733">
                <text:p>79733</text:p>
              </table:table-cell>
              <table:table-cell office:value-type="float" office:value="-108.08457">
                <text:p>-108.08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9889">
                <text:p>79889</text:p>
              </table:table-cell>
              <table:table-cell office:value-type="float" office:value="-109.45926">
                <text:p>-109.4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0045">
                <text:p>80045</text:p>
              </table:table-cell>
              <table:table-cell office:value-type="float" office:value="-105.99511">
                <text:p>-105.9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0200">
                <text:p>80200</text:p>
              </table:table-cell>
              <table:table-cell office:value-type="float" office:value="-105.64902">
                <text:p>-105.64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0356">
                <text:p>80356</text:p>
              </table:table-cell>
              <table:table-cell office:value-type="float" office:value="-104.91734">
                <text:p>-104.9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0512">
                <text:p>80512</text:p>
              </table:table-cell>
              <table:table-cell office:value-type="float" office:value="-103.60909">
                <text:p>-103.6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0668">
                <text:p>80668</text:p>
              </table:table-cell>
              <table:table-cell office:value-type="float" office:value="-105.63595">
                <text:p>-105.63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0824">
                <text:p>80824</text:p>
              </table:table-cell>
              <table:table-cell office:value-type="float" office:value="-105.14816">
                <text:p>-105.1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0980">
                <text:p>80980</text:p>
              </table:table-cell>
              <table:table-cell office:value-type="float" office:value="-107.31525">
                <text:p>-107.3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1136">
                <text:p>81136</text:p>
              </table:table-cell>
              <table:table-cell office:value-type="float" office:value="-107.90205">
                <text:p>-107.90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1292">
                <text:p>81292</text:p>
              </table:table-cell>
              <table:table-cell office:value-type="float" office:value="-106.54314">
                <text:p>-106.54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1448">
                <text:p>81448</text:p>
              </table:table-cell>
              <table:table-cell office:value-type="float" office:value="-110.02062">
                <text:p>-110.0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1604">
                <text:p>81604</text:p>
              </table:table-cell>
              <table:table-cell office:value-type="float" office:value="-108.19582">
                <text:p>-108.1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1759">
                <text:p>81759</text:p>
              </table:table-cell>
              <table:table-cell office:value-type="float" office:value="-106.12509">
                <text:p>-106.12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1915">
                <text:p>81915</text:p>
              </table:table-cell>
              <table:table-cell office:value-type="float" office:value="-105.13652">
                <text:p>-105.13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2071">
                <text:p>82071</text:p>
              </table:table-cell>
              <table:table-cell office:value-type="float" office:value="-104.42111">
                <text:p>-104.42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2227">
                <text:p>82227</text:p>
              </table:table-cell>
              <table:table-cell office:value-type="float" office:value="-106.02916">
                <text:p>-106.0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2383">
                <text:p>82383</text:p>
              </table:table-cell>
              <table:table-cell office:value-type="float" office:value="-104.20662">
                <text:p>-104.20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2539">
                <text:p>82539</text:p>
              </table:table-cell>
              <table:table-cell office:value-type="float" office:value="-105.46356">
                <text:p>-105.46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2695">
                <text:p>82695</text:p>
              </table:table-cell>
              <table:table-cell office:value-type="float" office:value="-107.26905">
                <text:p>-107.26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2851">
                <text:p>82851</text:p>
              </table:table-cell>
              <table:table-cell office:value-type="float" office:value="-108.02003">
                <text:p>-108.0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3007">
                <text:p>83007</text:p>
              </table:table-cell>
              <table:table-cell office:value-type="float" office:value="-109.31261">
                <text:p>-109.3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3163">
                <text:p>83163</text:p>
              </table:table-cell>
              <table:table-cell office:value-type="float" office:value="-109.03355">
                <text:p>-109.03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3318">
                <text:p>83318</text:p>
              </table:table-cell>
              <table:table-cell office:value-type="float" office:value="-106.92379">
                <text:p>-106.92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3474">
                <text:p>83474</text:p>
              </table:table-cell>
              <table:table-cell office:value-type="float" office:value="-108.74062">
                <text:p>-108.7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3630">
                <text:p>83630</text:p>
              </table:table-cell>
              <table:table-cell office:value-type="float" office:value="-109.73484">
                <text:p>-109.7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3786">
                <text:p>83786</text:p>
              </table:table-cell>
              <table:table-cell office:value-type="float" office:value="-105.45379">
                <text:p>-105.45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3942">
                <text:p>83942</text:p>
              </table:table-cell>
              <table:table-cell office:value-type="float" office:value="-105.25819">
                <text:p>-105.2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4098">
                <text:p>84098</text:p>
              </table:table-cell>
              <table:table-cell office:value-type="float" office:value="-103.46988">
                <text:p>-103.46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4254">
                <text:p>84254</text:p>
              </table:table-cell>
              <table:table-cell office:value-type="float" office:value="-104.00379">
                <text:p>-104.00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4410">
                <text:p>84410</text:p>
              </table:table-cell>
              <table:table-cell office:value-type="float" office:value="-106.24711">
                <text:p>-106.24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4566">
                <text:p>84566</text:p>
              </table:table-cell>
              <table:table-cell office:value-type="float" office:value="-108.26298">
                <text:p>-108.26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4722">
                <text:p>84722</text:p>
              </table:table-cell>
              <table:table-cell office:value-type="float" office:value="-107.81856">
                <text:p>-107.8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4878">
                <text:p>84878</text:p>
              </table:table-cell>
              <table:table-cell office:value-type="float" office:value="-107.37788">
                <text:p>-107.37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5033">
                <text:p>85033</text:p>
              </table:table-cell>
              <table:table-cell office:value-type="float" office:value="-110.10682">
                <text:p>-110.10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5189">
                <text:p>85189</text:p>
              </table:table-cell>
              <table:table-cell office:value-type="float" office:value="-107.74232">
                <text:p>-107.74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5345">
                <text:p>85345</text:p>
              </table:table-cell>
              <table:table-cell office:value-type="float" office:value="-108.06636">
                <text:p>-108.06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5501">
                <text:p>85501</text:p>
              </table:table-cell>
              <table:table-cell office:value-type="float" office:value="-106.70225">
                <text:p>-106.7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5657">
                <text:p>85657</text:p>
              </table:table-cell>
              <table:table-cell office:value-type="float" office:value="-107.22758">
                <text:p>-107.2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5813">
                <text:p>85813</text:p>
              </table:table-cell>
              <table:table-cell office:value-type="float" office:value="-103.45684">
                <text:p>-103.45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5969">
                <text:p>85969</text:p>
              </table:table-cell>
              <table:table-cell office:value-type="float" office:value="-103.16494">
                <text:p>-103.16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6125">
                <text:p>86125</text:p>
              </table:table-cell>
              <table:table-cell office:value-type="float" office:value="-103.75359">
                <text:p>-103.75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6281">
                <text:p>86281</text:p>
              </table:table-cell>
              <table:table-cell office:value-type="float" office:value="-104.43514">
                <text:p>-104.43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6437">
                <text:p>86437</text:p>
              </table:table-cell>
              <table:table-cell office:value-type="float" office:value="-106.94082">
                <text:p>-106.9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6592">
                <text:p>86592</text:p>
              </table:table-cell>
              <table:table-cell office:value-type="float" office:value="-107.33462">
                <text:p>-107.33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6748">
                <text:p>86748</text:p>
              </table:table-cell>
              <table:table-cell office:value-type="float" office:value="-109.14666">
                <text:p>-109.14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6904">
                <text:p>86904</text:p>
              </table:table-cell>
              <table:table-cell office:value-type="float" office:value="-107.62938">
                <text:p>-107.62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7060">
                <text:p>87060</text:p>
              </table:table-cell>
              <table:table-cell office:value-type="float" office:value="-108.35207">
                <text:p>-108.35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7216">
                <text:p>87216</text:p>
              </table:table-cell>
              <table:table-cell office:value-type="float" office:value="-108.08331">
                <text:p>-108.08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7372">
                <text:p>87372</text:p>
              </table:table-cell>
              <table:table-cell office:value-type="float" office:value="-108.22915">
                <text:p>-108.22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7528">
                <text:p>87528</text:p>
              </table:table-cell>
              <table:table-cell office:value-type="float" office:value="-104.41308">
                <text:p>-104.4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7684">
                <text:p>87684</text:p>
              </table:table-cell>
              <table:table-cell office:value-type="float" office:value="-106.21832">
                <text:p>-106.2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7840">
                <text:p>87840</text:p>
              </table:table-cell>
              <table:table-cell office:value-type="float" office:value="-104.04256">
                <text:p>-104.04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7996">
                <text:p>87996</text:p>
              </table:table-cell>
              <table:table-cell office:value-type="float" office:value="-104.59881">
                <text:p>-104.5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8151">
                <text:p>88151</text:p>
              </table:table-cell>
              <table:table-cell office:value-type="float" office:value="-106.46069">
                <text:p>-106.4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8307">
                <text:p>88307</text:p>
              </table:table-cell>
              <table:table-cell office:value-type="float" office:value="-106.85768">
                <text:p>-106.85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8463">
                <text:p>88463</text:p>
              </table:table-cell>
              <table:table-cell office:value-type="float" office:value="-108.48788">
                <text:p>-108.48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8619">
                <text:p>88619</text:p>
              </table:table-cell>
              <table:table-cell office:value-type="float" office:value="-108.42452">
                <text:p>-108.4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8775">
                <text:p>88775</text:p>
              </table:table-cell>
              <table:table-cell office:value-type="float" office:value="-108.73382">
                <text:p>-108.73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8931">
                <text:p>88931</text:p>
              </table:table-cell>
              <table:table-cell office:value-type="float" office:value="-109.23074">
                <text:p>-109.2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9087">
                <text:p>89087</text:p>
              </table:table-cell>
              <table:table-cell office:value-type="float" office:value="-108.7308">
                <text:p>-108.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9243">
                <text:p>89243</text:p>
              </table:table-cell>
              <table:table-cell office:value-type="float" office:value="-107.49043">
                <text:p>-107.49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9399">
                <text:p>89399</text:p>
              </table:table-cell>
              <table:table-cell office:value-type="float" office:value="-105.39257">
                <text:p>-105.39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9555">
                <text:p>89555</text:p>
              </table:table-cell>
              <table:table-cell office:value-type="float" office:value="-105.06488">
                <text:p>-105.06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9710">
                <text:p>89710</text:p>
              </table:table-cell>
              <table:table-cell office:value-type="float" office:value="-105.46488">
                <text:p>-105.46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9866">
                <text:p>89866</text:p>
              </table:table-cell>
              <table:table-cell office:value-type="float" office:value="-106.51981">
                <text:p>-106.51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90022">
                <text:p>90022</text:p>
              </table:table-cell>
              <table:table-cell office:value-type="float" office:value="-105.15575">
                <text:p>-105.15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90178">
                <text:p>90178</text:p>
              </table:table-cell>
              <table:table-cell office:value-type="float" office:value="-108.46381">
                <text:p>-108.46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90334">
                <text:p>90334</text:p>
              </table:table-cell>
              <table:table-cell office:value-type="float" office:value="-108.37241">
                <text:p>-108.3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0490">
                <text:p>90490</text:p>
              </table:table-cell>
              <table:table-cell office:value-type="float" office:value="-107.69164">
                <text:p>-107.69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0646">
                <text:p>90646</text:p>
              </table:table-cell>
              <table:table-cell office:value-type="float" office:value="-108.93465">
                <text:p>-108.93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90802">
                <text:p>90802</text:p>
              </table:table-cell>
              <table:table-cell office:value-type="float" office:value="-108.19613">
                <text:p>-108.1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0958">
                <text:p>90958</text:p>
              </table:table-cell>
              <table:table-cell office:value-type="float" office:value="-107.498">
                <text:p>-107.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1114">
                <text:p>91114</text:p>
              </table:table-cell>
              <table:table-cell office:value-type="float" office:value="-107.4536">
                <text:p>-107.4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1269">
                <text:p>91269</text:p>
              </table:table-cell>
              <table:table-cell office:value-type="float" office:value="-105.11171">
                <text:p>-105.1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91425">
                <text:p>91425</text:p>
              </table:table-cell>
              <table:table-cell office:value-type="float" office:value="-104.62134">
                <text:p>-104.6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91581">
                <text:p>91581</text:p>
              </table:table-cell>
              <table:table-cell office:value-type="float" office:value="-103.88208">
                <text:p>-103.8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1737">
                <text:p>91737</text:p>
              </table:table-cell>
              <table:table-cell office:value-type="float" office:value="-105.29314">
                <text:p>-105.29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1893">
                <text:p>91893</text:p>
              </table:table-cell>
              <table:table-cell office:value-type="float" office:value="-105.83599">
                <text:p>-105.8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049">
                <text:p>92049</text:p>
              </table:table-cell>
              <table:table-cell office:value-type="float" office:value="-109.62489">
                <text:p>-109.6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2205">
                <text:p>92205</text:p>
              </table:table-cell>
              <table:table-cell office:value-type="float" office:value="-108.23098">
                <text:p>-108.23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92361">
                <text:p>92361</text:p>
              </table:table-cell>
              <table:table-cell office:value-type="float" office:value="-110.70962">
                <text:p>-110.70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92517">
                <text:p>92517</text:p>
              </table:table-cell>
              <table:table-cell office:value-type="float" office:value="-108.26089">
                <text:p>-108.26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92673">
                <text:p>92673</text:p>
              </table:table-cell>
              <table:table-cell office:value-type="float" office:value="-108.28095">
                <text:p>-108.28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2829">
                <text:p>92829</text:p>
              </table:table-cell>
              <table:table-cell office:value-type="float" office:value="-105.92569">
                <text:p>-105.92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2984">
                <text:p>92984</text:p>
              </table:table-cell>
              <table:table-cell office:value-type="float" office:value="-106.07652">
                <text:p>-106.07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3140">
                <text:p>93140</text:p>
              </table:table-cell>
              <table:table-cell office:value-type="float" office:value="-105.22125">
                <text:p>-105.2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3296">
                <text:p>93296</text:p>
              </table:table-cell>
              <table:table-cell office:value-type="float" office:value="-104.38663">
                <text:p>-104.38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3452">
                <text:p>93452</text:p>
              </table:table-cell>
              <table:table-cell office:value-type="float" office:value="-103.40407">
                <text:p>-103.40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3608">
                <text:p>93608</text:p>
              </table:table-cell>
              <table:table-cell office:value-type="float" office:value="-104.10387">
                <text:p>-104.1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3764">
                <text:p>93764</text:p>
              </table:table-cell>
              <table:table-cell office:value-type="float" office:value="-106.07785">
                <text:p>-106.07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93920">
                <text:p>93920</text:p>
              </table:table-cell>
              <table:table-cell office:value-type="float" office:value="-108.93641">
                <text:p>-108.9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94076">
                <text:p>94076</text:p>
              </table:table-cell>
              <table:table-cell office:value-type="float" office:value="-109.1316">
                <text:p>-109.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4232">
                <text:p>94232</text:p>
              </table:table-cell>
              <table:table-cell office:value-type="float" office:value="-110.91562">
                <text:p>-110.91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94388">
                <text:p>94388</text:p>
              </table:table-cell>
              <table:table-cell office:value-type="float" office:value="-108.53959">
                <text:p>-108.53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94543">
                <text:p>94543</text:p>
              </table:table-cell>
              <table:table-cell office:value-type="float" office:value="-110.09486">
                <text:p>-110.09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4699">
                <text:p>94699</text:p>
              </table:table-cell>
              <table:table-cell office:value-type="float" office:value="-108.51907">
                <text:p>-108.5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4855">
                <text:p>94855</text:p>
              </table:table-cell>
              <table:table-cell office:value-type="float" office:value="-106.32868">
                <text:p>-106.3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5011">
                <text:p>95011</text:p>
              </table:table-cell>
              <table:table-cell office:value-type="float" office:value="-104.26879">
                <text:p>-104.26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5167">
                <text:p>95167</text:p>
              </table:table-cell>
              <table:table-cell office:value-type="float" office:value="-106.26116">
                <text:p>-106.26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5323">
                <text:p>95323</text:p>
              </table:table-cell>
              <table:table-cell office:value-type="float" office:value="-105.53378">
                <text:p>-105.5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95479">
                <text:p>95479</text:p>
              </table:table-cell>
              <table:table-cell office:value-type="float" office:value="-107.94161">
                <text:p>-107.9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5635">
                <text:p>95635</text:p>
              </table:table-cell>
              <table:table-cell office:value-type="float" office:value="-107.88769">
                <text:p>-107.88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95791">
                <text:p>95791</text:p>
              </table:table-cell>
              <table:table-cell office:value-type="float" office:value="-109.72712">
                <text:p>-109.7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95947">
                <text:p>95947</text:p>
              </table:table-cell>
              <table:table-cell office:value-type="float" office:value="-108.91112">
                <text:p>-108.9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96102">
                <text:p>96102</text:p>
              </table:table-cell>
              <table:table-cell office:value-type="float" office:value="-107.27044">
                <text:p>-107.27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96258">
                <text:p>96258</text:p>
              </table:table-cell>
              <table:table-cell office:value-type="float" office:value="-110.76879">
                <text:p>-110.76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96414">
                <text:p>96414</text:p>
              </table:table-cell>
              <table:table-cell office:value-type="float" office:value="-109.59092">
                <text:p>-109.59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6570">
                <text:p>96570</text:p>
              </table:table-cell>
              <table:table-cell office:value-type="float" office:value="-107.05647">
                <text:p>-107.0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96726">
                <text:p>96726</text:p>
              </table:table-cell>
              <table:table-cell office:value-type="float" office:value="-105.66556">
                <text:p>-105.66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96882">
                <text:p>96882</text:p>
              </table:table-cell>
              <table:table-cell office:value-type="float" office:value="-107.35619">
                <text:p>-107.35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97038">
                <text:p>97038</text:p>
              </table:table-cell>
              <table:table-cell office:value-type="float" office:value="-105.42413">
                <text:p>-105.4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7194">
                <text:p>97194</text:p>
              </table:table-cell>
              <table:table-cell office:value-type="float" office:value="-106.22788">
                <text:p>-106.2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7350">
                <text:p>97350</text:p>
              </table:table-cell>
              <table:table-cell office:value-type="float" office:value="-106.14936">
                <text:p>-106.14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97506">
                <text:p>97506</text:p>
              </table:table-cell>
              <table:table-cell office:value-type="float" office:value="-108.06703">
                <text:p>-108.0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97661">
                <text:p>97661</text:p>
              </table:table-cell>
              <table:table-cell office:value-type="float" office:value="-109.56234">
                <text:p>-109.56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97817">
                <text:p>97817</text:p>
              </table:table-cell>
              <table:table-cell office:value-type="float" office:value="-112.37858">
                <text:p>-112.37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97973">
                <text:p>97973</text:p>
              </table:table-cell>
              <table:table-cell office:value-type="float" office:value="-109.59922">
                <text:p>-109.59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98129">
                <text:p>98129</text:p>
              </table:table-cell>
              <table:table-cell office:value-type="float" office:value="-109.79913">
                <text:p>-109.79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8285">
                <text:p>98285</text:p>
              </table:table-cell>
              <table:table-cell office:value-type="float" office:value="-108.33446">
                <text:p>-108.33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98441">
                <text:p>98441</text:p>
              </table:table-cell>
              <table:table-cell office:value-type="float" office:value="-107.67958">
                <text:p>-107.67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98597">
                <text:p>98597</text:p>
              </table:table-cell>
              <table:table-cell office:value-type="float" office:value="-106.40822">
                <text:p>-106.40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98753">
                <text:p>98753</text:p>
              </table:table-cell>
              <table:table-cell office:value-type="float" office:value="-105.02144">
                <text:p>-105.0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98909">
                <text:p>98909</text:p>
              </table:table-cell>
              <table:table-cell office:value-type="float" office:value="-105.69766">
                <text:p>-105.69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99065">
                <text:p>99065</text:p>
              </table:table-cell>
              <table:table-cell office:value-type="float" office:value="-106.26199">
                <text:p>-106.26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9220">
                <text:p>99220</text:p>
              </table:table-cell>
              <table:table-cell office:value-type="float" office:value="-108.26094">
                <text:p>-108.26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9376">
                <text:p>99376</text:p>
              </table:table-cell>
              <table:table-cell office:value-type="float" office:value="-107.66788">
                <text:p>-107.66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9532">
                <text:p>99532</text:p>
              </table:table-cell>
              <table:table-cell office:value-type="float" office:value="-108.2547">
                <text:p>-108.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99688">
                <text:p>99688</text:p>
              </table:table-cell>
              <table:table-cell office:value-type="float" office:value="-109.77081">
                <text:p>-109.77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99844">
                <text:p>99844</text:p>
              </table:table-cell>
              <table:table-cell office:value-type="float" office:value="-107.82056">
                <text:p>-107.82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0000">
                <text:p>100000</text:p>
              </table:table-cell>
              <table:table-cell office:value-type="float" office:value="-107.71676">
                <text:p>-107.7167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0000">
                <text:p>100000</text:p>
              </table:table-cell>
              <table:table-cell office:value-type="float" office:value="-108.33712">
                <text:p>-108.3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0445">
                <text:p>100445</text:p>
              </table:table-cell>
              <table:table-cell office:value-type="float" office:value="-107.4865">
                <text:p>-107.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0891">
                <text:p>100891</text:p>
              </table:table-cell>
              <table:table-cell office:value-type="float" office:value="-109.01626">
                <text:p>-109.0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1336">
                <text:p>101336</text:p>
              </table:table-cell>
              <table:table-cell office:value-type="float" office:value="-108.50416">
                <text:p>-108.5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1782">
                <text:p>101782</text:p>
              </table:table-cell>
              <table:table-cell office:value-type="float" office:value="-109.62126">
                <text:p>-109.6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2227">
                <text:p>102227</text:p>
              </table:table-cell>
              <table:table-cell office:value-type="float" office:value="-107.11984">
                <text:p>-107.1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2673">
                <text:p>102673</text:p>
              </table:table-cell>
              <table:table-cell office:value-type="float" office:value="-109.8365">
                <text:p>-109.8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3118">
                <text:p>103118</text:p>
              </table:table-cell>
              <table:table-cell office:value-type="float" office:value="-110.42436">
                <text:p>-110.4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3563">
                <text:p>103563</text:p>
              </table:table-cell>
              <table:table-cell office:value-type="float" office:value="-110.95609">
                <text:p>-110.95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4009">
                <text:p>104009</text:p>
              </table:table-cell>
              <table:table-cell office:value-type="float" office:value="-110.39595">
                <text:p>-110.3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4454">
                <text:p>104454</text:p>
              </table:table-cell>
              <table:table-cell office:value-type="float" office:value="-109.88238">
                <text:p>-109.88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4900">
                <text:p>104900</text:p>
              </table:table-cell>
              <table:table-cell office:value-type="float" office:value="-109.55188">
                <text:p>-109.55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5345">
                <text:p>105345</text:p>
              </table:table-cell>
              <table:table-cell office:value-type="float" office:value="-108.22818">
                <text:p>-108.22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5791">
                <text:p>105791</text:p>
              </table:table-cell>
              <table:table-cell office:value-type="float" office:value="-106.8157">
                <text:p>-106.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6236">
                <text:p>106236</text:p>
              </table:table-cell>
              <table:table-cell office:value-type="float" office:value="-107.16294">
                <text:p>-107.16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6682">
                <text:p>106682</text:p>
              </table:table-cell>
              <table:table-cell office:value-type="float" office:value="-108.35457">
                <text:p>-108.35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7127">
                <text:p>107127</text:p>
              </table:table-cell>
              <table:table-cell office:value-type="float" office:value="-106.85106">
                <text:p>-106.85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7572">
                <text:p>107572</text:p>
              </table:table-cell>
              <table:table-cell office:value-type="float" office:value="-107.09765">
                <text:p>-107.09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8018">
                <text:p>108018</text:p>
              </table:table-cell>
              <table:table-cell office:value-type="float" office:value="-108.99641">
                <text:p>-108.99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8463">
                <text:p>108463</text:p>
              </table:table-cell>
              <table:table-cell office:value-type="float" office:value="-108.38541">
                <text:p>-108.38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8909">
                <text:p>108909</text:p>
              </table:table-cell>
              <table:table-cell office:value-type="float" office:value="-107.33324">
                <text:p>-107.33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9354">
                <text:p>109354</text:p>
              </table:table-cell>
              <table:table-cell office:value-type="float" office:value="-109.1137">
                <text:p>-109.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9800">
                <text:p>109800</text:p>
              </table:table-cell>
              <table:table-cell office:value-type="float" office:value="-107.62811">
                <text:p>-107.62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10245">
                <text:p>110245</text:p>
              </table:table-cell>
              <table:table-cell office:value-type="float" office:value="-109.35245">
                <text:p>-109.3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10690">
                <text:p>110690</text:p>
              </table:table-cell>
              <table:table-cell office:value-type="float" office:value="-108.87601">
                <text:p>-108.87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11136">
                <text:p>111136</text:p>
              </table:table-cell>
              <table:table-cell office:value-type="float" office:value="-109.43544">
                <text:p>-109.43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11581">
                <text:p>111581</text:p>
              </table:table-cell>
              <table:table-cell office:value-type="float" office:value="-108.52984">
                <text:p>-108.5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12027">
                <text:p>112027</text:p>
              </table:table-cell>
              <table:table-cell office:value-type="float" office:value="-108.65397">
                <text:p>-108.65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12472">
                <text:p>112472</text:p>
              </table:table-cell>
              <table:table-cell office:value-type="float" office:value="-109.70711">
                <text:p>-109.70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12918">
                <text:p>112918</text:p>
              </table:table-cell>
              <table:table-cell office:value-type="float" office:value="-110.95795">
                <text:p>-110.95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13363">
                <text:p>113363</text:p>
              </table:table-cell>
              <table:table-cell office:value-type="float" office:value="-108.90894">
                <text:p>-108.90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13808">
                <text:p>113808</text:p>
              </table:table-cell>
              <table:table-cell office:value-type="float" office:value="-109.18798">
                <text:p>-109.18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14254">
                <text:p>114254</text:p>
              </table:table-cell>
              <table:table-cell office:value-type="float" office:value="-108.23888">
                <text:p>-108.2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14699">
                <text:p>114699</text:p>
              </table:table-cell>
              <table:table-cell office:value-type="float" office:value="-109.60658">
                <text:p>-109.60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15145">
                <text:p>115145</text:p>
              </table:table-cell>
              <table:table-cell office:value-type="float" office:value="-108.74955">
                <text:p>-108.74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15590">
                <text:p>115590</text:p>
              </table:table-cell>
              <table:table-cell office:value-type="float" office:value="-108.86881">
                <text:p>-108.86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16036">
                <text:p>116036</text:p>
              </table:table-cell>
              <table:table-cell office:value-type="float" office:value="-107.69601">
                <text:p>-107.69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16481">
                <text:p>116481</text:p>
              </table:table-cell>
              <table:table-cell office:value-type="float" office:value="-108.67212">
                <text:p>-108.67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16927">
                <text:p>116927</text:p>
              </table:table-cell>
              <table:table-cell office:value-type="float" office:value="-108.19116">
                <text:p>-108.19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17372">
                <text:p>117372</text:p>
              </table:table-cell>
              <table:table-cell office:value-type="float" office:value="-108.86719">
                <text:p>-108.8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17817">
                <text:p>117817</text:p>
              </table:table-cell>
              <table:table-cell office:value-type="float" office:value="-108.9021">
                <text:p>-108.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18263">
                <text:p>118263</text:p>
              </table:table-cell>
              <table:table-cell office:value-type="float" office:value="-109.00881">
                <text:p>-109.0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8708">
                <text:p>118708</text:p>
              </table:table-cell>
              <table:table-cell office:value-type="float" office:value="-109.03648">
                <text:p>-109.03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9154">
                <text:p>119154</text:p>
              </table:table-cell>
              <table:table-cell office:value-type="float" office:value="-109.32782">
                <text:p>-109.32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9599">
                <text:p>119599</text:p>
              </table:table-cell>
              <table:table-cell office:value-type="float" office:value="-109.23038">
                <text:p>-109.23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20045">
                <text:p>120045</text:p>
              </table:table-cell>
              <table:table-cell office:value-type="float" office:value="-108.8914">
                <text:p>-108.8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20490">
                <text:p>120490</text:p>
              </table:table-cell>
              <table:table-cell office:value-type="float" office:value="-109.82258">
                <text:p>-109.8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20935">
                <text:p>120935</text:p>
              </table:table-cell>
              <table:table-cell office:value-type="float" office:value="-109.56803">
                <text:p>-109.56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1381">
                <text:p>121381</text:p>
              </table:table-cell>
              <table:table-cell office:value-type="float" office:value="-108.76318">
                <text:p>-108.76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21826">
                <text:p>121826</text:p>
              </table:table-cell>
              <table:table-cell office:value-type="float" office:value="-108.86875">
                <text:p>-108.8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22272">
                <text:p>122272</text:p>
              </table:table-cell>
              <table:table-cell office:value-type="float" office:value="-108.67055">
                <text:p>-108.67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22717">
                <text:p>122717</text:p>
              </table:table-cell>
              <table:table-cell office:value-type="float" office:value="-110.17947">
                <text:p>-110.17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23163">
                <text:p>123163</text:p>
              </table:table-cell>
              <table:table-cell office:value-type="float" office:value="-110.28794">
                <text:p>-110.2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23608">
                <text:p>123608</text:p>
              </table:table-cell>
              <table:table-cell office:value-type="float" office:value="-110.27696">
                <text:p>-110.27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24053">
                <text:p>124053</text:p>
              </table:table-cell>
              <table:table-cell office:value-type="float" office:value="-110.83718">
                <text:p>-110.83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24499">
                <text:p>124499</text:p>
              </table:table-cell>
              <table:table-cell office:value-type="float" office:value="-109.98469">
                <text:p>-109.98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24944">
                <text:p>124944</text:p>
              </table:table-cell>
              <table:table-cell office:value-type="float" office:value="-107.99809">
                <text:p>-107.99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25390">
                <text:p>125390</text:p>
              </table:table-cell>
              <table:table-cell office:value-type="float" office:value="-109.30855">
                <text:p>-109.30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5835">
                <text:p>125835</text:p>
              </table:table-cell>
              <table:table-cell office:value-type="float" office:value="-107.25174">
                <text:p>-107.25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26281">
                <text:p>126281</text:p>
              </table:table-cell>
              <table:table-cell office:value-type="float" office:value="-108.98848">
                <text:p>-108.98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26726">
                <text:p>126726</text:p>
              </table:table-cell>
              <table:table-cell office:value-type="float" office:value="-108.07574">
                <text:p>-108.07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27171">
                <text:p>127171</text:p>
              </table:table-cell>
              <table:table-cell office:value-type="float" office:value="-108.43664">
                <text:p>-108.4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27617">
                <text:p>127617</text:p>
              </table:table-cell>
              <table:table-cell office:value-type="float" office:value="-108.73051">
                <text:p>-108.73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28062">
                <text:p>128062</text:p>
              </table:table-cell>
              <table:table-cell office:value-type="float" office:value="-109.40509">
                <text:p>-109.40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28508">
                <text:p>128508</text:p>
              </table:table-cell>
              <table:table-cell office:value-type="float" office:value="-108.21922">
                <text:p>-108.2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28953">
                <text:p>128953</text:p>
              </table:table-cell>
              <table:table-cell office:value-type="float" office:value="-108.37805">
                <text:p>-108.37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29399">
                <text:p>129399</text:p>
              </table:table-cell>
              <table:table-cell office:value-type="float" office:value="-108.28255">
                <text:p>-108.28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29844">
                <text:p>129844</text:p>
              </table:table-cell>
              <table:table-cell office:value-type="float" office:value="-110.06707">
                <text:p>-110.06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30290">
                <text:p>130290</text:p>
              </table:table-cell>
              <table:table-cell office:value-type="float" office:value="-109.99311">
                <text:p>-109.99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30735">
                <text:p>130735</text:p>
              </table:table-cell>
              <table:table-cell office:value-type="float" office:value="-109.57926">
                <text:p>-109.57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31180">
                <text:p>131180</text:p>
              </table:table-cell>
              <table:table-cell office:value-type="float" office:value="-110.36738">
                <text:p>-110.3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31626">
                <text:p>131626</text:p>
              </table:table-cell>
              <table:table-cell office:value-type="float" office:value="-109.31449">
                <text:p>-109.3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32071">
                <text:p>132071</text:p>
              </table:table-cell>
              <table:table-cell office:value-type="float" office:value="-110.90669">
                <text:p>-110.9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32517">
                <text:p>132517</text:p>
              </table:table-cell>
              <table:table-cell office:value-type="float" office:value="-110.57999">
                <text:p>-110.5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32962">
                <text:p>132962</text:p>
              </table:table-cell>
              <table:table-cell office:value-type="float" office:value="-110.69024">
                <text:p>-110.6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33408">
                <text:p>133408</text:p>
              </table:table-cell>
              <table:table-cell office:value-type="float" office:value="-109.23152">
                <text:p>-109.23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33853">
                <text:p>133853</text:p>
              </table:table-cell>
              <table:table-cell office:value-type="float" office:value="-110.37656">
                <text:p>-110.37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34298">
                <text:p>134298</text:p>
              </table:table-cell>
              <table:table-cell office:value-type="float" office:value="-110.06062">
                <text:p>-110.06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34744">
                <text:p>134744</text:p>
              </table:table-cell>
              <table:table-cell office:value-type="float" office:value="-109.29696">
                <text:p>-109.2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35189">
                <text:p>135189</text:p>
              </table:table-cell>
              <table:table-cell office:value-type="float" office:value="-108.53897">
                <text:p>-108.53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35635">
                <text:p>135635</text:p>
              </table:table-cell>
              <table:table-cell office:value-type="float" office:value="-108.64011">
                <text:p>-108.6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36080">
                <text:p>136080</text:p>
              </table:table-cell>
              <table:table-cell office:value-type="float" office:value="-108.80642">
                <text:p>-108.80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36526">
                <text:p>136526</text:p>
              </table:table-cell>
              <table:table-cell office:value-type="float" office:value="-108.90094">
                <text:p>-108.90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6971">
                <text:p>136971</text:p>
              </table:table-cell>
              <table:table-cell office:value-type="float" office:value="-107.84518">
                <text:p>-107.84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37416">
                <text:p>137416</text:p>
              </table:table-cell>
              <table:table-cell office:value-type="float" office:value="-108.61318">
                <text:p>-108.6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37862">
                <text:p>137862</text:p>
              </table:table-cell>
              <table:table-cell office:value-type="float" office:value="-107.62462">
                <text:p>-107.6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38307">
                <text:p>138307</text:p>
              </table:table-cell>
              <table:table-cell office:value-type="float" office:value="-109.35459">
                <text:p>-109.35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38753">
                <text:p>138753</text:p>
              </table:table-cell>
              <table:table-cell office:value-type="float" office:value="-110.05539">
                <text:p>-110.05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39198">
                <text:p>139198</text:p>
              </table:table-cell>
              <table:table-cell office:value-type="float" office:value="-108.44662">
                <text:p>-108.44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39644">
                <text:p>139644</text:p>
              </table:table-cell>
              <table:table-cell office:value-type="float" office:value="-109.03732">
                <text:p>-109.03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40089">
                <text:p>140089</text:p>
              </table:table-cell>
              <table:table-cell office:value-type="float" office:value="-109.4542">
                <text:p>-109.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40535">
                <text:p>140535</text:p>
              </table:table-cell>
              <table:table-cell office:value-type="float" office:value="-110.3525">
                <text:p>-110.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40980">
                <text:p>140980</text:p>
              </table:table-cell>
              <table:table-cell office:value-type="float" office:value="-109.25564">
                <text:p>-109.25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41425">
                <text:p>141425</text:p>
              </table:table-cell>
              <table:table-cell office:value-type="float" office:value="-110.25032">
                <text:p>-110.25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41871">
                <text:p>141871</text:p>
              </table:table-cell>
              <table:table-cell office:value-type="float" office:value="-111.33201">
                <text:p>-111.33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42316">
                <text:p>142316</text:p>
              </table:table-cell>
              <table:table-cell office:value-type="float" office:value="-112.35528">
                <text:p>-112.35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42762">
                <text:p>142762</text:p>
              </table:table-cell>
              <table:table-cell office:value-type="float" office:value="-109.83172">
                <text:p>-109.83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43207">
                <text:p>143207</text:p>
              </table:table-cell>
              <table:table-cell office:value-type="float" office:value="-110.01306">
                <text:p>-110.0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43653">
                <text:p>143653</text:p>
              </table:table-cell>
              <table:table-cell office:value-type="float" office:value="-110.10594">
                <text:p>-110.10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44098">
                <text:p>144098</text:p>
              </table:table-cell>
              <table:table-cell office:value-type="float" office:value="-108.38819">
                <text:p>-108.38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44543">
                <text:p>144543</text:p>
              </table:table-cell>
              <table:table-cell office:value-type="float" office:value="-110.11164">
                <text:p>-110.1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44989">
                <text:p>144989</text:p>
              </table:table-cell>
              <table:table-cell office:value-type="float" office:value="-109.23379">
                <text:p>-109.2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45434">
                <text:p>145434</text:p>
              </table:table-cell>
              <table:table-cell office:value-type="float" office:value="-108.66366">
                <text:p>-108.66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45880">
                <text:p>145880</text:p>
              </table:table-cell>
              <table:table-cell office:value-type="float" office:value="-108.02543">
                <text:p>-108.02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46325">
                <text:p>146325</text:p>
              </table:table-cell>
              <table:table-cell office:value-type="float" office:value="-108.95584">
                <text:p>-108.95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46771">
                <text:p>146771</text:p>
              </table:table-cell>
              <table:table-cell office:value-type="float" office:value="-108.50178">
                <text:p>-108.50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47216">
                <text:p>147216</text:p>
              </table:table-cell>
              <table:table-cell office:value-type="float" office:value="-107.35681">
                <text:p>-107.35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47661">
                <text:p>147661</text:p>
              </table:table-cell>
              <table:table-cell office:value-type="float" office:value="-108.65656">
                <text:p>-108.65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48107">
                <text:p>148107</text:p>
              </table:table-cell>
              <table:table-cell office:value-type="float" office:value="-108.25701">
                <text:p>-108.25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48552">
                <text:p>148552</text:p>
              </table:table-cell>
              <table:table-cell office:value-type="float" office:value="-110.25538">
                <text:p>-110.25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48998">
                <text:p>148998</text:p>
              </table:table-cell>
              <table:table-cell office:value-type="float" office:value="-109.78651">
                <text:p>-109.78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49443">
                <text:p>149443</text:p>
              </table:table-cell>
              <table:table-cell office:value-type="float" office:value="-108.14542">
                <text:p>-108.1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49889">
                <text:p>149889</text:p>
              </table:table-cell>
              <table:table-cell office:value-type="float" office:value="-110.79905">
                <text:p>-110.79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50334">
                <text:p>150334</text:p>
              </table:table-cell>
              <table:table-cell office:value-type="float" office:value="-108.29532">
                <text:p>-108.29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50780">
                <text:p>150780</text:p>
              </table:table-cell>
              <table:table-cell office:value-type="float" office:value="-110.10414">
                <text:p>-110.10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51225">
                <text:p>151225</text:p>
              </table:table-cell>
              <table:table-cell office:value-type="float" office:value="-110.84738">
                <text:p>-110.84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51670">
                <text:p>151670</text:p>
              </table:table-cell>
              <table:table-cell office:value-type="float" office:value="-110.71694">
                <text:p>-110.7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52116">
                <text:p>152116</text:p>
              </table:table-cell>
              <table:table-cell office:value-type="float" office:value="-111.14319">
                <text:p>-111.14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52561">
                <text:p>152561</text:p>
              </table:table-cell>
              <table:table-cell office:value-type="float" office:value="-112.95641">
                <text:p>-112.95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53007">
                <text:p>153007</text:p>
              </table:table-cell>
              <table:table-cell office:value-type="float" office:value="-110.551">
                <text:p>-110.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53452">
                <text:p>153452</text:p>
              </table:table-cell>
              <table:table-cell office:value-type="float" office:value="-110.33238">
                <text:p>-110.33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3898">
                <text:p>153898</text:p>
              </table:table-cell>
              <table:table-cell office:value-type="float" office:value="-109.49741">
                <text:p>-109.49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54343">
                <text:p>154343</text:p>
              </table:table-cell>
              <table:table-cell office:value-type="float" office:value="-109.13605">
                <text:p>-109.13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54788">
                <text:p>154788</text:p>
              </table:table-cell>
              <table:table-cell office:value-type="float" office:value="-108.6864">
                <text:p>-108.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55234">
                <text:p>155234</text:p>
              </table:table-cell>
              <table:table-cell office:value-type="float" office:value="-108.03168">
                <text:p>-108.0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55679">
                <text:p>155679</text:p>
              </table:table-cell>
              <table:table-cell office:value-type="float" office:value="-107.46512">
                <text:p>-107.46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56125">
                <text:p>156125</text:p>
              </table:table-cell>
              <table:table-cell office:value-type="float" office:value="-109.17582">
                <text:p>-109.17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56570">
                <text:p>156570</text:p>
              </table:table-cell>
              <table:table-cell office:value-type="float" office:value="-109.88016">
                <text:p>-109.8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57016">
                <text:p>157016</text:p>
              </table:table-cell>
              <table:table-cell office:value-type="float" office:value="-107.83374">
                <text:p>-107.83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57461">
                <text:p>157461</text:p>
              </table:table-cell>
              <table:table-cell office:value-type="float" office:value="-108.59031">
                <text:p>-108.59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57906">
                <text:p>157906</text:p>
              </table:table-cell>
              <table:table-cell office:value-type="float" office:value="-109.45718">
                <text:p>-109.4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58352">
                <text:p>158352</text:p>
              </table:table-cell>
              <table:table-cell office:value-type="float" office:value="-109.17476">
                <text:p>-109.17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58797">
                <text:p>158797</text:p>
              </table:table-cell>
              <table:table-cell office:value-type="float" office:value="-110.28912">
                <text:p>-110.2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59243">
                <text:p>159243</text:p>
              </table:table-cell>
              <table:table-cell office:value-type="float" office:value="-109.10968">
                <text:p>-109.1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59688">
                <text:p>159688</text:p>
              </table:table-cell>
              <table:table-cell office:value-type="float" office:value="-109.91024">
                <text:p>-109.9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60134">
                <text:p>160134</text:p>
              </table:table-cell>
              <table:table-cell office:value-type="float" office:value="-110.05686">
                <text:p>-110.05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60579">
                <text:p>160579</text:p>
              </table:table-cell>
              <table:table-cell office:value-type="float" office:value="-110.82656">
                <text:p>-110.8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61024">
                <text:p>161024</text:p>
              </table:table-cell>
              <table:table-cell office:value-type="float" office:value="-111.62976">
                <text:p>-111.6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61470">
                <text:p>161470</text:p>
              </table:table-cell>
              <table:table-cell office:value-type="float" office:value="-111.01195">
                <text:p>-111.0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61915">
                <text:p>161915</text:p>
              </table:table-cell>
              <table:table-cell office:value-type="float" office:value="-111.39584">
                <text:p>-111.39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62361">
                <text:p>162361</text:p>
              </table:table-cell>
              <table:table-cell office:value-type="float" office:value="-110.93814">
                <text:p>-110.9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62806">
                <text:p>162806</text:p>
              </table:table-cell>
              <table:table-cell office:value-type="float" office:value="-111.43775">
                <text:p>-111.4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63252">
                <text:p>163252</text:p>
              </table:table-cell>
              <table:table-cell office:value-type="float" office:value="-111.11297">
                <text:p>-111.1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63697">
                <text:p>163697</text:p>
              </table:table-cell>
              <table:table-cell office:value-type="float" office:value="-109.88668">
                <text:p>-109.88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64143">
                <text:p>164143</text:p>
              </table:table-cell>
              <table:table-cell office:value-type="float" office:value="-108.91101">
                <text:p>-108.9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64588">
                <text:p>164588</text:p>
              </table:table-cell>
              <table:table-cell office:value-type="float" office:value="-109.51441">
                <text:p>-109.5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65033">
                <text:p>165033</text:p>
              </table:table-cell>
              <table:table-cell office:value-type="float" office:value="-109.9092">
                <text:p>-109.9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65479">
                <text:p>165479</text:p>
              </table:table-cell>
              <table:table-cell office:value-type="float" office:value="-109.54958">
                <text:p>-109.5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65924">
                <text:p>165924</text:p>
              </table:table-cell>
              <table:table-cell office:value-type="float" office:value="-109.38369">
                <text:p>-109.38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66370">
                <text:p>166370</text:p>
              </table:table-cell>
              <table:table-cell office:value-type="float" office:value="-108.05405">
                <text:p>-108.05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66815">
                <text:p>166815</text:p>
              </table:table-cell>
              <table:table-cell office:value-type="float" office:value="-108.97332">
                <text:p>-108.97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67261">
                <text:p>167261</text:p>
              </table:table-cell>
              <table:table-cell office:value-type="float" office:value="-109.64913">
                <text:p>-109.64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67706">
                <text:p>167706</text:p>
              </table:table-cell>
              <table:table-cell office:value-type="float" office:value="-109.31759">
                <text:p>-109.3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68151">
                <text:p>168151</text:p>
              </table:table-cell>
              <table:table-cell office:value-type="float" office:value="-109.43499">
                <text:p>-109.43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68597">
                <text:p>168597</text:p>
              </table:table-cell>
              <table:table-cell office:value-type="float" office:value="-109.69286">
                <text:p>-109.69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69042">
                <text:p>169042</text:p>
              </table:table-cell>
              <table:table-cell office:value-type="float" office:value="-109.76363">
                <text:p>-109.76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69488">
                <text:p>169488</text:p>
              </table:table-cell>
              <table:table-cell office:value-type="float" office:value="-109.87966">
                <text:p>-109.87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69933">
                <text:p>169933</text:p>
              </table:table-cell>
              <table:table-cell office:value-type="float" office:value="-110.61165">
                <text:p>-110.6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70379">
                <text:p>170379</text:p>
              </table:table-cell>
              <table:table-cell office:value-type="float" office:value="-111.03749">
                <text:p>-111.03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70824">
                <text:p>170824</text:p>
              </table:table-cell>
              <table:table-cell office:value-type="float" office:value="-110.24559">
                <text:p>-110.24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71269">
                <text:p>171269</text:p>
              </table:table-cell>
              <table:table-cell office:value-type="float" office:value="-111.29756">
                <text:p>-111.29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71715">
                <text:p>171715</text:p>
              </table:table-cell>
              <table:table-cell office:value-type="float" office:value="-111.17716">
                <text:p>-111.17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72160">
                <text:p>172160</text:p>
              </table:table-cell>
              <table:table-cell office:value-type="float" office:value="-110.32778">
                <text:p>-110.32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72606">
                <text:p>172606</text:p>
              </table:table-cell>
              <table:table-cell office:value-type="float" office:value="-109.19174">
                <text:p>-109.19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73051">
                <text:p>173051</text:p>
              </table:table-cell>
              <table:table-cell office:value-type="float" office:value="-110.6635">
                <text:p>-110.6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73497">
                <text:p>173497</text:p>
              </table:table-cell>
              <table:table-cell office:value-type="float" office:value="-110.87699">
                <text:p>-110.87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3942">
                <text:p>173942</text:p>
              </table:table-cell>
              <table:table-cell office:value-type="float" office:value="-109.44149">
                <text:p>-109.4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74388">
                <text:p>174388</text:p>
              </table:table-cell>
              <table:table-cell office:value-type="float" office:value="-109.98153">
                <text:p>-109.98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74833">
                <text:p>174833</text:p>
              </table:table-cell>
              <table:table-cell office:value-type="float" office:value="-109.07426">
                <text:p>-109.07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75278">
                <text:p>175278</text:p>
              </table:table-cell>
              <table:table-cell office:value-type="float" office:value="-108.21731">
                <text:p>-108.21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75724">
                <text:p>175724</text:p>
              </table:table-cell>
              <table:table-cell office:value-type="float" office:value="-109.47281">
                <text:p>-109.47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76169">
                <text:p>176169</text:p>
              </table:table-cell>
              <table:table-cell office:value-type="float" office:value="-109.74706">
                <text:p>-109.7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76615">
                <text:p>176615</text:p>
              </table:table-cell>
              <table:table-cell office:value-type="float" office:value="-110.15556">
                <text:p>-110.1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77060">
                <text:p>177060</text:p>
              </table:table-cell>
              <table:table-cell office:value-type="float" office:value="-110.42076">
                <text:p>-110.4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77506">
                <text:p>177506</text:p>
              </table:table-cell>
              <table:table-cell office:value-type="float" office:value="-108.81976">
                <text:p>-108.8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77951">
                <text:p>177951</text:p>
              </table:table-cell>
              <table:table-cell office:value-type="float" office:value="-109.62934">
                <text:p>-109.62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78396">
                <text:p>178396</text:p>
              </table:table-cell>
              <table:table-cell office:value-type="float" office:value="-108.52944">
                <text:p>-108.5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78842">
                <text:p>178842</text:p>
              </table:table-cell>
              <table:table-cell office:value-type="float" office:value="-108.24694">
                <text:p>-108.24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79287">
                <text:p>179287</text:p>
              </table:table-cell>
              <table:table-cell office:value-type="float" office:value="-109.23397">
                <text:p>-109.23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79733">
                <text:p>179733</text:p>
              </table:table-cell>
              <table:table-cell office:value-type="float" office:value="-109.67034">
                <text:p>-109.67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80178">
                <text:p>180178</text:p>
              </table:table-cell>
              <table:table-cell office:value-type="float" office:value="-110.81774">
                <text:p>-110.8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80624">
                <text:p>180624</text:p>
              </table:table-cell>
              <table:table-cell office:value-type="float" office:value="-111.74749">
                <text:p>-111.74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81069">
                <text:p>181069</text:p>
              </table:table-cell>
              <table:table-cell office:value-type="float" office:value="-111.36899">
                <text:p>-111.36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81514">
                <text:p>181514</text:p>
              </table:table-cell>
              <table:table-cell office:value-type="float" office:value="-112.03466">
                <text:p>-112.03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81960">
                <text:p>181960</text:p>
              </table:table-cell>
              <table:table-cell office:value-type="float" office:value="-110.59282">
                <text:p>-110.59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82405">
                <text:p>182405</text:p>
              </table:table-cell>
              <table:table-cell office:value-type="float" office:value="-110.54843">
                <text:p>-110.54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82851">
                <text:p>182851</text:p>
              </table:table-cell>
              <table:table-cell office:value-type="float" office:value="-110.48974">
                <text:p>-110.4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83296">
                <text:p>183296</text:p>
              </table:table-cell>
              <table:table-cell office:value-type="float" office:value="-110.24456">
                <text:p>-110.2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83742">
                <text:p>183742</text:p>
              </table:table-cell>
              <table:table-cell office:value-type="float" office:value="-109.36712">
                <text:p>-109.3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84187">
                <text:p>184187</text:p>
              </table:table-cell>
              <table:table-cell office:value-type="float" office:value="-109.62832">
                <text:p>-109.6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84633">
                <text:p>184633</text:p>
              </table:table-cell>
              <table:table-cell office:value-type="float" office:value="-108.39199">
                <text:p>-108.39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85078">
                <text:p>185078</text:p>
              </table:table-cell>
              <table:table-cell office:value-type="float" office:value="-108.61392">
                <text:p>-108.6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85523">
                <text:p>185523</text:p>
              </table:table-cell>
              <table:table-cell office:value-type="float" office:value="-110.63259">
                <text:p>-110.63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85969">
                <text:p>185969</text:p>
              </table:table-cell>
              <table:table-cell office:value-type="float" office:value="-108.20245">
                <text:p>-108.2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86414">
                <text:p>186414</text:p>
              </table:table-cell>
              <table:table-cell office:value-type="float" office:value="-108.31939">
                <text:p>-108.3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86860">
                <text:p>186860</text:p>
              </table:table-cell>
              <table:table-cell office:value-type="float" office:value="-109.7185">
                <text:p>-109.7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87305">
                <text:p>187305</text:p>
              </table:table-cell>
              <table:table-cell office:value-type="float" office:value="-110.52647">
                <text:p>-110.52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87751">
                <text:p>187751</text:p>
              </table:table-cell>
              <table:table-cell office:value-type="float" office:value="-108.99684">
                <text:p>-108.99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88196">
                <text:p>188196</text:p>
              </table:table-cell>
              <table:table-cell office:value-type="float" office:value="-109.60724">
                <text:p>-109.60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88641">
                <text:p>188641</text:p>
              </table:table-cell>
              <table:table-cell office:value-type="float" office:value="-109.53222">
                <text:p>-109.5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89087">
                <text:p>189087</text:p>
              </table:table-cell>
              <table:table-cell office:value-type="float" office:value="-109.83758">
                <text:p>-109.83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89532">
                <text:p>189532</text:p>
              </table:table-cell>
              <table:table-cell office:value-type="float" office:value="-110.71976">
                <text:p>-110.7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89978">
                <text:p>189978</text:p>
              </table:table-cell>
              <table:table-cell office:value-type="float" office:value="-110.39856">
                <text:p>-110.39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90423">
                <text:p>190423</text:p>
              </table:table-cell>
              <table:table-cell office:value-type="float" office:value="-110.66038">
                <text:p>-110.6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90869">
                <text:p>190869</text:p>
              </table:table-cell>
              <table:table-cell office:value-type="float" office:value="-109.55358">
                <text:p>-109.55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91314">
                <text:p>191314</text:p>
              </table:table-cell>
              <table:table-cell office:value-type="float" office:value="-111.78719">
                <text:p>-111.78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91759">
                <text:p>191759</text:p>
              </table:table-cell>
              <table:table-cell office:value-type="float" office:value="-111.96102">
                <text:p>-111.96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92205">
                <text:p>192205</text:p>
              </table:table-cell>
              <table:table-cell office:value-type="float" office:value="-111.12579">
                <text:p>-111.1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2650">
                <text:p>192650</text:p>
              </table:table-cell>
              <table:table-cell office:value-type="float" office:value="-111.41835">
                <text:p>-111.41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3096">
                <text:p>193096</text:p>
              </table:table-cell>
              <table:table-cell office:value-type="float" office:value="-110.45138">
                <text:p>-110.45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93541">
                <text:p>193541</text:p>
              </table:table-cell>
              <table:table-cell office:value-type="float" office:value="-109.49676">
                <text:p>-109.49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3987">
                <text:p>193987</text:p>
              </table:table-cell>
              <table:table-cell office:value-type="float" office:value="-108.86069">
                <text:p>-108.8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94432">
                <text:p>194432</text:p>
              </table:table-cell>
              <table:table-cell office:value-type="float" office:value="-109.34768">
                <text:p>-109.3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94878">
                <text:p>194878</text:p>
              </table:table-cell>
              <table:table-cell office:value-type="float" office:value="-109.67968">
                <text:p>-109.67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95323">
                <text:p>195323</text:p>
              </table:table-cell>
              <table:table-cell office:value-type="float" office:value="-109.75553">
                <text:p>-109.75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95768">
                <text:p>195768</text:p>
              </table:table-cell>
              <table:table-cell office:value-type="float" office:value="-108.36611">
                <text:p>-108.36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96214">
                <text:p>196214</text:p>
              </table:table-cell>
              <table:table-cell office:value-type="float" office:value="-109.83614">
                <text:p>-109.83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96659">
                <text:p>196659</text:p>
              </table:table-cell>
              <table:table-cell office:value-type="float" office:value="-108.5393">
                <text:p>-108.5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97105">
                <text:p>197105</text:p>
              </table:table-cell>
              <table:table-cell office:value-type="float" office:value="-109.27838">
                <text:p>-109.27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97550">
                <text:p>197550</text:p>
              </table:table-cell>
              <table:table-cell office:value-type="float" office:value="-110.22218">
                <text:p>-110.2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97996">
                <text:p>197996</text:p>
              </table:table-cell>
              <table:table-cell office:value-type="float" office:value="-108.81454">
                <text:p>-108.8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98441">
                <text:p>198441</text:p>
              </table:table-cell>
              <table:table-cell office:value-type="float" office:value="-110.78212">
                <text:p>-110.78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8886">
                <text:p>198886</text:p>
              </table:table-cell>
              <table:table-cell office:value-type="float" office:value="-110.4882">
                <text:p>-110.4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99332">
                <text:p>199332</text:p>
              </table:table-cell>
              <table:table-cell office:value-type="float" office:value="-109.57507">
                <text:p>-109.57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99777">
                <text:p>199777</text:p>
              </table:table-cell>
              <table:table-cell office:value-type="float" office:value="-110.8822">
                <text:p>-110.8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0223">
                <text:p>200223</text:p>
              </table:table-cell>
              <table:table-cell office:value-type="float" office:value="-110.49679">
                <text:p>-110.49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0668">
                <text:p>200668</text:p>
              </table:table-cell>
              <table:table-cell office:value-type="float" office:value="-111.98184">
                <text:p>-111.98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1114">
                <text:p>201114</text:p>
              </table:table-cell>
              <table:table-cell office:value-type="float" office:value="-112.14499">
                <text:p>-112.14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1559">
                <text:p>201559</text:p>
              </table:table-cell>
              <table:table-cell office:value-type="float" office:value="-112.25694">
                <text:p>-112.25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2004">
                <text:p>202004</text:p>
              </table:table-cell>
              <table:table-cell office:value-type="float" office:value="-110.12222">
                <text:p>-110.1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2450">
                <text:p>202450</text:p>
              </table:table-cell>
              <table:table-cell office:value-type="float" office:value="-111.50788">
                <text:p>-111.50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2895">
                <text:p>202895</text:p>
              </table:table-cell>
              <table:table-cell office:value-type="float" office:value="-110.22359">
                <text:p>-110.2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41">
                <text:p>203341</text:p>
              </table:table-cell>
              <table:table-cell office:value-type="float" office:value="-110.19424">
                <text:p>-110.19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786">
                <text:p>203786</text:p>
              </table:table-cell>
              <table:table-cell office:value-type="float" office:value="-110.43434">
                <text:p>-110.43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4232">
                <text:p>204232</text:p>
              </table:table-cell>
              <table:table-cell office:value-type="float" office:value="-109.55161">
                <text:p>-109.5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4677">
                <text:p>204677</text:p>
              </table:table-cell>
              <table:table-cell office:value-type="float" office:value="-110.12241">
                <text:p>-110.12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5122">
                <text:p>205122</text:p>
              </table:table-cell>
              <table:table-cell office:value-type="float" office:value="-108.156">
                <text:p>-108.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5568">
                <text:p>205568</text:p>
              </table:table-cell>
              <table:table-cell office:value-type="float" office:value="-109.22134">
                <text:p>-109.2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6013">
                <text:p>206013</text:p>
              </table:table-cell>
              <table:table-cell office:value-type="float" office:value="-109.90059">
                <text:p>-109.9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6459">
                <text:p>206459</text:p>
              </table:table-cell>
              <table:table-cell office:value-type="float" office:value="-110.1247">
                <text:p>-110.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6904">
                <text:p>206904</text:p>
              </table:table-cell>
              <table:table-cell office:value-type="float" office:value="-110.45142">
                <text:p>-110.45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7350">
                <text:p>207350</text:p>
              </table:table-cell>
              <table:table-cell office:value-type="float" office:value="-110.05038">
                <text:p>-110.05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7795">
                <text:p>207795</text:p>
              </table:table-cell>
              <table:table-cell office:value-type="float" office:value="-110.95328">
                <text:p>-110.9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8241">
                <text:p>208241</text:p>
              </table:table-cell>
              <table:table-cell office:value-type="float" office:value="-109.35264">
                <text:p>-109.3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8686">
                <text:p>208686</text:p>
              </table:table-cell>
              <table:table-cell office:value-type="float" office:value="-109.58641">
                <text:p>-109.58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9131">
                <text:p>209131</text:p>
              </table:table-cell>
              <table:table-cell office:value-type="float" office:value="-111.36321">
                <text:p>-111.3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9577">
                <text:p>209577</text:p>
              </table:table-cell>
              <table:table-cell office:value-type="float" office:value="-112.05861">
                <text:p>-112.05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10022">
                <text:p>210022</text:p>
              </table:table-cell>
              <table:table-cell office:value-type="float" office:value="-109.61719">
                <text:p>-109.6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10468">
                <text:p>210468</text:p>
              </table:table-cell>
              <table:table-cell office:value-type="float" office:value="-111.60151">
                <text:p>-111.60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10913">
                <text:p>210913</text:p>
              </table:table-cell>
              <table:table-cell office:value-type="float" office:value="-111.6765">
                <text:p>-111.6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11359">
                <text:p>211359</text:p>
              </table:table-cell>
              <table:table-cell office:value-type="float" office:value="-111.39444">
                <text:p>-111.39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11804">
                <text:p>211804</text:p>
              </table:table-cell>
              <table:table-cell office:value-type="float" office:value="-111.22124">
                <text:p>-111.22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12249">
                <text:p>212249</text:p>
              </table:table-cell>
              <table:table-cell office:value-type="float" office:value="-110.96092">
                <text:p>-110.9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12695">
                <text:p>212695</text:p>
              </table:table-cell>
              <table:table-cell office:value-type="float" office:value="-110.41776">
                <text:p>-110.4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13140">
                <text:p>213140</text:p>
              </table:table-cell>
              <table:table-cell office:value-type="float" office:value="-109.00129">
                <text:p>-109.00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13586">
                <text:p>213586</text:p>
              </table:table-cell>
              <table:table-cell office:value-type="float" office:value="-110.012">
                <text:p>-11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14031">
                <text:p>214031</text:p>
              </table:table-cell>
              <table:table-cell office:value-type="float" office:value="-109.38324">
                <text:p>-109.3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14477">
                <text:p>214477</text:p>
              </table:table-cell>
              <table:table-cell office:value-type="float" office:value="-109.30505">
                <text:p>-109.30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14922">
                <text:p>214922</text:p>
              </table:table-cell>
              <table:table-cell office:value-type="float" office:value="-107.49415">
                <text:p>-107.49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15367">
                <text:p>215367</text:p>
              </table:table-cell>
              <table:table-cell office:value-type="float" office:value="-110.06476">
                <text:p>-110.06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15813">
                <text:p>215813</text:p>
              </table:table-cell>
              <table:table-cell office:value-type="float" office:value="-109.53965">
                <text:p>-109.5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16258">
                <text:p>216258</text:p>
              </table:table-cell>
              <table:table-cell office:value-type="float" office:value="-109.13702">
                <text:p>-109.13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16704">
                <text:p>216704</text:p>
              </table:table-cell>
              <table:table-cell office:value-type="float" office:value="-109.97094">
                <text:p>-109.97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17149">
                <text:p>217149</text:p>
              </table:table-cell>
              <table:table-cell office:value-type="float" office:value="-109.6705">
                <text:p>-109.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17595">
                <text:p>217595</text:p>
              </table:table-cell>
              <table:table-cell office:value-type="float" office:value="-110.62056">
                <text:p>-110.62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18040">
                <text:p>218040</text:p>
              </table:table-cell>
              <table:table-cell office:value-type="float" office:value="-110.67947">
                <text:p>-110.67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18486">
                <text:p>218486</text:p>
              </table:table-cell>
              <table:table-cell office:value-type="float" office:value="-110.95285">
                <text:p>-110.95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18931">
                <text:p>218931</text:p>
              </table:table-cell>
              <table:table-cell office:value-type="float" office:value="-109.82126">
                <text:p>-109.8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19376">
                <text:p>219376</text:p>
              </table:table-cell>
              <table:table-cell office:value-type="float" office:value="-110.46786">
                <text:p>-110.46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19822">
                <text:p>219822</text:p>
              </table:table-cell>
              <table:table-cell office:value-type="float" office:value="-110.72214">
                <text:p>-110.72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20267">
                <text:p>220267</text:p>
              </table:table-cell>
              <table:table-cell office:value-type="float" office:value="-113.02268">
                <text:p>-113.0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20713">
                <text:p>220713</text:p>
              </table:table-cell>
              <table:table-cell office:value-type="float" office:value="-113.00665">
                <text:p>-113.00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21158">
                <text:p>221158</text:p>
              </table:table-cell>
              <table:table-cell office:value-type="float" office:value="-112.03715">
                <text:p>-112.03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21604">
                <text:p>221604</text:p>
              </table:table-cell>
              <table:table-cell office:value-type="float" office:value="-112.11376">
                <text:p>-112.1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22049">
                <text:p>222049</text:p>
              </table:table-cell>
              <table:table-cell office:value-type="float" office:value="-110.40359">
                <text:p>-110.40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22494">
                <text:p>222494</text:p>
              </table:table-cell>
              <table:table-cell office:value-type="float" office:value="-110.27749">
                <text:p>-110.2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22940">
                <text:p>222940</text:p>
              </table:table-cell>
              <table:table-cell office:value-type="float" office:value="-109.32495">
                <text:p>-109.3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23385">
                <text:p>223385</text:p>
              </table:table-cell>
              <table:table-cell office:value-type="float" office:value="-108.91768">
                <text:p>-108.9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23831">
                <text:p>223831</text:p>
              </table:table-cell>
              <table:table-cell office:value-type="float" office:value="-109.35414">
                <text:p>-109.35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24276">
                <text:p>224276</text:p>
              </table:table-cell>
              <table:table-cell office:value-type="float" office:value="-109.80722">
                <text:p>-109.80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24722">
                <text:p>224722</text:p>
              </table:table-cell>
              <table:table-cell office:value-type="float" office:value="-108.80457">
                <text:p>-108.80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25167">
                <text:p>225167</text:p>
              </table:table-cell>
              <table:table-cell office:value-type="float" office:value="-108.46528">
                <text:p>-108.4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25612">
                <text:p>225612</text:p>
              </table:table-cell>
              <table:table-cell office:value-type="float" office:value="-108.29996">
                <text:p>-108.2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26058">
                <text:p>226058</text:p>
              </table:table-cell>
              <table:table-cell office:value-type="float" office:value="-110.04282">
                <text:p>-110.04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26503">
                <text:p>226503</text:p>
              </table:table-cell>
              <table:table-cell office:value-type="float" office:value="-109.82">
                <text:p>-109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26949">
                <text:p>226949</text:p>
              </table:table-cell>
              <table:table-cell office:value-type="float" office:value="-110.15298">
                <text:p>-110.15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27394">
                <text:p>227394</text:p>
              </table:table-cell>
              <table:table-cell office:value-type="float" office:value="-109.9213">
                <text:p>-109.9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27840">
                <text:p>227840</text:p>
              </table:table-cell>
              <table:table-cell office:value-type="float" office:value="-109.90564">
                <text:p>-109.90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28285">
                <text:p>228285</text:p>
              </table:table-cell>
              <table:table-cell office:value-type="float" office:value="-109.79151">
                <text:p>-109.79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28731">
                <text:p>228731</text:p>
              </table:table-cell>
              <table:table-cell office:value-type="float" office:value="-110.5132">
                <text:p>-110.5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29176">
                <text:p>229176</text:p>
              </table:table-cell>
              <table:table-cell office:value-type="float" office:value="-110.00093">
                <text:p>-110.0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29621">
                <text:p>229621</text:p>
              </table:table-cell>
              <table:table-cell office:value-type="float" office:value="-111.56988">
                <text:p>-111.56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30067">
                <text:p>230067</text:p>
              </table:table-cell>
              <table:table-cell office:value-type="float" office:value="-112.28024">
                <text:p>-112.28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30512">
                <text:p>230512</text:p>
              </table:table-cell>
              <table:table-cell office:value-type="float" office:value="-109.23819">
                <text:p>-109.23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30958">
                <text:p>230958</text:p>
              </table:table-cell>
              <table:table-cell office:value-type="float" office:value="-112.7171">
                <text:p>-112.7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31403">
                <text:p>231403</text:p>
              </table:table-cell>
              <table:table-cell office:value-type="float" office:value="-112.09947">
                <text:p>-112.09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31849">
                <text:p>231849</text:p>
              </table:table-cell>
              <table:table-cell office:value-type="float" office:value="-110.61408">
                <text:p>-110.6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32294">
                <text:p>232294</text:p>
              </table:table-cell>
              <table:table-cell office:value-type="float" office:value="-111.29878">
                <text:p>-111.29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32739">
                <text:p>232739</text:p>
              </table:table-cell>
              <table:table-cell office:value-type="float" office:value="-110.34218">
                <text:p>-110.34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3185">
                <text:p>233185</text:p>
              </table:table-cell>
              <table:table-cell office:value-type="float" office:value="-108.91093">
                <text:p>-108.9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33630">
                <text:p>233630</text:p>
              </table:table-cell>
              <table:table-cell office:value-type="float" office:value="-109.69595">
                <text:p>-109.6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34076">
                <text:p>234076</text:p>
              </table:table-cell>
              <table:table-cell office:value-type="float" office:value="-110.38325">
                <text:p>-110.3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34521">
                <text:p>234521</text:p>
              </table:table-cell>
              <table:table-cell office:value-type="float" office:value="-108.96551">
                <text:p>-108.96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34967">
                <text:p>234967</text:p>
              </table:table-cell>
              <table:table-cell office:value-type="float" office:value="-108.61774">
                <text:p>-108.6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35412">
                <text:p>235412</text:p>
              </table:table-cell>
              <table:table-cell office:value-type="float" office:value="-110.95416">
                <text:p>-110.95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35857">
                <text:p>235857</text:p>
              </table:table-cell>
              <table:table-cell office:value-type="float" office:value="-107.86288">
                <text:p>-107.8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36303">
                <text:p>236303</text:p>
              </table:table-cell>
              <table:table-cell office:value-type="float" office:value="-109.42196">
                <text:p>-109.4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36748">
                <text:p>236748</text:p>
              </table:table-cell>
              <table:table-cell office:value-type="float" office:value="-110.38574">
                <text:p>-110.38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37194">
                <text:p>237194</text:p>
              </table:table-cell>
              <table:table-cell office:value-type="float" office:value="-111.37469">
                <text:p>-111.37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37639">
                <text:p>237639</text:p>
              </table:table-cell>
              <table:table-cell office:value-type="float" office:value="-110.98495">
                <text:p>-110.9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38085">
                <text:p>238085</text:p>
              </table:table-cell>
              <table:table-cell office:value-type="float" office:value="-111.20582">
                <text:p>-111.20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38530">
                <text:p>238530</text:p>
              </table:table-cell>
              <table:table-cell office:value-type="float" office:value="-111.97166">
                <text:p>-111.9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38976">
                <text:p>238976</text:p>
              </table:table-cell>
              <table:table-cell office:value-type="float" office:value="-110.63868">
                <text:p>-110.63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39421">
                <text:p>239421</text:p>
              </table:table-cell>
              <table:table-cell office:value-type="float" office:value="-110.79691">
                <text:p>-110.79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39866">
                <text:p>239866</text:p>
              </table:table-cell>
              <table:table-cell office:value-type="float" office:value="-113.26866">
                <text:p>-113.26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40312">
                <text:p>240312</text:p>
              </table:table-cell>
              <table:table-cell office:value-type="float" office:value="-111.48319">
                <text:p>-111.48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40757">
                <text:p>240757</text:p>
              </table:table-cell>
              <table:table-cell office:value-type="float" office:value="-110.86406">
                <text:p>-110.8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41203">
                <text:p>241203</text:p>
              </table:table-cell>
              <table:table-cell office:value-type="float" office:value="-110.46719">
                <text:p>-110.4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41648">
                <text:p>241648</text:p>
              </table:table-cell>
              <table:table-cell office:value-type="float" office:value="-110.51218">
                <text:p>-110.5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42094">
                <text:p>242094</text:p>
              </table:table-cell>
              <table:table-cell office:value-type="float" office:value="-110.57056">
                <text:p>-110.5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42539">
                <text:p>242539</text:p>
              </table:table-cell>
              <table:table-cell office:value-type="float" office:value="-110.6118">
                <text:p>-110.6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42984">
                <text:p>242984</text:p>
              </table:table-cell>
              <table:table-cell office:value-type="float" office:value="-108.38319">
                <text:p>-108.38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43430">
                <text:p>243430</text:p>
              </table:table-cell>
              <table:table-cell office:value-type="float" office:value="-109.7734">
                <text:p>-109.7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43875">
                <text:p>243875</text:p>
              </table:table-cell>
              <table:table-cell office:value-type="float" office:value="-109.36222">
                <text:p>-109.36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44321">
                <text:p>244321</text:p>
              </table:table-cell>
              <table:table-cell office:value-type="float" office:value="-109.92465">
                <text:p>-109.92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44766">
                <text:p>244766</text:p>
              </table:table-cell>
              <table:table-cell office:value-type="float" office:value="-110.38554">
                <text:p>-110.38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45212">
                <text:p>245212</text:p>
              </table:table-cell>
              <table:table-cell office:value-type="float" office:value="-109.49856">
                <text:p>-109.49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45657">
                <text:p>245657</text:p>
              </table:table-cell>
              <table:table-cell office:value-type="float" office:value="-109.78019">
                <text:p>-109.78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46102">
                <text:p>246102</text:p>
              </table:table-cell>
              <table:table-cell office:value-type="float" office:value="-109.91374">
                <text:p>-109.9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46548">
                <text:p>246548</text:p>
              </table:table-cell>
              <table:table-cell office:value-type="float" office:value="-110.39352">
                <text:p>-110.3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46993">
                <text:p>246993</text:p>
              </table:table-cell>
              <table:table-cell office:value-type="float" office:value="-109.61041">
                <text:p>-109.6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47439">
                <text:p>247439</text:p>
              </table:table-cell>
              <table:table-cell office:value-type="float" office:value="-110.98509">
                <text:p>-110.98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47884">
                <text:p>247884</text:p>
              </table:table-cell>
              <table:table-cell office:value-type="float" office:value="-109.44832">
                <text:p>-109.4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48330">
                <text:p>248330</text:p>
              </table:table-cell>
              <table:table-cell office:value-type="float" office:value="-111.54051">
                <text:p>-111.5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48775">
                <text:p>248775</text:p>
              </table:table-cell>
              <table:table-cell office:value-type="float" office:value="-110.97272">
                <text:p>-110.97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49220">
                <text:p>249220</text:p>
              </table:table-cell>
              <table:table-cell office:value-type="float" office:value="-110.97653">
                <text:p>-110.97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9666">
                <text:p>249666</text:p>
              </table:table-cell>
              <table:table-cell office:value-type="float" office:value="-110.67462">
                <text:p>-110.67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50111">
                <text:p>250111</text:p>
              </table:table-cell>
              <table:table-cell office:value-type="float" office:value="-110.86319">
                <text:p>-110.86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50557">
                <text:p>250557</text:p>
              </table:table-cell>
              <table:table-cell office:value-type="float" office:value="-111.80418">
                <text:p>-111.80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51002">
                <text:p>251002</text:p>
              </table:table-cell>
              <table:table-cell office:value-type="float" office:value="-110.90387">
                <text:p>-110.9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51448">
                <text:p>251448</text:p>
              </table:table-cell>
              <table:table-cell office:value-type="float" office:value="-109.64938">
                <text:p>-109.64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51893">
                <text:p>251893</text:p>
              </table:table-cell>
              <table:table-cell office:value-type="float" office:value="-110.19501">
                <text:p>-110.19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52339">
                <text:p>252339</text:p>
              </table:table-cell>
              <table:table-cell office:value-type="float" office:value="-111.12988">
                <text:p>-111.1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52784">
                <text:p>252784</text:p>
              </table:table-cell>
              <table:table-cell office:value-type="float" office:value="-110.48545">
                <text:p>-110.48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53229">
                <text:p>253229</text:p>
              </table:table-cell>
              <table:table-cell office:value-type="float" office:value="-108.77207">
                <text:p>-108.77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53675">
                <text:p>253675</text:p>
              </table:table-cell>
              <table:table-cell office:value-type="float" office:value="-109.07056">
                <text:p>-109.0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54120">
                <text:p>254120</text:p>
              </table:table-cell>
              <table:table-cell office:value-type="float" office:value="-110.17108">
                <text:p>-110.1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54566">
                <text:p>254566</text:p>
              </table:table-cell>
              <table:table-cell office:value-type="float" office:value="-109.81484">
                <text:p>-109.8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55011">
                <text:p>255011</text:p>
              </table:table-cell>
              <table:table-cell office:value-type="float" office:value="-110.66926">
                <text:p>-110.66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55457">
                <text:p>255457</text:p>
              </table:table-cell>
              <table:table-cell office:value-type="float" office:value="-109.6959">
                <text:p>-109.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55902">
                <text:p>255902</text:p>
              </table:table-cell>
              <table:table-cell office:value-type="float" office:value="-110.69592">
                <text:p>-110.69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56347">
                <text:p>256347</text:p>
              </table:table-cell>
              <table:table-cell office:value-type="float" office:value="-110.06478">
                <text:p>-110.06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56793">
                <text:p>256793</text:p>
              </table:table-cell>
              <table:table-cell office:value-type="float" office:value="-109.41366">
                <text:p>-109.4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57238">
                <text:p>257238</text:p>
              </table:table-cell>
              <table:table-cell office:value-type="float" office:value="-111.65249">
                <text:p>-111.65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57684">
                <text:p>257684</text:p>
              </table:table-cell>
              <table:table-cell office:value-type="float" office:value="-107.80032">
                <text:p>-107.8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58129">
                <text:p>258129</text:p>
              </table:table-cell>
              <table:table-cell office:value-type="float" office:value="-110.50504">
                <text:p>-110.5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58575">
                <text:p>258575</text:p>
              </table:table-cell>
              <table:table-cell office:value-type="float" office:value="-110.43454">
                <text:p>-110.4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59020">
                <text:p>259020</text:p>
              </table:table-cell>
              <table:table-cell office:value-type="float" office:value="-111.5121">
                <text:p>-111.5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59465">
                <text:p>259465</text:p>
              </table:table-cell>
              <table:table-cell office:value-type="float" office:value="-112.22941">
                <text:p>-112.22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59911">
                <text:p>259911</text:p>
              </table:table-cell>
              <table:table-cell office:value-type="float" office:value="-112.23738">
                <text:p>-112.23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60356">
                <text:p>260356</text:p>
              </table:table-cell>
              <table:table-cell office:value-type="float" office:value="-112.51399">
                <text:p>-112.5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60802">
                <text:p>260802</text:p>
              </table:table-cell>
              <table:table-cell office:value-type="float" office:value="-111.41976">
                <text:p>-111.4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61247">
                <text:p>261247</text:p>
              </table:table-cell>
              <table:table-cell office:value-type="float" office:value="-111.74576">
                <text:p>-111.7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61693">
                <text:p>261693</text:p>
              </table:table-cell>
              <table:table-cell office:value-type="float" office:value="-110.81251">
                <text:p>-110.8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62138">
                <text:p>262138</text:p>
              </table:table-cell>
              <table:table-cell office:value-type="float" office:value="-110.68509">
                <text:p>-110.68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62584">
                <text:p>262584</text:p>
              </table:table-cell>
              <table:table-cell office:value-type="float" office:value="-110.1722">
                <text:p>-110.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63029">
                <text:p>263029</text:p>
              </table:table-cell>
              <table:table-cell office:value-type="float" office:value="-110.41469">
                <text:p>-110.4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63474">
                <text:p>263474</text:p>
              </table:table-cell>
              <table:table-cell office:value-type="float" office:value="-109.58588">
                <text:p>-109.58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63920">
                <text:p>263920</text:p>
              </table:table-cell>
              <table:table-cell office:value-type="float" office:value="-109.66102">
                <text:p>-109.66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64365">
                <text:p>264365</text:p>
              </table:table-cell>
              <table:table-cell office:value-type="float" office:value="-110.9872">
                <text:p>-110.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64811">
                <text:p>264811</text:p>
              </table:table-cell>
              <table:table-cell office:value-type="float" office:value="-110.87331">
                <text:p>-110.87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65256">
                <text:p>265256</text:p>
              </table:table-cell>
              <table:table-cell office:value-type="float" office:value="-111.2812">
                <text:p>-111.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65702">
                <text:p>265702</text:p>
              </table:table-cell>
              <table:table-cell office:value-type="float" office:value="-109.56625">
                <text:p>-109.56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66147">
                <text:p>266147</text:p>
              </table:table-cell>
              <table:table-cell office:value-type="float" office:value="-110.15968">
                <text:p>-110.15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66592">
                <text:p>266592</text:p>
              </table:table-cell>
              <table:table-cell office:value-type="float" office:value="-109.83285">
                <text:p>-109.83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7038">
                <text:p>267038</text:p>
              </table:table-cell>
              <table:table-cell office:value-type="float" office:value="-110.73205">
                <text:p>-110.73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67483">
                <text:p>267483</text:p>
              </table:table-cell>
              <table:table-cell office:value-type="float" office:value="-109.1788">
                <text:p>-109.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67929">
                <text:p>267929</text:p>
              </table:table-cell>
              <table:table-cell office:value-type="float" office:value="-110.29359">
                <text:p>-110.29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68374">
                <text:p>268374</text:p>
              </table:table-cell>
              <table:table-cell office:value-type="float" office:value="-112.76582">
                <text:p>-112.76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68820">
                <text:p>268820</text:p>
              </table:table-cell>
              <table:table-cell office:value-type="float" office:value="-112.03228">
                <text:p>-112.0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69265">
                <text:p>269265</text:p>
              </table:table-cell>
              <table:table-cell office:value-type="float" office:value="-109.87835">
                <text:p>-109.87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69710">
                <text:p>269710</text:p>
              </table:table-cell>
              <table:table-cell office:value-type="float" office:value="-111.59637">
                <text:p>-111.59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70156">
                <text:p>270156</text:p>
              </table:table-cell>
              <table:table-cell office:value-type="float" office:value="-112.6268">
                <text:p>-112.6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70601">
                <text:p>270601</text:p>
              </table:table-cell>
              <table:table-cell office:value-type="float" office:value="-111.50301">
                <text:p>-111.5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71047">
                <text:p>271047</text:p>
              </table:table-cell>
              <table:table-cell office:value-type="float" office:value="-111.37809">
                <text:p>-111.37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71492">
                <text:p>271492</text:p>
              </table:table-cell>
              <table:table-cell office:value-type="float" office:value="-109.74969">
                <text:p>-109.74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71938">
                <text:p>271938</text:p>
              </table:table-cell>
              <table:table-cell office:value-type="float" office:value="-109.20578">
                <text:p>-109.20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72383">
                <text:p>272383</text:p>
              </table:table-cell>
              <table:table-cell office:value-type="float" office:value="-110.64495">
                <text:p>-110.64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72829">
                <text:p>272829</text:p>
              </table:table-cell>
              <table:table-cell office:value-type="float" office:value="-110.02906">
                <text:p>-110.0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73274">
                <text:p>273274</text:p>
              </table:table-cell>
              <table:table-cell office:value-type="float" office:value="-110.39772">
                <text:p>-110.39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73719">
                <text:p>273719</text:p>
              </table:table-cell>
              <table:table-cell office:value-type="float" office:value="-109.7145">
                <text:p>-109.7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74165">
                <text:p>274165</text:p>
              </table:table-cell>
              <table:table-cell office:value-type="float" office:value="-107.42016">
                <text:p>-107.4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74610">
                <text:p>274610</text:p>
              </table:table-cell>
              <table:table-cell office:value-type="float" office:value="-108.42438">
                <text:p>-108.42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75056">
                <text:p>275056</text:p>
              </table:table-cell>
              <table:table-cell office:value-type="float" office:value="-110.39746">
                <text:p>-110.39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75501">
                <text:p>275501</text:p>
              </table:table-cell>
              <table:table-cell office:value-type="float" office:value="-109.95966">
                <text:p>-109.95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75947">
                <text:p>275947</text:p>
              </table:table-cell>
              <table:table-cell office:value-type="float" office:value="-111.01019">
                <text:p>-111.0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76392">
                <text:p>276392</text:p>
              </table:table-cell>
              <table:table-cell office:value-type="float" office:value="-110.08594">
                <text:p>-110.08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76837">
                <text:p>276837</text:p>
              </table:table-cell>
              <table:table-cell office:value-type="float" office:value="-109.72855">
                <text:p>-109.72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77283">
                <text:p>277283</text:p>
              </table:table-cell>
              <table:table-cell office:value-type="float" office:value="-111.08222">
                <text:p>-111.08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77728">
                <text:p>277728</text:p>
              </table:table-cell>
              <table:table-cell office:value-type="float" office:value="-111.40681">
                <text:p>-111.40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78174">
                <text:p>278174</text:p>
              </table:table-cell>
              <table:table-cell office:value-type="float" office:value="-111.62996">
                <text:p>-111.6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78619">
                <text:p>278619</text:p>
              </table:table-cell>
              <table:table-cell office:value-type="float" office:value="-111.55848">
                <text:p>-111.55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9065">
                <text:p>279065</text:p>
              </table:table-cell>
              <table:table-cell office:value-type="float" office:value="-112.62589">
                <text:p>-112.6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79510">
                <text:p>279510</text:p>
              </table:table-cell>
              <table:table-cell office:value-type="float" office:value="-111.74936">
                <text:p>-111.74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79955">
                <text:p>279955</text:p>
              </table:table-cell>
              <table:table-cell office:value-type="float" office:value="-112.50197">
                <text:p>-112.50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80401">
                <text:p>280401</text:p>
              </table:table-cell>
              <table:table-cell office:value-type="float" office:value="-110.02986">
                <text:p>-110.0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80846">
                <text:p>280846</text:p>
              </table:table-cell>
              <table:table-cell office:value-type="float" office:value="-109.54572">
                <text:p>-109.54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81292">
                <text:p>281292</text:p>
              </table:table-cell>
              <table:table-cell office:value-type="float" office:value="-109.87876">
                <text:p>-109.87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81737">
                <text:p>281737</text:p>
              </table:table-cell>
              <table:table-cell office:value-type="float" office:value="-111.08007">
                <text:p>-111.08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82183">
                <text:p>282183</text:p>
              </table:table-cell>
              <table:table-cell office:value-type="float" office:value="-109.12019">
                <text:p>-109.1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82628">
                <text:p>282628</text:p>
              </table:table-cell>
              <table:table-cell office:value-type="float" office:value="-107.90969">
                <text:p>-107.90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83073">
                <text:p>283073</text:p>
              </table:table-cell>
              <table:table-cell office:value-type="float" office:value="-109.98085">
                <text:p>-109.98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83519">
                <text:p>283519</text:p>
              </table:table-cell>
              <table:table-cell office:value-type="float" office:value="-109.21671">
                <text:p>-109.21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83964">
                <text:p>283964</text:p>
              </table:table-cell>
              <table:table-cell office:value-type="float" office:value="-109.58356">
                <text:p>-109.58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84410">
                <text:p>284410</text:p>
              </table:table-cell>
              <table:table-cell office:value-type="float" office:value="-109.33084">
                <text:p>-109.33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84855">
                <text:p>284855</text:p>
              </table:table-cell>
              <table:table-cell office:value-type="float" office:value="-110.16337">
                <text:p>-110.16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85301">
                <text:p>285301</text:p>
              </table:table-cell>
              <table:table-cell office:value-type="float" office:value="-109.93593">
                <text:p>-109.9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85746">
                <text:p>285746</text:p>
              </table:table-cell>
              <table:table-cell office:value-type="float" office:value="-111.95406">
                <text:p>-111.95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86192">
                <text:p>286192</text:p>
              </table:table-cell>
              <table:table-cell office:value-type="float" office:value="-111.10046">
                <text:p>-111.10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86637">
                <text:p>286637</text:p>
              </table:table-cell>
              <table:table-cell office:value-type="float" office:value="-111.57828">
                <text:p>-111.57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87082">
                <text:p>287082</text:p>
              </table:table-cell>
              <table:table-cell office:value-type="float" office:value="-109.96124">
                <text:p>-109.96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87528">
                <text:p>287528</text:p>
              </table:table-cell>
              <table:table-cell office:value-type="float" office:value="-111.06616">
                <text:p>-111.0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87973">
                <text:p>287973</text:p>
              </table:table-cell>
              <table:table-cell office:value-type="float" office:value="-112.25868">
                <text:p>-112.2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88419">
                <text:p>288419</text:p>
              </table:table-cell>
              <table:table-cell office:value-type="float" office:value="-112.02522">
                <text:p>-112.0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88864">
                <text:p>288864</text:p>
              </table:table-cell>
              <table:table-cell office:value-type="float" office:value="-111.86239">
                <text:p>-111.86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89310">
                <text:p>289310</text:p>
              </table:table-cell>
              <table:table-cell office:value-type="float" office:value="-112.16366">
                <text:p>-112.16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89755">
                <text:p>289755</text:p>
              </table:table-cell>
              <table:table-cell office:value-type="float" office:value="-110.96837">
                <text:p>-110.96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90200">
                <text:p>290200</text:p>
              </table:table-cell>
              <table:table-cell office:value-type="float" office:value="-110.70978">
                <text:p>-110.70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90646">
                <text:p>290646</text:p>
              </table:table-cell>
              <table:table-cell office:value-type="float" office:value="-111.81642">
                <text:p>-111.81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91091">
                <text:p>291091</text:p>
              </table:table-cell>
              <table:table-cell office:value-type="float" office:value="-110.81788">
                <text:p>-110.8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91537">
                <text:p>291537</text:p>
              </table:table-cell>
              <table:table-cell office:value-type="float" office:value="-110.64544">
                <text:p>-110.6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91982">
                <text:p>291982</text:p>
              </table:table-cell>
              <table:table-cell office:value-type="float" office:value="-111.03481">
                <text:p>-111.03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92428">
                <text:p>292428</text:p>
              </table:table-cell>
              <table:table-cell office:value-type="float" office:value="-108.48678">
                <text:p>-108.48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92873">
                <text:p>292873</text:p>
              </table:table-cell>
              <table:table-cell office:value-type="float" office:value="-110.22345">
                <text:p>-110.22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93318">
                <text:p>293318</text:p>
              </table:table-cell>
              <table:table-cell office:value-type="float" office:value="-111.40571">
                <text:p>-111.4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93764">
                <text:p>293764</text:p>
              </table:table-cell>
              <table:table-cell office:value-type="float" office:value="-111.7586">
                <text:p>-111.7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94209">
                <text:p>294209</text:p>
              </table:table-cell>
              <table:table-cell office:value-type="float" office:value="-111.35569">
                <text:p>-111.35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94655">
                <text:p>294655</text:p>
              </table:table-cell>
              <table:table-cell office:value-type="float" office:value="-109.29209">
                <text:p>-109.29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95100">
                <text:p>295100</text:p>
              </table:table-cell>
              <table:table-cell office:value-type="float" office:value="-110.54696">
                <text:p>-110.5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95546">
                <text:p>295546</text:p>
              </table:table-cell>
              <table:table-cell office:value-type="float" office:value="-108.99009">
                <text:p>-108.99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95991">
                <text:p>295991</text:p>
              </table:table-cell>
              <table:table-cell office:value-type="float" office:value="-110.00516">
                <text:p>-110.00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96437">
                <text:p>296437</text:p>
              </table:table-cell>
              <table:table-cell office:value-type="float" office:value="-109.19469">
                <text:p>-109.19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96882">
                <text:p>296882</text:p>
              </table:table-cell>
              <table:table-cell office:value-type="float" office:value="-110.90103">
                <text:p>-110.90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97327">
                <text:p>297327</text:p>
              </table:table-cell>
              <table:table-cell office:value-type="float" office:value="-110.36736">
                <text:p>-110.3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97773">
                <text:p>297773</text:p>
              </table:table-cell>
              <table:table-cell office:value-type="float" office:value="-111.48118">
                <text:p>-111.48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98218">
                <text:p>298218</text:p>
              </table:table-cell>
              <table:table-cell office:value-type="float" office:value="-112.1037">
                <text:p>-112.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98664">
                <text:p>298664</text:p>
              </table:table-cell>
              <table:table-cell office:value-type="float" office:value="-114.03594">
                <text:p>-114.03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99109">
                <text:p>299109</text:p>
              </table:table-cell>
              <table:table-cell office:value-type="float" office:value="-112.43194">
                <text:p>-112.4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99555">
                <text:p>299555</text:p>
              </table:table-cell>
              <table:table-cell office:value-type="float" office:value="-111.75392">
                <text:p>-111.75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00000">
                <text:p>300000</text:p>
              </table:table-cell>
              <table:table-cell office:value-type="float" office:value="-112.10774">
                <text:p>-112.1077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00000">
                <text:p>300000</text:p>
              </table:table-cell>
              <table:table-cell office:value-type="float" office:value="-113.03199">
                <text:p>-113.0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01559">
                <text:p>301559</text:p>
              </table:table-cell>
              <table:table-cell office:value-type="float" office:value="-112.43697">
                <text:p>-112.4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03118">
                <text:p>303118</text:p>
              </table:table-cell>
              <table:table-cell office:value-type="float" office:value="-111.04634">
                <text:p>-111.04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04677">
                <text:p>304677</text:p>
              </table:table-cell>
              <table:table-cell office:value-type="float" office:value="-112.94126">
                <text:p>-112.94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06236">
                <text:p>306236</text:p>
              </table:table-cell>
              <table:table-cell office:value-type="float" office:value="-112.38644">
                <text:p>-112.38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07795">
                <text:p>307795</text:p>
              </table:table-cell>
              <table:table-cell office:value-type="float" office:value="-113.31009">
                <text:p>-113.3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09354">
                <text:p>309354</text:p>
              </table:table-cell>
              <table:table-cell office:value-type="float" office:value="-109.80408">
                <text:p>-109.8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10913">
                <text:p>310913</text:p>
              </table:table-cell>
              <table:table-cell office:value-type="float" office:value="-112.08113">
                <text:p>-112.08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12472">
                <text:p>312472</text:p>
              </table:table-cell>
              <table:table-cell office:value-type="float" office:value="-113.49648">
                <text:p>-113.49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14031">
                <text:p>314031</text:p>
              </table:table-cell>
              <table:table-cell office:value-type="float" office:value="-112.41379">
                <text:p>-112.4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15590">
                <text:p>315590</text:p>
              </table:table-cell>
              <table:table-cell office:value-type="float" office:value="-110.91906">
                <text:p>-110.9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17149">
                <text:p>317149</text:p>
              </table:table-cell>
              <table:table-cell office:value-type="float" office:value="-111.02772">
                <text:p>-111.0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18708">
                <text:p>318708</text:p>
              </table:table-cell>
              <table:table-cell office:value-type="float" office:value="-112.09688">
                <text:p>-112.09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20267">
                <text:p>320267</text:p>
              </table:table-cell>
              <table:table-cell office:value-type="float" office:value="-109.32232">
                <text:p>-109.3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21826">
                <text:p>321826</text:p>
              </table:table-cell>
              <table:table-cell office:value-type="float" office:value="-111.2662">
                <text:p>-111.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23385">
                <text:p>323385</text:p>
              </table:table-cell>
              <table:table-cell office:value-type="float" office:value="-113.10408">
                <text:p>-113.1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24944">
                <text:p>324944</text:p>
              </table:table-cell>
              <table:table-cell office:value-type="float" office:value="-112.22374">
                <text:p>-112.2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26503">
                <text:p>326503</text:p>
              </table:table-cell>
              <table:table-cell office:value-type="float" office:value="-111.32704">
                <text:p>-111.3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28062">
                <text:p>328062</text:p>
              </table:table-cell>
              <table:table-cell office:value-type="float" office:value="-112.08149">
                <text:p>-112.08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9621">
                <text:p>329621</text:p>
              </table:table-cell>
              <table:table-cell office:value-type="float" office:value="-112.72918">
                <text:p>-112.7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31180">
                <text:p>331180</text:p>
              </table:table-cell>
              <table:table-cell office:value-type="float" office:value="-112.34374">
                <text:p>-112.34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32739">
                <text:p>332739</text:p>
              </table:table-cell>
              <table:table-cell office:value-type="float" office:value="-111.46425">
                <text:p>-111.46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34298">
                <text:p>334298</text:p>
              </table:table-cell>
              <table:table-cell office:value-type="float" office:value="-112.76994">
                <text:p>-112.7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35857">
                <text:p>335857</text:p>
              </table:table-cell>
              <table:table-cell office:value-type="float" office:value="-110.94364">
                <text:p>-110.94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37416">
                <text:p>337416</text:p>
              </table:table-cell>
              <table:table-cell office:value-type="float" office:value="-114.17245">
                <text:p>-114.17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38976">
                <text:p>338976</text:p>
              </table:table-cell>
              <table:table-cell office:value-type="float" office:value="-110.65766">
                <text:p>-110.65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40535">
                <text:p>340535</text:p>
              </table:table-cell>
              <table:table-cell office:value-type="float" office:value="-112.63858">
                <text:p>-112.63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42094">
                <text:p>342094</text:p>
              </table:table-cell>
              <table:table-cell office:value-type="float" office:value="-110.50093">
                <text:p>-110.5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43653">
                <text:p>343653</text:p>
              </table:table-cell>
              <table:table-cell office:value-type="float" office:value="-113.56216">
                <text:p>-113.5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45212">
                <text:p>345212</text:p>
              </table:table-cell>
              <table:table-cell office:value-type="float" office:value="-110.87205">
                <text:p>-110.8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46771">
                <text:p>346771</text:p>
              </table:table-cell>
              <table:table-cell office:value-type="float" office:value="-112.83982">
                <text:p>-112.8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48330">
                <text:p>348330</text:p>
              </table:table-cell>
              <table:table-cell office:value-type="float" office:value="-114.42902">
                <text:p>-114.4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49889">
                <text:p>349889</text:p>
              </table:table-cell>
              <table:table-cell office:value-type="float" office:value="-113.39316">
                <text:p>-113.39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51448">
                <text:p>351448</text:p>
              </table:table-cell>
              <table:table-cell office:value-type="float" office:value="-113.9054">
                <text:p>-113.9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53007">
                <text:p>353007</text:p>
              </table:table-cell>
              <table:table-cell office:value-type="float" office:value="-112.66602">
                <text:p>-112.66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54566">
                <text:p>354566</text:p>
              </table:table-cell>
              <table:table-cell office:value-type="float" office:value="-112.90226">
                <text:p>-112.90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56125">
                <text:p>356125</text:p>
              </table:table-cell>
              <table:table-cell office:value-type="float" office:value="-113.67384">
                <text:p>-113.67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57684">
                <text:p>357684</text:p>
              </table:table-cell>
              <table:table-cell office:value-type="float" office:value="-111.54298">
                <text:p>-111.54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59243">
                <text:p>359243</text:p>
              </table:table-cell>
              <table:table-cell office:value-type="float" office:value="-112.54703">
                <text:p>-112.54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60802">
                <text:p>360802</text:p>
              </table:table-cell>
              <table:table-cell office:value-type="float" office:value="-111.29844">
                <text:p>-111.2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62361">
                <text:p>362361</text:p>
              </table:table-cell>
              <table:table-cell office:value-type="float" office:value="-111.62306">
                <text:p>-111.62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63920">
                <text:p>363920</text:p>
              </table:table-cell>
              <table:table-cell office:value-type="float" office:value="-113.90285">
                <text:p>-113.9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65479">
                <text:p>365479</text:p>
              </table:table-cell>
              <table:table-cell office:value-type="float" office:value="-114.12909">
                <text:p>-114.12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7038">
                <text:p>367038</text:p>
              </table:table-cell>
              <table:table-cell office:value-type="float" office:value="-115.60809">
                <text:p>-115.60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68597">
                <text:p>368597</text:p>
              </table:table-cell>
              <table:table-cell office:value-type="float" office:value="-114.38868">
                <text:p>-114.3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70156">
                <text:p>370156</text:p>
              </table:table-cell>
              <table:table-cell office:value-type="float" office:value="-113.94369">
                <text:p>-113.94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71715">
                <text:p>371715</text:p>
              </table:table-cell>
              <table:table-cell office:value-type="float" office:value="-113.57008">
                <text:p>-113.5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73274">
                <text:p>373274</text:p>
              </table:table-cell>
              <table:table-cell office:value-type="float" office:value="-112.5242">
                <text:p>-112.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74833">
                <text:p>374833</text:p>
              </table:table-cell>
              <table:table-cell office:value-type="float" office:value="-115.05191">
                <text:p>-115.05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76392">
                <text:p>376392</text:p>
              </table:table-cell>
              <table:table-cell office:value-type="float" office:value="-114.8521">
                <text:p>-114.8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77951">
                <text:p>377951</text:p>
              </table:table-cell>
              <table:table-cell office:value-type="float" office:value="-114.22455">
                <text:p>-114.22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79510">
                <text:p>379510</text:p>
              </table:table-cell>
              <table:table-cell office:value-type="float" office:value="-114.92149">
                <text:p>-114.9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81069">
                <text:p>381069</text:p>
              </table:table-cell>
              <table:table-cell office:value-type="float" office:value="-115.16305">
                <text:p>-115.16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82628">
                <text:p>382628</text:p>
              </table:table-cell>
              <table:table-cell office:value-type="float" office:value="-113.08936">
                <text:p>-113.0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84187">
                <text:p>384187</text:p>
              </table:table-cell>
              <table:table-cell office:value-type="float" office:value="-113.71766">
                <text:p>-113.71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85746">
                <text:p>385746</text:p>
              </table:table-cell>
              <table:table-cell office:value-type="float" office:value="-112.67747">
                <text:p>-112.67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87305">
                <text:p>387305</text:p>
              </table:table-cell>
              <table:table-cell office:value-type="float" office:value="-114.79579">
                <text:p>-114.79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88864">
                <text:p>388864</text:p>
              </table:table-cell>
              <table:table-cell office:value-type="float" office:value="-113.54041">
                <text:p>-113.54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390423">
                <text:p>390423</text:p>
              </table:table-cell>
              <table:table-cell office:value-type="float" office:value="-114.41835">
                <text:p>-114.41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91982">
                <text:p>391982</text:p>
              </table:table-cell>
              <table:table-cell office:value-type="float" office:value="-114.38452">
                <text:p>-114.38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393541">
                <text:p>393541</text:p>
              </table:table-cell>
              <table:table-cell office:value-type="float" office:value="-113.08254">
                <text:p>-113.0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95100">
                <text:p>395100</text:p>
              </table:table-cell>
              <table:table-cell office:value-type="float" office:value="-113.468">
                <text:p>-113.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96659">
                <text:p>396659</text:p>
              </table:table-cell>
              <table:table-cell office:value-type="float" office:value="-114.691">
                <text:p>-114.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98218">
                <text:p>398218</text:p>
              </table:table-cell>
              <table:table-cell office:value-type="float" office:value="-114.12632">
                <text:p>-114.12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99777">
                <text:p>399777</text:p>
              </table:table-cell>
              <table:table-cell office:value-type="float" office:value="-113.09734">
                <text:p>-113.09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401336">
                <text:p>401336</text:p>
              </table:table-cell>
              <table:table-cell office:value-type="float" office:value="-112.59859">
                <text:p>-112.59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402895">
                <text:p>402895</text:p>
              </table:table-cell>
              <table:table-cell office:value-type="float" office:value="-113.91445">
                <text:p>-113.9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404454">
                <text:p>404454</text:p>
              </table:table-cell>
              <table:table-cell office:value-type="float" office:value="-114.9325">
                <text:p>-114.9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406013">
                <text:p>406013</text:p>
              </table:table-cell>
              <table:table-cell office:value-type="float" office:value="-114.61711">
                <text:p>-114.61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407572">
                <text:p>407572</text:p>
              </table:table-cell>
              <table:table-cell office:value-type="float" office:value="-114.83272">
                <text:p>-114.83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409131">
                <text:p>409131</text:p>
              </table:table-cell>
              <table:table-cell office:value-type="float" office:value="-115.70566">
                <text:p>-115.70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10690">
                <text:p>410690</text:p>
              </table:table-cell>
              <table:table-cell office:value-type="float" office:value="-115.27352">
                <text:p>-115.27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12249">
                <text:p>412249</text:p>
              </table:table-cell>
              <table:table-cell office:value-type="float" office:value="-114.78126">
                <text:p>-114.78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13808">
                <text:p>413808</text:p>
              </table:table-cell>
              <table:table-cell office:value-type="float" office:value="-114.31501">
                <text:p>-114.3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15367">
                <text:p>415367</text:p>
              </table:table-cell>
              <table:table-cell office:value-type="float" office:value="-114.90204">
                <text:p>-114.90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16927">
                <text:p>416927</text:p>
              </table:table-cell>
              <table:table-cell office:value-type="float" office:value="-115.35561">
                <text:p>-115.35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18486">
                <text:p>418486</text:p>
              </table:table-cell>
              <table:table-cell office:value-type="float" office:value="-116.27507">
                <text:p>-116.27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20045">
                <text:p>420045</text:p>
              </table:table-cell>
              <table:table-cell office:value-type="float" office:value="-115.66201">
                <text:p>-115.66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21604">
                <text:p>421604</text:p>
              </table:table-cell>
              <table:table-cell office:value-type="float" office:value="-114.95324">
                <text:p>-114.9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23163">
                <text:p>423163</text:p>
              </table:table-cell>
              <table:table-cell office:value-type="float" office:value="-115.33822">
                <text:p>-115.33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24722">
                <text:p>424722</text:p>
              </table:table-cell>
              <table:table-cell office:value-type="float" office:value="-117.15994">
                <text:p>-117.15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6281">
                <text:p>426281</text:p>
              </table:table-cell>
              <table:table-cell office:value-type="float" office:value="-114.78743">
                <text:p>-114.78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27840">
                <text:p>427840</text:p>
              </table:table-cell>
              <table:table-cell office:value-type="float" office:value="-114.94672">
                <text:p>-114.9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29399">
                <text:p>429399</text:p>
              </table:table-cell>
              <table:table-cell office:value-type="float" office:value="-116.42232">
                <text:p>-116.4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430958">
                <text:p>430958</text:p>
              </table:table-cell>
              <table:table-cell office:value-type="float" office:value="-114.99429">
                <text:p>-114.99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432517">
                <text:p>432517</text:p>
              </table:table-cell>
              <table:table-cell office:value-type="float" office:value="-115.57997">
                <text:p>-115.5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434076">
                <text:p>434076</text:p>
              </table:table-cell>
              <table:table-cell office:value-type="float" office:value="-116.79251">
                <text:p>-116.79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435635">
                <text:p>435635</text:p>
              </table:table-cell>
              <table:table-cell office:value-type="float" office:value="-116.23319">
                <text:p>-116.23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437194">
                <text:p>437194</text:p>
              </table:table-cell>
              <table:table-cell office:value-type="float" office:value="-116.13191">
                <text:p>-116.13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438753">
                <text:p>438753</text:p>
              </table:table-cell>
              <table:table-cell office:value-type="float" office:value="-115.2484">
                <text:p>-115.2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440312">
                <text:p>440312</text:p>
              </table:table-cell>
              <table:table-cell office:value-type="float" office:value="-116.06818">
                <text:p>-116.06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441871">
                <text:p>441871</text:p>
              </table:table-cell>
              <table:table-cell office:value-type="float" office:value="-116.13572">
                <text:p>-116.1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443430">
                <text:p>443430</text:p>
              </table:table-cell>
              <table:table-cell office:value-type="float" office:value="-117.87584">
                <text:p>-117.87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444989">
                <text:p>444989</text:p>
              </table:table-cell>
              <table:table-cell office:value-type="float" office:value="-115.62598">
                <text:p>-115.62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446548">
                <text:p>446548</text:p>
              </table:table-cell>
              <table:table-cell office:value-type="float" office:value="-116.44951">
                <text:p>-116.44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48107">
                <text:p>448107</text:p>
              </table:table-cell>
              <table:table-cell office:value-type="float" office:value="-116.64936">
                <text:p>-116.64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49666">
                <text:p>449666</text:p>
              </table:table-cell>
              <table:table-cell office:value-type="float" office:value="-117.23949">
                <text:p>-117.23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51225">
                <text:p>451225</text:p>
              </table:table-cell>
              <table:table-cell office:value-type="float" office:value="-118.51294">
                <text:p>-118.5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52784">
                <text:p>452784</text:p>
              </table:table-cell>
              <table:table-cell office:value-type="float" office:value="-117.54753">
                <text:p>-117.54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454343">
                <text:p>454343</text:p>
              </table:table-cell>
              <table:table-cell office:value-type="float" office:value="-115.61608">
                <text:p>-115.6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455902">
                <text:p>455902</text:p>
              </table:table-cell>
              <table:table-cell office:value-type="float" office:value="-117.64075">
                <text:p>-117.6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457461">
                <text:p>457461</text:p>
              </table:table-cell>
              <table:table-cell office:value-type="float" office:value="-116.75804">
                <text:p>-116.7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459020">
                <text:p>459020</text:p>
              </table:table-cell>
              <table:table-cell office:value-type="float" office:value="-115.06415">
                <text:p>-115.0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460579">
                <text:p>460579</text:p>
              </table:table-cell>
              <table:table-cell office:value-type="float" office:value="-118.89453">
                <text:p>-118.89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462138">
                <text:p>462138</text:p>
              </table:table-cell>
              <table:table-cell office:value-type="float" office:value="-117.68736">
                <text:p>-117.68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63697">
                <text:p>463697</text:p>
              </table:table-cell>
              <table:table-cell office:value-type="float" office:value="-115.95297">
                <text:p>-115.95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465256">
                <text:p>465256</text:p>
              </table:table-cell>
              <table:table-cell office:value-type="float" office:value="-117.30103">
                <text:p>-117.30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466815">
                <text:p>466815</text:p>
              </table:table-cell>
              <table:table-cell office:value-type="float" office:value="-118.21328">
                <text:p>-118.2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468374">
                <text:p>468374</text:p>
              </table:table-cell>
              <table:table-cell office:value-type="float" office:value="-118.96219">
                <text:p>-118.96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469933">
                <text:p>469933</text:p>
              </table:table-cell>
              <table:table-cell office:value-type="float" office:value="-119.46762">
                <text:p>-119.46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471492">
                <text:p>471492</text:p>
              </table:table-cell>
              <table:table-cell office:value-type="float" office:value="-116.58312">
                <text:p>-116.5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473051">
                <text:p>473051</text:p>
              </table:table-cell>
              <table:table-cell office:value-type="float" office:value="-117.61519">
                <text:p>-117.6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74610">
                <text:p>474610</text:p>
              </table:table-cell>
              <table:table-cell office:value-type="float" office:value="-117.40942">
                <text:p>-117.40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476169">
                <text:p>476169</text:p>
              </table:table-cell>
              <table:table-cell office:value-type="float" office:value="-118.85293">
                <text:p>-118.85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477728">
                <text:p>477728</text:p>
              </table:table-cell>
              <table:table-cell office:value-type="float" office:value="-118.75445">
                <text:p>-118.75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479287">
                <text:p>479287</text:p>
              </table:table-cell>
              <table:table-cell office:value-type="float" office:value="-115.43432">
                <text:p>-115.43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480846">
                <text:p>480846</text:p>
              </table:table-cell>
              <table:table-cell office:value-type="float" office:value="-117.95241">
                <text:p>-117.95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482405">
                <text:p>482405</text:p>
              </table:table-cell>
              <table:table-cell office:value-type="float" office:value="-116.57012">
                <text:p>-116.57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483964">
                <text:p>483964</text:p>
              </table:table-cell>
              <table:table-cell office:value-type="float" office:value="-117.84058">
                <text:p>-117.84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485523">
                <text:p>485523</text:p>
              </table:table-cell>
              <table:table-cell office:value-type="float" office:value="-120.04334">
                <text:p>-120.04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487082">
                <text:p>487082</text:p>
              </table:table-cell>
              <table:table-cell office:value-type="float" office:value="-120.31959">
                <text:p>-120.31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488641">
                <text:p>488641</text:p>
              </table:table-cell>
              <table:table-cell office:value-type="float" office:value="-118.00519">
                <text:p>-118.00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490200">
                <text:p>490200</text:p>
              </table:table-cell>
              <table:table-cell office:value-type="float" office:value="-118.46066">
                <text:p>-118.46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491759">
                <text:p>491759</text:p>
              </table:table-cell>
              <table:table-cell office:value-type="float" office:value="-118.07176">
                <text:p>-118.07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493318">
                <text:p>493318</text:p>
              </table:table-cell>
              <table:table-cell office:value-type="float" office:value="-118.23481">
                <text:p>-118.23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4878">
                <text:p>494878</text:p>
              </table:table-cell>
              <table:table-cell office:value-type="float" office:value="-117.96991">
                <text:p>-117.96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96437">
                <text:p>496437</text:p>
              </table:table-cell>
              <table:table-cell office:value-type="float" office:value="-117.81541">
                <text:p>-117.81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97996">
                <text:p>497996</text:p>
              </table:table-cell>
              <table:table-cell office:value-type="float" office:value="-117.20397">
                <text:p>-117.20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99555">
                <text:p>499555</text:p>
              </table:table-cell>
              <table:table-cell office:value-type="float" office:value="-119.81244">
                <text:p>-119.8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501114">
                <text:p>501114</text:p>
              </table:table-cell>
              <table:table-cell office:value-type="float" office:value="-116.43811">
                <text:p>-116.43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502673">
                <text:p>502673</text:p>
              </table:table-cell>
              <table:table-cell office:value-type="float" office:value="-117.90196">
                <text:p>-117.9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04232">
                <text:p>504232</text:p>
              </table:table-cell>
              <table:table-cell office:value-type="float" office:value="-119.19746">
                <text:p>-119.19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05791">
                <text:p>505791</text:p>
              </table:table-cell>
              <table:table-cell office:value-type="float" office:value="-118.41488">
                <text:p>-118.4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07350">
                <text:p>507350</text:p>
              </table:table-cell>
              <table:table-cell office:value-type="float" office:value="-118.13853">
                <text:p>-118.1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508909">
                <text:p>508909</text:p>
              </table:table-cell>
              <table:table-cell office:value-type="float" office:value="-119.44696">
                <text:p>-119.4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510468">
                <text:p>510468</text:p>
              </table:table-cell>
              <table:table-cell office:value-type="float" office:value="-117.48224">
                <text:p>-117.4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512027">
                <text:p>512027</text:p>
              </table:table-cell>
              <table:table-cell office:value-type="float" office:value="-119.25699">
                <text:p>-119.25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513586">
                <text:p>513586</text:p>
              </table:table-cell>
              <table:table-cell office:value-type="float" office:value="-118.37785">
                <text:p>-118.37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515145">
                <text:p>515145</text:p>
              </table:table-cell>
              <table:table-cell office:value-type="float" office:value="-120.78746">
                <text:p>-120.7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516704">
                <text:p>516704</text:p>
              </table:table-cell>
              <table:table-cell office:value-type="float" office:value="-118.89559">
                <text:p>-118.89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518263">
                <text:p>518263</text:p>
              </table:table-cell>
              <table:table-cell office:value-type="float" office:value="-117.84608">
                <text:p>-117.8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519822">
                <text:p>519822</text:p>
              </table:table-cell>
              <table:table-cell office:value-type="float" office:value="-118.31148">
                <text:p>-118.3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521381">
                <text:p>521381</text:p>
              </table:table-cell>
              <table:table-cell office:value-type="float" office:value="-119.35754">
                <text:p>-119.35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522940">
                <text:p>522940</text:p>
              </table:table-cell>
              <table:table-cell office:value-type="float" office:value="-120.04449">
                <text:p>-120.04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524499">
                <text:p>524499</text:p>
              </table:table-cell>
              <table:table-cell office:value-type="float" office:value="-118.32381">
                <text:p>-118.3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526058">
                <text:p>526058</text:p>
              </table:table-cell>
              <table:table-cell office:value-type="float" office:value="-118.10209">
                <text:p>-118.10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527617">
                <text:p>527617</text:p>
              </table:table-cell>
              <table:table-cell office:value-type="float" office:value="-119.78504">
                <text:p>-119.7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529176">
                <text:p>529176</text:p>
              </table:table-cell>
              <table:table-cell office:value-type="float" office:value="-121.99672">
                <text:p>-121.99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530735">
                <text:p>530735</text:p>
              </table:table-cell>
              <table:table-cell office:value-type="float" office:value="-118.28101">
                <text:p>-118.28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532294">
                <text:p>532294</text:p>
              </table:table-cell>
              <table:table-cell office:value-type="float" office:value="-119.43694">
                <text:p>-119.43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533853">
                <text:p>533853</text:p>
              </table:table-cell>
              <table:table-cell office:value-type="float" office:value="-119.88847">
                <text:p>-119.88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535412">
                <text:p>535412</text:p>
              </table:table-cell>
              <table:table-cell office:value-type="float" office:value="-121.691">
                <text:p>-121.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536971">
                <text:p>536971</text:p>
              </table:table-cell>
              <table:table-cell office:value-type="float" office:value="-122.52176">
                <text:p>-122.5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538530">
                <text:p>538530</text:p>
              </table:table-cell>
              <table:table-cell office:value-type="float" office:value="-119.98491">
                <text:p>-119.98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540089">
                <text:p>540089</text:p>
              </table:table-cell>
              <table:table-cell office:value-type="float" office:value="-119.06708">
                <text:p>-119.0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541648">
                <text:p>541648</text:p>
              </table:table-cell>
              <table:table-cell office:value-type="float" office:value="-119.50234">
                <text:p>-119.50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543207">
                <text:p>543207</text:p>
              </table:table-cell>
              <table:table-cell office:value-type="float" office:value="-117.56828">
                <text:p>-117.56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544766">
                <text:p>544766</text:p>
              </table:table-cell>
              <table:table-cell office:value-type="float" office:value="-121.81415">
                <text:p>-121.8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546325">
                <text:p>546325</text:p>
              </table:table-cell>
              <table:table-cell office:value-type="float" office:value="-122.29511">
                <text:p>-122.2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547884">
                <text:p>547884</text:p>
              </table:table-cell>
              <table:table-cell office:value-type="float" office:value="-120.01881">
                <text:p>-120.0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549443">
                <text:p>549443</text:p>
              </table:table-cell>
              <table:table-cell office:value-type="float" office:value="-119.21319">
                <text:p>-119.2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551002">
                <text:p>551002</text:p>
              </table:table-cell>
              <table:table-cell office:value-type="float" office:value="-119.60464">
                <text:p>-119.6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552561">
                <text:p>552561</text:p>
              </table:table-cell>
              <table:table-cell office:value-type="float" office:value="-120.94559">
                <text:p>-120.94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554120">
                <text:p>554120</text:p>
              </table:table-cell>
              <table:table-cell office:value-type="float" office:value="-119.23912">
                <text:p>-119.23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555679">
                <text:p>555679</text:p>
              </table:table-cell>
              <table:table-cell office:value-type="float" office:value="-120.2842">
                <text:p>-120.2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557238">
                <text:p>557238</text:p>
              </table:table-cell>
              <table:table-cell office:value-type="float" office:value="-121.08974">
                <text:p>-121.0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558797">
                <text:p>558797</text:p>
              </table:table-cell>
              <table:table-cell office:value-type="float" office:value="-122.14356">
                <text:p>-122.14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560356">
                <text:p>560356</text:p>
              </table:table-cell>
              <table:table-cell office:value-type="float" office:value="-119.21912">
                <text:p>-119.2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561915">
                <text:p>561915</text:p>
              </table:table-cell>
              <table:table-cell office:value-type="float" office:value="-120.67152">
                <text:p>-120.6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63474">
                <text:p>563474</text:p>
              </table:table-cell>
              <table:table-cell office:value-type="float" office:value="-120.75574">
                <text:p>-120.7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65033">
                <text:p>565033</text:p>
              </table:table-cell>
              <table:table-cell office:value-type="float" office:value="-121.03972">
                <text:p>-121.0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6592">
                <text:p>566592</text:p>
              </table:table-cell>
              <table:table-cell office:value-type="float" office:value="-120.88301">
                <text:p>-120.88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68151">
                <text:p>568151</text:p>
              </table:table-cell>
              <table:table-cell office:value-type="float" office:value="-121.65614">
                <text:p>-121.65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69710">
                <text:p>569710</text:p>
              </table:table-cell>
              <table:table-cell office:value-type="float" office:value="-122.52171">
                <text:p>-122.52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71269">
                <text:p>571269</text:p>
              </table:table-cell>
              <table:table-cell office:value-type="float" office:value="-118.52714">
                <text:p>-118.5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72829">
                <text:p>572829</text:p>
              </table:table-cell>
              <table:table-cell office:value-type="float" office:value="-120.58562">
                <text:p>-120.58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74388">
                <text:p>574388</text:p>
              </table:table-cell>
              <table:table-cell office:value-type="float" office:value="-120.44852">
                <text:p>-120.44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575947">
                <text:p>575947</text:p>
              </table:table-cell>
              <table:table-cell office:value-type="float" office:value="-122.0334">
                <text:p>-122.0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577506">
                <text:p>577506</text:p>
              </table:table-cell>
              <table:table-cell office:value-type="float" office:value="-123.06402">
                <text:p>-123.06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579065">
                <text:p>579065</text:p>
              </table:table-cell>
              <table:table-cell office:value-type="float" office:value="-123.71758">
                <text:p>-123.7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580624">
                <text:p>580624</text:p>
              </table:table-cell>
              <table:table-cell office:value-type="float" office:value="-121.65975">
                <text:p>-121.65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582183">
                <text:p>582183</text:p>
              </table:table-cell>
              <table:table-cell office:value-type="float" office:value="-121.51595">
                <text:p>-121.51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583742">
                <text:p>583742</text:p>
              </table:table-cell>
              <table:table-cell office:value-type="float" office:value="-119.95656">
                <text:p>-119.95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585301">
                <text:p>585301</text:p>
              </table:table-cell>
              <table:table-cell office:value-type="float" office:value="-119.76516">
                <text:p>-119.76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586860">
                <text:p>586860</text:p>
              </table:table-cell>
              <table:table-cell office:value-type="float" office:value="-120.72778">
                <text:p>-120.72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588419">
                <text:p>588419</text:p>
              </table:table-cell>
              <table:table-cell office:value-type="float" office:value="-119.13716">
                <text:p>-119.13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589978">
                <text:p>589978</text:p>
              </table:table-cell>
              <table:table-cell office:value-type="float" office:value="-120.2415">
                <text:p>-120.2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591537">
                <text:p>591537</text:p>
              </table:table-cell>
              <table:table-cell office:value-type="float" office:value="-123.08644">
                <text:p>-123.08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593096">
                <text:p>593096</text:p>
              </table:table-cell>
              <table:table-cell office:value-type="float" office:value="-120.19681">
                <text:p>-120.19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594655">
                <text:p>594655</text:p>
              </table:table-cell>
              <table:table-cell office:value-type="float" office:value="-120.92658">
                <text:p>-120.92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596214">
                <text:p>596214</text:p>
              </table:table-cell>
              <table:table-cell office:value-type="float" office:value="-121.90899">
                <text:p>-121.90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597773">
                <text:p>597773</text:p>
              </table:table-cell>
              <table:table-cell office:value-type="float" office:value="-121.84999">
                <text:p>-121.84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599332">
                <text:p>599332</text:p>
              </table:table-cell>
              <table:table-cell office:value-type="float" office:value="-120.09291">
                <text:p>-120.09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600891">
                <text:p>600891</text:p>
              </table:table-cell>
              <table:table-cell office:value-type="float" office:value="-121.57062">
                <text:p>-121.57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02450">
                <text:p>602450</text:p>
              </table:table-cell>
              <table:table-cell office:value-type="float" office:value="-122.13341">
                <text:p>-122.13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04009">
                <text:p>604009</text:p>
              </table:table-cell>
              <table:table-cell office:value-type="float" office:value="-121.47332">
                <text:p>-121.47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605568">
                <text:p>605568</text:p>
              </table:table-cell>
              <table:table-cell office:value-type="float" office:value="-121.3921">
                <text:p>-121.3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607127">
                <text:p>607127</text:p>
              </table:table-cell>
              <table:table-cell office:value-type="float" office:value="-123.56901">
                <text:p>-123.56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608686">
                <text:p>608686</text:p>
              </table:table-cell>
              <table:table-cell office:value-type="float" office:value="-122.24363">
                <text:p>-122.24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10245">
                <text:p>610245</text:p>
              </table:table-cell>
              <table:table-cell office:value-type="float" office:value="-121.12329">
                <text:p>-121.12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611804">
                <text:p>611804</text:p>
              </table:table-cell>
              <table:table-cell office:value-type="float" office:value="-122.38">
                <text:p>-12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613363">
                <text:p>613363</text:p>
              </table:table-cell>
              <table:table-cell office:value-type="float" office:value="-121.7728">
                <text:p>-121.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614922">
                <text:p>614922</text:p>
              </table:table-cell>
              <table:table-cell office:value-type="float" office:value="-121.6095">
                <text:p>-121.6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616481">
                <text:p>616481</text:p>
              </table:table-cell>
              <table:table-cell office:value-type="float" office:value="-124.4908">
                <text:p>-124.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618040">
                <text:p>618040</text:p>
              </table:table-cell>
              <table:table-cell office:value-type="float" office:value="-122.75785">
                <text:p>-122.75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619599">
                <text:p>619599</text:p>
              </table:table-cell>
              <table:table-cell office:value-type="float" office:value="-123.77814">
                <text:p>-123.77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621158">
                <text:p>621158</text:p>
              </table:table-cell>
              <table:table-cell office:value-type="float" office:value="-121.74106">
                <text:p>-121.7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622717">
                <text:p>622717</text:p>
              </table:table-cell>
              <table:table-cell office:value-type="float" office:value="-121.25992">
                <text:p>-121.25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624276">
                <text:p>624276</text:p>
              </table:table-cell>
              <table:table-cell office:value-type="float" office:value="-119.49328">
                <text:p>-119.49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625835">
                <text:p>625835</text:p>
              </table:table-cell>
              <table:table-cell office:value-type="float" office:value="-124.06506">
                <text:p>-124.06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627394">
                <text:p>627394</text:p>
              </table:table-cell>
              <table:table-cell office:value-type="float" office:value="-121.37579">
                <text:p>-121.37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28953">
                <text:p>628953</text:p>
              </table:table-cell>
              <table:table-cell office:value-type="float" office:value="-123.08791">
                <text:p>-123.08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630512">
                <text:p>630512</text:p>
              </table:table-cell>
              <table:table-cell office:value-type="float" office:value="-123.17344">
                <text:p>-123.1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632071">
                <text:p>632071</text:p>
              </table:table-cell>
              <table:table-cell office:value-type="float" office:value="-122.2103">
                <text:p>-122.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633630">
                <text:p>633630</text:p>
              </table:table-cell>
              <table:table-cell office:value-type="float" office:value="-121.6665">
                <text:p>-121.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635189">
                <text:p>635189</text:p>
              </table:table-cell>
              <table:table-cell office:value-type="float" office:value="-121.39934">
                <text:p>-121.3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636748">
                <text:p>636748</text:p>
              </table:table-cell>
              <table:table-cell office:value-type="float" office:value="-123.3188">
                <text:p>-123.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638307">
                <text:p>638307</text:p>
              </table:table-cell>
              <table:table-cell office:value-type="float" office:value="-121.07784">
                <text:p>-121.0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39866">
                <text:p>639866</text:p>
              </table:table-cell>
              <table:table-cell office:value-type="float" office:value="-124.3769">
                <text:p>-124.3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641425">
                <text:p>641425</text:p>
              </table:table-cell>
              <table:table-cell office:value-type="float" office:value="-122.17592">
                <text:p>-122.17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642984">
                <text:p>642984</text:p>
              </table:table-cell>
              <table:table-cell office:value-type="float" office:value="-122.24111">
                <text:p>-122.2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44543">
                <text:p>644543</text:p>
              </table:table-cell>
              <table:table-cell office:value-type="float" office:value="-123.18642">
                <text:p>-123.18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46102">
                <text:p>646102</text:p>
              </table:table-cell>
              <table:table-cell office:value-type="float" office:value="-121.91756">
                <text:p>-121.91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47661">
                <text:p>647661</text:p>
              </table:table-cell>
              <table:table-cell office:value-type="float" office:value="-123.20078">
                <text:p>-123.20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49220">
                <text:p>649220</text:p>
              </table:table-cell>
              <table:table-cell office:value-type="float" office:value="-122.62432">
                <text:p>-122.6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50780">
                <text:p>650780</text:p>
              </table:table-cell>
              <table:table-cell office:value-type="float" office:value="-123.48902">
                <text:p>-123.4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52339">
                <text:p>652339</text:p>
              </table:table-cell>
              <table:table-cell office:value-type="float" office:value="-121.08769">
                <text:p>-121.08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53898">
                <text:p>653898</text:p>
              </table:table-cell>
              <table:table-cell office:value-type="float" office:value="-124.7439">
                <text:p>-124.7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55457">
                <text:p>655457</text:p>
              </table:table-cell>
              <table:table-cell office:value-type="float" office:value="-122.19712">
                <text:p>-122.1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657016">
                <text:p>657016</text:p>
              </table:table-cell>
              <table:table-cell office:value-type="float" office:value="-124.6436">
                <text:p>-124.6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658575">
                <text:p>658575</text:p>
              </table:table-cell>
              <table:table-cell office:value-type="float" office:value="-124.8454">
                <text:p>-124.8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60134">
                <text:p>660134</text:p>
              </table:table-cell>
              <table:table-cell office:value-type="float" office:value="-125.7855">
                <text:p>-125.7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61693">
                <text:p>661693</text:p>
              </table:table-cell>
              <table:table-cell office:value-type="float" office:value="-123.85156">
                <text:p>-123.8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3252">
                <text:p>663252</text:p>
              </table:table-cell>
              <table:table-cell office:value-type="float" office:value="-124.6108">
                <text:p>-124.6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64811">
                <text:p>664811</text:p>
              </table:table-cell>
              <table:table-cell office:value-type="float" office:value="-123.00778">
                <text:p>-123.00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66370">
                <text:p>666370</text:p>
              </table:table-cell>
              <table:table-cell office:value-type="float" office:value="-124.5099">
                <text:p>-124.5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67929">
                <text:p>667929</text:p>
              </table:table-cell>
              <table:table-cell office:value-type="float" office:value="-124.5973">
                <text:p>-124.5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69488">
                <text:p>669488</text:p>
              </table:table-cell>
              <table:table-cell office:value-type="float" office:value="-124.6424">
                <text:p>-124.6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71047">
                <text:p>671047</text:p>
              </table:table-cell>
              <table:table-cell office:value-type="float" office:value="-124.6783">
                <text:p>-124.6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672606">
                <text:p>672606</text:p>
              </table:table-cell>
              <table:table-cell office:value-type="float" office:value="-124.469">
                <text:p>-124.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74165">
                <text:p>674165</text:p>
              </table:table-cell>
              <table:table-cell office:value-type="float" office:value="-122.15403">
                <text:p>-122.15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75724">
                <text:p>675724</text:p>
              </table:table-cell>
              <table:table-cell office:value-type="float" office:value="-123.40092">
                <text:p>-123.40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677283">
                <text:p>677283</text:p>
              </table:table-cell>
              <table:table-cell office:value-type="float" office:value="-122.71254">
                <text:p>-122.7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678842">
                <text:p>678842</text:p>
              </table:table-cell>
              <table:table-cell office:value-type="float" office:value="-124.13911">
                <text:p>-124.13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680401">
                <text:p>680401</text:p>
              </table:table-cell>
              <table:table-cell office:value-type="float" office:value="-122.82684">
                <text:p>-122.8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681960">
                <text:p>681960</text:p>
              </table:table-cell>
              <table:table-cell office:value-type="float" office:value="-123.41805">
                <text:p>-123.41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683519">
                <text:p>683519</text:p>
              </table:table-cell>
              <table:table-cell office:value-type="float" office:value="-123.51232">
                <text:p>-123.5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685078">
                <text:p>685078</text:p>
              </table:table-cell>
              <table:table-cell office:value-type="float" office:value="-124.8878">
                <text:p>-124.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686637">
                <text:p>686637</text:p>
              </table:table-cell>
              <table:table-cell office:value-type="float" office:value="-123.93731">
                <text:p>-123.93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88196">
                <text:p>688196</text:p>
              </table:table-cell>
              <table:table-cell office:value-type="float" office:value="-124.28758">
                <text:p>-124.2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689755">
                <text:p>689755</text:p>
              </table:table-cell>
              <table:table-cell office:value-type="float" office:value="-124.8585">
                <text:p>-124.8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691314">
                <text:p>691314</text:p>
              </table:table-cell>
              <table:table-cell office:value-type="float" office:value="-125.9804">
                <text:p>-125.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692873">
                <text:p>692873</text:p>
              </table:table-cell>
              <table:table-cell office:value-type="float" office:value="-125.4391">
                <text:p>-125.4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694432">
                <text:p>694432</text:p>
              </table:table-cell>
              <table:table-cell office:value-type="float" office:value="-122.55969">
                <text:p>-122.5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695991">
                <text:p>695991</text:p>
              </table:table-cell>
              <table:table-cell office:value-type="float" office:value="-124.22444">
                <text:p>-124.22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697550">
                <text:p>697550</text:p>
              </table:table-cell>
              <table:table-cell office:value-type="float" office:value="-124.6874">
                <text:p>-124.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699109">
                <text:p>699109</text:p>
              </table:table-cell>
              <table:table-cell office:value-type="float" office:value="-125.959">
                <text:p>-125.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700668">
                <text:p>700668</text:p>
              </table:table-cell>
              <table:table-cell office:value-type="float" office:value="-124.671">
                <text:p>-124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702227">
                <text:p>702227</text:p>
              </table:table-cell>
              <table:table-cell office:value-type="float" office:value="-124.7584">
                <text:p>-124.7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703786">
                <text:p>703786</text:p>
              </table:table-cell>
              <table:table-cell office:value-type="float" office:value="-123.76314">
                <text:p>-123.76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705345">
                <text:p>705345</text:p>
              </table:table-cell>
              <table:table-cell office:value-type="float" office:value="-124.6543">
                <text:p>-124.6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706904">
                <text:p>706904</text:p>
              </table:table-cell>
              <table:table-cell office:value-type="float" office:value="-125.084">
                <text:p>-125.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708463">
                <text:p>708463</text:p>
              </table:table-cell>
              <table:table-cell office:value-type="float" office:value="-124.5268">
                <text:p>-124.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710022">
                <text:p>710022</text:p>
              </table:table-cell>
              <table:table-cell office:value-type="float" office:value="-125.0995">
                <text:p>-125.0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711581">
                <text:p>711581</text:p>
              </table:table-cell>
              <table:table-cell office:value-type="float" office:value="-124.4812">
                <text:p>-124.4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713140">
                <text:p>713140</text:p>
              </table:table-cell>
              <table:table-cell office:value-type="float" office:value="-124.7334">
                <text:p>-124.7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714699">
                <text:p>714699</text:p>
              </table:table-cell>
              <table:table-cell office:value-type="float" office:value="-123.76028">
                <text:p>-123.76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716258">
                <text:p>716258</text:p>
              </table:table-cell>
              <table:table-cell office:value-type="float" office:value="-126.1114">
                <text:p>-126.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717817">
                <text:p>717817</text:p>
              </table:table-cell>
              <table:table-cell office:value-type="float" office:value="-124.25019">
                <text:p>-124.25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719376">
                <text:p>719376</text:p>
              </table:table-cell>
              <table:table-cell office:value-type="float" office:value="-124.4789">
                <text:p>-124.4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720935">
                <text:p>720935</text:p>
              </table:table-cell>
              <table:table-cell office:value-type="float" office:value="-122.05598">
                <text:p>-122.05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722494">
                <text:p>722494</text:p>
              </table:table-cell>
              <table:table-cell office:value-type="float" office:value="-125.3363">
                <text:p>-125.3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24053">
                <text:p>724053</text:p>
              </table:table-cell>
              <table:table-cell office:value-type="float" office:value="-125.93">
                <text:p>-125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725612">
                <text:p>725612</text:p>
              </table:table-cell>
              <table:table-cell office:value-type="float" office:value="-125.6488">
                <text:p>-125.6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727171">
                <text:p>727171</text:p>
              </table:table-cell>
              <table:table-cell office:value-type="float" office:value="-124.9108">
                <text:p>-124.9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728731">
                <text:p>728731</text:p>
              </table:table-cell>
              <table:table-cell office:value-type="float" office:value="-125.6027">
                <text:p>-125.6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730290">
                <text:p>730290</text:p>
              </table:table-cell>
              <table:table-cell office:value-type="float" office:value="-126.3775">
                <text:p>-126.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731849">
                <text:p>731849</text:p>
              </table:table-cell>
              <table:table-cell office:value-type="float" office:value="-125.7806">
                <text:p>-125.7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733408">
                <text:p>733408</text:p>
              </table:table-cell>
              <table:table-cell office:value-type="float" office:value="-128.1024">
                <text:p>-128.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734967">
                <text:p>734967</text:p>
              </table:table-cell>
              <table:table-cell office:value-type="float" office:value="-125.45">
                <text:p>-12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736526">
                <text:p>736526</text:p>
              </table:table-cell>
              <table:table-cell office:value-type="float" office:value="-127.5497">
                <text:p>-127.5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738085">
                <text:p>738085</text:p>
              </table:table-cell>
              <table:table-cell office:value-type="float" office:value="-123.47032">
                <text:p>-123.47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739644">
                <text:p>739644</text:p>
              </table:table-cell>
              <table:table-cell office:value-type="float" office:value="-126.4136">
                <text:p>-126.4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41203">
                <text:p>741203</text:p>
              </table:table-cell>
              <table:table-cell office:value-type="float" office:value="-127.8077">
                <text:p>-127.8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42762">
                <text:p>742762</text:p>
              </table:table-cell>
              <table:table-cell office:value-type="float" office:value="-125.2083">
                <text:p>-125.2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44321">
                <text:p>744321</text:p>
              </table:table-cell>
              <table:table-cell office:value-type="float" office:value="-127.6785">
                <text:p>-127.6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45880">
                <text:p>745880</text:p>
              </table:table-cell>
              <table:table-cell office:value-type="float" office:value="-128.7864">
                <text:p>-128.7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747439">
                <text:p>747439</text:p>
              </table:table-cell>
              <table:table-cell office:value-type="float" office:value="-126.8077">
                <text:p>-126.8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748998">
                <text:p>748998</text:p>
              </table:table-cell>
              <table:table-cell office:value-type="float" office:value="-127.8995">
                <text:p>-127.8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750557">
                <text:p>750557</text:p>
              </table:table-cell>
              <table:table-cell office:value-type="float" office:value="-127.4928">
                <text:p>-127.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752116">
                <text:p>752116</text:p>
              </table:table-cell>
              <table:table-cell office:value-type="float" office:value="-128.1035">
                <text:p>-128.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753675">
                <text:p>753675</text:p>
              </table:table-cell>
              <table:table-cell office:value-type="float" office:value="-127.3209">
                <text:p>-127.3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755234">
                <text:p>755234</text:p>
              </table:table-cell>
              <table:table-cell office:value-type="float" office:value="-126.1627">
                <text:p>-126.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56793">
                <text:p>756793</text:p>
              </table:table-cell>
              <table:table-cell office:value-type="float" office:value="-126.9448">
                <text:p>-126.9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758352">
                <text:p>758352</text:p>
              </table:table-cell>
              <table:table-cell office:value-type="float" office:value="-127.8929">
                <text:p>-127.8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759911">
                <text:p>759911</text:p>
              </table:table-cell>
              <table:table-cell office:value-type="float" office:value="-124.9475">
                <text:p>-124.9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761470">
                <text:p>761470</text:p>
              </table:table-cell>
              <table:table-cell office:value-type="float" office:value="-125.3318">
                <text:p>-125.3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763029">
                <text:p>763029</text:p>
              </table:table-cell>
              <table:table-cell office:value-type="float" office:value="-126.3042">
                <text:p>-126.3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764588">
                <text:p>764588</text:p>
              </table:table-cell>
              <table:table-cell office:value-type="float" office:value="-127.2764">
                <text:p>-127.2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766147">
                <text:p>766147</text:p>
              </table:table-cell>
              <table:table-cell office:value-type="float" office:value="-126.8713">
                <text:p>-126.8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767706">
                <text:p>767706</text:p>
              </table:table-cell>
              <table:table-cell office:value-type="float" office:value="-127.0393">
                <text:p>-127.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769265">
                <text:p>769265</text:p>
              </table:table-cell>
              <table:table-cell office:value-type="float" office:value="-124.9903">
                <text:p>-124.9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770824">
                <text:p>770824</text:p>
              </table:table-cell>
              <table:table-cell office:value-type="float" office:value="-127.0059">
                <text:p>-127.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772383">
                <text:p>772383</text:p>
              </table:table-cell>
              <table:table-cell office:value-type="float" office:value="-125.1544">
                <text:p>-125.1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73942">
                <text:p>773942</text:p>
              </table:table-cell>
              <table:table-cell office:value-type="float" office:value="-127.2107">
                <text:p>-127.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75501">
                <text:p>775501</text:p>
              </table:table-cell>
              <table:table-cell office:value-type="float" office:value="-126.887">
                <text:p>-126.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777060">
                <text:p>777060</text:p>
              </table:table-cell>
              <table:table-cell office:value-type="float" office:value="-128.9988">
                <text:p>-128.9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778619">
                <text:p>778619</text:p>
              </table:table-cell>
              <table:table-cell office:value-type="float" office:value="-126.7396">
                <text:p>-126.7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780178">
                <text:p>780178</text:p>
              </table:table-cell>
              <table:table-cell office:value-type="float" office:value="-127.3016">
                <text:p>-127.3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781737">
                <text:p>781737</text:p>
              </table:table-cell>
              <table:table-cell office:value-type="float" office:value="-128.869">
                <text:p>-128.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783296">
                <text:p>783296</text:p>
              </table:table-cell>
              <table:table-cell office:value-type="float" office:value="-130.4012">
                <text:p>-130.4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784855">
                <text:p>784855</text:p>
              </table:table-cell>
              <table:table-cell office:value-type="float" office:value="-129.6248">
                <text:p>-129.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786414">
                <text:p>786414</text:p>
              </table:table-cell>
              <table:table-cell office:value-type="float" office:value="-129.1446">
                <text:p>-129.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787973">
                <text:p>787973</text:p>
              </table:table-cell>
              <table:table-cell office:value-type="float" office:value="-126.2033">
                <text:p>-126.2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789532">
                <text:p>789532</text:p>
              </table:table-cell>
              <table:table-cell office:value-type="float" office:value="-131.491">
                <text:p>-131.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791091">
                <text:p>791091</text:p>
              </table:table-cell>
              <table:table-cell office:value-type="float" office:value="-130.3571">
                <text:p>-130.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792650">
                <text:p>792650</text:p>
              </table:table-cell>
              <table:table-cell office:value-type="float" office:value="-129.3962">
                <text:p>-129.3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794209">
                <text:p>794209</text:p>
              </table:table-cell>
              <table:table-cell office:value-type="float" office:value="-129.7928">
                <text:p>-129.7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795768">
                <text:p>795768</text:p>
              </table:table-cell>
              <table:table-cell office:value-type="float" office:value="-130.464">
                <text:p>-130.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797327">
                <text:p>797327</text:p>
              </table:table-cell>
              <table:table-cell office:value-type="float" office:value="-131.1844">
                <text:p>-131.1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798886">
                <text:p>798886</text:p>
              </table:table-cell>
              <table:table-cell office:value-type="float" office:value="-129.474">
                <text:p>-129.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800445">
                <text:p>800445</text:p>
              </table:table-cell>
              <table:table-cell office:value-type="float" office:value="-128.5804">
                <text:p>-128.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802004">
                <text:p>802004</text:p>
              </table:table-cell>
              <table:table-cell office:value-type="float" office:value="-129.5539">
                <text:p>-129.5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803563">
                <text:p>803563</text:p>
              </table:table-cell>
              <table:table-cell office:value-type="float" office:value="-129.1372">
                <text:p>-129.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805122">
                <text:p>805122</text:p>
              </table:table-cell>
              <table:table-cell office:value-type="float" office:value="-128.79">
                <text:p>-128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806682">
                <text:p>806682</text:p>
              </table:table-cell>
              <table:table-cell office:value-type="float" office:value="-127.3137">
                <text:p>-127.3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808241">
                <text:p>808241</text:p>
              </table:table-cell>
              <table:table-cell office:value-type="float" office:value="-130.1428">
                <text:p>-130.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809800">
                <text:p>809800</text:p>
              </table:table-cell>
              <table:table-cell office:value-type="float" office:value="-127.9724">
                <text:p>-127.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811359">
                <text:p>811359</text:p>
              </table:table-cell>
              <table:table-cell office:value-type="float" office:value="-130.3863">
                <text:p>-130.3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812918">
                <text:p>812918</text:p>
              </table:table-cell>
              <table:table-cell office:value-type="float" office:value="-128.2706">
                <text:p>-128.2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814477">
                <text:p>814477</text:p>
              </table:table-cell>
              <table:table-cell office:value-type="float" office:value="-129.8692">
                <text:p>-129.8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816036">
                <text:p>816036</text:p>
              </table:table-cell>
              <table:table-cell office:value-type="float" office:value="-131.6485">
                <text:p>-131.6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17595">
                <text:p>817595</text:p>
              </table:table-cell>
              <table:table-cell office:value-type="float" office:value="-130.2647">
                <text:p>-130.2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19154">
                <text:p>819154</text:p>
              </table:table-cell>
              <table:table-cell office:value-type="float" office:value="-130.9163">
                <text:p>-130.9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20713">
                <text:p>820713</text:p>
              </table:table-cell>
              <table:table-cell office:value-type="float" office:value="-128.8674">
                <text:p>-128.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822272">
                <text:p>822272</text:p>
              </table:table-cell>
              <table:table-cell office:value-type="float" office:value="-130.8729">
                <text:p>-130.8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823831">
                <text:p>823831</text:p>
              </table:table-cell>
              <table:table-cell office:value-type="float" office:value="-130.4626">
                <text:p>-130.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825390">
                <text:p>825390</text:p>
              </table:table-cell>
              <table:table-cell office:value-type="float" office:value="-130.228">
                <text:p>-130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826949">
                <text:p>826949</text:p>
              </table:table-cell>
              <table:table-cell office:value-type="float" office:value="-127.9823">
                <text:p>-127.9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828508">
                <text:p>828508</text:p>
              </table:table-cell>
              <table:table-cell office:value-type="float" office:value="-129.6045">
                <text:p>-129.6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30067">
                <text:p>830067</text:p>
              </table:table-cell>
              <table:table-cell office:value-type="float" office:value="-130.5146">
                <text:p>-130.5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831626">
                <text:p>831626</text:p>
              </table:table-cell>
              <table:table-cell office:value-type="float" office:value="-129.376">
                <text:p>-129.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33185">
                <text:p>833185</text:p>
              </table:table-cell>
              <table:table-cell office:value-type="float" office:value="-132.9667">
                <text:p>-132.9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834744">
                <text:p>834744</text:p>
              </table:table-cell>
              <table:table-cell office:value-type="float" office:value="-131.5222">
                <text:p>-131.5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836303">
                <text:p>836303</text:p>
              </table:table-cell>
              <table:table-cell office:value-type="float" office:value="-129.9043">
                <text:p>-129.9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837862">
                <text:p>837862</text:p>
              </table:table-cell>
              <table:table-cell office:value-type="float" office:value="-131.373">
                <text:p>-131.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839421">
                <text:p>839421</text:p>
              </table:table-cell>
              <table:table-cell office:value-type="float" office:value="-130.4502">
                <text:p>-130.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840980">
                <text:p>840980</text:p>
              </table:table-cell>
              <table:table-cell office:value-type="float" office:value="-131.3163">
                <text:p>-131.3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842539">
                <text:p>842539</text:p>
              </table:table-cell>
              <table:table-cell office:value-type="float" office:value="-131.1695">
                <text:p>-131.1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844098">
                <text:p>844098</text:p>
              </table:table-cell>
              <table:table-cell office:value-type="float" office:value="-132.8269">
                <text:p>-132.8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845657">
                <text:p>845657</text:p>
              </table:table-cell>
              <table:table-cell office:value-type="float" office:value="-132.7714">
                <text:p>-132.7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847216">
                <text:p>847216</text:p>
              </table:table-cell>
              <table:table-cell office:value-type="float" office:value="-130.5923">
                <text:p>-130.5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848775">
                <text:p>848775</text:p>
              </table:table-cell>
              <table:table-cell office:value-type="float" office:value="-132.7476">
                <text:p>-132.7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850334">
                <text:p>850334</text:p>
              </table:table-cell>
              <table:table-cell office:value-type="float" office:value="-130.6152">
                <text:p>-130.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851893">
                <text:p>851893</text:p>
              </table:table-cell>
              <table:table-cell office:value-type="float" office:value="-132.9223">
                <text:p>-132.9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853452">
                <text:p>853452</text:p>
              </table:table-cell>
              <table:table-cell office:value-type="float" office:value="-132.9353">
                <text:p>-132.9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855011">
                <text:p>855011</text:p>
              </table:table-cell>
              <table:table-cell office:value-type="float" office:value="-131.3485">
                <text:p>-131.3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856570">
                <text:p>856570</text:p>
              </table:table-cell>
              <table:table-cell office:value-type="float" office:value="-132.9427">
                <text:p>-132.9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858129">
                <text:p>858129</text:p>
              </table:table-cell>
              <table:table-cell office:value-type="float" office:value="-130.2243">
                <text:p>-130.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859688">
                <text:p>859688</text:p>
              </table:table-cell>
              <table:table-cell office:value-type="float" office:value="-131.9425">
                <text:p>-131.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861247">
                <text:p>861247</text:p>
              </table:table-cell>
              <table:table-cell office:value-type="float" office:value="-132.7589">
                <text:p>-132.7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862806">
                <text:p>862806</text:p>
              </table:table-cell>
              <table:table-cell office:value-type="float" office:value="-131.1073">
                <text:p>-131.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864365">
                <text:p>864365</text:p>
              </table:table-cell>
              <table:table-cell office:value-type="float" office:value="-133.0335">
                <text:p>-133.0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865924">
                <text:p>865924</text:p>
              </table:table-cell>
              <table:table-cell office:value-type="float" office:value="-133.588">
                <text:p>-133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867483">
                <text:p>867483</text:p>
              </table:table-cell>
              <table:table-cell office:value-type="float" office:value="-134.2749">
                <text:p>-134.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869042">
                <text:p>869042</text:p>
              </table:table-cell>
              <table:table-cell office:value-type="float" office:value="-133.3744">
                <text:p>-133.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870601">
                <text:p>870601</text:p>
              </table:table-cell>
              <table:table-cell office:value-type="float" office:value="-131.8228">
                <text:p>-131.8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872160">
                <text:p>872160</text:p>
              </table:table-cell>
              <table:table-cell office:value-type="float" office:value="-132.0058">
                <text:p>-132.0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873719">
                <text:p>873719</text:p>
              </table:table-cell>
              <table:table-cell office:value-type="float" office:value="-132.2556">
                <text:p>-132.2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875278">
                <text:p>875278</text:p>
              </table:table-cell>
              <table:table-cell office:value-type="float" office:value="-132.1162">
                <text:p>-132.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876837">
                <text:p>876837</text:p>
              </table:table-cell>
              <table:table-cell office:value-type="float" office:value="-132.8652">
                <text:p>-132.8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878396">
                <text:p>878396</text:p>
              </table:table-cell>
              <table:table-cell office:value-type="float" office:value="-133.7634">
                <text:p>-133.7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879955">
                <text:p>879955</text:p>
              </table:table-cell>
              <table:table-cell office:value-type="float" office:value="-132.7575">
                <text:p>-132.7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881514">
                <text:p>881514</text:p>
              </table:table-cell>
              <table:table-cell office:value-type="float" office:value="-134.1266">
                <text:p>-134.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883073">
                <text:p>883073</text:p>
              </table:table-cell>
              <table:table-cell office:value-type="float" office:value="-132.9639">
                <text:p>-132.9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84633">
                <text:p>884633</text:p>
              </table:table-cell>
              <table:table-cell office:value-type="float" office:value="-132.5138">
                <text:p>-132.5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86192">
                <text:p>886192</text:p>
              </table:table-cell>
              <table:table-cell office:value-type="float" office:value="-132.4892">
                <text:p>-132.4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87751">
                <text:p>887751</text:p>
              </table:table-cell>
              <table:table-cell office:value-type="float" office:value="-133.2931">
                <text:p>-133.2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889310">
                <text:p>889310</text:p>
              </table:table-cell>
              <table:table-cell office:value-type="float" office:value="-132.0525">
                <text:p>-132.0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890869">
                <text:p>890869</text:p>
              </table:table-cell>
              <table:table-cell office:value-type="float" office:value="-133.7548">
                <text:p>-133.7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892428">
                <text:p>892428</text:p>
              </table:table-cell>
              <table:table-cell office:value-type="float" office:value="-131.1768">
                <text:p>-131.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893987">
                <text:p>893987</text:p>
              </table:table-cell>
              <table:table-cell office:value-type="float" office:value="-133.1886">
                <text:p>-133.1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895546">
                <text:p>895546</text:p>
              </table:table-cell>
              <table:table-cell office:value-type="float" office:value="-132.2322">
                <text:p>-132.2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897105">
                <text:p>897105</text:p>
              </table:table-cell>
              <table:table-cell office:value-type="float" office:value="-133.2884">
                <text:p>-133.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898664">
                <text:p>898664</text:p>
              </table:table-cell>
              <table:table-cell office:value-type="float" office:value="-133.8929">
                <text:p>-133.8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900223">
                <text:p>900223</text:p>
              </table:table-cell>
              <table:table-cell office:value-type="float" office:value="-130.8295">
                <text:p>-130.8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901782">
                <text:p>901782</text:p>
              </table:table-cell>
              <table:table-cell office:value-type="float" office:value="-133.0888">
                <text:p>-133.0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903341">
                <text:p>903341</text:p>
              </table:table-cell>
              <table:table-cell office:value-type="float" office:value="-130.4697">
                <text:p>-130.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904900">
                <text:p>904900</text:p>
              </table:table-cell>
              <table:table-cell office:value-type="float" office:value="-128.6912">
                <text:p>-128.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906459">
                <text:p>906459</text:p>
              </table:table-cell>
              <table:table-cell office:value-type="float" office:value="-130.3467">
                <text:p>-130.3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908018">
                <text:p>908018</text:p>
              </table:table-cell>
              <table:table-cell office:value-type="float" office:value="-132.4474">
                <text:p>-132.4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909577">
                <text:p>909577</text:p>
              </table:table-cell>
              <table:table-cell office:value-type="float" office:value="-131.3776">
                <text:p>-131.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911136">
                <text:p>911136</text:p>
              </table:table-cell>
              <table:table-cell office:value-type="float" office:value="-132.2133">
                <text:p>-132.2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912695">
                <text:p>912695</text:p>
              </table:table-cell>
              <table:table-cell office:value-type="float" office:value="-132.4717">
                <text:p>-132.4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914254">
                <text:p>914254</text:p>
              </table:table-cell>
              <table:table-cell office:value-type="float" office:value="-132.2983">
                <text:p>-132.2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915813">
                <text:p>915813</text:p>
              </table:table-cell>
              <table:table-cell office:value-type="float" office:value="-133.5092">
                <text:p>-133.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917372">
                <text:p>917372</text:p>
              </table:table-cell>
              <table:table-cell office:value-type="float" office:value="-134.5533">
                <text:p>-134.5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918931">
                <text:p>918931</text:p>
              </table:table-cell>
              <table:table-cell office:value-type="float" office:value="-132.2105">
                <text:p>-132.2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920490">
                <text:p>920490</text:p>
              </table:table-cell>
              <table:table-cell office:value-type="float" office:value="-136.1797">
                <text:p>-136.1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922049">
                <text:p>922049</text:p>
              </table:table-cell>
              <table:table-cell office:value-type="float" office:value="-134.2715">
                <text:p>-134.2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923608">
                <text:p>923608</text:p>
              </table:table-cell>
              <table:table-cell office:value-type="float" office:value="-136.8628">
                <text:p>-136.8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925167">
                <text:p>925167</text:p>
              </table:table-cell>
              <table:table-cell office:value-type="float" office:value="-134.8799">
                <text:p>-134.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926726">
                <text:p>926726</text:p>
              </table:table-cell>
              <table:table-cell office:value-type="float" office:value="-134.7673">
                <text:p>-134.7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928285">
                <text:p>928285</text:p>
              </table:table-cell>
              <table:table-cell office:value-type="float" office:value="-135.1551">
                <text:p>-135.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929844">
                <text:p>929844</text:p>
              </table:table-cell>
              <table:table-cell office:value-type="float" office:value="-136.5711">
                <text:p>-136.5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931403">
                <text:p>931403</text:p>
              </table:table-cell>
              <table:table-cell office:value-type="float" office:value="-131.6142">
                <text:p>-131.6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932962">
                <text:p>932962</text:p>
              </table:table-cell>
              <table:table-cell office:value-type="float" office:value="-135.261">
                <text:p>-135.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934521">
                <text:p>934521</text:p>
              </table:table-cell>
              <table:table-cell office:value-type="float" office:value="-136.0782">
                <text:p>-136.0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36080">
                <text:p>936080</text:p>
              </table:table-cell>
              <table:table-cell office:value-type="float" office:value="-134.5202">
                <text:p>-134.5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937639">
                <text:p>937639</text:p>
              </table:table-cell>
              <table:table-cell office:value-type="float" office:value="-134.3432">
                <text:p>-134.3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939198">
                <text:p>939198</text:p>
              </table:table-cell>
              <table:table-cell office:value-type="float" office:value="-136.0662">
                <text:p>-136.0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940757">
                <text:p>940757</text:p>
              </table:table-cell>
              <table:table-cell office:value-type="float" office:value="-135.4508">
                <text:p>-135.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942316">
                <text:p>942316</text:p>
              </table:table-cell>
              <table:table-cell office:value-type="float" office:value="-132.8379">
                <text:p>-132.8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943875">
                <text:p>943875</text:p>
              </table:table-cell>
              <table:table-cell office:value-type="float" office:value="-135.774">
                <text:p>-135.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945434">
                <text:p>945434</text:p>
              </table:table-cell>
              <table:table-cell office:value-type="float" office:value="-137.0275">
                <text:p>-137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946993">
                <text:p>946993</text:p>
              </table:table-cell>
              <table:table-cell office:value-type="float" office:value="-132.6466">
                <text:p>-132.6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948552">
                <text:p>948552</text:p>
              </table:table-cell>
              <table:table-cell office:value-type="float" office:value="-135.5552">
                <text:p>-135.5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950111">
                <text:p>950111</text:p>
              </table:table-cell>
              <table:table-cell office:value-type="float" office:value="-133.0679">
                <text:p>-133.0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951670">
                <text:p>951670</text:p>
              </table:table-cell>
              <table:table-cell office:value-type="float" office:value="-136.0235">
                <text:p>-136.0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953229">
                <text:p>953229</text:p>
              </table:table-cell>
              <table:table-cell office:value-type="float" office:value="-135.6521">
                <text:p>-135.6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954788">
                <text:p>954788</text:p>
              </table:table-cell>
              <table:table-cell office:value-type="float" office:value="-133.0128">
                <text:p>-133.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956347">
                <text:p>956347</text:p>
              </table:table-cell>
              <table:table-cell office:value-type="float" office:value="-133.8808">
                <text:p>-133.8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957906">
                <text:p>957906</text:p>
              </table:table-cell>
              <table:table-cell office:value-type="float" office:value="-134.9922">
                <text:p>-134.9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959465">
                <text:p>959465</text:p>
              </table:table-cell>
              <table:table-cell office:value-type="float" office:value="-133.5501">
                <text:p>-133.5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961024">
                <text:p>961024</text:p>
              </table:table-cell>
              <table:table-cell office:value-type="float" office:value="-132.9694">
                <text:p>-132.9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962584">
                <text:p>962584</text:p>
              </table:table-cell>
              <table:table-cell office:value-type="float" office:value="-134.9201">
                <text:p>-134.9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964143">
                <text:p>964143</text:p>
              </table:table-cell>
              <table:table-cell office:value-type="float" office:value="-137.3699">
                <text:p>-137.3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965702">
                <text:p>965702</text:p>
              </table:table-cell>
              <table:table-cell office:value-type="float" office:value="-136.5124">
                <text:p>-136.5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967261">
                <text:p>967261</text:p>
              </table:table-cell>
              <table:table-cell office:value-type="float" office:value="-136.0006">
                <text:p>-136.0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968820">
                <text:p>968820</text:p>
              </table:table-cell>
              <table:table-cell office:value-type="float" office:value="-133.7105">
                <text:p>-133.7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970379">
                <text:p>970379</text:p>
              </table:table-cell>
              <table:table-cell office:value-type="float" office:value="-133.4175">
                <text:p>-133.4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971938">
                <text:p>971938</text:p>
              </table:table-cell>
              <table:table-cell office:value-type="float" office:value="-135.0122">
                <text:p>-135.0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3497">
                <text:p>973497</text:p>
              </table:table-cell>
              <table:table-cell office:value-type="float" office:value="-134.347">
                <text:p>-134.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75056">
                <text:p>975056</text:p>
              </table:table-cell>
              <table:table-cell office:value-type="float" office:value="-136.7946">
                <text:p>-136.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976615">
                <text:p>976615</text:p>
              </table:table-cell>
              <table:table-cell office:value-type="float" office:value="-136.2547">
                <text:p>-136.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978174">
                <text:p>978174</text:p>
              </table:table-cell>
              <table:table-cell office:value-type="float" office:value="-133.0674">
                <text:p>-133.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979733">
                <text:p>979733</text:p>
              </table:table-cell>
              <table:table-cell office:value-type="float" office:value="-136.1685">
                <text:p>-136.1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981292">
                <text:p>981292</text:p>
              </table:table-cell>
              <table:table-cell office:value-type="float" office:value="-137.1648">
                <text:p>-137.1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982851">
                <text:p>982851</text:p>
              </table:table-cell>
              <table:table-cell office:value-type="float" office:value="-133.3933">
                <text:p>-133.3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984410">
                <text:p>984410</text:p>
              </table:table-cell>
              <table:table-cell office:value-type="float" office:value="-136.1054">
                <text:p>-136.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985969">
                <text:p>985969</text:p>
              </table:table-cell>
              <table:table-cell office:value-type="float" office:value="-134.1935">
                <text:p>-134.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987528">
                <text:p>987528</text:p>
              </table:table-cell>
              <table:table-cell office:value-type="float" office:value="-136.035">
                <text:p>-136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989087">
                <text:p>989087</text:p>
              </table:table-cell>
              <table:table-cell office:value-type="float" office:value="-135.2711">
                <text:p>-135.2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990646">
                <text:p>990646</text:p>
              </table:table-cell>
              <table:table-cell office:value-type="float" office:value="-137.4614">
                <text:p>-137.4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992205">
                <text:p>992205</text:p>
              </table:table-cell>
              <table:table-cell office:value-type="float" office:value="-134.5034">
                <text:p>-134.5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993764">
                <text:p>993764</text:p>
              </table:table-cell>
              <table:table-cell office:value-type="float" office:value="-136.6823">
                <text:p>-136.6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995323">
                <text:p>995323</text:p>
              </table:table-cell>
              <table:table-cell office:value-type="float" office:value="-134.4396">
                <text:p>-134.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996882">
                <text:p>996882</text:p>
              </table:table-cell>
              <table:table-cell office:value-type="float" office:value="-137.456">
                <text:p>-137.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98441">
                <text:p>998441</text:p>
              </table:table-cell>
              <table:table-cell office:value-type="float" office:value="-131.3767">
                <text:p>-131.3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000000">
                <text:p>1000000</text:p>
              </table:table-cell>
              <table:table-cell office:value-type="float" office:value="-134.0925">
                <text:p>-134.0925</text:p>
              </table:table-cell>
              <table:table-cell office:value-type="float" office:value="-128">
                <text:p>-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